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543000002C964FDB26E.png" manifest:media-type=""/>
  <manifest:file-entry manifest:full-path="Pictures/10000000000005550000007B93D3669E.png" manifest:media-type=""/>
  <manifest:file-entry manifest:full-path="Pictures/10000000000005550000014EEE83631A.png" manifest:media-type=""/>
  <manifest:file-entry manifest:full-path="Pictures/1000000000000555000000F550D969BA.png" manifest:media-type=""/>
  <manifest:file-entry manifest:full-path="Pictures/1000000000000172000002095C1A1F7E.png" manifest:media-type=""/>
  <manifest:file-entry manifest:full-path="Pictures/10000000000001CC000001065B1B217F.png" manifest:media-type=""/>
  <manifest:file-entry manifest:full-path="Pictures/100000000000053D000001DB67A8E268.png" manifest:media-type=""/>
  <manifest:file-entry manifest:full-path="Pictures/1000000000000301000000D5EA63BE53.png" manifest:media-type=""/>
  <manifest:file-entry manifest:full-path="Pictures/1000000000000400000001EE73768815.jpg" manifest:media-type=""/>
  <manifest:file-entry manifest:full-path="Pictures/10000000000003A800000129A2AFF1F6.png" manifest:media-type=""/>
  <manifest:file-entry manifest:full-path="Pictures/100000000000055500000235C122A64C.png" manifest:media-type=""/>
  <manifest:file-entry manifest:full-path="Pictures/10000000000004F50000013736EE6285.png" manifest:media-type=""/>
  <manifest:file-entry manifest:full-path="Pictures/10000000000001B70000012624AAB6ED.png" manifest:media-type=""/>
  <manifest:file-entry manifest:full-path="Pictures/1000000000000294000002AE9B8EA9BE.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OpenSymbol" svg:font-family="OpenSymbol"/>
    <style:font-face style:name="Calibri1" svg:font-family="Calibri"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a14" style:family="table">
      <style:table-properties style:width="15.69cm" fo:margin-left="-0.011cm" fo:margin-top="0cm" fo:margin-bottom="0cm" fo:break-before="auto" fo:break-after="auto" table:align="left" fo:keep-with-next="auto" style:may-break-between-rows="true" style:writing-mode="lr-tb" table:border-model="collapsing"/>
    </style:style>
    <style:style style:name="Tabla14.A" style:family="table-column">
      <style:table-column-properties style:column-width="2.831cm"/>
    </style:style>
    <style:style style:name="Tabla14.B" style:family="table-column">
      <style:table-column-properties style:column-width="6.006cm"/>
    </style:style>
    <style:style style:name="Tabla14.C" style:family="table-column">
      <style:table-column-properties style:column-width="6.853cm"/>
    </style:style>
    <style:style style:name="Tabla14.1" style:family="table-row">
      <style:table-row-properties fo:keep-together="auto"/>
    </style:style>
    <style:style style:name="Tabla14.A1" style:family="table-cell">
      <style:table-cell-properties style:vertical-align="" fo:background-color="#e6e6ff" fo:padding="0cm" fo:border="none" style:writing-mode="page">
        <style:background-image/>
      </style:table-cell-properties>
    </style:style>
    <style:style style:name="Tabla1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4.A2" style:family="table-cell">
      <style:table-cell-properties style:vertical-align="middle" fo:background-color="#e6e6ff" fo:padding="0cm" fo:border="none" style:writing-mode="page">
        <style:background-image/>
      </style:table-cell-properties>
    </style:style>
    <style:style style:name="Tabla14.B2" style:family="table-cell">
      <style:table-cell-properties style:vertical-align="middle" fo:background-color="#ffffff" fo:padding="0cm" fo:border="none" style:writing-mode="page">
        <style:background-image/>
      </style:table-cell-properties>
    </style:style>
    <style:style style:name="Tabla14.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4.A1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4.B19"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4.C1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 style:family="table">
      <style:table-properties style:width="15.61cm" fo:margin-left="0.016cm" fo:margin-top="0cm" fo:margin-bottom="0cm" fo:break-before="auto" fo:break-after="auto" table:align="left" fo:keep-with-next="auto" style:may-break-between-rows="true" style:writing-mode="lr-tb" table:border-model="collapsing"/>
    </style:style>
    <style:style style:name="Tabla1.A" style:family="table-column">
      <style:table-column-properties style:column-width="4.657cm"/>
    </style:style>
    <style:style style:name="Tabla1.B" style:family="table-column">
      <style:table-column-properties style:column-width="2.646cm"/>
    </style:style>
    <style:style style:name="Tabla1.C" style:family="table-column">
      <style:table-column-properties style:column-width="2.17cm"/>
    </style:style>
    <style:style style:name="Tabla1.D" style:family="table-column">
      <style:table-column-properties style:column-width="1.64cm"/>
    </style:style>
    <style:style style:name="Tabla1.E" style:family="table-column">
      <style:table-column-properties style:column-width="2.223cm"/>
    </style:style>
    <style:style style:name="Tabla1.F" style:family="table-column">
      <style:table-column-properties style:column-width="2.275cm"/>
    </style:style>
    <style:style style:name="Tabla1.1" style:family="table-row">
      <style:table-row-properties fo:keep-together="auto"/>
    </style:style>
    <style:style style:name="Tabla1.A1" style:family="table-cell">
      <style:table-cell-properties style:vertical-align="middle" fo:background-color="#e6e6ff" fo:padding="0cm" fo:border="none" style:writing-mode="page">
        <style:background-image/>
      </style:table-cell-properties>
    </style:style>
    <style:style style:name="Tabla1.F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A2" style:family="table-cell">
      <style:table-cell-properties style:vertical-align="" fo:background-color="#e6e6ff" fo:padding="0cm" fo:border="none" style:writing-mode="page">
        <style:background-image/>
      </style:table-cell-properties>
    </style:style>
    <style:style style:name="Tabla1.B2" style:family="table-cell">
      <style:table-cell-properties style:vertical-align="middle" fo:background-color="#ffffff" fo:padding="0cm" fo:border="none" style:writing-mode="page">
        <style:background-image/>
      </style:table-cell-properties>
    </style:style>
    <style:style style:name="Tabla1.F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B6"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F6"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7" style:family="table">
      <style:table-properties style:width="15.619cm" fo:margin-left="-0.064cm" fo:margin-top="0cm" fo:margin-bottom="0cm" fo:break-before="auto" fo:break-after="auto" table:align="left" fo:keep-with-next="auto" style:may-break-between-rows="true" style:writing-mode="lr-tb" table:border-model="collapsing"/>
    </style:style>
    <style:style style:name="Tabla17.A" style:family="table-column">
      <style:table-column-properties style:column-width="4.63cm"/>
    </style:style>
    <style:style style:name="Tabla17.B" style:family="table-column">
      <style:table-column-properties style:column-width="1.535cm"/>
    </style:style>
    <style:style style:name="Tabla17.C" style:family="table-column">
      <style:table-column-properties style:column-width="2.223cm"/>
    </style:style>
    <style:style style:name="Tabla17.D" style:family="table-column">
      <style:table-column-properties style:column-width="1.588cm"/>
    </style:style>
    <style:style style:name="Tabla17.E" style:family="table-column">
      <style:table-column-properties style:column-width="1.64cm"/>
    </style:style>
    <style:style style:name="Tabla17.F" style:family="table-column">
      <style:table-column-properties style:column-width="1.667cm"/>
    </style:style>
    <style:style style:name="Tabla17.G" style:family="table-column">
      <style:table-column-properties style:column-width="2.337cm"/>
    </style:style>
    <style:style style:name="Tabla17.1" style:family="table-row">
      <style:table-row-properties fo:keep-together="auto"/>
    </style:style>
    <style:style style:name="Tabla17.A1" style:family="table-cell">
      <style:table-cell-properties style:vertical-align="" fo:background-color="#e6e6ff" fo:padding="0cm" fo:border="none" style:writing-mode="page">
        <style:background-image/>
      </style:table-cell-properties>
    </style:style>
    <style:style style:name="Tabla17.G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7.B2" style:family="table-cell">
      <style:table-cell-properties style:vertical-align="middle" fo:background-color="#ffffff" fo:padding="0cm" fo:border="none" style:writing-mode="page">
        <style:background-image/>
      </style:table-cell-properties>
    </style:style>
    <style:style style:name="Tabla17.G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7.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7.B7"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7.G7"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3" style:family="table">
      <style:table-properties style:width="8.096cm" fo:margin-left="0.042cm" fo:margin-top="0cm" fo:margin-bottom="0cm" fo:break-before="auto" fo:break-after="auto" table:align="left" fo:keep-with-next="auto" style:may-break-between-rows="true" style:writing-mode="lr-tb" table:border-model="collapsing"/>
    </style:style>
    <style:style style:name="Tabla3.A" style:family="table-column">
      <style:table-column-properties style:column-width="4.577cm"/>
    </style:style>
    <style:style style:name="Tabla3.B" style:family="table-column">
      <style:table-column-properties style:column-width="3.519cm"/>
    </style:style>
    <style:style style:name="Tabla3.1" style:family="table-row">
      <style:table-row-properties fo:keep-together="auto"/>
    </style:style>
    <style:style style:name="Tabla3.A1" style:family="table-cell">
      <style:table-cell-properties style:vertical-align="" fo:background-color="#e6e6ff" fo:padding="0cm" fo:border="none" style:writing-mode="page">
        <style:background-image/>
      </style:table-cell-properties>
    </style:style>
    <style:style style:name="Tabla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3.A2" style:family="table-cell">
      <style:table-cell-properties style:vertical-align="middle" fo:background-color="#e6e6ff" fo:padding="0cm" fo:border="none" style:writing-mode="page">
        <style:background-image/>
      </style:table-cell-properties>
    </style:style>
    <style:style style:name="Tabla3.B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3.A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3.B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atributostabla" style:family="table">
      <style:table-properties style:width="15.584cm" fo:break-before="auto" fo:break-after="auto" table:align="left" fo:keep-with-next="auto" style:may-break-between-rows="true" style:writing-mode="lr-tb" table:border-model="collapsing"/>
    </style:style>
    <style:style style:name="atributostabla.A" style:family="table-column">
      <style:table-column-properties style:column-width="2.54cm"/>
    </style:style>
    <style:style style:name="atributostabla.B" style:family="table-column">
      <style:table-column-properties style:column-width="13.044cm"/>
    </style:style>
    <style:style style:name="atributostabla.1" style:family="table-row">
      <style:table-row-properties fo:keep-together="auto"/>
    </style:style>
    <style:style style:name="atributostabla.A1" style:family="table-cell">
      <style:table-cell-properties style:vertical-align="middle" fo:background-color="#e6e6ff" fo:padding="0cm" fo:border="none" style:writing-mode="page">
        <style:background-image/>
      </style:table-cell-properties>
    </style:style>
    <style:style style:name="atributostabla.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atributostabla.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atributostabla.A10"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atributostabla.B1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atributosceldas" style:family="table">
      <style:table-properties style:width="15.584cm" fo:break-before="auto" fo:break-after="auto" table:align="left" fo:keep-with-next="auto" style:may-break-between-rows="true" style:writing-mode="lr-tb" table:border-model="collapsing"/>
    </style:style>
    <style:style style:name="atributosceldas.A" style:family="table-column">
      <style:table-column-properties style:column-width="2.54cm"/>
    </style:style>
    <style:style style:name="atributosceldas.B" style:family="table-column">
      <style:table-column-properties style:column-width="13.044cm"/>
    </style:style>
    <style:style style:name="atributosceldas.1" style:family="table-row">
      <style:table-row-properties fo:keep-together="auto"/>
    </style:style>
    <style:style style:name="atributosceldas.A1" style:family="table-cell">
      <style:table-cell-properties style:vertical-align="" fo:background-color="#e6e6ff" fo:padding="0cm" fo:border="none" style:writing-mode="page">
        <style:background-image/>
      </style:table-cell-properties>
    </style:style>
    <style:style style:name="atributosceldas.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atributosceldas.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atributosceldas.A10"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atributosceldas.B1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2" style:family="table">
      <style:table-properties style:width="15.584cm" fo:break-before="auto" fo:break-after="auto" table:align="left" fo:keep-with-next="auto" style:may-break-between-rows="true" style:writing-mode="lr-tb" table:border-model="collapsing"/>
    </style:style>
    <style:style style:name="Tabla2.A" style:family="table-column">
      <style:table-column-properties style:column-width="2.593cm"/>
    </style:style>
    <style:style style:name="Tabla2.B" style:family="table-column">
      <style:table-column-properties style:column-width="12.991cm"/>
    </style:style>
    <style:style style:name="Tabla2.1" style:family="table-row">
      <style:table-row-properties fo:keep-together="auto"/>
    </style:style>
    <style:style style:name="Tabla2.A1" style:family="table-cell">
      <style:table-cell-properties style:vertical-align="" fo:background-color="#e6e6ff" fo:padding="0cm" fo:border="none" style:writing-mode="page">
        <style:background-image/>
      </style:table-cell-properties>
    </style:style>
    <style:style style:name="Tabla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2.B7"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formulario" style:family="table">
      <style:table-properties style:width="15.584cm" fo:break-before="auto" fo:break-after="auto" table:align="left" fo:keep-with-next="auto" style:may-break-between-rows="true" style:writing-mode="lr-tb" table:border-model="collapsing"/>
    </style:style>
    <style:style style:name="formulario.A" style:family="table-column">
      <style:table-column-properties style:column-width="2.593cm"/>
    </style:style>
    <style:style style:name="formulario.B" style:family="table-column">
      <style:table-column-properties style:column-width="12.991cm"/>
    </style:style>
    <style:style style:name="formulario.1" style:family="table-row">
      <style:table-row-properties fo:keep-together="auto"/>
    </style:style>
    <style:style style:name="formulario.A1" style:family="table-cell">
      <style:table-cell-properties style:vertical-align="" fo:background-color="#e6e6ff" fo:padding="0cm" fo:border="none" style:writing-mode="page">
        <style:background-image/>
      </style:table-cell-properties>
    </style:style>
    <style:style style:name="formulario.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formulario.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formulario.A9"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formulario.B9"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 style:family="table">
      <style:table-properties style:width="15.663cm" fo:margin-left="0.016cm" fo:margin-top="0cm" fo:margin-bottom="0cm" fo:break-before="auto" fo:break-after="auto" table:align="left" fo:keep-with-next="auto" style:may-break-between-rows="true" style:writing-mode="lr-tb" table:border-model="collapsing"/>
    </style:style>
    <style:style style:name="Tabla4.A" style:family="table-column">
      <style:table-column-properties style:column-width="3.757cm"/>
    </style:style>
    <style:style style:name="Tabla4.B" style:family="table-column">
      <style:table-column-properties style:column-width="2.593cm"/>
    </style:style>
    <style:style style:name="Tabla4.C" style:family="table-column">
      <style:table-column-properties style:column-width="8.123cm"/>
    </style:style>
    <style:style style:name="Tabla4.D" style:family="table-column">
      <style:table-column-properties style:column-width="1.191cm"/>
    </style:style>
    <style:style style:name="Tabla4.1" style:family="table-row">
      <style:table-row-properties style:min-row-height="0.808cm" fo:keep-together="auto"/>
    </style:style>
    <style:style style:name="Tabla4.A1" style:family="table-cell">
      <style:table-cell-properties style:vertical-align="" fo:background-color="#e6e6ff" fo:padding="0cm" fo:border="none" style:writing-mode="page">
        <style:background-image/>
      </style:table-cell-properties>
    </style:style>
    <style:style style:name="Tabla4.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4.2" style:family="table-row">
      <style:table-row-properties style:min-row-height="0.676cm" fo:keep-together="auto"/>
    </style:style>
    <style:style style:name="Tabla4.B2" style:family="table-cell">
      <style:table-cell-properties style:vertical-align="" fo:background-color="#ffffff" fo:padding="0cm" fo:border="none" style:writing-mode="page">
        <style:background-image/>
      </style:table-cell-properties>
    </style:style>
    <style:style style:name="Tabla4.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3" style:family="table-row">
      <style:table-row-properties style:min-row-height="0.706cm" fo:keep-together="auto"/>
    </style:style>
    <style:style style:name="Tabla4.4" style:family="table-row">
      <style:table-row-properties style:min-row-height="0.741cm" fo:keep-together="auto"/>
    </style:style>
    <style:style style:name="Tabla4.5" style:family="table-row">
      <style:table-row-properties style:min-row-height="0.702cm" fo:keep-together="auto"/>
    </style:style>
    <style:style style:name="Tabla4.6" style:family="table-row">
      <style:table-row-properties style:min-row-height="0.713cm" fo:keep-together="auto"/>
    </style:style>
    <style:style style:name="Tabla4.7" style:family="table-row">
      <style:table-row-properties style:min-row-height="1.205cm" fo:keep-together="auto"/>
    </style:style>
    <style:style style:name="Tabla4.8" style:family="table-row">
      <style:table-row-properties style:min-row-height="1.222cm" fo:keep-together="auto"/>
    </style:style>
    <style:style style:name="Tabla4.9" style:family="table-row">
      <style:table-row-properties style:min-row-height="1.217cm" fo:keep-together="auto"/>
    </style:style>
    <style:style style:name="Tabla4.10" style:family="table-row">
      <style:table-row-properties style:min-row-height="0.709cm" fo:keep-together="auto"/>
    </style:style>
    <style:style style:name="Tabla4.11" style:family="table-row">
      <style:table-row-properties style:min-row-height="0.718cm" fo:keep-together="auto"/>
    </style:style>
    <style:style style:name="Tabla4.12" style:family="table-row">
      <style:table-row-properties style:min-row-height="0.982cm" fo:keep-together="auto"/>
    </style:style>
    <style:style style:name="Tabla4.13" style:family="table-row">
      <style:table-row-properties style:min-row-height="0.732cm" fo:keep-together="auto"/>
    </style:style>
    <style:style style:name="Tabla4.15" style:family="table-row">
      <style:table-row-properties style:min-row-height="0.6cm" fo:keep-together="auto"/>
    </style:style>
    <style:style style:name="Tabla4.16" style:family="table-row">
      <style:table-row-properties style:min-row-height="0.813cm" fo:keep-together="auto"/>
    </style:style>
    <style:style style:name="Tabla4.18" style:family="table-row">
      <style:table-row-properties style:min-row-height="1.226cm" fo:keep-together="auto"/>
    </style:style>
    <style:style style:name="Tabla4.19" style:family="table-row">
      <style:table-row-properties style:min-row-height="0.67cm" fo:keep-together="auto"/>
    </style:style>
    <style:style style:name="Tabla4.20" style:family="table-row">
      <style:table-row-properties style:min-row-height="1.275cm" fo:keep-together="auto"/>
    </style:style>
    <style:style style:name="Tabla4.21" style:family="table-row">
      <style:table-row-properties style:min-row-height="0.972cm" fo:keep-together="auto"/>
    </style:style>
    <style:style style:name="Tabla4.23" style:family="table-row">
      <style:table-row-properties style:min-row-height="0.97cm" fo:keep-together="auto"/>
    </style:style>
    <style:style style:name="Tabla4.25" style:family="table-row">
      <style:table-row-properties style:min-row-height="1.185cm" fo:keep-together="auto"/>
    </style:style>
    <style:style style:name="Tabla4.A2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B25"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4.D2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5" style:family="table">
      <style:table-properties style:width="15.452cm" fo:margin-left="0.069cm" fo:margin-top="0cm" fo:margin-bottom="0cm" fo:break-before="auto" fo:break-after="auto" table:align="left" fo:keep-with-next="auto" style:may-break-between-rows="true" style:writing-mode="lr-tb" table:border-model="collapsing"/>
    </style:style>
    <style:style style:name="Tabla5.A" style:family="table-column">
      <style:table-column-properties style:column-width="5.054cm"/>
    </style:style>
    <style:style style:name="Tabla5.B" style:family="table-column">
      <style:table-column-properties style:column-width="10.398cm"/>
    </style:style>
    <style:style style:name="Tabla5.1" style:family="table-row">
      <style:table-row-properties fo:keep-together="auto"/>
    </style:style>
    <style:style style:name="Tabla5.A1" style:family="table-cell">
      <style:table-cell-properties style:vertical-align="" fo:background-color="#e6e6ff" fo:padding="0cm" fo:border="none" style:writing-mode="page">
        <style:background-image/>
      </style:table-cell-properties>
    </style:style>
    <style:style style:name="Tabla5.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5.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5.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5.B6"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6" style:family="table">
      <style:table-properties style:width="15.46cm" fo:margin-left="0.095cm" fo:margin-top="0cm" fo:margin-bottom="0cm" fo:break-before="auto" fo:break-after="auto" table:align="left" fo:keep-with-next="auto" style:may-break-between-rows="true" style:writing-mode="lr-tb" table:border-model="collapsing"/>
    </style:style>
    <style:style style:name="Tabla6.A" style:family="table-column">
      <style:table-column-properties style:column-width="5.027cm"/>
    </style:style>
    <style:style style:name="Tabla6.B" style:family="table-column">
      <style:table-column-properties style:column-width="10.433cm"/>
    </style:style>
    <style:style style:name="Tabla6.1" style:family="table-row">
      <style:table-row-properties fo:keep-together="auto"/>
    </style:style>
    <style:style style:name="Tabla6.A1" style:family="table-cell">
      <style:table-cell-properties style:vertical-align="" fo:background-color="#e6e6ff" fo:padding="0cm" fo:border="none" style:writing-mode="page">
        <style:background-image/>
      </style:table-cell-properties>
    </style:style>
    <style:style style:name="Tabla6.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6.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6.A1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6.B1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7" style:family="table">
      <style:table-properties style:width="15.584cm" fo:margin-left="0.016cm" fo:margin-top="0cm" fo:margin-bottom="0cm" fo:break-before="auto" fo:break-after="auto" table:align="left" fo:keep-with-next="auto" style:may-break-between-rows="true" style:writing-mode="lr-tb" table:border-model="collapsing"/>
    </style:style>
    <style:style style:name="Tabla7.A" style:family="table-column">
      <style:table-column-properties style:column-width="5.133cm"/>
    </style:style>
    <style:style style:name="Tabla7.B" style:family="table-column">
      <style:table-column-properties style:column-width="10.451cm"/>
    </style:style>
    <style:style style:name="Tabla7.1" style:family="table-row">
      <style:table-row-properties fo:keep-together="auto"/>
    </style:style>
    <style:style style:name="Tabla7.A1" style:family="table-cell">
      <style:table-cell-properties style:vertical-align="" fo:background-color="#e6e6ff" fo:padding="0cm" fo:border="none" style:writing-mode="page">
        <style:background-image/>
      </style:table-cell-properties>
    </style:style>
    <style:style style:name="Tabla7.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7.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7.B12"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8" style:family="table">
      <style:table-properties style:width="15.513cm" fo:margin-left="0.016cm" fo:margin-top="0cm" fo:margin-bottom="0cm" fo:break-before="auto" fo:break-after="auto" table:align="left" fo:keep-with-next="auto" style:may-break-between-rows="true" style:writing-mode="lr-tb" table:border-model="collapsing"/>
    </style:style>
    <style:style style:name="Tabla8.A" style:family="table-column">
      <style:table-column-properties style:column-width="5.133cm"/>
    </style:style>
    <style:style style:name="Tabla8.B" style:family="table-column">
      <style:table-column-properties style:column-width="10.38cm"/>
    </style:style>
    <style:style style:name="Tabla8.1" style:family="table-row">
      <style:table-row-properties fo:keep-together="auto"/>
    </style:style>
    <style:style style:name="Tabla8.A1" style:family="table-cell">
      <style:table-cell-properties style:vertical-align="" fo:background-color="#e6e6ff" fo:padding="0cm" fo:border="none" style:writing-mode="page">
        <style:background-image/>
      </style:table-cell-properties>
    </style:style>
    <style:style style:name="Tabla8.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8.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8.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8.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9" style:family="table">
      <style:table-properties style:width="15.646cm" fo:margin-left="-0.09cm" fo:margin-top="0cm" fo:margin-bottom="0cm" fo:break-before="auto" fo:break-after="auto" table:align="left" fo:keep-with-next="auto" style:may-break-between-rows="true" style:writing-mode="lr-tb" table:border-model="collapsing"/>
    </style:style>
    <style:style style:name="Tabla9.A" style:family="table-column">
      <style:table-column-properties style:column-width="5.292cm"/>
    </style:style>
    <style:style style:name="Tabla9.B" style:family="table-column">
      <style:table-column-properties style:column-width="10.354cm"/>
    </style:style>
    <style:style style:name="Tabla9.1" style:family="table-row">
      <style:table-row-properties fo:keep-together="auto"/>
    </style:style>
    <style:style style:name="Tabla9.A1" style:family="table-cell">
      <style:table-cell-properties style:vertical-align="" fo:background-color="#e6e6ff" fo:padding="0cm" fo:border="none" style:writing-mode="page">
        <style:background-image/>
      </style:table-cell-properties>
    </style:style>
    <style:style style:name="Tabla9.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9.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9.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0" style:family="table">
      <style:table-properties style:width="15.672cm" fo:margin-left="-0.116cm" fo:margin-top="0cm" fo:margin-bottom="0cm" fo:break-before="auto" fo:break-after="auto" table:align="left" fo:keep-with-next="auto" style:may-break-between-rows="true" style:writing-mode="lr-tb" table:border-model="collapsing"/>
    </style:style>
    <style:style style:name="Tabla10.A" style:family="table-column">
      <style:table-column-properties style:column-width="5.292cm"/>
    </style:style>
    <style:style style:name="Tabla10.B" style:family="table-column">
      <style:table-column-properties style:column-width="10.38cm"/>
    </style:style>
    <style:style style:name="Tabla10.1" style:family="table-row">
      <style:table-row-properties fo:keep-together="auto"/>
    </style:style>
    <style:style style:name="Tabla10.A1" style:family="table-cell">
      <style:table-cell-properties style:vertical-align="" fo:background-color="#e6e6ff" fo:padding="0cm" fo:border="none" style:writing-mode="page">
        <style:background-image/>
      </style:table-cell-properties>
    </style:style>
    <style:style style:name="Tabla10.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0.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0.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0.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1" style:family="table">
      <style:table-properties style:width="15.725cm" fo:margin-left="-0.116cm" fo:margin-top="0cm" fo:margin-bottom="0cm" fo:break-before="auto" fo:break-after="auto" table:align="left" fo:keep-with-next="auto" style:may-break-between-rows="true" style:writing-mode="lr-tb" table:border-model="collapsing"/>
    </style:style>
    <style:style style:name="Tabla11.A" style:family="table-column">
      <style:table-column-properties style:column-width="5.265cm"/>
    </style:style>
    <style:style style:name="Tabla11.B" style:family="table-column">
      <style:table-column-properties style:column-width="10.46cm"/>
    </style:style>
    <style:style style:name="Tabla11.1" style:family="table-row">
      <style:table-row-properties fo:keep-together="auto"/>
    </style:style>
    <style:style style:name="Tabla11.A1" style:family="table-cell">
      <style:table-cell-properties style:vertical-align="" fo:background-color="#e6e6ff" fo:padding="0cm" fo:border="none" style:writing-mode="page">
        <style:background-image/>
      </style:table-cell-properties>
    </style:style>
    <style:style style:name="Tabla11.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1.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1.A8"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1.B8"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2" style:family="table">
      <style:table-properties style:width="15.566cm" fo:margin-left="0.042cm" fo:margin-top="0cm" fo:margin-bottom="0cm" fo:break-before="auto" fo:break-after="auto" table:align="left" fo:keep-with-next="auto" style:may-break-between-rows="true" style:writing-mode="lr-tb" table:border-model="collapsing"/>
    </style:style>
    <style:style style:name="Tabla12.A" style:family="table-column">
      <style:table-column-properties style:column-width="5.106cm"/>
    </style:style>
    <style:style style:name="Tabla12.B" style:family="table-column">
      <style:table-column-properties style:column-width="10.46cm"/>
    </style:style>
    <style:style style:name="Tabla12.1" style:family="table-row">
      <style:table-row-properties fo:keep-together="auto"/>
    </style:style>
    <style:style style:name="Tabla12.A1" style:family="table-cell">
      <style:table-cell-properties style:vertical-align="" fo:background-color="#e6e6ff" fo:padding="0cm" fo:border="none" style:writing-mode="page">
        <style:background-image/>
      </style:table-cell-properties>
    </style:style>
    <style:style style:name="Tabla1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2.A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2.B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3" style:family="table">
      <style:table-properties style:width="15.54cm" fo:margin-left="0.042cm" fo:margin-top="0cm" fo:margin-bottom="0cm" fo:break-before="auto" fo:break-after="auto" table:align="left" fo:keep-with-next="auto" style:may-break-between-rows="true" style:writing-mode="lr-tb" table:border-model="collapsing"/>
    </style:style>
    <style:style style:name="Tabla13.A" style:family="table-column">
      <style:table-column-properties style:column-width="5.08cm"/>
    </style:style>
    <style:style style:name="Tabla13.B" style:family="table-column">
      <style:table-column-properties style:column-width="10.46cm"/>
    </style:style>
    <style:style style:name="Tabla13.1" style:family="table-row">
      <style:table-row-properties fo:keep-together="auto"/>
    </style:style>
    <style:style style:name="Tabla13.A1" style:family="table-cell">
      <style:table-cell-properties style:vertical-align="" fo:background-color="#e6e6ff" fo:padding="0cm" fo:border="none" style:writing-mode="page">
        <style:background-image/>
      </style:table-cell-properties>
    </style:style>
    <style:style style:name="Tabla1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3.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3.A21"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3.B21"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5" style:family="table">
      <style:table-properties style:width="15.637cm" fo:margin-left="-0.011cm" fo:margin-top="0cm" fo:margin-bottom="0cm" fo:break-before="auto" fo:break-after="auto" table:align="left" fo:keep-with-next="auto" style:may-break-between-rows="true" style:writing-mode="lr-tb" table:border-model="collapsing"/>
    </style:style>
    <style:style style:name="Tabla15.A" style:family="table-column">
      <style:table-column-properties style:column-width="2.99cm"/>
    </style:style>
    <style:style style:name="Tabla15.B" style:family="table-column">
      <style:table-column-properties style:column-width="5.847cm"/>
    </style:style>
    <style:style style:name="Tabla15.C" style:family="table-column">
      <style:table-column-properties style:column-width="6.8cm"/>
    </style:style>
    <style:style style:name="Tabla15.1" style:family="table-row">
      <style:table-row-properties fo:keep-together="auto"/>
    </style:style>
    <style:style style:name="Tabla15.A1" style:family="table-cell">
      <style:table-cell-properties style:vertical-align="" fo:background-color="#e6e6ff" fo:padding="0cm" fo:border="none" style:writing-mode="page">
        <style:background-image/>
      </style:table-cell-properties>
    </style:style>
    <style:style style:name="Tabla15.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5.B2" style:family="table-cell">
      <style:table-cell-properties style:vertical-align="" fo:background-color="#ffffff" fo:padding="0cm" fo:border="none" style:writing-mode="page">
        <style:background-image/>
      </style:table-cell-properties>
    </style:style>
    <style:style style:name="Tabla15.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5.A20"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5.B20"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15.C2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6" style:family="table">
      <style:table-properties style:width="15.54cm" fo:margin-left="0.069cm" fo:margin-top="0cm" fo:margin-bottom="0cm" fo:break-before="auto" fo:break-after="auto" table:align="left" fo:keep-with-next="auto" style:may-break-between-rows="true" style:writing-mode="lr-tb" table:border-model="collapsing"/>
    </style:style>
    <style:style style:name="Tabla16.A" style:family="table-column">
      <style:table-column-properties style:column-width="2.381cm"/>
    </style:style>
    <style:style style:name="Tabla16.B" style:family="table-column">
      <style:table-column-properties style:column-width="6.165cm"/>
    </style:style>
    <style:style style:name="Tabla16.C" style:family="table-column">
      <style:table-column-properties style:column-width="6.994cm"/>
    </style:style>
    <style:style style:name="Tabla16.1" style:family="table-row">
      <style:table-row-properties style:min-row-height="0.953cm" fo:keep-together="auto"/>
    </style:style>
    <style:style style:name="Tabla16.A1" style:family="table-cell">
      <style:table-cell-properties style:vertical-align="middle" fo:background-color="#e6e6ff" fo:padding="0cm" fo:border="none" style:writing-mode="page">
        <style:background-image/>
      </style:table-cell-properties>
    </style:style>
    <style:style style:name="Tabla16.C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6.2" style:family="table-row">
      <style:table-row-properties fo:keep-together="auto"/>
    </style:style>
    <style:style style:name="Tabla16.B2" style:family="table-cell">
      <style:table-cell-properties style:vertical-align="middle" fo:background-color="#ffffff" fo:padding="0cm" fo:border="none" style:writing-mode="page">
        <style:background-image/>
      </style:table-cell-properties>
    </style:style>
    <style:style style:name="Tabla16.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6.3" style:family="table-row">
      <style:table-row-properties fo:keep-together="auto"/>
    </style:style>
    <style:style style:name="Tabla16.4" style:family="table-row">
      <style:table-row-properties fo:keep-together="auto"/>
    </style:style>
    <style:style style:name="Tabla16.5" style:family="table-row">
      <style:table-row-properties fo:keep-together="auto"/>
    </style:style>
    <style:style style:name="Tabla16.6" style:family="table-row">
      <style:table-row-properties fo:keep-together="auto"/>
    </style:style>
    <style:style style:name="Tabla16.7" style:family="table-row">
      <style:table-row-properties fo:keep-together="auto"/>
    </style:style>
    <style:style style:name="Tabla16.8" style:family="table-row">
      <style:table-row-properties fo:keep-together="auto"/>
    </style:style>
    <style:style style:name="Tabla16.9" style:family="table-row">
      <style:table-row-properties fo:keep-together="auto"/>
    </style:style>
    <style:style style:name="Tabla16.10" style:family="table-row">
      <style:table-row-properties fo:keep-together="auto"/>
    </style:style>
    <style:style style:name="Tabla16.11" style:family="table-row">
      <style:table-row-properties fo:keep-together="auto"/>
    </style:style>
    <style:style style:name="Tabla16.12" style:family="table-row">
      <style:table-row-properties fo:keep-together="auto"/>
    </style:style>
    <style:style style:name="Tabla16.13" style:family="table-row">
      <style:table-row-properties fo:keep-together="auto"/>
    </style:style>
    <style:style style:name="Tabla16.14" style:family="table-row">
      <style:table-row-properties fo:keep-together="auto"/>
    </style:style>
    <style:style style:name="Tabla16.15" style:family="table-row">
      <style:table-row-properties fo:keep-together="auto"/>
    </style:style>
    <style:style style:name="Tabla16.16" style:family="table-row">
      <style:table-row-properties fo:keep-together="auto"/>
    </style:style>
    <style:style style:name="Tabla16.17" style:family="table-row">
      <style:table-row-properties fo:keep-together="auto"/>
    </style:style>
    <style:style style:name="Tabla16.18" style:family="table-row">
      <style:table-row-properties fo:keep-together="auto"/>
    </style:style>
    <style:style style:name="Tabla16.A18"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6.B18"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6.C18"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P2" style:family="paragraph" style:parent-style-name="Predeterminado">
      <style:paragraph-properties fo:text-align="end" style:justify-single-word="false"/>
    </style:style>
    <style:style style:name="P3" style:family="paragraph" style:parent-style-name="Predeterminado">
      <style:text-properties fo:font-size="10.5pt" fo:language="es" fo:country="EC" style:font-size-asian="10.5pt" style:font-size-complex="10.5pt"/>
    </style:style>
    <style:style style:name="P4"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8cb2f9"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ddc19f"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name-complex="Calibri2" style:font-size-complex="12pt" style:font-style-complex="normal" style:font-weight-complex="bold" style:text-overline-style="none" style:text-overline-color="font-color"/>
    </style:style>
    <style:style style:name="P12" style:family="paragraph" style:parent-style-name="List_20_Paragraph">
      <style:paragraph-properties fo:margin-top="0cm" fo:margin-bottom="0cm" style:contextual-spacing="true" style:line-height-at-least="0.176cm" fo:text-align="justify" style:justify-single-word="false"/>
    </style:style>
    <style:style style:name="P13" style:family="paragraph" style:parent-style-name="List_20_Paragraph">
      <style:paragraph-properties fo:margin-top="0cm" fo:margin-bottom="0cm" style:contextual-spacing="true" style:line-height-at-least="0.176cm">
        <style:tab-stops>
          <style:tab-stop style:position="16.558cm"/>
        </style:tab-stops>
      </style:paragraph-properties>
      <style:text-properties officeooo:paragraph-rsid="00ddc19f"/>
    </style:style>
    <style:style style:name="P14"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officeooo:paragraph-rsid="01003b93" style:font-size-asian="10.5pt" style:font-size-complex="10.5pt"/>
    </style:style>
    <style:style style:name="P15" style:family="paragraph" style:parent-style-name="List_20_Paragraph">
      <style:paragraph-properties fo:margin-left="1.244cm" fo:margin-right="0cm" fo:margin-top="0cm" fo:margin-bottom="0cm" style:contextual-spacing="true" style:line-height-at-least="0.176cm" fo:text-indent="0cm" style:auto-text-indent="false"/>
    </style:style>
    <style:style style:name="P16" style:family="paragraph" style:parent-style-name="Predeterminado">
      <style:paragraph-properties fo:margin-top="0cm" fo:margin-bottom="0cm" style:contextual-spacing="false" style:line-height-at-least="0.176cm"/>
    </style:style>
    <style:style style:name="P17" style:family="paragraph" style:parent-style-name="Predeterminado">
      <style:paragraph-properties fo:margin-top="0cm" fo:margin-bottom="0cm" style:contextual-spacing="false" style:line-height-at-least="0.176cm" fo:text-align="justify" style:justify-single-word="false"/>
    </style:style>
    <style:style style:name="P18" style:family="paragraph" style:parent-style-name="Predeterminado">
      <style:paragraph-properties fo:margin-top="0cm" fo:margin-bottom="0cm" style:contextual-spacing="false" style:line-height-at-least="0.176cm" fo:text-align="justify" style:justify-single-word="false"/>
      <style:text-properties officeooo:paragraph-rsid="001e70c6"/>
    </style:style>
    <style:style style:name="P19" style:family="paragraph" style:parent-style-name="Predeterminado">
      <style:paragraph-properties fo:margin-top="0cm" fo:margin-bottom="0cm" style:contextual-spacing="false" style:line-height-at-least="0.176cm" fo:text-align="justify" style:justify-single-word="false"/>
      <style:text-properties officeooo:paragraph-rsid="00240e6c"/>
    </style:style>
    <style:style style:name="P20" style:family="paragraph" style:parent-style-name="Predeterminado">
      <style:paragraph-properties fo:margin-top="0cm" fo:margin-bottom="0cm" style:contextual-spacing="false" style:line-height-at-least="0.176cm" fo:text-align="justify" style:justify-single-word="false"/>
      <style:text-properties officeooo:paragraph-rsid="003c3510"/>
    </style:style>
    <style:style style:name="P21" style:family="paragraph" style:parent-style-name="Predeterminado">
      <style:paragraph-properties fo:margin-top="0cm" fo:margin-bottom="0cm" style:contextual-spacing="false" style:line-height-at-least="0.176cm" fo:text-align="justify" style:justify-single-word="false"/>
      <style:text-properties officeooo:paragraph-rsid="00467573"/>
    </style:style>
    <style:style style:name="P22" style:family="paragraph" style:parent-style-name="Predeterminado">
      <style:paragraph-properties fo:margin-top="0cm" fo:margin-bottom="0cm" style:contextual-spacing="false" style:line-height-at-least="0.176cm" fo:text-align="justify" style:justify-single-word="false"/>
      <style:text-properties officeooo:paragraph-rsid="0051a89f"/>
    </style:style>
    <style:style style:name="P23" style:family="paragraph" style:parent-style-name="Predeterminado">
      <style:paragraph-properties fo:margin-top="0cm" fo:margin-bottom="0cm" style:contextual-spacing="false" style:line-height-at-least="0.176cm" fo:text-align="justify" style:justify-single-word="false"/>
      <style:text-properties officeooo:paragraph-rsid="0052d04f"/>
    </style:style>
    <style:style style:name="P24" style:family="paragraph" style:parent-style-name="Predeterminado">
      <style:paragraph-properties fo:margin-top="0cm" fo:margin-bottom="0cm" style:contextual-spacing="false" style:line-height-at-least="0.176cm" fo:text-align="justify" style:justify-single-word="false"/>
      <style:text-properties officeooo:paragraph-rsid="005b6b8e"/>
    </style:style>
    <style:style style:name="P25" style:family="paragraph" style:parent-style-name="Predeterminado">
      <style:paragraph-properties fo:margin-top="0cm" fo:margin-bottom="0cm" style:contextual-spacing="false" style:line-height-at-least="0.176cm" fo:text-align="justify" style:justify-single-word="false"/>
      <style:text-properties officeooo:paragraph-rsid="005cada9"/>
    </style:style>
    <style:style style:name="P26" style:family="paragraph" style:parent-style-name="Predeterminado">
      <style:paragraph-properties fo:margin-top="0cm" fo:margin-bottom="0cm" style:contextual-spacing="false" style:line-height-at-least="0.176cm" fo:text-align="justify" style:justify-single-word="false"/>
      <style:text-properties officeooo:paragraph-rsid="005efa67"/>
    </style:style>
    <style:style style:name="P27" style:family="paragraph" style:parent-style-name="Predeterminado">
      <style:paragraph-properties fo:margin-top="0cm" fo:margin-bottom="0cm" style:contextual-spacing="false" style:line-height-at-least="0.176cm" fo:text-align="justify" style:justify-single-word="false"/>
      <style:text-properties officeooo:paragraph-rsid="0073dfa9"/>
    </style:style>
    <style:style style:name="P28" style:family="paragraph" style:parent-style-name="Predeterminado">
      <style:paragraph-properties fo:margin-top="0cm" fo:margin-bottom="0cm" style:contextual-spacing="false" style:line-height-at-least="0.176cm" fo:text-align="justify" style:justify-single-word="false"/>
      <style:text-properties officeooo:paragraph-rsid="0077dc85"/>
    </style:style>
    <style:style style:name="P29" style:family="paragraph" style:parent-style-name="Predeterminado">
      <style:paragraph-properties fo:margin-top="0cm" fo:margin-bottom="0cm" style:contextual-spacing="false" style:line-height-at-least="0.176cm" fo:text-align="justify" style:justify-single-word="false"/>
      <style:text-properties officeooo:paragraph-rsid="0082fd5c"/>
    </style:style>
    <style:style style:name="P30" style:family="paragraph" style:parent-style-name="Predeterminado">
      <style:paragraph-properties fo:margin-top="0cm" fo:margin-bottom="0cm" style:contextual-spacing="false" style:line-height-at-least="0.176cm" fo:text-align="justify" style:justify-single-word="false"/>
      <style:text-properties officeooo:paragraph-rsid="00876289"/>
    </style:style>
    <style:style style:name="P31" style:family="paragraph" style:parent-style-name="Predeterminado">
      <style:paragraph-properties fo:margin-top="0cm" fo:margin-bottom="0cm" style:contextual-spacing="false" style:line-height-at-least="0.176cm" fo:text-align="justify" style:justify-single-word="false"/>
      <style:text-properties officeooo:paragraph-rsid="008a75c7"/>
    </style:style>
    <style:style style:name="P32" style:family="paragraph" style:parent-style-name="Predeterminado">
      <style:paragraph-properties fo:margin-top="0cm" fo:margin-bottom="0cm" style:contextual-spacing="false" style:line-height-at-least="0.176cm" fo:text-align="justify" style:justify-single-word="false"/>
      <style:text-properties officeooo:paragraph-rsid="00995c34"/>
    </style:style>
    <style:style style:name="P33" style:family="paragraph" style:parent-style-name="Predeterminado">
      <style:paragraph-properties fo:margin-top="0cm" fo:margin-bottom="0cm" style:contextual-spacing="false" style:line-height-at-least="0.176cm" fo:text-align="justify" style:justify-single-word="false"/>
      <style:text-properties officeooo:paragraph-rsid="009c9e80"/>
    </style:style>
    <style:style style:name="P34" style:family="paragraph" style:parent-style-name="Predeterminado">
      <style:paragraph-properties fo:margin-top="0cm" fo:margin-bottom="0cm" style:contextual-spacing="false" style:line-height-at-least="0.176cm" fo:text-align="justify" style:justify-single-word="false"/>
      <style:text-properties officeooo:paragraph-rsid="00a1397c"/>
    </style:style>
    <style:style style:name="P35" style:family="paragraph" style:parent-style-name="Predeterminado">
      <style:paragraph-properties fo:margin-top="0cm" fo:margin-bottom="0cm" style:contextual-spacing="false" style:line-height-at-least="0.176cm" fo:text-align="justify" style:justify-single-word="false"/>
      <style:text-properties officeooo:paragraph-rsid="00ad2dd6"/>
    </style:style>
    <style:style style:name="P36" style:family="paragraph" style:parent-style-name="Predeterminado">
      <style:paragraph-properties fo:margin-top="0cm" fo:margin-bottom="0cm" style:contextual-spacing="false" style:line-height-at-least="0.176cm" fo:text-align="justify" style:justify-single-word="false"/>
      <style:text-properties officeooo:paragraph-rsid="00ba422b"/>
    </style:style>
    <style:style style:name="P37" style:family="paragraph" style:parent-style-name="Predeterminado">
      <style:paragraph-properties fo:margin-top="0cm" fo:margin-bottom="0cm" style:contextual-spacing="false" style:line-height-at-least="0.176cm" fo:text-align="justify" style:justify-single-word="false"/>
      <style:text-properties officeooo:paragraph-rsid="00c02496"/>
    </style:style>
    <style:style style:name="P38" style:family="paragraph" style:parent-style-name="Predeterminado">
      <style:paragraph-properties fo:margin-top="0cm" fo:margin-bottom="0cm" style:contextual-spacing="false" style:line-height-at-least="0.176cm" fo:text-align="justify" style:justify-single-word="false"/>
      <style:text-properties officeooo:paragraph-rsid="00c25f91"/>
    </style:style>
    <style:style style:name="P39" style:family="paragraph" style:parent-style-name="Predeterminado">
      <style:paragraph-properties fo:margin-top="0cm" fo:margin-bottom="0cm" style:contextual-spacing="false" style:line-height-at-least="0.176cm" fo:text-align="justify" style:justify-single-word="false"/>
      <style:text-properties officeooo:paragraph-rsid="00c7c9fc"/>
    </style:style>
    <style:style style:name="P40" style:family="paragraph" style:parent-style-name="Predeterminado">
      <style:paragraph-properties fo:margin-top="0cm" fo:margin-bottom="0cm" style:contextual-spacing="false" style:line-height-at-least="0.176cm" fo:text-align="justify" style:justify-single-word="false"/>
      <style:text-properties officeooo:paragraph-rsid="00d8cbd0"/>
    </style:style>
    <style:style style:name="P41"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officeooo:paragraph-rsid="00ddc19f"/>
    </style:style>
    <style:style style:name="P42" style:family="paragraph" style:parent-style-name="Predeterminado">
      <style:paragraph-properties fo:margin-top="0cm" fo:margin-bottom="0cm" style:contextual-spacing="false" style:line-height-at-least="0.176cm" fo:text-align="justify" style:justify-single-word="false"/>
      <style:text-properties officeooo:paragraph-rsid="00ddc19f"/>
    </style:style>
    <style:style style:name="P43" style:family="paragraph" style:parent-style-name="Predeterminado">
      <style:paragraph-properties fo:margin-top="0cm" fo:margin-bottom="0cm" style:contextual-spacing="false" style:line-height-at-least="0.176cm" fo:text-align="justify" style:justify-single-word="false"/>
      <style:text-properties officeooo:paragraph-rsid="00e00845"/>
    </style:style>
    <style:style style:name="P44" style:family="paragraph" style:parent-style-name="Predeterminado">
      <style:paragraph-properties fo:margin-top="0cm" fo:margin-bottom="0cm" style:contextual-spacing="false" style:line-height-at-least="0.176cm" fo:text-align="justify" style:justify-single-word="false"/>
      <style:text-properties officeooo:paragraph-rsid="00ef8f44"/>
    </style:style>
    <style:style style:name="P45" style:family="paragraph" style:parent-style-name="Predeterminado">
      <style:paragraph-properties fo:margin-top="0cm" fo:margin-bottom="0cm" style:contextual-spacing="false" style:line-height-at-least="0.176cm" fo:text-align="justify" style:justify-single-word="false"/>
      <style:text-properties officeooo:paragraph-rsid="00f4baca"/>
    </style:style>
    <style:style style:name="P46" style:family="paragraph" style:parent-style-name="Predeterminado">
      <style:paragraph-properties fo:margin-top="0cm" fo:margin-bottom="0cm" style:contextual-spacing="false" style:line-height-at-least="0.176cm" fo:text-align="justify" style:justify-single-word="false"/>
      <style:text-properties officeooo:paragraph-rsid="00f58c98"/>
    </style:style>
    <style:style style:name="P47" style:family="paragraph" style:parent-style-name="Predeterminado">
      <style:paragraph-properties fo:margin-top="0cm" fo:margin-bottom="0cm" style:contextual-spacing="false" style:line-height-at-least="0.176cm" fo:text-align="justify" style:justify-single-word="false"/>
      <style:text-properties officeooo:paragraph-rsid="00f6213e"/>
    </style:style>
    <style:style style:name="P48" style:family="paragraph" style:parent-style-name="Predeterminado">
      <style:paragraph-properties fo:margin-top="0cm" fo:margin-bottom="0cm" style:contextual-spacing="false" style:line-height-at-least="0.176cm" fo:text-align="justify" style:justify-single-word="false"/>
      <style:text-properties officeooo:paragraph-rsid="01003b93"/>
    </style:style>
    <style:style style:name="P49" style:family="paragraph" style:parent-style-name="Predeterminado">
      <style:paragraph-properties fo:margin-top="0cm" fo:margin-bottom="0cm" style:contextual-spacing="false" style:line-height-at-least="0.176cm" fo:text-align="justify" style:justify-single-word="false"/>
      <style:text-properties officeooo:paragraph-rsid="0114e884"/>
    </style:style>
    <style:style style:name="P50" style:family="paragraph" style:parent-style-name="Predeterminado">
      <style:paragraph-properties fo:margin-top="0cm" fo:margin-bottom="0cm" style:contextual-spacing="false" style:line-height-at-least="0.176cm" fo:text-align="justify" style:justify-single-word="false"/>
      <style:text-properties officeooo:paragraph-rsid="011cecc4"/>
    </style:style>
    <style:style style:name="P51" style:family="paragraph" style:parent-style-name="Predeterminado">
      <style:paragraph-properties fo:margin-top="0cm" fo:margin-bottom="0cm" style:contextual-spacing="false" style:line-height-at-least="0.176cm" fo:text-align="justify" style:justify-single-word="false"/>
      <style:text-properties officeooo:paragraph-rsid="01454982"/>
    </style:style>
    <style:style style:name="P52" style:family="paragraph" style:parent-style-name="Predeterminado">
      <style:paragraph-properties fo:margin-top="0cm" fo:margin-bottom="0cm" style:contextual-spacing="false" style:line-height-at-least="0.176cm" fo:text-align="justify" style:justify-single-word="false"/>
      <style:text-properties officeooo:paragraph-rsid="014b2498"/>
    </style:style>
    <style:style style:name="P53" style:family="paragraph" style:parent-style-name="Predeterminado">
      <style:paragraph-properties fo:margin-top="0cm" fo:margin-bottom="0cm" style:contextual-spacing="false" style:line-height-at-least="0.176cm" fo:text-align="justify" style:justify-single-word="false"/>
      <style:text-properties officeooo:paragraph-rsid="014b439a"/>
    </style:style>
    <style:style style:name="P54"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50543f"/>
    </style:style>
    <style:style style:name="P55"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995c34"/>
    </style:style>
    <style:style style:name="P56"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de4ff5"/>
    </style:style>
    <style:style style:name="P57"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e7c57a"/>
    </style:style>
    <style:style style:name="P58" style:family="paragraph" style:parent-style-name="Predeterminado">
      <style:paragraph-properties fo:margin-top="0cm" fo:margin-bottom="0cm" style:contextual-spacing="false" style:line-height-at-least="0.176cm"/>
      <style:text-properties officeooo:paragraph-rsid="00467573"/>
    </style:style>
    <style:style style:name="P59" style:family="paragraph" style:parent-style-name="Predeterminado">
      <style:paragraph-properties fo:margin-top="0cm" fo:margin-bottom="0cm" style:contextual-spacing="false" style:line-height-at-least="0.176cm"/>
      <style:text-properties officeooo:paragraph-rsid="0052d04f"/>
    </style:style>
    <style:style style:name="P60" style:family="paragraph" style:parent-style-name="Predeterminado">
      <style:paragraph-properties fo:margin-top="0cm" fo:margin-bottom="0cm" style:contextual-spacing="false" style:line-height-at-least="0.176cm"/>
      <style:text-properties officeooo:paragraph-rsid="00617597"/>
    </style:style>
    <style:style style:name="P61" style:family="paragraph" style:parent-style-name="Predeterminado">
      <style:paragraph-properties fo:margin-top="0cm" fo:margin-bottom="0cm" style:contextual-spacing="false" style:line-height-at-least="0.176cm"/>
      <style:text-properties officeooo:paragraph-rsid="0063677a"/>
    </style:style>
    <style:style style:name="P62" style:family="paragraph" style:parent-style-name="Predeterminado">
      <style:paragraph-properties fo:margin-top="0cm" fo:margin-bottom="0cm" style:contextual-spacing="false" style:line-height-at-least="0.176cm"/>
      <style:text-properties officeooo:paragraph-rsid="006f6e40"/>
    </style:style>
    <style:style style:name="P63" style:family="paragraph" style:parent-style-name="Predeterminado">
      <style:paragraph-properties fo:margin-top="0cm" fo:margin-bottom="0cm" style:contextual-spacing="false" style:line-height-at-least="0.176cm"/>
      <style:text-properties officeooo:paragraph-rsid="006f9b24"/>
    </style:style>
    <style:style style:name="P64" style:family="paragraph" style:parent-style-name="Predeterminado">
      <style:paragraph-properties fo:margin-top="0cm" fo:margin-bottom="0cm" style:contextual-spacing="false" style:line-height-at-least="0.176cm"/>
      <style:text-properties officeooo:paragraph-rsid="00756e2b"/>
    </style:style>
    <style:style style:name="P65" style:family="paragraph" style:parent-style-name="Predeterminado">
      <style:paragraph-properties fo:margin-top="0cm" fo:margin-bottom="0cm" style:contextual-spacing="false" style:line-height-at-least="0.176cm"/>
      <style:text-properties officeooo:paragraph-rsid="0082fd5c"/>
    </style:style>
    <style:style style:name="P66" style:family="paragraph" style:parent-style-name="Predeterminado">
      <style:paragraph-properties fo:margin-top="0cm" fo:margin-bottom="0cm" style:contextual-spacing="false" style:line-height-at-least="0.176cm"/>
      <style:text-properties officeooo:paragraph-rsid="008cb2f9"/>
    </style:style>
    <style:style style:name="P67" style:family="paragraph" style:parent-style-name="Predeterminado">
      <style:paragraph-properties fo:margin-top="0cm" fo:margin-bottom="0cm" style:contextual-spacing="false" style:line-height-at-least="0.176cm"/>
      <style:text-properties officeooo:paragraph-rsid="00995c34"/>
    </style:style>
    <style:style style:name="P68" style:family="paragraph" style:parent-style-name="Predeterminado">
      <style:paragraph-properties fo:margin-top="0cm" fo:margin-bottom="0cm" style:contextual-spacing="false" style:line-height-at-least="0.176cm"/>
      <style:text-properties officeooo:paragraph-rsid="00c25f91"/>
    </style:style>
    <style:style style:name="P69" style:family="paragraph" style:parent-style-name="Predeterminado">
      <style:paragraph-properties fo:margin-top="0cm" fo:margin-bottom="0cm" style:contextual-spacing="false" style:line-height-at-least="0.176cm"/>
      <style:text-properties officeooo:paragraph-rsid="00c36180"/>
    </style:style>
    <style:style style:name="P70" style:family="paragraph" style:parent-style-name="Predeterminado">
      <style:paragraph-properties fo:margin-top="0cm" fo:margin-bottom="0cm" style:contextual-spacing="false" style:line-height-at-least="0.176cm"/>
      <style:text-properties officeooo:paragraph-rsid="00d1a8c1"/>
    </style:style>
    <style:style style:name="P71" style:family="paragraph" style:parent-style-name="Predeterminado">
      <style:paragraph-properties fo:margin-top="0cm" fo:margin-bottom="0cm" style:contextual-spacing="false" style:line-height-at-least="0.176cm">
        <style:tab-stops>
          <style:tab-stop style:position="3.858cm"/>
        </style:tab-stops>
      </style:paragraph-properties>
    </style:style>
    <style:style style:name="P72" style:family="paragraph" style:parent-style-name="Predeterminado">
      <style:paragraph-properties fo:margin-top="0cm" fo:margin-bottom="0cm" style:contextual-spacing="false" style:line-height-at-least="0.176cm">
        <style:tab-stops>
          <style:tab-stop style:position="3.858cm"/>
        </style:tab-stops>
      </style:paragraph-properties>
      <style:text-properties officeooo:paragraph-rsid="00ddc19f"/>
    </style:style>
    <style:style style:name="P73" style:family="paragraph" style:parent-style-name="Predeterminado">
      <style:paragraph-properties fo:margin-top="0cm" fo:margin-bottom="0cm" style:contextual-spacing="false" style:line-height-at-least="0.176cm"/>
      <style:text-properties fo:font-size="10.5pt" fo:language="es" fo:country="EC" fo:font-weight="bold" style:font-size-asian="10.5pt" style:font-weight-asian="bold" style:font-size-complex="10.5pt"/>
    </style:style>
    <style:style style:name="P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style:font-size-asian="10.5pt" style:font-weight-asian="bold" style:font-size-complex="10.5pt"/>
    </style:style>
    <style:style style:name="P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2d04f" style:font-size-asian="10.5pt" style:font-weight-asian="bold" style:font-size-complex="10.5pt"/>
    </style:style>
    <style:style style:name="P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82fd5c" style:font-size-asian="10.5pt" style:font-weight-asian="bold" style:font-size-complex="10.5pt"/>
    </style:style>
    <style:style style:name="P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a1397c" style:font-size-asian="10.5pt" style:font-weight-asian="bold" style:font-size-complex="10.5pt"/>
    </style:style>
    <style:style style:name="P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ddc19f" style:font-size-asian="10.5pt" style:font-weight-asian="bold" style:font-size-complex="10.5pt"/>
    </style:style>
    <style:style style:name="P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f6213e" style:font-size-asian="10.5pt" style:font-weight-asian="bold" style:font-size-complex="10.5pt"/>
    </style:style>
    <style:style style:name="P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003b93" style:font-size-asian="10.5pt" style:font-weight-asian="bold" style:font-size-complex="10.5pt"/>
    </style:style>
    <style:style style:name="P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f87ca8" style:font-size-asian="10.5pt" style:font-weight-asian="bold" style:font-size-complex="10.5pt"/>
    </style:style>
    <style:style style:name="P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0a3610" style:font-size-asian="10.5pt" style:font-weight-asian="bold" style:font-size-complex="10.5pt"/>
    </style:style>
    <style:style style:name="P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128c82" style:font-size-asian="10.5pt" style:font-weight-asian="bold" style:font-size-complex="10.5pt"/>
    </style:style>
    <style:style style:name="P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45669" style:font-size-asian="10.5pt" style:font-weight-asian="bold" style:font-size-complex="10.5pt"/>
    </style:style>
    <style:style style:name="P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dfd9d" style:font-size-asian="10.5pt" style:font-weight-asian="bold" style:font-size-complex="10.5pt"/>
    </style:style>
    <style:style style:name="P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f7438" style:font-size-asian="10.5pt" style:font-weight-asian="bold" style:font-size-complex="10.5pt"/>
    </style:style>
    <style:style style:name="P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c0598" style:font-size-asian="10.5pt" style:font-weight-asian="bold" style:font-size-complex="10.5pt"/>
    </style:style>
    <style:style style:name="P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54982" style:font-size-asian="10.5pt" style:font-weight-asian="bold" style:font-size-complex="10.5pt"/>
    </style:style>
    <style:style style:name="P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74d5f" style:font-size-asian="10.5pt" style:font-weight-asian="bold" style:font-size-complex="10.5pt"/>
    </style:style>
    <style:style style:name="P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65e23f" style:font-size-asian="10.5pt" style:font-weight-asian="bold" style:font-size-complex="10.5pt"/>
    </style:style>
    <style:style style:name="P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6b0a45" style:font-size-asian="10.5pt" style:font-weight-asian="bold" style:font-size-complex="10.5pt"/>
    </style:style>
    <style:style style:name="P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735265" style:font-size-asian="10.5pt" style:font-weight-asian="bold" style:font-size-complex="10.5pt"/>
    </style:style>
    <style:style style:name="P93" style:family="paragraph" style:parent-style-name="Predeterminado">
      <style:paragraph-properties fo:margin-top="0cm" fo:margin-bottom="0cm" style:contextual-spacing="false" style:line-height-at-least="0.176cm"/>
      <style:text-properties fo:font-size="10.5pt" fo:language="es" fo:country="EC" fo:font-weight="bold" officeooo:paragraph-rsid="00347e3a" style:font-size-asian="10.5pt" style:font-weight-asian="bold" style:font-size-complex="10.5pt"/>
    </style:style>
    <style:style style:name="P94" style:family="paragraph" style:parent-style-name="Predeterminado">
      <style:paragraph-properties fo:margin-top="0cm" fo:margin-bottom="0cm" style:contextual-spacing="false" style:line-height-at-least="0.176cm"/>
      <style:text-properties fo:font-size="10.5pt" fo:language="es" fo:country="EC" fo:font-weight="bold" officeooo:paragraph-rsid="00467573" style:font-size-asian="10.5pt" style:font-weight-asian="bold" style:font-size-complex="10.5pt"/>
    </style:style>
    <style:style style:name="P95" style:family="paragraph" style:parent-style-name="Predeterminado">
      <style:paragraph-properties fo:margin-top="0cm" fo:margin-bottom="0cm" style:contextual-spacing="false" style:line-height-at-least="0.176cm"/>
      <style:text-properties fo:font-size="10.5pt" fo:language="es" fo:country="EC" fo:font-weight="bold" officeooo:paragraph-rsid="0052d04f" style:font-size-asian="10.5pt" style:font-weight-asian="bold" style:font-size-complex="10.5pt"/>
    </style:style>
    <style:style style:name="P96" style:family="paragraph" style:parent-style-name="Predeterminado">
      <style:paragraph-properties fo:margin-top="0cm" fo:margin-bottom="0cm" style:contextual-spacing="false" style:line-height-at-least="0.176cm"/>
      <style:text-properties fo:font-size="10.5pt" fo:language="es" fo:country="EC" fo:font-weight="bold" officeooo:paragraph-rsid="005b6b8e" style:font-size-asian="10.5pt" style:font-weight-asian="bold" style:font-size-complex="10.5pt"/>
    </style:style>
    <style:style style:name="P97" style:family="paragraph" style:parent-style-name="Predeterminado">
      <style:paragraph-properties fo:margin-top="0cm" fo:margin-bottom="0cm" style:contextual-spacing="false" style:line-height-at-least="0.176cm"/>
      <style:text-properties fo:font-size="10.5pt" fo:language="es" fo:country="EC" fo:font-weight="bold" officeooo:paragraph-rsid="00630e07" style:font-size-asian="10.5pt" style:font-weight-asian="bold" style:font-size-complex="10.5pt"/>
    </style:style>
    <style:style style:name="P98" style:family="paragraph" style:parent-style-name="Predeterminado">
      <style:paragraph-properties fo:margin-top="0cm" fo:margin-bottom="0cm" style:contextual-spacing="false" style:line-height-at-least="0.176cm"/>
      <style:text-properties fo:font-size="10.5pt" fo:language="es" fo:country="EC" fo:font-weight="bold" officeooo:paragraph-rsid="0063677a" style:font-size-asian="10.5pt" style:font-weight-asian="bold" style:font-size-complex="10.5pt"/>
    </style:style>
    <style:style style:name="P99" style:family="paragraph" style:parent-style-name="Predeterminado">
      <style:paragraph-properties fo:margin-top="0cm" fo:margin-bottom="0cm" style:contextual-spacing="false" style:line-height-at-least="0.176cm"/>
      <style:text-properties fo:font-size="10.5pt" fo:language="es" fo:country="EC" fo:font-weight="bold" officeooo:paragraph-rsid="00756e2b" style:font-size-asian="10.5pt" style:font-weight-asian="bold" style:font-size-complex="10.5pt"/>
    </style:style>
    <style:style style:name="P100" style:family="paragraph" style:parent-style-name="Predeterminado">
      <style:paragraph-properties fo:margin-top="0cm" fo:margin-bottom="0cm" style:contextual-spacing="false" style:line-height-at-least="0.176cm"/>
      <style:text-properties fo:font-size="10.5pt" fo:language="es" fo:country="EC" fo:font-weight="bold" officeooo:paragraph-rsid="00995c34" style:font-size-asian="10.5pt" style:font-weight-asian="bold" style:font-size-complex="10.5pt"/>
    </style:style>
    <style:style style:name="P101" style:family="paragraph" style:parent-style-name="Predeterminado">
      <style:paragraph-properties fo:margin-top="0cm" fo:margin-bottom="0cm" style:contextual-spacing="false" style:line-height-at-least="0.176cm"/>
      <style:text-properties fo:font-size="10.5pt" fo:language="es" fo:country="EC" fo:font-weight="bold" officeooo:paragraph-rsid="00d8dee4" style:font-size-asian="10.5pt" style:font-weight-asian="bold" style:font-size-complex="10.5pt"/>
    </style:style>
    <style:style style:name="P102" style:family="paragraph" style:parent-style-name="Predeterminado">
      <style:paragraph-properties fo:margin-top="0cm" fo:margin-bottom="0cm" style:contextual-spacing="false" style:line-height-at-least="0.176cm"/>
      <style:text-properties fo:font-size="10.5pt" fo:language="es" fo:country="EC" fo:font-weight="bold" officeooo:paragraph-rsid="00ddc19f" style:font-size-asian="10.5pt" style:font-weight-asian="bold" style:font-size-complex="10.5pt"/>
    </style:style>
    <style:style style:name="P103" style:family="paragraph" style:parent-style-name="Predeterminado">
      <style:paragraph-properties fo:margin-top="0cm" fo:margin-bottom="0cm" style:contextual-spacing="false" style:line-height-at-least="0.176cm">
        <style:tab-stops>
          <style:tab-stop style:position="3.858cm"/>
        </style:tab-stops>
      </style:paragraph-properties>
      <style:text-properties fo:font-size="10.5pt" fo:language="es" fo:country="EC" fo:font-weight="bold" style:font-size-asian="10.5pt" style:font-weight-asian="bold" style:font-size-complex="10.5pt"/>
    </style:style>
    <style:style style:name="P104" style:family="paragraph" style:parent-style-name="Predeterminado">
      <style:paragraph-properties fo:margin-top="0cm" fo:margin-bottom="0cm" style:contextual-spacing="false" style:line-height-at-least="0.176cm"/>
      <style:text-properties fo:font-size="10.5pt" fo:language="es" fo:country="EC" fo:font-weight="bold" officeooo:paragraph-rsid="014c0598" style:font-size-asian="10.5pt" style:font-weight-asian="bold" style:font-size-complex="10.5pt"/>
    </style:style>
    <style:style style:name="P105" style:family="paragraph" style:parent-style-name="Predeterminado">
      <style:paragraph-properties fo:margin-top="0cm" fo:margin-bottom="0cm" style:contextual-spacing="false" style:line-height-at-least="0.176cm"/>
      <style:text-properties fo:font-size="10.5pt" fo:language="es" fo:country="EC" fo:font-weight="bold" officeooo:paragraph-rsid="0148bc9b" style:font-size-asian="10.5pt" style:font-weight-asian="bold" style:font-size-complex="10.5pt"/>
    </style:style>
    <style:style style:name="P106" style:family="paragraph" style:parent-style-name="Predeterminado">
      <style:paragraph-properties fo:margin-top="0cm" fo:margin-bottom="0cm" style:contextual-spacing="false" style:line-height-at-least="0.176cm"/>
      <style:text-properties fo:font-size="10.5pt" fo:language="es" fo:country="EC" fo:font-weight="bold" officeooo:paragraph-rsid="0165e23f" style:font-size-asian="10.5pt" style:font-weight-asian="bold" style:font-size-complex="10.5pt"/>
    </style:style>
    <style:style style:name="P107" style:family="paragraph" style:parent-style-name="Predeterminado">
      <style:paragraph-properties fo:margin-top="0cm" fo:margin-bottom="0cm" style:contextual-spacing="false" style:line-height-at-least="0.176cm">
        <style:tab-stops>
          <style:tab-stop style:position="1.085cm"/>
        </style:tab-stops>
      </style:paragraph-properties>
      <style:text-properties fo:font-size="10.5pt" fo:language="es" fo:country="EC" fo:font-weight="bold" officeooo:paragraph-rsid="0168f1df" style:font-size-asian="10.5pt" style:font-weight-asian="bold" style:font-size-complex="10.5pt"/>
    </style:style>
    <style:style style:name="P108" style:family="paragraph" style:parent-style-name="Predeterminado">
      <style:paragraph-properties fo:margin-top="0cm" fo:margin-bottom="0cm" style:contextual-spacing="false" style:line-height-at-least="0.176cm"/>
      <style:text-properties fo:font-size="10.5pt" fo:language="es" fo:country="EC" fo:font-weight="bold" officeooo:paragraph-rsid="016b0417" style:font-size-asian="10.5pt" style:font-weight-asian="bold" style:font-size-complex="10.5pt"/>
    </style:style>
    <style:style style:name="P109" style:family="paragraph" style:parent-style-name="Predeterminado">
      <style:paragraph-properties fo:margin-top="0cm" fo:margin-bottom="0cm" style:contextual-spacing="false" style:line-height-at-least="0.176cm"/>
      <style:text-properties fo:font-size="10.5pt" fo:language="es" fo:country="EC" fo:font-weight="bold" officeooo:rsid="001e11b5" officeooo:paragraph-rsid="001e11b5" style:font-size-asian="10.5pt" style:font-weight-asian="bold" style:font-size-complex="10.5pt"/>
    </style:style>
    <style:style style:name="P1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1e70c6" officeooo:paragraph-rsid="001e70c6" style:font-size-asian="10.5pt" style:font-weight-asian="bold" style:font-size-complex="10.5pt"/>
    </style:style>
    <style:style style:name="P1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style:font-size-asian="10.5pt" style:font-weight-asian="bold" style:font-size-complex="10.5pt"/>
    </style:style>
    <style:style style:name="P1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officeooo:paragraph-rsid="001e70c6" style:font-size-asian="10.5pt" style:font-weight-asian="bold" style:font-size-complex="10.5pt"/>
    </style:style>
    <style:style style:name="P1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5efa7" style:font-size-asian="10.5pt" style:font-weight-asian="bold" style:font-size-complex="10.5pt" style:font-weight-complex="bold"/>
    </style:style>
    <style:style style:name="P1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af66d3" style:font-size-asian="10.5pt" style:font-weight-asian="bold" style:font-size-complex="10.5pt" style:font-weight-complex="bold"/>
    </style:style>
    <style:style style:name="P1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b4616e" style:font-size-asian="10.5pt" style:font-weight-asian="bold" style:font-size-complex="10.5pt" style:font-weight-complex="bold"/>
    </style:style>
    <style:style style:name="P1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c0440f" style:font-size-asian="10.5pt" style:font-weight-asian="bold" style:font-size-complex="10.5pt" style:font-weight-complex="bold"/>
    </style:style>
    <style:style style:name="P1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c1e30b" style:font-size-asian="10.5pt" style:font-weight-asian="bold" style:font-size-complex="10.5pt" style:font-weight-complex="bold"/>
    </style:style>
    <style:style style:name="P1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ddc19f" style:font-size-asian="10.5pt" style:font-weight-asian="bold" style:font-size-complex="10.5pt" style:font-weight-complex="bold"/>
    </style:style>
    <style:style style:name="P1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d5895" style:font-size-asian="10.5pt" style:font-weight-asian="bold" style:font-size-complex="10.5pt" style:font-weight-complex="bold"/>
    </style:style>
    <style:style style:name="P1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583652" style:font-size-asian="10.5pt" style:font-weight-asian="bold" style:font-size-complex="10.5pt" style:font-weight-complex="bold"/>
    </style:style>
    <style:style style:name="P121" style:family="paragraph" style:parent-style-name="Predeterminado">
      <style:paragraph-properties fo:margin-top="0cm" fo:margin-bottom="0cm" style:contextual-spacing="false" style:line-height-at-least="0.176cm" fo:text-align="start" style:justify-single-word="false"/>
      <style:text-properties fo:font-size="10.5pt" fo:language="es" fo:country="EC" fo:font-weight="bold" officeooo:paragraph-rsid="00c240f6" style:font-size-asian="10.5pt" style:font-weight-asian="bold" style:font-size-complex="10.5pt" style:font-weight-complex="bold"/>
    </style:style>
    <style:style style:name="P122" style:family="paragraph" style:parent-style-name="Predeterminado">
      <style:paragraph-properties fo:margin-top="0cm" fo:margin-bottom="0cm" style:contextual-spacing="false" style:line-height-at-least="0.176cm"/>
      <style:text-properties fo:font-size="10.5pt" fo:language="es" fo:country="EC" fo:font-weight="bold" officeooo:rsid="0063677a" officeooo:paragraph-rsid="0063677a" style:font-size-asian="10.5pt" style:font-weight-asian="bold" style:font-size-complex="10.5pt" style:font-weight-complex="bold"/>
    </style:style>
    <style:style style:name="P1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1397c" officeooo:paragraph-rsid="00a1397c" style:font-size-asian="10.5pt" style:font-weight-asian="bold" style:font-size-complex="10.5pt" style:font-weight-complex="bold"/>
    </style:style>
    <style:style style:name="P1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9d0e7a" officeooo:paragraph-rsid="009d0e7a" style:font-size-asian="10.5pt" style:font-weight-asian="bold" style:font-size-complex="10.5pt" style:font-weight-complex="bold"/>
    </style:style>
    <style:style style:name="P1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f66d3" officeooo:paragraph-rsid="00af66d3" style:font-size-asian="10.5pt" style:font-weight-asian="bold" style:font-size-complex="10.5pt" style:font-weight-complex="bold"/>
    </style:style>
    <style:style style:name="P1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17220" officeooo:paragraph-rsid="00b17220" style:font-size-asian="10.5pt" style:font-weight-asian="bold" style:font-size-complex="10.5pt" style:font-weight-complex="bold"/>
    </style:style>
    <style:style style:name="P1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3fd4f" officeooo:paragraph-rsid="00b3fd4f" style:font-size-asian="10.5pt" style:font-weight-asian="bold" style:font-size-complex="10.5pt" style:font-weight-complex="bold"/>
    </style:style>
    <style:style style:name="P1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427de" officeooo:paragraph-rsid="00b427de" style:font-size-asian="10.5pt" style:font-weight-asian="bold" style:font-size-complex="10.5pt" style:font-weight-complex="bold"/>
    </style:style>
    <style:style style:name="P1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4616e" officeooo:paragraph-rsid="00b4616e" style:font-size-asian="10.5pt" style:font-weight-asian="bold" style:font-size-complex="10.5pt" style:font-weight-complex="bold"/>
    </style:style>
    <style:style style:name="P1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968ee" officeooo:paragraph-rsid="00b968ee" style:font-size-asian="10.5pt" style:font-weight-asian="bold" style:font-size-complex="10.5pt" style:font-weight-complex="bold"/>
    </style:style>
    <style:style style:name="P1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c1e30b" officeooo:paragraph-rsid="00c1e30b" style:font-size-asian="10.5pt" style:font-weight-asian="bold" style:font-size-complex="10.5pt" style:font-weight-complex="bold"/>
    </style:style>
    <style:style style:name="P1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c240f6" officeooo:paragraph-rsid="00c240f6" style:font-size-asian="10.5pt" style:font-weight-asian="bold" style:font-size-complex="10.5pt" style:font-weight-complex="bold"/>
    </style:style>
    <style:style style:name="P1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officeooo:paragraph-rsid="0106bfbd" style:font-size-asian="10.5pt" style:font-weight-asian="bold" style:font-size-complex="10.5pt" style:font-weight-complex="bold"/>
    </style:style>
    <style:style style:name="P1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29aac3" officeooo:paragraph-rsid="0129aac3" style:font-size-asian="10.5pt" style:font-weight-asian="bold" style:font-size-complex="10.5pt" style:font-weight-complex="bold"/>
    </style:style>
    <style:style style:name="P1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2d3c2f" officeooo:paragraph-rsid="012d3c2f" style:font-size-asian="10.5pt" style:font-weight-asian="bold" style:font-size-complex="10.5pt" style:font-weight-complex="bold"/>
    </style:style>
    <style:style style:name="P1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cc982" officeooo:paragraph-rsid="013cc982" style:font-size-asian="10.5pt" style:font-weight-asian="bold" style:font-size-complex="10.5pt" style:font-weight-complex="bold"/>
    </style:style>
    <style:style style:name="P1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d5895" officeooo:paragraph-rsid="013d5895" style:font-size-asian="10.5pt" style:font-weight-asian="bold" style:font-size-complex="10.5pt" style:font-weight-complex="bold"/>
    </style:style>
    <style:style style:name="P1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5c422" officeooo:paragraph-rsid="0145c422" style:font-size-asian="10.5pt" style:font-weight-asian="bold" style:font-size-complex="10.5pt" style:font-weight-complex="bold"/>
    </style:style>
    <style:style style:name="P1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83652" officeooo:paragraph-rsid="01583652" style:font-size-asian="10.5pt" style:font-weight-asian="bold" style:font-size-complex="10.5pt" style:font-weight-complex="bold"/>
    </style:style>
    <style:style style:name="P140" style:family="paragraph" style:parent-style-name="Predeterminado">
      <style:paragraph-properties fo:margin-top="0cm" fo:margin-bottom="0cm" style:contextual-spacing="false" style:line-height-at-least="0.176cm"/>
      <style:text-properties fo:font-size="10.5pt" fo:language="es" fo:country="EC" fo:font-weight="bold" officeooo:rsid="015815f5" officeooo:paragraph-rsid="015815f5" style:font-size-asian="10.5pt" style:font-weight-asian="bold" style:font-size-complex="10.5pt" style:font-weight-complex="bold"/>
    </style:style>
    <style:style style:name="P1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815f5" officeooo:paragraph-rsid="015dd836" style:font-size-asian="10.5pt" style:font-weight-asian="bold" style:font-size-complex="10.5pt" style:font-weight-complex="bold"/>
    </style:style>
    <style:style style:name="P142" style:family="paragraph" style:parent-style-name="Predeterminado">
      <style:paragraph-properties fo:margin-top="0cm" fo:margin-bottom="0cm" style:contextual-spacing="false" style:line-height-at-least="0.176cm"/>
      <style:text-properties fo:font-size="10.5pt" fo:language="es" fo:country="EC" fo:font-weight="bold" officeooo:rsid="015cd498" officeooo:paragraph-rsid="015cd498" style:font-size-asian="10.5pt" style:font-weight-asian="bold" style:font-size-complex="10.5pt" style:font-weight-complex="bold"/>
    </style:style>
    <style:style style:name="P1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cd498" officeooo:paragraph-rsid="015cd498" style:font-size-asian="10.5pt" style:font-weight-asian="bold" style:font-size-complex="10.5pt" style:font-weight-complex="bold"/>
    </style:style>
    <style:style style:name="P1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5efa67" officeooo:paragraph-rsid="005efa67" style:font-size-asian="10.5pt" style:font-weight-asian="bold" style:font-size-complex="10.5pt"/>
    </style:style>
    <style:style style:name="P145" style:family="paragraph" style:parent-style-name="Predeterminado">
      <style:paragraph-properties fo:margin-top="0cm" fo:margin-bottom="0cm" style:contextual-spacing="false" style:line-height-at-least="0.176cm"/>
      <style:text-properties fo:font-size="10.5pt" fo:language="es" fo:country="EC" fo:font-weight="bold" officeooo:rsid="0063677a" officeooo:paragraph-rsid="0063677a" style:font-size-asian="10.5pt" style:font-weight-asian="bold" style:font-size-complex="10.5pt"/>
    </style:style>
    <style:style style:name="P1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7ba28c" officeooo:paragraph-rsid="007ba28c" style:font-size-asian="10.5pt" style:font-weight-asian="bold" style:font-size-complex="10.5pt"/>
    </style:style>
    <style:style style:name="P147" style:family="paragraph" style:parent-style-name="Predeterminado">
      <style:paragraph-properties fo:margin-top="0cm" fo:margin-bottom="0cm" style:contextual-spacing="false" style:line-height-at-least="0.176cm"/>
      <style:text-properties fo:font-size="10.5pt" fo:language="es" fo:country="EC" fo:font-weight="bold" officeooo:rsid="008cb2f9" officeooo:paragraph-rsid="008cb2f9" style:font-size-asian="10.5pt" style:font-weight-asian="bold" style:font-size-complex="10.5pt"/>
    </style:style>
    <style:style style:name="P1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d2dd6" officeooo:paragraph-rsid="00ad2dd6" style:font-size-asian="10.5pt" style:font-weight-asian="bold" style:font-size-complex="10.5pt"/>
    </style:style>
    <style:style style:name="P149" style:family="paragraph" style:parent-style-name="Predeterminado">
      <style:paragraph-properties fo:margin-top="0cm" fo:margin-bottom="0cm" style:contextual-spacing="false" style:line-height-at-least="0.176cm">
        <style:tab-stops>
          <style:tab-stop style:position="3.858cm"/>
        </style:tab-stops>
      </style:paragraph-properties>
      <style:text-properties fo:font-size="10.5pt" fo:language="es" fo:country="EC" fo:font-weight="bold" officeooo:rsid="00ec689a" style:font-size-asian="10.5pt" style:font-weight-asian="bold" style:font-size-complex="10.5pt" style:font-weight-complex="normal"/>
    </style:style>
    <style:style style:name="P150" style:family="paragraph" style:parent-style-name="Predeterminado">
      <style:paragraph-properties fo:margin-top="0cm" fo:margin-bottom="0cm" style:contextual-spacing="false" style:line-height-at-least="0.176cm"/>
      <style:text-properties fo:font-size="10.5pt" fo:language="es" fo:country="EC" fo:font-weight="bold" officeooo:rsid="014e7d47" officeooo:paragraph-rsid="014e7d47" style:font-size-asian="10.5pt" style:font-weight-asian="bold" style:font-size-complex="10.5pt" style:font-weight-complex="normal"/>
    </style:style>
    <style:style style:name="P151" style:family="paragraph" style:parent-style-name="Predeterminado">
      <style:paragraph-properties fo:margin-top="0cm" fo:margin-bottom="0cm" style:contextual-spacing="false" style:line-height-at-least="0.176cm">
        <style:tab-stops>
          <style:tab-stop style:position="1.085cm"/>
        </style:tab-stops>
      </style:paragraph-properties>
      <style:text-properties fo:font-size="10.5pt" fo:language="es" fo:country="EC" fo:font-weight="bold" officeooo:paragraph-rsid="016b0417" style:font-size-asian="10.5pt" style:font-weight-asian="bold" style:font-size-complex="10.5pt" style:font-weight-complex="normal"/>
    </style:style>
    <style:style style:name="P1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style:font-size-asian="10.5pt" style:font-weight-asian="bold" style:font-size-complex="10.5pt"/>
    </style:style>
    <style:style style:name="P1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officeooo:paragraph-rsid="0106bfbd" style:font-size-asian="10.5pt" style:font-weight-asian="bold" style:font-size-complex="10.5pt"/>
    </style:style>
    <style:style style:name="P1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45669" officeooo:paragraph-rsid="01345669" style:font-size-asian="10.5pt" style:font-weight-asian="bold" style:font-size-complex="10.5pt"/>
    </style:style>
    <style:style style:name="P1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f7438" officeooo:paragraph-rsid="013f7438" style:font-size-asian="10.5pt" style:font-weight-asian="bold" style:font-size-complex="10.5pt"/>
    </style:style>
    <style:style style:name="P1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54982" officeooo:paragraph-rsid="01454982" style:font-size-asian="10.5pt" style:font-weight-asian="bold" style:font-size-complex="10.5pt"/>
    </style:style>
    <style:style style:name="P1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74d5f" officeooo:paragraph-rsid="01474d5f" style:font-size-asian="10.5pt" style:font-weight-asian="bold" style:font-size-complex="10.5pt"/>
    </style:style>
    <style:style style:name="P158" style:family="paragraph" style:parent-style-name="Predeterminado">
      <style:paragraph-properties fo:margin-top="0cm" fo:margin-bottom="0cm" style:contextual-spacing="false" style:line-height-at-least="0.176cm"/>
      <style:text-properties fo:font-size="10.5pt" fo:language="es" fo:country="EC" fo:font-weight="bold" officeooo:rsid="0148bc9b" officeooo:paragraph-rsid="0148bc9b" style:font-size-asian="10.5pt" style:font-weight-asian="bold" style:font-size-complex="10.5pt"/>
    </style:style>
    <style:style style:name="P1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cd498" officeooo:paragraph-rsid="015cd498" style:font-size-asian="10.5pt" style:font-weight-asian="bold" style:font-size-complex="10.5pt"/>
    </style:style>
    <style:style style:name="P160" style:family="paragraph" style:parent-style-name="Predeterminado">
      <style:paragraph-properties fo:margin-top="0cm" fo:margin-bottom="0cm" style:contextual-spacing="false" style:line-height-at-least="0.176cm"/>
      <style:text-properties fo:font-size="10.5pt" fo:language="es" fo:country="EC" fo:font-weight="bold" officeooo:rsid="0162ea54" officeooo:paragraph-rsid="0162ea54" style:font-size-asian="10.5pt" style:font-weight-asian="bold" style:font-size-complex="10.5pt"/>
    </style:style>
    <style:style style:name="P1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79e2af" officeooo:paragraph-rsid="0079e2af" fo:background-color="#ffff00" style:font-size-asian="10.5pt" style:font-weight-asian="bold" style:font-size-complex="10.5pt" style:font-weight-complex="bold"/>
    </style:style>
    <style:style style:name="P162" style:family="paragraph" style:parent-style-name="Predeterminado">
      <style:paragraph-properties fo:margin-top="0cm" fo:margin-bottom="0cm" style:contextual-spacing="false" style:line-height-at-least="0.176cm"/>
      <style:text-properties fo:font-size="10.5pt" fo:language="es" fo:country="EC" style:font-size-asian="10.5pt" style:font-size-complex="10.5pt"/>
    </style:style>
    <style:style style:name="P1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font-size-asian="10.5pt" style:font-size-complex="10.5pt"/>
    </style:style>
    <style:style style:name="P1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47e3a" style:font-size-asian="10.5pt" style:font-size-complex="10.5pt"/>
    </style:style>
    <style:style style:name="P1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81cb7" style:font-size-asian="10.5pt" style:font-size-complex="10.5pt"/>
    </style:style>
    <style:style style:name="P1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ca0e6" style:font-size-asian="10.5pt" style:font-size-complex="10.5pt"/>
    </style:style>
    <style:style style:name="P1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fcf52" style:font-size-asian="10.5pt" style:font-size-complex="10.5pt"/>
    </style:style>
    <style:style style:name="P1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style:font-size-asian="10.5pt" style:font-size-complex="10.5pt"/>
    </style:style>
    <style:style style:name="P1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1d0d8" style:font-size-asian="10.5pt" style:font-size-complex="10.5pt"/>
    </style:style>
    <style:style style:name="P1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2d04f" style:font-size-asian="10.5pt" style:font-size-complex="10.5pt"/>
    </style:style>
    <style:style style:name="P1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917a4" style:font-size-asian="10.5pt" style:font-size-complex="10.5pt"/>
    </style:style>
    <style:style style:name="P1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0071a" style:font-size-asian="10.5pt" style:font-size-complex="10.5pt"/>
    </style:style>
    <style:style style:name="P1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d834d" style:font-size-asian="10.5pt" style:font-size-complex="10.5pt"/>
    </style:style>
    <style:style style:name="P1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82fd5c" style:font-size-asian="10.5pt" style:font-size-complex="10.5pt"/>
    </style:style>
    <style:style style:name="P1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879901" style:font-size-asian="10.5pt" style:font-size-complex="10.5pt"/>
    </style:style>
    <style:style style:name="P1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95c34" style:font-size-asian="10.5pt" style:font-size-complex="10.5pt"/>
    </style:style>
    <style:style style:name="P1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c9e80" style:font-size-asian="10.5pt" style:font-size-complex="10.5pt"/>
    </style:style>
    <style:style style:name="P1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ce5f7" style:font-size-asian="10.5pt" style:font-size-complex="10.5pt"/>
    </style:style>
    <style:style style:name="P1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d2dd6" style:font-size-asian="10.5pt" style:font-size-complex="10.5pt"/>
    </style:style>
    <style:style style:name="P1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f23e0" style:font-size-asian="10.5pt" style:font-size-complex="10.5pt"/>
    </style:style>
    <style:style style:name="P1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be9cd0" style:font-size-asian="10.5pt" style:font-size-complex="10.5pt"/>
    </style:style>
    <style:style style:name="P1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02496" style:font-size-asian="10.5pt" style:font-size-complex="10.5pt"/>
    </style:style>
    <style:style style:name="P1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25f91" style:font-size-asian="10.5pt" style:font-size-complex="10.5pt"/>
    </style:style>
    <style:style style:name="P1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36180" style:font-size-asian="10.5pt" style:font-size-complex="10.5pt"/>
    </style:style>
    <style:style style:name="P1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240f6" style:font-size-asian="10.5pt" style:font-size-complex="10.5pt"/>
    </style:style>
    <style:style style:name="P1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898a8" style:font-size-asian="10.5pt" style:font-size-complex="10.5pt"/>
    </style:style>
    <style:style style:name="P1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ddc19f" style:font-size-asian="10.5pt" style:font-size-complex="10.5pt"/>
    </style:style>
    <style:style style:name="P1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e7465d" style:font-size-asian="10.5pt" style:font-size-complex="10.5pt"/>
    </style:style>
    <style:style style:name="P1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ea124d" style:font-size-asian="10.5pt" style:font-size-complex="10.5pt"/>
    </style:style>
    <style:style style:name="P1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6213e" style:font-size-asian="10.5pt" style:font-size-complex="10.5pt"/>
    </style:style>
    <style:style style:name="P1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d8cbd0" style:font-size-asian="10.5pt" style:font-size-complex="10.5pt"/>
    </style:style>
    <style:style style:name="P1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c37ca" style:font-size-asian="10.5pt" style:font-size-complex="10.5pt"/>
    </style:style>
    <style:style style:name="P1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5a407" style:font-size-asian="10.5pt" style:font-size-complex="10.5pt"/>
    </style:style>
    <style:style style:name="P1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84d92" style:font-size-asian="10.5pt" style:font-size-complex="10.5pt"/>
    </style:style>
    <style:style style:name="P1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a3610" style:font-size-asian="10.5pt" style:font-size-complex="10.5pt"/>
    </style:style>
    <style:style style:name="P1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03b93" style:font-size-asian="10.5pt" style:font-size-complex="10.5pt"/>
    </style:style>
    <style:style style:name="P1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1613a7" style:font-size-asian="10.5pt" style:font-size-complex="10.5pt"/>
    </style:style>
    <style:style style:name="P1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94797" style:font-size-asian="10.5pt" style:font-size-complex="10.5pt"/>
    </style:style>
    <style:style style:name="P1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09afe" style:font-size-asian="10.5pt" style:font-size-complex="10.5pt"/>
    </style:style>
    <style:style style:name="P2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123a7" style:font-size-asian="10.5pt" style:font-size-complex="10.5pt"/>
    </style:style>
    <style:style style:name="P2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9aac3" style:font-size-asian="10.5pt" style:font-size-complex="10.5pt"/>
    </style:style>
    <style:style style:name="P2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45669" style:font-size-asian="10.5pt" style:font-size-complex="10.5pt"/>
    </style:style>
    <style:style style:name="P2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b3f57" style:font-size-asian="10.5pt" style:font-size-complex="10.5pt"/>
    </style:style>
    <style:style style:name="P2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cc982" style:font-size-asian="10.5pt" style:font-size-complex="10.5pt"/>
    </style:style>
    <style:style style:name="P205" style:family="paragraph" style:parent-style-name="Predeterminado">
      <style:paragraph-properties fo:margin-top="0cm" fo:margin-bottom="0cm" style:contextual-spacing="false" style:line-height-at-least="0.176cm"/>
      <style:text-properties fo:font-size="10.5pt" fo:language="es" fo:country="EC" officeooo:paragraph-rsid="00467573" style:font-size-asian="10.5pt" style:font-size-complex="10.5pt"/>
    </style:style>
    <style:style style:name="P206" style:family="paragraph" style:parent-style-name="Predeterminado">
      <style:paragraph-properties fo:margin-top="0cm" fo:margin-bottom="0cm" style:contextual-spacing="false" style:line-height-at-least="0.176cm"/>
      <style:text-properties fo:font-size="10.5pt" fo:language="es" fo:country="EC" officeooo:paragraph-rsid="006369be" style:font-size-asian="10.5pt" style:font-size-complex="10.5pt"/>
    </style:style>
    <style:style style:name="P207"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5pt" fo:language="es" fo:country="EC" officeooo:paragraph-rsid="00ec689a" style:font-size-asian="10.5pt" style:font-size-complex="10.5pt"/>
    </style:style>
    <style:style style:name="P2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style:font-size-asian="10.5pt" style:font-size-complex="10.5pt"/>
    </style:style>
    <style:style style:name="P2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officeooo:paragraph-rsid="00347e3a" style:font-size-asian="10.5pt" style:font-size-complex="10.5pt"/>
    </style:style>
    <style:style style:name="P2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3510" officeooo:paragraph-rsid="003c3510" style:font-size-asian="10.5pt" style:font-size-complex="10.5pt"/>
    </style:style>
    <style:style style:name="P2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2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a0e6" officeooo:paragraph-rsid="003ca0e6" style:font-size-asian="10.5pt" style:font-size-complex="10.5pt"/>
    </style:style>
    <style:style style:name="P2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5efa7" officeooo:paragraph-rsid="0055efa7" style:font-size-asian="10.5pt" style:font-size-complex="10.5pt"/>
    </style:style>
    <style:style style:name="P2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b6b8e" officeooo:paragraph-rsid="005b6b8e" style:font-size-asian="10.5pt" style:font-size-complex="10.5pt"/>
    </style:style>
    <style:style style:name="P2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cafab" officeooo:paragraph-rsid="0052d04f" style:font-size-asian="10.5pt" style:font-size-complex="10.5pt"/>
    </style:style>
    <style:style style:name="P2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cafab" officeooo:paragraph-rsid="005cafab" style:font-size-asian="10.5pt" style:font-size-complex="10.5pt"/>
    </style:style>
    <style:style style:name="P2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efa67" officeooo:paragraph-rsid="005efa67" style:font-size-asian="10.5pt" style:font-size-complex="10.5pt"/>
    </style:style>
    <style:style style:name="P2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0071a" officeooo:paragraph-rsid="0060071a" style:font-size-asian="10.5pt" style:font-size-complex="10.5pt"/>
    </style:style>
    <style:style style:name="P219" style:family="paragraph" style:parent-style-name="Predeterminado">
      <style:paragraph-properties fo:margin-top="0cm" fo:margin-bottom="0cm" style:contextual-spacing="false" style:line-height-at-least="0.176cm"/>
      <style:text-properties fo:font-size="10.5pt" fo:language="es" fo:country="EC" officeooo:rsid="00630e07" officeooo:paragraph-rsid="00630e07" style:font-size-asian="10.5pt" style:font-size-complex="10.5pt"/>
    </style:style>
    <style:style style:name="P2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3677a" officeooo:paragraph-rsid="0063677a" style:font-size-asian="10.5pt" style:font-size-complex="10.5pt"/>
    </style:style>
    <style:style style:name="P2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369be" officeooo:paragraph-rsid="0052d04f" style:font-size-asian="10.5pt" style:font-size-complex="10.5pt"/>
    </style:style>
    <style:style style:name="P2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d834d" officeooo:paragraph-rsid="006d834d" style:font-size-asian="10.5pt" style:font-size-complex="10.5pt"/>
    </style:style>
    <style:style style:name="P2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f6e40" officeooo:paragraph-rsid="006f6e40" style:font-size-asian="10.5pt" style:font-size-complex="10.5pt"/>
    </style:style>
    <style:style style:name="P224" style:family="paragraph" style:parent-style-name="Predeterminado">
      <style:paragraph-properties fo:margin-top="0cm" fo:margin-bottom="0cm" style:contextual-spacing="false" style:line-height-at-least="0.176cm"/>
      <style:text-properties fo:font-size="10.5pt" fo:language="es" fo:country="EC" officeooo:rsid="006f9b24" officeooo:paragraph-rsid="006f9b24" style:font-size-asian="10.5pt" style:font-size-complex="10.5pt"/>
    </style:style>
    <style:style style:name="P2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73dfa9" officeooo:paragraph-rsid="0073dfa9" style:font-size-asian="10.5pt" style:font-size-complex="10.5pt"/>
    </style:style>
    <style:style style:name="P2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8e6d3e" officeooo:paragraph-rsid="00995c34" style:font-size-asian="10.5pt" style:font-size-complex="10.5pt"/>
    </style:style>
    <style:style style:name="P2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8fe5b2" officeooo:paragraph-rsid="00995c34" style:font-size-asian="10.5pt" style:font-size-complex="10.5pt"/>
    </style:style>
    <style:style style:name="P2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27172" officeooo:paragraph-rsid="00995c34" style:font-size-asian="10.5pt" style:font-size-complex="10.5pt"/>
    </style:style>
    <style:style style:name="P2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587a4" officeooo:paragraph-rsid="00995c34" style:font-size-asian="10.5pt" style:font-size-complex="10.5pt"/>
    </style:style>
    <style:style style:name="P2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60986" officeooo:paragraph-rsid="00995c34" style:font-size-asian="10.5pt" style:font-size-complex="10.5pt"/>
    </style:style>
    <style:style style:name="P2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c9e80" officeooo:paragraph-rsid="009c9e80" style:font-size-asian="10.5pt" style:font-size-complex="10.5pt"/>
    </style:style>
    <style:style style:name="P2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acf7b3" officeooo:paragraph-rsid="00ace5f7" style:font-size-asian="10.5pt" style:font-size-complex="10.5pt"/>
    </style:style>
    <style:style style:name="P2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ad2dd6" officeooo:paragraph-rsid="00b3fd4f" style:font-size-asian="10.5pt" style:font-size-complex="10.5pt"/>
    </style:style>
    <style:style style:name="P2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98053" officeooo:paragraph-rsid="00c898a8" style:font-size-asian="10.5pt" style:font-size-complex="10.5pt"/>
    </style:style>
    <style:style style:name="P2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98053" officeooo:paragraph-rsid="00c98053" style:font-size-asian="10.5pt" style:font-size-complex="10.5pt"/>
    </style:style>
    <style:style style:name="P2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e8f03" style:font-size-asian="10.5pt" style:font-size-complex="10.5pt"/>
    </style:style>
    <style:style style:name="P237" style:family="paragraph" style:parent-style-name="Predeterminado">
      <style:paragraph-properties fo:margin-top="0cm" fo:margin-bottom="0cm" style:contextual-spacing="false" style:line-height-at-least="0.176cm"/>
      <style:text-properties fo:font-size="10.5pt" fo:language="es" fo:country="EC" officeooo:rsid="00cf7154" officeooo:paragraph-rsid="00cf7154" style:font-size-asian="10.5pt" style:font-size-complex="10.5pt"/>
    </style:style>
    <style:style style:name="P2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ad57b" style:font-size-asian="10.5pt" style:font-size-complex="10.5pt"/>
    </style:style>
    <style:style style:name="P2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b9b07" style:font-size-asian="10.5pt" style:font-size-complex="10.5pt"/>
    </style:style>
    <style:style style:name="P2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b9b07" officeooo:paragraph-rsid="00db9b07" style:font-size-asian="10.5pt" style:font-size-complex="10.5pt"/>
    </style:style>
    <style:style style:name="P241"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fo:font-size="10.5pt" fo:language="es" fo:country="EC" officeooo:rsid="00e7465d" officeooo:paragraph-rsid="00e7465d" style:font-size-asian="10.5pt" style:font-size-complex="10.5pt"/>
    </style:style>
    <style:style style:name="P242"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5pt" fo:language="es" fo:country="EC" officeooo:rsid="00ec689a" officeooo:paragraph-rsid="00ec689a" style:font-size-asian="10.5pt" style:font-size-complex="10.5pt"/>
    </style:style>
    <style:style style:name="P2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4baca" officeooo:paragraph-rsid="00f4baca" style:font-size-asian="10.5pt" style:font-size-complex="10.5pt"/>
    </style:style>
    <style:style style:name="P2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6213e" officeooo:paragraph-rsid="00f58c98" style:font-size-asian="10.5pt" style:font-size-complex="10.5pt"/>
    </style:style>
    <style:style style:name="P2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58c98" officeooo:paragraph-rsid="00f58c98" style:font-size-asian="10.5pt" style:font-size-complex="10.5pt"/>
    </style:style>
    <style:style style:name="P2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128c82" officeooo:paragraph-rsid="0113a795" style:font-size-asian="10.5pt" style:font-size-complex="10.5pt"/>
    </style:style>
    <style:style style:name="P2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3cc982" officeooo:paragraph-rsid="013cc982" style:font-size-asian="10.5pt" style:font-size-complex="10.5pt"/>
    </style:style>
    <style:style style:name="P2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3b3f57" officeooo:paragraph-rsid="013b3f57" style:font-size-asian="10.5pt" style:font-size-complex="10.5pt"/>
    </style:style>
    <style:style style:name="P2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2cb6c" officeooo:paragraph-rsid="0142cb6c" style:font-size-asian="10.5pt" style:font-size-complex="10.5pt"/>
    </style:style>
    <style:style style:name="P2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2cb6c" officeooo:paragraph-rsid="01454982" style:font-size-asian="10.5pt" style:font-size-complex="10.5pt"/>
    </style:style>
    <style:style style:name="P2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54982" officeooo:paragraph-rsid="0142cb6c" style:font-size-asian="10.5pt" style:font-size-complex="10.5pt"/>
    </style:style>
    <style:style style:name="P2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54982" officeooo:paragraph-rsid="01454982" style:font-size-asian="10.5pt" style:font-size-complex="10.5pt"/>
    </style:style>
    <style:style style:name="P2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60d94" officeooo:paragraph-rsid="01460d94" style:font-size-asian="10.5pt" style:font-size-complex="10.5pt"/>
    </style:style>
    <style:style style:name="P2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8bc9b" officeooo:paragraph-rsid="0148bc9b" style:font-size-asian="10.5pt" style:font-size-complex="10.5pt"/>
    </style:style>
    <style:style style:name="P2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2498" officeooo:paragraph-rsid="014b2498" style:font-size-asian="10.5pt" style:font-size-complex="10.5pt"/>
    </style:style>
    <style:style style:name="P2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439a" style:font-size-asian="10.5pt" style:font-size-complex="10.5pt"/>
    </style:style>
    <style:style style:name="P2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439a" officeooo:paragraph-rsid="014b439a" style:font-size-asian="10.5pt" style:font-size-complex="10.5pt"/>
    </style:style>
    <style:style style:name="P258" style:family="paragraph" style:parent-style-name="Predeterminado">
      <style:paragraph-properties fo:margin-top="0cm" fo:margin-bottom="0cm" style:contextual-spacing="false" style:line-height-at-least="0.176cm"/>
      <style:text-properties fo:font-size="10.5pt" fo:language="es" fo:country="EC" officeooo:paragraph-rsid="00995c34" style:font-name-asian="Times New Roman1" style:font-size-asian="10.5pt" style:language-asian="es" style:country-asian="EC" style:font-name-complex="Courier New3" style:font-size-complex="10.5pt"/>
    </style:style>
    <style:style style:name="P2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03ee9" officeooo:paragraph-rsid="00203ee9" style:font-size-asian="10.5pt" style:font-weight-asian="normal" style:font-size-complex="10.5pt" style:font-weight-complex="normal"/>
    </style:style>
    <style:style style:name="P2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40e6c" officeooo:paragraph-rsid="00240e6c" style:font-size-asian="10.5pt" style:font-weight-asian="normal" style:font-size-complex="10.5pt" style:font-weight-complex="normal"/>
    </style:style>
    <style:style style:name="P2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9ad37" officeooo:paragraph-rsid="0029ad37" style:font-size-asian="10.5pt" style:font-weight-asian="normal" style:font-size-complex="10.5pt" style:font-weight-complex="normal"/>
    </style:style>
    <style:style style:name="P2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cee96" officeooo:paragraph-rsid="002cee96" style:font-size-asian="10.5pt" style:font-weight-asian="normal" style:font-size-complex="10.5pt" style:font-weight-complex="normal"/>
    </style:style>
    <style:style style:name="P2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2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467573" style:font-size-asian="10.5pt" style:font-weight-asian="normal" style:font-size-complex="10.5pt" style:font-weight-complex="normal"/>
    </style:style>
    <style:style style:name="P2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7ba28c" style:font-size-asian="10.5pt" style:font-weight-asian="normal" style:font-size-complex="10.5pt" style:font-weight-complex="normal"/>
    </style:style>
    <style:style style:name="P2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ab91f3" style:font-size-asian="10.5pt" style:font-weight-asian="normal" style:font-size-complex="10.5pt" style:font-weight-complex="normal"/>
    </style:style>
    <style:style style:name="P2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995c34" style:font-size-asian="10.5pt" style:font-weight-asian="normal" style:font-size-complex="10.5pt" style:font-weight-complex="normal"/>
    </style:style>
    <style:style style:name="P2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b17220" style:font-size-asian="10.5pt" style:font-weight-asian="normal" style:font-size-complex="10.5pt" style:font-weight-complex="normal"/>
    </style:style>
    <style:style style:name="P2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b3fd4f" style:font-size-asian="10.5pt" style:font-weight-asian="normal" style:font-size-complex="10.5pt" style:font-weight-complex="normal"/>
    </style:style>
    <style:style style:name="P2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083dd9" style:font-size-asian="10.5pt" style:font-weight-asian="normal" style:font-size-complex="10.5pt" style:font-weight-complex="normal"/>
    </style:style>
    <style:style style:name="P2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7a722" style:font-size-asian="10.5pt" style:font-weight-asian="normal" style:font-size-complex="10.5pt" style:font-weight-complex="normal"/>
    </style:style>
    <style:style style:name="P2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815f5" style:font-size-asian="10.5pt" style:font-weight-asian="normal" style:font-size-complex="10.5pt" style:font-weight-complex="normal"/>
    </style:style>
    <style:style style:name="P2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bd5c3" style:font-size-asian="10.5pt" style:font-weight-asian="normal" style:font-size-complex="10.5pt" style:font-weight-complex="normal"/>
    </style:style>
    <style:style style:name="P2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cd498" style:font-size-asian="10.5pt" style:font-weight-asian="normal" style:font-size-complex="10.5pt" style:font-weight-complex="normal"/>
    </style:style>
    <style:style style:name="P275" style:family="paragraph" style:parent-style-name="Predeterminado">
      <style:paragraph-properties fo:margin-top="0cm" fo:margin-bottom="0cm" style:contextual-spacing="false" style:line-height-at-least="0.176cm"/>
      <style:text-properties fo:font-size="10.5pt" fo:language="es" fo:country="EC" fo:font-weight="normal" officeooo:paragraph-rsid="015cd498" style:font-size-asian="10.5pt" style:font-weight-asian="normal" style:font-size-complex="10.5pt" style:font-weight-complex="normal"/>
    </style:style>
    <style:style style:name="P276" style:family="paragraph" style:parent-style-name="Predeterminado">
      <style:paragraph-properties fo:margin-top="0cm" fo:margin-bottom="0cm" style:contextual-spacing="false" style:line-height-at-least="0.176cm"/>
      <style:text-properties fo:font-size="10.5pt" fo:language="es" fo:country="EC" fo:font-weight="normal" officeooo:paragraph-rsid="017a2854" style:font-size-asian="10.5pt" style:font-weight-asian="normal" style:font-size-complex="10.5pt" style:font-weight-complex="normal"/>
    </style:style>
    <style:style style:name="P2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3c8de" officeooo:paragraph-rsid="0053c8de" style:font-size-asian="10.5pt" style:font-weight-asian="normal" style:font-size-complex="10.5pt" style:font-weight-complex="normal"/>
    </style:style>
    <style:style style:name="P2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5086d" officeooo:paragraph-rsid="0055086d" style:font-size-asian="10.5pt" style:font-weight-asian="normal" style:font-size-complex="10.5pt" style:font-weight-complex="normal"/>
    </style:style>
    <style:style style:name="P2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b6b8e" officeooo:paragraph-rsid="005b6b8e" style:font-size-asian="10.5pt" style:font-weight-asian="normal" style:font-size-complex="10.5pt" style:font-weight-complex="normal"/>
    </style:style>
    <style:style style:name="P280" style:family="paragraph" style:parent-style-name="Predeterminado">
      <style:paragraph-properties fo:margin-top="0cm" fo:margin-bottom="0cm" style:contextual-spacing="false" style:line-height-at-least="0.176cm"/>
      <style:text-properties fo:font-size="10.5pt" fo:language="es" fo:country="EC" fo:font-weight="normal" officeooo:rsid="0063677a" officeooo:paragraph-rsid="0063677a" style:font-size-asian="10.5pt" style:font-weight-asian="normal" style:font-size-complex="10.5pt" style:font-weight-complex="normal"/>
    </style:style>
    <style:style style:name="P281" style:family="paragraph" style:parent-style-name="Predeterminado">
      <style:paragraph-properties fo:margin-top="0cm" fo:margin-bottom="0cm" style:contextual-spacing="false" style:line-height-at-least="0.176cm"/>
      <style:text-properties fo:font-size="10.5pt" fo:language="es" fo:country="EC" fo:font-weight="normal" officeooo:rsid="00700464" officeooo:paragraph-rsid="00700464" style:font-size-asian="10.5pt" style:font-weight-asian="normal" style:font-size-complex="10.5pt" style:font-weight-complex="normal"/>
    </style:style>
    <style:style style:name="P282" style:family="paragraph" style:parent-style-name="Predeterminado">
      <style:paragraph-properties fo:margin-top="0cm" fo:margin-bottom="0cm" style:contextual-spacing="false" style:line-height-at-least="0.176cm"/>
      <style:text-properties fo:font-size="10.5pt" fo:language="es" fo:country="EC" fo:font-weight="normal" officeooo:rsid="007169a4" officeooo:paragraph-rsid="007169a4" style:font-size-asian="10.5pt" style:font-weight-asian="normal" style:font-size-complex="10.5pt" style:font-weight-complex="normal"/>
    </style:style>
    <style:style style:name="P2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7169a4" officeooo:paragraph-rsid="00720a57" style:font-size-asian="10.5pt" style:font-weight-asian="normal" style:font-size-complex="10.5pt" style:font-weight-complex="normal"/>
    </style:style>
    <style:style style:name="P2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19e16" officeooo:paragraph-rsid="00995c34" style:font-size-asian="10.5pt" style:font-weight-asian="normal" style:font-size-complex="10.5pt" style:font-weight-complex="normal"/>
    </style:style>
    <style:style style:name="P2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60986" officeooo:paragraph-rsid="00995c34" style:font-size-asian="10.5pt" style:font-weight-asian="normal" style:font-size-complex="10.5pt" style:font-weight-complex="normal"/>
    </style:style>
    <style:style style:name="P2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95c34" officeooo:paragraph-rsid="00995c34" style:font-size-asian="10.5pt" style:font-weight-asian="normal" style:font-size-complex="10.5pt" style:font-weight-complex="normal"/>
    </style:style>
    <style:style style:name="P287" style:family="paragraph" style:parent-style-name="Predeterminado">
      <style:paragraph-properties fo:margin-top="0cm" fo:margin-bottom="0cm" style:contextual-spacing="false" style:line-height-at-least="0.176cm"/>
      <style:text-properties fo:font-size="10.5pt" fo:language="es" fo:country="EC" fo:font-weight="normal" officeooo:rsid="0083f77b" officeooo:paragraph-rsid="0083f77b" style:font-size-asian="10.5pt" style:font-weight-asian="normal" style:font-size-complex="10.5pt" style:font-weight-complex="normal"/>
    </style:style>
    <style:style style:name="P2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8cb2f9" officeooo:paragraph-rsid="008cb2f9" style:font-size-asian="10.5pt" style:font-weight-asian="normal" style:font-size-complex="10.5pt" style:font-weight-complex="normal"/>
    </style:style>
    <style:style style:name="P2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4f363" officeooo:paragraph-rsid="00a4f363" style:font-size-asian="10.5pt" style:font-weight-asian="normal" style:font-size-complex="10.5pt" style:font-weight-complex="normal"/>
    </style:style>
    <style:style style:name="P2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d2dd6" officeooo:paragraph-rsid="00af23e0" style:font-size-asian="10.5pt" style:font-weight-asian="normal" style:font-size-complex="10.5pt" style:font-weight-complex="normal"/>
    </style:style>
    <style:style style:name="P2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df3ac" officeooo:paragraph-rsid="00ad2dd6" style:font-size-asian="10.5pt" style:font-weight-asian="normal" style:font-size-complex="10.5pt" style:font-weight-complex="normal"/>
    </style:style>
    <style:style style:name="P2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10bfc" officeooo:paragraph-rsid="00af66d3" style:font-size-asian="10.5pt" style:font-weight-asian="normal" style:font-size-complex="10.5pt" style:font-weight-complex="normal"/>
    </style:style>
    <style:style style:name="P2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17220" officeooo:paragraph-rsid="00b17220" style:font-size-asian="10.5pt" style:font-weight-asian="normal" style:font-size-complex="10.5pt" style:font-weight-complex="normal"/>
    </style:style>
    <style:style style:name="P2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3fd4f" officeooo:paragraph-rsid="00b3fd4f" style:font-size-asian="10.5pt" style:font-weight-asian="normal" style:font-size-complex="10.5pt" style:font-weight-complex="normal"/>
    </style:style>
    <style:style style:name="P2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e9cd0" officeooo:paragraph-rsid="00c02496" style:font-size-asian="10.5pt" style:font-weight-asian="normal" style:font-size-complex="10.5pt" style:font-weight-complex="normal"/>
    </style:style>
    <style:style style:name="P2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e9cd0" officeooo:paragraph-rsid="00be9cd0" style:font-size-asian="10.5pt" style:font-weight-asian="normal" style:font-size-complex="10.5pt" style:font-weight-complex="normal"/>
    </style:style>
    <style:style style:name="P2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c0440f" officeooo:paragraph-rsid="00c0440f" style:font-size-asian="10.5pt" style:font-weight-asian="normal" style:font-size-complex="10.5pt" style:font-weight-complex="normal"/>
    </style:style>
    <style:style style:name="P2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b91f3" officeooo:paragraph-rsid="00ab91f3" style:font-size-asian="10.5pt" style:font-weight-asian="normal" style:font-size-complex="10.5pt" style:font-weight-complex="normal"/>
    </style:style>
    <style:style style:name="P2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b91f3" officeooo:paragraph-rsid="00c36180" style:font-size-asian="10.5pt" style:font-weight-asian="normal" style:font-size-complex="10.5pt" style:font-weight-complex="normal"/>
    </style:style>
    <style:style style:name="P3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e4509" officeooo:paragraph-rsid="00c25f91" style:font-size-asian="10.5pt" style:font-weight-asian="normal" style:font-size-complex="10.5pt" style:font-weight-complex="normal"/>
    </style:style>
    <style:style style:name="P301" style:family="paragraph" style:parent-style-name="Predeterminado">
      <style:paragraph-properties fo:margin-top="0cm" fo:margin-bottom="0cm" style:contextual-spacing="false" style:line-height-at-least="0.176cm"/>
      <style:text-properties fo:font-size="10.5pt" fo:language="es" fo:country="EC" fo:font-weight="normal" officeooo:rsid="00d8dee4" officeooo:paragraph-rsid="00d8dee4" style:font-size-asian="10.5pt" style:font-weight-asian="normal" style:font-size-complex="10.5pt" style:font-weight-complex="normal"/>
    </style:style>
    <style:style style:name="P3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ea124d" officeooo:paragraph-rsid="00e7465d" style:font-size-asian="10.5pt" style:font-weight-asian="normal" style:font-size-complex="10.5pt" style:font-weight-complex="normal"/>
    </style:style>
    <style:style style:name="P3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e7465d" officeooo:paragraph-rsid="00e7465d" style:font-size-asian="10.5pt" style:font-weight-asian="normal" style:font-size-complex="10.5pt" style:font-weight-complex="normal"/>
    </style:style>
    <style:style style:name="P3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fecaaa" officeooo:paragraph-rsid="00fc37ca" style:font-size-asian="10.5pt" style:font-weight-asian="normal" style:font-size-complex="10.5pt" style:font-weight-complex="normal"/>
    </style:style>
    <style:style style:name="P3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fecaaa" officeooo:paragraph-rsid="00fecaaa" style:font-size-asian="10.5pt" style:font-weight-asian="normal" style:font-size-complex="10.5pt" style:font-weight-complex="normal"/>
    </style:style>
    <style:style style:name="P3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06bfbd" officeooo:paragraph-rsid="0106bfbd" style:font-size-asian="10.5pt" style:font-weight-asian="normal" style:font-size-complex="10.5pt" style:font-weight-complex="normal"/>
    </style:style>
    <style:style style:name="P3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084d92" officeooo:paragraph-rsid="01084d92" style:font-size-asian="10.5pt" style:font-weight-asian="normal" style:font-size-complex="10.5pt" style:font-weight-complex="normal"/>
    </style:style>
    <style:style style:name="P3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14e884" officeooo:paragraph-rsid="0114e884" style:font-size-asian="10.5pt" style:font-weight-asian="normal" style:font-size-complex="10.5pt" style:font-weight-complex="normal"/>
    </style:style>
    <style:style style:name="P3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45669" officeooo:paragraph-rsid="01345669" style:font-size-asian="10.5pt" style:font-weight-asian="normal" style:font-size-complex="10.5pt" style:font-weight-complex="normal"/>
    </style:style>
    <style:style style:name="P3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1cecc4" officeooo:paragraph-rsid="011cecc4" style:font-size-asian="10.5pt" style:font-weight-asian="normal" style:font-size-complex="10.5pt" style:font-weight-complex="normal"/>
    </style:style>
    <style:style style:name="P3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d3c2f" officeooo:paragraph-rsid="012d3c2f" style:font-size-asian="10.5pt" style:font-weight-asian="normal" style:font-size-complex="10.5pt" style:font-weight-complex="normal"/>
    </style:style>
    <style:style style:name="P3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09afe" officeooo:paragraph-rsid="01209afe" style:font-size-asian="10.5pt" style:font-weight-asian="normal" style:font-size-complex="10.5pt" style:font-weight-complex="normal"/>
    </style:style>
    <style:style style:name="P3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123a7" officeooo:paragraph-rsid="01209afe" style:font-size-asian="10.5pt" style:font-weight-asian="normal" style:font-size-complex="10.5pt" style:font-weight-complex="normal"/>
    </style:style>
    <style:style style:name="P3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123a7" officeooo:paragraph-rsid="012123a7" style:font-size-asian="10.5pt" style:font-weight-asian="normal" style:font-size-complex="10.5pt" style:font-weight-complex="normal"/>
    </style:style>
    <style:style style:name="P3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9aac3" officeooo:paragraph-rsid="0129aac3" style:font-size-asian="10.5pt" style:font-weight-asian="normal" style:font-size-complex="10.5pt" style:font-weight-complex="normal"/>
    </style:style>
    <style:style style:name="P3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d5895" officeooo:paragraph-rsid="013d5895" style:font-size-asian="10.5pt" style:font-weight-asian="normal" style:font-size-complex="10.5pt" style:font-weight-complex="normal"/>
    </style:style>
    <style:style style:name="P3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f7438" officeooo:paragraph-rsid="013dfd9d" style:font-size-asian="10.5pt" style:font-weight-asian="normal" style:font-size-complex="10.5pt" style:font-weight-complex="normal"/>
    </style:style>
    <style:style style:name="P3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f7438" officeooo:paragraph-rsid="013f7438" style:font-size-asian="10.5pt" style:font-weight-asian="normal" style:font-size-complex="10.5pt" style:font-weight-complex="normal"/>
    </style:style>
    <style:style style:name="P3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18c24" officeooo:paragraph-rsid="01418c24" style:font-size-asian="10.5pt" style:font-weight-asian="normal" style:font-size-complex="10.5pt" style:font-weight-complex="normal"/>
    </style:style>
    <style:style style:name="P3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edbff" officeooo:paragraph-rsid="012edbff" style:font-size-asian="10.5pt" style:font-weight-asian="normal" style:font-size-complex="10.5pt" style:font-weight-complex="normal"/>
    </style:style>
    <style:style style:name="P3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74d5f" officeooo:paragraph-rsid="01460d94" style:font-size-asian="10.5pt" style:font-weight-asian="normal" style:font-size-complex="10.5pt" style:font-weight-complex="normal"/>
    </style:style>
    <style:style style:name="P3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74d5f" officeooo:paragraph-rsid="01474d5f" style:font-size-asian="10.5pt" style:font-weight-asian="normal" style:font-size-complex="10.5pt" style:font-weight-complex="normal"/>
    </style:style>
    <style:style style:name="P3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5e178" officeooo:paragraph-rsid="0154eb63" style:font-size-asian="10.5pt" style:font-weight-asian="normal" style:font-size-complex="10.5pt" style:font-weight-complex="normal"/>
    </style:style>
    <style:style style:name="P324" style:family="paragraph" style:parent-style-name="Predeterminado">
      <style:paragraph-properties fo:margin-top="0cm" fo:margin-bottom="0cm" style:contextual-spacing="false" style:line-height-at-least="0.176cm"/>
      <style:text-properties fo:font-size="10.5pt" fo:language="es" fo:country="EC" fo:font-weight="normal" officeooo:rsid="0157a722" officeooo:paragraph-rsid="0157a722" style:font-size-asian="10.5pt" style:font-weight-asian="normal" style:font-size-complex="10.5pt" style:font-weight-complex="normal"/>
    </style:style>
    <style:style style:name="P3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83652" officeooo:paragraph-rsid="01583652" style:font-size-asian="10.5pt" style:font-weight-asian="normal" style:font-size-complex="10.5pt" style:font-weight-complex="normal"/>
    </style:style>
    <style:style style:name="P3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bd5c3" officeooo:paragraph-rsid="015bd5c3" style:font-size-asian="10.5pt" style:font-weight-asian="normal" style:font-size-complex="10.5pt" style:font-weight-complex="normal"/>
    </style:style>
    <style:style style:name="P3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dd836" officeooo:paragraph-rsid="015dd836" style:font-size-asian="10.5pt" style:font-weight-asian="normal" style:font-size-complex="10.5pt" style:font-weight-complex="normal"/>
    </style:style>
    <style:style style:name="P328" style:family="paragraph" style:parent-style-name="Predeterminado">
      <style:paragraph-properties fo:margin-top="0cm" fo:margin-bottom="0cm" style:contextual-spacing="false" style:line-height-at-least="0.176cm"/>
      <style:text-properties fo:font-size="10.5pt" fo:language="es" fo:country="EC" fo:font-weight="normal" officeooo:rsid="015dd836" officeooo:paragraph-rsid="015dd836" style:font-size-asian="10.5pt" style:font-weight-asian="normal" style:font-size-complex="10.5pt" style:font-weight-complex="normal"/>
    </style:style>
    <style:style style:name="P329" style:family="paragraph" style:parent-style-name="Predeterminado">
      <style:paragraph-properties fo:margin-top="0cm" fo:margin-bottom="0cm" style:contextual-spacing="false" style:line-height-at-least="0.176cm"/>
      <style:text-properties fo:font-size="10.5pt" fo:language="es" fo:country="EC" fo:font-weight="normal" officeooo:rsid="015cd498" officeooo:paragraph-rsid="015cd498" style:font-size-asian="10.5pt" style:font-weight-asian="normal" style:font-size-complex="10.5pt" style:font-weight-complex="normal"/>
    </style:style>
    <style:style style:name="P330" style:family="paragraph" style:parent-style-name="Predeterminado">
      <style:paragraph-properties fo:margin-top="0cm" fo:margin-bottom="0cm" style:contextual-spacing="false" style:line-height-at-least="0.176cm"/>
      <style:text-properties fo:font-size="10.5pt" fo:language="es" fo:country="EC" fo:font-weight="normal" officeooo:rsid="016401d8" officeooo:paragraph-rsid="015cd498" style:font-size-asian="10.5pt" style:font-weight-asian="normal" style:font-size-complex="10.5pt" style:font-weight-complex="normal"/>
    </style:style>
    <style:style style:name="P331" style:family="paragraph" style:parent-style-name="Predeterminado">
      <style:paragraph-properties fo:margin-top="0cm" fo:margin-bottom="0cm" style:contextual-spacing="false" style:line-height-at-least="0.176cm"/>
      <style:text-properties fo:font-size="10.5pt" fo:language="es" fo:country="EC" fo:font-weight="normal" officeooo:rsid="0165e23f" officeooo:paragraph-rsid="0165e23f" style:font-size-asian="10.5pt" style:font-weight-asian="normal" style:font-size-complex="10.5pt" style:font-weight-complex="normal"/>
    </style:style>
    <style:style style:name="P332" style:family="paragraph" style:parent-style-name="Predeterminado">
      <style:paragraph-properties fo:margin-top="0cm" fo:margin-bottom="0cm" style:contextual-spacing="false" style:line-height-at-least="0.176cm"/>
      <style:text-properties fo:font-size="10.5pt" fo:language="es" fo:country="EC" fo:font-weight="normal" officeooo:rsid="016b0417" officeooo:paragraph-rsid="016b0417" style:font-size-asian="10.5pt" style:font-weight-asian="normal" style:font-size-complex="10.5pt" style:font-weight-complex="normal"/>
    </style:style>
    <style:style style:name="P3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1810e" officeooo:paragraph-rsid="01735265" style:font-size-asian="10.5pt" style:font-weight-asian="normal" style:font-size-complex="10.5pt" style:font-weight-complex="normal"/>
    </style:style>
    <style:style style:name="P3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4eb63" style:font-size-asian="10.5pt" style:font-weight-asian="normal" style:font-size-complex="10.5pt"/>
    </style:style>
    <style:style style:name="P3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9f219" style:font-size-asian="10.5pt" style:language-asian="es" style:country-asian="EC" style:font-weight-asian="normal" style:font-size-complex="10.5pt" style:font-weight-complex="normal"/>
    </style:style>
    <style:style style:name="P3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e4509" officeooo:paragraph-rsid="009e4509" style:font-size-asian="10.5pt" style:language-asian="es" style:country-asian="EC" style:font-weight-asian="normal" style:font-size-complex="10.5pt" style:font-weight-complex="normal"/>
    </style:style>
    <style:style style:name="P3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normal" officeooo:rsid="0029ad37" officeooo:paragraph-rsid="0029ad37" style:font-size-asian="10.5pt" style:font-weight-asian="normal" style:font-size-complex="10.5pt" style:font-weight-complex="normal"/>
    </style:style>
    <style:style style:name="P3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bold" officeooo:rsid="00db9b07" officeooo:paragraph-rsid="00db9b07" style:font-size-asian="10.5pt" style:font-weight-asian="bold" style:font-size-complex="10.5pt" style:font-weight-complex="bold"/>
    </style:style>
    <style:style style:name="P3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solid" style:text-underline-width="auto" style:text-underline-color="font-color" officeooo:paragraph-rsid="0041d0d8" style:font-size-asian="10.5pt" style:font-size-complex="10.5pt"/>
    </style:style>
    <style:style style:name="P3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fo:background-color="transparent" style:font-size-asian="10.5pt" style:font-size-complex="10.5pt"/>
    </style:style>
    <style:style style:name="P3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0543f" officeooo:paragraph-rsid="0050543f" fo:background-color="transparent" style:font-size-asian="10.5pt" style:font-size-complex="10.5pt"/>
    </style:style>
    <style:style style:name="P3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79e2af" officeooo:paragraph-rsid="00467573" fo:background-color="#ffff00" style:font-size-asian="10.5pt" style:font-size-complex="10.5pt"/>
    </style:style>
    <style:style style:name="P343" style:family="paragraph" style:parent-style-name="Predeterminado">
      <style:paragraph-properties fo:margin-top="0cm" fo:margin-bottom="0cm" style:contextual-spacing="false" style:line-height-at-least="0.176cm"/>
      <style:text-properties fo:font-size="10.5pt" officeooo:rsid="006f6e40" officeooo:paragraph-rsid="006f6e40" style:font-size-asian="10.5pt" style:font-size-complex="10.5pt"/>
    </style:style>
    <style:style style:name="P344" style:family="paragraph" style:parent-style-name="Predeterminado">
      <style:paragraph-properties fo:margin-top="0cm" fo:margin-bottom="0cm" style:contextual-spacing="false" style:line-height-at-least="0.176cm" fo:text-align="justify" style:justify-single-word="false"/>
      <style:text-properties fo:font-size="10.5pt" officeooo:rsid="0073dfa9" officeooo:paragraph-rsid="0073dfa9" style:font-size-asian="10.5pt" style:font-size-complex="10.5pt"/>
    </style:style>
    <style:style style:name="P345" style:family="paragraph" style:parent-style-name="Predeterminado">
      <style:paragraph-properties fo:margin-top="0cm" fo:margin-bottom="0cm" style:contextual-spacing="false" style:line-height-at-least="0.176cm" fo:text-align="justify" style:justify-single-word="false"/>
      <style:text-properties fo:font-size="10.5pt" officeooo:rsid="0077dc85" officeooo:paragraph-rsid="0077dc85" style:font-size-asian="10.5pt" style:font-size-complex="10.5pt"/>
    </style:style>
    <style:style style:name="P346" style:family="paragraph" style:parent-style-name="Predeterminado">
      <style:paragraph-properties fo:margin-top="0cm" fo:margin-bottom="0cm" style:contextual-spacing="false" style:line-height-at-least="0.176cm" fo:text-align="justify" style:justify-single-word="false"/>
      <style:text-properties fo:font-size="10.5pt" officeooo:paragraph-rsid="008abbbf" style:font-size-asian="10.5pt" style:font-size-complex="10.5pt"/>
    </style:style>
    <style:style style:name="P347" style:family="paragraph" style:parent-style-name="Predeterminado">
      <style:paragraph-properties fo:margin-top="0cm" fo:margin-bottom="0cm" style:contextual-spacing="false" style:line-height-at-least="0.176cm" fo:text-align="justify" style:justify-single-word="false"/>
      <style:text-properties fo:font-size="10.5pt" officeooo:paragraph-rsid="00995c34" style:font-size-asian="10.5pt" style:font-size-complex="10.5pt"/>
    </style:style>
    <style:style style:name="P348" style:family="paragraph" style:parent-style-name="Predeterminado">
      <style:paragraph-properties fo:margin-top="0cm" fo:margin-bottom="0cm" style:contextual-spacing="false" style:line-height-at-least="0.176cm" fo:text-align="justify" style:justify-single-word="false"/>
      <style:text-properties fo:font-size="10.5pt" officeooo:paragraph-rsid="00d44018" style:font-size-asian="10.5pt" style:font-size-complex="10.5pt"/>
    </style:style>
    <style:style style:name="P349" style:family="paragraph" style:parent-style-name="Predeterminado">
      <style:paragraph-properties fo:margin-top="0cm" fo:margin-bottom="0cm" style:contextual-spacing="false" style:line-height-at-least="0.176cm" fo:text-align="justify" style:justify-single-word="false"/>
      <style:text-properties fo:font-size="10.5pt" officeooo:paragraph-rsid="00f6213e" style:font-size-asian="10.5pt" style:font-size-complex="10.5pt"/>
    </style:style>
    <style:style style:name="P350" style:family="paragraph" style:parent-style-name="Predeterminado">
      <style:paragraph-properties fo:margin-top="0cm" fo:margin-bottom="0cm" style:contextual-spacing="false" style:line-height-at-least="0.176cm" fo:text-align="justify" style:justify-single-word="false"/>
      <style:text-properties fo:font-size="10.5pt" officeooo:rsid="00919e16" officeooo:paragraph-rsid="00995c34" style:font-size-asian="10.5pt" style:font-size-complex="10.5pt"/>
    </style:style>
    <style:style style:name="P351" style:family="paragraph" style:parent-style-name="Predeterminado">
      <style:paragraph-properties fo:margin-top="0cm" fo:margin-bottom="0cm" style:contextual-spacing="false" style:line-height-at-least="0.176cm" fo:text-align="justify" style:justify-single-word="false"/>
      <style:text-properties fo:font-size="10.5pt" officeooo:rsid="008a75c7" officeooo:paragraph-rsid="008a75c7" style:font-size-asian="10.5pt" style:font-size-complex="10.5pt"/>
    </style:style>
    <style:style style:name="P352" style:family="paragraph" style:parent-style-name="Predeterminado">
      <style:paragraph-properties fo:margin-top="0cm" fo:margin-bottom="0cm" style:contextual-spacing="false" style:line-height-at-least="0.176cm" fo:text-align="justify" style:justify-single-word="false"/>
      <style:text-properties fo:font-size="10.5pt" officeooo:rsid="008a75c7" officeooo:paragraph-rsid="008abbbf" style:font-size-asian="10.5pt" style:font-size-complex="10.5pt"/>
    </style:style>
    <style:style style:name="P353" style:family="paragraph" style:parent-style-name="Predeterminado">
      <style:paragraph-properties fo:margin-top="0cm" fo:margin-bottom="0cm" style:contextual-spacing="false" style:line-height-at-least="0.176cm" fo:text-align="justify" style:justify-single-word="false"/>
      <style:text-properties fo:font-size="10.5pt" officeooo:rsid="00a2de9f" officeooo:paragraph-rsid="00a2de9f" style:font-size-asian="10.5pt" style:font-size-complex="10.5pt"/>
    </style:style>
    <style:style style:name="P354" style:family="paragraph" style:parent-style-name="Predeterminado">
      <style:paragraph-properties fo:margin-top="0cm" fo:margin-bottom="0cm" style:contextual-spacing="false" style:line-height-at-least="0.176cm" fo:text-align="justify" style:justify-single-word="false"/>
      <style:text-properties fo:font-size="10.5pt" officeooo:rsid="00d72b66" officeooo:paragraph-rsid="00d44018" style:font-size-asian="10.5pt" style:font-size-complex="10.5pt"/>
    </style:style>
    <style:style style:name="P355" style:family="paragraph" style:parent-style-name="Predeterminado">
      <style:paragraph-properties fo:margin-top="0cm" fo:margin-bottom="0cm" style:contextual-spacing="false" style:line-height-at-least="0.176cm" fo:text-align="justify" style:justify-single-word="false"/>
      <style:text-properties fo:font-size="10.5pt" officeooo:rsid="00ef8f44" officeooo:paragraph-rsid="00ef8f44" style:font-size-asian="10.5pt" style:font-size-complex="10.5pt"/>
    </style:style>
    <style:style style:name="P356" style:family="paragraph" style:parent-style-name="Predeterminado">
      <style:paragraph-properties fo:margin-top="0cm" fo:margin-bottom="0cm" style:contextual-spacing="false" style:line-height-at-least="0.176cm" fo:text-align="justify" style:justify-single-word="false"/>
      <style:text-properties fo:font-size="10.5pt" officeooo:rsid="00f6213e" officeooo:paragraph-rsid="00f6213e" style:font-size-asian="10.5pt" style:font-size-complex="10.5pt"/>
    </style:style>
    <style:style style:name="P357" style:family="paragraph" style:parent-style-name="Predeterminado">
      <style:paragraph-properties fo:margin-top="0cm" fo:margin-bottom="0cm" style:contextual-spacing="false" style:line-height-at-least="0.176cm" fo:text-align="justify" style:justify-single-word="false"/>
      <style:text-properties fo:font-size="10.5pt" officeooo:rsid="011cc930" officeooo:paragraph-rsid="011cc930" style:font-size-asian="10.5pt" style:font-size-complex="10.5pt"/>
    </style:style>
    <style:style style:name="P358" style:family="paragraph" style:parent-style-name="Predeterminado">
      <style:paragraph-properties fo:margin-top="0cm" fo:margin-bottom="0cm" style:contextual-spacing="false" style:line-height-at-least="0.176cm" fo:text-align="justify" style:justify-single-word="false"/>
      <style:text-properties fo:font-size="10.5pt" style:text-underline-style="none" officeooo:rsid="007b9823" officeooo:paragraph-rsid="007b9823" style:font-size-asian="10.5pt" style:font-size-complex="10.5pt"/>
    </style:style>
    <style:style style:name="P359"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paragraph-rsid="00f87ca8" style:font-size-asian="10.5pt" style:font-weight-asian="normal" style:font-size-complex="10.5pt" style:font-weight-complex="normal"/>
    </style:style>
    <style:style style:name="P360"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rsid="00f87ca8" officeooo:paragraph-rsid="00f87ca8" style:font-size-asian="10.5pt" style:font-weight-asian="normal" style:font-size-complex="10.5pt" style:font-weight-complex="normal"/>
    </style:style>
    <style:style style:name="P361"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rsid="012f146e" officeooo:paragraph-rsid="012f146e" style:font-size-asian="10.5pt" style:font-weight-asian="normal" style:font-size-complex="10.5pt" style:font-weight-complex="normal"/>
    </style:style>
    <style:style style:name="P362" style:family="paragraph" style:parent-style-name="Predeterminado">
      <style:paragraph-properties fo:margin-top="0cm" fo:margin-bottom="0cm" style:contextual-spacing="false" style:line-height-at-least="0.176cm" fo:text-align="justify" style:justify-single-word="false"/>
      <style:text-properties fo:font-size="10.5pt" fo:font-weight="bold" officeooo:rsid="01209afe" officeooo:paragraph-rsid="01209afe" style:font-size-asian="10.5pt" style:font-weight-asian="bold" style:font-size-complex="10.5pt" style:font-weight-complex="bold"/>
    </style:style>
    <style:style style:name="P363" style:family="paragraph" style:parent-style-name="Predeterminado">
      <style:paragraph-properties fo:margin-top="0cm" fo:margin-bottom="0cm" style:contextual-spacing="false" style:line-height-at-least="0.176cm" fo:text-align="justify" style:justify-single-word="false"/>
      <style:text-properties fo:font-size="10.5pt" fo:font-weight="bold" officeooo:rsid="01209afe" officeooo:paragraph-rsid="012f146e" style:font-size-asian="10.5pt" style:font-weight-asian="bold" style:font-size-complex="10.5pt" style:font-weight-complex="bold"/>
    </style:style>
    <style:style style:name="P364" style:family="paragraph" style:parent-style-name="Predeterminado">
      <style:paragraph-properties fo:margin-top="0cm" fo:margin-bottom="0cm" style:contextual-spacing="false" style:line-height-at-least="0.176cm" fo:text-align="justify" style:justify-single-word="false"/>
      <style:text-properties fo:color="#808080" fo:font-size="10.5pt" fo:language="es" fo:country="EC" style:font-size-asian="10.5pt" style:font-size-complex="10.5pt"/>
    </style:style>
    <style:style style:name="P365" style:family="paragraph" style:parent-style-name="Predeterminado">
      <style:paragraph-properties fo:margin-top="0cm" fo:margin-bottom="0cm" style:contextual-spacing="false" style:line-height-at-least="0.176cm" fo:text-align="justify" style:justify-single-word="false"/>
      <style:text-properties fo:color="#808080" fo:font-size="10pt" fo:language="es" fo:country="EC" style:font-size-asian="10pt" style:font-size-complex="10pt"/>
    </style:style>
    <style:style style:name="P366"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52d04f" style:font-name-asian="Times New Roman1" style:font-size-asian="10.5pt" style:language-asian="es" style:country-asian="EC" style:font-name-complex="Courier New3" style:font-size-complex="10.5pt"/>
    </style:style>
    <style:style style:name="P367"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720a57" style:font-name-asian="Times New Roman1" style:font-size-asian="10.5pt" style:language-asian="es" style:country-asian="EC" style:font-name-complex="Courier New3" style:font-size-complex="10.5pt"/>
    </style:style>
    <style:style style:name="P368"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995c34" style:font-name-asian="Times New Roman1" style:font-size-asian="10.5pt" style:language-asian="es" style:country-asian="EC" style:font-name-complex="Courier New3" style:font-size-complex="10.5pt"/>
    </style:style>
    <style:style style:name="P369"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rsid="00960986" officeooo:paragraph-rsid="00995c34" style:font-name-asian="Times New Roman1" style:font-size-asian="10.5pt" style:language-asian="es" style:country-asian="EC" style:font-name-complex="Courier New3" style:font-size-complex="10.5pt"/>
    </style:style>
    <style:style style:name="P370" style:family="paragraph" style:parent-style-name="Predeterminado">
      <style:paragraph-properties fo:margin-top="0cm" fo:margin-bottom="0cm" style:contextual-spacing="false" style:line-height-at-least="0.176cm"/>
      <style:text-properties style:font-name="Courier New" fo:font-size="10.5pt" fo:language="es" fo:country="EC" fo:font-weight="bold" officeooo:paragraph-rsid="00756e2b" fo:background-color="#ffffff" style:font-name-asian="Times New Roman1" style:font-size-asian="10.5pt" style:language-asian="es" style:country-asian="EC" style:font-weight-asian="bold" style:font-name-complex="Courier New3" style:font-size-complex="10.5pt"/>
    </style:style>
    <style:style style:name="P371" style:family="paragraph" style:parent-style-name="Predeterminado">
      <style:paragraph-properties fo:margin-top="0cm" fo:margin-bottom="0cm" style:contextual-spacing="false" style:line-height-at-least="0.176cm"/>
      <style:text-properties style:font-name="Courier New" fo:font-size="10.5pt" fo:language="es" fo:country="EC" officeooo:paragraph-rsid="00c36180" style:font-size-asian="10.5pt" style:font-name-complex="Courier New3" style:font-size-complex="10.5pt"/>
    </style:style>
    <style:style style:name="P372"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03ee9" style:font-weight-asian="normal" style:font-weight-complex="normal"/>
    </style:style>
    <style:style style:name="P373"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9ad37" style:font-weight-asian="normal" style:font-weight-complex="normal"/>
    </style:style>
    <style:style style:name="P374"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f8c3f" style:font-weight-asian="normal" style:font-weight-complex="normal"/>
    </style:style>
    <style:style style:name="P375"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995c34" style:font-weight-asian="normal" style:font-weight-complex="normal"/>
    </style:style>
    <style:style style:name="P376"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2d3c2f" style:font-weight-asian="normal" style:font-weight-complex="normal"/>
    </style:style>
    <style:style style:name="P377"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3dfd9d" style:font-weight-asian="normal" style:font-weight-complex="normal"/>
    </style:style>
    <style:style style:name="P378"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3f7438" style:font-weight-asian="normal" style:font-weight-complex="normal"/>
    </style:style>
    <style:style style:name="P379"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45c422" style:font-weight-asian="normal" style:font-weight-complex="normal"/>
    </style:style>
    <style:style style:name="P380"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460d94" style:font-weight-asian="normal" style:font-weight-complex="normal"/>
    </style:style>
    <style:style style:name="P381"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2edbff" style:font-weight-asian="normal" style:font-weight-complex="normal"/>
    </style:style>
    <style:style style:name="P382" style:family="paragraph" style:parent-style-name="Predeterminado">
      <style:paragraph-properties fo:margin-top="0cm" fo:margin-bottom="0cm" style:contextual-spacing="false" style:line-height-at-least="0.176cm"/>
      <style:text-properties fo:font-weight="normal" officeooo:paragraph-rsid="0063677a" style:font-weight-asian="normal" style:font-weight-complex="normal"/>
    </style:style>
    <style:style style:name="P383" style:family="paragraph" style:parent-style-name="Predeterminado">
      <style:paragraph-properties fo:margin-top="0cm" fo:margin-bottom="0cm" style:contextual-spacing="false" style:line-height-at-least="0.176cm"/>
      <style:text-properties fo:font-weight="normal" officeooo:paragraph-rsid="006369be" style:font-weight-asian="normal" style:font-weight-complex="normal"/>
    </style:style>
    <style:style style:name="P384" style:family="paragraph" style:parent-style-name="Predeterminado">
      <style:paragraph-properties fo:margin-top="0cm" fo:margin-bottom="0cm" style:contextual-spacing="false" style:line-height-at-least="0.176cm"/>
      <style:text-properties fo:font-weight="normal" officeooo:paragraph-rsid="00700464" style:font-weight-asian="normal" style:font-weight-complex="normal"/>
    </style:style>
    <style:style style:name="P385" style:family="paragraph" style:parent-style-name="Predeterminado">
      <style:paragraph-properties fo:margin-top="0cm" fo:margin-bottom="0cm" style:contextual-spacing="false" style:line-height-at-least="0.176cm"/>
      <style:text-properties fo:font-weight="normal" officeooo:paragraph-rsid="007169a4" style:font-weight-asian="normal" style:font-weight-complex="normal"/>
    </style:style>
    <style:style style:name="P386" style:family="paragraph" style:parent-style-name="Predeterminado">
      <style:paragraph-properties fo:margin-top="0cm" fo:margin-bottom="0cm" style:contextual-spacing="false" style:line-height-at-least="0.176cm"/>
      <style:text-properties fo:font-weight="normal" officeooo:paragraph-rsid="0148bc9b" style:font-weight-asian="normal" style:font-weight-complex="normal"/>
    </style:style>
    <style:style style:name="P387" style:family="paragraph" style:parent-style-name="Predeterminado">
      <style:paragraph-properties fo:margin-top="0cm" fo:margin-bottom="0cm" style:contextual-spacing="false" style:line-height-at-least="0.176cm"/>
      <style:text-properties fo:font-weight="normal" officeooo:rsid="00748b09" officeooo:paragraph-rsid="00748b09" style:font-weight-asian="normal" style:font-weight-complex="normal"/>
    </style:style>
    <style:style style:name="P388" style:family="paragraph" style:parent-style-name="Predeterminado">
      <style:paragraph-properties fo:margin-top="0cm" fo:margin-bottom="0cm" style:contextual-spacing="false" style:line-height-at-least="0.176cm" fo:text-align="justify" style:justify-single-word="false"/>
      <style:text-properties fo:font-weight="normal" officeooo:rsid="00ba422b" officeooo:paragraph-rsid="00ba422b" style:font-weight-asian="normal" style:font-weight-complex="normal"/>
    </style:style>
    <style:style style:name="P389" style:family="paragraph" style:parent-style-name="Predeterminado">
      <style:paragraph-properties fo:margin-top="0cm" fo:margin-bottom="0cm" style:contextual-spacing="false" style:line-height-at-least="0.176cm" fo:text-align="justify" style:justify-single-word="false"/>
      <style:text-properties fo:font-weight="normal" officeooo:rsid="00bca8d4" officeooo:paragraph-rsid="00bab692" style:font-weight-asian="normal" style:font-weight-complex="normal"/>
    </style:style>
    <style:style style:name="P390" style:family="paragraph" style:parent-style-name="Predeterminado">
      <style:paragraph-properties fo:margin-top="0cm" fo:margin-bottom="0cm" style:contextual-spacing="false" style:line-height-at-least="0.176cm" fo:text-align="justify" style:justify-single-word="false"/>
      <style:text-properties officeooo:rsid="00347e3a" officeooo:paragraph-rsid="00347e3a"/>
    </style:style>
    <style:style style:name="P391"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467573" style:font-weight-asian="bold" style:font-weight-complex="bold"/>
    </style:style>
    <style:style style:name="P392"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995c34" style:font-weight-asian="bold" style:font-weight-complex="bold"/>
    </style:style>
    <style:style style:name="P393"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paragraph-rsid="00467573" style:font-weight-asian="normal" style:font-weight-complex="normal"/>
    </style:style>
    <style:style style:name="P394"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9823" officeooo:paragraph-rsid="00467573" style:font-weight-asian="normal" style:font-weight-complex="normal"/>
    </style:style>
    <style:style style:name="P395"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a28c" officeooo:paragraph-rsid="00467573" style:font-weight-asian="normal" style:font-weight-complex="normal"/>
    </style:style>
    <style:style style:name="P396"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a28c" officeooo:paragraph-rsid="007ba28c" style:font-weight-asian="normal" style:font-weight-complex="normal"/>
    </style:style>
    <style:style style:name="P397" style:family="paragraph" style:parent-style-name="Predeterminado">
      <style:paragraph-properties fo:margin-top="0cm" fo:margin-bottom="0cm" style:contextual-spacing="false" style:line-height-at-least="0.176cm" fo:text-align="justify" style:justify-single-word="false"/>
      <style:text-properties officeooo:rsid="003c429b" officeooo:paragraph-rsid="003c429b"/>
    </style:style>
    <style:style style:name="P398" style:family="paragraph" style:parent-style-name="Predeterminado">
      <style:paragraph-properties fo:margin-top="0cm" fo:margin-bottom="0cm" style:contextual-spacing="false" style:line-height-at-least="0.176cm" fo:text-align="justify" style:justify-single-word="false"/>
      <style:text-properties officeooo:paragraph-rsid="00467573" fo:background-color="transparent"/>
    </style:style>
    <style:style style:name="P399" style:family="paragraph" style:parent-style-name="Predeterminado">
      <style:paragraph-properties fo:margin-top="0cm" fo:margin-bottom="0cm" style:contextual-spacing="false" style:line-height-at-least="0.176cm" fo:text-align="justify" style:justify-single-word="false"/>
      <style:text-properties officeooo:paragraph-rsid="0050543f" fo:background-color="transparent"/>
    </style:style>
    <style:style style:name="P400" style:family="paragraph" style:parent-style-name="Predeterminado">
      <style:paragraph-properties fo:margin-top="0cm" fo:margin-bottom="0cm" style:contextual-spacing="false" style:line-height-at-least="0.176cm" fo:text-align="justify" style:justify-single-word="false"/>
      <style:text-properties fo:font-weight="bold" officeooo:rsid="005efa67" officeooo:paragraph-rsid="005efa67" style:font-weight-asian="bold" style:font-weight-complex="bold"/>
    </style:style>
    <style:style style:name="P401" style:family="paragraph" style:parent-style-name="Predeterminado">
      <style:paragraph-properties fo:margin-top="0cm" fo:margin-bottom="0cm" style:contextual-spacing="false" style:line-height-at-least="0.176cm" fo:text-align="justify" style:justify-single-word="false"/>
      <style:text-properties fo:font-weight="bold" officeooo:rsid="006887b6" officeooo:paragraph-rsid="006887b6" style:font-weight-asian="bold" style:font-weight-complex="bold"/>
    </style:style>
    <style:style style:name="P402" style:family="paragraph" style:parent-style-name="Predeterminado">
      <style:paragraph-properties fo:margin-top="0cm" fo:margin-bottom="0cm" style:contextual-spacing="false" style:line-height-at-least="0.176cm" fo:text-align="justify" style:justify-single-word="false"/>
      <style:text-properties fo:font-weight="bold" officeooo:rsid="006887b6" officeooo:paragraph-rsid="0068ae1e" style:font-weight-asian="bold" style:font-weight-complex="bold"/>
    </style:style>
    <style:style style:name="P403" style:family="paragraph" style:parent-style-name="Predeterminado">
      <style:paragraph-properties fo:margin-top="0cm" fo:margin-bottom="0cm" style:contextual-spacing="false" style:line-height-at-least="0.176cm"/>
      <style:text-properties fo:font-weight="bold" officeooo:rsid="0073dfa9" officeooo:paragraph-rsid="0073dfa9" style:font-weight-asian="bold" style:font-weight-complex="bold"/>
    </style:style>
    <style:style style:name="P404" style:family="paragraph" style:parent-style-name="Predeterminado">
      <style:paragraph-properties fo:margin-top="0cm" fo:margin-bottom="0cm" style:contextual-spacing="false" style:line-height-at-least="0.176cm" fo:text-align="justify" style:justify-single-word="false"/>
      <style:text-properties fo:font-weight="bold" officeooo:rsid="00be9cd0" officeooo:paragraph-rsid="00be9cd0" style:font-weight-asian="bold" style:font-weight-complex="bold"/>
    </style:style>
    <style:style style:name="P405" style:family="paragraph" style:parent-style-name="Predeterminado">
      <style:paragraph-properties fo:margin-top="0cm" fo:margin-bottom="0cm" style:contextual-spacing="false" style:line-height-at-least="0.176cm" fo:text-align="justify" style:justify-single-word="false"/>
      <style:text-properties fo:font-weight="bold" officeooo:rsid="00f87ca8" officeooo:paragraph-rsid="00f87ca8" style:font-weight-asian="bold" style:font-weight-complex="bold"/>
    </style:style>
    <style:style style:name="P406" style:family="paragraph" style:parent-style-name="Predeterminado">
      <style:paragraph-properties fo:margin-top="0cm" fo:margin-bottom="0cm" style:contextual-spacing="false" style:line-height-at-least="0.176cm" fo:text-align="justify" style:justify-single-word="false"/>
      <style:text-properties officeooo:rsid="005b6b8e" officeooo:paragraph-rsid="005cada9"/>
    </style:style>
    <style:style style:name="P407" style:family="paragraph" style:parent-style-name="Predeterminado">
      <style:paragraph-properties fo:margin-top="0cm" fo:margin-bottom="0cm" style:contextual-spacing="false" style:line-height-at-least="0.176cm" fo:text-align="justify" style:justify-single-word="false"/>
      <style:text-properties officeooo:rsid="005cada9" officeooo:paragraph-rsid="005cada9"/>
    </style:style>
    <style:style style:name="P408"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officeooo:paragraph-rsid="00be9cd0" style:font-size-asian="10.5pt" style:font-size-complex="10.5pt"/>
    </style:style>
    <style:style style:name="P409"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officeooo:rsid="0119447e" officeooo:paragraph-rsid="011613a7" style:font-size-asian="10.5pt" style:font-size-complex="10.5pt"/>
    </style:style>
    <style:style style:name="P410" style:family="paragraph" style:parent-style-name="Predeterminado">
      <style:paragraph-properties fo:margin-top="0cm" fo:margin-bottom="0cm" style:contextual-spacing="false" style:line-height-at-least="0.176cm"/>
      <style:text-properties style:font-name="Courier New1" fo:font-size="10.5pt" fo:language="es" fo:country="EC" fo:font-weight="bold" officeooo:rsid="00630e07" officeooo:paragraph-rsid="00630e07" style:font-name-asian="Times New Roman1" style:font-size-asian="10.5pt" style:language-asian="es" style:country-asian="EC" style:font-weight-asian="bold" style:font-name-complex="Courier New3" style:font-size-complex="10.5pt"/>
    </style:style>
    <style:style style:name="P411" style:family="paragraph" style:parent-style-name="Predeterminado">
      <style:paragraph-properties fo:margin-top="0cm" fo:margin-bottom="0cm" style:contextual-spacing="false" style:line-height-at-least="0.176cm" fo:text-align="start" style:justify-single-word="false"/>
      <style:text-properties style:font-name="Courier New1" fo:font-size="8pt" fo:language="es" fo:country="EC" fo:font-weight="bold" officeooo:rsid="00c240f6" officeooo:paragraph-rsid="00c240f6" style:font-size-asian="8pt" style:font-weight-asian="bold" style:font-size-complex="8pt" style:font-weight-complex="bold"/>
    </style:style>
    <style:style style:name="P412"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officeooo:paragraph-rsid="013b3f57" style:font-size-asian="10pt" style:font-size-complex="10pt"/>
    </style:style>
    <style:style style:name="P413"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bold" officeooo:rsid="01454982" officeooo:paragraph-rsid="01454982" style:font-size-asian="10pt" style:font-weight-asian="bold" style:font-size-complex="10pt" style:font-weight-complex="bold"/>
    </style:style>
    <style:style style:name="P414" style:family="paragraph" style:parent-style-name="Predeterminado">
      <style:paragraph-properties fo:margin-top="0cm" fo:margin-bottom="0cm" style:contextual-spacing="false" style:line-height-at-least="0.176cm"/>
      <style:text-properties officeooo:rsid="006f6e40" officeooo:paragraph-rsid="006f6e40"/>
    </style:style>
    <style:style style:name="P415" style:family="paragraph" style:parent-style-name="Predeterminado">
      <style:paragraph-properties fo:margin-top="0cm" fo:margin-bottom="0cm" style:contextual-spacing="false" style:line-height-at-least="0.176cm"/>
      <style:text-properties style:font-name="Currer new" fo:font-size="10.5pt" fo:language="es" fo:country="EC" fo:font-weight="normal" officeooo:rsid="007169a4" officeooo:paragraph-rsid="007169a4" style:font-size-asian="10.5pt" style:font-weight-asian="normal" style:font-size-complex="10.5pt" style:font-weight-complex="normal"/>
    </style:style>
    <style:style style:name="P416" style:family="paragraph" style:parent-style-name="Predeterminado">
      <style:paragraph-properties fo:margin-top="0cm" fo:margin-bottom="0cm" style:contextual-spacing="false" style:line-height-at-least="0.176cm"/>
      <style:text-properties fo:color="#000000" style:font-name="Currier New" fo:font-size="10.5pt" fo:font-weight="normal" officeooo:rsid="007169a4" officeooo:paragraph-rsid="007169a4" style:font-size-asian="10.5pt" style:font-weight-asian="normal" style:font-size-complex="10.5pt" style:font-weight-complex="normal"/>
    </style:style>
    <style:style style:name="P417" style:family="paragraph" style:parent-style-name="Predeterminado">
      <style:paragraph-properties fo:margin-top="0cm" fo:margin-bottom="0cm" style:contextual-spacing="false" style:line-height-at-least="0.176cm" fo:text-align="justify" style:justify-single-word="false"/>
      <style:text-properties officeooo:rsid="00720a57" officeooo:paragraph-rsid="00720a57"/>
    </style:style>
    <style:style style:name="P418" style:family="paragraph" style:parent-style-name="Predeterminado">
      <style:paragraph-properties fo:margin-top="0cm" fo:margin-bottom="0cm" style:contextual-spacing="false" style:line-height-at-least="0.176cm" fo:text-align="justify" style:justify-single-word="false"/>
      <style:text-properties officeooo:rsid="0073dfa9" officeooo:paragraph-rsid="0073dfa9"/>
    </style:style>
    <style:style style:name="P419" style:family="paragraph" style:parent-style-name="Predeterminado">
      <style:paragraph-properties fo:margin-top="0cm" fo:margin-bottom="0cm" style:contextual-spacing="false" style:line-height-at-least="0.176cm"/>
      <style:text-properties officeooo:rsid="0073dfa9" officeooo:paragraph-rsid="0073dfa9"/>
    </style:style>
    <style:style style:name="P420" style:family="paragraph" style:parent-style-name="Predeterminado">
      <style:paragraph-properties fo:margin-top="0cm" fo:margin-bottom="0cm" style:contextual-spacing="false" style:line-height-at-least="0.176cm" fo:text-align="justify" style:justify-single-word="false"/>
      <style:text-properties style:text-underline-style="none" officeooo:paragraph-rsid="007b9823"/>
    </style:style>
    <style:style style:name="P421" style:family="paragraph" style:parent-style-name="Predeterminado">
      <style:paragraph-properties fo:margin-top="0cm" fo:margin-bottom="0cm" style:contextual-spacing="false" style:line-height-at-least="0.176cm" fo:text-align="justify" style:justify-single-word="false"/>
      <style:text-properties style:text-underline-style="none" officeooo:paragraph-rsid="00816dbb"/>
    </style:style>
    <style:style style:name="P422" style:family="paragraph" style:parent-style-name="Predeterminado">
      <style:paragraph-properties fo:margin-top="0cm" fo:margin-bottom="0cm" style:contextual-spacing="false" style:line-height-at-least="0.176cm" fo:text-align="justify" style:justify-single-word="false"/>
      <style:text-properties style:text-underline-style="none" fo:font-weight="bold" officeooo:paragraph-rsid="00dbbd94" style:font-weight-asian="bold" style:font-weight-complex="bold"/>
    </style:style>
    <style:style style:name="P423" style:family="paragraph" style:parent-style-name="Predeterminado">
      <style:paragraph-properties fo:margin-top="0cm" fo:margin-bottom="0cm" style:contextual-spacing="false" style:line-height-at-least="0.176cm" fo:text-align="justify" style:justify-single-word="false"/>
      <style:text-properties officeooo:rsid="007b485d" officeooo:paragraph-rsid="007b485d"/>
    </style:style>
    <style:style style:name="P424" style:family="paragraph" style:parent-style-name="Predeterminado">
      <style:paragraph-properties fo:margin-top="0cm" fo:margin-bottom="0cm" style:contextual-spacing="false" style:line-height-at-least="0.176cm" fo:text-align="justify" style:justify-single-word="false"/>
      <style:text-properties officeooo:rsid="00898797" officeooo:paragraph-rsid="00879901"/>
    </style:style>
    <style:style style:name="P425" style:family="paragraph" style:parent-style-name="Predeterminado">
      <style:paragraph-properties fo:margin-top="0cm" fo:margin-bottom="0cm" style:contextual-spacing="false" style:line-height-at-least="0.176cm" fo:text-align="justify" style:justify-single-word="false"/>
      <style:text-properties officeooo:rsid="00ba422b" officeooo:paragraph-rsid="00ba422b"/>
    </style:style>
    <style:style style:name="P426" style:family="paragraph" style:parent-style-name="Predeterminado">
      <style:paragraph-properties fo:margin-top="0cm" fo:margin-bottom="0cm" style:contextual-spacing="false" style:line-height-at-least="0.176cm"/>
      <style:text-properties style:text-underline-style="solid" style:text-underline-width="auto" style:text-underline-color="font-color"/>
    </style:style>
    <style:style style:name="P427" style:family="paragraph" style:parent-style-name="Predeterminado">
      <style:paragraph-properties fo:margin-top="0cm" fo:margin-bottom="0cm" style:contextual-spacing="false" style:line-height-at-least="0.176cm"/>
      <style:text-properties officeooo:rsid="00d0a4c5" officeooo:paragraph-rsid="00d0a4c5"/>
    </style:style>
    <style:style style:name="P428" style:family="paragraph" style:parent-style-name="Predeterminado">
      <style:paragraph-properties fo:margin-top="0cm" fo:margin-bottom="0cm" style:contextual-spacing="false" style:line-height-at-least="0.176cm"/>
      <style:text-properties officeooo:rsid="00d24b3a" officeooo:paragraph-rsid="00d24b3a"/>
    </style:style>
    <style:style style:name="P429" style:family="paragraph" style:parent-style-name="Predeterminado">
      <style:paragraph-properties fo:margin-top="0cm" fo:margin-bottom="0cm" style:contextual-spacing="false" style:line-height-at-least="0.176cm" fo:text-align="justify" style:justify-single-word="false"/>
      <style:text-properties officeooo:rsid="00d44018" officeooo:paragraph-rsid="00d44018"/>
    </style:style>
    <style:style style:name="P430" style:family="paragraph" style:parent-style-name="Predeterminado">
      <style:paragraph-properties fo:margin-top="0cm" fo:margin-bottom="0cm" style:contextual-spacing="false" style:line-height-at-least="0.176cm" fo:text-align="justify" style:justify-single-word="false"/>
      <style:text-properties officeooo:rsid="00dad57b" officeooo:paragraph-rsid="00dad57b"/>
    </style:style>
    <style:style style:name="P431" style:family="paragraph" style:parent-style-name="Predeterminado">
      <style:paragraph-properties fo:margin-top="0cm" fo:margin-bottom="0cm" style:contextual-spacing="false" style:line-height-at-least="0.176cm" fo:text-align="justify" style:justify-single-word="false"/>
      <style:text-properties officeooo:rsid="00dd11ac" officeooo:paragraph-rsid="00dd11ac"/>
    </style:style>
    <style:style style:name="P432"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rsid="00de4ff5" officeooo:paragraph-rsid="00de4ff5"/>
    </style:style>
    <style:style style:name="P433" style:family="paragraph" style:parent-style-name="Predeterminado">
      <style:paragraph-properties fo:margin-top="0cm" fo:margin-bottom="0cm" style:contextual-spacing="false" style:line-height-at-least="0.176cm" fo:text-align="justify" style:justify-single-word="false"/>
      <style:text-properties officeooo:rsid="00e7c57a" officeooo:paragraph-rsid="00e7c57a"/>
    </style:style>
    <style:style style:name="P434" style:family="paragraph" style:parent-style-name="Predeterminado">
      <style:paragraph-properties fo:margin-top="0cm" fo:margin-bottom="0cm" style:contextual-spacing="false" style:line-height-at-least="0.176cm" fo:text-align="justify" style:justify-single-word="false"/>
      <style:text-properties officeooo:rsid="011cc930" officeooo:paragraph-rsid="011cc930"/>
    </style:style>
    <style:style style:name="P435" style:family="paragraph" style:parent-style-name="Predeterminado">
      <style:paragraph-properties fo:margin-top="0cm" fo:margin-bottom="0cm" style:contextual-spacing="false" style:line-height-at-least="0.176cm" fo:text-align="justify" style:justify-single-word="false"/>
      <style:text-properties officeooo:rsid="01209afe" officeooo:paragraph-rsid="01209afe"/>
    </style:style>
    <style:style style:name="P436" style:family="paragraph" style:parent-style-name="Predeterminado">
      <style:paragraph-properties fo:margin-top="0cm" fo:margin-bottom="0cm" style:contextual-spacing="false" style:line-height-at-least="0.176cm" fo:text-align="justify" style:justify-single-word="false"/>
      <style:text-properties style:font-name="Calibri1" fo:font-size="10.5pt" fo:language="es" fo:country="EC" officeooo:rsid="013d263b" officeooo:paragraph-rsid="013d263b" style:font-size-asian="10.5pt" style:font-size-complex="10.5pt"/>
    </style:style>
    <style:style style:name="P437" style:family="paragraph" style:parent-style-name="Predeterminado">
      <style:paragraph-properties fo:margin-top="0cm" fo:margin-bottom="0cm" style:contextual-spacing="false" style:line-height-at-least="0.176cm" fo:text-align="justify" style:justify-single-word="false" fo:background-color="transparent">
        <style:background-image/>
      </style:paragraph-properties>
      <style:text-properties officeooo:paragraph-rsid="007b485d" fo:background-color="transparent"/>
    </style:style>
    <style:style style:name="P438" style:family="paragraph" style:parent-style-name="Predeterminado">
      <style:paragraph-properties fo:margin-top="0cm" fo:margin-bottom="0cm" style:contextual-spacing="false" style:line-height-at-least="0.176cm" fo:text-align="justify" style:justify-single-word="false" fo:background-color="transparent">
        <style:background-image/>
      </style:paragraph-properties>
      <style:text-properties fo:font-size="10.5pt" fo:language="es" fo:country="EC" fo:font-weight="bold" officeooo:rsid="0079e2af" officeooo:paragraph-rsid="0079e2af" fo:background-color="transparent" style:font-size-asian="10.5pt" style:font-weight-asian="bold" style:font-size-complex="10.5pt" style:font-weight-complex="bold"/>
    </style:style>
    <style:style style:name="P439" style:family="paragraph" style:parent-style-name="Standard">
      <style:paragraph-properties fo:margin-top="0cm" fo:margin-bottom="0cm" style:contextual-spacing="false" style:line-height-at-least="0.176cm"/>
      <style:text-properties fo:font-size="10.5pt" fo:language="es" fo:country="EC" fo:font-weight="bold" officeooo:rsid="008cb2f9" officeooo:paragraph-rsid="008cb2f9" style:font-size-asian="10.5pt" style:font-weight-asian="bold" style:font-size-complex="10.5pt"/>
    </style:style>
    <style:style style:name="P440" style:family="paragraph" style:parent-style-name="Predeterminado">
      <style:paragraph-properties fo:margin-top="0cm" fo:margin-bottom="0cm" style:contextual-spacing="false" style:line-height-at-least="0.176cm" fo:text-align="justify" style:justify-single-word="false" fo:break-before="column"/>
      <style:text-properties fo:font-size="10.5pt" fo:language="es" fo:country="EC" fo:font-weight="bold" officeooo:rsid="009d0e7a" officeooo:paragraph-rsid="00c25f91" style:font-size-asian="10.5pt" style:font-weight-asian="bold" style:font-size-complex="10.5pt" style:font-weight-complex="bold"/>
    </style:style>
    <style:style style:name="P441"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officeooo:paragraph-rsid="0113fcad" style:font-size-asian="10.5pt" style:font-size-complex="10.5pt"/>
    </style:style>
    <style:style style:name="P442"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5pt" fo:language="es" fo:country="EC" officeooo:paragraph-rsid="011613a7" style:font-size-asian="10.5pt" style:font-size-complex="10.5pt"/>
    </style:style>
    <style:style style:name="P443"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3cc982" style:font-size-asian="10pt" style:font-size-complex="10pt"/>
    </style:style>
    <style:style style:name="P444"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54982" style:font-size-asian="10pt" style:font-size-complex="10pt"/>
    </style:style>
    <style:style style:name="P445"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74d5f" style:font-size-asian="10pt" style:font-size-complex="10pt"/>
    </style:style>
    <style:style style:name="P446"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8bc9b" style:font-size-asian="10pt" style:font-size-complex="10pt"/>
    </style:style>
    <style:style style:name="P447"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font-weight="normal" officeooo:paragraph-rsid="013dfd9d" style:font-size-asian="10pt" style:font-weight-asian="normal" style:font-size-complex="10pt" style:font-weight-complex="normal"/>
    </style:style>
    <style:style style:name="P448"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officeooo:paragraph-rsid="01460d94" style:font-size-asian="10pt" style:font-size-complex="10pt"/>
    </style:style>
    <style:style style:name="P449"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rsid="0171810e" officeooo:paragraph-rsid="01735265" style:font-size-asian="10pt" style:font-weight-asian="normal" style:font-size-complex="10pt" style:font-weight-complex="normal"/>
    </style:style>
    <style:style style:name="P450" style:family="paragraph" style:parent-style-name="Preformatted_20_Text">
      <style:paragraph-properties fo:margin-top="0cm" fo:margin-bottom="0cm" style:contextual-spacing="false" style:line-height-at-least="0.176cm" fo:text-align="justify" style:justify-single-word="false"/>
      <style:text-properties fo:color="#000000" officeooo:paragraph-rsid="01209afe"/>
    </style:style>
    <style:style style:name="P451" style:family="paragraph" style:parent-style-name="Preformatted_20_Text">
      <style:paragraph-properties fo:margin-top="0cm" fo:margin-bottom="0cm" style:contextual-spacing="false" style:line-height-at-least="0.176cm" fo:text-align="justify" style:justify-single-word="false"/>
      <style:text-properties fo:color="#000000" fo:font-weight="normal" officeooo:paragraph-rsid="012d3c2f" style:font-weight-asian="normal" style:font-weight-complex="normal"/>
    </style:style>
    <style:style style:name="P452"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officeooo:paragraph-rsid="01209afe" style:font-size-asian="10.5pt" style:font-size-complex="10.5pt"/>
    </style:style>
    <style:style style:name="P453" style:family="paragraph" style:parent-style-name="Preformatted_20_Text">
      <style:paragraph-properties fo:margin-top="0cm" fo:margin-bottom="0cm" style:contextual-spacing="false" style:line-height-at-least="0.176cm" fo:text-align="justify" style:justify-single-word="false"/>
      <style:text-properties fo:font-weight="bold" officeooo:paragraph-rsid="0068ae1e" style:font-weight-asian="bold" style:font-weight-complex="bold"/>
    </style:style>
    <style:style style:name="P454" style:family="paragraph" style:parent-style-name="Preformatted_20_Text">
      <style:paragraph-properties fo:margin-top="0cm" fo:margin-bottom="0cm" style:contextual-spacing="false" style:line-height-at-least="0.176cm"/>
      <style:text-properties fo:font-weight="normal" officeooo:paragraph-rsid="00630e07" style:font-weight-asian="normal" style:font-weight-complex="normal"/>
    </style:style>
    <style:style style:name="P455" style:family="paragraph" style:parent-style-name="Preformatted_20_Text">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456" style:family="paragraph" style:parent-style-name="Preformatted_20_Text">
      <style:paragraph-properties fo:margin-top="0cm" fo:margin-bottom="0cm" style:contextual-spacing="false" style:line-height-at-least="0.176cm" fo:text-align="justify" style:justify-single-word="false"/>
      <style:text-properties fo:color="#800000" style:font-name="Courier New1" fo:font-size="10pt" fo:font-weight="bold" officeooo:paragraph-rsid="013b3f57" style:font-size-asian="10pt" style:font-size-complex="10pt"/>
    </style:style>
    <style:style style:name="P457"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 fo:font-size="10.5pt" fo:language="es" fo:country="EC" officeooo:paragraph-rsid="01345669" style:font-name-asian="Times New Roman1" style:font-size-asian="10.5pt" style:language-asian="es" style:country-asian="EC" style:font-name-complex="Courier New3" style:font-size-complex="10.5pt"/>
    </style:style>
    <style:style style:name="P458"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font-weight="bold" officeooo:rsid="01209afe" officeooo:paragraph-rsid="012f146e" style:font-size-asian="10pt" style:font-weight-asian="bold" style:font-size-complex="10pt" style:font-weight-complex="bold"/>
    </style:style>
    <style:style style:name="P459"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officeooo:rsid="013cc982" officeooo:paragraph-rsid="013cc982" style:font-size-asian="10pt" style:font-size-complex="10pt"/>
    </style:style>
    <style:style style:name="P460" style:family="paragraph" style:parent-style-name="Preformatted_20_Text">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696969" style:font-name="Courier New1" fo:font-size="10pt" fo:language="es" fo:country="EC" style:font-name-asian="Times New Roman1" style:font-size-asian="10pt" style:language-asian="es" style:country-asian="EC" style:font-name-complex="Courier New3" style:font-size-complex="10pt"/>
    </style:style>
    <style:style style:name="P461"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fo:font-weight="bold" officeooo:rsid="0145c422" officeooo:paragraph-rsid="01460d94" style:font-size-asian="10pt" style:font-weight-asian="bold" style:font-size-complex="10pt" style:font-weight-complex="bold"/>
    </style:style>
    <style:style style:name="P462"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fo:font-weight="bold" officeooo:rsid="01460d94" officeooo:paragraph-rsid="01474d5f" style:font-size-asian="10pt" style:font-weight-asian="bold" style:font-size-complex="10pt"/>
    </style:style>
    <style:style style:name="P463" style:family="paragraph" style:parent-style-name="Preformatted_20_Text">
      <style:paragraph-properties fo:margin-top="0cm" fo:margin-bottom="0cm" style:contextual-spacing="false" style:line-height-at-least="0.176cm" fo:text-align="justify" style:justify-single-word="false"/>
      <style:text-properties fo:color="#800080" style:font-name="Courier New1" fo:font-size="10pt" officeooo:rsid="013cc982" officeooo:paragraph-rsid="013cc982" style:font-size-asian="10pt" style:font-size-complex="10pt"/>
    </style:style>
    <style:style style:name="P464"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style>
    <style:style style:name="P465"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text-properties fo:font-size="10.5pt" fo:language="es" fo:country="EC" style:font-size-asian="10.5pt" style:font-size-complex="10.5pt"/>
    </style:style>
    <style:style style:name="P466"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995c34" style:font-size-asian="12pt" style:font-style-asian="normal" style:font-weight-asian="bold" style:font-name-complex="Calibri2" style:font-size-complex="12pt" style:font-style-complex="normal" style:font-weight-complex="bold" style:text-overline-style="none" style:text-overline-color="font-color"/>
    </style:style>
    <style:style style:name="P467"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ddc19f" style:font-size-asian="12pt" style:font-style-asian="normal" style:font-weight-asian="bold" style:font-name-complex="Calibri2" style:font-size-complex="12pt" style:font-style-complex="normal" style:font-weight-complex="bold" style:text-overline-style="none" style:text-overline-color="font-color"/>
    </style:style>
    <style:style style:name="P468"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995c34" style:font-size-asian="12pt" style:font-style-asian="normal" style:font-weight-asian="bold" style:font-name-complex="Calibri2" style:font-size-complex="12pt" style:font-style-complex="normal" style:font-weight-complex="bold" style:text-overline-style="none" style:text-overline-color="font-color"/>
    </style:style>
    <style:style style:name="P469"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rsid="00e22f64" officeooo:paragraph-rsid="00ddc19f" style:font-size-asian="12pt" style:font-style-asian="normal" style:font-weight-asian="bold" style:font-name-complex="Calibri2" style:font-size-complex="12pt" style:font-style-complex="normal" style:font-weight-complex="bold" style:text-overline-style="none" style:text-overline-color="font-color"/>
    </style:style>
    <style:style style:name="P470"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71"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72"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ddc19f" style:font-size-asian="12pt" style:font-style-asian="normal" style:font-weight-asian="bold" style:font-size-complex="12pt" style:font-style-complex="normal" style:font-weight-complex="bold" style:text-overline-style="none" style:text-overline-color="font-color"/>
    </style:style>
    <style:style style:name="P473"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1003b93" style:font-size-asian="12pt" style:font-style-asian="normal" style:font-weight-asian="bold" style:font-size-complex="12pt" style:font-style-complex="normal" style:font-weight-complex="bold" style:text-overline-style="none" style:text-overline-color="font-color"/>
    </style:style>
    <style:style style:name="P474"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name-asian="Times New Roman1" style:font-size-asian="12pt" style:language-asian="es" style:country-asian="EC" style:font-style-asian="normal" style:font-weight-asian="bold" style:font-name-complex="Calibri2" style:font-size-complex="12pt" style:font-style-complex="normal" style:font-weight-complex="bold" style:text-overline-style="none" style:text-overline-color="font-color"/>
    </style:style>
    <style:style style:name="P475"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76"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995c34" style:font-size-asian="12pt" style:font-style-asian="normal" style:font-weight-asian="normal" style:font-size-complex="12pt" style:font-style-complex="normal" style:font-weight-complex="normal" style:text-overline-style="none" style:text-overline-color="font-color"/>
    </style:style>
    <style:style style:name="P477"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78"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ddc19f" style:font-size-asian="12pt" style:font-style-asian="normal" style:font-weight-asian="normal" style:font-size-complex="12pt" style:font-style-complex="normal" style:font-weight-complex="normal" style:text-overline-style="none" style:text-overline-color="font-color"/>
    </style:style>
    <style:style style:name="P479"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1003b93" style:font-size-asian="12pt" style:font-style-asian="normal" style:font-weight-asian="normal" style:font-size-complex="12pt" style:font-style-complex="normal" style:font-weight-complex="normal" style:text-overline-style="none" style:text-overline-color="font-color"/>
    </style:style>
    <style:style style:name="P480"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105a407" style:font-size-asian="12pt" style:font-style-asian="normal" style:font-weight-asian="normal" style:font-size-complex="12pt" style:font-style-complex="normal" style:font-weight-complex="normal" style:text-overline-style="none" style:text-overline-color="font-color"/>
    </style:style>
    <style:style style:name="P481"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name-asian="Times New Roman1" style:font-size-asian="12pt" style:language-asian="es" style:country-asian="EC" style:font-style-asian="normal" style:font-weight-asian="normal" style:font-name-complex="Calibri2" style:font-size-complex="12pt" style:font-style-complex="normal" style:font-weight-complex="normal" style:text-overline-style="none" style:text-overline-color="font-color"/>
    </style:style>
    <style:style style:name="P482"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font-style="normal" fo:text-shadow="none" style:text-underline-style="none" fo:font-weight="normal" officeooo:paragraph-rsid="00995c34" style:font-size-asian="12pt" style:font-style-asian="normal" style:font-weight-asian="normal" style:font-size-complex="12pt" style:font-style-complex="normal" style:font-weight-complex="normal" style:text-overline-style="none" style:text-overline-color="font-color"/>
    </style:style>
    <style:style style:name="P483"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84"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style:style>
    <style:style style:name="P485"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normal" officeooo:paragraph-rsid="00d0a4c5"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style:style>
    <style:style style:name="P486"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font-style="normal" fo:text-shadow="none" style:text-underline-style="none" fo:font-weight="normal" officeooo:rsid="0105a407" officeooo:paragraph-rsid="0105a407" style:font-size-asian="12pt" style:font-style-asian="normal" style:font-weight-asian="normal" style:font-size-complex="12pt" style:font-style-complex="normal" style:font-weight-complex="normal" style:text-overline-style="none" style:text-overline-color="font-color"/>
    </style:style>
    <style:style style:name="P487"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fo:hyphenate="false" fo:hyphenation-remain-char-count="2" fo:hyphenation-push-char-count="2"/>
    </style:style>
    <style:style style:name="P488" style:family="paragraph" style:parent-style-name="HTML_20_Preformatted">
      <style:text-properties fo:font-size="10.5pt" fo:language="es" fo:country="EC" officeooo:rsid="00919e16" officeooo:paragraph-rsid="00995c34" style:font-size-asian="10.5pt" style:font-size-complex="10.5pt"/>
    </style:style>
    <style:style style:name="P489" style:family="paragraph" style:parent-style-name="HTML_20_Preformatted">
      <style:paragraph-properties fo:text-align="justify" style:justify-single-word="false"/>
      <style:text-properties officeooo:paragraph-rsid="00995c34"/>
    </style:style>
    <style:style style:name="P490" style:family="paragraph" style:parent-style-name="HTML_20_Preformatted">
      <style:text-properties officeooo:paragraph-rsid="00995c34"/>
    </style:style>
    <style:style style:name="P491" style:family="paragraph" style:parent-style-name="HTML_20_Preformatted">
      <style:text-properties officeooo:paragraph-rsid="00c25f91"/>
    </style:style>
    <style:style style:name="P492"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20aad7"/>
    </style:style>
    <style:style style:name="P493"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995c34"/>
    </style:style>
    <style:style style:name="P494"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officeooo:paragraph-rsid="0020aad7" style:font-size-asian="10.5pt" style:font-style-asian="italic" style:font-size-complex="10.5pt"/>
    </style:style>
    <style:style style:name="P495"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paragraph-rsid="002cee96" style:font-size-asian="10.5pt" style:font-style-asian="italic" style:font-weight-asian="normal" style:font-size-complex="10.5pt" style:font-style-complex="italic" style:font-weight-complex="normal"/>
    </style:style>
    <style:style style:name="P496"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rsid="002cee96" officeooo:paragraph-rsid="002cee96" style:font-size-asian="10.5pt" style:font-style-asian="italic" style:font-weight-asian="normal" style:font-size-complex="10.5pt" style:font-style-complex="italic" style:font-weight-complex="normal"/>
    </style:style>
    <style:style style:name="P497"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normal" officeooo:rsid="0020aad7" officeooo:paragraph-rsid="0020aad7" style:font-size-asian="10.5pt" style:font-style-asian="normal" style:font-size-complex="10.5pt" style:font-style-complex="normal"/>
    </style:style>
    <style:style style:name="P498" style:family="paragraph" style:parent-style-name="Text_20_body">
      <style:paragraph-properties fo:margin-left="1.27cm" fo:margin-right="0cm" fo:text-align="justify" style:justify-single-word="false" fo:text-indent="0cm" style:auto-text-indent="false"/>
      <style:text-properties style:font-name="Calibri1" fo:font-size="10.5pt" fo:font-style="italic" style:font-size-asian="10.5pt" style:font-style-asian="italic" style:font-size-complex="10.5pt" style:font-style-complex="italic"/>
    </style:style>
    <style:style style:name="P499" style:family="paragraph" style:parent-style-name="Text_20_body">
      <style:paragraph-properties fo:margin-left="1.27cm" fo:margin-right="0cm" fo:text-align="justify" style:justify-single-word="false" fo:text-indent="0cm" style:auto-text-indent="false"/>
      <style:text-properties style:font-name="Calibri1" fo:font-size="10.5pt" fo:font-style="italic" officeooo:paragraph-rsid="00f87ca8" style:font-size-asian="10.5pt" style:font-style-asian="italic" style:font-size-complex="10.5pt" style:font-style-complex="italic"/>
    </style:style>
    <style:style style:name="P500" style:family="paragraph" style:parent-style-name="Predeterminado">
      <style:paragraph-properties fo:margin-left="0cm" fo:margin-right="0cm" fo:margin-top="0cm" fo:margin-bottom="0cm" style:contextual-spacing="false" style:line-height-at-least="0.176cm" fo:text-align="justify" style:justify-single-word="false" fo:text-indent="0cm" style:auto-text-indent="false"/>
      <style:text-properties fo:font-size="10.5pt" fo:language="es" fo:country="EC" fo:font-style="normal" fo:font-weight="normal" officeooo:rsid="002cee96" officeooo:paragraph-rsid="002cee96" style:font-size-asian="10.5pt" style:font-style-asian="normal" style:font-weight-asian="normal" style:font-size-complex="10.5pt" style:font-style-complex="normal" style:font-weight-complex="normal"/>
    </style:style>
    <style:style style:name="P501"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officeooo:paragraph-rsid="00acf7b3"/>
    </style:style>
    <style:style style:name="P502"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officeooo:paragraph-rsid="00ad2dd6"/>
    </style:style>
    <style:style style:name="P503"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bold" officeooo:rsid="00acf7b3" officeooo:paragraph-rsid="00acf7b3" style:font-size-asian="10.5pt" style:font-weight-asian="bold" style:font-size-complex="10.5pt" style:font-weight-complex="bold"/>
    </style:style>
    <style:style style:name="P504"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normal" officeooo:rsid="00acf7b3" officeooo:paragraph-rsid="00acf7b3" style:font-size-asian="10.5pt" style:font-weight-asian="normal" style:font-size-complex="10.5pt" style:font-weight-complex="normal"/>
    </style:style>
    <style:style style:name="P505"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style:font-size-asian="10.5pt" style:font-size-complex="10.5pt"/>
    </style:style>
    <style:style style:name="P50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b17220" style:font-size-asian="12pt" style:font-style-asian="normal" style:font-weight-asian="normal" style:font-size-complex="12pt" style:font-style-complex="normal" style:font-weight-complex="normal" style:text-overline-style="none" style:text-overline-color="font-color"/>
    </style:style>
    <style:style style:name="P50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c02496" style:font-size-asian="12pt" style:font-style-asian="normal" style:font-weight-asian="normal" style:font-size-complex="12pt" style:font-style-complex="normal" style:font-weight-complex="normal" style:text-overline-style="none" style:text-overline-color="font-color"/>
    </style:style>
    <style:style style:name="P50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b3fd4f" style:font-size-asian="12pt" style:font-style-asian="normal" style:font-weight-asian="normal" style:font-size-complex="12pt" style:font-style-complex="normal" style:font-weight-complex="normal" style:text-overline-style="none" style:text-overline-color="font-color"/>
    </style:style>
    <style:style style:name="P50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17220" officeooo:paragraph-rsid="00b17220" style:font-size-asian="12pt" style:font-style-asian="normal" style:font-weight-asian="normal" style:font-size-complex="12pt" style:font-style-complex="normal" style:font-weight-complex="normal" style:text-overline-style="none" style:text-overline-color="font-color"/>
    </style:style>
    <style:style style:name="P51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3fd4f" officeooo:paragraph-rsid="00b3fd4f" style:font-size-asian="12pt" style:font-style-asian="normal" style:font-weight-asian="normal" style:font-size-complex="12pt" style:font-style-complex="normal" style:font-weight-complex="normal" style:text-overline-style="none" style:text-overline-color="font-color"/>
    </style:style>
    <style:style style:name="P51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c02496" officeooo:paragraph-rsid="00c02496" style:font-size-asian="12pt" style:font-style-asian="normal" style:font-weight-asian="normal" style:font-size-complex="12pt" style:font-style-complex="normal" style:font-weight-complex="normal" style:text-overline-style="none" style:text-overline-color="font-color"/>
    </style:style>
    <style:style style:name="P51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e9cd0" officeooo:paragraph-rsid="00be9cd0" style:font-size-asian="12pt" style:font-style-asian="normal" style:font-weight-asian="normal" style:font-size-complex="12pt" style:font-style-complex="normal" style:font-weight-complex="normal" style:text-overline-style="none" style:text-overline-color="font-color"/>
    </style:style>
    <style:style style:name="P513"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0b17220" officeooo:paragraph-rsid="00b17220" style:font-size-asian="12pt" style:font-style-asian="normal" style:font-weight-asian="bold" style:font-size-complex="12pt" style:font-style-complex="normal" style:font-weight-complex="bold" style:text-overline-style="none" style:text-overline-color="font-color"/>
    </style:style>
    <style:style style:name="P51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e9cd0" officeooo:paragraph-rsid="00c02496" style:font-size-asian="12pt" style:font-style-asian="normal" style:font-weight-asian="bold" style:font-size-complex="12pt" style:font-style-complex="normal" style:font-weight-complex="bold" style:text-overline-style="none" style:text-overline-color="font-color"/>
    </style:style>
    <style:style style:name="P51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e9cd0" officeooo:paragraph-rsid="00be9cd0" style:font-size-asian="12pt" style:font-style-asian="normal" style:font-weight-asian="bold" style:font-size-complex="12pt" style:font-style-complex="normal" style:font-weight-complex="bold" style:text-overline-style="none" style:text-overline-color="font-color"/>
    </style:style>
    <style:style style:name="P51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c02496" officeooo:paragraph-rsid="00c02496" style:font-size-asian="12pt" style:font-style-asian="normal" style:font-weight-asian="bold" style:font-size-complex="12pt" style:font-style-complex="normal" style:font-weight-complex="bold" style:text-overline-style="none" style:text-overline-color="font-color"/>
    </style:style>
    <style:style style:name="P51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3fd4f" officeooo:paragraph-rsid="00b3fd4f" style:font-size-asian="12pt" style:font-style-asian="normal" style:font-weight-asian="bold" style:font-size-complex="12pt" style:font-style-complex="normal" style:font-weight-complex="bold" style:text-overline-style="none" style:text-overline-color="font-color"/>
    </style:style>
    <style:style style:name="P518" style:family="paragraph" style:parent-style-name="Predeterminado">
      <style:paragraph-properties fo:margin-left="1.249cm" fo:margin-right="0cm" fo:margin-top="0cm" fo:margin-bottom="0.353cm" style:contextual-spacing="false" fo:text-align="start" style:justify-single-word="false" fo:text-indent="-1.249cm" style:auto-text-indent="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19" style:family="paragraph" style:parent-style-name="Preformatted_20_Text">
      <style:paragraph-properties fo:margin-top="0cm" fo:margin-bottom="0.499cm" style:contextual-spacing="false" fo:background-color="#ffffff">
        <style:background-image/>
      </style:paragraph-properties>
      <style:text-properties fo:color="#000000"/>
    </style:style>
    <style:style style:name="P520"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style:style>
    <style:style style:name="P521"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style:font-size-asian="10pt" style:font-size-complex="10pt"/>
    </style:style>
    <style:style style:name="P522"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officeooo:paragraph-rsid="01460d94" style:font-size-asian="10pt" style:font-size-complex="10pt"/>
    </style:style>
    <style:style style:name="P523" style:family="paragraph" style:parent-style-name="Preformatted_20_Text">
      <style:paragraph-properties fo:margin-top="0cm" fo:margin-bottom="0.499cm" style:contextual-spacing="false" fo:background-color="#ffffff">
        <style:background-image/>
      </style:paragraph-properties>
      <style:text-properties fo:color="#000000" officeooo:paragraph-rsid="012edbff"/>
    </style:style>
    <style:style style:name="P524" style:family="paragraph" style:parent-style-name="Preformatted_20_Text">
      <style:paragraph-properties fo:background-color="#ffffff">
        <style:background-image/>
      </style:paragraph-properties>
    </style:style>
    <style:style style:name="P525" style:family="paragraph" style:parent-style-name="Preformatted_20_Text">
      <style:paragraph-properties fo:background-color="#ffffff">
        <style:background-image/>
      </style:paragraph-properties>
      <style:text-properties fo:color="#000000"/>
    </style:style>
    <style:style style:name="P526" style:family="paragraph" style:parent-style-name="Preformatted_20_Text">
      <style:paragraph-properties fo:background-color="#ffffff">
        <style:background-image/>
      </style:paragraph-properties>
      <style:text-properties fo:color="#000000" style:font-name="Courier New1"/>
    </style:style>
    <style:style style:name="P527" style:family="paragraph" style:parent-style-name="Preformatted_20_Text">
      <style:paragraph-properties fo:background-color="#ffffff">
        <style:background-image/>
      </style:paragraph-properties>
      <style:text-properties fo:color="#000000" style:font-name="Courier New1" fo:background-color="transparent"/>
    </style:style>
    <style:style style:name="P528" style:family="paragraph" style:parent-style-name="Preformatted_20_Text">
      <style:paragraph-properties fo:background-color="#ffffff">
        <style:background-image/>
      </style:paragraph-properties>
      <style:text-properties fo:color="#000000" style:font-name="Courier New1" fo:font-size="10pt" style:font-size-asian="10pt" style:font-size-complex="10pt"/>
    </style:style>
    <style:style style:name="P529" style:family="paragraph" style:parent-style-name="Preformatted_20_Text">
      <style:paragraph-properties fo:background-color="#ffffff">
        <style:background-image/>
      </style:paragraph-properties>
      <style:text-properties fo:color="#000000" style:font-name="Courier New1" fo:font-size="10pt" officeooo:paragraph-rsid="01328ef2" style:font-size-asian="10pt" style:font-size-complex="10pt"/>
    </style:style>
    <style:style style:name="P530" style:family="paragraph" style:parent-style-name="Preformatted_20_Text">
      <style:paragraph-properties fo:background-color="#ffffff">
        <style:background-image/>
      </style:paragraph-properties>
      <style:text-properties style:font-name="Courier New1"/>
    </style:style>
    <style:style style:name="P531" style:family="paragraph" style:parent-style-name="Preformatted_20_Text">
      <style:paragraph-properties fo:background-color="#ffffff">
        <style:background-image/>
      </style:paragraph-properties>
      <style:text-properties style:font-name="Courier New1" fo:font-size="10pt" style:font-size-asian="10pt" style:font-size-complex="10pt"/>
    </style:style>
    <style:style style:name="P532" style:family="paragraph" style:parent-style-name="Preformatted_20_Text">
      <style:paragraph-properties fo:background-color="#ffffff">
        <style:background-image/>
      </style:paragraph-properties>
      <style:text-properties fo:color="#696969"/>
    </style:style>
    <style:style style:name="P533" style:family="paragraph" style:parent-style-name="Preformatted_20_Text">
      <style:paragraph-properties fo:background-color="#ffffff">
        <style:background-image/>
      </style:paragraph-properties>
      <style:text-properties fo:color="#696969" fo:background-color="#ffffe8"/>
    </style:style>
    <style:style style:name="P534" style:family="paragraph" style:parent-style-name="Preformatted_20_Text">
      <style:paragraph-properties fo:background-color="#ffffff">
        <style:background-image/>
      </style:paragraph-properties>
      <style:text-properties fo:color="#696969" style:font-name="Courier New1" fo:font-size="10pt" style:font-size-asian="10pt" style:font-size-complex="10pt"/>
    </style:style>
    <style:style style:name="P535" style:family="paragraph" style:parent-style-name="Preformatted_20_Text">
      <style:paragraph-properties fo:background-color="#ffffff">
        <style:background-image/>
      </style:paragraph-properties>
      <style:text-properties fo:color="#800080" style:font-name="Courier New1" fo:background-color="transparent"/>
    </style:style>
    <style:style style:name="P536" style:family="paragraph" style:parent-style-name="Preformatted_20_Text">
      <style:paragraph-properties fo:background-color="#ffffff">
        <style:background-image/>
      </style:paragraph-properties>
      <style:text-properties fo:color="#800000" style:font-name="Courier New1" fo:font-size="10pt" fo:font-weight="bold" style:font-size-asian="10pt" style:font-size-complex="10pt"/>
    </style:style>
    <style:style style:name="P537" style:family="paragraph" style:parent-style-name="Preformatted_20_Text">
      <style:paragraph-properties fo:background-color="#ffffff">
        <style:background-image/>
      </style:paragraph-properties>
      <style:text-properties fo:color="#808030" style:font-name="Courier New1" fo:font-size="10pt" style:font-size-asian="10pt" style:font-size-complex="10pt"/>
    </style:style>
    <style:style style:name="P538" style:family="paragraph" style:parent-style-name="Preformatted_20_Text">
      <style:paragraph-properties fo:background-color="#ffffff">
        <style:background-image/>
      </style:paragraph-properties>
      <style:text-properties fo:color="#074726" style:font-name="Courier New1" fo:font-size="10pt" style:font-size-asian="10pt" style:font-size-complex="10pt"/>
    </style:style>
    <style:style style:name="P539" style:family="paragraph" style:parent-style-name="Predeterminado" style:list-style-name="L1">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5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font-size-asian="10.5pt" style:font-size-complex="10.5pt"/>
    </style:style>
    <style:style style:name="P541"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officeooo:paragraph-rsid="00a1397c" style:font-size-asian="10.5pt" style:font-size-complex="10.5pt"/>
    </style:style>
    <style:style style:name="P542" style:family="paragraph" style:parent-style-name="Predeterminado" style:list-style-name="L11">
      <style:paragraph-properties fo:margin-top="0cm" fo:margin-bottom="0cm" style:contextual-spacing="false" style:line-height-at-least="0.176cm" fo:text-align="justify" style:justify-single-word="false"/>
      <style:text-properties fo:font-size="10.5pt" fo:language="es" fo:country="EC" officeooo:rsid="014b2498" officeooo:paragraph-rsid="014b2498" style:font-size-asian="10.5pt" style:font-size-complex="10.5pt"/>
    </style:style>
    <style:style style:name="P5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19af60" officeooo:paragraph-rsid="0019af60" style:font-size-asian="10.5pt" style:font-size-complex="10.5pt"/>
    </style:style>
    <style:style style:name="P5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1ad9f7" officeooo:paragraph-rsid="001ad9f7" style:font-size-asian="10.5pt" style:font-size-complex="10.5pt"/>
    </style:style>
    <style:style style:name="P545" style:family="paragraph" style:parent-style-name="Predeterminado" style:list-style-name="L3">
      <style:paragraph-properties fo:margin-top="0cm" fo:margin-bottom="0cm" style:contextual-spacing="false" style:line-height-at-least="0.176cm" fo:text-align="justify" style:justify-single-word="false"/>
      <style:text-properties fo:font-size="10.5pt" fo:language="es" fo:country="EC" fo:font-weight="normal" officeooo:rsid="0053c8de" officeooo:paragraph-rsid="0053c8de" style:font-size-asian="10.5pt" style:font-weight-asian="normal" style:font-size-complex="10.5pt" style:font-weight-complex="normal"/>
    </style:style>
    <style:style style:name="P546" style:family="paragraph" style:parent-style-name="Predeterminado" style:list-style-name="L4">
      <style:paragraph-properties fo:margin-top="0cm" fo:margin-bottom="0cm" style:contextual-spacing="false" style:line-height-at-least="0.176cm" fo:text-align="justify" style:justify-single-word="false"/>
      <style:text-properties fo:font-size="10.5pt" fo:language="es" fo:country="EC" fo:font-weight="normal" officeooo:rsid="0055086d" officeooo:paragraph-rsid="0055086d" style:font-size-asian="10.5pt" style:font-weight-asian="normal" style:font-size-complex="10.5pt" style:font-weight-complex="normal"/>
    </style:style>
    <style:style style:name="P547"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fo:font-weight="normal" officeooo:rsid="00a70eab" officeooo:paragraph-rsid="00a70eab" style:font-size-asian="10.5pt" style:font-weight-asian="normal" style:font-size-complex="10.5pt" style:font-weight-complex="normal"/>
    </style:style>
    <style:style style:name="P548" style:family="paragraph" style:parent-style-name="Predeterminado" style:list-style-name="L10">
      <style:paragraph-properties fo:margin-top="0cm" fo:margin-bottom="0cm" style:contextual-spacing="false" style:line-height-at-least="0.176cm" fo:text-align="justify" style:justify-single-word="false"/>
      <style:text-properties fo:font-size="10.5pt" fo:language="es" fo:country="EC" fo:font-weight="normal" officeooo:rsid="0129aac3" officeooo:paragraph-rsid="0129aac3" style:font-size-asian="10.5pt" style:font-weight-asian="normal" style:font-size-complex="10.5pt" style:font-weight-complex="normal"/>
    </style:style>
    <style:style style:name="P549"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normal" officeooo:rsid="015815f5" officeooo:paragraph-rsid="015dd836" style:font-size-asian="10.5pt" style:font-weight-asian="normal" style:font-size-complex="10.5pt" style:font-weight-complex="normal"/>
    </style:style>
    <style:style style:name="P550"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normal" officeooo:rsid="015dd836" officeooo:paragraph-rsid="015dd836" style:font-size-asian="10.5pt" style:font-weight-asian="normal" style:font-size-complex="10.5pt" style:font-weight-complex="normal"/>
    </style:style>
    <style:style style:name="P551" style:family="paragraph" style:parent-style-name="Predeterminado" style:list-style-name="L13">
      <style:paragraph-properties fo:margin-top="0cm" fo:margin-bottom="0cm" style:contextual-spacing="false" style:line-height-at-least="0.176cm" fo:text-align="justify" style:justify-single-word="false"/>
      <style:text-properties fo:font-size="10.5pt" fo:language="es" fo:country="EC" fo:font-weight="normal" officeooo:paragraph-rsid="015cd498" style:font-size-asian="10.5pt" style:font-weight-asian="normal" style:font-size-complex="10.5pt" style:font-weight-complex="normal"/>
    </style:style>
    <style:style style:name="P552"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paragraph-rsid="017af335" style:font-size-asian="10.5pt" style:font-weight-asian="normal" style:font-size-complex="10.5pt" style:font-weight-complex="normal"/>
    </style:style>
    <style:style style:name="P5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878db6" style:font-size-asian="10.5pt" style:font-weight-asian="normal" style:font-size-complex="10.5pt" style:font-weight-complex="normal"/>
    </style:style>
    <style:style style:name="P5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8fb59a" style:font-size-asian="10.5pt" style:font-weight-asian="normal" style:font-size-complex="10.5pt" style:font-weight-complex="normal"/>
    </style:style>
    <style:style style:name="P5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0f486" style:font-size-asian="10.5pt" style:font-weight-asian="normal" style:font-size-complex="10.5pt" style:font-weight-complex="normal"/>
    </style:style>
    <style:style style:name="P5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163e4" style:font-size-asian="10.5pt" style:font-weight-asian="normal" style:font-size-complex="10.5pt" style:font-weight-complex="normal"/>
    </style:style>
    <style:style style:name="P5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34d99" style:font-size-asian="10.5pt" style:font-weight-asian="normal" style:font-size-complex="10.5pt" style:font-weight-complex="normal"/>
    </style:style>
    <style:style style:name="P5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5302c" style:font-size-asian="10.5pt" style:font-weight-asian="normal" style:font-size-complex="10.5pt" style:font-weight-complex="normal"/>
    </style:style>
    <style:style style:name="P5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591c8" style:font-size-asian="10.5pt" style:font-weight-asian="normal" style:font-size-complex="10.5pt" style:font-weight-complex="normal"/>
    </style:style>
    <style:style style:name="P560" style:family="paragraph" style:parent-style-name="Predeterminado" style:list-style-name="L14">
      <style:paragraph-properties fo:margin-top="0cm" fo:margin-bottom="0cm" style:contextual-spacing="false" style:line-height-at-least="0.176cm"/>
      <style:text-properties fo:font-size="10.5pt" fo:language="es" fo:country="EC" fo:font-weight="normal" officeooo:paragraph-rsid="017af335" style:font-size-asian="10.5pt" style:font-weight-asian="normal" style:font-size-complex="10.5pt" style:font-weight-complex="normal"/>
    </style:style>
    <style:style style:name="P5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35265" officeooo:paragraph-rsid="0171810e" style:font-size-asian="10.5pt" style:font-weight-asian="normal" style:font-size-complex="10.5pt" style:font-weight-complex="normal"/>
    </style:style>
    <style:style style:name="P5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35265" officeooo:paragraph-rsid="01735265" style:font-size-asian="10.5pt" style:font-weight-asian="normal" style:font-size-complex="10.5pt" style:font-weight-complex="normal"/>
    </style:style>
    <style:style style:name="P5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7805e" officeooo:paragraph-rsid="0174b4d1" style:font-size-asian="10.5pt" style:font-weight-asian="normal" style:font-size-complex="10.5pt" style:font-weight-complex="normal"/>
    </style:style>
    <style:style style:name="P5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84684" style:font-size-asian="10.5pt" style:font-weight-asian="normal" style:font-size-complex="10.5pt" style:font-weight-complex="normal"/>
    </style:style>
    <style:style style:name="P5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eac89" style:font-size-asian="10.5pt" style:font-weight-asian="normal" style:font-size-complex="10.5pt" style:font-weight-complex="normal"/>
    </style:style>
    <style:style style:name="P5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ebd6e" style:font-size-asian="10.5pt" style:font-weight-asian="normal" style:font-size-complex="10.5pt" style:font-weight-complex="normal"/>
    </style:style>
    <style:style style:name="P5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fe594" style:font-size-asian="10.5pt" style:font-weight-asian="normal" style:font-size-complex="10.5pt" style:font-weight-complex="normal"/>
    </style:style>
    <style:style style:name="P5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806cb5" style:font-size-asian="10.5pt" style:font-weight-asian="normal" style:font-size-complex="10.5pt" style:font-weight-complex="normal"/>
    </style:style>
    <style:style style:name="P569" style:family="paragraph" style:parent-style-name="Predeterminado">
      <style:paragraph-properties fo:margin-top="0cm" fo:margin-bottom="0cm" style:contextual-spacing="false" style:line-height-at-least="0.176cm"/>
      <style:text-properties fo:font-size="10.5pt" fo:language="es" fo:country="EC" fo:font-weight="normal" officeooo:rsid="01784684" officeooo:paragraph-rsid="01784684" style:font-size-asian="10.5pt" style:font-weight-asian="normal" style:font-size-complex="10.5pt" style:font-weight-complex="normal"/>
    </style:style>
    <style:style style:name="P570" style:family="paragraph" style:parent-style-name="Predeterminado">
      <style:paragraph-properties fo:margin-top="0cm" fo:margin-bottom="0cm" style:contextual-spacing="false" style:line-height-at-least="0.176cm"/>
      <style:text-properties fo:font-size="10.5pt" fo:language="es" fo:country="EC" fo:font-weight="normal" officeooo:rsid="01784684" officeooo:paragraph-rsid="017ebd6e" style:font-size-asian="10.5pt" style:font-weight-asian="normal" style:font-size-complex="10.5pt" style:font-weight-complex="normal"/>
    </style:style>
    <style:style style:name="P571" style:family="paragraph" style:parent-style-name="Predeterminado">
      <style:paragraph-properties fo:margin-top="0cm" fo:margin-bottom="0cm" style:contextual-spacing="false" style:line-height-at-least="0.176cm"/>
      <style:text-properties fo:font-size="10.5pt" fo:language="es" fo:country="EC" fo:font-weight="normal" officeooo:rsid="017af335" officeooo:paragraph-rsid="017a2854" style:font-size-asian="10.5pt" style:font-weight-asian="normal" style:font-size-complex="10.5pt" style:font-weight-complex="normal"/>
    </style:style>
    <style:style style:name="P572"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rsid="017af335" officeooo:paragraph-rsid="017af335" style:font-size-asian="10.5pt" style:font-weight-asian="normal" style:font-size-complex="10.5pt" style:font-weight-complex="normal"/>
    </style:style>
    <style:style style:name="P573" style:family="paragraph" style:parent-style-name="Predeterminado" style:list-style-name="L14">
      <style:paragraph-properties fo:margin-top="0cm" fo:margin-bottom="0cm" style:contextual-spacing="false" style:line-height-at-least="0.176cm"/>
      <style:text-properties fo:font-size="10.5pt" fo:language="es" fo:country="EC" fo:font-weight="normal" officeooo:rsid="017af335" officeooo:paragraph-rsid="017af335" style:font-size-asian="10.5pt" style:font-weight-asian="normal" style:font-size-complex="10.5pt" style:font-weight-complex="normal"/>
    </style:style>
    <style:style style:name="P574"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rsid="017cc4da" officeooo:paragraph-rsid="017af335" style:font-size-asian="10.5pt" style:font-weight-asian="normal" style:font-size-complex="10.5pt" style:font-weight-complex="normal"/>
    </style:style>
    <style:style style:name="P5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74b4d1" style:font-size-asian="10.5pt" style:font-weight-asian="normal" style:font-size-complex="10.5pt"/>
    </style:style>
    <style:style style:name="P5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591c8" style:font-size-asian="10.5pt" style:font-weight-asian="normal" style:font-size-complex="10.5pt"/>
    </style:style>
    <style:style style:name="P577"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fo:font-weight="bold" officeooo:rsid="00a4f363" officeooo:paragraph-rsid="00a4f363" style:font-size-asian="10.5pt" style:font-weight-asian="bold" style:font-size-complex="10.5pt"/>
    </style:style>
    <style:style style:name="P578"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bold" officeooo:rsid="015815f5" officeooo:paragraph-rsid="015dd836" style:font-size-asian="10.5pt" style:font-weight-asian="bold" style:font-size-complex="10.5pt" style:font-weight-complex="bold"/>
    </style:style>
    <style:style style:name="P579" style:family="paragraph" style:parent-style-name="Predeterminado">
      <style:paragraph-properties fo:margin-top="0cm" fo:margin-bottom="0cm" style:contextual-spacing="false" style:line-height-at-least="0.176cm"/>
      <style:text-properties fo:font-size="10.5pt" fo:language="es" fo:country="EC" fo:font-weight="bold" officeooo:rsid="01784684" officeooo:paragraph-rsid="017ebd6e" style:font-size-asian="10.5pt" style:font-weight-asian="bold" style:font-size-complex="10.5pt" style:font-weight-complex="bold"/>
    </style:style>
    <style:style style:name="P580" style:family="paragraph" style:parent-style-name="Predeterminado">
      <style:paragraph-properties fo:margin-top="0cm" fo:margin-bottom="0cm" style:contextual-spacing="false" style:line-height-at-least="0.176cm"/>
      <style:text-properties fo:font-size="10.5pt" fo:language="es" fo:country="EC" fo:font-weight="bold" officeooo:rsid="01784684" officeooo:paragraph-rsid="017fe594" style:font-size-asian="10.5pt" style:font-weight-asian="bold" style:font-size-complex="10.5pt" style:font-weight-complex="bold"/>
    </style:style>
    <style:style style:name="P581" style:family="paragraph" style:parent-style-name="Predeterminado">
      <style:paragraph-properties fo:margin-top="0cm" fo:margin-bottom="0cm" style:contextual-spacing="false" style:line-height-at-least="0.176cm"/>
      <style:text-properties fo:font-size="10.5pt" fo:language="es" fo:country="EC" fo:font-weight="bold" officeooo:paragraph-rsid="01859117" style:font-size-asian="10.5pt" style:font-weight-asian="bold" style:font-size-complex="10.5pt" style:font-weight-complex="bold"/>
    </style:style>
    <style:style style:name="P5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78db6" style:font-size-asian="10.5pt" style:font-weight-asian="bold" style:font-size-complex="10.5pt" style:font-weight-complex="bold"/>
    </style:style>
    <style:style style:name="P5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style:font-size-asian="10.5pt" style:font-weight-asian="bold" style:font-size-complex="10.5pt" style:font-weight-complex="bold"/>
    </style:style>
    <style:style style:name="P5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90f486" style:font-size-asian="10.5pt" style:font-weight-asian="bold" style:font-size-complex="10.5pt" style:font-weight-complex="bold"/>
    </style:style>
    <style:style style:name="P5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95302c" style:font-size-asian="10.5pt" style:font-weight-asian="bold" style:font-size-complex="10.5pt" style:font-weight-complex="bold"/>
    </style:style>
    <style:style style:name="P586" style:family="paragraph" style:parent-style-name="Predeterminado">
      <style:paragraph-properties fo:margin-top="0cm" fo:margin-bottom="0cm" style:contextual-spacing="false" style:line-height-at-least="0.176cm"/>
      <style:text-properties fo:font-size="10.5pt" fo:language="es" fo:country="EC" fo:font-weight="bold" officeooo:rsid="01735265" officeooo:paragraph-rsid="01735265" style:font-size-asian="10.5pt" style:font-weight-asian="bold" style:font-size-complex="10.5pt"/>
    </style:style>
    <style:style style:name="P587" style:family="paragraph" style:parent-style-name="Predeterminado">
      <style:paragraph-properties fo:margin-top="0cm" fo:margin-bottom="0cm" style:contextual-spacing="false" style:line-height-at-least="0.176cm"/>
      <style:text-properties fo:font-size="10.5pt" fo:language="es" fo:country="EC" fo:font-weight="bold" officeooo:rsid="01735265" officeooo:paragraph-rsid="017ebd6e" style:font-size-asian="10.5pt" style:font-weight-asian="bold" style:font-size-complex="10.5pt"/>
    </style:style>
    <style:style style:name="P588" style:family="paragraph" style:parent-style-name="Predeterminado">
      <style:paragraph-properties fo:margin-top="0cm" fo:margin-bottom="0cm" style:contextual-spacing="false" style:line-height-at-least="0.176cm"/>
      <style:text-properties fo:font-size="10.5pt" fo:language="es" fo:country="EC" fo:font-weight="bold" officeooo:paragraph-rsid="01859117" style:font-size-asian="10.5pt" style:font-weight-asian="bold" style:font-size-complex="10.5pt"/>
    </style:style>
    <style:style style:name="P5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style:font-size-asian="10.5pt" style:font-weight-asian="bold" style:font-size-complex="10.5pt"/>
    </style:style>
    <style:style style:name="P5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59117" style:font-size-asian="10.5pt" style:font-weight-asian="bold" style:font-size-complex="10.5pt"/>
    </style:style>
    <style:style style:name="P5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c0598" style:font-size-asian="10.5pt" style:font-weight-asian="bold" style:font-size-complex="10.5pt"/>
    </style:style>
    <style:style style:name="P5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78db6" style:font-size-asian="10.5pt" style:font-weight-asian="bold" style:font-size-complex="10.5pt"/>
    </style:style>
    <style:style style:name="P5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style:font-size-asian="10.5pt" style:font-weight-asian="bold" style:font-size-complex="10.5pt"/>
    </style:style>
    <style:style style:name="P5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965c28" style:font-size-asian="10.5pt" style:font-weight-asian="bold" style:font-size-complex="10.5pt"/>
    </style:style>
    <style:style style:name="P5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9163e4" style:font-size-asian="10.5pt" style:font-weight-asian="bold" style:font-size-complex="10.5pt" style:font-weight-complex="normal"/>
    </style:style>
    <style:style style:name="P5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bbfbf" fo:background-color="transparent" style:font-size-asian="10.5pt" style:font-weight-asian="bold" style:font-size-complex="10.5pt"/>
    </style:style>
    <style:style style:name="P5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ceb00" fo:background-color="transparent" style:font-size-asian="10.5pt" style:font-weight-asian="bold" style:font-size-complex="10.5pt"/>
    </style:style>
    <style:style style:name="P5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fo:background-color="transparent" style:font-size-asian="10.5pt" style:font-weight-asian="bold" style:font-size-complex="10.5pt"/>
    </style:style>
    <style:style style:name="P5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a25da" fo:background-color="transparent" style:font-size-asian="10.5pt" style:font-weight-asian="bold" style:font-size-complex="10.5pt" style:font-weight-complex="bold"/>
    </style:style>
    <style:style style:name="P600" style:family="paragraph" style:parent-style-name="Predeterminado" style:list-style-name="L2">
      <style:paragraph-properties fo:margin-top="0cm" fo:margin-bottom="0cm" style:contextual-spacing="false" style:line-height-at-least="0.176cm"/>
    </style:style>
    <style:style style:name="P601" style:family="paragraph" style:parent-style-name="Predeterminado">
      <style:paragraph-properties fo:margin-top="0cm" fo:margin-bottom="0cm" style:contextual-spacing="false" style:line-height-at-least="0.176cm" fo:text-align="justify" style:justify-single-word="false"/>
    </style:style>
    <style:style style:name="P602"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1397c"/>
    </style:style>
    <style:style style:name="P603"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70eab"/>
    </style:style>
    <style:style style:name="P604"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4f363"/>
    </style:style>
    <style:style style:name="P605" style:family="paragraph" style:parent-style-name="Predeterminado" style:list-style-name="L6">
      <style:paragraph-properties fo:margin-top="0cm" fo:margin-bottom="0cm" style:contextual-spacing="false" style:line-height-at-least="0.176cm" fo:text-align="justify" style:justify-single-word="false"/>
      <style:text-properties officeooo:paragraph-rsid="00c25f91"/>
    </style:style>
    <style:style style:name="P606" style:family="paragraph" style:parent-style-name="Predeterminado" style:list-style-name="L8">
      <style:paragraph-properties fo:margin-top="0cm" fo:margin-bottom="0cm" style:contextual-spacing="false" style:line-height-at-least="0.176cm" fo:text-align="justify" style:justify-single-word="false"/>
      <style:text-properties officeooo:paragraph-rsid="00bab692"/>
    </style:style>
    <style:style style:name="P607" style:family="paragraph" style:parent-style-name="Predeterminado" style:list-style-name="L8">
      <style:paragraph-properties fo:margin-top="0cm" fo:margin-bottom="0cm" style:contextual-spacing="false" style:line-height-at-least="0.176cm" fo:text-align="justify" style:justify-single-word="false"/>
      <style:text-properties officeooo:paragraph-rsid="00be9cd0"/>
    </style:style>
    <style:style style:name="P608" style:family="paragraph" style:parent-style-name="Predeterminado" style:list-style-name="L6">
      <style:paragraph-properties fo:margin-top="0cm" fo:margin-bottom="0cm" style:contextual-spacing="false" style:line-height-at-least="0.176cm"/>
      <style:text-properties officeooo:paragraph-rsid="00c25f91"/>
    </style:style>
    <style:style style:name="P609" style:family="paragraph" style:parent-style-name="Predeterminado" style:list-style-name="L8">
      <style:paragraph-properties fo:margin-top="0cm" fo:margin-bottom="0cm" style:contextual-spacing="false" style:line-height-at-least="0.176cm" fo:text-align="justify" style:justify-single-word="false"/>
      <style:text-properties fo:font-weight="bold" officeooo:rsid="00bab692" officeooo:paragraph-rsid="00bab692" style:font-weight-asian="bold" style:font-weight-complex="bold"/>
    </style:style>
    <style:style style:name="P610" style:family="paragraph" style:parent-style-name="Predeterminado" style:list-style-name="L8">
      <style:paragraph-properties fo:margin-top="0cm" fo:margin-bottom="0cm" style:contextual-spacing="false" style:line-height-at-least="0.176cm" fo:text-align="justify" style:justify-single-word="false"/>
      <style:text-properties fo:font-weight="bold" officeooo:rsid="00be9cd0" officeooo:paragraph-rsid="00be9cd0" style:font-weight-asian="bold" style:font-weight-complex="bold"/>
    </style:style>
    <style:style style:name="P611" style:family="paragraph" style:parent-style-name="Predeterminado" style:list-style-name="L9">
      <style:paragraph-properties fo:margin-top="0cm" fo:margin-bottom="0cm" style:contextual-spacing="false" style:line-height-at-least="0.176cm" fo:text-align="justify" style:justify-single-word="false"/>
      <style:text-properties officeooo:rsid="00dd11ac" officeooo:paragraph-rsid="00dd11ac"/>
    </style:style>
    <style:style style:name="P612" style:family="paragraph" style:parent-style-name="Predeterminado">
      <style:paragraph-properties fo:margin-top="0cm" fo:margin-bottom="0cm" style:contextual-spacing="false" style:line-height-at-least="0.176cm"/>
      <style:text-properties style:font-name="Courier New1" fo:font-size="10pt" fo:language="es" fo:country="EC" fo:font-weight="normal" officeooo:rsid="01784684" officeooo:paragraph-rsid="01784684" style:font-size-asian="10pt" style:font-weight-asian="normal" style:font-size-complex="10pt" style:font-weight-complex="normal"/>
    </style:style>
    <style:style style:name="P613"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normal" officeooo:paragraph-rsid="0190f486" fo:background-color="transparent" style:font-size-asian="10pt" style:font-weight-asian="normal" style:font-size-complex="10pt" style:font-weight-complex="normal"/>
    </style:style>
    <style:style style:name="P614"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normal" officeooo:paragraph-rsid="0183bd1c" style:font-size-asian="10pt" style:font-weight-asian="normal" style:font-size-complex="10pt" style:font-weight-complex="normal"/>
    </style:style>
    <style:style style:name="P615" style:family="paragraph" style:parent-style-name="Predeterminado">
      <style:paragraph-properties fo:margin-top="0cm" fo:margin-bottom="0cm" style:contextual-spacing="false" style:line-height-at-least="0.176cm" fo:text-align="justify" style:justify-single-word="false"/>
      <style:text-properties fo:font-size="10pt" fo:language="es" fo:country="EC" fo:font-weight="normal" officeooo:paragraph-rsid="0181d9d3" style:font-size-asian="10pt" style:font-weight-asian="normal" style:font-size-complex="10pt" style:font-weight-complex="normal"/>
    </style:style>
    <style:style style:name="P616" style:family="paragraph" style:parent-style-name="Predeterminado">
      <style:paragraph-properties fo:margin-top="0cm" fo:margin-bottom="0cm" style:contextual-spacing="false" style:line-height-at-least="0.176cm" fo:text-align="justify" style:justify-single-word="false"/>
      <style:text-properties fo:font-size="10pt" fo:language="es" fo:country="EC" fo:font-weight="normal" officeooo:paragraph-rsid="0183bd1c" style:font-size-asian="10pt" style:font-weight-asian="normal" style:font-size-complex="10pt" style:font-weight-complex="normal"/>
    </style:style>
    <style:style style:name="P617" style:family="paragraph" style:parent-style-name="Predeterminado">
      <style:paragraph-properties fo:margin-top="0cm" fo:margin-bottom="0cm" style:contextual-spacing="false" style:line-height-at-least="0.176cm" fo:text-align="justify" style:justify-single-word="false"/>
      <style:text-properties fo:font-size="10pt" fo:language="es" fo:country="EC" fo:font-weight="normal" officeooo:paragraph-rsid="0181d9d3" style:font-size-asian="10pt" style:font-weight-asian="normal" style:font-size-complex="10pt"/>
    </style:style>
    <style:style style:name="P618" style:family="paragraph" style:parent-style-name="Predeterminado">
      <style:paragraph-properties fo:margin-top="0cm" fo:margin-bottom="0cm" style:contextual-spacing="false" style:line-height-at-least="0.176cm" fo:text-align="justify" style:justify-single-word="false"/>
      <style:text-properties fo:font-size="10pt" fo:language="es" fo:country="EC" fo:font-weight="bold" officeooo:paragraph-rsid="0183bd1c" style:font-size-asian="10pt" style:font-weight-asian="bold" style:font-size-complex="10pt" style:font-weight-complex="bold"/>
    </style:style>
    <style:style style:name="P619" style:family="paragraph" style:parent-style-name="List_20_Paragraph" style:list-style-name="WWNum1">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620" style:family="paragraph" style:parent-style-name="List_20_Paragraph" style:list-style-name="WWNum1">
      <style:paragraph-properties fo:margin-top="0cm" fo:margin-bottom="0cm" style:contextual-spacing="true" style:line-height-at-least="0.176cm"/>
      <style:text-properties fo:font-size="10.5pt" fo:language="es" fo:country="EC" fo:font-weight="bold" officeooo:paragraph-rsid="00528a18" style:font-size-asian="10.5pt" style:font-weight-asian="bold" style:font-size-complex="10.5pt"/>
    </style:style>
    <style:style style:name="P621" style:family="paragraph" style:parent-style-name="List_20_Paragraph" style:list-style-name="WWNum3">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622" style:family="paragraph" style:parent-style-name="List_20_Paragraph" style:list-style-name="WWNum3">
      <style:paragraph-properties fo:margin-top="0cm" fo:margin-bottom="0cm" style:contextual-spacing="true" style:line-height-at-least="0.176cm"/>
      <style:text-properties fo:font-size="10.5pt" fo:language="es" fo:country="EC" fo:font-weight="bold" officeooo:paragraph-rsid="002ec7f7" style:font-size-asian="10.5pt" style:font-weight-asian="bold" style:font-size-complex="10.5pt"/>
    </style:style>
    <style:style style:name="P623"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624" style:family="paragraph" style:parent-style-name="List_20_Paragraph" style:list-style-name="WWNum4">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625" style:family="paragraph" style:parent-style-name="List_20_Paragraph" style:list-style-name="WWNum5">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626" style:family="paragraph" style:parent-style-name="List_20_Paragraph" style:list-style-name="WWNum6">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627" style:family="paragraph" style:parent-style-name="List_20_Paragraph" style:list-style-name="WWNum7">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628"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629"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officeooo:paragraph-rsid="003fcf52" style:font-size-asian="10.5pt" style:font-size-complex="10.5pt"/>
    </style:style>
    <style:style style:name="P630" style:family="paragraph" style:parent-style-name="List_20_Paragraph" style:list-style-name="WWNum9">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631" style:family="paragraph" style:parent-style-name="List_20_Paragraph" style:list-style-name="WWNum10">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632"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633"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officeooo:paragraph-rsid="0041d0d8" style:font-size-asian="10.5pt" style:font-size-complex="10.5pt"/>
    </style:style>
    <style:style style:name="P634"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officeooo:paragraph-rsid="00467573" style:font-size-asian="10.5pt" style:font-size-complex="10.5pt"/>
    </style:style>
    <style:style style:name="P635"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officeooo:paragraph-rsid="01003b93" style:font-size-asian="10.5pt" style:font-size-complex="10.5pt"/>
    </style:style>
    <style:style style:name="P636" style:family="paragraph" style:parent-style-name="List_20_Paragraph" style:list-style-name="WWNum13">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637"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officeooo:paragraph-rsid="00a1397c" style:font-size-asian="10.5pt" style:font-size-complex="10.5pt"/>
    </style:style>
    <style:style style:name="P638" style:family="paragraph" style:parent-style-name="List_20_Paragraph" style:list-style-name="WWNum2">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639" style:family="paragraph" style:parent-style-name="List_20_Paragraph" style:list-style-name="WWNum19">
      <style:paragraph-properties fo:margin-top="0cm" fo:margin-bottom="0cm" style:contextual-spacing="true" style:line-height-at-least="0.176cm"/>
      <style:text-properties fo:font-size="10.5pt" fo:language="es" fo:country="EC" style:font-size-asian="10.5pt" style:font-size-complex="10.5pt"/>
    </style:style>
    <style:style style:name="P640" style:family="paragraph" style:parent-style-name="List_20_Paragraph" style:list-style-name="WWNum20">
      <style:paragraph-properties fo:margin-top="0cm" fo:margin-bottom="0cm" style:contextual-spacing="true" style:line-height-at-least="0.176cm"/>
      <style:text-properties fo:font-size="10.5pt" fo:language="es" fo:country="EC" style:font-size-asian="10.5pt" style:font-size-complex="10.5pt"/>
    </style:style>
    <style:style style:name="P641" style:family="paragraph" style:parent-style-name="List_20_Paragraph" style:list-style-name="WWNum21">
      <style:paragraph-properties fo:margin-top="0cm" fo:margin-bottom="0cm" style:contextual-spacing="true" style:line-height-at-least="0.176cm">
        <style:tab-stops>
          <style:tab-stop style:position="16.558cm"/>
        </style:tab-stops>
      </style:paragraph-properties>
      <style:text-properties fo:font-size="10.5pt" fo:language="es" fo:country="EC" officeooo:paragraph-rsid="00ddc19f" style:font-size-asian="10.5pt" style:font-size-complex="10.5pt"/>
    </style:style>
    <style:style style:name="P642" style:family="paragraph" style:parent-style-name="List_20_Paragraph" style:list-style-name="WWNum12">
      <style:paragraph-properties fo:margin-top="0cm" fo:margin-bottom="0cm" style:contextual-spacing="tru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643"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fo:font-weight="normal" officeooo:rsid="00ad27c8" officeooo:paragraph-rsid="00ad2dd6" style:font-size-asian="10.5pt" style:font-weight-asian="normal" style:font-size-complex="10.5pt" style:font-weight-complex="normal"/>
    </style:style>
    <style:style style:name="P644"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fo:font-weight="normal" officeooo:rsid="00ad2dd6" officeooo:paragraph-rsid="00ad2dd6" style:font-size-asian="10.5pt" style:font-weight-asian="normal" style:font-size-complex="10.5pt" style:font-weight-complex="normal"/>
    </style:style>
    <style:style style:name="P645"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fo:background-color="#c0c0c0" style:font-size-asian="10.5pt" style:font-size-complex="10.5pt"/>
    </style:style>
    <style:style style:name="P646" style:family="paragraph" style:parent-style-name="List_20_Paragraph">
      <style:paragraph-properties fo:margin-top="0cm" fo:margin-bottom="0cm" style:contextual-spacing="true" style:line-height-at-least="0.176cm" fo:text-align="justify" style:justify-single-word="false"/>
    </style:style>
    <style:style style:name="P647" style:family="paragraph" style:parent-style-name="List_20_Paragraph" style:list-style-name="L7">
      <style:paragraph-properties fo:margin-top="0cm" fo:margin-bottom="0cm" style:contextual-spacing="true" style:line-height-at-least="0.176cm" fo:text-align="justify" style:justify-single-word="false"/>
      <style:text-properties officeooo:paragraph-rsid="00a1397c"/>
    </style:style>
    <style:style style:name="P648" style:family="paragraph" style:parent-style-name="List_20_Paragraph" style:list-style-name="L7">
      <style:paragraph-properties fo:margin-top="0cm" fo:margin-bottom="0cm" style:contextual-spacing="true" style:line-height-at-least="0.176cm" fo:text-align="justify" style:justify-single-word="false"/>
      <style:text-properties officeooo:paragraph-rsid="00acf7b3"/>
    </style:style>
    <style:style style:name="P649" style:family="paragraph" style:parent-style-name="List_20_Paragraph" style:list-style-name="WWNum2">
      <style:paragraph-properties fo:margin-top="0cm" fo:margin-bottom="0cm" style:contextual-spacing="true" style:line-height-at-least="0.176cm" fo:text-align="justify" style:justify-single-word="false"/>
    </style:style>
    <style:style style:name="P650" style:family="paragraph" style:parent-style-name="List_20_Paragraph" style:list-style-name="WWNum21">
      <style:paragraph-properties fo:margin-top="0cm" fo:margin-bottom="0cm" style:contextual-spacing="true" style:line-height-at-least="0.176cm">
        <style:tab-stops>
          <style:tab-stop style:position="16.558cm"/>
        </style:tab-stops>
      </style:paragraph-properties>
      <style:text-properties officeooo:paragraph-rsid="00ddc19f"/>
    </style:style>
    <style:style style:name="P651" style:family="paragraph" style:parent-style-name="List_20_Paragraph" style:list-style-name="WWNum3">
      <style:paragraph-properties fo:margin-left="0cm" fo:margin-right="0cm" fo:margin-top="0cm" fo:margin-bottom="0cm" style:contextual-spacing="true" style:line-height-at-least="0.176cm" fo:text-indent="0cm" style:auto-text-indent="false"/>
      <style:text-properties fo:font-size="10.5pt" fo:language="es" fo:country="EC" fo:font-weight="bold" style:font-size-asian="10.5pt" style:font-weight-asian="bold" style:font-size-complex="10.5pt"/>
    </style:style>
    <style:style style:name="P652" style:family="paragraph" style:parent-style-name="List_20_Paragraph" style:list-style-name="WWNum3">
      <style:paragraph-properties fo:margin-left="0cm" fo:margin-right="0cm" fo:margin-top="0cm" fo:margin-bottom="0cm" style:contextual-spacing="true" style:line-height-at-least="0.176cm" fo:text-indent="0cm" style:auto-text-indent="false"/>
      <style:text-properties fo:font-size="10.5pt" fo:language="es" fo:country="EC" fo:font-weight="bold" officeooo:paragraph-rsid="00c36180" style:font-size-asian="10.5pt" style:font-weight-asian="bold" style:font-size-complex="10.5pt"/>
    </style:style>
    <style:style style:name="P653" style:family="paragraph" style:parent-style-name="Subtitle" style:master-page-name="Standard">
      <style:paragraph-properties style:page-number="auto"/>
      <style:text-properties fo:font-size="10.5pt" fo:language="es" fo:country="EC" style:font-size-asian="10.5pt" style:font-size-complex="10.5pt"/>
    </style:style>
    <style:style style:name="P654" style:family="paragraph" style:parent-style-name="Preformatted_20_Text">
      <style:paragraph-properties fo:margin-top="0cm" fo:margin-bottom="0cm" style:contextual-spacing="false" style:line-height-at-least="0.176cm"/>
      <style:text-properties fo:color="#000000" style:font-name="Courier New1" fo:font-size="10pt" fo:language="es" fo:country="EC" fo:font-weight="normal" officeooo:paragraph-rsid="01784684" fo:background-color="transparent" style:font-size-asian="10pt" style:font-weight-asian="normal" style:font-size-complex="10pt" style:font-weight-complex="normal"/>
    </style:style>
    <style:style style:name="P655"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rsid="01784684" officeooo:paragraph-rsid="01806cb5" fo:background-color="transparent" style:font-size-asian="10pt" style:font-weight-asian="normal" style:font-size-complex="10pt" style:font-weight-complex="normal"/>
    </style:style>
    <style:style style:name="P656"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90f486" fo:background-color="transparent" style:font-size-asian="10pt" style:font-weight-asian="normal" style:font-size-complex="10pt" style:font-weight-complex="normal"/>
    </style:style>
    <style:style style:name="P657" style:family="paragraph" style:parent-style-name="Preformatted_20_Text">
      <style:paragraph-properties fo:margin-top="0cm" fo:margin-bottom="0cm" style:contextual-spacing="false" style:line-height-at-least="0.176cm"/>
      <style:text-properties fo:color="#000000" style:font-name="Courier New1" fo:font-size="10pt" fo:language="es" fo:country="EC" fo:font-weight="bold" officeooo:paragraph-rsid="01859117" fo:background-color="transparent" style:font-size-asian="10pt" style:font-weight-asian="bold" style:font-size-complex="10pt"/>
    </style:style>
    <style:style style:name="P658"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878db6" fo:background-color="transparent" style:font-size-asian="10pt" style:font-weight-asian="bold" style:font-size-complex="10pt"/>
    </style:style>
    <style:style style:name="P659"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8ceb00" fo:background-color="transparent" style:font-size-asian="10pt" style:font-weight-asian="bold" style:font-size-complex="10pt"/>
    </style:style>
    <style:style style:name="P660"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4c0598" fo:background-color="transparent" style:font-size-asian="10pt" style:font-weight-asian="bold" style:font-size-complex="10pt"/>
    </style:style>
    <style:style style:name="P661"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8fb59a" fo:background-color="transparent" style:font-size-asian="10pt" style:font-weight-asian="bold" style:font-size-complex="10pt" style:font-weight-complex="bold"/>
    </style:style>
    <style:style style:name="P662"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95302c" fo:background-color="transparent" style:font-size-asian="10pt" style:font-weight-asian="bold" style:font-size-complex="10pt" style:font-weight-complex="bold"/>
    </style:style>
    <style:style style:name="P663" style:family="paragraph" style:parent-style-name="Preformatted_20_Text">
      <style:paragraph-properties fo:margin-top="0cm" fo:margin-bottom="0cm" style:contextual-spacing="false" style:line-height-at-least="0.176cm" fo:text-align="justify" style:justify-single-word="false"/>
      <style:text-properties fo:color="#5f5035" style:font-name="Courier New1" fo:font-size="10pt" fo:language="es" fo:country="EC" fo:font-weight="normal" officeooo:paragraph-rsid="0183bd1c" fo:background-color="transparent" style:font-size-asian="10pt" style:font-weight-asian="normal" style:font-size-complex="10pt" style:font-weight-complex="normal"/>
    </style:style>
    <style:style style:name="P664" style:family="paragraph" style:parent-style-name="Preformatted_20_Text">
      <style:paragraph-properties fo:background-color="#ffffff">
        <style:background-image/>
      </style:paragraph-properties>
      <style:text-properties style:font-name="Courier New1" fo:font-size="10pt" fo:background-color="transparent" style:font-size-asian="10pt" style:font-size-complex="10pt"/>
    </style:style>
    <style:style style:name="P665" style:family="paragraph" style:parent-style-name="Preformatted_20_Text">
      <style:paragraph-properties fo:background-color="#ffffff">
        <style:background-image/>
      </style:paragraph-properties>
      <style:text-properties fo:color="#000000" style:font-name="Courier New1" fo:font-size="10pt" fo:background-color="transparent" style:font-size-asian="10pt" style:font-size-complex="10pt"/>
    </style:style>
    <style:style style:name="P666" style:family="paragraph" style:parent-style-name="Preformatted_20_Text">
      <style:paragraph-properties fo:background-color="#ffffff">
        <style:background-image/>
      </style:paragraph-properties>
      <style:text-properties fo:color="#000000" style:font-name="Courier New1" fo:font-size="10pt" fo:background-color="transparent" style:font-size-asian="10pt" style:font-size-complex="10pt"/>
    </style:style>
    <style:style style:name="P667" style:family="paragraph" style:parent-style-name="Preformatted_20_Text">
      <style:paragraph-properties fo:background-color="#ffffff">
        <style:background-image/>
      </style:paragraph-properties>
      <style:text-properties fo:color="#696969" style:font-name="Courier New1" fo:font-size="10pt" fo:background-color="transparent" style:font-size-asian="10pt" style:font-size-complex="10pt"/>
    </style:style>
    <style:style style:name="P668" style:family="paragraph" style:parent-style-name="Preformatted_20_Text">
      <style:paragraph-properties fo:background-color="#ffffff">
        <style:background-image/>
      </style:paragraph-properties>
      <style:text-properties fo:color="#696969" style:font-name="Courier New1" fo:font-size="10pt" officeooo:paragraph-rsid="017eac89" fo:background-color="transparent" style:font-size-asian="10pt" style:font-size-complex="10pt"/>
    </style:style>
    <style:style style:name="P669" style:family="paragraph" style:parent-style-name="Preformatted_20_Text">
      <style:paragraph-properties fo:background-color="#ffffff">
        <style:background-image/>
      </style:paragraph-properties>
      <style:text-properties fo:color="#696969" style:font-name="Courier New1" fo:font-size="10pt" fo:background-color="transparent" style:font-size-asian="10pt" style:font-size-complex="10pt"/>
    </style:style>
    <style:style style:name="P670" style:family="paragraph" style:parent-style-name="Preformatted_20_Text">
      <style:paragraph-properties fo:background-color="#ffffff">
        <style:background-image/>
      </style:paragraph-properties>
      <style:text-properties style:font-name="Courier New1" fo:font-size="10pt" fo:background-color="transparent" style:font-size-asian="10pt" style:font-size-complex="10pt"/>
    </style:style>
    <style:style style:name="P671" style:family="paragraph" style:parent-style-name="Preformatted_20_Text">
      <style:paragraph-properties fo:margin-top="0cm" fo:margin-bottom="0.499cm" style:contextual-spacing="false" fo:background-color="#ffffff">
        <style:background-image/>
      </style:paragraph-properties>
      <style:text-properties fo:color="#800080" style:font-name="Courier New1" fo:font-size="10pt" fo:background-color="transparent" style:font-size-asian="10pt" style:font-size-complex="10pt"/>
    </style:style>
    <style:style style:name="P672" style:family="paragraph" style:parent-style-name="Preformatted_20_Text">
      <style:paragraph-properties fo:margin-top="0cm" fo:margin-bottom="0.499cm" style:contextual-spacing="false" fo:background-color="#ffffff">
        <style:background-image/>
      </style:paragraph-properties>
      <style:text-properties fo:color="#800080" style:font-name="Courier New1" fo:font-size="10pt" fo:background-color="transparent" style:font-size-asian="10pt" style:font-size-complex="10pt"/>
    </style:style>
    <style:style style:name="P673" style:family="paragraph" style:parent-style-name="Preformatted_20_Text">
      <style:paragraph-properties fo:margin-top="0cm" fo:margin-bottom="0.499cm" style:contextual-spacing="false" fo:background-color="#ffffff">
        <style:background-image/>
      </style:paragraph-properties>
      <style:text-properties style:font-name="Courier New1" fo:font-size="10pt" fo:background-color="transparent" style:font-size-asian="10pt" style:font-size-complex="10pt"/>
    </style:style>
    <style:style style:name="P674"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fo:background-color="transparent" style:font-size-asian="10pt" style:font-size-complex="10pt"/>
    </style:style>
    <style:style style:name="T1" style:family="text">
      <style:text-properties fo:font-size="8pt" fo:language="es" fo:country="EC" style:font-size-asian="8pt" style:font-size-complex="8pt"/>
    </style:style>
    <style:style style:name="T2" style:family="text">
      <style:text-properties fo:font-size="10.5pt" fo:language="es" fo:country="EC" style:font-size-asian="10.5pt" style:font-size-complex="10.5pt"/>
    </style:style>
    <style:style style:name="T3" style:family="text">
      <style:text-properties fo:font-size="10.5pt" fo:language="es" fo:country="EC" officeooo:rsid="001e70c6" style:font-size-asian="10.5pt" style:font-size-complex="10.5pt"/>
    </style:style>
    <style:style style:name="T4" style:family="text">
      <style:text-properties fo:font-size="10.5pt" fo:language="es" fo:country="EC" officeooo:rsid="00203ee9" style:font-size-asian="10.5pt" style:font-size-complex="10.5pt"/>
    </style:style>
    <style:style style:name="T5" style:family="text">
      <style:text-properties fo:font-size="10.5pt" fo:language="es" fo:country="EC" officeooo:rsid="00228593" style:font-size-asian="10.5pt" style:font-size-complex="10.5pt"/>
    </style:style>
    <style:style style:name="T6" style:family="text">
      <style:text-properties fo:font-size="10.5pt" fo:language="es" fo:country="EC" officeooo:rsid="00240e6c" style:font-size-asian="10.5pt" style:font-size-complex="10.5pt"/>
    </style:style>
    <style:style style:name="T7" style:family="text">
      <style:text-properties fo:font-size="10.5pt" fo:language="es" fo:country="EC" officeooo:rsid="0029ad37" style:font-size-asian="10.5pt" style:font-size-complex="10.5pt"/>
    </style:style>
    <style:style style:name="T8" style:family="text">
      <style:text-properties fo:font-size="10.5pt" fo:language="es" fo:country="EC" officeooo:rsid="002cee96" style:font-size-asian="10.5pt" style:font-size-complex="10.5pt"/>
    </style:style>
    <style:style style:name="T9" style:family="text">
      <style:text-properties fo:font-size="10.5pt" fo:language="es" fo:country="EC" officeooo:rsid="002f8c3f" style:font-size-asian="10.5pt" style:font-size-complex="10.5pt"/>
    </style:style>
    <style:style style:name="T10" style:family="text">
      <style:text-properties fo:font-size="10.5pt" fo:language="es" fo:country="EC" officeooo:rsid="003c3510" style:font-size-asian="10.5pt" style:font-size-complex="10.5pt"/>
    </style:style>
    <style:style style:name="T11" style:family="text">
      <style:text-properties fo:font-size="10.5pt" fo:language="es" fo:country="EC" officeooo:rsid="003c429b" style:font-size-asian="10.5pt" style:font-size-complex="10.5pt"/>
    </style:style>
    <style:style style:name="T12" style:family="text">
      <style:text-properties fo:font-size="10.5pt" fo:language="es" fo:country="EC" officeooo:rsid="004bed60" style:font-size-asian="10.5pt" style:font-size-complex="10.5pt"/>
    </style:style>
    <style:style style:name="T13" style:family="text">
      <style:text-properties fo:font-size="10.5pt" fo:language="es" fo:country="EC" officeooo:rsid="004d7ce8" style:font-size-asian="10.5pt" style:font-size-complex="10.5pt"/>
    </style:style>
    <style:style style:name="T14" style:family="text">
      <style:text-properties fo:font-size="10.5pt" fo:language="es" fo:country="EC" officeooo:rsid="0050543f" style:font-size-asian="10.5pt" style:font-size-complex="10.5pt"/>
    </style:style>
    <style:style style:name="T15" style:family="text">
      <style:text-properties fo:font-size="10.5pt" fo:language="es" fo:country="EC" officeooo:rsid="0051a89f" style:font-size-asian="10.5pt" style:font-size-complex="10.5pt"/>
    </style:style>
    <style:style style:name="T16" style:family="text">
      <style:text-properties fo:font-size="10.5pt" fo:language="es" fo:country="EC" officeooo:rsid="005efa67" style:font-size-asian="10.5pt" style:font-size-complex="10.5pt"/>
    </style:style>
    <style:style style:name="T17" style:family="text">
      <style:text-properties fo:font-size="10.5pt" fo:language="es" fo:country="EC" officeooo:rsid="00630e07" style:font-size-asian="10.5pt" style:font-size-complex="10.5pt"/>
    </style:style>
    <style:style style:name="T18" style:family="text">
      <style:text-properties fo:font-size="10.5pt" fo:language="es" fo:country="EC" officeooo:rsid="0063677a" style:font-size-asian="10.5pt" style:font-size-complex="10.5pt"/>
    </style:style>
    <style:style style:name="T19" style:family="text">
      <style:text-properties fo:font-size="10.5pt" fo:language="es" fo:country="EC" officeooo:rsid="006369be" style:font-size-asian="10.5pt" style:font-size-complex="10.5pt"/>
    </style:style>
    <style:style style:name="T20" style:family="text">
      <style:text-properties fo:font-size="10.5pt" fo:language="es" fo:country="EC" officeooo:rsid="006887b6" style:font-size-asian="10.5pt" style:font-size-complex="10.5pt"/>
    </style:style>
    <style:style style:name="T21" style:family="text">
      <style:text-properties fo:font-size="10.5pt" fo:language="es" fo:country="EC" officeooo:rsid="0069669e" style:font-size-asian="10.5pt" style:font-size-complex="10.5pt"/>
    </style:style>
    <style:style style:name="T22" style:family="text">
      <style:text-properties fo:font-size="10.5pt" fo:language="es" fo:country="EC" officeooo:rsid="00700464" style:font-size-asian="10.5pt" style:font-size-complex="10.5pt"/>
    </style:style>
    <style:style style:name="T23" style:family="text">
      <style:text-properties fo:font-size="10.5pt" fo:language="es" fo:country="EC" officeooo:rsid="00861547" style:font-size-asian="10.5pt" style:font-size-complex="10.5pt"/>
    </style:style>
    <style:style style:name="T24" style:family="text">
      <style:text-properties fo:font-size="10.5pt" fo:language="es" fo:country="EC" officeooo:rsid="008e6d3e" style:font-size-asian="10.5pt" style:font-size-complex="10.5pt"/>
    </style:style>
    <style:style style:name="T25" style:family="text">
      <style:text-properties fo:font-size="10.5pt" fo:language="es" fo:country="EC" officeooo:rsid="00919e16" style:font-size-asian="10.5pt" style:font-size-complex="10.5pt"/>
    </style:style>
    <style:style style:name="T26" style:family="text">
      <style:text-properties fo:font-size="10.5pt" fo:language="es" fo:country="EC" officeooo:rsid="0093c434" style:font-size-asian="10.5pt" style:font-size-complex="10.5pt"/>
    </style:style>
    <style:style style:name="T27" style:family="text">
      <style:text-properties fo:font-size="10.5pt" fo:language="es" fo:country="EC" officeooo:rsid="009587a4" style:font-size-asian="10.5pt" style:font-size-complex="10.5pt"/>
    </style:style>
    <style:style style:name="T28" style:family="text">
      <style:text-properties fo:font-size="10.5pt" fo:language="es" fo:country="EC" officeooo:rsid="00960986" style:font-size-asian="10.5pt" style:font-size-complex="10.5pt"/>
    </style:style>
    <style:style style:name="T29" style:family="text">
      <style:text-properties fo:font-size="10.5pt" fo:language="es" fo:country="EC" officeooo:rsid="009c9e80" style:font-size-asian="10.5pt" style:font-size-complex="10.5pt"/>
    </style:style>
    <style:style style:name="T30" style:family="text">
      <style:text-properties fo:font-size="10.5pt" fo:language="es" fo:country="EC" officeooo:rsid="009d0e7a" style:font-size-asian="10.5pt" style:font-size-complex="10.5pt"/>
    </style:style>
    <style:style style:name="T31" style:family="text">
      <style:text-properties fo:font-size="10.5pt" fo:language="es" fo:country="EC" officeooo:rsid="009de123" style:font-size-asian="10.5pt" style:font-size-complex="10.5pt"/>
    </style:style>
    <style:style style:name="T32" style:family="text">
      <style:text-properties fo:font-size="10.5pt" fo:language="es" fo:country="EC" officeooo:rsid="009e4509" style:font-size-asian="10.5pt" style:font-size-complex="10.5pt"/>
    </style:style>
    <style:style style:name="T33" style:family="text">
      <style:text-properties fo:font-size="10.5pt" fo:language="es" fo:country="EC" officeooo:rsid="00a2de9f" style:font-size-asian="10.5pt" style:font-size-complex="10.5pt"/>
    </style:style>
    <style:style style:name="T34" style:family="text">
      <style:text-properties fo:font-size="10.5pt" fo:language="es" fo:country="EC" officeooo:rsid="00a52559" style:font-size-asian="10.5pt" style:font-size-complex="10.5pt"/>
    </style:style>
    <style:style style:name="T35" style:family="text">
      <style:text-properties fo:font-size="10.5pt" fo:language="es" fo:country="EC" officeooo:rsid="00c7c9fc" style:font-size-asian="10.5pt" style:font-size-complex="10.5pt"/>
    </style:style>
    <style:style style:name="T36" style:family="text">
      <style:text-properties fo:font-size="10.5pt" fo:language="es" fo:country="EC" officeooo:rsid="00cc1b69" style:font-size-asian="10.5pt" style:font-size-complex="10.5pt"/>
    </style:style>
    <style:style style:name="T37" style:family="text">
      <style:text-properties fo:font-size="10.5pt" fo:language="es" fo:country="EC" officeooo:rsid="00ce8f03" style:font-size-asian="10.5pt" style:font-size-complex="10.5pt"/>
    </style:style>
    <style:style style:name="T38" style:family="text">
      <style:text-properties fo:font-size="10.5pt" fo:language="es" fo:country="EC" officeooo:rsid="00d8cbd0" style:font-size-asian="10.5pt" style:font-size-complex="10.5pt"/>
    </style:style>
    <style:style style:name="T39" style:family="text">
      <style:text-properties fo:font-size="10.5pt" fo:language="es" fo:country="EC" officeooo:rsid="00d8dee4" style:font-size-asian="10.5pt" style:font-size-complex="10.5pt"/>
    </style:style>
    <style:style style:name="T40" style:family="text">
      <style:text-properties fo:font-size="10.5pt" fo:language="es" fo:country="EC" officeooo:rsid="00dbbd94" style:font-size-asian="10.5pt" style:font-size-complex="10.5pt"/>
    </style:style>
    <style:style style:name="T41" style:family="text">
      <style:text-properties fo:font-size="10.5pt" fo:language="es" fo:country="EC" officeooo:rsid="00de4ff5" style:font-size-asian="10.5pt" style:font-size-complex="10.5pt"/>
    </style:style>
    <style:style style:name="T42" style:family="text">
      <style:text-properties fo:font-size="10.5pt" fo:language="es" fo:country="EC" officeooo:rsid="00e00845" style:font-size-asian="10.5pt" style:font-size-complex="10.5pt"/>
    </style:style>
    <style:style style:name="T43" style:family="text">
      <style:text-properties fo:font-size="10.5pt" fo:language="es" fo:country="EC" officeooo:rsid="00e09c21" style:font-size-asian="10.5pt" style:font-size-complex="10.5pt"/>
    </style:style>
    <style:style style:name="T44" style:family="text">
      <style:text-properties fo:font-size="10.5pt" fo:language="es" fo:country="EC" officeooo:rsid="00e22f64" style:font-size-asian="10.5pt" style:font-size-complex="10.5pt"/>
    </style:style>
    <style:style style:name="T45" style:family="text">
      <style:text-properties fo:font-size="10.5pt" fo:language="es" fo:country="EC" officeooo:rsid="00e7465d" style:font-size-asian="10.5pt" style:font-size-complex="10.5pt"/>
    </style:style>
    <style:style style:name="T46" style:family="text">
      <style:text-properties fo:font-size="10.5pt" fo:language="es" fo:country="EC" officeooo:rsid="00f2cedd" style:font-size-asian="10.5pt" style:font-size-complex="10.5pt"/>
    </style:style>
    <style:style style:name="T47" style:family="text">
      <style:text-properties fo:font-size="10.5pt" fo:language="es" fo:country="EC" officeooo:rsid="00f4baca" style:font-size-asian="10.5pt" style:font-size-complex="10.5pt"/>
    </style:style>
    <style:style style:name="T48" style:family="text">
      <style:text-properties fo:font-size="10.5pt" fo:language="es" fo:country="EC" officeooo:rsid="00f58c98" style:font-size-asian="10.5pt" style:font-size-complex="10.5pt"/>
    </style:style>
    <style:style style:name="T49" style:family="text">
      <style:text-properties fo:font-size="10.5pt" fo:language="es" fo:country="EC" officeooo:rsid="00f6213e" style:font-size-asian="10.5pt" style:font-size-complex="10.5pt"/>
    </style:style>
    <style:style style:name="T50" style:family="text">
      <style:text-properties fo:font-size="10.5pt" fo:language="es" fo:country="EC" officeooo:rsid="01003b93" style:font-size-asian="10.5pt" style:font-size-complex="10.5pt"/>
    </style:style>
    <style:style style:name="T51" style:family="text">
      <style:text-properties fo:font-size="10.5pt" fo:language="es" fo:country="EC" officeooo:rsid="01008609" style:font-size-asian="10.5pt" style:font-size-complex="10.5pt"/>
    </style:style>
    <style:style style:name="T52" style:family="text">
      <style:text-properties fo:font-size="10.5pt" fo:language="es" fo:country="EC" officeooo:rsid="010400c5" style:font-size-asian="10.5pt" style:font-size-complex="10.5pt"/>
    </style:style>
    <style:style style:name="T53" style:family="text">
      <style:text-properties fo:font-size="10.5pt" fo:language="es" fo:country="EC" officeooo:rsid="011104d9" style:font-size-asian="10.5pt" style:font-size-complex="10.5pt"/>
    </style:style>
    <style:style style:name="T54" style:family="text">
      <style:text-properties fo:font-size="10.5pt" fo:language="es" fo:country="EC" officeooo:rsid="011cecc4" style:font-size-asian="10.5pt" style:font-size-complex="10.5pt"/>
    </style:style>
    <style:style style:name="T55" style:family="text">
      <style:text-properties fo:font-size="10.5pt" fo:language="es" fo:country="EC" officeooo:rsid="012d3c2f" style:font-size-asian="10.5pt" style:font-size-complex="10.5pt"/>
    </style:style>
    <style:style style:name="T56" style:family="text">
      <style:text-properties fo:font-size="10.5pt" fo:language="es" fo:country="EC" officeooo:rsid="012edbff" style:font-size-asian="10.5pt" style:font-size-complex="10.5pt"/>
    </style:style>
    <style:style style:name="T57" style:family="text">
      <style:text-properties fo:font-size="10.5pt" fo:language="es" fo:country="EC" officeooo:rsid="0137c30f" style:font-size-asian="10.5pt" style:font-size-complex="10.5pt"/>
    </style:style>
    <style:style style:name="T58" style:family="text">
      <style:text-properties fo:font-size="10.5pt" fo:language="es" fo:country="EC" officeooo:rsid="013dfd9d" style:font-size-asian="10.5pt" style:font-size-complex="10.5pt"/>
    </style:style>
    <style:style style:name="T59" style:family="text">
      <style:text-properties fo:font-size="10.5pt" fo:language="es" fo:country="EC" officeooo:rsid="013f7438" style:font-size-asian="10.5pt" style:font-size-complex="10.5pt"/>
    </style:style>
    <style:style style:name="T60" style:family="text">
      <style:text-properties fo:font-size="10.5pt" fo:language="es" fo:country="EC" officeooo:rsid="01418c24" style:font-size-asian="10.5pt" style:font-size-complex="10.5pt"/>
    </style:style>
    <style:style style:name="T61" style:family="text">
      <style:text-properties fo:font-size="10.5pt" fo:language="es" fo:country="EC" officeooo:rsid="01454982" style:font-size-asian="10.5pt" style:font-size-complex="10.5pt"/>
    </style:style>
    <style:style style:name="T62" style:family="text">
      <style:text-properties fo:font-size="10.5pt" fo:language="es" fo:country="EC" officeooo:rsid="0145c422" style:font-size-asian="10.5pt" style:font-size-complex="10.5pt"/>
    </style:style>
    <style:style style:name="T63" style:family="text">
      <style:text-properties fo:font-size="10.5pt" fo:language="es" fo:country="EC" officeooo:rsid="01460d94" style:font-size-asian="10.5pt" style:font-size-complex="10.5pt"/>
    </style:style>
    <style:style style:name="T64" style:family="text">
      <style:text-properties fo:font-size="10.5pt" fo:language="es" fo:country="EC" officeooo:rsid="01474d5f" style:font-size-asian="10.5pt" style:font-size-complex="10.5pt"/>
    </style:style>
    <style:style style:name="T65" style:family="text">
      <style:text-properties fo:font-size="10.5pt" fo:language="es" fo:country="EC" officeooo:rsid="0148bc9b" style:font-size-asian="10.5pt" style:font-size-complex="10.5pt"/>
    </style:style>
    <style:style style:name="T66" style:family="text">
      <style:text-properties fo:font-size="10.5pt" fo:language="es" fo:country="EC" officeooo:rsid="014b2498" style:font-size-asian="10.5pt" style:font-size-complex="10.5pt"/>
    </style:style>
    <style:style style:name="T67" style:family="text">
      <style:text-properties fo:font-size="10.5pt" fo:language="es" fo:country="EC" officeooo:rsid="014b439a" style:font-size-asian="10.5pt" style:font-size-complex="10.5pt"/>
    </style:style>
    <style:style style:name="T68" style:family="text">
      <style:text-properties fo:font-size="10.5pt" fo:language="es" fo:country="EC" style:font-size-asian="10.5pt" style:language-asian="es" style:country-asian="EC" style:font-size-complex="10.5pt"/>
    </style:style>
    <style:style style:name="T69" style:family="text">
      <style:text-properties fo:font-size="10.5pt" fo:language="es" fo:country="EC" officeooo:rsid="0099f219" style:font-size-asian="10.5pt" style:language-asian="es" style:country-asian="EC" style:font-size-complex="10.5pt"/>
    </style:style>
    <style:style style:name="T70" style:family="text">
      <style:text-properties fo:font-size="10.5pt" fo:language="es" fo:country="EC" fo:font-weight="bold" style:font-size-asian="10.5pt" style:font-weight-asian="bold" style:font-size-complex="10.5pt"/>
    </style:style>
    <style:style style:name="T71" style:family="text">
      <style:text-properties fo:font-size="10.5pt" fo:language="es" fo:country="EC" fo:font-weight="bold" officeooo:rsid="001e70c6" style:font-size-asian="10.5pt" style:font-weight-asian="bold" style:font-size-complex="10.5pt"/>
    </style:style>
    <style:style style:name="T72" style:family="text">
      <style:text-properties fo:font-size="10.5pt" fo:language="es" fo:country="EC" fo:font-weight="bold" officeooo:rsid="00240e6c" style:font-size-asian="10.5pt" style:font-weight-asian="bold" style:font-size-complex="10.5pt"/>
    </style:style>
    <style:style style:name="T73" style:family="text">
      <style:text-properties fo:font-size="10.5pt" fo:language="es" fo:country="EC" fo:font-weight="bold" officeooo:rsid="0029ad37" style:font-size-asian="10.5pt" style:font-weight-asian="bold" style:font-size-complex="10.5pt"/>
    </style:style>
    <style:style style:name="T74" style:family="text">
      <style:text-properties fo:font-size="10.5pt" fo:language="es" fo:country="EC" fo:font-weight="bold" officeooo:rsid="0050543f" style:font-size-asian="10.5pt" style:font-weight-asian="bold" style:font-size-complex="10.5pt"/>
    </style:style>
    <style:style style:name="T75" style:family="text">
      <style:text-properties fo:font-size="10.5pt" fo:language="es" fo:country="EC" fo:font-weight="bold" officeooo:rsid="004d7ce8" style:font-size-asian="10.5pt" style:font-weight-asian="bold" style:font-size-complex="10.5pt"/>
    </style:style>
    <style:style style:name="T76" style:family="text">
      <style:text-properties fo:font-size="10.5pt" fo:language="es" fo:country="EC" fo:font-weight="bold" officeooo:rsid="0059befd" style:font-size-asian="10.5pt" style:font-weight-asian="bold" style:font-size-complex="10.5pt"/>
    </style:style>
    <style:style style:name="T77" style:family="text">
      <style:text-properties fo:font-size="10.5pt" fo:language="es" fo:country="EC" fo:font-weight="bold" officeooo:rsid="0063677a" style:font-size-asian="10.5pt" style:font-weight-asian="bold" style:font-size-complex="10.5pt"/>
    </style:style>
    <style:style style:name="T78" style:family="text">
      <style:text-properties fo:font-size="10.5pt" fo:language="es" fo:country="EC" fo:font-weight="bold" officeooo:rsid="00700464" style:font-size-asian="10.5pt" style:font-weight-asian="bold" style:font-size-complex="10.5pt"/>
    </style:style>
    <style:style style:name="T79" style:family="text">
      <style:text-properties fo:font-size="10.5pt" fo:language="es" fo:country="EC" fo:font-weight="bold" style:font-size-asian="10.5pt" style:font-weight-asian="bold" style:font-size-complex="10.5pt" style:font-weight-complex="bold"/>
    </style:style>
    <style:style style:name="T80" style:family="text">
      <style:text-properties fo:font-size="10.5pt" fo:language="es" fo:country="EC" fo:font-weight="bold" officeooo:rsid="007b485d" style:font-size-asian="10.5pt" style:font-weight-asian="bold" style:font-size-complex="10.5pt" style:font-weight-complex="bold"/>
    </style:style>
    <style:style style:name="T81" style:family="text">
      <style:text-properties fo:font-size="10.5pt" fo:language="es" fo:country="EC" fo:font-weight="bold" officeooo:rsid="00919e16" style:font-size-asian="10.5pt" style:font-weight-asian="bold" style:font-size-complex="10.5pt" style:font-weight-complex="bold"/>
    </style:style>
    <style:style style:name="T82" style:family="text">
      <style:text-properties fo:font-size="10.5pt" fo:language="es" fo:country="EC" fo:font-weight="bold" officeooo:rsid="009c9e80" style:font-size-asian="10.5pt" style:font-weight-asian="bold" style:font-size-complex="10.5pt" style:font-weight-complex="bold"/>
    </style:style>
    <style:style style:name="T83" style:family="text">
      <style:text-properties fo:font-size="10.5pt" fo:language="es" fo:country="EC" fo:font-weight="bold" officeooo:rsid="009d0e7a" style:font-size-asian="10.5pt" style:font-weight-asian="bold" style:font-size-complex="10.5pt" style:font-weight-complex="bold"/>
    </style:style>
    <style:style style:name="T84" style:family="text">
      <style:text-properties fo:font-size="10.5pt" fo:language="es" fo:country="EC" fo:font-weight="bold" officeooo:rsid="00a2de9f" style:font-size-asian="10.5pt" style:font-weight-asian="bold" style:font-size-complex="10.5pt" style:font-weight-complex="bold"/>
    </style:style>
    <style:style style:name="T85" style:family="text">
      <style:text-properties fo:font-size="10.5pt" fo:language="es" fo:country="EC" fo:font-weight="bold" officeooo:rsid="00a4f363" style:font-size-asian="10.5pt" style:font-weight-asian="bold" style:font-size-complex="10.5pt" style:font-weight-complex="bold"/>
    </style:style>
    <style:style style:name="T86" style:family="text">
      <style:text-properties fo:font-size="10.5pt" fo:language="es" fo:country="EC" fo:font-weight="bold" officeooo:rsid="00acf7b3" style:font-size-asian="10.5pt" style:font-weight-asian="bold" style:font-size-complex="10.5pt" style:font-weight-complex="bold"/>
    </style:style>
    <style:style style:name="T87" style:family="text">
      <style:text-properties fo:font-size="10.5pt" fo:language="es" fo:country="EC" fo:font-weight="bold" officeooo:rsid="00c7c9fc" style:font-size-asian="10.5pt" style:font-weight-asian="bold" style:font-size-complex="10.5pt" style:font-weight-complex="bold"/>
    </style:style>
    <style:style style:name="T88" style:family="text">
      <style:text-properties fo:font-size="10.5pt" fo:language="es" fo:country="EC" fo:font-weight="bold" officeooo:rsid="00c7e739" style:font-size-asian="10.5pt" style:font-weight-asian="bold" style:font-size-complex="10.5pt" style:font-weight-complex="bold"/>
    </style:style>
    <style:style style:name="T89" style:family="text">
      <style:text-properties fo:font-size="10.5pt" fo:language="es" fo:country="EC" fo:font-weight="bold" officeooo:rsid="00f6213e" style:font-size-asian="10.5pt" style:font-weight-asian="bold" style:font-size-complex="10.5pt" style:font-weight-complex="bold"/>
    </style:style>
    <style:style style:name="T90" style:family="text">
      <style:text-properties fo:font-size="10.5pt" fo:language="es" fo:country="EC" fo:font-weight="bold" officeooo:rsid="011cecc4" style:font-size-asian="10.5pt" style:font-weight-asian="bold" style:font-size-complex="10.5pt" style:font-weight-complex="bold"/>
    </style:style>
    <style:style style:name="T91" style:family="text">
      <style:text-properties fo:font-size="10.5pt" fo:language="es" fo:country="EC" fo:font-weight="bold" officeooo:rsid="012d3c2f" style:font-size-asian="10.5pt" style:font-weight-asian="bold" style:font-size-complex="10.5pt" style:font-weight-complex="bold"/>
    </style:style>
    <style:style style:name="T92" style:family="text">
      <style:text-properties fo:font-size="10.5pt" fo:language="es" fo:country="EC" fo:font-weight="bold" officeooo:rsid="012edbff" style:font-size-asian="10.5pt" style:font-weight-asian="bold" style:font-size-complex="10.5pt" style:font-weight-complex="bold"/>
    </style:style>
    <style:style style:name="T93" style:family="text">
      <style:text-properties fo:font-size="10.5pt" fo:language="es" fo:country="EC" fo:font-weight="bold" officeooo:rsid="013f7438" style:font-size-asian="10.5pt" style:font-weight-asian="bold" style:font-size-complex="10.5pt" style:font-weight-complex="bold"/>
    </style:style>
    <style:style style:name="T94" style:family="text">
      <style:text-properties fo:font-size="10.5pt" fo:language="es" fo:country="EC" fo:font-weight="bold" officeooo:rsid="01454982" style:font-size-asian="10.5pt" style:font-weight-asian="bold" style:font-size-complex="10.5pt" style:font-weight-complex="bold"/>
    </style:style>
    <style:style style:name="T95" style:family="text">
      <style:text-properties fo:font-size="10.5pt" fo:language="es" fo:country="EC" fo:font-weight="bold" officeooo:rsid="01460d94" style:font-size-asian="10.5pt" style:font-weight-asian="bold" style:font-size-complex="10.5pt" style:font-weight-complex="bold"/>
    </style:style>
    <style:style style:name="T96" style:family="text">
      <style:text-properties fo:font-size="10.5pt" fo:language="es" fo:country="EC" fo:font-weight="bold" officeooo:rsid="01474d5f" style:font-size-asian="10.5pt" style:font-weight-asian="bold" style:font-size-complex="10.5pt" style:font-weight-complex="bold"/>
    </style:style>
    <style:style style:name="T97" style:family="text">
      <style:text-properties fo:font-size="10.5pt" fo:language="es" fo:country="EC" fo:font-weight="bold" officeooo:rsid="0148bc9b" style:font-size-asian="10.5pt" style:font-weight-asian="bold" style:font-size-complex="10.5pt" style:font-weight-complex="bold"/>
    </style:style>
    <style:style style:name="T98" style:family="text">
      <style:text-properties fo:font-size="10.5pt" fo:language="es" fo:country="EC" fo:font-weight="bold" officeooo:rsid="014b2498" style:font-size-asian="10.5pt" style:font-weight-asian="bold" style:font-size-complex="10.5pt" style:font-weight-complex="bold"/>
    </style:style>
    <style:style style:name="T99" style:family="text">
      <style:text-properties fo:font-size="10.5pt" fo:language="es" fo:country="EC" fo:font-weight="bold" officeooo:rsid="014b439a" style:font-size-asian="10.5pt" style:font-weight-asian="bold" style:font-size-complex="10.5pt" style:font-weight-complex="bold"/>
    </style:style>
    <style:style style:name="T100" style:family="text">
      <style:text-properties fo:font-size="10.5pt" fo:language="es" fo:country="EC" fo:font-weight="bold" officeooo:rsid="00876289" style:font-size-asian="10.5pt" style:font-weight-asian="bold" style:font-size-complex="10.5pt"/>
    </style:style>
    <style:style style:name="T101" style:family="text">
      <style:text-properties fo:font-size="10.5pt" fo:language="es" fo:country="EC" fo:font-weight="bold" officeooo:rsid="00861547" style:font-size-asian="10.5pt" style:font-weight-asian="bold" style:font-size-complex="10.5pt"/>
    </style:style>
    <style:style style:name="T102" style:family="text">
      <style:text-properties fo:font-size="10.5pt" fo:language="es" fo:country="EC" fo:font-weight="bold" officeooo:rsid="008a2acf" style:font-size-asian="10.5pt" style:font-weight-asian="bold" style:font-size-complex="10.5pt"/>
    </style:style>
    <style:style style:name="T103" style:family="text">
      <style:text-properties fo:font-size="10.5pt" fo:language="es" fo:country="EC" fo:font-weight="bold" officeooo:rsid="00965796" style:font-size-asian="10.5pt" style:font-weight-asian="bold" style:font-size-complex="10.5pt"/>
    </style:style>
    <style:style style:name="T104" style:family="text">
      <style:text-properties fo:font-size="10.5pt" fo:language="es" fo:country="EC" fo:font-weight="bold" officeooo:rsid="009de123" style:font-size-asian="10.5pt" style:font-weight-asian="bold" style:font-size-complex="10.5pt"/>
    </style:style>
    <style:style style:name="T105" style:family="text">
      <style:text-properties fo:font-size="10.5pt" fo:language="es" fo:country="EC" fo:font-weight="bold" officeooo:rsid="00a2de9f" style:font-size-asian="10.5pt" style:font-weight-asian="bold" style:font-size-complex="10.5pt"/>
    </style:style>
    <style:style style:name="T106" style:family="text">
      <style:text-properties fo:font-size="10.5pt" fo:language="es" fo:country="EC" fo:font-weight="bold" officeooo:rsid="00a4f363" style:font-size-asian="10.5pt" style:font-weight-asian="bold" style:font-size-complex="10.5pt"/>
    </style:style>
    <style:style style:name="T107" style:family="text">
      <style:text-properties fo:font-size="10.5pt" fo:language="es" fo:country="EC" fo:font-weight="bold" officeooo:rsid="00a52559" style:font-size-asian="10.5pt" style:font-weight-asian="bold" style:font-size-complex="10.5pt"/>
    </style:style>
    <style:style style:name="T108" style:family="text">
      <style:text-properties fo:font-size="10.5pt" fo:language="es" fo:country="EC" fo:font-weight="bold" officeooo:rsid="00a70eab" style:font-size-asian="10.5pt" style:font-weight-asian="bold" style:font-size-complex="10.5pt" style:font-weight-complex="normal"/>
    </style:style>
    <style:style style:name="T109" style:family="text">
      <style:text-properties fo:font-size="10.5pt" fo:language="es" fo:country="EC" fo:font-weight="bold" officeooo:rsid="00a72cc3" style:font-size-asian="10.5pt" style:font-weight-asian="bold" style:font-size-complex="10.5pt"/>
    </style:style>
    <style:style style:name="T110" style:family="text">
      <style:text-properties fo:font-size="10.5pt" fo:language="es" fo:country="EC" fo:font-weight="bold" officeooo:rsid="00a8b355" style:font-size-asian="10.5pt" style:font-weight-asian="bold" style:font-size-complex="10.5pt"/>
    </style:style>
    <style:style style:name="T111" style:family="text">
      <style:text-properties fo:font-size="10.5pt" fo:language="es" fo:country="EC" fo:font-weight="bold" officeooo:rsid="00acf7b3" style:font-size-asian="10.5pt" style:font-weight-asian="bold" style:font-size-complex="10.5pt"/>
    </style:style>
    <style:style style:name="T112" style:family="text">
      <style:text-properties fo:font-size="10.5pt" fo:language="es" fo:country="EC" fo:font-weight="bold" officeooo:rsid="00ad2dd6" style:font-size-asian="10.5pt" style:font-weight-asian="bold" style:font-size-complex="10.5pt"/>
    </style:style>
    <style:style style:name="T113" style:family="text">
      <style:text-properties fo:font-size="10.5pt" fo:language="es" fo:country="EC" fo:font-weight="bold" officeooo:rsid="00ea124d" style:font-size-asian="10.5pt" style:font-weight-asian="bold" style:font-size-complex="10.5pt"/>
    </style:style>
    <style:style style:name="T114" style:family="text">
      <style:text-properties fo:font-size="10.5pt" fo:language="es" fo:country="EC" fo:font-weight="bold" officeooo:rsid="01003b93" style:font-size-asian="10.5pt" style:font-weight-asian="bold" style:font-size-complex="10.5pt"/>
    </style:style>
    <style:style style:name="T115" style:family="text">
      <style:text-properties fo:font-size="10.5pt" fo:language="es" fo:country="EC" fo:font-weight="bold" officeooo:rsid="0114e884" style:font-size-asian="10.5pt" style:font-weight-asian="bold" style:font-size-complex="10.5pt"/>
    </style:style>
    <style:style style:name="T116" style:family="text">
      <style:text-properties fo:font-size="10.5pt" fo:language="es" fo:country="EC" fo:font-weight="bold" style:font-size-asian="10.5pt" style:language-asian="es" style:country-asian="EC" style:font-weight-asian="bold" style:font-size-complex="10.5pt"/>
    </style:style>
    <style:style style:name="T117" style:family="text">
      <style:text-properties fo:font-size="10.5pt" fo:language="es" fo:country="EC" fo:font-weight="bold" officeooo:rsid="00f6213e" style:font-size-asian="10.5pt" style:font-size-complex="10.5pt"/>
    </style:style>
    <style:style style:name="T118" style:family="text">
      <style:text-properties fo:font-size="10.5pt" fo:language="es" fo:country="EC" fo:font-style="italic" style:font-size-asian="10.5pt" style:font-style-asian="italic" style:font-size-complex="10.5pt"/>
    </style:style>
    <style:style style:name="T119" style:family="text">
      <style:text-properties fo:font-size="10.5pt" fo:language="es" fo:country="EC" fo:font-style="italic" officeooo:rsid="008e6d3e" style:font-size-asian="10.5pt" style:font-style-asian="italic" style:font-size-complex="10.5pt"/>
    </style:style>
    <style:style style:name="T120" style:family="text">
      <style:text-properties fo:font-size="10.5pt" fo:language="es" fo:country="EC" fo:font-style="italic" fo:font-weight="bold" style:font-size-asian="10.5pt" style:font-style-asian="italic" style:font-weight-asian="bold" style:font-size-complex="10.5pt"/>
    </style:style>
    <style:style style:name="T121" style:family="text">
      <style:text-properties fo:font-size="10.5pt" fo:language="es" fo:country="EC" style:text-underline-style="solid" style:text-underline-width="auto" style:text-underline-color="font-color" style:font-size-asian="10.5pt" style:font-size-complex="10.5pt"/>
    </style:style>
    <style:style style:name="T122" style:family="text">
      <style:text-properties fo:font-size="10.5pt" fo:language="es" fo:country="EC" officeooo:rsid="0050543f" style:font-name-asian="Times New Roman1" style:font-size-asian="10.5pt" style:language-asian="es" style:country-asian="EC" style:font-name-complex="Courier New3" style:font-size-complex="10.5pt"/>
    </style:style>
    <style:style style:name="T123" style:family="text">
      <style:text-properties fo:font-size="10.5pt" fo:language="es" fo:country="EC" officeooo:rsid="0051a89f" style:font-name-asian="Times New Roman1" style:font-size-asian="10.5pt" style:language-asian="es" style:country-asian="EC" style:font-name-complex="Courier New3" style:font-size-complex="10.5pt"/>
    </style:style>
    <style:style style:name="T124" style:family="text">
      <style:text-properties fo:font-size="10.5pt" fo:language="es" fo:country="EC" officeooo:rsid="00960986" style:font-name-asian="Times New Roman1" style:font-size-asian="10.5pt" style:language-asian="es" style:country-asian="EC" style:font-name-complex="Courier New3" style:font-size-complex="10.5pt"/>
    </style:style>
    <style:style style:name="T125" style:family="text">
      <style:text-properties fo:font-size="10.5pt" fo:language="es" fo:country="EC" fo:font-weight="normal" style:font-size-asian="10.5pt" style:font-weight-asian="normal" style:font-size-complex="10.5pt" style:font-weight-complex="normal"/>
    </style:style>
    <style:style style:name="T126" style:family="text">
      <style:text-properties fo:font-size="10.5pt" fo:language="es" fo:country="EC" fo:font-weight="normal" officeooo:rsid="00240e6c" style:font-size-asian="10.5pt" style:font-weight-asian="normal" style:font-size-complex="10.5pt" style:font-weight-complex="normal"/>
    </style:style>
    <style:style style:name="T127" style:family="text">
      <style:text-properties fo:font-size="10.5pt" fo:language="es" fo:country="EC" fo:font-weight="normal" officeooo:rsid="00246648" style:font-size-asian="10.5pt" style:font-weight-asian="normal" style:font-size-complex="10.5pt" style:font-weight-complex="normal"/>
    </style:style>
    <style:style style:name="T128" style:family="text">
      <style:text-properties fo:font-size="10.5pt" fo:language="es" fo:country="EC" fo:font-weight="normal" officeooo:rsid="004bed60" style:font-size-asian="10.5pt" style:font-weight-asian="normal" style:font-size-complex="10.5pt" style:font-weight-complex="normal"/>
    </style:style>
    <style:style style:name="T129" style:family="text">
      <style:text-properties fo:font-size="10.5pt" fo:language="es" fo:country="EC" fo:font-weight="normal" officeooo:rsid="007b485d" style:font-size-asian="10.5pt" style:font-weight-asian="normal" style:font-size-complex="10.5pt" style:font-weight-complex="normal"/>
    </style:style>
    <style:style style:name="T130" style:family="text">
      <style:text-properties fo:font-size="10.5pt" fo:language="es" fo:country="EC" fo:font-weight="normal" officeooo:rsid="00832ebe" style:font-size-asian="10.5pt" style:font-weight-asian="normal" style:font-size-complex="10.5pt" style:font-weight-complex="normal"/>
    </style:style>
    <style:style style:name="T131" style:family="text">
      <style:text-properties fo:font-size="10.5pt" fo:language="es" fo:country="EC" fo:font-weight="normal" officeooo:rsid="00861547" style:font-size-asian="10.5pt" style:font-weight-asian="normal" style:font-size-complex="10.5pt" style:font-weight-complex="normal"/>
    </style:style>
    <style:style style:name="T132" style:family="text">
      <style:text-properties fo:font-size="10.5pt" fo:language="es" fo:country="EC" fo:font-weight="normal" officeooo:rsid="00876289" style:font-size-asian="10.5pt" style:font-weight-asian="normal" style:font-size-complex="10.5pt" style:font-weight-complex="normal"/>
    </style:style>
    <style:style style:name="T133" style:family="text">
      <style:text-properties fo:font-size="10.5pt" fo:language="es" fo:country="EC" fo:font-weight="normal" officeooo:rsid="00879901" style:font-size-asian="10.5pt" style:font-weight-asian="normal" style:font-size-complex="10.5pt" style:font-weight-complex="normal"/>
    </style:style>
    <style:style style:name="T134" style:family="text">
      <style:text-properties fo:font-size="10.5pt" fo:language="es" fo:country="EC" fo:font-weight="normal" officeooo:rsid="00995c34" style:font-size-asian="10.5pt" style:font-weight-asian="normal" style:font-size-complex="10.5pt" style:font-weight-complex="normal"/>
    </style:style>
    <style:style style:name="T135" style:family="text">
      <style:text-properties fo:font-size="10.5pt" fo:language="es" fo:country="EC" fo:font-weight="normal" officeooo:rsid="00984c19" style:font-size-asian="10.5pt" style:font-weight-asian="normal" style:font-size-complex="10.5pt" style:font-weight-complex="normal"/>
    </style:style>
    <style:style style:name="T136" style:family="text">
      <style:text-properties fo:font-size="10.5pt" fo:language="es" fo:country="EC" fo:font-weight="normal" officeooo:rsid="009d0e7a" style:font-size-asian="10.5pt" style:font-weight-asian="normal" style:font-size-complex="10.5pt" style:font-weight-complex="normal"/>
    </style:style>
    <style:style style:name="T137" style:family="text">
      <style:text-properties fo:font-size="10.5pt" fo:language="es" fo:country="EC" fo:font-weight="normal" officeooo:rsid="009de123" style:font-size-asian="10.5pt" style:font-weight-asian="normal" style:font-size-complex="10.5pt" style:font-weight-complex="normal"/>
    </style:style>
    <style:style style:name="T138" style:family="text">
      <style:text-properties fo:font-size="10.5pt" fo:language="es" fo:country="EC" fo:font-weight="normal" officeooo:rsid="009e26ad" style:font-size-asian="10.5pt" style:font-weight-asian="normal" style:font-size-complex="10.5pt" style:font-weight-complex="normal"/>
    </style:style>
    <style:style style:name="T139" style:family="text">
      <style:text-properties fo:font-size="10.5pt" fo:language="es" fo:country="EC" fo:font-weight="normal" officeooo:rsid="00a2de9f" style:font-size-asian="10.5pt" style:font-weight-asian="normal" style:font-size-complex="10.5pt" style:font-weight-complex="normal"/>
    </style:style>
    <style:style style:name="T140" style:family="text">
      <style:text-properties fo:font-size="10.5pt" fo:language="es" fo:country="EC" fo:font-weight="normal" officeooo:rsid="00a31127" style:font-size-asian="10.5pt" style:font-weight-asian="normal" style:font-size-complex="10.5pt" style:font-weight-complex="normal"/>
    </style:style>
    <style:style style:name="T141" style:family="text">
      <style:text-properties fo:font-size="10.5pt" fo:language="es" fo:country="EC" fo:font-weight="normal" officeooo:rsid="00a4f363" style:font-size-asian="10.5pt" style:font-weight-asian="normal" style:font-size-complex="10.5pt" style:font-weight-complex="normal"/>
    </style:style>
    <style:style style:name="T142" style:family="text">
      <style:text-properties fo:font-size="10.5pt" fo:language="es" fo:country="EC" fo:font-weight="normal" officeooo:rsid="00a52559" style:font-size-asian="10.5pt" style:font-weight-asian="normal" style:font-size-complex="10.5pt" style:font-weight-complex="normal"/>
    </style:style>
    <style:style style:name="T143" style:family="text">
      <style:text-properties fo:font-size="10.5pt" fo:language="es" fo:country="EC" fo:font-weight="normal" officeooo:rsid="00a70eab" style:font-size-asian="10.5pt" style:font-weight-asian="normal" style:font-size-complex="10.5pt" style:font-weight-complex="normal"/>
    </style:style>
    <style:style style:name="T144" style:family="text">
      <style:text-properties fo:font-size="10.5pt" fo:language="es" fo:country="EC" fo:font-weight="normal" officeooo:rsid="00a99e8b" style:font-size-asian="10.5pt" style:font-weight-asian="normal" style:font-size-complex="10.5pt" style:font-weight-complex="normal"/>
    </style:style>
    <style:style style:name="T145" style:family="text">
      <style:text-properties fo:font-size="10.5pt" fo:language="es" fo:country="EC" fo:font-weight="normal" officeooo:rsid="00acf7b3" style:font-size-asian="10.5pt" style:font-weight-asian="normal" style:font-size-complex="10.5pt" style:font-weight-complex="normal"/>
    </style:style>
    <style:style style:name="T146" style:family="text">
      <style:text-properties fo:font-size="10.5pt" fo:language="es" fo:country="EC" fo:font-weight="normal" officeooo:rsid="00ad27c8" style:font-size-asian="10.5pt" style:font-weight-asian="normal" style:font-size-complex="10.5pt" style:font-weight-complex="normal"/>
    </style:style>
    <style:style style:name="T147" style:family="text">
      <style:text-properties fo:font-size="10.5pt" fo:language="es" fo:country="EC" fo:font-weight="normal" officeooo:rsid="00c7e739" style:font-size-asian="10.5pt" style:font-weight-asian="normal" style:font-size-complex="10.5pt" style:font-weight-complex="normal"/>
    </style:style>
    <style:style style:name="T148" style:family="text">
      <style:text-properties fo:font-size="10.5pt" fo:language="es" fo:country="EC" fo:font-weight="normal" officeooo:rsid="00dbbd94" style:font-size-asian="10.5pt" style:font-weight-asian="normal" style:font-size-complex="10.5pt" style:font-weight-complex="normal"/>
    </style:style>
    <style:style style:name="T149" style:family="text">
      <style:text-properties fo:font-size="10.5pt" fo:language="es" fo:country="EC" fo:font-weight="normal" officeooo:rsid="00ec689a" style:font-size-asian="10.5pt" style:font-weight-asian="normal" style:font-size-complex="10.5pt" style:font-weight-complex="normal"/>
    </style:style>
    <style:style style:name="T150" style:family="text">
      <style:text-properties fo:font-size="10.5pt" fo:language="es" fo:country="EC" fo:font-weight="normal" officeooo:rsid="00edc1fd" style:font-size-asian="10.5pt" style:font-weight-asian="normal" style:font-size-complex="10.5pt" style:font-weight-complex="normal"/>
    </style:style>
    <style:style style:name="T151" style:family="text">
      <style:text-properties fo:font-size="10.5pt" fo:language="es" fo:country="EC" fo:font-weight="normal" officeooo:rsid="00f6213e" style:font-size-asian="10.5pt" style:font-weight-asian="normal" style:font-size-complex="10.5pt" style:font-weight-complex="normal"/>
    </style:style>
    <style:style style:name="T152" style:family="text">
      <style:text-properties fo:font-size="10.5pt" fo:language="es" fo:country="EC" fo:font-weight="normal" officeooo:rsid="011cecc4" style:font-size-asian="10.5pt" style:font-weight-asian="normal" style:font-size-complex="10.5pt" style:font-weight-complex="normal"/>
    </style:style>
    <style:style style:name="T153" style:family="text">
      <style:text-properties fo:font-size="10.5pt" fo:language="es" fo:country="EC" fo:font-weight="normal" officeooo:rsid="01454982" style:font-size-asian="10.5pt" style:font-weight-asian="normal" style:font-size-complex="10.5pt" style:font-weight-complex="normal"/>
    </style:style>
    <style:style style:name="T154" style:family="text">
      <style:text-properties fo:font-size="10.5pt" fo:language="es" fo:country="EC" fo:font-weight="normal" officeooo:rsid="0149afe5" style:font-size-asian="10.5pt" style:font-weight-asian="normal" style:font-size-complex="10.5pt" style:font-weight-complex="normal"/>
    </style:style>
    <style:style style:name="T155" style:family="text">
      <style:text-properties fo:font-size="10.5pt" fo:language="es" fo:country="EC" fo:font-weight="normal" style:font-size-asian="10.5pt" style:language-asian="es" style:country-asian="EC" style:font-weight-asian="normal" style:font-size-complex="10.5pt" style:font-weight-complex="normal"/>
    </style:style>
    <style:style style:name="T156" style:family="text">
      <style:text-properties fo:font-size="10.5pt" fo:language="es" fo:country="EC" fo:font-weight="normal" officeooo:rsid="0099f219" style:font-size-asian="10.5pt" style:language-asian="es" style:country-asian="EC" style:font-weight-asian="normal" style:font-size-complex="10.5pt" style:font-weight-complex="normal"/>
    </style:style>
    <style:style style:name="T157" style:family="text">
      <style:text-properties fo:font-size="10.5pt" fo:language="es" fo:country="EC" fo:font-weight="normal" officeooo:rsid="009a1e56" style:font-size-asian="10.5pt" style:language-asian="es" style:country-asian="EC" style:font-weight-asian="normal" style:font-size-complex="10.5pt" style:font-weight-complex="normal"/>
    </style:style>
    <style:style style:name="T158" style:family="text">
      <style:text-properties fo:font-size="10.5pt" fo:language="es" fo:country="EC" fo:background-color="#c0c0c0" style:font-size-asian="10.5pt" style:font-size-complex="10.5pt"/>
    </style:style>
    <style:style style:name="T159" style:family="text">
      <style:text-properties fo:font-size="10.5pt" fo:language="es" fo:country="EC" fo:font-style="normal" officeooo:rsid="0020aad7" style:font-size-asian="10.5pt" style:font-style-asian="normal" style:font-size-complex="10.5pt" style:font-style-complex="normal"/>
    </style:style>
    <style:style style:name="T160" style:family="text">
      <style:text-properties fo:font-size="10.5pt" fo:language="es" fo:country="EC" style:text-underline-style="none" style:font-size-asian="10.5pt" style:font-size-complex="10.5pt"/>
    </style:style>
    <style:style style:name="T161" style:family="text">
      <style:text-properties fo:font-size="10.5pt" officeooo:rsid="0050543f" style:font-name-asian="Times New Roman1" style:font-size-asian="10.5pt" style:language-asian="es" style:country-asian="EC" style:font-name-complex="Courier New3" style:font-size-complex="10.5pt"/>
    </style:style>
    <style:style style:name="T162" style:family="text">
      <style:text-properties fo:font-size="10.5pt" officeooo:rsid="0051a89f" style:font-name-asian="Times New Roman1" style:font-size-asian="10.5pt" style:language-asian="es" style:country-asian="EC" style:font-name-complex="Courier New3" style:font-size-complex="10.5pt"/>
    </style:style>
    <style:style style:name="T163" style:family="text">
      <style:text-properties fo:font-size="10.5pt" officeooo:rsid="00960986" style:font-name-asian="Times New Roman1" style:font-size-asian="10.5pt" style:language-asian="es" style:country-asian="EC" style:font-name-complex="Courier New3" style:font-size-complex="10.5pt"/>
    </style:style>
    <style:style style:name="T164" style:family="text">
      <style:text-properties fo:font-size="10.5pt" officeooo:rsid="00617597" style:font-size-asian="10.5pt" style:font-size-complex="10.5pt"/>
    </style:style>
    <style:style style:name="T165" style:family="text">
      <style:text-properties fo:font-size="10.5pt" officeooo:rsid="0063677a" style:font-size-asian="10.5pt" style:font-size-complex="10.5pt"/>
    </style:style>
    <style:style style:name="T166" style:family="text">
      <style:text-properties fo:font-size="10.5pt" officeooo:rsid="006369be" style:font-size-asian="10.5pt" style:font-size-complex="10.5pt"/>
    </style:style>
    <style:style style:name="T167" style:family="text">
      <style:text-properties fo:font-size="10.5pt" officeooo:rsid="00700464" style:font-size-asian="10.5pt" style:font-size-complex="10.5pt"/>
    </style:style>
    <style:style style:name="T168" style:family="text">
      <style:text-properties fo:font-size="10.5pt" officeooo:rsid="006f6e40" style:font-size-asian="10.5pt" style:font-size-complex="10.5pt"/>
    </style:style>
    <style:style style:name="T169" style:family="text">
      <style:text-properties fo:font-size="10.5pt" officeooo:rsid="007169a4" style:font-size-asian="10.5pt" style:font-size-complex="10.5pt"/>
    </style:style>
    <style:style style:name="T170" style:family="text">
      <style:text-properties fo:font-size="10.5pt" officeooo:rsid="0073dfa9" style:font-size-asian="10.5pt" style:font-size-complex="10.5pt"/>
    </style:style>
    <style:style style:name="T171" style:family="text">
      <style:text-properties fo:font-size="10.5pt" officeooo:rsid="00756e2b" style:font-size-asian="10.5pt" style:font-size-complex="10.5pt"/>
    </style:style>
    <style:style style:name="T172" style:family="text">
      <style:text-properties fo:font-size="10.5pt" officeooo:rsid="0077dc85" style:font-size-asian="10.5pt" style:font-size-complex="10.5pt"/>
    </style:style>
    <style:style style:name="T173" style:family="text">
      <style:text-properties fo:font-size="10.5pt" officeooo:rsid="007b9823" style:font-size-asian="10.5pt" style:font-size-complex="10.5pt"/>
    </style:style>
    <style:style style:name="T174" style:family="text">
      <style:text-properties fo:font-size="10.5pt" officeooo:rsid="007da09d" style:font-size-asian="10.5pt" style:font-size-complex="10.5pt"/>
    </style:style>
    <style:style style:name="T175" style:family="text">
      <style:text-properties fo:font-size="10.5pt" officeooo:rsid="00816dbb" style:font-size-asian="10.5pt" style:font-size-complex="10.5pt"/>
    </style:style>
    <style:style style:name="T176" style:family="text">
      <style:text-properties fo:font-size="10.5pt" officeooo:rsid="008a75c7" style:font-size-asian="10.5pt" style:font-size-complex="10.5pt"/>
    </style:style>
    <style:style style:name="T177" style:family="text">
      <style:text-properties fo:font-size="10.5pt" officeooo:rsid="008abbbf" style:font-size-asian="10.5pt" style:font-size-complex="10.5pt"/>
    </style:style>
    <style:style style:name="T178" style:family="text">
      <style:text-properties fo:font-size="10.5pt" officeooo:rsid="008fdb4d" style:font-size-asian="10.5pt" style:font-size-complex="10.5pt"/>
    </style:style>
    <style:style style:name="T179" style:family="text">
      <style:text-properties fo:font-size="10.5pt" officeooo:rsid="00919e16" style:font-size-asian="10.5pt" style:font-size-complex="10.5pt"/>
    </style:style>
    <style:style style:name="T180" style:family="text">
      <style:text-properties fo:font-size="10.5pt" officeooo:rsid="00960986" style:font-size-asian="10.5pt" style:font-size-complex="10.5pt"/>
    </style:style>
    <style:style style:name="T181" style:family="text">
      <style:text-properties fo:font-size="10.5pt" officeooo:rsid="009e4509" style:font-size-asian="10.5pt" style:font-size-complex="10.5pt"/>
    </style:style>
    <style:style style:name="T182" style:family="text">
      <style:text-properties fo:font-size="10.5pt" officeooo:rsid="00ad2dd6" style:font-size-asian="10.5pt" style:font-size-complex="10.5pt"/>
    </style:style>
    <style:style style:name="T183" style:family="text">
      <style:text-properties fo:font-size="10.5pt" officeooo:rsid="0181d9d3" style:font-size-asian="10.5pt" style:font-size-complex="10.5pt"/>
    </style:style>
    <style:style style:name="T184" style:family="text">
      <style:text-properties fo:font-size="10.5pt" officeooo:rsid="0183bd1c" style:font-size-asian="10.5pt" style:font-size-complex="10.5pt"/>
    </style:style>
    <style:style style:name="T185" style:family="text">
      <style:text-properties fo:font-size="10.5pt" fo:font-weight="bold" style:font-size-asian="10.5pt" style:font-weight-asian="bold" style:font-size-complex="10.5pt"/>
    </style:style>
    <style:style style:name="T186" style:family="text">
      <style:text-properties fo:font-size="10.5pt" fo:font-weight="bold" officeooo:rsid="00ad2dd6" style:font-size-asian="10.5pt" style:font-weight-asian="bold" style:font-size-complex="10.5pt"/>
    </style:style>
    <style:style style:name="T187" style:family="text">
      <style:text-properties fo:font-size="10.5pt" fo:font-weight="bold" officeooo:rsid="0181d9d3" style:font-size-asian="10.5pt" style:font-weight-asian="bold" style:font-size-complex="10.5pt"/>
    </style:style>
    <style:style style:name="T188" style:family="text">
      <style:text-properties fo:font-size="10.5pt" fo:font-weight="bold" officeooo:rsid="0183bd1c" style:font-size-asian="10.5pt" style:font-weight-asian="bold" style:font-size-complex="10.5pt" style:font-weight-complex="bold"/>
    </style:style>
    <style:style style:name="T189" style:family="text">
      <style:text-properties fo:language="es" fo:country="EC" fo:font-weight="normal" style:font-weight-asian="normal" style:font-weight-complex="normal"/>
    </style:style>
    <style:style style:name="T190" style:family="text">
      <style:text-properties fo:language="es" fo:country="EC" fo:font-weight="normal" officeooo:rsid="007b9823" style:font-weight-asian="normal" style:font-weight-complex="normal"/>
    </style:style>
    <style:style style:name="T191" style:family="text">
      <style:text-properties fo:language="es" fo:country="EC" fo:font-style="normal" style:font-style-asian="normal" style:font-style-complex="normal"/>
    </style:style>
    <style:style style:name="T192" style:family="text">
      <style:text-properties fo:language="es" fo:country="EC" officeooo:rsid="013f7438"/>
    </style:style>
    <style:style style:name="T193" style:family="text">
      <style:text-properties fo:language="es" fo:country="EC" fo:font-weight="bold" officeooo:rsid="01460d94" style:font-weight-asian="bold"/>
    </style:style>
    <style:style style:name="T194" style:family="text">
      <style:text-properties fo:language="es" fo:country="EC" fo:font-weight="bold" officeooo:rsid="0148bc9b" style:font-weight-asian="bold"/>
    </style:style>
    <style:style style:name="T195" style:family="text">
      <style:text-properties fo:language="es" fo:country="EC" officeooo:rsid="01454982"/>
    </style:style>
    <style:style style:name="T196" style:family="text">
      <style:text-properties fo:font-weight="bold" style:font-weight-asian="bold" style:font-weight-complex="bold"/>
    </style:style>
    <style:style style:name="T197" style:family="text">
      <style:text-properties fo:font-weight="bold" officeooo:rsid="009f44ef" style:font-weight-asian="bold" style:font-weight-complex="bold"/>
    </style:style>
    <style:style style:name="T198" style:family="text">
      <style:text-properties fo:font-weight="bold" officeooo:rsid="009e4509" style:font-weight-asian="bold" style:font-weight-complex="bold"/>
    </style:style>
    <style:style style:name="T199" style:family="text">
      <style:text-properties fo:font-weight="bold" officeooo:rsid="00adf3ac" style:font-weight-asian="bold" style:font-weight-complex="bold"/>
    </style:style>
    <style:style style:name="T200" style:family="text">
      <style:text-properties fo:font-weight="bold" officeooo:rsid="00af23e0" style:font-weight-asian="bold" style:font-weight-complex="bold"/>
    </style:style>
    <style:style style:name="T201" style:family="text">
      <style:text-properties fo:font-weight="bold" officeooo:rsid="00af66d3" style:font-weight-asian="bold" style:font-weight-complex="bold"/>
    </style:style>
    <style:style style:name="T202" style:family="text">
      <style:text-properties fo:font-weight="bold" officeooo:rsid="00b17220" style:font-weight-asian="bold" style:font-weight-complex="bold"/>
    </style:style>
    <style:style style:name="T203" style:family="text">
      <style:text-properties fo:font-weight="bold" officeooo:rsid="00b3fd4f" style:font-weight-asian="bold" style:font-weight-complex="bold"/>
    </style:style>
    <style:style style:name="T204" style:family="text">
      <style:text-properties fo:font-weight="bold" officeooo:rsid="00bab692" style:font-weight-asian="bold" style:font-weight-complex="bold"/>
    </style:style>
    <style:style style:name="T205" style:family="text">
      <style:text-properties fo:font-weight="bold" officeooo:rsid="00bca8d4" style:font-weight-asian="bold" style:font-weight-complex="bold"/>
    </style:style>
    <style:style style:name="T206" style:family="text">
      <style:text-properties fo:font-weight="bold" officeooo:rsid="00be9cd0" style:font-weight-asian="bold" style:font-weight-complex="bold"/>
    </style:style>
    <style:style style:name="T207" style:family="text">
      <style:text-properties fo:font-weight="bold" officeooo:rsid="00c02496" style:font-weight-asian="bold" style:font-weight-complex="bold"/>
    </style:style>
    <style:style style:name="T208" style:family="text">
      <style:text-properties fo:font-weight="bold" officeooo:rsid="00e7465d" style:font-weight-asian="bold" style:font-weight-complex="bold"/>
    </style:style>
    <style:style style:name="T209" style:family="text">
      <style:text-properties fo:font-weight="bold" officeooo:rsid="00ea124d" style:font-weight-asian="bold" style:font-weight-complex="bold"/>
    </style:style>
    <style:style style:name="T210" style:family="text">
      <style:text-properties fo:font-weight="bold" officeooo:rsid="00ea5f1c" style:font-weight-asian="bold" style:font-weight-complex="bold"/>
    </style:style>
    <style:style style:name="T211" style:family="text">
      <style:text-properties fo:font-weight="bold" officeooo:rsid="00ea7874" style:font-weight-asian="bold" style:font-weight-complex="bold"/>
    </style:style>
    <style:style style:name="T212" style:family="text">
      <style:text-properties fo:font-weight="bold" officeooo:rsid="00f87ca8" style:font-weight-asian="bold" style:font-weight-complex="bold"/>
    </style:style>
    <style:style style:name="T213" style:family="text">
      <style:text-properties fo:font-weight="bold" officeooo:rsid="00fcacc9" style:font-weight-asian="bold" style:font-weight-complex="bold"/>
    </style:style>
    <style:style style:name="T214" style:family="text">
      <style:text-properties fo:font-weight="bold" officeooo:rsid="0105a407" style:font-weight-asian="bold" style:font-weight-complex="bold"/>
    </style:style>
    <style:style style:name="T215" style:family="text">
      <style:text-properties fo:font-weight="bold" officeooo:rsid="01209afe" style:font-weight-asian="bold" style:font-weight-complex="bold"/>
    </style:style>
    <style:style style:name="T216" style:family="text">
      <style:text-properties fo:font-weight="bold" officeooo:rsid="0123024e" style:font-weight-asian="bold" style:font-weight-complex="bold"/>
    </style:style>
    <style:style style:name="T217" style:family="text">
      <style:text-properties fo:font-weight="bold" officeooo:rsid="012123a7" style:font-weight-asian="bold" style:font-weight-complex="bold"/>
    </style:style>
    <style:style style:name="T218" style:family="text">
      <style:text-properties fo:font-weight="bold" officeooo:rsid="0124e4d4" style:font-weight-asian="bold" style:font-weight-complex="bold"/>
    </style:style>
    <style:style style:name="T219" style:family="text">
      <style:text-properties fo:font-weight="bold" officeooo:rsid="01268a48" style:font-weight-asian="bold" style:font-weight-complex="bold"/>
    </style:style>
    <style:style style:name="T220" style:family="text">
      <style:text-properties fo:font-weight="bold" officeooo:rsid="012f146e" style:font-weight-asian="bold" style:font-weight-complex="bold"/>
    </style:style>
    <style:style style:name="T221" style:family="text">
      <style:text-properties fo:font-weight="bold" officeooo:rsid="013b3f57" style:font-weight-asian="bold" style:font-weight-complex="bold"/>
    </style:style>
    <style:style style:name="T222" style:family="text">
      <style:text-properties fo:font-weight="bold" officeooo:rsid="01454982" style:font-weight-asian="bold" style:font-weight-complex="bold"/>
    </style:style>
    <style:style style:name="T223" style:family="text">
      <style:text-properties fo:font-weight="bold" officeooo:rsid="0157a722" style:font-weight-asian="bold" style:font-weight-complex="bold"/>
    </style:style>
    <style:style style:name="T224" style:family="text">
      <style:text-properties fo:font-weight="bold" officeooo:rsid="015cd498" style:font-weight-asian="bold" style:font-weight-complex="bold"/>
    </style:style>
    <style:style style:name="T225" style:family="text">
      <style:text-properties fo:font-weight="bold" officeooo:rsid="015dd836" style:font-weight-asian="bold" style:font-weight-complex="bold"/>
    </style:style>
    <style:style style:name="T226" style:family="text">
      <style:text-properties fo:font-weight="bold" officeooo:rsid="01735265" style:font-weight-asian="bold" style:font-weight-complex="bold"/>
    </style:style>
    <style:style style:name="T227" style:family="text">
      <style:text-properties fo:font-weight="bold" officeooo:rsid="017651f9" style:font-weight-asian="bold" style:font-weight-complex="bold"/>
    </style:style>
    <style:style style:name="T228" style:family="text">
      <style:text-properties fo:font-weight="bold" officeooo:rsid="017a2854" style:font-weight-asian="bold" style:font-weight-complex="bold"/>
    </style:style>
    <style:style style:name="T229" style:family="text">
      <style:text-properties fo:font-weight="bold" officeooo:rsid="017eac89" style:font-weight-asian="bold" style:font-weight-complex="bold"/>
    </style:style>
    <style:style style:name="T230" style:family="text">
      <style:text-properties fo:font-weight="bold" officeooo:rsid="017ebd6e" style:font-weight-asian="bold" style:font-weight-complex="bold"/>
    </style:style>
    <style:style style:name="T231" style:family="text">
      <style:text-properties fo:font-weight="bold" officeooo:rsid="01806cb5" style:font-weight-asian="bold" style:font-weight-complex="bold"/>
    </style:style>
    <style:style style:name="T232" style:family="text">
      <style:text-properties fo:font-weight="bold" officeooo:rsid="0187721a" style:font-weight-asian="bold" style:font-weight-complex="bold"/>
    </style:style>
    <style:style style:name="T233" style:family="text">
      <style:text-properties fo:font-weight="bold" officeooo:rsid="01878db6" style:font-weight-asian="bold" style:font-weight-complex="bold"/>
    </style:style>
    <style:style style:name="T234" style:family="text">
      <style:text-properties fo:font-weight="bold" officeooo:rsid="0190f486" style:font-weight-asian="bold" style:font-weight-complex="bold"/>
    </style:style>
    <style:style style:name="T235" style:family="text">
      <style:text-properties fo:font-weight="bold" officeooo:rsid="01934d99" style:font-weight-asian="bold" style:font-weight-complex="bold"/>
    </style:style>
    <style:style style:name="T236" style:family="text">
      <style:text-properties fo:font-weight="bold" officeooo:rsid="01938117" style:font-weight-asian="bold" style:font-weight-complex="bold"/>
    </style:style>
    <style:style style:name="T237" style:family="text">
      <style:text-properties fo:font-weight="bold" officeooo:rsid="0195302c" style:font-weight-asian="bold" style:font-weight-complex="bold"/>
    </style:style>
    <style:style style:name="T238" style:family="text">
      <style:text-properties fo:font-weight="bold" officeooo:rsid="019591c8" style:font-weight-asian="bold" style:font-weight-complex="bold"/>
    </style:style>
    <style:style style:name="T239" style:family="text">
      <style:text-properties fo:font-weight="bold" officeooo:rsid="01328ef2"/>
    </style:style>
    <style:style style:name="T240" style:family="text">
      <style:text-properties fo:color="#808080" fo:font-size="10.5pt" fo:language="es" fo:country="EC" style:font-size-asian="10.5pt" style:font-size-complex="10.5pt"/>
    </style:style>
    <style:style style:name="T241" style:family="text">
      <style:text-properties fo:color="#808080" style:font-name="Calibri" fo:font-size="10.5pt" fo:language="es" fo:country="EC" style:font-size-asian="10.5pt" style:font-name-complex="Calibri2" style:font-size-complex="10.5pt"/>
    </style:style>
    <style:style style:name="T242" style:family="text">
      <style:text-properties style:font-name="Calibri" fo:font-size="10.5pt" fo:language="es" fo:country="EC" style:font-size-asian="10.5pt" style:font-name-complex="Calibri2" style:font-size-complex="10.5pt"/>
    </style:style>
    <style:style style:name="T243" style:family="text">
      <style:text-properties style:font-name="Calibri" fo:font-size="10.5pt" fo:language="es" fo:country="EC" officeooo:rsid="00927172" style:font-size-asian="10.5pt" style:font-name-complex="Calibri2" style:font-size-complex="10.5pt"/>
    </style:style>
    <style:style style:name="T244" style:family="text">
      <style:text-properties style:font-name="Courier New" fo:font-size="10.5pt" fo:language="es" fo:country="EC" style:font-name-asian="Times New Roman1" style:font-size-asian="10.5pt" style:language-asian="es" style:country-asian="EC" style:font-name-complex="Courier New3" style:font-size-complex="10.5pt"/>
    </style:style>
    <style:style style:name="T245" style:family="text">
      <style:text-properties style:font-name="Courier New" fo:font-size="10.5pt" fo:language="es" fo:country="EC" officeooo:rsid="0050543f" style:font-name-asian="Times New Roman1" style:font-size-asian="10.5pt" style:language-asian="es" style:country-asian="EC" style:font-name-complex="Courier New3" style:font-size-complex="10.5pt"/>
    </style:style>
    <style:style style:name="T246" style:family="text">
      <style:text-properties style:font-name="Courier New" fo:font-size="10.5pt" fo:language="es" fo:country="EC" officeooo:rsid="0051a89f" style:font-name-asian="Times New Roman1" style:font-size-asian="10.5pt" style:language-asian="es" style:country-asian="EC" style:font-name-complex="Courier New3" style:font-size-complex="10.5pt"/>
    </style:style>
    <style:style style:name="T247" style:family="text">
      <style:text-properties style:font-name="Courier New" fo:font-size="10.5pt" fo:language="es" fo:country="EC" officeooo:rsid="00960986" style:font-name-asian="Times New Roman1" style:font-size-asian="10.5pt" style:language-asian="es" style:country-asian="EC" style:font-name-complex="Courier New3" style:font-size-complex="10.5pt"/>
    </style:style>
    <style:style style:name="T248" style:family="text">
      <style:text-properties fo:font-weight="normal" style:font-weight-asian="normal" style:font-weight-complex="normal"/>
    </style:style>
    <style:style style:name="T249" style:family="text">
      <style:text-properties fo:font-weight="normal" officeooo:rsid="0039ba5a" style:font-weight-asian="normal" style:font-weight-complex="normal"/>
    </style:style>
    <style:style style:name="T250" style:family="text">
      <style:text-properties fo:font-weight="normal" officeooo:rsid="0055efa7" style:font-weight-asian="normal" style:font-weight-complex="normal"/>
    </style:style>
    <style:style style:name="T251" style:family="text">
      <style:text-properties fo:font-weight="normal" officeooo:rsid="00876289" style:font-weight-asian="normal" style:font-weight-complex="normal"/>
    </style:style>
    <style:style style:name="T252" style:family="text">
      <style:text-properties fo:font-weight="normal" officeooo:rsid="00879901" style:font-weight-asian="normal" style:font-weight-complex="normal"/>
    </style:style>
    <style:style style:name="T253" style:family="text">
      <style:text-properties fo:font-weight="normal" officeooo:rsid="00898797" style:font-weight-asian="normal" style:font-weight-complex="normal"/>
    </style:style>
    <style:style style:name="T254" style:family="text">
      <style:text-properties fo:font-weight="normal" officeooo:rsid="008a2acf" style:font-weight-asian="normal" style:font-weight-complex="normal"/>
    </style:style>
    <style:style style:name="T255" style:family="text">
      <style:text-properties fo:font-weight="normal" officeooo:rsid="00adf3ac" style:font-weight-asian="normal" style:font-weight-complex="normal"/>
    </style:style>
    <style:style style:name="T256" style:family="text">
      <style:text-properties fo:font-weight="normal" officeooo:rsid="00ad2dd6" style:font-weight-asian="normal" style:font-weight-complex="normal"/>
    </style:style>
    <style:style style:name="T257" style:family="text">
      <style:text-properties fo:font-weight="normal" officeooo:rsid="00af23e0" style:font-weight-asian="normal" style:font-weight-complex="normal"/>
    </style:style>
    <style:style style:name="T258" style:family="text">
      <style:text-properties fo:font-weight="normal" officeooo:rsid="00af66d3" style:font-weight-asian="normal" style:font-weight-complex="normal"/>
    </style:style>
    <style:style style:name="T259" style:family="text">
      <style:text-properties fo:font-weight="normal" officeooo:rsid="00b10bfc" style:font-weight-asian="normal" style:font-weight-complex="normal"/>
    </style:style>
    <style:style style:name="T260" style:family="text">
      <style:text-properties fo:font-weight="normal" officeooo:rsid="00ba422b" style:font-weight-asian="normal" style:font-weight-complex="normal"/>
    </style:style>
    <style:style style:name="T261" style:family="text">
      <style:text-properties fo:font-weight="normal" officeooo:rsid="00bab692" style:font-weight-asian="normal" style:font-weight-complex="normal"/>
    </style:style>
    <style:style style:name="T262" style:family="text">
      <style:text-properties fo:font-weight="normal" officeooo:rsid="00bca8d4" style:font-weight-asian="normal" style:font-weight-complex="normal"/>
    </style:style>
    <style:style style:name="T263" style:family="text">
      <style:text-properties fo:font-weight="normal" officeooo:rsid="00be9cd0" style:font-weight-asian="normal" style:font-weight-complex="normal"/>
    </style:style>
    <style:style style:name="T264" style:family="text">
      <style:text-properties fo:font-weight="normal" officeooo:rsid="00c02496" style:font-weight-asian="normal" style:font-weight-complex="normal"/>
    </style:style>
    <style:style style:name="T265" style:family="text">
      <style:text-properties fo:font-weight="normal" officeooo:rsid="00c0440f" style:font-weight-asian="normal" style:font-weight-complex="normal"/>
    </style:style>
    <style:style style:name="T266" style:family="text">
      <style:text-properties fo:font-weight="normal" officeooo:rsid="00c1e30b" style:font-weight-asian="normal" style:font-weight-complex="normal"/>
    </style:style>
    <style:style style:name="T267" style:family="text">
      <style:text-properties fo:font-weight="normal" officeooo:rsid="00d8dee4" style:font-weight-asian="normal" style:font-weight-complex="normal"/>
    </style:style>
    <style:style style:name="T268" style:family="text">
      <style:text-properties fo:font-weight="normal" officeooo:rsid="00dad57b" style:font-weight-asian="normal" style:font-weight-complex="normal"/>
    </style:style>
    <style:style style:name="T269" style:family="text">
      <style:text-properties fo:font-weight="normal" officeooo:rsid="00e7465d" style:font-weight-asian="normal" style:font-weight-complex="normal"/>
    </style:style>
    <style:style style:name="T270" style:family="text">
      <style:text-properties fo:font-weight="normal" officeooo:rsid="00ea124d" style:font-weight-asian="normal" style:font-weight-complex="normal"/>
    </style:style>
    <style:style style:name="T271" style:family="text">
      <style:text-properties fo:font-weight="normal" officeooo:rsid="00ea5f1c" style:font-weight-asian="normal" style:font-weight-complex="normal"/>
    </style:style>
    <style:style style:name="T272" style:family="text">
      <style:text-properties fo:font-weight="normal" officeooo:rsid="00ea7874" style:font-weight-asian="normal" style:font-weight-complex="normal"/>
    </style:style>
    <style:style style:name="T273" style:family="text">
      <style:text-properties fo:font-weight="normal" officeooo:rsid="00fc37ca" style:font-weight-asian="normal" style:font-weight-complex="normal"/>
    </style:style>
    <style:style style:name="T274" style:family="text">
      <style:text-properties fo:font-weight="normal" officeooo:rsid="00fcacc9" style:font-weight-asian="normal" style:font-weight-complex="normal"/>
    </style:style>
    <style:style style:name="T275" style:family="text">
      <style:text-properties fo:font-weight="normal" officeooo:rsid="00fe0396" style:font-weight-asian="normal" style:font-weight-complex="normal"/>
    </style:style>
    <style:style style:name="T276" style:family="text">
      <style:text-properties fo:font-weight="normal" officeooo:rsid="00fecaaa" style:font-weight-asian="normal" style:font-weight-complex="normal"/>
    </style:style>
    <style:style style:name="T277" style:family="text">
      <style:text-properties fo:font-weight="normal" officeooo:rsid="0105a407" style:font-weight-asian="normal" style:font-weight-complex="normal"/>
    </style:style>
    <style:style style:name="T278" style:family="text">
      <style:text-properties fo:font-weight="normal" officeooo:rsid="00f87ca8" style:font-weight-asian="normal" style:font-weight-complex="normal"/>
    </style:style>
    <style:style style:name="T279" style:family="text">
      <style:text-properties fo:font-weight="normal" officeooo:rsid="011cecc4" style:font-weight-asian="normal" style:font-weight-complex="normal"/>
    </style:style>
    <style:style style:name="T280" style:family="text">
      <style:text-properties fo:font-weight="normal" officeooo:rsid="00f94797" style:font-weight-asian="normal" style:font-weight-complex="normal"/>
    </style:style>
    <style:style style:name="T281" style:family="text">
      <style:text-properties fo:font-weight="normal" officeooo:rsid="01209afe" style:font-weight-asian="normal" style:font-weight-complex="normal"/>
    </style:style>
    <style:style style:name="T282" style:family="text">
      <style:text-properties fo:font-weight="normal" officeooo:rsid="012123a7" style:font-weight-asian="normal" style:font-weight-complex="normal"/>
    </style:style>
    <style:style style:name="T283" style:family="text">
      <style:text-properties fo:font-weight="normal" officeooo:rsid="0123024e" style:font-weight-asian="normal" style:font-weight-complex="normal"/>
    </style:style>
    <style:style style:name="T284" style:family="text">
      <style:text-properties fo:font-weight="normal" officeooo:rsid="0124e4d4" style:font-weight-asian="normal" style:font-weight-complex="normal"/>
    </style:style>
    <style:style style:name="T285" style:family="text">
      <style:text-properties fo:font-weight="normal" officeooo:rsid="01268a48" style:font-weight-asian="normal" style:font-weight-complex="normal"/>
    </style:style>
    <style:style style:name="T286" style:family="text">
      <style:text-properties fo:font-weight="normal" officeooo:rsid="01280629" style:font-weight-asian="normal" style:font-weight-complex="normal"/>
    </style:style>
    <style:style style:name="T287" style:family="text">
      <style:text-properties fo:font-weight="normal" officeooo:rsid="0129aac3" style:font-weight-asian="normal" style:font-weight-complex="normal"/>
    </style:style>
    <style:style style:name="T288" style:family="text">
      <style:text-properties fo:font-weight="normal" officeooo:rsid="012b5440" style:font-weight-asian="normal" style:font-weight-complex="normal"/>
    </style:style>
    <style:style style:name="T289" style:family="text">
      <style:text-properties fo:font-weight="normal" officeooo:rsid="012ee42d" style:font-weight-asian="normal" style:font-weight-complex="normal"/>
    </style:style>
    <style:style style:name="T290" style:family="text">
      <style:text-properties fo:font-weight="normal" officeooo:rsid="012f146e" style:font-weight-asian="normal" style:font-weight-complex="normal"/>
    </style:style>
    <style:style style:name="T291" style:family="text">
      <style:text-properties fo:font-weight="normal" officeooo:rsid="013b3f57" style:font-weight-asian="normal" style:font-weight-complex="normal"/>
    </style:style>
    <style:style style:name="T292" style:family="text">
      <style:text-properties fo:font-weight="normal" officeooo:rsid="013d5895" style:font-weight-asian="normal" style:font-weight-complex="normal"/>
    </style:style>
    <style:style style:name="T293" style:family="text">
      <style:text-properties fo:font-weight="normal" officeooo:rsid="01583652" style:font-weight-asian="normal" style:font-weight-complex="normal"/>
    </style:style>
    <style:style style:name="T294" style:family="text">
      <style:text-properties fo:font-weight="normal" officeooo:rsid="015a3a8b" style:font-weight-asian="normal" style:font-weight-complex="normal"/>
    </style:style>
    <style:style style:name="T295" style:family="text">
      <style:text-properties fo:font-weight="normal" officeooo:rsid="015b386c" style:font-weight-asian="normal" style:font-weight-complex="normal"/>
    </style:style>
    <style:style style:name="T296" style:family="text">
      <style:text-properties fo:font-weight="normal" officeooo:rsid="015dd836" style:font-weight-asian="normal" style:font-weight-complex="normal"/>
    </style:style>
    <style:style style:name="T297" style:family="text">
      <style:text-properties fo:font-weight="normal" officeooo:rsid="015efc01" style:font-weight-asian="normal" style:font-weight-complex="normal"/>
    </style:style>
    <style:style style:name="T298" style:family="text">
      <style:text-properties fo:font-weight="normal" officeooo:rsid="016162e4" style:font-weight-asian="normal" style:font-weight-complex="normal"/>
    </style:style>
    <style:style style:name="T299" style:family="text">
      <style:text-properties fo:font-weight="normal" officeooo:rsid="0165e23f" style:font-weight-asian="normal" style:font-weight-complex="normal"/>
    </style:style>
    <style:style style:name="T300" style:family="text">
      <style:text-properties fo:font-weight="normal" officeooo:rsid="0167a9ab" style:font-weight-asian="normal" style:font-weight-complex="normal"/>
    </style:style>
    <style:style style:name="T301" style:family="text">
      <style:text-properties fo:font-weight="normal" officeooo:rsid="0168f1df" style:font-weight-asian="normal" style:font-weight-complex="normal"/>
    </style:style>
    <style:style style:name="T302" style:family="text">
      <style:text-properties fo:font-weight="normal" officeooo:rsid="016a1dcb" style:font-weight-asian="normal" style:font-weight-complex="normal"/>
    </style:style>
    <style:style style:name="T303" style:family="text">
      <style:text-properties fo:font-weight="normal" officeooo:rsid="016b0417" style:font-weight-asian="normal" style:font-weight-complex="normal"/>
    </style:style>
    <style:style style:name="T304" style:family="text">
      <style:text-properties fo:font-weight="normal" officeooo:rsid="016b0a45" style:font-weight-asian="normal" style:font-weight-complex="normal"/>
    </style:style>
    <style:style style:name="T305" style:family="text">
      <style:text-properties fo:font-weight="normal" officeooo:rsid="016ca7c6" style:font-weight-asian="normal" style:font-weight-complex="normal"/>
    </style:style>
    <style:style style:name="T306" style:family="text">
      <style:text-properties fo:font-weight="normal" officeooo:rsid="01735265" style:font-weight-asian="normal" style:font-weight-complex="normal"/>
    </style:style>
    <style:style style:name="T307" style:family="text">
      <style:text-properties fo:font-weight="normal" officeooo:rsid="017a2854" style:font-weight-asian="normal" style:font-weight-complex="normal"/>
    </style:style>
    <style:style style:name="T308" style:family="text">
      <style:text-properties fo:font-weight="normal" officeooo:rsid="01859117" style:font-weight-asian="normal" style:font-weight-complex="normal"/>
    </style:style>
    <style:style style:name="T309" style:family="text">
      <style:text-properties fo:font-weight="normal" officeooo:rsid="01878db6" style:font-weight-asian="normal" style:font-weight-complex="normal"/>
    </style:style>
    <style:style style:name="T310" style:family="text">
      <style:text-properties fo:font-weight="normal" officeooo:rsid="018a25da" style:font-weight-asian="normal" style:font-weight-complex="normal"/>
    </style:style>
    <style:style style:name="T311" style:family="text">
      <style:text-properties fo:font-weight="normal" officeooo:rsid="018bbfbf" style:font-weight-asian="normal" style:font-weight-complex="normal"/>
    </style:style>
    <style:style style:name="T312" style:family="text">
      <style:text-properties fo:font-weight="normal" officeooo:rsid="018ceb00" style:font-weight-asian="normal" style:font-weight-complex="normal"/>
    </style:style>
    <style:style style:name="T313" style:family="text">
      <style:text-properties fo:font-weight="normal" officeooo:rsid="018e2456" style:font-weight-asian="normal" style:font-weight-complex="normal"/>
    </style:style>
    <style:style style:name="T314" style:family="text">
      <style:text-properties fo:font-weight="normal" officeooo:rsid="018fb59a" style:font-weight-asian="normal" style:font-weight-complex="normal"/>
    </style:style>
    <style:style style:name="T315" style:family="text">
      <style:text-properties fo:font-weight="normal" officeooo:rsid="0195302c" style:font-weight-asian="normal" style:font-weight-complex="normal"/>
    </style:style>
    <style:style style:name="T316" style:family="text">
      <style:text-properties fo:font-weight="normal" officeooo:rsid="018fb59a" fo:background-color="transparent" style:font-weight-asian="normal" style:font-weight-complex="normal"/>
    </style:style>
    <style:style style:name="T317" style:family="text">
      <style:text-properties fo:color="#000000" style:font-name="Currier New" fo:font-size="10.5pt" officeooo:rsid="007169a4" style:font-size-asian="10.5pt" style:font-size-complex="10.5pt"/>
    </style:style>
    <style:style style:name="T318" style:family="text">
      <style:text-properties fo:color="#000000" officeooo:rsid="01128c82"/>
    </style:style>
    <style:style style:name="T319" style:family="text">
      <style:text-properties fo:color="#000000" style:font-name="Courier New1" fo:font-size="10.5pt" officeooo:rsid="00630e07" fo:background-color="transparent" style:font-size-asian="10.5pt" style:font-size-complex="10.5pt"/>
    </style:style>
    <style:style style:name="T320" style:family="text">
      <style:text-properties fo:color="#000000" style:font-name="Courier New1" fo:font-size="10pt" fo:font-weight="normal" officeooo:rsid="0168f1df" style:font-size-asian="10pt" style:font-weight-asian="normal" style:font-size-complex="10pt" style:font-weight-complex="normal"/>
    </style:style>
    <style:style style:name="T321" style:family="text">
      <style:text-properties fo:color="#000000" style:font-name="Courier New1" fo:font-size="10pt" fo:font-weight="normal" officeooo:rsid="0168f1df" style:font-size-asian="10pt" style:font-weight-asian="normal" style:font-size-complex="10pt"/>
    </style:style>
    <style:style style:name="T322" style:family="text">
      <style:text-properties fo:color="#000000" style:font-name="Courier New1" fo:font-size="10pt" fo:font-weight="normal" officeooo:rsid="016b0417" style:font-size-asian="10pt" style:font-weight-asian="normal" style:font-size-complex="10pt"/>
    </style:style>
    <style:style style:name="T323" style:family="text">
      <style:text-properties fo:color="#000000" style:font-name="Courier New1" fo:font-size="10pt" fo:font-weight="normal" officeooo:rsid="01735265" fo:background-color="#ffffe8" style:font-size-asian="10pt" style:font-weight-asian="normal" style:font-size-complex="10pt" style:font-weight-complex="normal"/>
    </style:style>
    <style:style style:name="T324" style:family="text">
      <style:text-properties fo:color="#0000ff" fo:font-size="10.5pt" fo:language="es" fo:country="EC" style:text-underline-style="solid" style:text-underline-width="auto" style:text-underline-color="font-color" style:font-name-asian="Times New Roman1" style:font-size-asian="10.5pt" style:language-asian="es" style:country-asian="EC" style:font-name-complex="Calibri2" style:font-size-complex="10.5pt"/>
    </style:style>
    <style:style style:name="T325" style:family="text">
      <style:text-properties officeooo:rsid="001c980b"/>
    </style:style>
    <style:style style:name="T326" style:family="text">
      <style:text-properties officeooo:rsid="001e11b5"/>
    </style:style>
    <style:style style:name="T327" style:family="text">
      <style:text-properties fo:font-style="normal" officeooo:rsid="0020aad7" style:font-style-asian="normal" style:font-style-complex="normal"/>
    </style:style>
    <style:style style:name="T328" style:family="text">
      <style:text-properties officeooo:rsid="0029ad37"/>
    </style:style>
    <style:style style:name="T329" style:family="text">
      <style:text-properties officeooo:rsid="002cee96"/>
    </style:style>
    <style:style style:name="T330" style:family="text">
      <style:text-properties fo:font-size="7pt" officeooo:rsid="002cee96" style:font-size-asian="7pt" style:font-size-complex="7pt"/>
    </style:style>
    <style:style style:name="T331" style:family="text">
      <style:text-properties fo:font-size="7pt" officeooo:rsid="00f87ca8" style:font-size-asian="7pt" style:font-size-complex="7pt"/>
    </style:style>
    <style:style style:name="T332" style:family="text">
      <style:text-properties fo:font-size="7pt" fo:font-style="normal" officeooo:rsid="002cee96" style:font-size-asian="7pt" style:font-style-asian="normal" style:font-size-complex="7pt" style:font-style-complex="normal"/>
    </style:style>
    <style:style style:name="T333" style:family="text">
      <style:text-properties fo:font-size="7pt" fo:font-style="normal" officeooo:rsid="0020aad7" style:font-size-asian="7pt" style:font-style-asian="normal" style:font-size-complex="7pt" style:font-style-complex="normal"/>
    </style:style>
    <style:style style:name="T334" style:family="text">
      <style:text-properties officeooo:rsid="00315afd"/>
    </style:style>
    <style:style style:name="T335" style:family="text">
      <style:text-properties officeooo:rsid="0033501f"/>
    </style:style>
    <style:style style:name="T336" style:family="text">
      <style:text-properties officeooo:rsid="00347e3a"/>
    </style:style>
    <style:style style:name="T337" style:family="text">
      <style:text-properties officeooo:rsid="0037aaf6"/>
    </style:style>
    <style:style style:name="T338" style:family="text">
      <style:text-properties officeooo:rsid="003a48cc"/>
    </style:style>
    <style:style style:name="T339" style:family="text">
      <style:text-properties officeooo:rsid="003ca0e6"/>
    </style:style>
    <style:style style:name="T340" style:family="text">
      <style:text-properties fo:font-size="6pt" officeooo:rsid="003ca0e6" style:font-size-asian="6pt" style:font-size-complex="6pt"/>
    </style:style>
    <style:style style:name="T341" style:family="text">
      <style:text-properties fo:font-size="9pt" officeooo:rsid="003ca0e6" style:font-size-asian="9pt" style:font-size-complex="9pt"/>
    </style:style>
    <style:style style:name="T342" style:family="text">
      <style:text-properties officeooo:rsid="003d4c1e"/>
    </style:style>
    <style:style style:name="T343" style:family="text">
      <style:text-properties officeooo:rsid="003dd08d"/>
    </style:style>
    <style:style style:name="T344" style:family="text">
      <style:text-properties officeooo:rsid="003f27a7"/>
    </style:style>
    <style:style style:name="T345" style:family="text">
      <style:text-properties officeooo:rsid="003fcf52"/>
    </style:style>
    <style:style style:name="T346" style:family="text">
      <style:text-properties fo:font-style="italic" style:font-style-asian="italic" style:font-style-complex="italic"/>
    </style:style>
    <style:style style:name="T347" style:family="text">
      <style:text-properties officeooo:rsid="003ffabf"/>
    </style:style>
    <style:style style:name="T348" style:family="text">
      <style:text-properties officeooo:rsid="00482490"/>
    </style:style>
    <style:style style:name="T349" style:family="text">
      <style:text-properties officeooo:rsid="0049b0b9"/>
    </style:style>
    <style:style style:name="T350" style:family="text">
      <style:text-properties fo:background-color="transparent"/>
    </style:style>
    <style:style style:name="T351" style:family="text">
      <style:text-properties officeooo:rsid="018fb59a" fo:background-color="transparent"/>
    </style:style>
    <style:style style:name="T352" style:family="text">
      <style:text-properties officeooo:rsid="0051a89f"/>
    </style:style>
    <style:style style:name="T353" style:family="text">
      <style:text-properties style:font-name="Currier New" fo:font-size="10.5pt" officeooo:rsid="007169a4" style:font-size-asian="10.5pt" style:font-size-complex="10.5pt"/>
    </style:style>
    <style:style style:name="T354" style:family="text">
      <style:text-properties style:font-name="Courier New1" fo:font-size="10.5pt" style:font-size-asian="10.5pt" style:font-size-complex="10.5pt"/>
    </style:style>
    <style:style style:name="T355" style:family="text">
      <style:text-properties style:font-name="Courier New1" fo:font-size="8pt" officeooo:rsid="00c240f6" style:font-size-asian="8pt" style:font-size-complex="8pt"/>
    </style:style>
    <style:style style:name="T356" style:family="text">
      <style:text-properties officeooo:rsid="00528a18"/>
    </style:style>
    <style:style style:name="T357" style:family="text">
      <style:text-properties officeooo:rsid="0055efa7"/>
    </style:style>
    <style:style style:name="T358" style:family="text">
      <style:text-properties officeooo:rsid="005917a4"/>
    </style:style>
    <style:style style:name="T359" style:family="text">
      <style:text-properties officeooo:rsid="0059befd"/>
    </style:style>
    <style:style style:name="T360" style:family="text">
      <style:text-properties officeooo:rsid="005b6b8e"/>
    </style:style>
    <style:style style:name="T361" style:family="text">
      <style:text-properties officeooo:rsid="005cada9"/>
    </style:style>
    <style:style style:name="T362" style:family="text">
      <style:text-properties officeooo:rsid="005cafab"/>
    </style:style>
    <style:style style:name="T363" style:family="text">
      <style:text-properties officeooo:rsid="0060071a"/>
    </style:style>
    <style:style style:name="T364" style:family="text">
      <style:text-properties officeooo:rsid="00617597"/>
    </style:style>
    <style:style style:name="T365" style:family="text">
      <style:text-properties officeooo:rsid="0063677a"/>
    </style:style>
    <style:style style:name="T366" style:family="text">
      <style:text-properties officeooo:rsid="006887b6"/>
    </style:style>
    <style:style style:name="T367" style:family="text">
      <style:text-properties officeooo:rsid="006d834d"/>
    </style:style>
    <style:style style:name="T368" style:family="text">
      <style:text-properties officeooo:rsid="006f6e40"/>
    </style:style>
    <style:style style:name="T369" style:family="text">
      <style:text-properties officeooo:rsid="00720a57"/>
    </style:style>
    <style:style style:name="T370" style:family="text">
      <style:text-properties officeooo:rsid="0073dfa9"/>
    </style:style>
    <style:style style:name="T371" style:family="text">
      <style:text-properties officeooo:rsid="00756e2b"/>
    </style:style>
    <style:style style:name="T372" style:family="text">
      <style:text-properties officeooo:rsid="007ba28c"/>
    </style:style>
    <style:style style:name="T373" style:family="text">
      <style:text-properties officeooo:rsid="007da09d"/>
    </style:style>
    <style:style style:name="T374" style:family="text">
      <style:text-properties officeooo:rsid="007ff7bd"/>
    </style:style>
    <style:style style:name="T375" style:family="text">
      <style:text-properties officeooo:rsid="00816dbb"/>
    </style:style>
    <style:style style:name="T376" style:family="text">
      <style:text-properties officeooo:rsid="00832ebe"/>
    </style:style>
    <style:style style:name="T377" style:family="text">
      <style:text-properties officeooo:rsid="00861547"/>
    </style:style>
    <style:style style:name="T378" style:family="text">
      <style:text-properties officeooo:rsid="00876289"/>
    </style:style>
    <style:style style:name="T379" style:family="text">
      <style:text-properties officeooo:rsid="00879901"/>
    </style:style>
    <style:style style:name="T380" style:family="text">
      <style:text-properties officeooo:rsid="008abbbf"/>
    </style:style>
    <style:style style:name="T381" style:family="text">
      <style:text-properties officeooo:rsid="008cb2f9"/>
    </style:style>
    <style:style style:name="T382" style:family="text">
      <style:text-properties officeooo:rsid="008fdb4d"/>
    </style:style>
    <style:style style:name="T383" style:family="text">
      <style:text-properties officeooo:rsid="008fe5b2"/>
    </style:style>
    <style:style style:name="T384" style:family="text">
      <style:text-properties officeooo:rsid="00919e16"/>
    </style:style>
    <style:style style:name="T385" style:family="text">
      <style:text-properties officeooo:rsid="00927172"/>
    </style:style>
    <style:style style:name="T386" style:family="text">
      <style:text-properties officeooo:rsid="0093c434"/>
    </style:style>
    <style:style style:name="T387" style:family="text">
      <style:text-properties officeooo:rsid="009587a4"/>
    </style:style>
    <style:style style:name="T388" style:family="text">
      <style:text-properties officeooo:rsid="00984c19"/>
    </style:style>
    <style:style style:name="T389" style:family="text">
      <style:text-properties officeooo:rsid="009a1e56"/>
    </style:style>
    <style:style style:name="T390" style:family="text">
      <style:text-properties officeooo:rsid="009b0ae0"/>
    </style:style>
    <style:style style:name="T391" style:family="text">
      <style:text-properties officeooo:rsid="009b1a39"/>
    </style:style>
    <style:style style:name="T392" style:family="text">
      <style:text-properties officeooo:rsid="009c9e80"/>
    </style:style>
    <style:style style:name="T393" style:family="text">
      <style:text-properties officeooo:rsid="009d0e7a"/>
    </style:style>
    <style:style style:name="T394" style:family="text">
      <style:text-properties officeooo:rsid="009e4509"/>
    </style:style>
    <style:style style:name="T395" style:family="text">
      <style:text-properties officeooo:rsid="009f44ef"/>
    </style:style>
    <style:style style:name="T396" style:family="text">
      <style:text-properties officeooo:rsid="00ace5f7"/>
    </style:style>
    <style:style style:name="T397" style:family="text">
      <style:text-properties officeooo:rsid="00acf7b3"/>
    </style:style>
    <style:style style:name="T398" style:family="text">
      <style:text-properties officeooo:rsid="00ad2dd6"/>
    </style:style>
    <style:style style:name="T399" style:family="text">
      <style:text-properties officeooo:rsid="00adf3ac"/>
    </style:style>
    <style:style style:name="T400" style:family="text">
      <style:text-properties officeooo:rsid="00af66d3"/>
    </style:style>
    <style:style style:name="T401" style:family="text">
      <style:text-properties officeooo:rsid="00b17220"/>
    </style:style>
    <style:style style:name="T402" style:family="text">
      <style:text-properties officeooo:rsid="00b3fd4f"/>
    </style:style>
    <style:style style:name="T403" style:family="text">
      <style:text-properties officeooo:rsid="00b427de"/>
    </style:style>
    <style:style style:name="T404" style:family="text">
      <style:text-properties officeooo:rsid="00b4616e"/>
    </style:style>
    <style:style style:name="T405" style:family="text">
      <style:text-properties officeooo:rsid="00b9ea05"/>
    </style:style>
    <style:style style:name="T406" style:family="text">
      <style:text-properties officeooo:rsid="00ba422b"/>
    </style:style>
    <style:style style:name="T407" style:family="text">
      <style:text-properties officeooo:rsid="00bab692"/>
    </style:style>
    <style:style style:name="T408" style:family="text">
      <style:text-properties officeooo:rsid="00be9cd0"/>
    </style:style>
    <style:style style:name="T409" style:family="text">
      <style:text-properties officeooo:rsid="00c02496"/>
    </style:style>
    <style:style style:name="T410" style:family="text">
      <style:text-properties officeooo:rsid="00c0440f"/>
    </style:style>
    <style:style style:name="T411" style:family="text">
      <style:text-properties officeooo:rsid="00c1e30b"/>
    </style:style>
    <style:style style:name="T412" style:family="text">
      <style:text-properties officeooo:rsid="00c36180"/>
    </style:style>
    <style:style style:name="T413" style:family="text">
      <style:text-properties officeooo:rsid="00c898a8"/>
    </style:style>
    <style:style style:name="T414" style:family="text">
      <style:text-properties officeooo:rsid="00c98053"/>
    </style:style>
    <style:style style:name="T415" style:family="text">
      <style:text-properties officeooo:rsid="00d1a8c1"/>
    </style:style>
    <style:style style:name="T416" style:family="text">
      <style:text-properties officeooo:rsid="00d44018"/>
    </style:style>
    <style:style style:name="T417" style:family="text">
      <style:text-properties officeooo:rsid="00d5bf74"/>
    </style:style>
    <style:style style:name="T418" style:family="text">
      <style:text-properties officeooo:rsid="00d72b66"/>
    </style:style>
    <style:style style:name="T419" style:family="text">
      <style:text-properties officeooo:rsid="00d78c41"/>
    </style:style>
    <style:style style:name="T420" style:family="text">
      <style:text-properties officeooo:rsid="00d7ba0a"/>
    </style:style>
    <style:style style:name="T421" style:family="text">
      <style:text-properties officeooo:rsid="00dad57b"/>
    </style:style>
    <style:style style:name="T422" style:family="text">
      <style:text-properties officeooo:rsid="00db9b07"/>
    </style:style>
    <style:style style:name="T423" style:family="text">
      <style:text-properties officeooo:rsid="00de4ff5"/>
    </style:style>
    <style:style style:name="T424" style:family="text">
      <style:text-properties officeooo:rsid="00e09c21"/>
    </style:style>
    <style:style style:name="T425" style:family="text">
      <style:text-properties officeooo:rsid="00e22f64"/>
    </style:style>
    <style:style style:name="T426" style:family="text">
      <style:text-properties officeooo:rsid="00e7465d"/>
    </style:style>
    <style:style style:name="T427" style:family="text">
      <style:text-properties officeooo:rsid="00e7c57a"/>
    </style:style>
    <style:style style:name="T428" style:family="text">
      <style:text-properties officeooo:rsid="00ea5f1c"/>
    </style:style>
    <style:style style:name="T429" style:family="text">
      <style:text-properties officeooo:rsid="00ea7874"/>
    </style:style>
    <style:style style:name="T430" style:family="text">
      <style:text-properties officeooo:rsid="00ec689a"/>
    </style:style>
    <style:style style:name="T431" style:family="text">
      <style:text-properties officeooo:rsid="00f14baf"/>
    </style:style>
    <style:style style:name="T432" style:family="text">
      <style:text-properties officeooo:rsid="00f2cedd"/>
    </style:style>
    <style:style style:name="T433" style:family="text">
      <style:text-properties officeooo:rsid="00f6213e"/>
    </style:style>
    <style:style style:name="T434" style:family="text">
      <style:text-properties officeooo:rsid="00f683e1"/>
    </style:style>
    <style:style style:name="T435" style:family="text">
      <style:text-properties officeooo:rsid="00f87ca8"/>
    </style:style>
    <style:style style:name="T436" style:family="text">
      <style:text-properties officeooo:rsid="00fc37ca"/>
    </style:style>
    <style:style style:name="T437" style:family="text">
      <style:text-properties officeooo:rsid="00fcacc9"/>
    </style:style>
    <style:style style:name="T438" style:family="text">
      <style:text-properties officeooo:rsid="0105a407"/>
    </style:style>
    <style:style style:name="T439" style:family="text">
      <style:text-properties officeooo:rsid="0106834b"/>
    </style:style>
    <style:style style:name="T440" style:family="text">
      <style:text-properties officeooo:rsid="01083dd9"/>
    </style:style>
    <style:style style:name="T441" style:family="text">
      <style:text-properties officeooo:rsid="01084d92"/>
    </style:style>
    <style:style style:name="T442" style:family="text">
      <style:text-properties officeooo:rsid="010a3610"/>
    </style:style>
    <style:style style:name="T443" style:family="text">
      <style:text-properties officeooo:rsid="010b7c10"/>
    </style:style>
    <style:style style:name="T444" style:family="text">
      <style:text-properties officeooo:rsid="010c766c"/>
    </style:style>
    <style:style style:name="T445" style:family="text">
      <style:text-properties officeooo:rsid="010e265d"/>
    </style:style>
    <style:style style:name="T446" style:family="text">
      <style:text-properties officeooo:rsid="011237bc"/>
    </style:style>
    <style:style style:name="T447" style:family="text">
      <style:text-properties officeooo:rsid="011613a7"/>
    </style:style>
    <style:style style:name="T448" style:family="text">
      <style:text-properties officeooo:rsid="01179c13"/>
    </style:style>
    <style:style style:name="T449" style:family="text">
      <style:text-properties officeooo:rsid="0119447e"/>
    </style:style>
    <style:style style:name="T450" style:family="text">
      <style:text-properties fo:color="#800000"/>
    </style:style>
    <style:style style:name="T451" style:family="text">
      <style:text-properties fo:color="#800000" fo:font-weight="bold"/>
    </style:style>
    <style:style style:name="T452" style:family="text">
      <style:text-properties fo:color="#800000" fo:font-weight="bold" officeooo:rsid="01128c82"/>
    </style:style>
    <style:style style:name="T453" style:family="text">
      <style:text-properties fo:color="#800000" fo:font-weight="bold" fo:background-color="#ffffe8"/>
    </style:style>
    <style:style style:name="T454" style:family="text">
      <style:text-properties fo:color="#800000" fo:font-weight="bold" officeooo:rsid="01735265" fo:background-color="#ffffe8"/>
    </style:style>
    <style:style style:name="T455" style:family="text">
      <style:text-properties fo:color="#800000" fo:font-weight="bold" officeooo:rsid="01209afe"/>
    </style:style>
    <style:style style:name="T456" style:family="text">
      <style:text-properties fo:color="#800000" fo:font-weight="bold" officeooo:rsid="012edbff"/>
    </style:style>
    <style:style style:name="T457" style:family="text">
      <style:text-properties fo:color="#800000" fo:font-weight="bold" officeooo:rsid="01328ef2"/>
    </style:style>
    <style:style style:name="T458" style:family="text">
      <style:text-properties fo:color="#800000" fo:font-weight="bold" officeooo:rsid="013cc982"/>
    </style:style>
    <style:style style:name="T459" style:family="text">
      <style:text-properties fo:color="#800000" fo:font-weight="bold" officeooo:rsid="01460d94"/>
    </style:style>
    <style:style style:name="T460" style:family="text">
      <style:text-properties fo:color="#800000" fo:font-weight="bold" officeooo:rsid="01784684"/>
    </style:style>
    <style:style style:name="T461" style:family="text">
      <style:text-properties fo:color="#800000" fo:font-weight="bold" officeooo:rsid="0190f486"/>
    </style:style>
    <style:style style:name="T462" style:family="text">
      <style:text-properties fo:color="#800000" style:font-name="Courier New1" fo:font-size="10.5pt" fo:font-weight="bold" officeooo:rsid="00630e07" fo:background-color="transparent" style:font-size-asian="10.5pt" style:font-size-complex="10.5pt"/>
    </style:style>
    <style:style style:name="T463" style:family="text">
      <style:text-properties fo:color="#800000" style:font-name="Courier New1" fo:font-size="10pt" officeooo:rsid="01735265" fo:background-color="#ffffe8" style:font-size-asian="10pt" style:font-weight-asian="normal" style:font-size-complex="10pt" style:font-weight-complex="normal"/>
    </style:style>
    <style:style style:name="T464" style:family="text">
      <style:text-properties fo:color="#800000" fo:font-size="10.5pt" fo:language="es" fo:country="EC" fo:font-weight="bold" officeooo:rsid="012edbff" style:font-size-asian="10.5pt" style:font-size-complex="10.5pt"/>
    </style:style>
    <style:style style:name="T465" style:family="text">
      <style:text-properties fo:color="#800000" fo:language="es" fo:country="EC" fo:font-weight="bold" officeooo:rsid="013f7438"/>
    </style:style>
    <style:style style:name="T466" style:family="text">
      <style:text-properties fo:color="#800000" fo:language="es" fo:country="EC" fo:font-weight="bold" officeooo:rsid="01454982"/>
    </style:style>
    <style:style style:name="T467" style:family="text">
      <style:text-properties fo:color="#800000" fo:language="es" fo:country="EC" fo:font-weight="bold" officeooo:rsid="01460d94" style:font-weight-asian="bold"/>
    </style:style>
    <style:style style:name="T468" style:family="text">
      <style:text-properties fo:color="#800000" fo:language="es" fo:country="EC" fo:font-weight="bold" officeooo:rsid="0148bc9b" style:font-weight-asian="bold"/>
    </style:style>
    <style:style style:name="T469" style:family="text">
      <style:text-properties fo:color="#800000" fo:background-color="#ffffe8"/>
    </style:style>
    <style:style style:name="T470" style:family="text">
      <style:text-properties fo:color="#800000" officeooo:rsid="01859117" style:font-weight-asian="normal" style:font-weight-complex="normal"/>
    </style:style>
    <style:style style:name="T471" style:family="text">
      <style:text-properties fo:color="#800000" officeooo:rsid="01878db6" style:font-weight-asian="normal" style:font-weight-complex="normal"/>
    </style:style>
    <style:style style:name="T472" style:family="text">
      <style:text-properties fo:color="#800000" officeooo:rsid="018a25da" style:font-weight-asian="normal" style:font-weight-complex="normal"/>
    </style:style>
    <style:style style:name="T473" style:family="text">
      <style:text-properties fo:color="#800000" officeooo:rsid="018ceb00" style:font-weight-asian="normal" style:font-weight-complex="normal"/>
    </style:style>
    <style:style style:name="T474" style:family="text">
      <style:text-properties fo:color="#800000" officeooo:rsid="018fb59a" style:font-weight-asian="normal" style:font-weight-complex="normal"/>
    </style:style>
    <style:style style:name="T475" style:family="text">
      <style:text-properties fo:color="#800000" officeooo:rsid="0195302c" style:font-weight-asian="normal" style:font-weight-complex="normal"/>
    </style:style>
    <style:style style:name="T476" style:family="text">
      <style:text-properties fo:color="#808030"/>
    </style:style>
    <style:style style:name="T477" style:family="text">
      <style:text-properties fo:color="#808030" officeooo:rsid="01128c82"/>
    </style:style>
    <style:style style:name="T478" style:family="text">
      <style:text-properties fo:color="#808030" fo:background-color="#ffffe8"/>
    </style:style>
    <style:style style:name="T479" style:family="text">
      <style:text-properties fo:color="#808030" officeooo:rsid="01735265" fo:background-color="#ffffe8"/>
    </style:style>
    <style:style style:name="T480" style:family="text">
      <style:text-properties fo:color="#808030" style:font-name="Courier New1" fo:font-size="10.5pt" officeooo:rsid="00630e07" fo:background-color="transparent" style:font-size-asian="10.5pt" style:font-size-complex="10.5pt"/>
    </style:style>
    <style:style style:name="T481" style:family="text">
      <style:text-properties fo:color="#808030" style:font-name="Courier New1" fo:font-size="10pt" fo:font-weight="normal" officeooo:rsid="01735265" fo:background-color="#ffffe8" style:font-size-asian="10pt" style:font-weight-asian="normal" style:font-size-complex="10pt" style:font-weight-complex="normal"/>
    </style:style>
    <style:style style:name="T482" style:family="text">
      <style:text-properties fo:color="#808030" fo:font-size="10.5pt" fo:language="es" fo:country="EC" officeooo:rsid="012d3c2f" style:font-size-asian="10.5pt" style:font-size-complex="10.5pt"/>
    </style:style>
    <style:style style:name="T483" style:family="text">
      <style:text-properties fo:color="#808030" fo:font-weight="normal" officeooo:rsid="01209afe" style:font-weight-asian="normal" style:font-weight-complex="normal"/>
    </style:style>
    <style:style style:name="T484" style:family="text">
      <style:text-properties fo:color="#808030" fo:font-weight="normal" officeooo:rsid="01859117" style:font-weight-asian="normal" style:font-weight-complex="normal"/>
    </style:style>
    <style:style style:name="T485" style:family="text">
      <style:text-properties fo:color="#808030" fo:font-weight="normal" officeooo:rsid="01878db6" style:font-weight-asian="normal" style:font-weight-complex="normal"/>
    </style:style>
    <style:style style:name="T486" style:family="text">
      <style:text-properties fo:color="#808030" fo:font-weight="normal" officeooo:rsid="018a25da" style:font-weight-asian="normal" style:font-weight-complex="normal"/>
    </style:style>
    <style:style style:name="T487" style:family="text">
      <style:text-properties fo:color="#808030" fo:font-weight="normal" officeooo:rsid="018ceb00" style:font-weight-asian="normal" style:font-weight-complex="normal"/>
    </style:style>
    <style:style style:name="T488" style:family="text">
      <style:text-properties fo:color="#808030" fo:font-weight="normal" officeooo:rsid="018fb59a" style:font-weight-asian="normal" style:font-weight-complex="normal"/>
    </style:style>
    <style:style style:name="T489" style:family="text">
      <style:text-properties fo:color="#808030" fo:font-weight="normal" officeooo:rsid="0195302c" style:font-weight-asian="normal" style:font-weight-complex="normal"/>
    </style:style>
    <style:style style:name="T490" style:family="text">
      <style:text-properties fo:color="#808030" fo:language="es" fo:country="EC" officeooo:rsid="01454982"/>
    </style:style>
    <style:style style:name="T491" style:family="text">
      <style:text-properties fo:color="#808030" officeooo:rsid="01784684"/>
    </style:style>
    <style:style style:name="T492" style:family="text">
      <style:text-properties fo:color="#808030" officeooo:rsid="0190f486"/>
    </style:style>
    <style:style style:name="T493" style:family="text">
      <style:text-properties fo:color="#808030" officeooo:rsid="01915411"/>
    </style:style>
    <style:style style:name="T494" style:family="text">
      <style:text-properties fo:color="#008c00"/>
    </style:style>
    <style:style style:name="T495" style:family="text">
      <style:text-properties fo:color="#008c00" fo:font-size="10.5pt" fo:language="es" fo:country="EC" officeooo:rsid="012d3c2f" style:font-size-asian="10.5pt" style:font-size-complex="10.5pt"/>
    </style:style>
    <style:style style:name="T496" style:family="text">
      <style:text-properties fo:background-color="#ffffe8"/>
    </style:style>
    <style:style style:name="T497" style:family="text">
      <style:text-properties officeooo:rsid="01735265" fo:background-color="#ffffe8"/>
    </style:style>
    <style:style style:name="T498" style:family="text">
      <style:text-properties officeooo:rsid="01784684" fo:background-color="#ffffe8"/>
    </style:style>
    <style:style style:name="T499" style:family="text">
      <style:text-properties fo:color="#5f5035"/>
    </style:style>
    <style:style style:name="T500" style:family="text">
      <style:text-properties fo:color="#5f5035" fo:font-size="10pt" fo:font-weight="normal" officeooo:rsid="0068ae1e" fo:background-color="#ffffe8" style:font-size-asian="10pt" style:font-weight-asian="normal" style:font-size-complex="10pt" style:font-weight-complex="normal"/>
    </style:style>
    <style:style style:name="T501" style:family="text">
      <style:text-properties fo:color="#5f5035" fo:background-color="#ffffe8"/>
    </style:style>
    <style:style style:name="T502" style:family="text">
      <style:text-properties fo:color="#5f5035" officeooo:rsid="01735265" fo:background-color="#ffffe8"/>
    </style:style>
    <style:style style:name="T503" style:family="text">
      <style:text-properties fo:color="#5f5035" officeooo:rsid="01784684"/>
    </style:style>
    <style:style style:name="T504" style:family="text">
      <style:text-properties fo:color="#5f5035" fo:font-weight="normal" officeooo:rsid="01859117" style:font-weight-asian="normal" style:font-weight-complex="normal"/>
    </style:style>
    <style:style style:name="T505" style:family="text">
      <style:text-properties fo:color="#5f5035" fo:font-weight="normal" officeooo:rsid="01878db6" style:font-weight-asian="normal" style:font-weight-complex="normal"/>
    </style:style>
    <style:style style:name="T506" style:family="text">
      <style:text-properties fo:color="#5f5035" fo:font-weight="normal" officeooo:rsid="018a25da" style:font-weight-asian="normal" style:font-weight-complex="normal"/>
    </style:style>
    <style:style style:name="T507" style:family="text">
      <style:text-properties fo:color="#5f5035" fo:font-weight="normal" officeooo:rsid="018ceb00" style:font-weight-asian="normal" style:font-weight-complex="normal"/>
    </style:style>
    <style:style style:name="T508" style:family="text">
      <style:text-properties fo:color="#5f5035" fo:font-weight="normal" officeooo:rsid="018fb59a" style:font-weight-asian="normal" style:font-weight-complex="normal"/>
    </style:style>
    <style:style style:name="T509" style:family="text">
      <style:text-properties fo:color="#5f5035" fo:font-weight="normal" officeooo:rsid="0195302c" style:font-weight-asian="normal" style:font-weight-complex="normal"/>
    </style:style>
    <style:style style:name="T510" style:family="text">
      <style:text-properties fo:color="#5f5035" officeooo:rsid="0190f486"/>
    </style:style>
    <style:style style:name="T511" style:family="text">
      <style:text-properties fo:color="#797997"/>
    </style:style>
    <style:style style:name="T512" style:family="text">
      <style:text-properties fo:color="#797997" fo:background-color="#ffffe8"/>
    </style:style>
    <style:style style:name="T513" style:family="text">
      <style:text-properties fo:color="#797997" officeooo:rsid="011b29c5" fo:background-color="#ffffe8"/>
    </style:style>
    <style:style style:name="T514" style:family="text">
      <style:text-properties fo:color="#797997" fo:font-size="10.5pt" fo:language="es" fo:country="EC" officeooo:rsid="012d3c2f" style:font-size-asian="10.5pt" style:font-size-complex="10.5pt"/>
    </style:style>
    <style:style style:name="T515" style:family="text">
      <style:text-properties fo:color="#797997" officeooo:rsid="01915411"/>
    </style:style>
    <style:style style:name="T516" style:family="text">
      <style:text-properties fo:color="#0000e6"/>
    </style:style>
    <style:style style:name="T517" style:family="text">
      <style:text-properties fo:color="#0000e6" fo:background-color="#ffffe8"/>
    </style:style>
    <style:style style:name="T518" style:family="text">
      <style:text-properties fo:color="#0000e6" officeooo:rsid="01735265" fo:background-color="#ffffe8"/>
    </style:style>
    <style:style style:name="T519" style:family="text">
      <style:text-properties fo:color="#0000e6" style:font-name="Courier New1" fo:font-size="10pt" fo:font-weight="normal" officeooo:rsid="01735265" fo:background-color="#ffffe8" style:font-size-asian="10pt" style:font-weight-asian="normal" style:font-size-complex="10pt" style:font-weight-complex="normal"/>
    </style:style>
    <style:style style:name="T520" style:family="text">
      <style:text-properties fo:color="#0000e6" officeooo:rsid="01784684"/>
    </style:style>
    <style:style style:name="T521" style:family="text">
      <style:text-properties fo:color="#0000e6" fo:font-weight="normal" officeooo:rsid="01859117" style:font-weight-asian="normal" style:font-weight-complex="normal"/>
    </style:style>
    <style:style style:name="T522" style:family="text">
      <style:text-properties fo:color="#0000e6" fo:font-weight="normal" officeooo:rsid="01878db6" style:font-weight-asian="normal" style:font-weight-complex="normal"/>
    </style:style>
    <style:style style:name="T523" style:family="text">
      <style:text-properties fo:color="#0000e6" fo:font-weight="normal" officeooo:rsid="018a25da" style:font-weight-asian="normal" style:font-weight-complex="normal"/>
    </style:style>
    <style:style style:name="T524" style:family="text">
      <style:text-properties fo:color="#0000e6" fo:font-weight="normal" officeooo:rsid="018ceb00" style:font-weight-asian="normal" style:font-weight-complex="normal"/>
    </style:style>
    <style:style style:name="T525" style:family="text">
      <style:text-properties fo:color="#0000e6" fo:font-weight="normal" officeooo:rsid="018fb59a" style:font-weight-asian="normal" style:font-weight-complex="normal"/>
    </style:style>
    <style:style style:name="T526" style:family="text">
      <style:text-properties fo:color="#0000e6" fo:font-weight="normal" officeooo:rsid="0195302c" style:font-weight-asian="normal" style:font-weight-complex="normal"/>
    </style:style>
    <style:style style:name="T527" style:family="text">
      <style:text-properties fo:color="#0000e6" officeooo:rsid="0190f486"/>
    </style:style>
    <style:style style:name="T528" style:family="text">
      <style:text-properties fo:color="#0000e6" officeooo:rsid="01915411"/>
    </style:style>
    <style:style style:name="T529" style:family="text">
      <style:text-properties fo:color="#0000e6" officeooo:rsid="019163e4"/>
    </style:style>
    <style:style style:name="T530" style:family="text">
      <style:text-properties fo:color="#800080"/>
    </style:style>
    <style:style style:name="T531" style:family="text">
      <style:text-properties fo:color="#800080" fo:background-color="#ffffe8"/>
    </style:style>
    <style:style style:name="T532" style:family="text">
      <style:text-properties fo:color="#800080" officeooo:rsid="01735265" fo:background-color="#ffffe8"/>
    </style:style>
    <style:style style:name="T533" style:family="text">
      <style:text-properties fo:color="#800080" style:font-name="Courier New1" fo:font-size="10.5pt" officeooo:rsid="00630e07" fo:background-color="transparent" style:font-size-asian="10.5pt" style:font-size-complex="10.5pt"/>
    </style:style>
    <style:style style:name="T534" style:family="text">
      <style:text-properties fo:color="#800080" style:font-name="Courier New1" fo:font-size="10pt" fo:font-weight="normal" officeooo:rsid="01735265" fo:background-color="#ffffe8" style:font-size-asian="10pt" style:font-weight-asian="normal" style:font-size-complex="10pt" style:font-weight-complex="normal"/>
    </style:style>
    <style:style style:name="T535" style:family="text">
      <style:text-properties fo:color="#800080" fo:font-size="10.5pt" fo:language="es" fo:country="EC" officeooo:rsid="012d3c2f" style:font-size-asian="10.5pt" style:font-size-complex="10.5pt"/>
    </style:style>
    <style:style style:name="T536" style:family="text">
      <style:text-properties fo:color="#800080" officeooo:rsid="013cc982"/>
    </style:style>
    <style:style style:name="T537" style:family="text">
      <style:text-properties fo:color="#800080" officeooo:rsid="01784684"/>
    </style:style>
    <style:style style:name="T538" style:family="text">
      <style:text-properties fo:color="#800080" fo:font-weight="normal" officeooo:rsid="01859117" style:font-weight-asian="normal" style:font-weight-complex="normal"/>
    </style:style>
    <style:style style:name="T539" style:family="text">
      <style:text-properties fo:color="#800080" fo:font-weight="normal" officeooo:rsid="01878db6" style:font-weight-asian="normal" style:font-weight-complex="normal"/>
    </style:style>
    <style:style style:name="T540" style:family="text">
      <style:text-properties fo:color="#800080" fo:font-weight="normal" officeooo:rsid="018a25da" style:font-weight-asian="normal" style:font-weight-complex="normal"/>
    </style:style>
    <style:style style:name="T541" style:family="text">
      <style:text-properties fo:color="#800080" fo:font-weight="normal" officeooo:rsid="018ceb00" style:font-weight-asian="normal" style:font-weight-complex="normal"/>
    </style:style>
    <style:style style:name="T542" style:family="text">
      <style:text-properties fo:color="#800080" fo:font-weight="normal" officeooo:rsid="018fb59a" style:font-weight-asian="normal" style:font-weight-complex="normal"/>
    </style:style>
    <style:style style:name="T543" style:family="text">
      <style:text-properties fo:color="#800080" fo:font-weight="normal" officeooo:rsid="0195302c" style:font-weight-asian="normal" style:font-weight-complex="normal"/>
    </style:style>
    <style:style style:name="T544" style:family="text">
      <style:text-properties fo:color="#800080" officeooo:rsid="0190f486"/>
    </style:style>
    <style:style style:name="T545" style:family="text">
      <style:text-properties fo:color="#800080" officeooo:rsid="01915411"/>
    </style:style>
    <style:style style:name="T546" style:family="text">
      <style:text-properties fo:color="#bb7977"/>
    </style:style>
    <style:style style:name="T547" style:family="text">
      <style:text-properties fo:color="#bb7977" fo:background-color="#ffffe8"/>
    </style:style>
    <style:style style:name="T548" style:family="text">
      <style:text-properties officeooo:rsid="011b29c5"/>
    </style:style>
    <style:style style:name="T549" style:family="text">
      <style:text-properties officeooo:rsid="01209afe"/>
    </style:style>
    <style:style style:name="T550" style:family="text">
      <style:text-properties officeooo:rsid="01328ef2"/>
    </style:style>
    <style:style style:name="T551" style:family="text">
      <style:text-properties fo:color="#400000"/>
    </style:style>
    <style:style style:name="T552" style:family="text">
      <style:text-properties fo:color="#400000" fo:background-color="#ffffe8"/>
    </style:style>
    <style:style style:name="T553" style:family="text">
      <style:text-properties fo:color="#400000" officeooo:rsid="01735265" fo:background-color="#ffffe8"/>
    </style:style>
    <style:style style:name="T554" style:family="text">
      <style:text-properties fo:color="#400000" style:font-name="Courier New1" fo:font-size="10pt" fo:font-weight="normal" officeooo:rsid="01735265" fo:background-color="#ffffe8" style:font-size-asian="10pt" style:font-weight-asian="normal" style:font-size-complex="10pt" style:font-weight-complex="normal"/>
    </style:style>
    <style:style style:name="T555" style:family="text">
      <style:text-properties fo:color="#400000" officeooo:rsid="01784684"/>
    </style:style>
    <style:style style:name="T556" style:family="text">
      <style:text-properties fo:color="#400000" fo:font-weight="normal" officeooo:rsid="01859117" style:font-weight-asian="normal" style:font-weight-complex="normal"/>
    </style:style>
    <style:style style:name="T557" style:family="text">
      <style:text-properties fo:color="#400000" fo:font-weight="normal" officeooo:rsid="01878db6" style:font-weight-asian="normal" style:font-weight-complex="normal"/>
    </style:style>
    <style:style style:name="T558" style:family="text">
      <style:text-properties fo:color="#400000" fo:font-weight="normal" officeooo:rsid="018a25da" style:font-weight-asian="normal" style:font-weight-complex="normal"/>
    </style:style>
    <style:style style:name="T559" style:family="text">
      <style:text-properties fo:color="#400000" fo:font-weight="normal" officeooo:rsid="018ceb00" style:font-weight-asian="normal" style:font-weight-complex="normal"/>
    </style:style>
    <style:style style:name="T560" style:family="text">
      <style:text-properties fo:color="#400000" fo:font-weight="normal" officeooo:rsid="018fb59a" style:font-weight-asian="normal" style:font-weight-complex="normal"/>
    </style:style>
    <style:style style:name="T561" style:family="text">
      <style:text-properties fo:color="#400000" fo:font-weight="normal" officeooo:rsid="0195302c" style:font-weight-asian="normal" style:font-weight-complex="normal"/>
    </style:style>
    <style:style style:name="T562" style:family="text">
      <style:text-properties fo:color="#400000" officeooo:rsid="0190f486"/>
    </style:style>
    <style:style style:name="T563" style:family="text">
      <style:text-properties fo:color="#074726"/>
    </style:style>
    <style:style style:name="T564" style:family="text">
      <style:text-properties officeooo:rsid="01345669"/>
    </style:style>
    <style:style style:name="T565" style:family="text">
      <style:text-properties fo:background-color="#ffffff"/>
    </style:style>
    <style:style style:name="T566" style:family="text">
      <style:text-properties fo:color="#696969"/>
    </style:style>
    <style:style style:name="T567" style:family="text">
      <style:text-properties fo:color="#696969" style:font-name="Courier New" fo:font-size="10.5pt" fo:language="es" fo:country="EC" style:font-name-asian="Times New Roman1" style:font-size-asian="10.5pt" style:language-asian="es" style:country-asian="EC" style:font-name-complex="Courier New3" style:font-size-complex="10.5pt"/>
    </style:style>
    <style:style style:name="T568" style:family="text">
      <style:text-properties fo:color="#696969" fo:background-color="#ffffe8"/>
    </style:style>
    <style:style style:name="T569" style:family="text">
      <style:text-properties officeooo:rsid="0137d7d3"/>
    </style:style>
    <style:style style:name="T570" style:family="text">
      <style:text-properties officeooo:rsid="013b3f57"/>
    </style:style>
    <style:style style:name="T571" style:family="text">
      <style:text-properties officeooo:rsid="013cc982"/>
    </style:style>
    <style:style style:name="T572" style:family="text">
      <style:text-properties officeooo:rsid="013d263b"/>
    </style:style>
    <style:style style:name="T573" style:family="text">
      <style:text-properties fo:color="#008000"/>
    </style:style>
    <style:style style:name="T574" style:family="text">
      <style:text-properties officeooo:rsid="013d5895"/>
    </style:style>
    <style:style style:name="T575" style:family="text">
      <style:text-properties officeooo:rsid="01454982"/>
    </style:style>
    <style:style style:name="T576" style:family="text">
      <style:text-properties officeooo:rsid="01460d94"/>
    </style:style>
    <style:style style:name="T577" style:family="text">
      <style:text-properties officeooo:rsid="014e7d47" style:font-weight-complex="normal"/>
    </style:style>
    <style:style style:name="T578" style:family="text">
      <style:text-properties officeooo:rsid="0150a9aa" style:font-weight-complex="normal"/>
    </style:style>
    <style:style style:name="T579" style:family="text">
      <style:text-properties officeooo:rsid="0151b6c1" style:font-weight-complex="normal"/>
    </style:style>
    <style:style style:name="T580" style:family="text">
      <style:text-properties officeooo:rsid="01535433" style:font-weight-complex="normal"/>
    </style:style>
    <style:style style:name="T581" style:family="text">
      <style:text-properties officeooo:rsid="0154eb63" style:font-weight-complex="normal"/>
    </style:style>
    <style:style style:name="T582" style:family="text">
      <style:text-properties officeooo:rsid="0155e178" style:font-weight-complex="normal"/>
    </style:style>
    <style:style style:name="T583" style:family="text">
      <style:text-properties officeooo:rsid="01572961" style:font-weight-complex="normal"/>
    </style:style>
    <style:style style:name="T584" style:family="text">
      <style:text-properties officeooo:rsid="0174b4d1" style:font-weight-complex="normal"/>
    </style:style>
    <style:style style:name="T585" style:family="text">
      <style:text-properties officeooo:rsid="017651f9" style:font-weight-complex="normal"/>
    </style:style>
    <style:style style:name="T586" style:family="text">
      <style:text-properties officeooo:rsid="0177805e" style:font-weight-complex="normal"/>
    </style:style>
    <style:style style:name="T587" style:family="text">
      <style:text-properties officeooo:rsid="019591c8" style:font-weight-complex="normal"/>
    </style:style>
    <style:style style:name="T588" style:family="text">
      <style:text-properties officeooo:rsid="0157a722"/>
    </style:style>
    <style:style style:name="T589" style:family="text">
      <style:text-properties officeooo:rsid="015815f5"/>
    </style:style>
    <style:style style:name="T590" style:family="text">
      <style:text-properties officeooo:rsid="01583652"/>
    </style:style>
    <style:style style:name="T591" style:family="text">
      <style:text-properties officeooo:rsid="015bd5c3"/>
    </style:style>
    <style:style style:name="T592" style:family="text">
      <style:text-properties officeooo:rsid="015cd498"/>
    </style:style>
    <style:style style:name="T593" style:family="text">
      <style:text-properties officeooo:rsid="015dd836"/>
    </style:style>
    <style:style style:name="T594" style:family="text">
      <style:text-properties officeooo:rsid="015efc01"/>
    </style:style>
    <style:style style:name="T595" style:family="text">
      <style:text-properties officeooo:rsid="015fe4c0"/>
    </style:style>
    <style:style style:name="T596" style:family="text">
      <style:text-properties officeooo:rsid="016162e4"/>
    </style:style>
    <style:style style:name="T597" style:family="text">
      <style:text-properties officeooo:rsid="01637250"/>
    </style:style>
    <style:style style:name="T598" style:family="text">
      <style:text-properties officeooo:rsid="0165e23f"/>
    </style:style>
    <style:style style:name="T599" style:family="text">
      <style:text-properties fo:color="#2323dc" style:font-name="Courier New1" fo:font-size="10pt" fo:font-weight="normal" officeooo:rsid="0168f1df" style:font-size-asian="10pt" style:font-weight-asian="normal" style:font-size-complex="10pt" style:font-weight-complex="normal"/>
    </style:style>
    <style:style style:name="T600" style:family="text">
      <style:text-properties fo:color="#2323dc" style:font-name="Courier New1" fo:font-size="10pt" fo:font-weight="normal" officeooo:rsid="016b0417" style:font-size-asian="10pt" style:font-weight-asian="normal" style:font-size-complex="10pt"/>
    </style:style>
    <style:style style:name="T601" style:family="text">
      <style:text-properties fo:color="#b84700" style:font-name="Courier New1" fo:font-size="10pt" fo:font-weight="normal" officeooo:rsid="0168f1df" style:font-size-asian="10pt" style:font-weight-asian="normal" style:font-size-complex="10pt" style:font-weight-complex="normal"/>
    </style:style>
    <style:style style:name="T602" style:family="text">
      <style:text-properties fo:color="#b84700" style:font-name="Courier New1" fo:font-size="10pt" fo:font-weight="normal" officeooo:rsid="016b0417" style:font-size-asian="10pt" style:font-weight-asian="normal" style:font-size-complex="10pt"/>
    </style:style>
    <style:style style:name="T603" style:family="text">
      <style:text-properties fo:color="#004a4a" style:font-name="Courier New1" fo:font-size="10pt" fo:font-weight="normal" officeooo:rsid="0168f1df" style:font-size-asian="10pt" style:font-weight-asian="normal" style:font-size-complex="10pt" style:font-weight-complex="normal"/>
    </style:style>
    <style:style style:name="T604" style:family="text">
      <style:text-properties fo:color="#004a4a" style:font-name="Courier New1" fo:font-size="10pt" fo:font-weight="normal" officeooo:rsid="0168f1df" style:font-size-asian="10pt" style:font-weight-asian="normal" style:font-size-complex="10pt"/>
    </style:style>
    <style:style style:name="T605" style:family="text">
      <style:text-properties fo:color="#004a4a" style:font-name="Courier New1" fo:font-size="10pt" fo:font-weight="normal" officeooo:rsid="016b0417" style:font-size-asian="10pt" style:font-weight-asian="normal" style:font-size-complex="10pt"/>
    </style:style>
    <style:style style:name="T606" style:family="text">
      <style:text-properties officeooo:rsid="016b0417" style:font-weight-complex="bold"/>
    </style:style>
    <style:style style:name="T607" style:family="text">
      <style:text-properties officeooo:rsid="017a2854" style:font-weight-complex="bold"/>
    </style:style>
    <style:style style:name="T608" style:family="text">
      <style:text-properties officeooo:rsid="01859117" style:font-weight-complex="bold"/>
    </style:style>
    <style:style style:name="T609" style:family="text">
      <style:text-properties officeooo:rsid="018a25da" style:font-weight-complex="bold"/>
    </style:style>
    <style:style style:name="T610" style:family="text">
      <style:text-properties officeooo:rsid="018e2456" style:font-weight-complex="bold"/>
    </style:style>
    <style:style style:name="T611" style:family="text">
      <style:text-properties officeooo:rsid="018fb59a" style:font-weight-complex="bold"/>
    </style:style>
    <style:style style:name="T612" style:family="text">
      <style:text-properties officeooo:rsid="01735265"/>
    </style:style>
    <style:style style:name="T613" style:family="text">
      <style:text-properties officeooo:rsid="01784684"/>
    </style:style>
    <style:style style:name="T614" style:family="text">
      <style:text-properties officeooo:rsid="0179055c"/>
    </style:style>
    <style:style style:name="T615" style:family="text">
      <style:text-properties officeooo:rsid="017a2854"/>
    </style:style>
    <style:style style:name="T616" style:family="text">
      <style:text-properties officeooo:rsid="017af335"/>
    </style:style>
    <style:style style:name="T617" style:family="text">
      <style:text-properties officeooo:rsid="017cc4da"/>
    </style:style>
    <style:style style:name="T618" style:family="text">
      <style:text-properties officeooo:rsid="017eac89"/>
    </style:style>
    <style:style style:name="T619" style:family="text">
      <style:text-properties officeooo:rsid="017ebd6e"/>
    </style:style>
    <style:style style:name="T620" style:family="text">
      <style:text-properties officeooo:rsid="017fe594"/>
    </style:style>
    <style:style style:name="T621" style:family="text">
      <style:text-properties officeooo:rsid="01806cb5"/>
    </style:style>
    <style:style style:name="T622" style:family="text">
      <style:text-properties officeooo:rsid="0181d9d3"/>
    </style:style>
    <style:style style:name="T623" style:family="text">
      <style:text-properties officeooo:rsid="0183bd1c"/>
    </style:style>
    <style:style style:name="T624" style:family="text">
      <style:text-properties officeooo:rsid="01859117"/>
    </style:style>
    <style:style style:name="T625" style:family="text">
      <style:text-properties officeooo:rsid="0187721a"/>
    </style:style>
    <style:style style:name="T626" style:family="text">
      <style:text-properties officeooo:rsid="01878db6"/>
    </style:style>
    <style:style style:name="T627" style:family="text">
      <style:text-properties officeooo:rsid="018a25da"/>
    </style:style>
    <style:style style:name="T628" style:family="text">
      <style:text-properties officeooo:rsid="018ceb00"/>
    </style:style>
    <style:style style:name="T629" style:family="text">
      <style:text-properties officeooo:rsid="018fb59a"/>
    </style:style>
    <style:style style:name="T630" style:family="text">
      <style:text-properties officeooo:rsid="0190f486"/>
    </style:style>
    <style:style style:name="T631" style:family="text">
      <style:text-properties officeooo:rsid="01915411"/>
    </style:style>
    <style:style style:name="T632" style:family="text">
      <style:text-properties officeooo:rsid="019163e4"/>
    </style:style>
    <style:style style:name="T633" style:family="text">
      <style:text-properties officeooo:rsid="01934d99"/>
    </style:style>
    <style:style style:name="T634" style:family="text">
      <style:text-properties officeooo:rsid="01938117"/>
    </style:style>
    <style:style style:name="T635" style:family="text">
      <style:text-properties officeooo:rsid="0195302c"/>
    </style:style>
    <style:style style:name="T636" style:family="text">
      <style:text-properties officeooo:rsid="019591c8"/>
    </style:style>
    <style:style style:name="T637" style:family="text">
      <style:text-properties officeooo:rsid="01965c2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fo:background-color="transparent" style:background-transparency="100%" fo:padding="0.049cm" fo:border="0.06pt solid #729fcf"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729fcf"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09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3">P2Convenciones:</text:p>
      <text:list xml:id="list4390613176249672833" text:style-name="WWNum1">
        <text:list-item>
          <text:p text:style-name="P619">Las referencias vyan entre corchetes <text:s/>y en una barra verde a la derecha</text:p>
        </text:list-item>
        <text:list-item>
          <text:p text:style-name="P620">El código fuente debe ir formateado y coloreado y con fuente <text:span text:style-name="T356">Courier New a 10.5 </text:span><text:s/><text:span text:style-name="T352">el codigo php esta formateado como basic y html como xml</text:span></text:p>
        </text:list-item>
        <text:list-item>
          <text:p text:style-name="P619">Notas aparecen rodeada de dos líneas <text:s/>con letras azules</text:p>
        </text:list-item>
        <text:list-item>
          <text:p text:style-name="P619">Todas las clases tienen nombres con la primera en mayúsculas</text:p>
        </text:list-item>
        <text:list-item>
          <text:p text:style-name="P619">El nombre de las funciones o métodos siguen la regla de estilo camelCase a excepción los de los controladores </text:p>
        </text:list-item>
        <text:list-item>
          <text:p text:style-name="P619">Las observaciones dela vida real están en plomo y empiezan con la palabra Observacion</text:p>
        </text:list-item>
      </text:list>
      <text:p text:style-name="P16"/>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text:soft-page-break/></text:p>
      <text:p text:style-name="P73"/>
      <text:p text:style-name="P73">Temario.</text:p>
      <text:p text:style-name="P109">1. Primer Capítulo</text:p>
      <text:p text:style-name="P109">1.1. Definición Y Origen De Internet</text:p>
      <text:p text:style-name="P109"/>
      <text:p text:style-name="P16"/>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text:soft-page-break/></text:p>
      <text:p text:style-name="P73"/>
      <text:p text:style-name="P73">1.<text:tab/>Capítulo I</text:p>
      <text:p text:style-name="P73"/>
      <text:p text:style-name="P163">En este capítulo he tratado de dar una introducción a los temas que sientan las bases para iniciar el desarrollo de CMS, <text:span text:style-name="T325">se enfoca en conceptos sencillos y </text:span><text:s/>lo más claro<text:span text:style-name="T325">s </text:span>posible con ejemplos prácticos y completamente válidos, gran parte de este capítulo está dedicada meramente a los conceptos, <text:span text:style-name="T325">y la </text:span><text:span text:style-name="T326">comprensión</text:span><text:span text:style-name="T325"> inicial del problema.</text:span></text:p>
      <text:p text:style-name="P16"/>
      <text:p text:style-name="P73">1.1.<text:tab/>Definición Y Origen De Internet</text:p>
      <text:p text:style-name="P163"><text:span text:style-name="T326">Un buen inicio sería</text:span> citar la definición que Wikipedia da a la palabra Internet:</text:p>
      <text:p text:style-name="P17"/>
      <text:p text:style-name="P494">Internet es un conjunto descentralizado de redes de comunicación interconectadas que utilizan la familia de protocolos TCP/IP, garantizando que las redes físicas heterogéneas que la componen funcionen como una red lógica única, de alcance mundial. </text:p>
      <text:p text:style-name="P492"><text:span text:style-name="T159">(</text:span><text:a xlink:type="simple" xlink:href="https://es.wikipedia.org/wiki/Internet"><text:span text:style-name="T327">https://es.wikipedia.org/wiki/Internet</text:span></text:a><text:span text:style-name="T327"> </text:span><text:span text:style-name="T332">j</text:span><text:span text:style-name="T333">ulio-2013</text:span><text:span text:style-name="T159">).</text:span></text:p>
      <text:p text:style-name="P497"/>
      <text:p text:style-name="P17"><text:span text:style-name="T2">En conclusión podríamos decir que todos los equipos que tiene acceso a Internet son parte de él, la forma que tiene de comunicarse con otros dispositivos en esta gran red es a través de protocolos el más usado</text:span><text:span text:style-name="T3">s al inicio</text:span><text:span text:style-name="T2"> es el WWW, existe otro protocolo el cual es </text:span><text:span text:style-name="T3">uno de los</text:span><text:span text:style-name="T2"> más usado</text:span><text:span text:style-name="T3">s</text:span><text:span text:style-name="T2"> en la actualidad y es el HTTP, ambos protocolos realizar transferencia de HIPERTEXTO entre dos equipos o dispositivos, </text:span><text:span text:style-name="T3">para una mejor comprensión de lo que es el Internet <text:s/>es necesario entender de manera muy básica el funcionamiento de los componentes que hacen posible su existencia.</text:span></text:p>
      <text:p text:style-name="P17"/>
      <text:p text:style-name="P18"><text:span text:style-name="T71">C</text:span><text:span text:style-name="T72">omputador:</text:span></text:p>
      <text:p text:style-name="P259">Equipo electrónico basado en la unión de varios circuitos integrados con capacidad <text:s/>de recibir datos procesarlos y transformarlos en información útil de forma muy rápida, puede realizar complejos algoritmos matemáticos, funcionalidad por la cual fue inventada, en algunas lugares hispanoparlantes se los conoce como ordenadores, es uno de los inventos más grandes del hombre, existen desde computadores tan pequeños como una nuez hasta de proporciones gigantes como el de una habitación, éstos equipos son los que en la actualidad controlan el tráfico, suministros eléctricos, plantas de procesamiento, maquinaria pesada, entre muchas otras más.</text:p>
      <text:p text:style-name="P259"/>
      <text:p text:style-name="P18"><text:span text:style-name="T72">Navegador</text:span><text:span text:style-name="T71"> W</text:span><text:span text:style-name="T72">eb:</text:span></text:p>
      <text:p text:style-name="P372"><text:span text:style-name="T4">Aplicación informática que se ejecuta en un ordenador o equipo electrónico con las cualidades necesarias (memoria, capacidad de procesamiento, pantalla) </text:span><text:span text:style-name="T5">capaz de mostrar hipertexto en forma entendible para el ser humano, un navegador en la actualidad tienen capacidades CSS, Java Script </text:span><text:span text:style-name="T4"><text:s/></text:span><text:span text:style-name="T6">y un motor de render. Existen navegadores muy básicos que sirven para descarga de ficheros únicamente, pero son usados en situaciones especiales.</text:span></text:p>
      <text:p text:style-name="P110"/>
      <text:p text:style-name="P110"/>
      <text:p text:style-name="P110"/>
      <text:p text:style-name="P18"><text:span text:style-name="T71">D</text:span><text:span text:style-name="T72">irección</text:span><text:span text:style-name="T71"> IP:</text:span></text:p>
      <text:p text:style-name="P19"><text:span text:style-name="T126">La dirección IP es un conjunto de números que identifica un elemento dentro de una red (computador, teléfono, impresora, router, fax, etc), todos los equipos que </text:span><text:soft-page-break/><text:span text:style-name="T126">se conectan a internet necesitan una dirección IP para navegar, es a travéz de ella </text:span><text:span text:style-name="T126">que se puede detectar y localizar a un equipo en internet, cada uno de los cibernautas tienen una numero IP único.</text:span></text:p>
      <text:p text:style-name="P260"/>
      <text:p text:style-name="P18"><text:span text:style-name="T71">R</text:span><text:span text:style-name="T72">outer:</text:span></text:p>
      <text:p text:style-name="P19"><text:span text:style-name="T126">Equipo electrónico con capacidad de transferir información de un dispositi</text:span><text:span text:style-name="T126">vo a otro empleando protocolos de comunicación, por lo general es el que representa a una red frente al internet es decir es el que permite acceder a internet a varios equipos bajo una misma IP, con </text:span><text:span text:style-name="T127">autonomía</text:span><text:span text:style-name="T126"> completa.</text:span></text:p>
      <text:p text:style-name="P260"/>
      <text:p text:style-name="P19"><text:span text:style-name="T71">R</text:span><text:span text:style-name="T72">ed:</text:span></text:p>
      <text:p text:style-name="P337">Es la unión de equipos conectados a un router, una de las principales características de una red es la de compartir información por ende la de trabajar por un objetivo común.</text:p>
      <text:p text:style-name="P337"/>
      <text:p text:style-name="P110">P<text:span text:style-name="T328">rotocolos</text:span> D<text:span text:style-name="T328">e</text:span> <text:span text:style-name="T328">Comunicación:</text:span></text:p>
      <text:p text:style-name="P261">Son técnicas que permiten transportar información de un sitio a otro usando algoritmos matemáticos complejos, la mayoría de los protocolos encriptan (codificar) la información y la dividen en bloques para hacerla más transportable. </text:p>
      <text:p text:style-name="P262"/>
      <text:p text:style-name="P17"><text:span text:style-name="T70">S</text:span><text:span text:style-name="T73">ervidor:</text:span></text:p>
      <text:p text:style-name="P373"><text:span text:style-name="T7">Equipo de computación de preferencia muy potente que atiende peticiones en una red o de internet (que no es más que una red de mayor tamaño), </text:span><text:span text:style-name="T8">los servidores están destinados a cumplir tareas específicas como almacenar bases de datos, controlar el acceso de clientes a un determinado servicio, mantener paginas web, entre otras cosas.</text:span></text:p>
      <text:p text:style-name="P262">Los servidores son equipos que van desde el tamaño de un computador normal hasta tan grandes como una habitación (Google tiene un datacenter del tamaño de 9 canchas de fútbol).</text:p>
      <text:p text:style-name="P111"/>
      <text:p text:style-name="P74">H<text:span text:style-name="T328">ipertexto:</text:span></text:p>
      <text:p text:style-name="P262">Al ser este un termino esencial para la web prefiero citar a Wikipedia.</text:p>
      <text:p text:style-name="P262"/>
      <text:p text:style-name="P496">El hipertexto es una herramienta de software con estructura no secuencial que permite crear, agregar, enlazar y compartir información de diversas fuentes por medio de enlaces asociativos. La forma más habitual de hipertexto en informática es la de hipervínculos...</text:p>
      <text:p text:style-name="P495"><text:span text:style-name="T329">(</text:span><text:a xlink:type="simple" xlink:href="http://es.wikipedia.org/wiki/Hipertexto"><text:span text:style-name="T329">http://es.wikipedia.org/wiki/Hipertexto</text:span></text:a><text:span text:style-name="T329"> </text:span><text:span text:style-name="T330">julio-2013</text:span><text:span text:style-name="T329">)</text:span></text:p>
      <text:p text:style-name="P500"/>
      <text:p text:style-name="P500">Un claro ejemplo de hipertexto sería el enlace de la cita de Wikipedia. Cuando se crea un sitio en internet lo hacemos con hipertexto todo el sitio está enlazado y funciona a partir de códigos informáticos.</text:p>
      <text:p text:style-name="P262"/>
      <text:p text:style-name="P18"><text:span text:style-name="T71">W</text:span><text:span text:style-name="T73">eb:</text:span></text:p>
      <text:p text:style-name="P374"><text:span text:style-name="T9">Se lo conoce como World Wide Web (WWW) o Red informática mundial, e</text:span><text:span text:style-name="T8">s la unión de todos los elementos que hemos visto, con la ayuda de los seres humanos claro está.</text:span></text:p>
      <text:p text:style-name="P112"/>
      <text:p text:style-name="P112"/>
      <text:p text:style-name="P112"/>
      <text:p text:style-name="P112"/>
      <text:p text:style-name="P112"/>
      <text:p text:style-name="P112"/>
      <text:p text:style-name="P112"><text:soft-page-break/></text:p>
      <text:list xml:id="list4514927223740187395" text:style-name="WWNum3">
        <text:list-item>
          <text:list>
            <text:list-item>
              <text:list>
                <text:list-item>
                  <text:p text:style-name="P622">Orígenes</text:p>
                </text:list-item>
              </text:list>
            </text:list-item>
          </text:list>
        </text:list-item>
      </text:list>
      <text:p text:style-name="P163">EL origen de Internet se remota a los años 1960, cuando los computadores estaban aún en su “infancia” los mismos que no podían comunicarse con otros equipos ni se podía trabajar de manera colaborativa dentro de una organización, vista esta necesidad nace la primera red llamada ARPAnet(AdvancedResearchProjects Agency Network o Red de la Agencia para los Proyectos de Investigación Avanzada de los Estados Unidos), que nos legó el trazado de una red inicial de comunicaciones de alta velocidad a la cual fueron integrándose otras instituciones gubernamentales y redes académicas durante los años 70.</text:p>
      <text:p text:style-name="P16"/>
      <text:list xml:id="list516780180" text:continue-numbering="true" text:style-name="WWNum3">
        <text:list-item>
          <text:list>
            <text:list-item>
              <text:list>
                <text:list-item>
                  <text:p text:style-name="P621">Internet En La Actualidad</text:p>
                </text:list-item>
              </text:list>
            </text:list-item>
          </text:list>
        </text:list-item>
      </text:list>
      <text:p text:style-name="P163">Internet es hoy una necesidad más que un lujo, es una herramienta que nos ayuda a realizar todas las tareas ya sean productivas o de ocio, su difusión es tan grande que se lo usa para todo, esto es porque estamos en una era donde las comunicaciones son lo más importante, y el internet es uno de los medios más grandes y el más usado para llevarlas a acabo, si pensamos en las actividades que realizamos a diario estoy seguro que en la mayoría el internet está presente, ya sea para estudiar, para trabajar, pero si es una persona que no trabaja en una oficina o simplemente no usa un computador no significa que no use internet, el uso de internet no es solamente a través del computador o celular, cuantas veces vamos al banco o mejor aún quien no ha retirado dinero de un cajero electrónico, este dispositivo es un terminal o un cliente del servidor del banco y está conectado a través de internet.</text:p>
      <text:p text:style-name="P163">Veamos otro ejemplo, para este ejemplo vamos a pensar en el gobierno antes todos los tramites se los realizaba de manera presencial en la institución, ahora en la mayoría de ellas muchos de sus trámites se los realiza por internet.</text:p>
      <text:p text:style-name="P17"/>
      <text:p text:style-name="P163">En realidad hay muchas cosas que llegan a nosotros a través del Internet y sin la necesidad de usar un computador. Lo que intento decir es que el Internet es un recurso al que le debemos dar su importancia y usarlo para nuestro beneficio, sacando el mayor provecho de él.</text:p>
      <text:p text:style-name="P17"/>
      <text:p text:style-name="P17"/>
      <text:list xml:id="list1765197517" text:continue-numbering="true" text:style-name="WWNum3">
        <text:list-item>
          <text:list>
            <text:list-item>
              <text:p text:style-name="P621">Definición De Sitios Web, Su Estructura E Importancia</text:p>
            </text:list-item>
          </text:list>
        </text:list-item>
      </text:list>
      <text:p text:style-name="P163">Un sitio web es un conjunto de páginas web alojadas en un servidor web, los contenidos están conectados a través de hiperenlaces que son los que guían al navegador para mostrarlos al usuario, a menudo se confunde sitio web con página web, la pagina no es más que un archivo con código HTML el cual es interpretado por el navegador y mostrado en forma clara al usuario, para dejar más claro el concepto veamos un ejemplo:</text:p>
      <text:p text:style-name="P163"/>
      <text:p text:style-name="P17"><text:a xlink:type="simple" xlink:href="http://www.google.com/"><text:span text:style-name="Internet_20_link"><text:span text:style-name="T2">www.google.com</text:span></text:span></text:a><text:span text:style-name="T2"> es un sitio web el cual contiene una gran cantidad de páginas, si ingresamos al sitio nos muestra la página principal que es un formulario para introducir un texto, el cual nos ayuda a realizar búsquedas en Internet.</text:span></text:p>
      <text:p text:style-name="P17"/>
      <text:p text:style-name="P163">Un sitio tiene los siguientes elementos:</text:p>
      <text:p text:style-name="P16"/>
      <text:list xml:id="list724912082404173579" text:style-name="WWNum4">
        <text:list-item>
          <text:p text:style-name="P624">Dirección IP única, la de Google.com es 74.125.130.99</text:p>
        </text:list-item>
        <text:list-item>
          <text:p text:style-name="P624">Nombre de Dominio asignado a la IP www.google.com (dirección web)</text:p>
        </text:list-item>
        <text:list-item>
          <text:p text:style-name="P624"><text:soft-page-break/>Estructura de árbol o jerárquica: A partir de una página de bienvenida o portal (raíz) se abren unas secciones (ramas) que a su vez contienen múltiples páginas web (hojas) </text:p>
        </text:list-item>
        <text:list-item>
          <text:p text:style-name="P624">Estructura lineal: a partir de una página de bienvenida o portal se suceden las siguientes páginas una tras otra como si se tratara de un libro. </text:p>
        </text:list-item>
        <text:list-item>
          <text:p text:style-name="P624">Estructura en red: Las páginas que forman el sitio web se enlazan unas con otras según sus contenidos en una especie de red en la que no se aprecia ningún tipo de jerarquía.</text:p>
        </text:list-item>
      </text:list>
      <text:p text:style-name="P464"/>
      <text:p text:style-name="P163">Existen dos tipos de Sitios Web:</text:p>
      <text:p text:style-name="P163"/>
      <text:p text:style-name="P93">Página Web:</text:p>
      <text:p text:style-name="P209">Es el elemento más básico de un sitio web, esta formado principalmente por código HTML, CSS, y JavaScript, en el caso de sitios dinámicos es el resultado del procesamiento de una petición de usuario, en un sitio estático es el archivo definido por el creador del sitio.</text:p>
      <text:p text:style-name="P209"/>
      <text:p text:style-name="P209">La estructura más básica de una pagina web <text:span text:style-name="T337">esta basado en etiquetas,</text:span> código <text:span text:style-name="T337">de una pagina sencilla</text:span>:</text:p>
      <text:p text:style-name="P390"/>
      <text:p text:style-name="P390"><text:span text:style-name="_5f_XMLBracket"><text:span text:style-name="T354">&lt;</text:span></text:span><text:span text:style-name="_5f_XMLElement"><text:span text:style-name="T354">html</text:span></text:span><text:span text:style-name="_5f_XMLBracket"><text:span text:style-name="T354">&gt;</text:span></text:span></text:p>
      <text:p text:style-name="P390"><text:span text:style-name="T354"><text:tab/></text:span><text:span text:style-name="_5f_XMLBracket"><text:span text:style-name="T354">&lt;</text:span></text:span><text:span text:style-name="_5f_XMLElement"><text:span text:style-name="T354">head</text:span></text:span><text:span text:style-name="_5f_XMLBracket"><text:span text:style-name="T354">&gt;</text:span></text:span></text:p>
      <text:p text:style-name="P390"><text:span text:style-name="T354"><text:tab/><text:tab/></text:span><text:span text:style-name="_5f_XMLBracket"><text:span text:style-name="T354">&lt;</text:span></text:span><text:span text:style-name="_5f_XMLKeyWord"><text:span text:style-name="T354">title</text:span></text:span><text:span text:style-name="_5f_XMLBracket"><text:span text:style-name="T354">&gt;</text:span></text:span><text:span text:style-name="_5f_XMLContent"><text:span text:style-name="T354">Mi primer sitio Web</text:span></text:span><text:span text:style-name="_5f_XMLBracket"><text:span text:style-name="T354">&lt;/</text:span></text:span><text:span text:style-name="_5f_XMLKeyWord"><text:span text:style-name="T354">title</text:span></text:span><text:span text:style-name="_5f_XMLBracket"><text:span text:style-name="T354">&gt;</text:span></text:span></text:p>
      <text:p text:style-name="P390"><text:span text:style-name="T354"><text:tab/></text:span><text:span text:style-name="_5f_XMLBracket"><text:span text:style-name="T354">&lt;/</text:span></text:span><text:span text:style-name="_5f_XMLElement"><text:span text:style-name="T354">head</text:span></text:span><text:span text:style-name="_5f_XMLBracket"><text:span text:style-name="T354">&gt;</text:span></text:span></text:p>
      <text:p text:style-name="P390"><text:span text:style-name="T354"><text:tab/></text:span><text:span text:style-name="_5f_XMLBracket"><text:span text:style-name="T354">&lt;</text:span></text:span><text:span text:style-name="_5f_XMLElement"><text:span text:style-name="T354">body</text:span></text:span><text:span text:style-name="_5f_XMLBracket"><text:span text:style-name="T354">&gt;</text:span></text:span></text:p>
      <text:p text:style-name="P390"><text:span text:style-name="T354"><text:tab/><text:tab/></text:span><text:span text:style-name="_5f_XMLBracket"><text:span text:style-name="T354">&lt;</text:span></text:span><text:span text:style-name="_5f_XMLElement"><text:span text:style-name="T354">p</text:span></text:span><text:span text:style-name="_5f_XMLBracket"><text:span text:style-name="T354">&gt;</text:span></text:span><text:span text:style-name="_5f_XMLContent"><text:span text:style-name="T354">Hola mundo</text:span></text:span><text:span text:style-name="_5f_XMLBracket"><text:span text:style-name="T354">&lt;/</text:span></text:span><text:span text:style-name="_5f_XMLElement"><text:span text:style-name="T354">p</text:span></text:span><text:span text:style-name="_5f_XMLBracket"><text:span text:style-name="T354">&gt;</text:span></text:span></text:p>
      <text:p text:style-name="P390"><text:span text:style-name="T354"><text:tab/></text:span><text:span text:style-name="_5f_XMLBracket"><text:span text:style-name="T354">&lt;/</text:span></text:span><text:span text:style-name="_5f_XMLElement"><text:span text:style-name="T354">body</text:span></text:span><text:span text:style-name="_5f_XMLBracket"><text:span text:style-name="T354">&gt;</text:span></text:span></text:p>
      <text:p text:style-name="P390"><text:span text:style-name="_5f_XMLBracket"><text:span text:style-name="T354">&lt;/</text:span></text:span><text:span text:style-name="_5f_XMLElement"><text:span text:style-name="T354">html</text:span></text:span><text:span text:style-name="_5f_XMLBracket"><text:span text:style-name="T354">&gt;</text:span></text:span></text:p>
      <text:p text:style-name="P209"/>
      <text:p text:style-name="P165"><text:span text:style-name="T337">Todo el contenido de una página web va entre las etiquetas </text:span><text:span text:style-name="_5f_XMLBracket"><text:span text:style-name="T337">&lt;</text:span></text:span><text:span text:style-name="_5f_XMLElement"><text:span text:style-name="T337">html</text:span></text:span><text:span text:style-name="_5f_XMLBracket"><text:span text:style-name="T337">&gt; &lt;/</text:span></text:span><text:span text:style-name="_5f_XMLElement"><text:span text:style-name="T337">html</text:span></text:span><text:span text:style-name="_5f_XMLBracket"><text:span text:style-name="T337">&gt; </text:span></text:span><text:span text:style-name="T249">estas etiquetas es el inicio de la estructura de una pagina, una pagina es esta compuesta por cabecera, cuerpo y pie de página.</text:span></text:p>
      <text:p text:style-name="P74"/>
      <text:p text:style-name="P74">Sitios Estáticos:</text:p>
      <text:p text:style-name="P163">Son sitios incapaces de interactuar con el usuario, sus contenidos se mantienen a menos que una persona con conocimientos de HTML los cambie manualmente, podemos decir que no tienen implementado un gestor de contenidos, en la actualidad existen muy pocos de estos sitios, aunque es frecuente encontrarlos en sitios web de empresas pequeñas, esto debido al costo que tiene implementar un sitio dinámico, <text:span text:style-name="T334">o al desconocimiento del administrador ya que existen herramientas que permiten crear un sitio dinámico de forma fácil y personalizable</text:span>.</text:p>
      <text:p text:style-name="P464"/>
      <text:p text:style-name="P74">Sitios Dinámicos</text:p>
      <text:p text:style-name="P164">Estos sitios aparecen gracias a la creación de <text:span text:style-name="T335">herramientas</text:span> informátic<text:span text:style-name="T335">a</text:span>s desarrollad<text:span text:style-name="T335">a</text:span>s para el manejo de información del lado del servidor, <text:span text:style-name="T336">con el </text:span>aparecimiento de <text:span text:style-name="T336">los </text:span>lenguajes de programación <text:span text:style-name="T336">para servidores</text:span>, <text:span text:style-name="T336">se desarrollaron aplicaciones que facilitaban la creación de sitios webs dinámicos complejos de una manera rápida y con menos conocimientos técnicos, esto para facilidad de muchos desarrolladores, aunque también permitieron crear paginas tan útiles como buscadores, blogs, redes sociales entre otros.</text:span></text:p>
      <text:p text:style-name="P209"/>
      <text:p text:style-name="P209"><text:soft-page-break/>Para concluir diré que un sitio dinámico es aquel que tiene la capacidad de responder a un evento ocasionado por un ente ajeno a si mismo, tiene la capacidad de procesar datos y transfórmalos en información.</text:p>
      <text:p text:style-name="P464"/>
      <text:p text:style-name="P74">Importancia de los Sitios WEB</text:p>
      <text:p text:style-name="P163">La importancia de los sitios web está en lo que las empresas y personas pueden hacer con ellos, existes sitios <text:span text:style-name="T336">de comercio, entretenimiento, publicidad, encuentros, buscadores. </text:span></text:p>
      <text:p text:style-name="P208"/>
      <text:p text:style-name="P209">Los sitios web es uno de los muchos canales que existen para comunicarse con el cliente y dar a conocer no solo nuestros servicios sino también nuestras necesidades, el internet es parte importante de las empresas.</text:p>
      <text:p text:style-name="P465"/>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list xml:id="list1216993218" text:continue-list="list1765197517" text:style-name="WWNum3">
        <text:list-item>
          <text:list>
            <text:list-item>
              <text:p text:style-name="P621">Introducción A los Frameworks</text:p>
            </text:list-item>
          </text:list>
        </text:list-item>
      </text:list>
      <text:p text:style-name="P15"/>
      <text:list xml:id="list2061964126" text:continue-numbering="true" text:style-name="WWNum3">
        <text:list-item>
          <text:list>
            <text:list-item>
              <text:list>
                <text:list-item>
                  <text:p text:style-name="P621">Introducción</text:p>
                </text:list-item>
              </text:list>
            </text:list-item>
          </text:list>
        </text:list-item>
      </text:list>
      <text:p text:style-name="P163">Los Frameworks son ambientes de trabajo y ejecución con un conjunto de bibliotecas orientadas a la reutilización de componentes de software para el desarrollo rápido de aplicaciones, la palabra Framework traducida al español significa Marco de Trabajo, el principal objetivo de estas herramientas es ayudar al desarrollador a identificar los requerimientos y prestaciones del software, que tratando con los tediosos detalles de bajo nivel, sientan una base para poder comenzar a trabajar en lugar de crearla nosotros mismos, por ende la persona que los utiliza puede generar más con menos trabajo y en <text:span text:style-name="T338">menos tiempo</text:span>, podemos decir que un Framework es un esqueleto o esquema del sistema <text:span text:style-name="T338">en donde se implementa una aplicación.</text:span></text:p>
      <text:p text:style-name="P17"/>
      <text:p text:style-name="P163">Un Framework es más que una herramienta que permite desarrollar un proyecto fácilmente, es un conjunto de elementos que ayudan a nuestra aplicación a ser robusta y compatible, ya que estos manejan todo lo que tiene que ver con la seguridad y compatibilidad, las aplicaciones desarrolladas con un Framework no tienen problemas de compatibilidad de un sistema operativo a otro (dependiendo del Framework que se use), por ejemplo una aplicación realizada en .<text:span text:style-name="T338">Ne</text:span>t <text:span text:style-name="T338">(</text:span>Framework de desarrollo de Microsoft<text:span text:style-name="T338">)</text:span>, funciona de manera idéntica en cualquier sistema operativo Windows siempre que tenga instalado el Framework. Veamos un ejemplo diferente, sise habla de una aplicación escrita en Java o Python las mismas pueden funcionar en más de un sistema operativo ya que el Framework es desarrollado para varios tipos de plataformas y equipos, lo que significa que una aplicación escrita es estos lenguajes puede funcionar de manera idéntica en Windows Linux Mac Unix, etc.</text:p>
      <text:p text:style-name="P17"/>
      <text:p text:style-name="P17"><text:span text:style-name="T2">La estructura de los Frameworks no es general, no existe un modelo genérico para un Framework esto depende de la entidad encargada de su desarrollo </text:span><text:span text:style-name="T10">las </text:span><text:span text:style-name="T11">políticas</text:span><text:span text:style-name="T10"> y filosofía de la misma.</text:span></text:p>
      <text:p text:style-name="P210"/>
      <text:p text:style-name="P20"><text:span text:style-name="T10">Un Framework moderno tiene ya implementadas funcionalidades de acceso <text:s/>bases de datos, sistema de modelos para representar a los datos y trabajar con ellos con el menor o nulo conocimientos de SQL, </text:span><text:span text:style-name="T11">tienen definida una arquitectura para que el desarrollador coloque sus scripts en determinados lugares, la mayoría de ellos son MVC (Model-Controller-View).</text:span></text:p>
      <text:p text:style-name="P17"/>
      <text:p text:style-name="P17"><text:span text:style-name="T11">En los Frameworks también podemos encontrar desventajas, u</text:span><text:span text:style-name="T2">na de las principales desventajas, es que la aplicación desarrollada con la ayuda de un Framework es dependiente de este, ya que como dijimos anteriormente un Framework brinda componentes para facilitar el desarrollo, lo que quiere decir que la aplicación usa esos componentes, por lo tanto hay que escribirla casi por completo </text:span><text:span text:style-name="T11">en caso de que se desea migrar su aplicación</text:span><text:span text:style-name="T2">, </text:span><text:span text:style-name="T11">las razones para abandonar un Framework son:</text:span></text:p>
      <text:list xml:id="list8967551793571068836" text:style-name="L1">
        <text:list-item>
          <text:p text:style-name="P539">Falta de soporte </text:p>
        </text:list-item>
        <text:list-item>
          <text:p text:style-name="P539">Falta de rendimiento</text:p>
        </text:list-item>
        <text:list-item>
          <text:p text:style-name="P539">Escalabilidad</text:p>
        </text:list-item>
      </text:list>
      <text:p text:style-name="P211"/>
      <text:p text:style-name="P211"><text:soft-page-break/></text:p>
      <text:p text:style-name="P397">Los Frameworks son una herramienta muy útil es muy recomendable saber usar al menos uno.</text:p>
      <text:p text:style-name="P17"/>
      <text:p text:style-name="P17"/>
      <text:list xml:id="list354790475" text:continue-list="list2061964126" text:style-name="WWNum3">
        <text:list-item>
          <text:list>
            <text:list-item>
              <text:list>
                <text:list-item>
                  <text:p text:style-name="P621">Historia</text:p>
                </text:list-item>
              </text:list>
            </text:list-item>
          </text:list>
        </text:list-item>
      </text:list>
      <text:p text:style-name="P163">Creo que si algo está claro es la razón por la que fueron creados, por lo que no ahondaremos en el tema, lo único que voy a decir es que los Frameworks funcionan y es esa la razón por la que existen, a continuación voy a mostrar un gráfico en el que se muestran la creación y evolución de algunos Frameworks a los largo del tiempo.</text:p>
      <text:p text:style-name="P163"/>
      <text:p text:style-name="P163"><draw:frame draw:style-name="fr1" draw:name="gráficos6" text:anchor-type="paragraph" svg:width="15.229cm" svg:height="7.721cm" draw:z-index="5"><draw:image xlink:href="Pictures/1000000000000400000001EE73768815.jpg" xlink:type="simple" xlink:show="embed" xlink:actuate="onLoad"/></draw:frame></text:p>
      <text:p text:style-name="P212"/>
      <text:p text:style-name="P166"><text:span text:style-name="T339">(</text:span><text:a xlink:type="simple" xlink:href="http://www.mareosdeungeek.es/wp-content/uploads/2010/02/web-frameworks.jpg"><text:span text:style-name="T341">http://www.mareosdeungeek.es/wp-content/uploads/2010/02/web-frameworks.jpg</text:span></text:a><text:span text:style-name="T339"> <text:s/></text:span><text:span text:style-name="T340">julio-2013</text:span><text:span text:style-name="T339">)</text:span></text:p>
      <text:p text:style-name="P17"/>
      <text:p text:style-name="P17"/>
      <text:list xml:id="list173973609" text:continue-numbering="true" text:style-name="WWNum3">
        <text:list-item>
          <text:list>
            <text:list-item>
              <text:list>
                <text:list-item>
                  <text:p text:style-name="P621">Tipos De Frameworks</text:p>
                </text:list-item>
              </text:list>
            </text:list-item>
          </text:list>
        </text:list-item>
      </text:list>
      <text:p text:style-name="P16"/>
      <text:p text:style-name="P74">Frameworks de Caja Blanca:</text:p>
      <text:p text:style-name="P17"><text:span text:style-name="T2">La instanciación del Framework es posible a través de la creación de nuevas clases. Estas clases y el código correspondiente se pueden introducir por herencia o composición. Se agregan nuevas funcionalidades creando una subclase de una clase que ya existe en el Framework. Para usar Frameworks de caja blanca el </text:span><text:span text:style-name="T2">desarrollador de aplicaciones debe conocer muy bien cómo funciona el Framework, este es el tipo de Framework que vamos a usar.</text:span></text:p>
      <text:p text:style-name="P17"/>
      <text:p text:style-name="P74">Frameworks de Caja Negra:</text:p>
      <text:p text:style-name="P163">Producen instancias usando scripts de configuración del Framework, con los cuales se configura la aplicación final. Tienen la ventaja que no se requiere que el desarrollador de aplicaciones conozca los detalles internos del Framework, por lo cual son mucho más fáciles de usar.</text:p>
      <text:p text:style-name="P17"/>
      <text:p text:style-name="P74">Frameworks de Caja Gris: </text:p>
      <text:p text:style-name="P163"><text:soft-page-break/>La mayoría de los Frameworks son de Caja Gris,que son aquellos que contienen elementos de Caja Blanca y Caja Negra, y algunas partes se implementan vía herencia o composición, y otras a través de configuración de parámetros.</text:p>
      <text:p text:style-name="P16"/>
      <text:p text:style-name="P73">1.3.4.<text:tab/>¿Por qué usar un Framework?</text:p>
      <text:p text:style-name="P163">Por qué esta en el motivo que impulso al ser humano a crearlos, gracias a la ayuda de estos podemos desarrollar aplicaciones de manera más eficiente y rápida, mi intención no es sobrevalorar a los Frameworks, sino de mostrar su valor real a la hora de llevar a cabo el desarrollo de un proyecto, los Frameworks nos ahorran trabajo que más que ser productivo es tedioso, que nos toma demasiado tiempo y esfuerzo, voy a listar una serie de las tareas que hacen por nosotros.</text:p>
      <text:list xml:id="list8448138504053979740" text:style-name="WWNum5">
        <text:list-item>
          <text:p text:style-name="P625">Manejan la seguridad de la aplicación</text:p>
        </text:list-item>
        <text:list-item>
          <text:p text:style-name="P625">Administran eficientemente una base de datos</text:p>
        </text:list-item>
        <text:list-item>
          <text:p text:style-name="P625">Desarrollo con poco código</text:p>
        </text:list-item>
        <text:list-item>
          <text:p text:style-name="P625">Mejores tiempos de desarrollo</text:p>
        </text:list-item>
        <text:list-item>
          <text:p text:style-name="P625">Evita tareas repetitivas y básicas</text:p>
        </text:list-item>
        <text:list-item>
          <text:p text:style-name="P625">Manejan la interfaz de usuario</text:p>
        </text:list-item>
        <text:list-item>
          <text:p text:style-name="P625">Brindan métodos y funciones generales</text:p>
        </text:list-item>
        <text:list-item>
          <text:p text:style-name="P625">Se aprende patrones de diseño y estilos de programación</text:p>
        </text:list-item>
        <text:list-item>
          <text:p text:style-name="P625">Los productos son más eficientes</text:p>
        </text:list-item>
      </text:list>
      <text:p text:style-name="P12"/>
      <text:p text:style-name="P73">1.4.<text:tab/>Introducción A La Programación Orientada A Objetos (POO)</text:p>
      <text:p text:style-name="P163">La programación orientada a objetos (POO o OOP por sus siglas en inglés) es un paradigma es un paradigma de programación en el que los conceptos del mundo real relevantes para nuestro problema se modelan a través de clases y objetos. La gracia de la POO es que hace que los problemas sean más sencillos, al permitir dividir el problema en objetos, de manera que cada objeto funciona de forma independiente, siendo este una parte del programa que posee sus datos y un funcionamiento propio, es decir un objeto está formado por datos a los que llamaremos propiedades y métodos los que también son llamados procedimientos, cuyas definiciones veremos más adelante.</text:p>
      <text:p text:style-name="P17"/>
      <text:p text:style-name="P163">Los conceptos de la programación orientada a objetos tienen origen en un lenguaje usado para hacer simulaciones de naves llamado <text:s/>Simula 67, creado por Ole-Johan Dahl y Kristen Nygaard, del Centro de Cómputo Noruego en Oslo. La idea surgió al agrupar los diversos tipos de naves en diversas clases de objetos, siendo responsable cada clase de objetos de definir sus propios datos y comportamientos. Fueron refinados más tarde en Smalltalk, diseñado para ser un sistema completamente dinámico en el cual los objetos se podrían crear y modificar "sobre la marcha" (en tiempo de ejecución) en lugar de tener un sistema basado en programas estáticos.</text:p>
      <text:p text:style-name="P17"/>
      <text:p text:style-name="P163">Con la aparición de la POO la informática hace grandes avances rediseñando el lenguaje de programación C para soportar objetos creando así C++, el cual fue aceptado y domino a los demás lenguajes gracias al surgimiento de las interfaces <text:span text:style-name="T342">gráficas</text:span> de usuario, para las cuales la programación orientada a objetos está particularmente bien adaptada. En este caso, se habla también de programación dirigida por eventos como lo podemos apreciar en entornos de desarrollo de Microsoft como Visual Studio donde se puede generar aplicaciones dirigidas por eventos.</text:p>
      <text:p text:style-name="P17"/>
      <text:p text:style-name="P163"><text:soft-page-break/>En nuestro caso es lenguaje que nos interesa es PHP el cual en su versión 5 se ha modificado <text:span text:style-name="T343">para </text:span><text:s/>soporta<text:span text:style-name="T343">r</text:span> una orientación completa a objetos, cumpliendo todas las características propias de la orientación a objetos, gracias a estas características podemos hablar de crear una aplicación con objetos los mismos que veremos más adelante.</text:p>
      <text:p text:style-name="P16"/>
      <text:p text:style-name="P73">1.4.1.<text:tab/>Elementos De La POO</text:p>
      <text:p text:style-name="P163">Hay más de un factor que determina la POO los cuales la identifican de otros paradigmas revisemos los principales:</text:p>
      <text:p text:style-name="P17"/>
      <text:p text:style-name="P74">Abstracción</text:p>
      <text:p text:style-name="P163">Aísla a un elemento de su contexto, define las características esenciales de un objeto incluyendo su comportamiento, en el sistema sirve como modelo abstracto que puede realizar trabajo,cambiar su estado y “comunicarse” con otros elementos sin mostrar sus características, con esto se quiere decir que es la vitalización de un objeto físico, luego de haberlo analizado,.</text:p>
      <text:p text:style-name="P163">El proceso de abstracción permite seleccionar las características relevantes dentro de un conjunto e identificar comportamientos comunes para definir nuevos tipos de entidades del mundo real. </text:p>
      <text:p text:style-name="P17"/>
      <text:p text:style-name="P163">La abstracción es clave en el proceso de análisis y diseño orientado a objetos, ya que mediante ella podemos llegar a armar un conjunto de clases que permitan modelar la realidad o el problema que se quiere resolver.</text:p>
      <text:p text:style-name="P17"/>
      <text:p text:style-name="P17"/>
      <text:p text:style-name="P74"><text:span text:style-name="T344">Encapsula-miento</text:span>:</text:p>
      <text:p text:style-name="P163">Reúne al mismo nivel de abstracción a todos los elementos que pueden considerase pertenecientes a una misma entidad, la encapsulación es la creación del objeto, el cual se obtuvo de la abstracción del objeto real con sus propiedades y métodos.</text:p>
      <text:p text:style-name="P17"/>
      <text:p text:style-name="P74">Modularidad:</text:p>
      <text:p text:style-name="P163">Característica que permite dividir a una aplicación en partes pequeñas o varios módulos, las mismas que trabajan de forma independiente pero de manera colaborativa.</text:p>
      <text:p text:style-name="P17"/>
      <text:p text:style-name="P74">Ocultación (Aislamiento):</text:p>
      <text:p text:style-name="P17"><text:span text:style-name="T2">Las propiedades y métodos de los objetos están ocultas y son protegidas del exterior para que no sean modificadas por quienes no tengan acceso a ellas, los objetos exponen una interfaz a otros objetos de la misma clase en la que se especifica cómo se puede interactuar con él, el principio de ocultación también </text:span><text:span text:style-name="T2">menciona que solamente los métodos propios del objeto pueden acceder a sus propiedades permitiéndoles modificarlas o publicarlas.</text:span></text:p>
      <text:p text:style-name="P17"/>
      <text:p text:style-name="P74">Polimorfismo:</text:p>
      <text:p text:style-name="P163">Es la capacidad que da a diferentes objetos del mismo tipo o instancias de la misma clase, la posibilidad de contar con métodos y propiedades con el mismo nombre sin que ello genere problemas entre un objeto y otro igual.</text:p>
      <text:p text:style-name="P17"/>
      <text:p text:style-name="P74">Herencia:</text:p>
      <text:p text:style-name="P163">Es una relación que existe entre dos o más clases, se denomina objeto padre al que posee los métodos y propiedades comunes, se les denomina hijos a los <text:s/><text:soft-page-break/>objetos que heredan dichos métodos y propiedades de las clases a las que pertenecen, las clases no están aisladas, sino que se relacionan entre si formando una jerarquía de clasificación, permitiendo compartir y extender las características de los objetos padres, la herencia ayuda mucho a la hora de implementar métodos generales para una serie de objetos, pongo como ejemplo la clase vehículo que tendría métodos como frenar y acelerar, un objeto bicicleta que hereda de vehículo esos métodos y además tenga los suyos propios como pedalear, que sería una implementación de método acelerar.</text:p>
      <text:p text:style-name="P17"/>
      <text:p text:style-name="P74">Recolección de Basura:</text:p>
      <text:p text:style-name="P163">Esta es una técnica que elimina de la memoria a todos los objetos que ya no se están utilizando, los lenguajes de programación tienen esta característica para liberar la memoria.</text:p>
      <text:p text:style-name="P17"/>
      <text:p text:style-name="P73">1.4.2.<text:tab/>Objeto:</text:p>
      <text:p text:style-name="P163">Es una entidad que posee un conjunto de propiedades o atributos y de comportamientos o funcionalidades conocidos como métodos, estas entidades son una muestra de un objeto del mundo real, a esto se le llama abstracción ya que se toma un objeto del mundo real y se <text:span text:style-name="T344">modela su comportamiento</text:span>, el objeto es la parte más básica de la POO los objetos pueden estar formados por objetos, es decir los objetos pueden ser parte de estructuras más grande (Herencia) y compleja permitiendo crear aplicaciones más potentes, para concluir esta pequeña introducción definimos las características que todo objeto debe tener para ser funcional:</text:p>
      <text:p text:style-name="P163"/>
      <text:list xml:id="list3336949496429589700" text:style-name="L2">
        <text:list-item>
          <text:p text:style-name="P600"><text:span text:style-name="T70">Propiedad: </text:span><text:span text:style-name="T2">También conocidos como atributos, son variables que contienen datos asociados a un objeto, son las propiedades quienes guardan la información del objeto.</text:span></text:p>
        </text:list-item>
      </text:list>
      <text:p text:style-name="P73"/>
      <text:list xml:id="list138951188" text:continue-numbering="true" text:style-name="L2">
        <text:list-item>
          <text:p text:style-name="P600"><text:span text:style-name="T70">Método: </text:span><text:span text:style-name="T2">Es un algoritmo asociado a un objeto que trabaja con sus propiedades, indica lo que el objeto está en capacidad de hacer.</text:span></text:p>
        </text:list-item>
      </text:list>
      <text:p text:style-name="P17"/>
      <text:p text:style-name="P163">Dentro de la programación, un objeto es una instancia a una clase y la clase es la descripción de un objeto del mundo real, sea este real (una factura) o imaginario (una venta), veamos un ejemplo de objeto real <text:span text:style-name="T345">h</text:span>e imaginario tomado de la vida real.</text:p>
      <text:p text:style-name="P17"/>
      <text:p text:style-name="P74">Ejemplo de Objeto Real.</text:p>
      <text:p text:style-name="P163">Este ejemplo vamos a ver a una Factura como un objeto y lo llamo objeto real porque es algo que podemos tocar ver y documentar, antes de comenzar demos un vistazo a la siguiente imagen y veamos qué es lo que compone una factura.</text:p>
      <text:p text:style-name="P17"/>
      <text:p text:style-name="P163">Me tome la libertad de incluir números en las características principales de la factura el cual voy a revisar y comentar uno a uno.</text:p>
      <text:p text:style-name="P17"/>
      <text:list xml:id="list7580075474598100376" text:style-name="WWNum6">
        <text:list-item>
          <text:p text:style-name="P626">Nombre del documento, este es el nombre que tiene le documento en este caso se llama factura, ya que existen otros tipos de comprobantes como Recibos o Notas de Venta</text:p>
        </text:list-item>
        <text:list-item>
          <text:p text:style-name="P626">Numero de Factura, este es un número único de factura, es el que identifica a una factura de otra.</text:p>
        </text:list-item>
        <text:list-item>
          <text:p text:style-name="P626">RUC es un numero único que identifica al emisor de las facturas</text:p>
        </text:list-item>
        <text:list-item>
          <text:p text:style-name="P626">Información para contactarse con el emisor</text:p>
        </text:list-item>
        <text:list-item>
          <text:p text:style-name="P626"><text:soft-page-break/>Información del Cliente</text:p>
        </text:list-item>
        <text:list-item>
          <text:p text:style-name="P626"><text:span text:style-name="T345">Ítems </text:span>de venta, contiene<text:span text:style-name="T345">n</text:span> el bien o servicio comercializado entre el emisor y el cliente</text:p>
        </text:list-item>
        <text:list-item>
          <text:p text:style-name="P626">Información de subtotales e impuestos</text:p>
        </text:list-item>
      </text:list>
      <text:p text:style-name="P17"/>
      <text:p text:style-name="P163">La observación a lo mejor no es profunda pero el objetivo no es confundir, sino aclarar lo que es un objeto, en este caso el objeto que estoy intentado crear es una factura, es algo que podemos tocar, una factura es una venta o más bien es la representación de una, la venta es el resultado de llevar a cabo una transacción, en la que dos partes intercambian objetos de valores iguales (producto o <text:s/>servicio contra dinero u otro producto o servicio) este evento se registra con un documento llamado factura.</text:p>
      <text:p text:style-name="P163">Vale la pena aclarar que más de una propiedad en esta factura puede ser considerado como objeto ya que cuenta con sus propias propiedades y métodos, pero primero vamos a describir al objeto factura, Cada elemento que podemos ver en el documento es una propiedad porque nos muestran información del objeto, los métodos son aquellas acciones que se hacen con la factura los nombres de las acciones la mayoría de veces son verbos terminador en ar, er e ir. El nombre del objeto es Factura</text:p>
      <text:p text:style-name="P17"/>
      <text:p text:style-name="P74">Resumen de propiedades encontrados al objeto Factura</text:p>
      <text:list xml:id="list5125514057754612449" text:style-name="WWNum7">
        <text:list-item>
          <text:p text:style-name="P627">Numero factura</text:p>
        </text:list-item>
        <text:list-item>
          <text:p text:style-name="P627">RUC emisor</text:p>
        </text:list-item>
        <text:list-item>
          <text:p text:style-name="P627">Dirección del emisor</text:p>
        </text:list-item>
        <text:list-item>
          <text:p text:style-name="P627">Teléfono emisor</text:p>
        </text:list-item>
        <text:list-item>
          <text:p text:style-name="P627">Email emisor</text:p>
        </text:list-item>
        <text:list-item>
          <text:p text:style-name="P627">Nombre del cliente</text:p>
        </text:list-item>
        <text:list-item>
          <text:p text:style-name="P627">RUC/CI del cliente</text:p>
        </text:list-item>
        <text:list-item>
          <text:p text:style-name="P627">Fecha de facturación</text:p>
        </text:list-item>
        <text:list-item>
          <text:p text:style-name="P627">Teléfono del cliente</text:p>
        </text:list-item>
        <text:list-item>
          <text:p text:style-name="P627">Ítems de venta</text:p>
        </text:list-item>
      </text:list>
      <text:p text:style-name="P163"/>
      <text:p text:style-name="P167">Como podemos ver no es difícil saber lo que contiene cada una de las propiedades, <text:span text:style-name="T345">lo más común es encontrarnos con que el cliente es también considerado como un objeto, ya que tiene sus propios métodos y propiedades, en este caso tomamos algunas de sus propiedades y las plasmamos en el objeto factura, pero en realidad se hace referencia al objeto completo</text:span>.</text:p>
      <text:p text:style-name="P17"/>
      <text:p text:style-name="P74">Resumen de Métodos encontrados en el objeto Factura</text:p>
      <text:list xml:id="list4109838374186122423" text:style-name="WWNum8">
        <text:list-item>
          <text:p text:style-name="P629">Facturar</text:p>
        </text:list-item>
        <text:list-item>
          <text:p text:style-name="P628">Anular Factura</text:p>
        </text:list-item>
        <text:list-item>
          <text:p text:style-name="P628">Cobrar Factura</text:p>
        </text:list-item>
        <text:list-item>
          <text:p text:style-name="P628">Abonar Factura</text:p>
        </text:list-item>
        <text:list-item>
          <text:p text:style-name="P628">Subtotal</text:p>
        </text:list-item>
        <text:list-item>
          <text:p text:style-name="P628">IVA</text:p>
        </text:list-item>
        <text:list-item>
          <text:p text:style-name="P628">Total</text:p>
        </text:list-item>
      </text:list>
      <text:p text:style-name="P17"/>
      <text:p text:style-name="P163">Se preguntarán porque el <text:span text:style-name="T346">subtotal</text:span>, <text:span text:style-name="T346">total </text:span>e <text:span text:style-name="T346">IVA </text:span>están como métodos en lugar de propiedades, la respuesta es simple el subtotal es la suma del costo de los <text:span text:style-name="T345">ítems</text:span> de compra, el IVA es el cálculo del 12% del subtotal y el total es la suma del <text:soft-page-break/>subtotal mas los impuestos, al ser estos datos que se pueden obtener mediante la implementación de un algoritmo no es necesario registrarlos como propiedades, esto es bueno ya que si en la factura, se elimina o aumenta ítems estos valores se cambian de manera automática sin que tengamos que llamar a la propiedad y asignarle un nuevo valor cada vez que se añada o elimine un ítem en la factura.</text:p>
      <text:p text:style-name="P163">Además se muestra métodos como facturar que es crear una factura nueva, cobrar factura que es marcar a una factura como pagada para esto es necesario crear una propiedad en la que podamos guardar este estado, lo mismo sucede con abonar y anular factura.</text:p>
      <text:p text:style-name="P17"/>
      <text:p text:style-name="P365">Observación: Como se mencionó al principio de este artículo, el objeto factura puede estar formado por más objetos, es decir, cada propiedad puede ser un objeto ya que cuentan con sus propios métodos y propiedades, si tomamos al cliente como objeto ya no tendríamos que llenar la factura con todo los datos del cliente, sino que bastaría con buscar al cliente y asignarlo a una factura esta <text:span text:style-name="T345">referenciaría</text:span> de forma automática los datos del cliente a la factura, sucede exactamente lo mismo con los ítems de la factura la diferencia es que la factura soporta muchos ítems de facturación, dependiendo el formato, entonces es más fácil tomar a los ítems y <text:span text:style-name="T345">referenciarlos</text:span> a la factura con esto ya no habría la necesidad de estar ingresado la descripción o los valores en las líneas de los ítems de la factura.</text:p>
      <text:p text:style-name="P17"/>
      <text:p text:style-name="P74">Ejemplo de Objeto Imaginario.</text:p>
      <text:p text:style-name="P17"/>
      <text:p text:style-name="P163">Para este ejemplo quería mostrarles como se hace el análisis para crear un objeto imaginario básico, este trabajo no pretende ser un manual para nada de ningún tipo, <text:span text:style-name="T345">pero son elementos que un programador debe conocer.</text:span></text:p>
      <text:p text:style-name="P17"/>
      <text:p text:style-name="P163">Pensemos en algo que todos lo que hemos programado necesitamos, un objeto que trabaje con la base de datos, las ventajas de esto, es que para trabajar con la BD solamente hace falta llamar al objeto e indicarle lo que tiene que hacer, <text:span text:style-name="T345">es una entidad que trabaja directamente con la base de datos y sirve de enlace para los demás niveles de la aplicación </text:span><text:span text:style-name="T347">brindando seguridad a los datos</text:span><text:span text:style-name="T345">.</text:span></text:p>
      <text:p text:style-name="P163"/>
      <text:p text:style-name="P162">Al igual que con la factura vamos a revisar las características principales del objeto:</text:p>
      <text:list xml:id="list5053300764760813306" text:style-name="WWNum9">
        <text:list-item>
          <text:p text:style-name="P630">Conectarse con la BD</text:p>
        </text:list-item>
        <text:list-item>
          <text:p text:style-name="P630">Enviar datos a la BD</text:p>
        </text:list-item>
        <text:list-item>
          <text:p text:style-name="P630">Traer datos de la BD</text:p>
        </text:list-item>
        <text:list-item>
          <text:p text:style-name="P630">Recibir órdenes y datos de la aplicación</text:p>
        </text:list-item>
        <text:list-item>
          <text:p text:style-name="P630">Enviar información a la aplicación</text:p>
        </text:list-item>
      </text:list>
      <text:p text:style-name="P17"/>
      <text:p text:style-name="P163">En el gráfico podemos ver una pequeña analogía del objeto, podemos ver que la aplicación y la base de datos nunca de conectan directamente, lo hacen a través de un objeto, esto facilita centralizar todas las operaciones contra la base de datos y filtrar todos los datos permitiendo crear un punto de control, a su vez la aplicación recibe datos que “entiende” porque el objeto los retorna de manera que la aplicación los pueda mostrar al usuario. Esta es la razón por la que no hay una conexión directa entre la aplicación y la base de datos (aunque podría existir).</text:p>
      <text:p text:style-name="P17"/>
      <text:p text:style-name="P74">Resumen de Propiedades encontrados Objeto</text:p>
      <text:p text:style-name="P163">Para definir las propiedades del objeto primero tememos que ver sus características, las cuales listamos anteriormente.</text:p>
      <text:p text:style-name="P163"><text:soft-page-break/></text:p>
      <text:p text:style-name="P339"/>
      <text:p text:style-name="P339"/>
      <text:p text:style-name="P339">Conectarse con la DB:</text:p>
      <text:p text:style-name="P169">Para realizar una conexión hace falta conocer algunos datos como son:</text:p>
      <text:list xml:id="list7649790448801975798" text:style-name="WWNum10">
        <text:list-item>
          <text:p text:style-name="P631">Dirección del Servidor</text:p>
        </text:list-item>
        <text:list-item>
          <text:p text:style-name="P631">Puerto de Conexión</text:p>
        </text:list-item>
        <text:list-item>
          <text:p text:style-name="P631">Usuario de la BD</text:p>
        </text:list-item>
        <text:list-item>
          <text:p text:style-name="P631">Contraseña de la BD</text:p>
        </text:list-item>
        <text:list-item>
          <text:p text:style-name="P631">Nombre de la BD</text:p>
        </text:list-item>
      </text:list>
      <text:p text:style-name="P12"/>
      <text:p text:style-name="P163">Luego de saber dónde y cómo establecer una conexión con el servidor de bases de datos, empiezo a interactuar con él, analicemos el tipo de información que se va a enviar y recibir. </text:p>
      <text:p text:style-name="P163"/>
      <text:p text:style-name="P163">Se va a enviar cadenas de texto (consultas) y recibir datos, los datos que recibimos por lo general se retornan en forma de matriz o arreglo multidimensional.</text:p>
      <text:list xml:id="list7303756595602619951" text:style-name="WWNum11">
        <text:list-item>
          <text:p text:style-name="P632">Consulta</text:p>
        </text:list-item>
        <text:list-item>
          <text:p text:style-name="P633">Resultados en matriz</text:p>
        </text:list-item>
      </text:list>
      <text:p text:style-name="P17"/>
      <text:p text:style-name="P163">La consulta es la información que la aplicación solicita al objeto y los resultados es lo que la aplicación recibe del objeto.</text:p>
      <text:p text:style-name="P17"/>
      <text:p text:style-name="P263">Resumen de Métodos encontrados Objeto</text:p>
      <text:list xml:id="list6921776809584642565" text:style-name="WWNum12">
        <text:list-item>
          <text:p text:style-name="P642">Conectar y desconectar del servidor</text:p>
        </text:list-item>
        <text:list-item>
          <text:p text:style-name="P642">Controlar consultas</text:p>
        </text:list-item>
        <text:list-item>
          <text:p text:style-name="P642">Leer información de la BD</text:p>
        </text:list-item>
        <text:list-item>
          <text:p text:style-name="P642">Enviar datos a la BD</text:p>
        </text:list-item>
      </text:list>
      <text:p text:style-name="P17"/>
      <text:p text:style-name="P364">Observación: Si bien es cierto se puede conectar directamente la aplicación a la base de datos, no es recomendable ya que sería muy difícil mantener y controlar esa aplicación veamos el ¿por qué?.</text:p>
      <text:p text:style-name="P364"/>
      <text:p text:style-name="P364">Cuando tenemos la gestión de la base de datos por separado es fácil cambiar de servidor cambiando algunos parámetros en la cadena de conexión, en lugar de editar cada línea en la que se llama al servidor, vamos más allá, si queremos poner un punto de control para depurar las consultas enviadas al servidor desde la aplicación podemos establecer filtros para que las entradas sean limpias y con esto evitar que alguien vea información sensible, veamos un ejemplo para que se entienda mejor:</text:p>
      <text:p text:style-name="P17"/>
      <text:p text:style-name="P17"><text:span text:style-name="T240">En una aplicación web en la que el usuario se identifica con el sitio, ingresa la información para usuario y contraseña, si uno conecta directamente esta pantalla a la base de datos es decir armar la consulta con lo ingresado en el formulario, corre el riesgo de que el usuario ingrese código SQL y que la aplicación responda ese </text:span><text:span text:style-name="T240">código como lo haría normalmente, a esto se le conoce como inyección SQL, con el objeto esto podría ser neutralizado ya que primero depuramos la cadena de </text:span><text:span text:style-name="T240">consulta eliminando comandos que no deberían estar ahí o quitando caracteres de especiales.</text:span></text:p>
      <text:p text:style-name="P17"/>
      <text:p text:style-name="P17"/>
      <text:p text:style-name="P75"><text:soft-page-break/>Tipos De Datos</text:p>
      <text:p text:style-name="P75"/>
      <text:p text:style-name="P277">La parte más importante de la programación en si son las variables, todos los lenguajes de programación sin excepción manejan variables, el contenido de las variables se lo conoce como dato, los datos tienen varios niveles de complejidad pero los más básicos son:</text:p>
      <text:list xml:id="list7774843582744168543" text:style-name="L3">
        <text:list-item>
          <text:p text:style-name="P545">Numéricos</text:p>
        </text:list-item>
        <text:list-item>
          <text:p text:style-name="P545">Texto</text:p>
        </text:list-item>
        <text:list-item>
          <text:p text:style-name="P545">Booleanos</text:p>
        </text:list-item>
      </text:list>
      <text:p text:style-name="P277"/>
      <text:p text:style-name="P278"/>
      <text:list xml:id="list1353064982" text:continue-numbering="true" text:style-name="L3">
        <text:list-header>
          <text:p text:style-name="P545"/>
        </text:list-header>
      </text:list>
      <text:p text:style-name="P95">Numéricos:</text:p>
      <text:p text:style-name="P213">Los datos de este tipo son usados principalmente para operaciones matemáticas, dentro de la programación existe una subdivisión para este tipo de datos, se los divide para optimizar el uso de la memoria y mejorar la precisión los cálculos.</text:p>
      <text:p text:style-name="P213"/>
      <text:p text:style-name="P113"><text:span text:style-name="T357">Enteros.- </text:span><text:span text:style-name="T250">Son números enteros, en algunos lenguajes se dividen en pequeños (short int), normales (int), y grandes (big int), se especifica su tamaño al declarar la variable y el sistema le asigna un espacio de memoria de cuerdo al tipo de entero.</text:span></text:p>
      <text:p text:style-name="P113"><text:span text:style-name="T357">Flotantes.-</text:span><text:span text:style-name="T250"> Estos son números de precisión son números que tienen decimales al igual que los enteros se pueden clasificar en normales, pequeños, y grandes, en determinados lenguajes se puede establecer el numero de decimales que puede tener.</text:span></text:p>
      <text:p text:style-name="P213"/>
      <text:p text:style-name="P59"><text:span text:style-name="T76">C</text:span><text:span text:style-name="T70">adenas</text:span></text:p>
      <text:p text:style-name="P171"><text:span text:style-name="T358">La cadenas </text:span><text:span text:style-name="T359">(</text:span><text:span text:style-name="T358">strings </text:span><text:span text:style-name="T359">| char)</text:span><text:span text:style-name="T358"> por su termino en ingles no son más que el conjunto de letras números y símbolos, </text:span><text:span text:style-name="T359">las cadenas son usadas para almacenar datos como nombres , lugares, etc, </text:span><text:span text:style-name="T358"><text:s/></text:span><text:span text:style-name="T359">la ventaja de los strings es el bajo consumo de memoria, en algunos lenguajes al igual como con los números se puede especificar el tamaño de la cadena como normal, pequeña, grande o muy grande.</text:span></text:p>
      <text:p text:style-name="P59"/>
      <text:p text:style-name="P95">Booleanos</text:p>
      <text:p text:style-name="P170">Este tipo de variable es quizás uno de los más primitivos pero aún es muy útil <text:s/>a la hora de desarrollar, <text:span text:style-name="T359">tiene el nivel más bajo de consumo de memoria a un bit , los posibles valores de estas variables son </text:span>“True” o “False” verdadero o falso.</text:p>
      <text:p text:style-name="P59"/>
      <text:p text:style-name="P278">Existen unos tipos de datos más complejos, pero en esencia es la unión de los anteriores:</text:p>
      <text:list xml:id="list5567268507357706661" text:style-name="L4">
        <text:list-item>
          <text:p text:style-name="P546">Arreglos</text:p>
        </text:list-item>
        <text:list-item>
          <text:p text:style-name="P546">NULL</text:p>
        </text:list-item>
        <text:list-item>
          <text:p text:style-name="P546">Objeto</text:p>
        </text:list-item>
      </text:list>
      <text:p text:style-name="P59"/>
      <text:p text:style-name="P96">Arreglo<text:span text:style-name="T360">s:</text:span></text:p>
      <text:p text:style-name="P214">Este es más una estructura que un tipo de dato, pero en los lenguajes de programación se lo conoce como tipo de dato, los arreglos son colecciones de datos de cualquier tipo inclusive puede ser una colección de objetos.</text:p>
      <text:p text:style-name="P214"/>
      <text:p text:style-name="P214">Definiendo, arreglo seria una lista de de datos que contiene una posición siendo la inicial 0 “cero” y la final n, un arreglo puede contener n elementos.</text:p>
      <text:p text:style-name="P214"/>
      <text:p text:style-name="P24"><text:soft-page-break/></text:p>
      <text:p text:style-name="P75">Nulos:</text:p>
      <text:p text:style-name="P279">Este más que un tipo de dato es un estado de la variable, pero en la mayoría de lenguajes se lo conoce como tipo de dato ya que es útil para determinadas operaciones, este tipo de dato o estado de una variable quiere decir que la variable en cuestión no tiene asignado ningún tipo de valor.</text:p>
      <text:p text:style-name="P59"/>
      <text:p text:style-name="P59"/>
      <text:p text:style-name="P95">Objeto:</text:p>
      <text:p text:style-name="P406">Esta es la forma de dato más compleja que existe en la POO, un objeto es un conjunto de propiedades y métodos instanciados en una variable, convirtiendo a la variable en el tipo de dato que la clase del objeto representa.</text:p>
      <text:p text:style-name="P406"/>
      <text:p text:style-name="P407">En varios lenguajes para crear un objeto es necesario usar la palabra clave “new” y asignarla a una variable, y para usarlo se accede a los métodos y propiedades desde la variable, dependiendo del lenguaje con el que se trabaje el uso de los métodos y funciones varían siendo las mas comunes:</text:p>
      <text:p text:style-name="P25"><text:span text:style-name="T361">el punto “.” y el operador <text:s/></text:span><text:span text:style-name="T362">guión</text:span><text:span text:style-name="T361"> medio mayor que “-&gt;”.</text:span></text:p>
      <text:p text:style-name="P59"/>
      <text:p text:style-name="P95">2.11.6.<text:tab/>Operadores</text:p>
      <text:p text:style-name="P170">Que sería de las variables si no se pudieran <text:span text:style-name="T362">realizar nada</text:span> con ellas, los operadores nos permiten hacer toda clase de tareas con ellas, <text:span text:style-name="T362">operaciones matemáticas</text:span>, <text:span text:style-name="T362">compararlas, asignarlas, o limpiarlas.</text:span></text:p>
      <text:p text:style-name="P215"/>
      <text:p text:style-name="P216">Descripción tipos de operadores:</text:p>
      <text:p text:style-name="P59"/>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6">Operador</text:p>
          </table:table-cell>
          <table:table-cell table:style-name="Tabla14.A1" office:value-type="string">
            <text:p text:style-name="P6">Descripción</text:p>
          </table:table-cell>
          <table:table-cell table:style-name="Tabla14.C1" office:value-type="string">
            <text:p text:style-name="P6">Ejemplo</text:p>
          </table:table-cell>
        </table:table-row>
        <table:table-row table:style-name="Tabla14.1">
          <table:table-cell table:style-name="Tabla14.A2" office:value-type="string">
            <text:p text:style-name="P6">=</text:p>
          </table:table-cell>
          <table:table-cell table:style-name="Tabla14.B2" office:value-type="string">
            <text:p text:style-name="P4">Asignación (Binario) </text:p>
          </table:table-cell>
          <table:table-cell table:style-name="Tabla14.C2" office:value-type="string">
            <text:p text:style-name="P4">x = “valor”</text:p>
          </table:table-cell>
        </table:table-row>
        <table:table-row table:style-name="Tabla14.1">
          <table:table-cell table:style-name="Tabla14.A2" office:value-type="string">
            <text:p text:style-name="P6">++</text:p>
          </table:table-cell>
          <table:table-cell table:style-name="Tabla14.B2" office:value-type="string">
            <text:p text:style-name="P9">Incremento, aumenta en uno al valor, si va antes de la variable la variable es incrementada antes de ser usada, caso contrario es incrementada después. (Unitario se aplica a una sola variable)</text:p>
          </table:table-cell>
          <table:table-cell table:style-name="Tabla14.C2" office:value-type="string">
            <text:p text:style-name="P4">x++&lt;o&gt; ++x</text:p>
          </table:table-cell>
        </table:table-row>
        <table:table-row table:style-name="Tabla14.1">
          <table:table-cell table:style-name="Tabla14.A2" office:value-type="string">
            <text:p text:style-name="P6">--</text:p>
          </table:table-cell>
          <table:table-cell table:style-name="Tabla14.B2" office:value-type="string">
            <text:p text:style-name="P4">Decremento en uno, se aplica los mismos principios del incremento. (Unitario)</text:p>
          </table:table-cell>
          <table:table-cell table:style-name="Tabla14.C2" office:value-type="string">
            <text:p text:style-name="P4">x --&lt;o&gt; --x</text:p>
          </table:table-cell>
        </table:table-row>
        <table:table-row table:style-name="Tabla14.1">
          <table:table-cell table:style-name="Tabla14.A2" office:value-type="string">
            <text:p text:style-name="P6">+</text:p>
          </table:table-cell>
          <table:table-cell table:style-name="Tabla14.B2" office:value-type="string">
            <text:p text:style-name="P4">Suma (binario se usa con dos variables)</text:p>
          </table:table-cell>
          <table:table-cell table:style-name="Tabla14.C2" office:value-type="string">
            <text:p text:style-name="P4">x = a + b &lt;o&gt; x = d +9 </text:p>
          </table:table-cell>
        </table:table-row>
        <table:table-row table:style-name="Tabla14.1">
          <table:table-cell table:style-name="Tabla14.A2" office:value-type="string">
            <text:p text:style-name="P6">-</text:p>
          </table:table-cell>
          <table:table-cell table:style-name="Tabla14.B2" office:value-type="string">
            <text:p text:style-name="P4">Resta (binario)</text:p>
          </table:table-cell>
          <table:table-cell table:style-name="Tabla14.C2" office:value-type="string">
            <text:p text:style-name="P4">x = a-g &lt;o&gt; x = h - p</text:p>
          </table:table-cell>
        </table:table-row>
        <table:table-row table:style-name="Tabla14.1">
          <table:table-cell table:style-name="Tabla14.A2" office:value-type="string">
            <text:p text:style-name="P6">/</text:p>
          </table:table-cell>
          <table:table-cell table:style-name="Tabla14.B2" office:value-type="string">
            <text:p text:style-name="P4">División (binario)</text:p>
          </table:table-cell>
          <table:table-cell table:style-name="Tabla14.C2" office:value-type="string">
            <text:p text:style-name="P4">x = a/b &lt;o&gt; x = a/98</text:p>
          </table:table-cell>
        </table:table-row>
        <table:table-row table:style-name="Tabla14.1">
          <table:table-cell table:style-name="Tabla14.A2" office:value-type="string">
            <text:p text:style-name="P6">*</text:p>
          </table:table-cell>
          <table:table-cell table:style-name="Tabla14.B2" office:value-type="string">
            <text:p text:style-name="P4">Multiplicación (binario)</text:p>
          </table:table-cell>
          <table:table-cell table:style-name="Tabla14.C2" office:value-type="string">
            <text:p text:style-name="P4">x = a+b &lt;o&gt; x = a*3</text:p>
          </table:table-cell>
        </table:table-row>
        <text:soft-page-break/>
        <table:table-row table:style-name="Tabla14.1">
          <table:table-cell table:style-name="Tabla14.A2" office:value-type="string">
            <text:p text:style-name="P6">%</text:p>
          </table:table-cell>
          <table:table-cell table:style-name="Tabla14.B2" office:value-type="string">
            <text:p text:style-name="P4">Modulo (binario), toma el residuo de una división, su valor es cero cuando la división es exacta.</text:p>
          </table:table-cell>
          <table:table-cell table:style-name="Tabla14.C2" office:value-type="string">
            <text:p text:style-name="P4">x = a%2</text:p>
          </table:table-cell>
        </table:table-row>
        <table:table-row table:style-name="Tabla14.1">
          <table:table-cell table:style-name="Tabla14.A2" office:value-type="string">
            <text:p text:style-name="P6">&lt;</text:p>
          </table:table-cell>
          <table:table-cell table:style-name="Tabla14.B2" office:value-type="string">
            <text:p text:style-name="P4">Mayor que (booleano resultado verdadero o falso)</text:p>
          </table:table-cell>
          <table:table-cell table:style-name="Tabla14.C2" office:value-type="string">
            <text:p text:style-name="P4">2 &lt; 3 = true &lt;o&gt; 3 &lt; <text:s/>2 = false </text:p>
          </table:table-cell>
        </table:table-row>
        <table:table-row table:style-name="Tabla14.1">
          <table:table-cell table:style-name="Tabla14.A2" office:value-type="string">
            <text:p text:style-name="P6">&gt;</text:p>
          </table:table-cell>
          <table:table-cell table:style-name="Tabla14.B2" office:value-type="string">
            <text:p text:style-name="P4">Menor que (booleano)</text:p>
          </table:table-cell>
          <table:table-cell table:style-name="Tabla14.C2" office:value-type="string">
            <text:p text:style-name="P4">1 &gt; 3 = true &lt;o&gt; 3 &gt; 1 = false</text:p>
          </table:table-cell>
        </table:table-row>
        <table:table-row table:style-name="Tabla14.1">
          <table:table-cell table:style-name="Tabla14.A2" office:value-type="string">
            <text:p text:style-name="P6">==</text:p>
          </table:table-cell>
          <table:table-cell table:style-name="Tabla14.B2" office:value-type="string">
            <text:p text:style-name="P4">Igualdad (booleano)</text:p>
          </table:table-cell>
          <table:table-cell table:style-name="Tabla14.C2" office:value-type="string">
            <text:p text:style-name="P4">1 == 1 = true &lt;o&gt; true == false = false </text:p>
          </table:table-cell>
        </table:table-row>
        <table:table-row table:style-name="Tabla14.1">
          <table:table-cell table:style-name="Tabla14.A2" office:value-type="string">
            <text:p text:style-name="P6">=!</text:p>
          </table:table-cell>
          <table:table-cell table:style-name="Tabla14.B2" office:value-type="string">
            <text:p text:style-name="P4">Diferente de (booleano)</text:p>
          </table:table-cell>
          <table:table-cell table:style-name="Tabla14.C2" office:value-type="string">
            <text:p text:style-name="P4">3 != 3 = false &lt;o&gt; 3 != 4 = true <text:s text:c="2"/></text:p>
          </table:table-cell>
        </table:table-row>
        <table:table-row table:style-name="Tabla14.1">
          <table:table-cell table:style-name="Tabla14.A2" office:value-type="string">
            <text:p text:style-name="P6">&lt;&gt;</text:p>
          </table:table-cell>
          <table:table-cell table:style-name="Tabla14.B2" office:value-type="string">
            <text:p text:style-name="P4">Diferente de (booleano)</text:p>
          </table:table-cell>
          <table:table-cell table:style-name="Tabla14.C2" office:value-type="string">
            <text:p text:style-name="P4">3 &lt;&gt; 3 = false &lt;o&gt; 3 &lt;&gt; 4 = true</text:p>
          </table:table-cell>
        </table:table-row>
        <table:table-row table:style-name="Tabla14.1">
          <table:table-cell table:style-name="Tabla14.A2" office:value-type="string">
            <text:p text:style-name="P6">&lt;=</text:p>
          </table:table-cell>
          <table:table-cell table:style-name="Tabla14.B2" office:value-type="string">
            <text:p text:style-name="P4">Menor o igual que (booleano)</text:p>
          </table:table-cell>
          <table:table-cell table:style-name="Tabla14.C2" office:value-type="string">
            <text:p text:style-name="P4">1 &lt;= 2 = true &lt;o&gt; 2 &lt;= 1 = false</text:p>
          </table:table-cell>
        </table:table-row>
        <table:table-row table:style-name="Tabla14.1">
          <table:table-cell table:style-name="Tabla14.A2" office:value-type="string">
            <text:p text:style-name="P6">&gt;=</text:p>
          </table:table-cell>
          <table:table-cell table:style-name="Tabla14.B2" office:value-type="string">
            <text:p text:style-name="P4">Mayor o igual que (booleano)</text:p>
          </table:table-cell>
          <table:table-cell table:style-name="Tabla14.C2" office:value-type="string">
            <text:p text:style-name="P4">2 &gt;= 1 = true &lt;o&gt; 1 &gt;= 2 = false</text:p>
          </table:table-cell>
        </table:table-row>
        <table:table-row table:style-name="Tabla14.1">
          <table:table-cell table:style-name="Tabla14.A2" office:value-type="string">
            <text:p text:style-name="P6">!</text:p>
          </table:table-cell>
          <table:table-cell table:style-name="Tabla14.B2" office:value-type="string">
            <text:p text:style-name="P4">Negación (booleano)</text:p>
          </table:table-cell>
          <table:table-cell table:style-name="Tabla14.C2" office:value-type="string">
            <text:p text:style-name="P4">!true = false &lt;o&gt; !false = true</text:p>
          </table:table-cell>
        </table:table-row>
        <table:table-row table:style-name="Tabla14.1">
          <table:table-cell table:style-name="Tabla14.A2" office:value-type="string">
            <text:p text:style-name="P6">&amp;&amp;</text:p>
          </table:table-cell>
          <table:table-cell table:style-name="Tabla14.B2" office:value-type="string">
            <text:p text:style-name="P4">Y (Booleano)</text:p>
          </table:table-cell>
          <table:table-cell table:style-name="Tabla14.C2" office:value-type="string">
            <text:p text:style-name="P4">true &amp;&amp; true = true</text:p>
            <text:p text:style-name="P4">true &amp;&amp; false = false</text:p>
            <text:p text:style-name="P4">false &amp;&amp; false = false</text:p>
          </table:table-cell>
        </table:table-row>
        <table:table-row table:style-name="Tabla14.1">
          <table:table-cell table:style-name="Tabla14.A19" office:value-type="string">
            <text:p text:style-name="P6">|</text:p>
          </table:table-cell>
          <table:table-cell table:style-name="Tabla14.B19" office:value-type="string">
            <text:p text:style-name="P4">O (booleano)</text:p>
          </table:table-cell>
          <table:table-cell table:style-name="Tabla14.C19" office:value-type="string">
            <text:p text:style-name="P4">true || false = true</text:p>
            <text:p text:style-name="P4">false || true = true</text:p>
            <text:p text:style-name="P4">true || true = true</text:p>
            <text:p text:style-name="P4">false || false = false</text:p>
          </table:table-cell>
        </table:table-row>
      </table:table>
      <text:p text:style-name="P59"/>
      <text:p text:style-name="P23"/>
      <text:p text:style-name="P23"/>
      <text:p text:style-name="P400">Estructuras de Control</text:p>
      <text:p text:style-name="P144"/>
      <text:p text:style-name="P26"><text:span text:style-name="T16">Las estructura de control, ayudan a definir el flujo del programa, <text:s/>estos flujos son controlados por los operadores lógicos vistos en el capítulo anterior, </text:span><text:span text:style-name="T2">gracias </text:span><text:span text:style-name="T16">a las estructuras </text:span><text:span text:style-name="T2">podemos optimizar operaciones repetitivas </text:span><text:span text:style-name="T16">o recorrer arreglos</text:span><text:span text:style-name="T2">, </text:span><text:span text:style-name="T16">el control de las estructuras en su mayoría esta definido por verdadero y falso, es decir que se ejecutan determinadas sentencias mientras se cumpla una condición.</text:span></text:p>
      <text:p text:style-name="P217"/>
      <text:p text:style-name="P217"/>
      <text:p text:style-name="P95">Estructura De Control If Else</text:p>
      <text:p text:style-name="P172"><text:span text:style-name="T363">Es una estructura muy </text:span><text:span text:style-name="T364">básica</text:span><text:span text:style-name="T363"> de pero muy </text:span><text:span text:style-name="T364">útil</text:span><text:span text:style-name="T363">, lo que hace es evaluar una </text:span><text:span text:style-name="T364">condición</text:span><text:span text:style-name="T363"> dependiendo del resultado, verdadero o falso ejecuta un bloque de sentencias:</text:span></text:p>
      <text:p text:style-name="P218"/>
      <text:p text:style-name="P59"><text:soft-page-break/></text:p>
      <text:p text:style-name="P95">Ejemplo:</text:p>
      <text:p text:style-name="P59"/>
      <text:p text:style-name="P59"><text:span text:style-name="_5f_OOoComputerKeyWord"><text:span text:style-name="T164">If</text:span></text:span><text:span text:style-name="T164"> </text:span><text:span text:style-name="_5f_OOoComputerKeyWord"><text:span text:style-name="T164">(</text:span></text:span><text:span text:style-name="_5f_OOoComputerIdent"><text:span text:style-name="T164">condición</text:span></text:span><text:span text:style-name="_5f_OOoComputerKeyWord"><text:span text:style-name="T164">)</text:span></text:span></text:p>
      <text:p text:style-name="P60"><text:span text:style-name="_5f_OOoComputerIdent"><text:span text:style-name="T164">ejecuta</text:span></text:span><text:span text:style-name="T164"> </text:span><text:span text:style-name="_5f_OOoComputerIdent"><text:span text:style-name="T164">grupo</text:span></text:span><text:span text:style-name="T164"> </text:span><text:span text:style-name="_5f_OOoComputerIdent"><text:span text:style-name="T164">de</text:span></text:span><text:span text:style-name="T164"> </text:span><text:span text:style-name="_5f_OOoComputerIdent"><text:span text:style-name="T164">sentencias</text:span></text:span><text:span text:style-name="T164"> </text:span><text:span text:style-name="_5f_OOoComputerIdent"><text:span text:style-name="T164">si</text:span></text:span><text:span text:style-name="T164"> </text:span><text:span text:style-name="_5f_OOoComputerIdent"><text:span text:style-name="T164">es</text:span></text:span><text:span text:style-name="T164"> </text:span><text:span text:style-name="_5f_OOoComputerIdent"><text:span text:style-name="T164">verdadero</text:span></text:span></text:p>
      <text:p text:style-name="P60"><text:span text:style-name="_5f_OOoComputerKeyWord"><text:span text:style-name="T164">else</text:span></text:span></text:p>
      <text:p text:style-name="P60"><text:span text:style-name="_5f_OOoComputerIdent"><text:span text:style-name="T164">ejecuta</text:span></text:span><text:span text:style-name="T164"> </text:span><text:span text:style-name="_5f_OOoComputerIdent"><text:span text:style-name="T164">grupo</text:span></text:span><text:span text:style-name="T164"> </text:span><text:span text:style-name="_5f_OOoComputerIdent"><text:span text:style-name="T164">de</text:span></text:span><text:span text:style-name="T164"> </text:span><text:span text:style-name="_5f_OOoComputerIdent"><text:span text:style-name="T164">sentencias</text:span></text:span><text:span text:style-name="T164"> </text:span><text:span text:style-name="_5f_OOoComputerIdent"><text:span text:style-name="T164">si</text:span></text:span><text:span text:style-name="T164"> </text:span><text:span text:style-name="_5f_OOoComputerIdent"><text:span text:style-name="T164">es</text:span></text:span><text:span text:style-name="T164"> </text:span><text:span text:style-name="_5f_OOoComputerIdent"><text:span text:style-name="T164">falos</text:span></text:span></text:p>
      <text:p text:style-name="P366"/>
      <text:p text:style-name="P95">Estructura De Control Switch</text:p>
      <text:p text:style-name="P23"><text:span text:style-name="T2">Este es una estructura que permite listar una serie de condiciones, permite ejecutar determinadas líneas de código para cada opción en caso de que alguna sea verdadera, </text:span><text:span text:style-name="T17">en algunos lenguajes es necesaria la palabra beak después de la definición de las tareas para cada condición.</text:span></text:p>
      <text:p text:style-name="P59"/>
      <text:p text:style-name="P97">Ejemplo:</text:p>
      <text:p text:style-name="P97"/>
      <text:p text:style-name="P454"><text:span text:style-name="_5f_OOoComputerKeyWord"><text:span text:style-name="T462">switch</text:span></text:span><text:span text:style-name="_5f_OOoComputerKeyWord"><text:span text:style-name="T480">(</text:span></text:span><text:span text:style-name="_5f_OOoComputerKeyWord"><text:span text:style-name="T319">valor</text:span></text:span><text:span text:style-name="_5f_OOoComputerKeyWord"><text:span text:style-name="T480">)</text:span></text:span><text:span text:style-name="_5f_OOoComputerKeyWord"><text:span text:style-name="T533">{</text:span></text:span></text:p>
      <text:p text:style-name="P527"><text:s text:c="8"/><text:span text:style-name="T451">case</text:span> <text:span text:style-name="T476">(</text:span>condición<text:span text:style-name="T476">)</text:span><text:span text:style-name="T530">:</text:span></text:p>
      <text:p text:style-name="P527"><text:s text:c="16"/>Sentencias a ejecutar</text:p>
      <text:p text:style-name="P527"><text:s text:c="16"/>romper <text:span text:style-name="T451">switch</text:span></text:p>
      <text:p text:style-name="P527"><text:s text:c="8"/><text:span text:style-name="T451">case</text:span> <text:span text:style-name="T476">(</text:span>otra condición<text:span text:style-name="T476">)</text:span><text:span text:style-name="T530">:</text:span></text:p>
      <text:p text:style-name="P527"><text:s text:c="16"/>Sentencias a ejecutar</text:p>
      <text:p text:style-name="P527"><text:s text:c="16"/>romper <text:span text:style-name="T451">switch</text:span></text:p>
      <text:p text:style-name="P535">}</text:p>
      <text:p text:style-name="P410"/>
      <text:p text:style-name="P219">La diferencia con el If Else es que se tiene la posibilidad de evaluar distintas condiciones y que la estructura solo responde cuando una de las condiciones es verdadera no responde a condiciones que no se cumplan.</text:p>
      <text:p text:style-name="P219"/>
      <text:p text:style-name="P95">Estructura De Control For <text:span text:style-name="T365">y For In</text:span></text:p>
      <text:p text:style-name="P220">Es una estructura que repite un bloque de sentencias siempre y cuando la condición sea verdadera, se los conoce como bucles, el numero de veces que repite un código esta definido por el programador, se puede usar variables para definir el alcance.</text:p>
      <text:p text:style-name="P220"><text:s/></text:p>
      <text:p text:style-name="P98">Ejemplo:</text:p>
      <text:p text:style-name="P98"/>
      <text:p text:style-name="P382"><text:span text:style-name="_5f_OOoComputerKeyWord"><text:span text:style-name="T165">for(</text:span></text:span><text:span text:style-name="_5f_OOoComputerIdent"><text:span text:style-name="T18">valor</text:span></text:span><text:span text:style-name="T18"> </text:span><text:span text:style-name="_5f_OOoComputerIdent"><text:span text:style-name="T18">inicial</text:span></text:span><text:span text:style-name="_5f_OOoComputerKeyWord"><text:span text:style-name="T165">|</text:span></text:span><text:span text:style-name="_5f_OOoComputerIdent"><text:span text:style-name="T18">final</text:span></text:span><text:span text:style-name="_5f_OOoComputerKeyWord"><text:span text:style-name="T165">,</text:span></text:span><text:span text:style-name="T18"> </text:span><text:span text:style-name="_5f_OOoComputerIdent"><text:span text:style-name="T18">condición</text:span></text:span><text:span text:style-name="_5f_OOoComputerKeyWord"><text:span text:style-name="T165">,</text:span></text:span><text:span text:style-name="_5f_OOoComputerIdent"><text:span text:style-name="T18">incremento</text:span></text:span><text:span text:style-name="_5f_OOoComputerKeyWord"><text:span text:style-name="T165">|</text:span></text:span><text:span text:style-name="_5f_OOoComputerIdent"><text:span text:style-name="T18">decremento</text:span></text:span><text:span text:style-name="_5f_OOoComputerKeyWord"><text:span text:style-name="T165">)</text:span></text:span></text:p>
      <text:p text:style-name="P382"><text:span text:style-name="T18"><text:tab/></text:span><text:span text:style-name="_5f_OOoComputerIdent"><text:span text:style-name="T18">conjunto</text:span></text:span><text:span text:style-name="T18"> </text:span><text:span text:style-name="_5f_OOoComputerIdent"><text:span text:style-name="T18">de</text:span></text:span><text:span text:style-name="T18"> </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p>
      <text:p text:style-name="P145"/>
      <text:p text:style-name="P280">Esta estructura es usada para mostrar contenidos de un arreglo o de registros de una tabla, existe un bucle de control optimizado para recorrer arreglos su nombre varía de lenguaje a lenguaje aunque la funcionalidad es la misma, acepta como parámetros un arreglo y un nombre de variable, lo que hace es en cada vuelta asignar a la variable el valor del arreglo en la posición en la que se encuentra.</text:p>
      <text:p text:style-name="P280"/>
      <text:p text:style-name="P122">Ejemplo:</text:p>
      <text:p text:style-name="P280"/>
      <text:p text:style-name="P382"><text:span text:style-name="_5f_OOoComputerKeyWord"><text:span text:style-name="T165">for</text:span></text:span><text:span text:style-name="T18"> </text:span><text:span text:style-name="_5f_OOoComputerKeyWord"><text:span text:style-name="T165">in</text:span></text:span><text:span text:style-name="T18"> </text:span><text:span text:style-name="_5f_OOoComputerKeyWord"><text:span text:style-name="T165">(</text:span></text:span><text:span text:style-name="_5f_OOoComputerIdent"><text:span text:style-name="T18">arreglo</text:span></text:span><text:span text:style-name="T18"> </text:span><text:span text:style-name="_5f_OOoComputerKeyWord"><text:span text:style-name="T165">as</text:span></text:span><text:span text:style-name="T18"> </text:span><text:span text:style-name="_5f_OOoComputerIdent"><text:span text:style-name="T18">ítem</text:span></text:span><text:span text:style-name="_5f_OOoComputerKeyWord"><text:span text:style-name="T165">)</text:span></text:span></text:p>
      <text:p text:style-name="P382"><text:span text:style-name="T18"><text:tab/></text:span><text:span text:style-name="_5f_OOoComputerIdent"><text:span text:style-name="T18">ítem</text:span></text:span><text:span text:style-name="T18"> </text:span><text:span text:style-name="_5f_OOoComputerIdent"><text:span text:style-name="T18">contiene</text:span></text:span><text:span text:style-name="T18"> </text:span><text:span text:style-name="_5f_OOoComputerIdent"><text:span text:style-name="T18">el</text:span></text:span><text:span text:style-name="T18"> </text:span><text:span text:style-name="_5f_OOoComputerIdent"><text:span text:style-name="T18">dato</text:span></text:span><text:span text:style-name="T18"> </text:span><text:span text:style-name="_5f_OOoComputerIdent"><text:span text:style-name="T18">de</text:span></text:span><text:span text:style-name="T18"> </text:span><text:span text:style-name="_5f_OOoComputerIdent"><text:span text:style-name="T18">la</text:span></text:span><text:span text:style-name="T18"> </text:span><text:span text:style-name="_5f_OOoComputerIdent"><text:span text:style-name="T18">posición</text:span></text:span><text:span text:style-name="T18"> </text:span><text:span text:style-name="_5f_OOoComputerIdent"><text:span text:style-name="T18">actual</text:span></text:span></text:p>
      <text:p text:style-name="P382"><text:span text:style-name="T18"><text:tab/></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span text:style-name="T18"> </text:span><text:span text:style-name="_5f_OOoComputerIdent"><text:span text:style-name="T18">en</text:span></text:span><text:span text:style-name="T18"> </text:span><text:span text:style-name="_5f_OOoComputerIdent"><text:span text:style-name="T18">cada</text:span></text:span><text:span text:style-name="T18"> </text:span><text:span text:style-name="_5f_OOoComputerIdent"><text:span text:style-name="T18">iteración</text:span></text:span></text:p>
      <text:p text:style-name="P280"/>
      <text:p text:style-name="P280"><text:soft-page-break/><text:s/></text:p>
      <text:p text:style-name="P61"><text:span text:style-name="T77">E</text:span><text:span text:style-name="T70">structura De Control While </text:span><text:span text:style-name="T77">y Do While</text:span></text:p>
      <text:p text:style-name="P23"><text:span text:style-name="T2">Esta es una estructura de control similar al </text:span><text:span text:style-name="T19">For ejecuta un bloque de código cuando la condición es verdadera, su principal diferencia con el For es que el programador tiene mayor control en cada iteración y puede salir del bucle haciendo que la condición sea falsa.</text:span></text:p>
      <text:p text:style-name="P221"/>
      <text:p text:style-name="P95">Ejemplo:</text:p>
      <text:p text:style-name="P95"/>
      <text:p text:style-name="P383"><text:span text:style-name="_5f_OOoComputerKeyWord"><text:span text:style-name="T166">while(</text:span></text:span><text:span text:style-name="_5f_OOoComputerIdent"><text:span text:style-name="T19">condición</text:span></text:span><text:span text:style-name="_5f_OOoComputerKeyWord"><text:span text:style-name="T166">)</text:span></text:span></text:p>
      <text:p text:style-name="P383"><text:span text:style-name="T19"><text:tab/></text:span><text:span text:style-name="_5f_OOoComputerIdent"><text:span text:style-name="T19">grup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206"/>
      <text:p text:style-name="P94"/>
      <text:p text:style-name="P281">La estructura Do While se usa para que un determinado bloque de sentencias se ejecuten al menos una vez, la diferencia con el While es que evalúa la condición al final de la iteración y no al inicio.</text:p>
      <text:p text:style-name="P281"/>
      <text:p text:style-name="P384"><text:span text:style-name="_5f_OOoComputerKeyWord"><text:span text:style-name="T167">Do</text:span></text:span></text:p>
      <text:p text:style-name="P384"><text:span text:style-name="T19"><text:tab/></text:span><text:span text:style-name="_5f_OOoComputerIdent"><text:span text:style-name="T19">grup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384"><text:span text:style-name="_5f_OOoComputerKeyWord"><text:span text:style-name="T166">while(</text:span></text:span><text:span text:style-name="_5f_OOoComputerIdent"><text:span text:style-name="T19">condición</text:span></text:span><text:span text:style-name="_5f_OOoComputerKeyWord"><text:span text:style-name="T166">)</text:span></text:span></text:p>
      <text:p text:style-name="P384"><text:span text:style-name="_5f_OOoComputerIdent"><text:span text:style-name="T19"/></text:span></text:p>
      <text:p text:style-name="P94">Introducción a PHP</text:p>
      <text:p text:style-name="P168">Esta es quizás una de las más importantes tecnologías <text:span text:style-name="T348">que se usan en este proyecto</text:span>, <text:span text:style-name="T348">es parte </text:span>central del proyecto, si la base de datos es el alma de toda aplicación este lenguaje hace que se genere el cuerpo de la aplicación, <text:span text:style-name="T348">con la ayuda de este lenguaje se </text:span>crear<text:span text:style-name="T348">á</text:span> un aplicación que estará encargada de gestionar la información ingresada por el usuario <text:span text:style-name="T348">y la contenida en la base de datos</text:span>, se puede decir que con este lenguaje se va a crear el motor que hace que el sistema funcione, es esta una razón lo suficientemente grande como para ponerle especial atención a sus conceptos.</text:p>
      <text:p text:style-name="P21"/>
      <text:p text:style-name="P168">Lo que en realidad se hace es crear un<text:span text:style-name="T349"> conjunto de scripts (textos) que trabajan juntos, mismos que forman una</text:span> aplicación que ayud<text:span text:style-name="T349">a</text:span> al usuario y administradores a usar la base de datos, pero la diferencia es que ese uso esta dictado por <text:span text:style-name="T349">los algoritmos que la componen</text:span>, si pensamos un segundo en la aplicación sabemos que toda la información se va a almacenar en la base de datos incluyendo la estructura del sitio <text:span text:style-name="T349">(en determinadas ocasiones)</text:span>, esta aplicación se encarga de <text:span text:style-name="T349">convertir datos en información útil al usuario.</text:span></text:p>
      <text:p text:style-name="P58"/>
      <text:p text:style-name="P94">2.14.1.<text:tab/>Referencia Del Lenguaje</text:p>
      <text:p text:style-name="P21"><text:span text:style-name="T2">Empecemos por definir la palabra PHP (acrónimo de </text:span><text:span text:style-name="Emphasis"><text:span text:style-name="T2">PHP: Hypertext Preprocessor</text:span></text:span><text:span text:style-name="T2">) se lo llama acrónimo porque hace referencia a sí mismo en su definición, este es un lenguaje de programación interpretado es decir que no se compila el código para poder usarlo.</text:span></text:p>
      <text:p text:style-name="P21"/>
      <text:p text:style-name="P21"><text:span text:style-name="T2">PHP es un lenguaje de programación muy popular en la actualidad soporta orientación a objetos, desde la versión 5, se lo puede obtener desde </text:span><text:a xlink:type="simple" xlink:href="http://php.net/"><text:span text:style-name="Internet_20_link"><text:span text:style-name="T2">http://php.net</text:span></text:span></text:a><text:span text:style-name="T2"> o incluido en un paquete como XAMP o WAMP, una de las ventajas de este lenguaje es su comunidad y su documentación, ya que la documentación es muy completa y esta traducida a varios idiomas entre ellos el español, y la comunidad es muy grande, es un buen lenguaje ara iniciarse en el mundo web.</text:span></text:p>
      <text:p text:style-name="P21"/>
      <text:p text:style-name="P168"><text:soft-page-break/>La historia es importante, razón por la cual la voy a mencionar, PHP fue escrito originalmente en Perl por un programador danés-canadiense llamado Rasmus Lerdorf en el año 1994 para presentar su currículum vítae en internet y guardar datos como la cantidad de visitas a su sitio, luego en 1997 dos programadores israelíes del Technion, Zeev Suraski y Andi Gutmans, reescribieron el analizador sintáctico (parser en inglés) en el año 1997 y crearon la base del PHP3, cambiando el nombre del lenguaje por PHP: Hypertext Preprocessor. Inmediatamente comenzaron experimentaciones públicas de PHP3 y fue publicado oficialmente en junio de 1998. Para 1999, Suraski y Gutmans reescribieron el código de PHP, iniciando así a uno de los lenguajes más usados en la web.</text:p>
      <text:p text:style-name="P21"/>
      <text:p text:style-name="P168">El 13 de julio de 2004, fue lanzado PHP 5, utilizando el motor Zend Engine 2.0 (o Zend Engine 2)1 . Incluye todas las ventajas que provee el nuevo Zend Engine 2 como:</text:p>
      <text:p text:style-name="P21"/>
      <text:list xml:id="list4171855849034550288" text:style-name="WWNum23">
        <text:list-item>
          <text:p text:style-name="P634">Mejor soporte para la programación orientada a objetos, que en versiones anteriores era extremadamente rudimentario.</text:p>
        </text:list-item>
        <text:list-item>
          <text:p text:style-name="P634">Mejoras de rendimiento.</text:p>
        </text:list-item>
        <text:list-item>
          <text:p text:style-name="P634">Mejor soporte para MySQL con extensión completamente reescrita.</text:p>
        </text:list-item>
        <text:list-item>
          <text:p text:style-name="P634">Mejor soporte a XML (XPath, DOM, etc.).</text:p>
        </text:list-item>
        <text:list-item>
          <text:p text:style-name="P634">Soporte nativo para SQLite.</text:p>
        </text:list-item>
        <text:list-item>
          <text:p text:style-name="P634">Soporte integrado para SOAP.</text:p>
        </text:list-item>
        <text:list-item>
          <text:p text:style-name="P634">Iteradores de datos.</text:p>
        </text:list-item>
        <text:list-item>
          <text:p text:style-name="P634">Manejo de excepciones.</text:p>
        </text:list-item>
        <text:list-item>
          <text:p text:style-name="P634">Mejoras con la implementación con Oracle.</text:p>
        </text:list-item>
      </text:list>
      <text:p text:style-name="P58"/>
      <text:p text:style-name="P94">2.14.2.<text:tab/>Sintaxis Básica</text:p>
      <text:p text:style-name="P398"><text:span text:style-name="T2">P</text:span><text:span text:style-name="T2">HP hereda mucha de la sintaxis de C/C++, cada sentencia termina con punto y coma </text:span><text:span text:style-name="T70">“;”</text:span><text:span text:style-name="T2">, una singularidad de este lenguaje es que el código debe estar entre los signos </text:span><text:span text:style-name="T70">“&lt;?php”</text:span><text:span text:style-name="T2"> y </text:span><text:span text:style-name="T70">“?&gt;”</text:span><text:span text:style-name="T2">conocidas también como etiquetas de apertura y cierre, cuando PHP interpreta un fichero, busca las etiquetas de apertura y cierre, que indican a PHP dónde empezar y finalizar la interpretación del código. Este mecanismo permite a PHP ser incrustado en todo tipo de documentos, ya que todo lo que esté fuera de las etiquetas de PHP será ignorado por el intérprete, </text:span><text:span text:style-name="T12">obviamente</text:span><text:span text:style-name="T2"> la </text:span><text:span text:style-name="T12">exención</text:span><text:span text:style-name="T2"> de los ficheros debe ser </text:span><text:span text:style-name="T70">“.php”.</text:span></text:p>
      <text:p text:style-name="P340"/>
      <text:p text:style-name="P399"><text:span text:style-name="T2">PHP también se permite el uso de etiquetas abreviadas </text:span><text:span text:style-name="T70">“&lt;?”</text:span><text:span text:style-name="T2"> y </text:span><text:span text:style-name="T70">“?&gt;” </text:span><text:span text:style-name="T74">(sho</text:span><text:span text:style-name="T75">r</text:span><text:span text:style-name="T74">t tags )</text:span><text:span text:style-name="T70"> </text:span><text:span text:style-name="T128">siempre y cuando se lo especifique en la configuración de PHP</text:span><text:span text:style-name="T2">, este tipo de etiquetas están desaconsejadas </text:span><text:span text:style-name="T14">porque no todos los servidores las permiten</text:span><text:span text:style-name="T2">, </text:span><text:span text:style-name="T14">aunque si se desea </text:span><text:span text:style-name="T2">hacer funcionar una aplicación escrita con sho</text:span><text:span text:style-name="T13">r</text:span><text:span text:style-name="T2">t tags </text:span><text:span text:style-name="T14">debe configurar el servidor.</text:span></text:p>
      <text:p text:style-name="P341"/>
      <text:p text:style-name="P168"><text:span text:style-name="T350">Si un fichero contiene código PHP puro, es preferible omitir la etiqueta de cierre de PHP al final del fichero. Esto impide que se añadan espacios en blanco o nuevas líneas después de la etiqueta de cierre de PHP, los cuales pueden causar efectos no deseados debido a que PHP </text:span>iniciará la salida del buffer cuando no había intención por parte del programador de enviar ninguna salida en ese punto del script.</text:p>
      <text:p text:style-name="P21"/>
      <text:p text:style-name="P168">Veamos un ejemplo de un script PHP incrustado en un fichero HTML, hay dos formas de hacer PHP incrustándolo en el HTML y separándolo del HTML, como <text:soft-page-break/>observación para este proyecto todo tipo de código será abstraído, es decir cada fichero poseerá el tipo de código que indique la extensión.</text:p>
      <text:p text:style-name="P21"/>
      <text:p text:style-name="P21"><text:span text:style-name="T2">Archivo PHP incrustado en HTML (la extensión debe ser “</text:span><text:span text:style-name="T70">.php”</text:span><text:span text:style-name="T2">, las etiquetas HTML van fuera de las etiquetas de apertura y cierre de PHP).</text:span></text:p>
      <text:p text:style-name="P21"/>
      <text:p text:style-name="P54"><text:span text:style-name="_5f_XMLBracket"><text:span text:style-name="T161">&lt;!</text:span></text:span><text:span text:style-name="_5f_XMLKeyWord"><text:span text:style-name="T161">DOCTYPE</text:span></text:span><text:span text:style-name="symbol0_5f_php"><text:span text:style-name="T245"> </text:span></text:span><text:span text:style-name="_5f_XMLElement"><text:span text:style-name="T161">html</text:span></text:span><text:span text:style-name="_5f_XMLBracket"><text:span text:style-name="T161">&gt;</text:span></text:span></text:p>
      <text:p text:style-name="P54"><text:span text:style-name="symbol0_5f_php"><text:span text:style-name="T245">&lt;</text:span></text:span><text:span text:style-name="_5f_XMLComment"><text:span text:style-name="T122">!-- Cometarios HTML --&gt;</text:span></text:span></text:p>
      <text:p text:style-name="P54"><text:span text:style-name="_5f_XMLComment"><text:span text:style-name="T122"><text:s/></text:span></text:span><text:span text:style-name="_5f_XMLBracket"><text:span text:style-name="T161">&lt;</text:span></text:span><text:span text:style-name="_5f_XMLElement"><text:span text:style-name="T161">html</text:span></text:span><text:span text:style-name="_5f_XMLBracket"><text:span text:style-name="T161">&gt;</text:span></text:span></text:p>
      <text:p text:style-name="P54"><text:span text:style-name="symbol0_5f_php"><text:span text:style-name="T245"><text:s text:c="5"/></text:span></text:span><text:span text:style-name="_5f_XMLBracket"><text:span text:style-name="T161">&lt;</text:span></text:span><text:span text:style-name="_5f_XMLElement"><text:span text:style-name="T161">head</text:span></text:span><text:span text:style-name="_5f_XMLBracket"><text:span text:style-name="T161">&gt;</text:span></text:span></text:p>
      <text:p text:style-name="P54"><text:span text:style-name="symbol0_5f_php"><text:span text:style-name="T245"><text:s text:c="9"/></text:span></text:span><text:span text:style-name="_5f_XMLBracket"><text:span text:style-name="T161">&lt;</text:span></text:span><text:span text:style-name="_5f_XMLElement"><text:span text:style-name="T161">meta</text:span></text:span><text:span text:style-name="symbol0_5f_php"><text:span text:style-name="T245"> </text:span></text:span><text:span text:style-name="_5f_XMLElement"><text:span text:style-name="T161">http-equiv</text:span></text:span><text:span text:style-name="_5f_XMLBracket"><text:span text:style-name="T161">=</text:span></text:span><text:span text:style-name="_5f_XMLLiteral"><text:span text:style-name="T122">"Content-Type"</text:span></text:span><text:span text:style-name="symbol0_5f_php"><text:span text:style-name="T245"> </text:span></text:span><text:span text:style-name="_5f_XMLElement"><text:span text:style-name="T161">content</text:span></text:span><text:span text:style-name="_5f_XMLBracket"><text:span text:style-name="T161">=</text:span></text:span><text:span text:style-name="_5f_XMLLiteral"><text:span text:style-name="T122">"text/html; charset=UTF-8"</text:span></text:span><text:span text:style-name="_5f_XMLBracket"><text:span text:style-name="T161">&gt;</text:span></text:span></text:p>
      <text:p text:style-name="P54"><text:span text:style-name="symbol0_5f_php"><text:span text:style-name="T245"><text:s text:c="9"/></text:span></text:span><text:span text:style-name="_5f_XMLBracket"><text:span text:style-name="T161">&lt;</text:span></text:span><text:span text:style-name="_5f_XMLKeyWord"><text:span text:style-name="T161">title</text:span></text:span><text:span text:style-name="_5f_XMLBracket"><text:span text:style-name="T161">&gt;</text:span></text:span></text:p>
      <text:p text:style-name="P54"><text:span text:style-name="symbol0_5f_php"><text:span text:style-name="T245"><text:s text:c="13"/></text:span></text:span><text:span text:style-name="_5f_OOoComputerKeyWord"><text:span text:style-name="T161">&lt;</text:span></text:span><text:span text:style-name="_5f_OOoComputerIdent"><text:span text:style-name="T161">?php</text:span></text:span><text:span text:style-name="symbol0_5f_php"><text:span text:style-name="T245"> </text:span></text:span><text:span text:style-name="_5f_OOoComputerKeyWord"><text:span text:style-name="T161">print</text:span></text:span><text:span text:style-name="symbol0_5f_php"><text:span text:style-name="T245"> </text:span></text:span><text:span text:style-name="_5f_OOoComputerKeyWord"><text:span text:style-name="T161">$</text:span></text:span><text:span text:style-name="_5f_OOoComputerIdent"><text:span text:style-name="T161">titulo</text:span></text:span><text:span text:style-name="_5f_OOoComputerKeyWord"><text:span text:style-name="T161">;</text:span></text:span></text:p>
      <text:p text:style-name="P54"><text:span text:style-name="symbol0_5f_php"><text:span text:style-name="T245"><text:s text:c="12"/></text:span></text:span><text:span text:style-name="_5f_OOoComputerKeyWord"><text:span text:style-name="T161">//</text:span></text:span><text:span text:style-name="_5f_OOoComputerComment"><text:span text:style-name="T122"> </text:span></text:span><text:span text:style-name="_5f_OOoComputerIdent"><text:span text:style-name="T122">comentarios</text:span></text:span><text:span text:style-name="_5f_OOoComputerComment"><text:span text:style-name="T122"> </text:span></text:span><text:span text:style-name="_5f_OOoComputerIdent"><text:span text:style-name="T122">php</text:span></text:span></text:p>
      <text:p text:style-name="P54"><text:span text:style-name="symbol0_5f_php"><text:span text:style-name="T245"><text:s text:c="13"/></text:span></text:span><text:span text:style-name="_5f_OOoComputerIdent"><text:span text:style-name="T161">?</text:span></text:span><text:span text:style-name="_5f_OOoComputerKeyWord"><text:span text:style-name="T161">&gt;</text:span></text:span></text:p>
      <text:p text:style-name="P54"><text:span text:style-name="symbol0_5f_php"><text:span text:style-name="T245"><text:s text:c="9"/></text:span></text:span><text:span text:style-name="_5f_XMLBracket"><text:span text:style-name="T161">&lt;/</text:span></text:span><text:span text:style-name="_5f_XMLKeyWord"><text:span text:style-name="T161">title</text:span></text:span><text:span text:style-name="_5f_XMLBracket"><text:span text:style-name="T161">&gt;</text:span></text:span></text:p>
      <text:p text:style-name="P54"><text:span text:style-name="symbol0_5f_php"><text:span text:style-name="T245"><text:s text:c="5"/></text:span></text:span><text:span text:style-name="_5f_XMLBracket"><text:span text:style-name="T161">&lt;/</text:span></text:span><text:span text:style-name="_5f_XMLElement"><text:span text:style-name="T161">head</text:span></text:span><text:span text:style-name="_5f_XMLBracket"><text:span text:style-name="T161">&gt;</text:span></text:span></text:p>
      <text:p text:style-name="P54"><text:span text:style-name="symbol0_5f_php"><text:span text:style-name="T245"><text:s text:c="5"/></text:span></text:span><text:span text:style-name="_5f_XMLBracket"><text:span text:style-name="T161">&lt;</text:span></text:span><text:span text:style-name="_5f_XMLElement"><text:span text:style-name="T161">body</text:span></text:span><text:span text:style-name="_5f_XMLBracket"><text:span text:style-name="T161">&gt;</text:span></text:span></text:p>
      <text:p text:style-name="P21"/>
      <text:p text:style-name="P21"><text:span text:style-name="T2">Como se puede apreciar todo el texto que no esté dentro de las etiquetas de apertura y cierre de PHP son </text:span><text:span text:style-name="T15">enviadas directamente al navegador y mostradas al usuario</text:span><text:span text:style-name="T2">, como si se tratase un archivo HTML normal, </text:span><text:span text:style-name="T15">en cambio la parte que está dentro de las etiquetas de apertura y cierre de PHP son procesadas por el interprete y luego se envía el resultado al navegador,</text:span><text:span text:style-name="T2"> eso quiere decir que se puede crear un fichero, en el que se incluya código de todo tipo en un solo script como son CSS, JS, HTML y/o PHP, </text:span><text:span text:style-name="T15">aunque esta practica no se recomienda por la complejidad del mantenimiento además de un costo en rendimiento</text:span><text:span text:style-name="T70">.</text:span></text:p>
      <text:p text:style-name="P21"/>
      <text:p text:style-name="P168">Ahora veamos como se ve un script que contiene solo PHP.</text:p>
      <text:p text:style-name="P21"><text:span text:style-name="symbol0_5f_php"><text:span text:style-name="T244"/></text:span></text:p>
      <text:p text:style-name="P22"><text:span text:style-name="_5f_OOoComputerKeyWord"><text:span text:style-name="T162">&lt;</text:span></text:span><text:span text:style-name="_5f_OOoComputerIdent"><text:span text:style-name="T123">?php</text:span></text:span></text:p>
      <text:p text:style-name="P22"><text:span text:style-name="symbol0_5f_php"><text:span text:style-name="T246"><text:s text:c="2"/></text:span></text:span><text:span text:style-name="_5f_OOoComputerKeyWord"><text:span text:style-name="T162">//</text:span></text:span><text:span text:style-name="_5f_OOoComputerIdent"><text:span text:style-name="T123">Este</text:span></text:span><text:span text:style-name="symbol0_5f_php"><text:span text:style-name="T246"> </text:span></text:span><text:span text:style-name="_5f_OOoComputerIdent"><text:span text:style-name="T123">es</text:span></text:span><text:span text:style-name="symbol0_5f_php"><text:span text:style-name="T246"> </text:span></text:span><text:span text:style-name="_5f_OOoComputerIdent"><text:span text:style-name="T123">un</text:span></text:span><text:span text:style-name="symbol0_5f_php"><text:span text:style-name="T246"> </text:span></text:span><text:span text:style-name="_5f_OOoComputerIdent"><text:span text:style-name="T123">fichero</text:span></text:span><text:span text:style-name="symbol0_5f_php"><text:span text:style-name="T246"> </text:span></text:span><text:span text:style-name="_5f_OOoComputerIdent"><text:span text:style-name="T123">que</text:span></text:span><text:span text:style-name="symbol0_5f_php"><text:span text:style-name="T246"> </text:span></text:span><text:span text:style-name="_5f_OOoComputerIdent"><text:span text:style-name="T123">solo</text:span></text:span><text:span text:style-name="symbol0_5f_php"><text:span text:style-name="T246"> </text:span></text:span><text:span text:style-name="_5f_OOoComputerIdent"><text:span text:style-name="T123">contiene</text:span></text:span><text:span text:style-name="symbol0_5f_php"><text:span text:style-name="T246"> </text:span></text:span><text:span text:style-name="_5f_OOoComputerIdent"><text:span text:style-name="T123">código</text:span></text:span><text:span text:style-name="symbol0_5f_php"><text:span text:style-name="T246"> </text:span></text:span><text:span text:style-name="_5f_OOoComputerIdent"><text:span text:style-name="T123">PHP</text:span></text:span></text:p>
      <text:p text:style-name="P22"><text:span text:style-name="symbol0_5f_php"><text:span text:style-name="T246"><text:s text:c="2"/></text:span></text:span></text:p>
      <text:p text:style-name="P22"><text:span text:style-name="symbol0_5f_php"><text:span text:style-name="T246"><text:s text:c="2"/></text:span></text:span><text:span text:style-name="_5f_OOoComputerKeyWord"><text:span text:style-name="T162">function</text:span></text:span><text:span text:style-name="symbol0_5f_php"><text:span text:style-name="T246"> </text:span></text:span><text:span text:style-name="_5f_OOoComputerIdent"><text:span text:style-name="T123">inicio</text:span></text:span><text:span text:style-name="_5f_OOoComputerKeyWord"><text:span text:style-name="T162">($</text:span></text:span><text:span text:style-name="_5f_OOoComputerIdent"><text:span text:style-name="T123">num</text:span></text:span><text:span text:style-name="_5f_OOoComputerKeyWord"><text:span text:style-name="T162">=</text:span></text:span><text:span text:style-name="_5f_OOoComputerLiteral"><text:span text:style-name="T123">0</text:span></text:span><text:span text:style-name="_5f_OOoComputerKeyWord"><text:span text:style-name="T162">){</text:span></text:span></text:p>
      <text:p text:style-name="P22"><text:span text:style-name="symbol0_5f_php"><text:span text:style-name="T246"><text:s text:c="2"/><text:tab/></text:span></text:span><text:span text:style-name="_5f_OOoComputerKeyWord"><text:span text:style-name="T162">if($</text:span></text:span><text:span text:style-name="_5f_OOoComputerIdent"><text:span text:style-name="T123">numm</text:span></text:span><text:span text:style-name="symbol0_5f_php"><text:span text:style-name="T246"> </text:span></text:span><text:span text:style-name="_5f_OOoComputerKeyWord"><text:span text:style-name="T162">==</text:span></text:span><text:span text:style-name="symbol0_5f_php"><text:span text:style-name="T246"> </text:span></text:span><text:span text:style-name="_5f_OOoComputerLiteral"><text:span text:style-name="T123">0</text:span></text:span><text:span text:style-name="_5f_OOoComputerKeyWord"><text:span text:style-name="T162">):</text:span></text:span></text:p>
      <text:p text:style-name="P22"><text:span text:style-name="symbol0_5f_php"><text:span text:style-name="T246"><text:s text:c="2"/><text:tab/><text:tab/></text:span></text:span><text:span text:style-name="_5f_OOoComputerKeyWord"><text:span text:style-name="T162">print</text:span></text:span><text:span text:style-name="symbol0_5f_php"><text:span text:style-name="T246"> </text:span></text:span><text:span text:style-name="_5f_OOoComputerComment"><text:span text:style-name="T123">'Ingrese un valor';</text:span></text:span></text:p>
      <text:p text:style-name="P22"><text:span text:style-name="symbol0_5f_php"><text:span text:style-name="T246"><text:s text:c="2"/><text:tab/></text:span></text:span><text:span text:style-name="_5f_OOoComputerKeyWord"><text:span text:style-name="T162">else:</text:span></text:span></text:p>
      <text:p text:style-name="P22"><text:span text:style-name="symbol0_5f_php"><text:span text:style-name="T246"><text:s text:c="2"/><text:tab/><text:tab/></text:span></text:span><text:span text:style-name="_5f_OOoComputerKeyWord"><text:span text:style-name="T162">print(</text:span></text:span><text:span text:style-name="_5f_OOoComputerComment"><text:span text:style-name="T123">'valor recibido ' . $num);</text:span></text:span></text:p>
      <text:p text:style-name="P22"><text:span text:style-name="symbol0_5f_php"><text:span text:style-name="T246"><text:s text:c="2"/><text:tab/></text:span></text:span><text:span text:style-name="_5f_OOoComputerKeyWord"><text:span text:style-name="T162">endif;</text:span></text:span></text:p>
      <text:p text:style-name="P22"><text:span text:style-name="symbol0_5f_php"><text:span text:style-name="T246"><text:s text:c="2"/></text:span></text:span><text:span text:style-name="_5f_OOoComputerKeyWord"><text:span text:style-name="T162">}</text:span></text:span></text:p>
      <text:p text:style-name="P21"/>
      <text:p text:style-name="P168">Tal vez el ejemplo no es muy elegante o útil, pero funciona, y como se puede apreciar en más fácil mantener.</text:p>
      <text:p text:style-name="P58"><text:span text:style-name="T2">Para concatenar cadenas su usa el signo punto</text:span><text:span text:style-name="T70"> “.”</text:span></text:p>
      <text:p text:style-name="P58"/>
      <text:p text:style-name="P94">2.14.4.<text:tab/>Variables En PHP</text:p>
      <text:p text:style-name="P21"><text:span text:style-name="T2">Las variables en PHP van precedidas por el signo de dólar</text:span><text:span text:style-name="T70"> “$” </text:span><text:span text:style-name="T2">y por un nombre que las identifica, </text:span><text:span text:style-name="T20">escribir un nombre precedido por el signo dólar se le conoce como “declarar” que no es más que avisar al interprete que tiene que reservar un espacio en memoria para ese dato, en PHP se puede declarar una variable sin establecer el tipo de dato que esta va a contener aunque se puede forzar el tipo de dato encerrado entre paréntesis antes del signo de dólar, en otros lenguajes de </text:span><text:soft-page-break/><text:span text:style-name="T20">programación se acostumbra a definir el tipo de dato de la variable, es decir si es numérica, cadena texto o lo que sea para que el compilador tome una porcion de </text:span><text:span text:style-name="T20">memoria y lo enlace con la variable, en el caso de PHP esto sucede solo cuando se forzar una variable o cuando se le asigna un valor.</text:span></text:p>
      <text:p text:style-name="P21"/>
      <text:p text:style-name="P21"/>
      <text:p text:style-name="P21"/>
      <text:p text:style-name="P21"/>
      <text:p text:style-name="P401">Ejemplo:</text:p>
      <text:p text:style-name="P401"/>
      <text:p text:style-name="P453"><text:span text:style-name="_5f_OOoComputerKeyWord"><text:span text:style-name="T500">&lt;?php</text:span></text:span></text:p>
      <text:p text:style-name="P533">// <text:span text:style-name="T548">declaración</text:span> y uso de variables</text:p>
      <text:p text:style-name="P525"><text:span text:style-name="T512">$nombre</text:span><text:span text:style-name="T496"> </text:span><text:span text:style-name="T478">=</text:span><text:span text:style-name="T496"> </text:span><text:span text:style-name="T517">'Eduardo'</text:span><text:span text:style-name="T531">;</text:span></text:p>
      <text:p text:style-name="P533">// variable tipo arreglo</text:p>
      <text:p text:style-name="P525"><text:span text:style-name="T512">$alumnos</text:span><text:span text:style-name="T496"> </text:span><text:span text:style-name="T478">=</text:span><text:span text:style-name="T496"> </text:span><text:span text:style-name="T453">array</text:span><text:span text:style-name="T478">(</text:span><text:span text:style-name="T517">'Eduardo'</text:span><text:span text:style-name="T478">,</text:span><text:span text:style-name="T496"> </text:span><text:span text:style-name="T517">'Xavier'</text:span><text:span text:style-name="T478">,</text:span><text:span text:style-name="T517">'Marco'</text:span><text:span text:style-name="T478">,</text:span><text:span text:style-name="T517">'Luis'</text:span><text:span text:style-name="T478">)</text:span><text:span text:style-name="T531">;</text:span></text:p>
      <text:p text:style-name="P533">// forzando <text:span text:style-name="T548">variable</text:span> a entero</text:p>
      <text:p text:style-name="P525"><text:span text:style-name="T478">(</text:span><text:span text:style-name="T547">int</text:span><text:span text:style-name="T478">)</text:span><text:span text:style-name="T496"> </text:span><text:span text:style-name="T512">$nota</text:span><text:span text:style-name="T531">;</text:span></text:p>
      <text:p text:style-name="P533">// declarando variable</text:p>
      <text:p text:style-name="P525"><text:span text:style-name="T512">$curso</text:span><text:span text:style-name="T531">;</text:span></text:p>
      <text:p text:style-name="P533">// variable cadena </text:p>
      <text:p text:style-name="P519"><text:span text:style-name="T512">$a</text:span><text:span text:style-name="T513">ñ0</text:span><text:span text:style-name="T496"> </text:span><text:span text:style-name="T478">=</text:span><text:span text:style-name="T496"> </text:span><text:span text:style-name="T517">'2013'</text:span><text:span text:style-name="T531">;</text:span></text:p>
      <text:p text:style-name="P402"/>
      <text:p text:style-name="P168">El nombre de las variables debe empezar por el signo de dólar y seguido por cualquier letra, no puede contener un número al inicio del nombre, el primer signo del nombre de la variable debe ser un guión bajo o una letra seguido de cuantos guiones bajos, números y letras necesarias.</text:p>
      <text:p text:style-name="P58"/>
      <text:p text:style-name="P168">También existen variables predefinidas las cuales vienen definidas en el lenguaje, PHP proporciona una gran cantidad de variables predefinidas para todos los scripts, es decir se puede acceder a su contenido desde cualquier lugar de la aplicación. Las variables representan desde variables externas hasta variables de entorno incorporadas, desde los últimos mensajes de error hasta los últimos encabezados recuperados, la mayoría de estas variables almacenan la información en arreglos asociativos, <text:span text:style-name="T366">un listado de las más importantes:</text:span> </text:p>
      <text:p text:style-name="P58"/>
      <text:p text:style-name="P94">$_GET</text:p>
      <text:p text:style-name="P168">Es un arreglo asociativo que pasa la información al script en el que se lo invoca a través de parámetros pasados incrustados en la URL, el uso de este tipo de variables lo veremos más afondo en la sección de formularios.</text:p>
      <text:p text:style-name="P58"/>
      <text:p text:style-name="P94">$_POST</text:p>
      <text:p text:style-name="P168">Es un arreglo asociativo que pasa la información al script al que pertenece a través del método HTTP POST desde formularios web enviados por este medio, al igual que get se verá su uso mas adelante.</text:p>
      <text:p text:style-name="P21"/>
      <text:p text:style-name="P94">$_SESSION</text:p>
      <text:p text:style-name="P168">Esta es una variable que permite almacenar información de sesión de usuario, cabe mencionar que todas las variables se restablecen cuando la página es mostrada en el navegador, para mantener variables durante una sesión es necesario el uso de cookies (archivos que se almacenan en el equipo del cliente) <text:soft-page-break/>que se envían entre el servidor y el cliente en cada petición, en mi caso no lo necesito porque CodeInginter maneja de manera automática las cookies.</text:p>
      <text:p text:style-name="P168">$_SESSION es una arreglo asociativo al que se puede añadir variables las cuales son accesibles desde cualquier parte de la aplicación, por lo general a esta variable se la asocia con los valores guardados en la cookie, aunque no es recomendable hacerlo, porque las cookies pueden ser modificadas por un atacante para simular algo que no es, simular que esta logeado por ejemplo.</text:p>
      <text:p text:style-name="P58"/>
      <text:p text:style-name="P94"/>
      <text:p text:style-name="P94">$_SERVER</text:p>
      <text:p text:style-name="P21"><text:span text:style-name="T2">Esta es una variable que contiene toda la información del servidor, </text:span><text:span text:style-name="T21">información como nombre del sistema operativo usado, versión de PHP, también se incluyen datos del usuario como la IP el sistema operativo que usa el navegador que utiliza incluso el dispositivo con el que accede al sitio.</text:span></text:p>
      <text:p text:style-name="P58"/>
      <text:p text:style-name="P94">Constantes En PHP</text:p>
      <text:p text:style-name="P21"><text:span text:style-name="T2">Las constantes en PHP se las puede definir con la palabra clave </text:span><text:span text:style-name="T125">“define(nombre,valor)”</text:span><text:span text:style-name="T2">, dentro de los paréntesis se debe colocar el nombre de la variable como primer parámetro y el valor de la variable como segundo parámetro, existe un tercer parámetro llamado </text:span><text:span text:style-name="T125">“case_ insensitive”</text:span></text:p>
      <text:p text:style-name="P264"/>
      <text:p text:style-name="P168">Si está establecido a TRUE, la constante será definida insensible a mayúsculas-minúsculas. El comportamiento predeterminado es sensible a mayúsculas-minúsculas; esto es, CONSTANTE y Constante representan valores diferentes, pero con el tercer parámetro en true es indiferente como se escriba el nombre de la variable puede ser en minúsculas o mayúsculas o combinación de ellas, lo único importante es que se escriba el nombre de la variable correctamente.</text:p>
      <text:p text:style-name="P168"/>
      <text:p text:style-name="P173"><text:span text:style-name="_5f_OOoComputerKeyWord"><text:span text:style-name="T367">&lt;</text:span></text:span><text:span text:style-name="_5f_OOoComputerIdent"><text:span text:style-name="T367">?php</text:span></text:span></text:p>
      <text:p text:style-name="P222"/>
      <text:p text:style-name="P173"><text:span text:style-name="_5f_OOoComputerIdent"><text:span text:style-name="T367">define</text:span></text:span><text:span text:style-name="_5f_OOoComputerKeyWord"><text:span text:style-name="T367">(</text:span></text:span><text:span text:style-name="_5f_OOoComputerLiteral"><text:span text:style-name="T367">"CONSTANTE"</text:span></text:span><text:span text:style-name="_5f_OOoComputerKeyWord"><text:span text:style-name="T367">,</text:span></text:span><text:span text:style-name="T367"> </text:span><text:span text:style-name="_5f_OOoComputerLiteral"><text:span text:style-name="T367">"Hola mundo."</text:span></text:span><text:span text:style-name="_5f_OOoComputerKeyWord"><text:span text:style-name="T367">);</text:span></text:span></text:p>
      <text:p text:style-name="P173"><text:span text:style-name="_5f_OOoComputerIdent"><text:span text:style-name="T367">echo</text:span></text:span><text:span text:style-name="T367"> </text:span><text:span text:style-name="_5f_OOoComputerIdent"><text:span text:style-name="T367">Constante</text:span></text:span><text:span text:style-name="_5f_OOoComputerKeyWord"><text:span text:style-name="T367">;</text:span></text:span><text:span text:style-name="T367"> </text:span><text:span text:style-name="_5f_OOoComputerKeyWord"><text:span text:style-name="T367">//</text:span></text:span><text:span text:style-name="T367"> </text:span><text:span text:style-name="_5f_OOoComputerIdent"><text:span text:style-name="T367">imprime</text:span></text:span><text:span text:style-name="T367"> </text:span><text:span text:style-name="_5f_OOoComputerLiteral"><text:span text:style-name="T367">"Constante"</text:span></text:span><text:span text:style-name="T367"> </text:span><text:span text:style-name="_5f_OOoComputerIdent"><text:span text:style-name="T367">y</text:span></text:span><text:span text:style-name="T367"> </text:span><text:span text:style-name="_5f_OOoComputerIdent"><text:span text:style-name="T367">emite</text:span></text:span><text:span text:style-name="T367"> </text:span><text:span text:style-name="_5f_OOoComputerIdent"><text:span text:style-name="T367">un</text:span></text:span><text:span text:style-name="T367"> </text:span><text:span text:style-name="_5f_OOoComputerIdent"><text:span text:style-name="T367">aviso</text:span></text:span><text:span text:style-name="_5f_OOoComputerKeyWord"><text:span text:style-name="T367">.</text:span></text:span></text:p>
      <text:p text:style-name="P173"><text:span text:style-name="_5f_OOoComputerIdent"><text:span text:style-name="T367">echo</text:span></text:span><text:span text:style-name="T367"> </text:span><text:span text:style-name="_5f_OOoComputerIdent"><text:span text:style-name="T367">CONSTANTE</text:span></text:span><text:span text:style-name="_5f_OOoComputerKeyWord"><text:span text:style-name="T367">;</text:span></text:span><text:span text:style-name="T367"> </text:span><text:span text:style-name="_5f_OOoComputerKeyWord"><text:span text:style-name="T367">//</text:span></text:span><text:span text:style-name="T367"> </text:span><text:span text:style-name="_5f_OOoComputerIdent"><text:span text:style-name="T367">imprime</text:span></text:span><text:span text:style-name="T367"> </text:span><text:span text:style-name="_5f_OOoComputerLiteral"><text:span text:style-name="T367">"Hola mundo."</text:span></text:span></text:p>
      <text:p text:style-name="P222"><text:s/></text:p>
      <text:p text:style-name="P173"><text:span text:style-name="_5f_OOoComputerIdent"><text:span text:style-name="T367">define</text:span></text:span><text:span text:style-name="_5f_OOoComputerKeyWord"><text:span text:style-name="T367">(</text:span></text:span><text:span text:style-name="_5f_OOoComputerLiteral"><text:span text:style-name="T367">"SALUDO"</text:span></text:span><text:span text:style-name="_5f_OOoComputerKeyWord"><text:span text:style-name="T367">,</text:span></text:span><text:span text:style-name="T367"> </text:span><text:span text:style-name="_5f_OOoComputerLiteral"><text:span text:style-name="T367">"Hola tú."</text:span></text:span><text:span text:style-name="_5f_OOoComputerKeyWord"><text:span text:style-name="T367">,</text:span></text:span><text:span text:style-name="T367"> </text:span><text:span text:style-name="_5f_OOoComputerIdent"><text:span text:style-name="T367">true</text:span></text:span><text:span text:style-name="_5f_OOoComputerKeyWord"><text:span text:style-name="T367">);</text:span></text:span></text:p>
      <text:p text:style-name="P173"><text:span text:style-name="_5f_OOoComputerIdent"><text:span text:style-name="T367">echo</text:span></text:span><text:span text:style-name="T367"> </text:span><text:span text:style-name="_5f_OOoComputerIdent"><text:span text:style-name="T367">SALUDO</text:span></text:span><text:span text:style-name="_5f_OOoComputerKeyWord"><text:span text:style-name="T367">;</text:span></text:span><text:span text:style-name="T367"> </text:span><text:span text:style-name="_5f_OOoComputerKeyWord"><text:span text:style-name="T367">//</text:span></text:span><text:span text:style-name="T367"> </text:span><text:span text:style-name="_5f_OOoComputerIdent"><text:span text:style-name="T367">imprime</text:span></text:span><text:span text:style-name="T367"> </text:span><text:span text:style-name="_5f_OOoComputerLiteral"><text:span text:style-name="T367">"Hola tú."</text:span></text:span></text:p>
      <text:p text:style-name="P173"><text:span text:style-name="_5f_OOoComputerIdent"><text:span text:style-name="T367">echo</text:span></text:span><text:span text:style-name="T367"> </text:span><text:span text:style-name="_5f_OOoComputerIdent"><text:span text:style-name="T367">Saludo</text:span></text:span><text:span text:style-name="_5f_OOoComputerKeyWord"><text:span text:style-name="T367">;</text:span></text:span><text:span text:style-name="T367"> </text:span><text:span text:style-name="_5f_OOoComputerKeyWord"><text:span text:style-name="T367">//</text:span></text:span><text:span text:style-name="T367"> </text:span><text:span text:style-name="_5f_OOoComputerIdent"><text:span text:style-name="T367">imprime</text:span></text:span><text:span text:style-name="T367"> </text:span><text:span text:style-name="_5f_OOoComputerLiteral"><text:span text:style-name="T367">"Hola tú."</text:span></text:span></text:p>
      <text:p text:style-name="P21"/>
      <text:p text:style-name="P94">Estructuras de Control En PHP</text:p>
      <text:p text:style-name="P223">El funcionamiento de las estructuras es la misma que se expuso anteriormente se especificará solamente ejemplos de las estructuras aplicadas a PHP.</text:p>
      <text:p text:style-name="P21"/>
      <text:p text:style-name="P94"><text:span text:style-name="T368">I</text:span>f <text:span text:style-name="T368">Else</text:span></text:p>
      <text:p text:style-name="P223">En PHP se puede omitir el ELSE, el bloque de sentencias se encierran entre llaves, </text:p>
      <text:p text:style-name="P58"/>
      <text:p text:style-name="P62"><text:span text:style-name="_5f_OOoComputerKeyWord"><text:span text:style-name="T168">&lt;</text:span></text:span><text:span text:style-name="_5f_OOoComputerIdent"><text:span text:style-name="T168">?php</text:span></text:span></text:p>
      <text:p text:style-name="P62"><text:span text:style-name="_5f_OOoComputerKeyWord"><text:span text:style-name="T168">$</text:span></text:span><text:span text:style-name="_5f_OOoComputerIdent"><text:span text:style-name="T168">valor</text:span></text:span><text:span text:style-name="T168"> </text:span><text:span text:style-name="_5f_OOoComputerKeyWord"><text:span text:style-name="T168">=</text:span></text:span><text:span text:style-name="T168"> </text:span><text:span text:style-name="_5f_OOoComputerLiteral"><text:span text:style-name="T168">5</text:span></text:span><text:span text:style-name="_5f_OOoComputerKeyWord"><text:span text:style-name="T168">;</text:span></text:span></text:p>
      <text:p text:style-name="P62"><text:span text:style-name="_5f_OOoComputerKeyWord"><text:span text:style-name="T168"/></text:span></text:p>
      <text:p text:style-name="P62"><text:span text:style-name="_5f_OOoComputerKeyWord"><text:span text:style-name="T168">//if</text:span></text:span><text:span text:style-name="T168"> </text:span><text:span text:style-name="_5f_OOoComputerIdent"><text:span text:style-name="T168">solo</text:span></text:span></text:p>
      <text:p text:style-name="P62"><text:span text:style-name="_5f_OOoComputerKeyWord"><text:span text:style-name="T168">if</text:span></text:span><text:span text:style-name="T168"> </text:span><text:span text:style-name="_5f_OOoComputerKeyWord"><text:span text:style-name="T168">($</text:span></text:span><text:span text:style-name="_5f_OOoComputerIdent"><text:span text:style-name="T168">valor</text:span></text:span><text:span text:style-name="T168"> </text:span><text:span text:style-name="_5f_OOoComputerKeyWord"><text:span text:style-name="T168">==</text:span></text:span><text:span text:style-name="T168"> </text:span><text:span text:style-name="_5f_OOoComputerLiteral"><text:span text:style-name="T168">5</text:span></text:span><text:span text:style-name="_5f_OOoComputerKeyWord"><text:span text:style-name="T168">){</text:span></text:span></text:p>
      <text:p text:style-name="P62"><text:span text:style-name="T168"><text:tab/></text:span><text:span text:style-name="_5f_OOoComputerKeyWord"><text:span text:style-name="T168">print(</text:span></text:span><text:span text:style-name="_5f_OOoComputerComment"><text:span text:style-name="T168">'el numero es cinco');</text:span></text:span></text:p>
      <text:p text:style-name="P62"><text:span text:style-name="_5f_OOoComputerKeyWord"><text:span text:style-name="T168">}</text:span></text:span></text:p>
      <text:p text:style-name="P62"><text:soft-page-break/><text:span text:style-name="_5f_OOoComputerKeyWord"><text:span text:style-name="T168"/></text:span></text:p>
      <text:p text:style-name="P62"><text:span text:style-name="_5f_OOoComputerKeyWord"><text:span text:style-name="T168">//</text:span></text:span><text:span text:style-name="T168"> </text:span><text:span text:style-name="_5f_OOoComputerKeyWord"><text:span text:style-name="T168">if</text:span></text:span><text:span text:style-name="T168"> </text:span><text:span text:style-name="_5f_OOoComputerKeyWord"><text:span text:style-name="T168">else</text:span></text:span></text:p>
      <text:p text:style-name="P62"><text:span text:style-name="_5f_OOoComputerKeyWord"><text:span text:style-name="T168">if</text:span></text:span><text:span text:style-name="T168"> </text:span><text:span text:style-name="_5f_OOoComputerKeyWord"><text:span text:style-name="T168">($</text:span></text:span><text:span text:style-name="_5f_OOoComputerIdent"><text:span text:style-name="T168">valor</text:span></text:span><text:span text:style-name="T168"> </text:span><text:span text:style-name="_5f_OOoComputerKeyWord"><text:span text:style-name="T168">=&lt;</text:span></text:span><text:span text:style-name="T168"> </text:span><text:span text:style-name="_5f_OOoComputerLiteral"><text:span text:style-name="T168">5</text:span></text:span><text:span text:style-name="_5f_OOoComputerKeyWord"><text:span text:style-name="T168">){</text:span></text:span></text:p>
      <text:p text:style-name="P62"><text:span text:style-name="T168"><text:tab/></text:span><text:span text:style-name="_5f_OOoComputerKeyWord"><text:span text:style-name="T168">print(</text:span></text:span><text:span text:style-name="_5f_OOoComputerComment"><text:span text:style-name="T168">'el numero es menor o igual a cinco');</text:span></text:span></text:p>
      <text:p text:style-name="P62"><text:span text:style-name="_5f_OOoComputerKeyWord"><text:span text:style-name="T168">}else{</text:span></text:span></text:p>
      <text:p text:style-name="P62"><text:span text:style-name="T168"><text:tab/></text:span><text:span text:style-name="_5f_OOoComputerKeyWord"><text:span text:style-name="T168">print(</text:span></text:span><text:span text:style-name="_5f_OOoComputerComment"><text:span text:style-name="T168">'El numero es mayor a cinco');</text:span></text:span></text:p>
      <text:p text:style-name="P62"><text:span text:style-name="_5f_OOoComputerKeyWord"><text:span text:style-name="T168">}</text:span></text:span></text:p>
      <text:p text:style-name="P343"/>
      <text:p text:style-name="P62"><text:span text:style-name="_5f_OOoComputerKeyWord"><text:span text:style-name="T168">//</text:span></text:span><text:span text:style-name="T168"> </text:span><text:span text:style-name="_5f_OOoComputerIdent"><text:span text:style-name="T168">sintaxis</text:span></text:span><text:span text:style-name="T168"> </text:span><text:span text:style-name="_5f_OOoComputerIdent"><text:span text:style-name="T168">alernativa</text:span></text:span></text:p>
      <text:p text:style-name="P343"/>
      <text:p text:style-name="P62"><text:span text:style-name="_5f_OOoComputerKeyWord"><text:span text:style-name="T168">if</text:span></text:span><text:span text:style-name="T168"> </text:span><text:span text:style-name="_5f_OOoComputerKeyWord"><text:span text:style-name="T168">($</text:span></text:span><text:span text:style-name="_5f_OOoComputerIdent"><text:span text:style-name="T168">valor</text:span></text:span><text:span text:style-name="T168"> </text:span><text:span text:style-name="_5f_OOoComputerKeyWord"><text:span text:style-name="T168">=&lt;</text:span></text:span><text:span text:style-name="T168"> </text:span><text:span text:style-name="_5f_OOoComputerLiteral"><text:span text:style-name="T168">5</text:span></text:span><text:span text:style-name="_5f_OOoComputerKeyWord"><text:span text:style-name="T168">):</text:span></text:span></text:p>
      <text:p text:style-name="P62"><text:span text:style-name="T168"><text:tab/></text:span><text:span text:style-name="_5f_OOoComputerKeyWord"><text:span text:style-name="T168">print(</text:span></text:span><text:span text:style-name="_5f_OOoComputerComment"><text:span text:style-name="T168">'el numero es menor o igual a cinco');</text:span></text:span></text:p>
      <text:p text:style-name="P62"><text:span text:style-name="_5f_OOoComputerKeyWord"><text:span text:style-name="T168">else</text:span></text:span><text:span text:style-name="_5f_OOoComputerKeyWord"><text:span text:style-name="T168">:</text:span></text:span></text:p>
      <text:p text:style-name="P62"><text:span text:style-name="T168"><text:tab/></text:span><text:span text:style-name="_5f_OOoComputerKeyWord"><text:span text:style-name="T168">print(</text:span></text:span><text:span text:style-name="_5f_OOoComputerComment"><text:span text:style-name="T168">'El numero es mayor a cinco');</text:span></text:span></text:p>
      <text:p text:style-name="P62"><text:span text:style-name="_5f_OOoComputerKeyWord"><text:span text:style-name="T168">endif;</text:span></text:span></text:p>
      <text:p text:style-name="P414"/>
      <text:p text:style-name="P224">PHP dispone de una sintaxis alternativa, su uso se lo puede apreciar en las últimas lineas de código, esta es una adaptación para personas que vienen de otros lenguajes como basic, aunque hay muy poca gente que lo usa se lo puede hacer, pero es mejor hacerlo conforme a los estándares de desarrollo.</text:p>
      <text:p text:style-name="P63"/>
      <text:p text:style-name="P58"><text:span text:style-name="T78">W</text:span><text:span text:style-name="T70">hile </text:span><text:span text:style-name="T78">y D</text:span><text:span text:style-name="T70">o-while</text:span></text:p>
      <text:p text:style-name="P282">La sintaxis es similar a C/C++</text:p>
      <text:p text:style-name="P282"/>
      <text:p text:style-name="P384"><text:span text:style-name="_5f_OOoComputerKeyWord"><text:span text:style-name="T167">&lt;</text:span></text:span><text:span text:style-name="_5f_OOoComputerIdent"><text:span text:style-name="T22">?php</text:span></text:span></text:p>
      <text:p text:style-name="P281"/>
      <text:p text:style-name="P384"><text:span text:style-name="_5f_OOoComputerKeyWord"><text:span text:style-name="T167">$</text:span></text:span><text:span text:style-name="_5f_OOoComputerIdent"><text:span text:style-name="T22">usuario</text:span></text:span><text:span text:style-name="T22"> </text:span><text:span text:style-name="_5f_OOoComputerKeyWord"><text:span text:style-name="T167">=</text:span></text:span><text:span text:style-name="T22"> </text:span><text:span text:style-name="_5f_OOoComputerIdent"><text:span text:style-name="T22">true</text:span></text:span><text:span text:style-name="_5f_OOoComputerKeyWord"><text:span text:style-name="T167">;</text:span></text:span></text:p>
      <text:p text:style-name="P281"/>
      <text:p text:style-name="P384"><text:span text:style-name="_5f_OOoComputerKeyWord"><text:span text:style-name="T167">while($</text:span></text:span><text:span text:style-name="_5f_OOoComputerIdent"><text:span text:style-name="T22">usuario</text:span></text:span><text:span text:style-name="_5f_OOoComputerKeyWord"><text:span text:style-name="T167">){</text:span></text:span></text:p>
      <text:p text:style-name="P384"><text:span text:style-name="T22"><text:tab/></text:span><text:span text:style-name="_5f_OOoComputerKeyWord"><text:span text:style-name="T167">//</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span text:style-name="_5f_OOoComputerKeyWord"><text:span text:style-name="T167">.</text:span></text:span></text:p>
      <text:p text:style-name="P384"><text:span text:style-name="_5f_OOoComputerKeyWord"><text:span text:style-name="T167">}</text:span></text:span></text:p>
      <text:p text:style-name="P281"/>
      <text:p text:style-name="P384"><text:span text:style-name="_5f_OOoComputerKeyWord"><text:span text:style-name="T167">//</text:span></text:span><text:span text:style-name="_5f_OOoComputerIdent"><text:span text:style-name="T22">sintaxis</text:span></text:span><text:span text:style-name="T22"> </text:span><text:span text:style-name="_5f_OOoComputerIdent"><text:span text:style-name="T22">alternativa</text:span></text:span></text:p>
      <text:p text:style-name="P384"><text:span text:style-name="_5f_OOoComputerKeyWord"><text:span text:style-name="T167">while</text:span></text:span><text:span text:style-name="T22"> </text:span><text:span text:style-name="_5f_OOoComputerKeyWord"><text:span text:style-name="T167">($</text:span></text:span><text:span text:style-name="_5f_OOoComputerIdent"><text:span text:style-name="T22">usuario</text:span></text:span><text:span text:style-name="_5f_OOoComputerKeyWord"><text:span text:style-name="T167">):</text:span></text:span></text:p>
      <text:p text:style-name="P384"><text:span text:style-name="T22"><text:tab/></text:span><text:span text:style-name="_5f_OOoComputerKeyWord"><text:span text:style-name="T167">//</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p>
      <text:p text:style-name="P384"><text:span text:style-name="_5f_OOoComputerIdent"><text:span text:style-name="T22">endwhile</text:span></text:span><text:span text:style-name="_5f_OOoComputerKeyWord"><text:span text:style-name="T167">;</text:span></text:span></text:p>
      <text:p text:style-name="P384"><text:span text:style-name="_5f_OOoComputerKeyWord"><text:span text:style-name="T22"/></text:span></text:p>
      <text:p text:style-name="P384"><text:span text:style-name="_5f_OOoComputerKeyWord"><text:span text:style-name="T167">do</text:span></text:span></text:p>
      <text:p text:style-name="P384"><text:span text:style-name="T22"><text:tab/></text:span><text:span text:style-name="_5f_OOoComputerKeyWord"><text:span text:style-name="T167">//</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p>
      <text:p text:style-name="P384"><text:span text:style-name="_5f_OOoComputerKeyWord"><text:span text:style-name="T167">while($</text:span></text:span><text:span text:style-name="_5f_OOoComputerIdent"><text:span text:style-name="T22">usuario</text:span></text:span><text:span text:style-name="_5f_OOoComputerKeyWord"><text:span text:style-name="T167">);</text:span></text:span></text:p>
      <text:p text:style-name="P281"/>
      <text:p text:style-name="P21"/>
      <text:p text:style-name="P94">2.14.6.1. switch</text:p>
      <text:p text:style-name="P282">La sintaxis es similar a C/C++</text:p>
      <text:p text:style-name="P415"/>
      <text:p text:style-name="P385"><text:span text:style-name="_5f_OOoComputerKeyWord"><text:span text:style-name="T169">&lt;</text:span></text:span><text:span text:style-name="_5f_OOoComputerIdent"><text:span text:style-name="T169">?php</text:span></text:span></text:p>
      <text:p text:style-name="P416"/>
      <text:p text:style-name="P385"><text:span text:style-name="_5f_OOoComputerKeyWord"><text:span text:style-name="T169">$</text:span></text:span><text:span text:style-name="_5f_OOoComputerIdent"><text:span text:style-name="T169">dia</text:span></text:span><text:span text:style-name="T317"> </text:span><text:span text:style-name="_5f_OOoComputerKeyWord"><text:span text:style-name="T169">=</text:span></text:span><text:span text:style-name="T317"> </text:span><text:span text:style-name="_5f_OOoComputerComment"><text:span text:style-name="T169">'lunes';</text:span></text:span></text:p>
      <text:p text:style-name="P416"/>
      <text:p text:style-name="P385"><text:span text:style-name="_5f_OOoComputerIdent"><text:span text:style-name="T169">switch</text:span></text:span><text:span text:style-name="_5f_OOoComputerKeyWord"><text:span text:style-name="T169">($</text:span></text:span><text:span text:style-name="_5f_OOoComputerIdent"><text:span text:style-name="T169">dia</text:span></text:span><text:span text:style-name="_5f_OOoComputerKeyWord"><text:span text:style-name="T169">){</text:span></text:span></text:p>
      <text:p text:style-name="P385"><text:span text:style-name="T317"><text:tab/></text:span><text:span text:style-name="_5f_OOoComputerKeyWord"><text:span text:style-name="T169">case</text:span></text:span><text:span text:style-name="T317"> </text:span><text:span text:style-name="_5f_OOoComputerComment"><text:span text:style-name="T169">'lunes':</text:span></text:span></text:p>
      <text:p text:style-name="P385"><text:span text:style-name="T317"><text:tab/><text:tab/></text:span><text:span text:style-name="_5f_OOoComputerKeyWord"><text:span text:style-name="T169">print(</text:span></text:span><text:span text:style-name="_5f_OOoComputerComment"><text:span text:style-name="T169">'Hoy es ' . $dia . ' para hoy tenemos planificación');</text:span></text:span></text:p>
      <text:p text:style-name="P385"><text:soft-page-break/><text:span text:style-name="T317"><text:tab/><text:tab/></text:span><text:span text:style-name="_5f_OOoComputerIdent"><text:span text:style-name="T169">break</text:span></text:span><text:span text:style-name="_5f_OOoComputerKeyWord"><text:span text:style-name="T169">;</text:span></text:span></text:p>
      <text:p text:style-name="P385"><text:span text:style-name="T317"><text:tab/></text:span><text:span text:style-name="_5f_OOoComputerKeyWord"><text:span text:style-name="T169">case</text:span></text:span><text:span text:style-name="T317"> </text:span><text:span text:style-name="_5f_OOoComputerComment"><text:span text:style-name="T169">'martes':</text:span></text:span></text:p>
      <text:p text:style-name="P385"><text:span text:style-name="T317"><text:tab/><text:tab/></text:span><text:span text:style-name="_5f_OOoComputerKeyWord"><text:span text:style-name="T169">print(</text:span></text:span><text:span text:style-name="_5f_OOoComputerComment"><text:span text:style-name="T169">'Hoy es ' . $dia . ' para hoy tenemos desarrollo ');</text:span></text:span></text:p>
      <text:p text:style-name="P385"><text:span text:style-name="T317"><text:tab/><text:tab/></text:span><text:span text:style-name="_5f_OOoComputerIdent"><text:span text:style-name="T169">break</text:span></text:span><text:span text:style-name="_5f_OOoComputerKeyWord"><text:span text:style-name="T169">;</text:span></text:span></text:p>
      <text:p text:style-name="P385"><text:span text:style-name="T317"><text:tab/></text:span><text:span text:style-name="_5f_OOoComputerKeyWord"><text:span text:style-name="T169">case</text:span></text:span><text:span text:style-name="T317"> </text:span><text:span text:style-name="_5f_OOoComputerComment"><text:span text:style-name="T169">'miércoles':</text:span></text:span></text:p>
      <text:p text:style-name="P385"><text:span text:style-name="T317"><text:tab/><text:tab/></text:span><text:span text:style-name="_5f_OOoComputerKeyWord"><text:span text:style-name="T169">print(</text:span></text:span><text:span text:style-name="_5f_OOoComputerComment"><text:span text:style-name="T169">'Hoy es ' . $dia . ' para hoy tenemos diseño');</text:span></text:span></text:p>
      <text:p text:style-name="P385"><text:span text:style-name="T317"><text:tab/><text:tab/></text:span><text:span text:style-name="_5f_OOoComputerIdent"><text:span text:style-name="T169">break</text:span></text:span><text:span text:style-name="_5f_OOoComputerKeyWord"><text:span text:style-name="T169">;</text:span></text:span></text:p>
      <text:p text:style-name="P385"><text:span text:style-name="T317"><text:tab/></text:span><text:span text:style-name="_5f_OOoComputerKeyWord"><text:span text:style-name="T169">case</text:span></text:span><text:span text:style-name="T317"> </text:span><text:span text:style-name="_5f_OOoComputerComment"><text:span text:style-name="T169">'jueves':</text:span></text:span></text:p>
      <text:p text:style-name="P385"><text:span text:style-name="T317"><text:tab/><text:tab/></text:span><text:span text:style-name="_5f_OOoComputerKeyWord"><text:span text:style-name="T169">print(</text:span></text:span><text:span text:style-name="_5f_OOoComputerComment"><text:span text:style-name="T169">'Hoy es ' . $dia . ' para hoy tenemos implementación ');</text:span></text:span></text:p>
      <text:p text:style-name="P385"><text:span text:style-name="T317"><text:tab/><text:tab/></text:span><text:span text:style-name="_5f_OOoComputerIdent"><text:span text:style-name="T169">break</text:span></text:span><text:span text:style-name="_5f_OOoComputerKeyWord"><text:span text:style-name="T169">;</text:span></text:span></text:p>
      <text:p text:style-name="P385"><text:span text:style-name="T317"><text:tab/></text:span><text:span text:style-name="_5f_OOoComputerKeyWord"><text:span text:style-name="T169">case</text:span></text:span><text:span text:style-name="T317"> </text:span><text:span text:style-name="_5f_OOoComputerComment"><text:span text:style-name="T169">'viernes':</text:span></text:span></text:p>
      <text:p text:style-name="P385"><text:span text:style-name="T317"><text:tab/><text:tab/></text:span><text:span text:style-name="_5f_OOoComputerKeyWord"><text:span text:style-name="T169">print(</text:span></text:span><text:span text:style-name="_5f_OOoComputerComment"><text:span text:style-name="T169">'Hoy es ' . $dia . ' para hoy tenemos depuración');</text:span></text:span></text:p>
      <text:p text:style-name="P385"><text:span text:style-name="T317"><text:tab/><text:tab/></text:span><text:span text:style-name="_5f_OOoComputerIdent"><text:span text:style-name="T169">break</text:span></text:span><text:span text:style-name="_5f_OOoComputerKeyWord"><text:span text:style-name="T169">;</text:span></text:span></text:p>
      <text:p text:style-name="P416"/>
      <text:p text:style-name="P385"><text:span text:style-name="_5f_OOoComputerKeyWord"><text:span text:style-name="T353">}</text:span></text:span></text:p>
      <text:p text:style-name="P94"/>
      <text:p text:style-name="P94">2.14.6.1. for</text:p>
      <text:p text:style-name="P283">La sintaxis es similar a C/C++</text:p>
      <text:p text:style-name="P21"/>
      <text:p text:style-name="P367"><text:span text:style-name="_5f_OOoComputerKeyWord"><text:span text:style-name="T369">&lt;</text:span></text:span><text:span text:style-name="_5f_OOoComputerIdent"><text:span text:style-name="T369">?php</text:span></text:span></text:p>
      <text:p text:style-name="P367"><text:span text:style-name="_5f_OOoComputerKeyWord"><text:span text:style-name="T369">$</text:span></text:span><text:span text:style-name="_5f_OOoComputerIdent"><text:span text:style-name="T369">nummero</text:span></text:span><text:span text:style-name="_5f_OOoComputerKeyWord"><text:span text:style-name="T369">;</text:span></text:span></text:p>
      <text:p text:style-name="P367"><text:span text:style-name="_5f_OOoComputerKeyWord"><text:span text:style-name="T369">//</text:span></text:span><text:span text:style-name="_5f_OOoComputerIdent"><text:span text:style-name="T369">imprimer</text:span></text:span><text:span text:style-name="T369"> </text:span><text:span text:style-name="_5f_OOoComputerIdent"><text:span text:style-name="T369">numeros</text:span></text:span><text:span text:style-name="T369"> </text:span><text:span text:style-name="_5f_OOoComputerIdent"><text:span text:style-name="T369">del</text:span></text:span><text:span text:style-name="T369"> </text:span><text:span text:style-name="_5f_OOoComputerLiteral"><text:span text:style-name="T369">0</text:span></text:span><text:span text:style-name="T369"> </text:span><text:span text:style-name="_5f_OOoComputerIdent"><text:span text:style-name="T369">al</text:span></text:span><text:span text:style-name="T369"> </text:span><text:span text:style-name="_5f_OOoComputerLiteral"><text:span text:style-name="T369">100</text:span></text:span></text:p>
      <text:p text:style-name="P367"><text:span text:style-name="_5f_OOoComputerKeyWord"><text:span text:style-name="T369">for</text:span></text:span><text:span text:style-name="T369"> </text:span><text:span text:style-name="_5f_OOoComputerKeyWord"><text:span text:style-name="T369">($</text:span></text:span><text:span text:style-name="_5f_OOoComputerIdent"><text:span text:style-name="T369">i</text:span></text:span><text:span text:style-name="_5f_OOoComputerKeyWord"><text:span text:style-name="T369">=</text:span></text:span><text:span text:style-name="_5f_OOoComputerLiteral"><text:span text:style-name="T369">0</text:span></text:span><text:span text:style-name="_5f_OOoComputerKeyWord"><text:span text:style-name="T369">;$</text:span></text:span><text:span text:style-name="_5f_OOoComputerIdent"><text:span text:style-name="T369">i</text:span></text:span><text:span text:style-name="_5f_OOoComputerKeyWord"><text:span text:style-name="T369">&lt;</text:span></text:span><text:span text:style-name="_5f_OOoComputerLiteral"><text:span text:style-name="T369">100</text:span></text:span><text:span text:style-name="_5f_OOoComputerKeyWord"><text:span text:style-name="T369">;$++){</text:span></text:span></text:p>
      <text:p text:style-name="P367"><text:span text:style-name="T369"><text:tab/></text:span><text:span text:style-name="_5f_OOoComputerKeyWord"><text:span text:style-name="T369">print</text:span></text:span><text:span text:style-name="T369"> </text:span><text:span text:style-name="_5f_OOoComputerKeyWord"><text:span text:style-name="T369">$</text:span></text:span><text:span text:style-name="_5f_OOoComputerIdent"><text:span text:style-name="T369">numero</text:span></text:span><text:span text:style-name="_5f_OOoComputerKeyWord"><text:span text:style-name="T369">;</text:span></text:span></text:p>
      <text:p text:style-name="P367"><text:span text:style-name="_5f_OOoComputerKeyWord"><text:span text:style-name="T369">}</text:span></text:span></text:p>
      <text:p text:style-name="P58"/>
      <text:p text:style-name="P94">2.14.6.1. foreach</text:p>
      <text:p text:style-name="P417">esta sentencia no solo puede recorrer arreglo bidimensionales sino también multidimensionales, para recorrer un arreglo que contienen arreglos se debe anidar foreach tantas veces como sea necesario.</text:p>
      <text:p text:style-name="P417"/>
      <text:p text:style-name="P27"><text:span text:style-name="_5f_OOoComputerKeyWord"><text:span text:style-name="T170">&lt;</text:span></text:span><text:span text:style-name="_5f_OOoComputerIdent"><text:span text:style-name="T170">?php</text:span></text:span></text:p>
      <text:p text:style-name="P344"/>
      <text:p text:style-name="P27"><text:span text:style-name="_5f_OOoComputerKeyWord"><text:span text:style-name="T170">$</text:span></text:span><text:span text:style-name="_5f_OOoComputerIdent"><text:span text:style-name="T170">arreglo_normal</text:span></text:span><text:span text:style-name="T170"> </text:span><text:span text:style-name="_5f_OOoComputerKeyWord"><text:span text:style-name="T170">=</text:span></text:span><text:span text:style-name="T170"> </text:span><text:span text:style-name="_5f_OOoComputerKeyWord"><text:span text:style-name="T170">array(</text:span></text:span><text:span text:style-name="_5f_OOoComputerComment"><text:span text:style-name="T170">'lunes',</text:span></text:span></text:p>
      <text:p text:style-name="P27"><text:span text:style-name="T170"><text:tab/><text:tab/><text:tab/><text:tab/><text:tab/><text:tab/></text:span><text:span text:style-name="_5f_OOoComputerComment"><text:span text:style-name="T170">'martes',</text:span></text:span></text:p>
      <text:p text:style-name="P27"><text:span text:style-name="T170"><text:tab/><text:tab/><text:tab/><text:tab/><text:tab/><text:tab/></text:span><text:span text:style-name="_5f_OOoComputerComment"><text:span text:style-name="T170">'miércoles',</text:span></text:span></text:p>
      <text:p text:style-name="P27"><text:span text:style-name="T170"><text:tab/><text:tab/><text:tab/><text:tab/><text:tab/><text:tab/></text:span><text:span text:style-name="_5f_OOoComputerComment"><text:span text:style-name="T170">'viernes',</text:span></text:span></text:p>
      <text:p text:style-name="P27"><text:span text:style-name="T170"><text:tab/><text:tab/><text:tab/><text:tab/><text:tab/><text:tab/></text:span><text:span text:style-name="_5f_OOoComputerComment"><text:span text:style-name="T170">'sábado',</text:span></text:span></text:p>
      <text:p text:style-name="P27"><text:span text:style-name="T170"><text:tab/><text:tab/><text:tab/><text:tab/><text:tab/><text:tab/></text:span><text:span text:style-name="_5f_OOoComputerComment"><text:span text:style-name="T170">'domingo'</text:span></text:span></text:p>
      <text:p text:style-name="P27"><text:span text:style-name="T170"><text:tab/><text:tab/><text:tab/><text:tab/><text:tab/><text:tab/></text:span><text:span text:style-name="_5f_OOoComputerKeyWord"><text:span text:style-name="T170">);</text:span></text:span></text:p>
      <text:p text:style-name="P344"/>
      <text:p text:style-name="P27"><text:span text:style-name="_5f_OOoComputerKeyWord"><text:span text:style-name="T170">$</text:span></text:span><text:span text:style-name="_5f_OOoComputerIdent"><text:span text:style-name="T170">arreglo_bidimencional</text:span></text:span><text:span text:style-name="T170"> </text:span><text:span text:style-name="_5f_OOoComputerKeyWord"><text:span text:style-name="T170">=</text:span></text:span><text:span text:style-name="T170"> </text:span><text:span text:style-name="_5f_OOoComputerKeyWord"><text:span text:style-name="T170">array(</text:span></text:span><text:span text:style-name="_5f_OOoComputerComment"><text:span text:style-name="T170">'lunes' =&gt; 'correr',</text:span></text:span></text:p>
      <text:p text:style-name="P27"><text:span text:style-name="T170"><text:tab/><text:tab/><text:tab/><text:tab/><text:tab/><text:tab/><text:tab/> <text:s text:c="2"/></text:span><text:span text:style-name="_5f_OOoComputerComment"><text:span text:style-name="T170">'martes' =&gt; 'aeróbicos',</text:span></text:span></text:p>
      <text:p text:style-name="P27"><text:span text:style-name="T170"><text:tab/><text:tab/><text:tab/><text:tab/><text:tab/><text:tab/><text:tab/> <text:s text:c="2"/></text:span><text:span text:style-name="_5f_OOoComputerComment"><text:span text:style-name="T170">'miércoles' =&gt; 'bicicleta',</text:span></text:span></text:p>
      <text:p text:style-name="P27"><text:span text:style-name="T170"><text:tab/><text:tab/><text:tab/><text:tab/><text:tab/><text:tab/><text:tab/> <text:s text:c="2"/></text:span><text:span text:style-name="_5f_OOoComputerComment"><text:span text:style-name="T170">'viernes' =&gt; 'abdominales',</text:span></text:span></text:p>
      <text:p text:style-name="P27"><text:span text:style-name="T170"><text:tab/><text:tab/><text:tab/><text:tab/><text:tab/><text:tab/><text:tab/> <text:s text:c="2"/></text:span><text:span text:style-name="_5f_OOoComputerComment"><text:span text:style-name="T170">'sábado' =&gt; 'caderas',</text:span></text:span></text:p>
      <text:p text:style-name="P27"><text:span text:style-name="T170"><text:tab/><text:tab/><text:tab/><text:tab/><text:tab/><text:tab/><text:tab/> <text:s text:c="2"/></text:span><text:span text:style-name="_5f_OOoComputerComment"><text:span text:style-name="T170">'domingo' =&gt; 'caminata'</text:span></text:span></text:p>
      <text:p text:style-name="P27"><text:span text:style-name="T170"><text:tab/><text:tab/><text:tab/><text:tab/><text:tab/><text:tab/><text:tab/> <text:s text:c="2"/></text:span><text:span text:style-name="_5f_OOoComputerKeyWord"><text:span text:style-name="T170">);</text:span></text:span></text:p>
      <text:p text:style-name="P344"/>
      <text:p text:style-name="P27"><text:span text:style-name="_5f_OOoComputerKeyWord"><text:span text:style-name="T170">//</text:span></text:span><text:span text:style-name="_5f_OOoComputerIdent"><text:span text:style-name="T170">imprime</text:span></text:span><text:span text:style-name="T170"> </text:span><text:span text:style-name="_5f_OOoComputerIdent"><text:span text:style-name="T170">los</text:span></text:span><text:span text:style-name="T170"> </text:span><text:span text:style-name="_5f_OOoComputerIdent"><text:span text:style-name="T170">días</text:span></text:span></text:p>
      <text:p text:style-name="P27"><text:span text:style-name="_5f_OOoComputerIdent"><text:span text:style-name="T170">foreach</text:span></text:span><text:span text:style-name="_5f_OOoComputerKeyWord"><text:span text:style-name="T170">($</text:span></text:span><text:span text:style-name="_5f_OOoComputerIdent"><text:span text:style-name="T170">arreglo_normal</text:span></text:span><text:span text:style-name="T170"> </text:span><text:span text:style-name="_5f_OOoComputerKeyWord"><text:span text:style-name="T170">as</text:span></text:span><text:span text:style-name="T170"> </text:span><text:span text:style-name="_5f_OOoComputerKeyWord"><text:span text:style-name="T170">$</text:span></text:span><text:span text:style-name="_5f_OOoComputerIdent"><text:span text:style-name="T170">dia</text:span></text:span><text:span text:style-name="_5f_OOoComputerKeyWord"><text:span text:style-name="T170">){</text:span></text:span></text:p>
      <text:p text:style-name="P27"><text:span text:style-name="T170"><text:tab/></text:span><text:span text:style-name="_5f_OOoComputerKeyWord"><text:span text:style-name="T170">print</text:span></text:span><text:span text:style-name="T170"> </text:span><text:span text:style-name="_5f_OOoComputerKeyWord"><text:span text:style-name="T170">$</text:span></text:span><text:span text:style-name="_5f_OOoComputerIdent"><text:span text:style-name="T170">dia</text:span></text:span><text:span text:style-name="_5f_OOoComputerKeyWord"><text:span text:style-name="T170">;</text:span></text:span></text:p>
      <text:p text:style-name="P27"><text:soft-page-break/><text:span text:style-name="_5f_OOoComputerKeyWord"><text:span text:style-name="T170">}</text:span></text:span></text:p>
      <text:p text:style-name="P344"/>
      <text:p text:style-name="P27"><text:span text:style-name="_5f_OOoComputerKeyWord"><text:span text:style-name="T170">//</text:span></text:span><text:span text:style-name="T170"> </text:span><text:span text:style-name="_5f_OOoComputerIdent"><text:span text:style-name="T170">imprime</text:span></text:span><text:span text:style-name="T170"> </text:span><text:span text:style-name="_5f_OOoComputerIdent"><text:span text:style-name="T170">el</text:span></text:span><text:span text:style-name="T170"> </text:span><text:span text:style-name="_5f_OOoComputerIdent"><text:span text:style-name="T170">dia</text:span></text:span><text:span text:style-name="T170"> </text:span><text:span text:style-name="_5f_OOoComputerIdent"><text:span text:style-name="T170">con</text:span></text:span><text:span text:style-name="T170"> </text:span><text:span text:style-name="_5f_OOoComputerIdent"><text:span text:style-name="T170">su</text:span></text:span><text:span text:style-name="T170"> </text:span><text:span text:style-name="_5f_OOoComputerIdent"><text:span text:style-name="T170">actividad</text:span></text:span></text:p>
      <text:p text:style-name="P27"><text:span text:style-name="_5f_OOoComputerIdent"><text:span text:style-name="T170">foreach</text:span></text:span><text:span text:style-name="_5f_OOoComputerKeyWord"><text:span text:style-name="T170">($</text:span></text:span><text:span text:style-name="_5f_OOoComputerIdent"><text:span text:style-name="T170">arreglo_bidimencional</text:span></text:span><text:span text:style-name="T170"> </text:span><text:span text:style-name="_5f_OOoComputerKeyWord"><text:span text:style-name="T170">as</text:span></text:span><text:span text:style-name="T170"> </text:span><text:span text:style-name="_5f_OOoComputerKeyWord"><text:span text:style-name="T170">$</text:span></text:span><text:span text:style-name="_5f_OOoComputerIdent"><text:span text:style-name="T170">dia</text:span></text:span><text:span text:style-name="T170"> </text:span><text:span text:style-name="_5f_OOoComputerKeyWord"><text:span text:style-name="T170">=&gt;</text:span></text:span><text:span text:style-name="T170"> </text:span><text:span text:style-name="_5f_OOoComputerKeyWord"><text:span text:style-name="T170">$</text:span></text:span><text:span text:style-name="_5f_OOoComputerIdent"><text:span text:style-name="T170">actividad</text:span></text:span><text:span text:style-name="_5f_OOoComputerKeyWord"><text:span text:style-name="T170">{</text:span></text:span></text:p>
      <text:p text:style-name="P27"><text:span text:style-name="T170"><text:tab/></text:span><text:span text:style-name="_5f_OOoComputerKeyWord"><text:span text:style-name="T170">print</text:span></text:span><text:span text:style-name="T170"> </text:span><text:span text:style-name="_5f_OOoComputerComment"><text:span text:style-name="T170">'Hoy es ' . $dia . 'tienes que hacer' $actividad;</text:span></text:span></text:p>
      <text:p text:style-name="P27"><text:span text:style-name="_5f_OOoComputerKeyWord"><text:span text:style-name="T170">}</text:span></text:span></text:p>
      <text:p text:style-name="P418"/>
      <text:p text:style-name="P418">Se puede apreciar que no es necesario el uso de contadores ni banderas que indiquen la posición del puntero al recorrer el arreglo, en el segundo caso en el que se recorre un arreglo de dos dimensiones podemos apreciar como foreach asigna los valores a una variable en cada recorrido esa es la profundidad más alta que se puede alcanzar con foreach si se tiene un arreglo más complejo es preferible anidar foreach.</text:p>
      <text:p text:style-name="P418"/>
      <text:p text:style-name="P94">break<text:span text:style-name="T370">(romper)</text:span></text:p>
      <text:p text:style-name="P225">Tiene la capacidad de romper un bucle o una estructura de control, basta escribirla y el bucle <text:s/>no continua más, es muy útil cuando se hacen búsquedas numéricas o para suspender una acción en caso de que algo salga mal.</text:p>
      <text:p text:style-name="P58"/>
      <text:p text:style-name="P403">Relacionar Ficheros En PHP</text:p>
      <text:p text:style-name="P387">Muchas veces los desarrolladores separan el código en archivos diferentes para una mejor compresión y facilitar el mantenimiento de un sistema, PHP brinda la posibilidad de relacionar estos ficheros, pare ello cuenta con algunas sentencias.</text:p>
      <text:p text:style-name="P419"/>
      <text:p text:style-name="P94">require</text:p>
      <text:p text:style-name="P168">Esta sentencia obliga al intérprete de PHP a incluir un fichero de código en el actual, si no se logra incluirlo el servidor termina la aplicación con un error fatal.</text:p>
      <text:p text:style-name="P168">Por ejemplo imaginemos que necesitamos cargar el archivo que permite la conexión con el servidor de base de datos, este sería un recurso necesario sin el cual no podríamos <text:span text:style-name="T371">ejecutar ninguna acción.</text:span></text:p>
      <text:p text:style-name="P58"/>
      <text:p text:style-name="P205">El único parámetro que acepta en la ruta del archivo con el nombre y la extensión</text:p>
      <text:p text:style-name="P58"/>
      <text:p text:style-name="P64"><text:span text:style-name="_5f_OOoComputerKeyWord"><text:span text:style-name="T171">&lt;</text:span></text:span><text:span text:style-name="_5f_OOoComputerIdent"><text:span text:style-name="T171">?php</text:span></text:span></text:p>
      <text:p text:style-name="P64"><text:span text:style-name="_5f_OOoComputerIdent"><text:span text:style-name="T171">require</text:span></text:span><text:span text:style-name="_5f_OOoComputerKeyWord"><text:span text:style-name="T171">(</text:span></text:span><text:span text:style-name="_5f_OOoComputerComment"><text:span text:style-name="T171">'app/bd/conexion.php');</text:span></text:span></text:p>
      <text:p text:style-name="P58"/>
      <text:p text:style-name="P94">include</text:p>
      <text:p text:style-name="P21"><text:span text:style-name="T2">Hace lo mismo que </text:span><text:span text:style-name="T70">require</text:span><text:span text:style-name="T2"> la única diferencia es que si el servidor no logra encontrar el archivo la aplicación no se detiene, pero se muestra una advertencia al usuario informando el problema.</text:span></text:p>
      <text:p text:style-name="P94"/>
      <text:p text:style-name="P64"><text:span text:style-name="_5f_OOoComputerKeyWord"><text:span text:style-name="T171">&lt;</text:span></text:span><text:span text:style-name="_5f_OOoComputerIdent"><text:span text:style-name="T171">?php</text:span></text:span></text:p>
      <text:p text:style-name="P64"><text:span text:style-name="_5f_OOoComputerIdent"><text:span text:style-name="T171">require</text:span></text:span><text:span text:style-name="_5f_OOoComputerKeyWord"><text:span text:style-name="T171">(</text:span></text:span><text:span text:style-name="_5f_OOoComputerComment"><text:span text:style-name="T171">'app/bd/conexion.php');</text:span></text:span></text:p>
      <text:p text:style-name="P99"/>
      <text:p text:style-name="P94">require_once / include_once</text:p>
      <text:p text:style-name="P168">No tienen diferencia con sus contrapartidas en los efectos <text:span text:style-name="T371">cuando </text:span>no encuentran el fichero, esta es una optimización de las dos anteriores, solo adjuntan el fichero si ya no se lo hizo antes, es muy útil si se maneja un sitio con un <text:s/>número elevado de visitantes.</text:p>
      <text:p text:style-name="P58"/>
      <text:p text:style-name="P64"><text:span text:style-name="_5f_OOoComputerKeyWord"><text:span text:style-name="T171">&lt;</text:span></text:span><text:span text:style-name="_5f_OOoComputerIdent"><text:span text:style-name="T171">?php</text:span></text:span></text:p>
      <text:p text:style-name="P64"><text:soft-page-break/><text:span text:style-name="_5f_OOoComputerIdent"><text:span text:style-name="T171">require_once</text:span></text:span><text:span text:style-name="_5f_OOoComputerKeyWord"><text:span text:style-name="T171">(</text:span></text:span><text:span text:style-name="_5f_OOoComputerComment"><text:span text:style-name="T171">'app/bd/conexion.php');</text:span></text:span></text:p>
      <text:p text:style-name="P64"><text:span text:style-name="_5f_OOoComputerIdent"><text:span text:style-name="T171">include_once</text:span></text:span><text:span text:style-name="_5f_OOoComputerKeyWord"><text:span text:style-name="T171">(</text:span></text:span><text:span text:style-name="_5f_OOoComputerComment"><text:span text:style-name="T171">'app/bd/conexion.php');</text:span></text:span></text:p>
      <text:p text:style-name="P370"/>
      <text:p text:style-name="P94">Funciones En PHP</text:p>
      <text:p text:style-name="P21"><text:span text:style-name="T2">Las funciones en PHP se definen usando la palabra clave </text:span><text:span text:style-name="T70">“function” </text:span><text:span text:style-name="T2">seguido por el nombre de la función, el nombre no puede comenzar con un número, ni con otro símbolo que no sea el guión bajo, a las funciones se las invoca con su nombre y entre paréntesis los parámetros, de no requerirlos se deja en blanco.</text:span></text:p>
      <text:p text:style-name="P21"/>
      <text:p text:style-name="P28"><text:span text:style-name="_5f_OOoComputerKeyWord"><text:span text:style-name="T172">&lt;</text:span></text:span><text:span text:style-name="_5f_OOoComputerIdent"><text:span text:style-name="T172">?php</text:span></text:span></text:p>
      <text:p text:style-name="P28"><text:span text:style-name="T172"><text:s/></text:span><text:span text:style-name="_5f_OOoComputerKeyWord"><text:span text:style-name="T172">//</text:span></text:span><text:span text:style-name="_5f_OOoComputerIdent"><text:span text:style-name="T172">ejemlo</text:span></text:span><text:span text:style-name="T172"> </text:span><text:span text:style-name="_5f_OOoComputerIdent"><text:span text:style-name="T172">de</text:span></text:span><text:span text:style-name="T172"> </text:span><text:span text:style-name="_5f_OOoComputerIdent"><text:span text:style-name="T172">funciones</text:span></text:span></text:p>
      <text:p text:style-name="P345"><text:s/></text:p>
      <text:p text:style-name="P28"><text:span text:style-name="T172"><text:s/></text:span><text:span text:style-name="_5f_OOoComputerKeyWord"><text:span text:style-name="T172">//</text:span></text:span><text:span text:style-name="_5f_OOoComputerIdent"><text:span text:style-name="T172">suma</text:span></text:span><text:span text:style-name="T172"> </text:span><text:span text:style-name="_5f_OOoComputerIdent"><text:span text:style-name="T172">un</text:span></text:span><text:span text:style-name="T172"> </text:span><text:span text:style-name="_5f_OOoComputerIdent"><text:span text:style-name="T172">numero</text:span></text:span></text:p>
      <text:p text:style-name="P28"><text:span text:style-name="T172"><text:s/></text:span><text:span text:style-name="_5f_OOoComputerKeyWord"><text:span text:style-name="T172">function</text:span></text:span><text:span text:style-name="T172"> </text:span><text:span text:style-name="_5f_OOoComputerIdent"><text:span text:style-name="T172">__calcular</text:span></text:span><text:span text:style-name="_5f_OOoComputerKeyWord"><text:span text:style-name="T172">($</text:span></text:span><text:span text:style-name="_5f_OOoComputerIdent"><text:span text:style-name="T172">a</text:span></text:span><text:span text:style-name="_5f_OOoComputerKeyWord"><text:span text:style-name="T172">,</text:span></text:span><text:span text:style-name="T172"> </text:span><text:span text:style-name="_5f_OOoComputerKeyWord"><text:span text:style-name="T172">$</text:span></text:span><text:span text:style-name="_5f_OOoComputerIdent"><text:span text:style-name="T172">b</text:span></text:span><text:span text:style-name="_5f_OOoComputerKeyWord"><text:span text:style-name="T172">){</text:span></text:span></text:p>
      <text:p text:style-name="P28"><text:span text:style-name="T172"><text:s text:c="5"/></text:span><text:span text:style-name="_5f_OOoComputerKeyWord"><text:span text:style-name="T172">return</text:span></text:span><text:span text:style-name="T172"> </text:span><text:span text:style-name="_5f_OOoComputerKeyWord"><text:span text:style-name="T172">($</text:span></text:span><text:span text:style-name="_5f_OOoComputerIdent"><text:span text:style-name="T172">a</text:span></text:span><text:span text:style-name="_5f_OOoComputerKeyWord"><text:span text:style-name="T172">+$</text:span></text:span><text:span text:style-name="_5f_OOoComputerIdent"><text:span text:style-name="T172">b</text:span></text:span><text:span text:style-name="_5f_OOoComputerKeyWord"><text:span text:style-name="T172">);</text:span></text:span></text:p>
      <text:p text:style-name="P28"><text:span text:style-name="T172"><text:s/></text:span><text:span text:style-name="_5f_OOoComputerKeyWord"><text:span text:style-name="T172">}</text:span></text:span></text:p>
      <text:p text:style-name="P345"><text:s/></text:p>
      <text:p text:style-name="P28"><text:span text:style-name="T172"><text:s/></text:span><text:span text:style-name="_5f_OOoComputerKeyWord"><text:span text:style-name="T172">//</text:span></text:span><text:span text:style-name="_5f_OOoComputerIdent"><text:span text:style-name="T172">muestra</text:span></text:span><text:span text:style-name="T172"> </text:span><text:span text:style-name="_5f_OOoComputerIdent"><text:span text:style-name="T172">un</text:span></text:span><text:span text:style-name="T172"> </text:span><text:span text:style-name="_5f_OOoComputerIdent"><text:span text:style-name="T172">resultado</text:span></text:span><text:span text:style-name="T172"> </text:span><text:span text:style-name="_5f_OOoComputerIdent"><text:span text:style-name="T172">en</text:span></text:span><text:span text:style-name="T172"> </text:span><text:span text:style-name="_5f_OOoComputerIdent"><text:span text:style-name="T172">pantalla</text:span></text:span></text:p>
      <text:p text:style-name="P28"><text:span text:style-name="T172"><text:s/></text:span><text:span text:style-name="_5f_OOoComputerKeyWord"><text:span text:style-name="T172">function</text:span></text:span><text:span text:style-name="T172"> </text:span><text:span text:style-name="_5f_OOoComputerIdent"><text:span text:style-name="T172">mostrar_resultado</text:span></text:span><text:span text:style-name="_5f_OOoComputerKeyWord"><text:span text:style-name="T172">($</text:span></text:span><text:span text:style-name="_5f_OOoComputerIdent"><text:span text:style-name="T172">valor</text:span></text:span><text:span text:style-name="_5f_OOoComputerKeyWord"><text:span text:style-name="T172">){</text:span></text:span></text:p>
      <text:p text:style-name="P28"><text:span text:style-name="T172"><text:s text:c="3"/></text:span><text:span text:style-name="_5f_OOoComputerKeyWord"><text:span text:style-name="T172">print</text:span></text:span><text:span text:style-name="T172"> </text:span><text:span text:style-name="_5f_OOoComputerKeyWord"><text:span text:style-name="T172">$</text:span></text:span><text:span text:style-name="_5f_OOoComputerIdent"><text:span text:style-name="T172">valor</text:span></text:span><text:span text:style-name="_5f_OOoComputerKeyWord"><text:span text:style-name="T172">;</text:span></text:span><text:span text:style-name="T172"> <text:s/></text:span></text:p>
      <text:p text:style-name="P28"><text:span text:style-name="T172"><text:s/></text:span><text:span text:style-name="_5f_OOoComputerKeyWord"><text:span text:style-name="T172">}</text:span></text:span></text:p>
      <text:p text:style-name="P345"><text:s/></text:p>
      <text:p text:style-name="P28"><text:span text:style-name="T172"><text:s/></text:span><text:span text:style-name="_5f_OOoComputerKeyWord"><text:span text:style-name="T172">$</text:span></text:span><text:span text:style-name="_5f_OOoComputerIdent"><text:span text:style-name="T172">respuesta</text:span></text:span><text:span text:style-name="T172"> </text:span><text:span text:style-name="_5f_OOoComputerKeyWord"><text:span text:style-name="T172">=</text:span></text:span><text:span text:style-name="T172"> </text:span><text:span text:style-name="_5f_OOoComputerIdent"><text:span text:style-name="T172">__calcular</text:span></text:span><text:span text:style-name="_5f_OOoComputerKeyWord"><text:span text:style-name="T172">(</text:span></text:span><text:span text:style-name="_5f_OOoComputerLiteral"><text:span text:style-name="T172">54</text:span></text:span><text:span text:style-name="_5f_OOoComputerKeyWord"><text:span text:style-name="T172">,</text:span></text:span><text:span text:style-name="T172"> </text:span><text:span text:style-name="_5f_OOoComputerLiteral"><text:span text:style-name="T172">64.6</text:span></text:span><text:span text:style-name="_5f_OOoComputerKeyWord"><text:span text:style-name="T172">);</text:span></text:span></text:p>
      <text:p text:style-name="P28"><text:span text:style-name="T172"><text:s/></text:span><text:span text:style-name="_5f_OOoComputerIdent"><text:span text:style-name="T172">mostrar_resultado</text:span></text:span><text:span text:style-name="_5f_OOoComputerKeyWord"><text:span text:style-name="T172">($</text:span></text:span><text:span text:style-name="_5f_OOoComputerIdent"><text:span text:style-name="T172">respuesta</text:span></text:span><text:span text:style-name="_5f_OOoComputerKeyWord"><text:span text:style-name="T172">);</text:span></text:span></text:p>
      <text:p text:style-name="P21"/>
      <text:p text:style-name="P21"><text:span text:style-name="T2">En este ejemplo se creó un script que suma dos valores y muestra el resultado en el navegador, la primera función recibe como parámetros dos valores y retorna la suma de estos, la segunda función recibe un valor y lo imprime en el navegador, ahora analicemos la línea 14, en esta sección se invoca a la función </text:span><text:span text:style-name="T70">__calcular </text:span><text:span text:style-name="T2">pasándole como parámetros dos valores y el valor que esta retorna se lo almacena en la variable </text:span><text:span text:style-name="T70">$respuesta, </text:span><text:span text:style-name="T2">en la siguiente línea se llama a la función </text:span><text:span text:style-name="T70">mostrar_resultado </text:span><text:span text:style-name="T2">esta función no retorna ningún valor por lo tanto es aquí donde termina la ejecución del script.</text:span></text:p>
      <text:p text:style-name="P58"/>
      <text:p text:style-name="P168">Observación: Una duda frecuente es: Si el nombre de las variables enviadas como parámetros debe ser el mismo que el que las funciones aceptan (que los nombres coincidan), esto no es así las variables que la función acepta como parámetros son definidas cuando la función es declarada por lo tanto no tienen ningún valor, y las variables definidas fuera de la función son de uso del script, por lo tanto no se pasa la variable solo se referencia el valor. Pero lo recomendable es que las variables posean nombres lo bastante claros como para entender lo que pueden contener. </text:p>
      <text:p text:style-name="P342"/>
      <text:p text:style-name="P438">Programación Orientada A Objetos En PHP</text:p>
      <text:p text:style-name="P437"><text:span text:style-name="T129">PHP soporta la POO desde la quinta versión, en la que aplica mediante técnicas de programación los conceptos de la POO.</text:span><text:span text:style-name="T80"><text:tab/></text:span></text:p>
      <text:p text:style-name="P161"/>
      <text:p text:style-name="P100">Clase</text:p>
      <text:p text:style-name="P32"><text:span text:style-name="T2">El objeto es la representación de una entidad de la vida real sea esta física o abstracta, la clase es la representación del objeto frente al lenguaje de programación por parte del programador, también se puede considerar como una plantilla, </text:span><text:span text:style-name="T24">para una mejor comprensión se puede imaginar a la clase </text:span><text:span text:style-name="T2">como si fuese los planos de un </text:span><text:span text:style-name="T24">objeto</text:span><text:span text:style-name="T2"> antes de ser construido. </text:span><text:span text:style-name="T24">El objeto es la construcción derivada de una clase, a esto se le conoce con el nombre de instancia, sin importar </text:span><text:soft-page-break/><text:span text:style-name="T24">el numero de veces que se instancie una clase cada uno de los objetos es </text:span><text:span text:style-name="T24">independiente y único, no compartes métodos ni propiedades aunque los mismos estén presentes en cada uno.</text:span></text:p>
      <text:p text:style-name="P176"/>
      <text:p text:style-name="P226">Revisando el manual oficial de PHP tenemos la siguiente definición para clase:</text:p>
      <text:p text:style-name="P32"/>
      <text:p text:style-name="P493"><text:span text:style-name="T118">“… La definición básica de clases comienza con la palabra clave </text:span><text:span text:style-name="T120">class</text:span><text:span text:style-name="T118">, seguido por un nombre de clase continuado por un par de llaves que encierran las definiciones de las propiedades y métodos pertenecientes a la clase. El nombre de la clase puede ser cualquier etiqueta valida que no sea una palabra reservada de PHP. Un nombre válido de clase comienza con una letra o guión bajo, seguido de la cantidad de letras, números o guiones bajos que sean…” </text:span><text:span text:style-name="T119">( </text:span><text:a xlink:type="simple" xlink:href="http://www.php.net/manual/es/language.oop5.basic.php">http://www.php.net/manual/es/language.oop5.basic.php</text:a><text:span text:style-name="T119"> <text:s/>julio-2013).</text:span></text:p>
      <text:p text:style-name="P32"/>
      <text:p text:style-name="P258">Ejemplo de clase válida en PHP:</text:p>
      <text:p text:style-name="P490"/>
      <text:p text:style-name="P490"><text:span text:style-name="_5f_OOoComputerKeyWord"><text:span text:style-name="T178">&lt;</text:span></text:span><text:span text:style-name="_5f_OOoComputerIdent"><text:span text:style-name="T178">?php</text:span></text:span></text:p>
      <text:p text:style-name="P490"><text:span text:style-name="_5f_OOoComputerKeyWord"><text:span text:style-name="T178">class </text:span></text:span><text:span text:style-name="_5f_OOoComputerIdent"><text:span text:style-name="T178">Valor</text:span></text:span><text:span text:style-name="_5f_OOoComputerKeyWord"><text:span text:style-name="T178">{</text:span></text:span></text:p>
      <text:p text:style-name="P490"><text:span text:style-name="_5f_OOoComputerKeyWord"><text:span text:style-name="T178"><text:tab/>public $</text:span></text:span><text:span text:style-name="_5f_OOoComputerIdent"><text:span text:style-name="T178">Resultado_</text:span></text:span></text:p>
      <text:p text:style-name="P490"><text:span text:style-name="_5f_OOoComputerKeyWord"><text:span text:style-name="T178"/></text:span></text:p>
      <text:p text:style-name="P490"><text:span text:style-name="_5f_OOoComputerKeyWord"><text:span text:style-name="T178"/></text:span></text:p>
      <text:p text:style-name="P490"><text:span text:style-name="_5f_OOoComputerKeyWord"><text:span text:style-name="T178"><text:tab/>protected </text:span></text:span><text:span text:style-name="_5f_OOoComputerIdent"><text:span text:style-name="T178">function</text:span></text:span><text:span text:style-name="_5f_OOoComputerKeyWord"><text:span text:style-name="T178"> </text:span></text:span><text:span text:style-name="_5f_OOoComputerIdent"><text:span text:style-name="T178">Inicio</text:span></text:span><text:span text:style-name="_5f_OOoComputerKeyWord"><text:span text:style-name="T178">(){</text:span></text:span></text:p>
      <text:p text:style-name="P490"><text:span text:style-name="_5f_OOoComputerKeyWord"><text:span text:style-name="T178"><text:tab/><text:tab/>$this-&gt;</text:span></text:span><text:span text:style-name="_5f_OOoComputerIdent"><text:span text:style-name="T178">Resultado_</text:span></text:span><text:span text:style-name="_5f_OOoComputerKeyWord"><text:span text:style-name="T178"> = (</text:span></text:span><text:span text:style-name="_5f_OOoComputerIdent"><text:span text:style-name="T178">rand</text:span></text:span><text:span text:style-name="_5f_OOoComputerKeyWord"><text:span text:style-name="T178">(</text:span></text:span><text:span text:style-name="_5f_OOoComputerLiteral"><text:span text:style-name="T178">23</text:span></text:span><text:span text:style-name="_5f_OOoComputerKeyWord"><text:span text:style-name="T178">,</text:span></text:span><text:span text:style-name="_5f_OOoComputerLiteral"><text:span text:style-name="T178">1000</text:span></text:span><text:span text:style-name="_5f_OOoComputerKeyWord"><text:span text:style-name="T178">));</text:span></text:span></text:p>
      <text:p text:style-name="P490"><text:span text:style-name="_5f_OOoComputerKeyWord"><text:span text:style-name="T178"><text:tab/><text:tab/>return $this-&gt;</text:span></text:span><text:span text:style-name="_5f_OOoComputerIdent"><text:span text:style-name="T178">Resultado_</text:span></text:span><text:span text:style-name="_5f_OOoComputerKeyWord"><text:span text:style-name="T178">;</text:span></text:span></text:p>
      <text:p text:style-name="P490"><text:span text:style-name="_5f_OOoComputerKeyWord"><text:span text:style-name="T178"><text:tab/>}</text:span></text:span></text:p>
      <text:p text:style-name="P490"><text:span text:style-name="_5f_OOoComputerKeyWord"><text:span text:style-name="T178">}</text:span></text:span></text:p>
      <text:p text:style-name="P490"><text:span text:style-name="_5f_OOoComputerKeyWord"><text:span text:style-name="T178"/></text:span></text:p>
      <text:p text:style-name="P490"><text:span text:style-name="_5f_OOoComputerKeyWord"><text:span text:style-name="T178">$</text:span></text:span><text:span text:style-name="_5f_OOoComputerIdent"><text:span text:style-name="T178">numero</text:span></text:span><text:span text:style-name="_5f_OOoComputerKeyWord"><text:span text:style-name="T178"> = new </text:span></text:span><text:span text:style-name="_5f_OOoComputerIdent"><text:span text:style-name="T178">Valor</text:span></text:span><text:span text:style-name="_5f_OOoComputerKeyWord"><text:span text:style-name="T178">();</text:span></text:span></text:p>
      <text:p text:style-name="P490"><text:span text:style-name="_5f_OOoComputerIdent"><text:span text:style-name="T178">print</text:span></text:span><text:span text:style-name="_5f_OOoComputerKeyWord"><text:span text:style-name="T178"> $</text:span></text:span><text:span text:style-name="_5f_OOoComputerIdent"><text:span text:style-name="T178">numero</text:span></text:span><text:span text:style-name="_5f_OOoComputerKeyWord"><text:span text:style-name="T178">-&gt;</text:span></text:span><text:span text:style-name="_5f_OOoComputerIdent"><text:span text:style-name="T178">Inicio</text:span></text:span><text:span text:style-name="_5f_OOoComputerKeyWord"><text:span text:style-name="T178">();</text:span></text:span></text:p>
      <text:p text:style-name="P490"><text:bookmark text:name="__UnoMark__10220_6401378601"/></text:p>
      <text:p text:style-name="P176">Las clases están formadas por componentes que describen las propiedades <text:span text:style-name="T382">(variables)</text:span> <text:span text:style-name="T382">y </text:span>métodos <text:span text:style-name="T382">(funciones)</text:span>, en este caso todos los métodos y propiedades son públicos, veremos más adelante los tipos de ámbito que pueden tener estos componentes.</text:p>
      <text:p text:style-name="P176"/>
      <text:p text:style-name="P227">Las clases no son de un solo tipo, PHP soporta varios tipos de clases, mismas que tienen aplicaciones diferentes.</text:p>
      <text:p text:style-name="P176"/>
      <text:p text:style-name="P67"/>
      <text:p text:style-name="P100">Clase Instanciable</text:p>
      <text:p text:style-name="P176"><text:span text:style-name="T383">Este más que un tipo de clase es la </text:span><text:span text:style-name="T386">predisposición</text:span><text:span text:style-name="T383"> de la clase a ser instanciada, existen clases que no pueden ser instanciadas como lo son las abstractas y las interfaces.</text:span></text:p>
      <text:p text:style-name="P227"/>
      <text:p text:style-name="P32"/>
      <text:p text:style-name="P100">Clase Heredada</text:p>
      <text:p text:style-name="P32"><text:span text:style-name="T2">Estas son conocidas también como clase hija o dependiente, es una extensión de una clase padre, esta cualidad dentro de la POO es conocida como </text:span><text:span text:style-name="T70">Herencia</text:span><text:span text:style-name="T2">, al ser una extensión, amplía la capacidad de la clase padre y tiene acceso a los métodos y propiedades que la clase padre </text:span><text:span text:style-name="T25">le</text:span><text:span text:style-name="T2"> permita ver, una aclaración de esto se verá en el subcapítulo ámbito de los métodos y Propiedades.</text:span></text:p>
      <text:p text:style-name="P32"/>
      <text:p text:style-name="P347"><text:soft-page-break/><text:span text:style-name="T384">Para definir una clase heredada se usa la palabra reservada “class” seguido por un nombre válido a continuación la palabra “extends” y el nombre de la clase de la que se hereda, </text:span><text:span text:style-name="T387">la herencia se aplica de uno a uno no es posible heredar de varias clases, en caso de ser necesario implementar a más de una clase se aplica herencia en cascada, imaginemos que tenemos tres clases “a”,”b” y “c” , por algún motivo queremos heredar de “a” y “b” a “c”, no se puede aplicar herencia de manera simultanea primero se debe heredar de ”a” a “b “ y luego de “b” a “c”.</text:span></text:p>
      <text:p text:style-name="P350"/>
      <text:p text:style-name="P176">Ejemplo de clase Heredada en PHP.</text:p>
      <text:p text:style-name="P32"/>
      <text:p text:style-name="P490"><text:span text:style-name="_5f_OOoComputerKeyWord"><text:span text:style-name="T179">&lt;</text:span></text:span><text:span text:style-name="_5f_OOoComputerIdent"><text:span text:style-name="T25">?php</text:span></text:span></text:p>
      <text:p text:style-name="P490"><text:span text:style-name="_5f_OOoComputerKeyWord"><text:span text:style-name="T179">class</text:span></text:span><text:span text:style-name="T25"> </text:span><text:span text:style-name="_5f_OOoComputerIdent"><text:span text:style-name="T25">Edificacion</text:span></text:span><text:span text:style-name="_5f_OOoComputerKeyWord"><text:span text:style-name="T179">{</text:span></text:span></text:p>
      <text:p text:style-name="P490"><text:span text:style-name="T25"><text:tab/></text:span><text:span text:style-name="_5f_OOoComputerComment"><text:span text:style-name="T25">//clase que representa una edificación</text:span></text:span></text:p>
      <text:p text:style-name="P490"><text:span text:style-name="_5f_OOoComputerKeyWord"><text:span text:style-name="T179">}</text:span></text:span></text:p>
      <text:p text:style-name="P488"/>
      <text:p text:style-name="P490"><text:span text:style-name="_5f_OOoComputerKeyWord"><text:span text:style-name="T179">class</text:span></text:span><text:span text:style-name="T25"> </text:span><text:span text:style-name="_5f_OOoComputerIdent"><text:span text:style-name="T25">Casa</text:span></text:span><text:span text:style-name="T25"> </text:span><text:span text:style-name="_5f_OOoComputerIdent"><text:span text:style-name="T25">extends</text:span></text:span><text:span text:style-name="T25"> </text:span><text:span text:style-name="_5f_OOoComputerIdent"><text:span text:style-name="T25">Edificacion</text:span></text:span><text:span text:style-name="_5f_OOoComputerKeyWord"><text:span text:style-name="T179">{</text:span></text:span></text:p>
      <text:p text:style-name="P490"><text:span text:style-name="T25"><text:tab/></text:span><text:span text:style-name="_5f_OOoComputerComment"><text:span text:style-name="T25">//tiene acceso a las propiedades y métodos </text:span></text:span></text:p>
      <text:p text:style-name="P490"><text:span text:style-name="T25"><text:tab/></text:span><text:span text:style-name="_5f_OOoComputerComment"><text:span text:style-name="T25">//de Edificación</text:span></text:span></text:p>
      <text:p text:style-name="P490"><text:span text:style-name="_5f_OOoComputerKeyWord"><text:span text:style-name="T179">}</text:span></text:span></text:p>
      <text:p text:style-name="P488"/>
      <text:p text:style-name="P490"><text:span text:style-name="_5f_OOoComputerComment"><text:span text:style-name="T25">//objeto con las propiedades y métodos de la clase</text:span></text:span></text:p>
      <text:p text:style-name="P490"><text:span text:style-name="_5f_OOoComputerComment"><text:span text:style-name="T25">// Casa</text:span></text:span></text:p>
      <text:p text:style-name="P490"><text:span text:style-name="_5f_OOoComputerKeyWord"><text:span text:style-name="T179">$</text:span></text:span><text:span text:style-name="_5f_OOoComputerIdent"><text:span text:style-name="T25">micasa</text:span></text:span><text:span text:style-name="T25"> </text:span><text:span text:style-name="_5f_OOoComputerKeyWord"><text:span text:style-name="T179">=</text:span></text:span><text:span text:style-name="T25"> </text:span><text:span text:style-name="_5f_OOoComputerKeyWord"><text:span text:style-name="T179">new</text:span></text:span><text:span text:style-name="T25"> </text:span><text:span text:style-name="_5f_OOoComputerIdent"><text:span text:style-name="T25">Casa</text:span></text:span><text:span text:style-name="_5f_OOoComputerKeyWord"><text:span text:style-name="T179">();</text:span></text:span></text:p>
      <text:p text:style-name="P490"><text:span text:style-name="_5f_OOoComputerKeyWord"><text:span text:style-name="T179"/></text:span></text:p>
      <text:p text:style-name="P375"><text:span text:style-name="T25">En este caso el objeto “</text:span><text:span text:style-name="T81">$micasa</text:span><text:span text:style-name="T25">” es la representación de la clase casa la misma que tiene acceso a los métodos y propiedades de edificación.</text:span></text:p>
      <text:p text:style-name="P284"/>
      <text:p text:style-name="P100">Clase Abstracta</text:p>
      <text:p text:style-name="P32"><text:span text:style-name="T2">Este tipo de clases sirve para definir estructuras, no pueden crear objetos por si mismas, para ser utilizadas deben ser implementadas </text:span><text:span text:style-name="T25">obligatoriamente </text:span><text:span text:style-name="T2">por una clase Heredada, </text:span><text:span text:style-name="T25">esta clase </text:span><text:span text:style-name="T2">redefine los métodos abstractos bajo el mismo ámbito </text:span><text:span text:style-name="T25">y <text:s/>nombre, una </text:span><text:span text:style-name="T2">clase abstracta en PHP si puede tener métodos definidos para luego </text:span><text:span text:style-name="T25">ser invocados por las clases hijas</text:span><text:span text:style-name="T2">. Los métodos abstractos son aquellos los que pueden ser solo declarados pero no implementados en la clase padre, por esta característica se dice que las clases abstractas crear plantillas o clases generales.</text:span></text:p>
      <text:p text:style-name="P32"/>
      <text:p text:style-name="P176"/>
      <text:p text:style-name="P176">Ejemplo de clase abstracta:</text:p>
      <text:p text:style-name="P176"/>
      <text:p text:style-name="P176"><text:span text:style-name="_5f_OOoComputerKeyWord"><text:span text:style-name="T385">&lt;</text:span></text:span><text:span text:style-name="_5f_OOoComputerIdent"><text:span text:style-name="T385">?php</text:span></text:span></text:p>
      <text:p text:style-name="P228"/>
      <text:p text:style-name="P176"><text:span text:style-name="_5f_OOoComputerIdent"><text:span text:style-name="T385">abstract</text:span></text:span><text:span text:style-name="T385"> </text:span><text:span text:style-name="_5f_OOoComputerKeyWord"><text:span text:style-name="T385">class</text:span></text:span><text:span text:style-name="T385"> </text:span><text:span text:style-name="_5f_OOoComputerIdent"><text:span text:style-name="T385">Modelo</text:span></text:span><text:span text:style-name="_5f_OOoComputerKeyWord"><text:span text:style-name="T385">{</text:span></text:span></text:p>
      <text:p text:style-name="P176"><text:span text:style-name="T385"><text:tab/></text:span><text:span text:style-name="_5f_OOoComputerIdent"><text:span text:style-name="T385">var</text:span></text:span><text:span text:style-name="T385"> </text:span><text:span text:style-name="_5f_OOoComputerKeyWord"><text:span text:style-name="T385">$</text:span></text:span><text:span text:style-name="_5f_OOoComputerIdent"><text:span text:style-name="T385">resultado</text:span></text:span><text:span text:style-name="_5f_OOoComputerKeyWord"><text:span text:style-name="T385">;</text:span></text:span></text:p>
      <text:p text:style-name="P176"><text:span text:style-name="T385"><text:tab/></text:span><text:span text:style-name="_5f_OOoComputerIdent"><text:span text:style-name="T385">var</text:span></text:span><text:span text:style-name="T385"> </text:span><text:span text:style-name="_5f_OOoComputerKeyWord"><text:span text:style-name="T385">$</text:span></text:span><text:span text:style-name="_5f_OOoComputerIdent"><text:span text:style-name="T385">connexion</text:span></text:span><text:span text:style-name="_5f_OOoComputerKeyWord"><text:span text:style-name="T385">;</text:span></text:span></text:p>
      <text:p text:style-name="P228"/>
      <text:p text:style-name="P176"><text:span text:style-name="T385"><text:tab/></text:span><text:span text:style-name="_5f_OOoComputerKeyWord"><text:span text:style-name="T385">public</text:span></text:span><text:span text:style-name="T385"> </text:span><text:span text:style-name="_5f_OOoComputerIdent"><text:span text:style-name="T385">function</text:span></text:span><text:span text:style-name="T385"> </text:span><text:span text:style-name="_5f_OOoComputerIdent"><text:span text:style-name="T385">conectarDB</text:span></text:span><text:span text:style-name="_5f_OOoComputerKeyWord"><text:span text:style-name="T385">(){</text:span></text:span></text:p>
      <text:p text:style-name="P176"><text:span text:style-name="T385"><text:tab/><text:tab/></text:span><text:span text:style-name="_5f_OOoComputerKeyWord"><text:span text:style-name="T385">$this-&gt;</text:span></text:span><text:span text:style-name="_5f_OOoComputerIdent"><text:span text:style-name="T385">connexion</text:span></text:span><text:span text:style-name="T385"> </text:span><text:span text:style-name="_5f_OOoComputerKeyWord"><text:span text:style-name="T385">=</text:span></text:span><text:span text:style-name="T385"> </text:span><text:span text:style-name="_5f_OOoComputerKeyWord"><text:span text:style-name="T385">new</text:span></text:span><text:span text:style-name="T385"> </text:span><text:span text:style-name="_5f_OOoComputerIdent"><text:span text:style-name="T385">mysqli</text:span></text:span><text:span text:style-name="_5f_OOoComputerKeyWord"><text:span text:style-name="T385">(</text:span></text:span><text:span text:style-name="_5f_OOoComputerLiteral"><text:span text:style-name="T385">'root'</text:span></text:span><text:span text:style-name="_5f_OOoComputerKeyWord"><text:span text:style-name="T385">,</text:span></text:span><text:span text:style-name="_5f_OOoComputerLiteral"><text:span text:style-name="T385">'123'</text:span></text:span><text:span text:style-name="_5f_OOoComputerKeyWord"><text:span text:style-name="T385">,</text:span></text:span><text:span text:style-name="_5f_OOoComputerLiteral"><text:span text:style-name="T385">'dbprueba'</text:span></text:span><text:span text:style-name="_5f_OOoComputerKeyWord"><text:span text:style-name="T385">);</text:span></text:span></text:p>
      <text:p text:style-name="P176"><text:span text:style-name="T385"><text:tab/><text:tab/></text:span><text:span text:style-name="_5f_OOoComputerKeyWord"><text:span text:style-name="T385">$this-&gt;</text:span></text:span><text:span text:style-name="_5f_OOoComputerIdent"><text:span text:style-name="T385">connexion</text:span></text:span><text:span text:style-name="_5f_OOoComputerKeyWord"><text:span text:style-name="T385">.</text:span></text:span><text:span text:style-name="_5f_OOoComputerIdent"><text:span text:style-name="T385">open</text:span></text:span><text:span text:style-name="_5f_OOoComputerKeyWord"><text:span text:style-name="T385">();</text:span></text:span></text:p>
      <text:p text:style-name="P176"><text:span text:style-name="T385"><text:tab/></text:span><text:span text:style-name="_5f_OOoComputerKeyWord"><text:span text:style-name="T385">}</text:span></text:span></text:p>
      <text:p text:style-name="P228"/>
      <text:p text:style-name="P176"><text:span text:style-name="T385"><text:tab/></text:span><text:span text:style-name="_5f_OOoComputerIdent"><text:span text:style-name="T385">abstract</text:span></text:span><text:span text:style-name="T385"> </text:span><text:span text:style-name="_5f_OOoComputerIdent"><text:span text:style-name="T385">function</text:span></text:span><text:span text:style-name="T385"> </text:span><text:span text:style-name="_5f_OOoComputerIdent"><text:span text:style-name="T385">consultaDb</text:span></text:span><text:span text:style-name="_5f_OOoComputerKeyWord"><text:span text:style-name="T385">($</text:span></text:span><text:span text:style-name="_5f_OOoComputerIdent"><text:span text:style-name="T385">query</text:span></text:span><text:span text:style-name="_5f_OOoComputerKeyWord"><text:span text:style-name="T385">){</text:span></text:span></text:p>
      <text:p text:style-name="P228"/>
      <text:p text:style-name="P176"><text:span text:style-name="T385"><text:tab/></text:span><text:span text:style-name="_5f_OOoComputerKeyWord"><text:span text:style-name="T385">}</text:span></text:span></text:p>
      <text:p text:style-name="P176"><text:soft-page-break/><text:span text:style-name="_5f_OOoComputerKeyWord"><text:span text:style-name="T385">}</text:span></text:span></text:p>
      <text:p text:style-name="P228"/>
      <text:p text:style-name="P176"><text:span text:style-name="_5f_OOoComputerKeyWord"><text:span text:style-name="T385">class</text:span></text:span><text:span text:style-name="T385"> </text:span><text:span text:style-name="_5f_OOoComputerIdent"><text:span text:style-name="T385">Consulta</text:span></text:span><text:span text:style-name="T385"> </text:span><text:span text:style-name="_5f_OOoComputerIdent"><text:span text:style-name="T385">extends</text:span></text:span><text:span text:style-name="T385"> </text:span><text:span text:style-name="_5f_OOoComputerIdent"><text:span text:style-name="T385">Modelo</text:span></text:span><text:span text:style-name="_5f_OOoComputerKeyWord"><text:span text:style-name="T385">{</text:span></text:span></text:p>
      <text:p text:style-name="P228"/>
      <text:p text:style-name="P176"><text:span text:style-name="T385"><text:tab/></text:span><text:span text:style-name="_5f_OOoComputerKeyWord"><text:span text:style-name="T385">public</text:span></text:span><text:span text:style-name="T385"> </text:span><text:span text:style-name="_5f_OOoComputerIdent"><text:span text:style-name="T385">function</text:span></text:span><text:span text:style-name="T385"> </text:span><text:span text:style-name="_5f_OOoComputerIdent"><text:span text:style-name="T385">consultaDb</text:span></text:span><text:span text:style-name="_5f_OOoComputerKeyWord"><text:span text:style-name="T385">($</text:span></text:span><text:span text:style-name="_5f_OOoComputerIdent"><text:span text:style-name="T385">query</text:span></text:span><text:span text:style-name="_5f_OOoComputerKeyWord"><text:span text:style-name="T385">){</text:span></text:span></text:p>
      <text:p text:style-name="P176"><text:span text:style-name="T385"><text:tab/><text:tab/></text:span><text:span text:style-name="_5f_OOoComputerKeyWord"><text:span text:style-name="T385">$this-&gt;</text:span></text:span><text:span text:style-name="_5f_OOoComputerIdent"><text:span text:style-name="T385">conectarDB</text:span></text:span><text:span text:style-name="_5f_OOoComputerKeyWord"><text:span text:style-name="T385">();</text:span></text:span></text:p>
      <text:p text:style-name="P176"><text:span text:style-name="T385"><text:tab/><text:tab/></text:span><text:span text:style-name="_5f_OOoComputerKeyWord"><text:span text:style-name="T385">$this-&gt;</text:span></text:span><text:span text:style-name="_5f_OOoComputerIdent"><text:span text:style-name="T385">resultado</text:span></text:span><text:span text:style-name="T385"> </text:span><text:span text:style-name="_5f_OOoComputerKeyWord"><text:span text:style-name="T385">=</text:span></text:span><text:span text:style-name="T385"> </text:span><text:span text:style-name="_5f_OOoComputerKeyWord"><text:span text:style-name="T385">$this-&gt;</text:span></text:span><text:span text:style-name="_5f_OOoComputerIdent"><text:span text:style-name="T385">connexion</text:span></text:span><text:span text:style-name="_5f_OOoComputerKeyWord"><text:span text:style-name="T385">-&gt;</text:span></text:span><text:span text:style-name="_5f_OOoComputerIdent"><text:span text:style-name="T385">query</text:span></text:span><text:span text:style-name="_5f_OOoComputerKeyWord"><text:span text:style-name="T385">($</text:span></text:span><text:span text:style-name="_5f_OOoComputerIdent"><text:span text:style-name="T385">query</text:span></text:span><text:span text:style-name="_5f_OOoComputerKeyWord"><text:span text:style-name="T385">);</text:span></text:span></text:p>
      <text:p text:style-name="P176"><text:span text:style-name="T385"><text:tab/><text:tab/></text:span><text:span text:style-name="_5f_OOoComputerKeyWord"><text:span text:style-name="T385">return</text:span></text:span><text:span text:style-name="T385"> </text:span><text:span text:style-name="_5f_OOoComputerKeyWord"><text:span text:style-name="T385">$this-&gt;</text:span></text:span><text:span text:style-name="_5f_OOoComputerIdent"><text:span text:style-name="T385">resultado</text:span></text:span><text:span text:style-name="_5f_OOoComputerKeyWord"><text:span text:style-name="T385">;</text:span></text:span></text:p>
      <text:p text:style-name="P176"><text:span text:style-name="T385"><text:tab/></text:span><text:span text:style-name="_5f_OOoComputerKeyWord"><text:span text:style-name="T385">}</text:span></text:span></text:p>
      <text:p text:style-name="P176"><text:span text:style-name="_5f_OOoComputerKeyWord"><text:span text:style-name="T385">}</text:span></text:span></text:p>
      <text:p text:style-name="P228"/>
      <text:p text:style-name="P228"/>
      <text:p text:style-name="P176"><text:span text:style-name="_5f_OOoComputerKeyWord"><text:span text:style-name="T385">$</text:span></text:span><text:span text:style-name="_5f_OOoComputerIdent"><text:span text:style-name="T385">midb</text:span></text:span><text:span text:style-name="T385"> </text:span><text:span text:style-name="_5f_OOoComputerKeyWord"><text:span text:style-name="T385">=</text:span></text:span><text:span text:style-name="T385"> </text:span><text:span text:style-name="_5f_OOoComputerKeyWord"><text:span text:style-name="T385">new</text:span></text:span><text:span text:style-name="T385"> </text:span><text:span text:style-name="_5f_OOoComputerIdent"><text:span text:style-name="T385">Consulta</text:span></text:span><text:span text:style-name="_5f_OOoComputerKeyWord"><text:span text:style-name="T385">();</text:span></text:span></text:p>
      <text:p text:style-name="P176"><text:span text:style-name="_5f_OOoComputerKeyWord"><text:span text:style-name="T385">$</text:span></text:span><text:span text:style-name="_5f_OOoComputerIdent"><text:span text:style-name="T385">datos</text:span></text:span><text:span text:style-name="T385"> </text:span><text:span text:style-name="_5f_OOoComputerKeyWord"><text:span text:style-name="T385">=</text:span></text:span><text:span text:style-name="T385"> </text:span><text:span text:style-name="_5f_OOoComputerKeyWord"><text:span text:style-name="T385">$</text:span></text:span><text:span text:style-name="_5f_OOoComputerIdent"><text:span text:style-name="T385">midb</text:span></text:span><text:span text:style-name="_5f_OOoComputerKeyWord"><text:span text:style-name="T385">-&gt;</text:span></text:span><text:span text:style-name="_5f_OOoComputerIdent"><text:span text:style-name="T385">consultaDb</text:span></text:span><text:span text:style-name="_5f_OOoComputerKeyWord"><text:span text:style-name="T385">(</text:span></text:span><text:span text:style-name="_5f_OOoComputerLiteral"><text:span text:style-name="T385">'SELECT * FROM TABLA'</text:span></text:span><text:span text:style-name="_5f_OOoComputerKeyWord"><text:span text:style-name="T385">);</text:span></text:span></text:p>
      <text:p text:style-name="P32"/>
      <text:p text:style-name="P490"><text:span text:style-name="st0"><text:span text:style-name="T2"/></text:span></text:p>
      <text:p text:style-name="P489"><text:span text:style-name="st1"><text:span text:style-name="T242">Esta es una clase abstracta que tiene un método definido y uno abstracto, el método abstracto </text:span></text:span><text:span text:style-name="st1"><text:span text:style-name="T243">solo puede estar </text:span></text:span><text:span text:style-name="st1"><text:span text:style-name="T242">definido, </text:span></text:span><text:span text:style-name="st1"><text:span text:style-name="T243">para especificar su algoritmo se lo hace desde </text:span></text:span><text:span text:style-name="st1"><text:span text:style-name="T242">la clase hija.</text:span></text:span></text:p>
      <text:p text:style-name="P490"/>
      <text:p text:style-name="P489"><text:span text:style-name="st1"><text:span text:style-name="T241">Observación: Imagino que se ha preguntado. ¿Qué uso le puedo dar a una clase como esta? La verdad aunque no lo parezca es muy útil, para demostrarlo veamos un ejemplo: Las clases abstractas sirven mucho como punto de control,hace ya algún tiempo me encontraba trabajando en una aplicación para control de pacientes, ya tenía implementadas todas las librerías de objetos que necesita al igual que el diseño visual de las vistas, tenía pantallas de pacientes, de especialidades, de doctores entre otras, como era una aplicación que trabajaba con una base de datos me vi en la necesidad de crear una sola clase abstracta llamada pantallas la misma que definía algunos métodos con su respectivo algoritmo y otros que eran redefinidos en las clases hijas, de esta manera logré centralizar la actividad de un usuario en mis sistema ya que la misma clase abstracta estaba siempre instanciada en la aplicación permitiéndome conocer todas las actividades que se realizaban con la base de datos y centralizando toda la actividad de esta en métodos definidos en la clase abstracta, la misma me sirvió como un punto de control también controlaba el acceso a las librerías ya que las clases heredaban todos sus métodos.</text:span></text:span></text:p>
      <text:p text:style-name="P490"/>
      <text:p text:style-name="P100">Clase Interface</text:p>
      <text:p text:style-name="P32"><text:span text:style-name="T26">Las interfaces son un tipo de clase que se usa muy poco o nada a la hora de programar pero se las menciona por ser </text:span><text:span text:style-name="T2">un elemento de la POO, </text:span><text:span text:style-name="T26">estas clases no tienen nada que ver con las interfaces gráficas, </text:span><text:span text:style-name="T27">son usadas para crear estructuras de aplicaciones a un alto nivel.</text:span></text:p>
      <text:p text:style-name="P229"/>
      <text:p text:style-name="P32"><text:span text:style-name="T27">Para definir una clase del tipo “interface” </text:span><text:span text:style-name="T28">va precedida de la palabra clave “interface” y un nombre valido, este tipo de clase solo puede tener métodos abstractos es decir sin definir su comportamiento, estas clases no se heredan se implementan para implementar una “interface” es necesaria una clase normal. </text:span></text:p>
      <text:p text:style-name="P230"/>
      <text:p text:style-name="P230">Ejemplo interface:</text:p>
      <text:p text:style-name="P230"/>
      <text:p text:style-name="P32"><text:span text:style-name="_5f_OOoComputerKeyWord"><text:span text:style-name="T180">&lt;</text:span></text:span><text:span text:style-name="_5f_OOoComputerIdent"><text:span text:style-name="T28">?php</text:span></text:span></text:p>
      <text:p text:style-name="P230"/>
      <text:p text:style-name="P32"><text:span text:style-name="_5f_OOoComputerIdent"><text:span text:style-name="T28">interface</text:span></text:span><text:span text:style-name="T28"> </text:span><text:span text:style-name="_5f_OOoComputerIdent"><text:span text:style-name="T28">Modelo</text:span></text:span><text:span text:style-name="_5f_OOoComputerKeyWord"><text:span text:style-name="T180">{</text:span></text:span></text:p>
      <text:p text:style-name="P32"><text:soft-page-break/><text:span text:style-name="T28"><text:tab/></text:span><text:span text:style-name="_5f_OOoComputerIdent"><text:span text:style-name="T28">var</text:span></text:span><text:span text:style-name="T28"> </text:span><text:span text:style-name="_5f_OOoComputerKeyWord"><text:span text:style-name="T180">$</text:span></text:span><text:span text:style-name="_5f_OOoComputerIdent"><text:span text:style-name="T28">resultado</text:span></text:span><text:span text:style-name="_5f_OOoComputerKeyWord"><text:span text:style-name="T180">;</text:span></text:span></text:p>
      <text:p text:style-name="P32"><text:span text:style-name="T28"><text:tab/></text:span><text:span text:style-name="_5f_OOoComputerIdent"><text:span text:style-name="T28">var</text:span></text:span><text:span text:style-name="T28"> </text:span><text:span text:style-name="_5f_OOoComputerKeyWord"><text:span text:style-name="T180">$</text:span></text:span><text:span text:style-name="_5f_OOoComputerIdent"><text:span text:style-name="T28">connexion</text:span></text:span><text:span text:style-name="_5f_OOoComputerKeyWord"><text:span text:style-name="T180">;</text:span></text:span></text:p>
      <text:p text:style-name="P230"/>
      <text:p text:style-name="P32"><text:span text:style-name="T28"><text:tab/></text:span><text:span text:style-name="_5f_OOoComputerIdent"><text:span text:style-name="T28">abstract</text:span></text:span><text:span text:style-name="T28"> </text:span><text:span text:style-name="_5f_OOoComputerIdent"><text:span text:style-name="T28">function</text:span></text:span><text:span text:style-name="T28"> </text:span><text:span text:style-name="_5f_OOoComputerIdent"><text:span text:style-name="T28">conectarDB</text:span></text:span><text:span text:style-name="_5f_OOoComputerKeyWord"><text:span text:style-name="T180">(){}</text:span></text:span></text:p>
      <text:p text:style-name="P230"><text:tab/><text:tab/></text:p>
      <text:p text:style-name="P32"><text:span text:style-name="T28"><text:tab/></text:span><text:span text:style-name="_5f_OOoComputerIdent"><text:span text:style-name="T28">abstract</text:span></text:span><text:span text:style-name="T28"> </text:span><text:span text:style-name="_5f_OOoComputerIdent"><text:span text:style-name="T28">function</text:span></text:span><text:span text:style-name="T28"> </text:span><text:span text:style-name="_5f_OOoComputerIdent"><text:span text:style-name="T28">consultaDb</text:span></text:span><text:span text:style-name="_5f_OOoComputerKeyWord"><text:span text:style-name="T180">($</text:span></text:span><text:span text:style-name="_5f_OOoComputerIdent"><text:span text:style-name="T28">query</text:span></text:span><text:span text:style-name="_5f_OOoComputerKeyWord"><text:span text:style-name="T180">){}</text:span></text:span></text:p>
      <text:p text:style-name="P32"><text:span text:style-name="_5f_OOoComputerKeyWord"><text:span text:style-name="T180">}</text:span></text:span></text:p>
      <text:p text:style-name="P230"/>
      <text:p text:style-name="P32"><text:span text:style-name="_5f_OOoComputerKeyWord"><text:span text:style-name="T180">class</text:span></text:span><text:span text:style-name="T28"> </text:span><text:span text:style-name="_5f_OOoComputerIdent"><text:span text:style-name="T28">Consulta</text:span></text:span><text:span text:style-name="T28"> </text:span><text:span text:style-name="_5f_OOoComputerIdent"><text:span text:style-name="T28">implements</text:span></text:span><text:span text:style-name="T28"> </text:span><text:span text:style-name="_5f_OOoComputerIdent"><text:span text:style-name="T28">Modelo</text:span></text:span><text:span text:style-name="_5f_OOoComputerKeyWord"><text:span text:style-name="T180">{</text:span></text:span></text:p>
      <text:p text:style-name="P230"/>
      <text:p text:style-name="P32"><text:span text:style-name="T28"><text:tab/></text:span><text:span text:style-name="_5f_OOoComputerKeyWord"><text:span text:style-name="T180">public</text:span></text:span><text:span text:style-name="T28"> </text:span><text:span text:style-name="_5f_OOoComputerIdent"><text:span text:style-name="T28">function</text:span></text:span><text:span text:style-name="T28"> </text:span><text:span text:style-name="_5f_OOoComputerIdent"><text:span text:style-name="T28">conectarDB</text:span></text:span><text:span text:style-name="_5f_OOoComputerKeyWord"><text:span text:style-name="T180">(){</text:span></text:span></text:p>
      <text:p text:style-name="P32"><text:span text:style-name="T28"><text:tab/><text:tab/></text:span><text:span text:style-name="_5f_OOoComputerKeyWord"><text:span text:style-name="T180">$this-&gt;</text:span></text:span><text:span text:style-name="_5f_OOoComputerIdent"><text:span text:style-name="T28">connexion</text:span></text:span><text:span text:style-name="T28"> </text:span><text:span text:style-name="_5f_OOoComputerKeyWord"><text:span text:style-name="T180">=</text:span></text:span><text:span text:style-name="T28"> </text:span><text:span text:style-name="_5f_OOoComputerKeyWord"><text:span text:style-name="T180">new</text:span></text:span><text:span text:style-name="T28"> </text:span><text:span text:style-name="_5f_OOoComputerIdent"><text:span text:style-name="T28">mysqli</text:span></text:span><text:span text:style-name="_5f_OOoComputerKeyWord"><text:span text:style-name="T180">(</text:span></text:span><text:span text:style-name="_5f_OOoComputerLiteral"><text:span text:style-name="T28">'root'</text:span></text:span><text:span text:style-name="_5f_OOoComputerKeyWord"><text:span text:style-name="T180">,</text:span></text:span><text:span text:style-name="_5f_OOoComputerLiteral"><text:span text:style-name="T28">'123'</text:span></text:span><text:span text:style-name="_5f_OOoComputerKeyWord"><text:span text:style-name="T180">,</text:span></text:span><text:span text:style-name="_5f_OOoComputerLiteral"><text:span text:style-name="T28">'dbprueba'</text:span></text:span><text:span text:style-name="_5f_OOoComputerKeyWord"><text:span text:style-name="T180">);</text:span></text:span></text:p>
      <text:p text:style-name="P32"><text:span text:style-name="T28"><text:tab/><text:tab/></text:span><text:span text:style-name="_5f_OOoComputerKeyWord"><text:span text:style-name="T180">$this-&gt;</text:span></text:span><text:span text:style-name="_5f_OOoComputerIdent"><text:span text:style-name="T28">connexion</text:span></text:span><text:span text:style-name="_5f_OOoComputerKeyWord"><text:span text:style-name="T180">.</text:span></text:span><text:span text:style-name="_5f_OOoComputerIdent"><text:span text:style-name="T28">open</text:span></text:span><text:span text:style-name="_5f_OOoComputerKeyWord"><text:span text:style-name="T180">();</text:span></text:span></text:p>
      <text:p text:style-name="P32"><text:span text:style-name="T28"><text:tab/></text:span><text:span text:style-name="_5f_OOoComputerKeyWord"><text:span text:style-name="T180">}</text:span></text:span></text:p>
      <text:p text:style-name="P230"><text:tab/></text:p>
      <text:p text:style-name="P32"><text:span text:style-name="T28"><text:tab/></text:span><text:span text:style-name="_5f_OOoComputerKeyWord"><text:span text:style-name="T180">public</text:span></text:span><text:span text:style-name="T28"> </text:span><text:span text:style-name="_5f_OOoComputerIdent"><text:span text:style-name="T28">function</text:span></text:span><text:span text:style-name="T28"> </text:span><text:span text:style-name="_5f_OOoComputerIdent"><text:span text:style-name="T28">consultaDb</text:span></text:span><text:span text:style-name="_5f_OOoComputerKeyWord"><text:span text:style-name="T180">($</text:span></text:span><text:span text:style-name="_5f_OOoComputerIdent"><text:span text:style-name="T28">query</text:span></text:span><text:span text:style-name="_5f_OOoComputerKeyWord"><text:span text:style-name="T180">){</text:span></text:span></text:p>
      <text:p text:style-name="P32"><text:span text:style-name="T28"><text:tab/><text:tab/></text:span><text:span text:style-name="_5f_OOoComputerKeyWord"><text:span text:style-name="T180">$this-&gt;</text:span></text:span><text:span text:style-name="_5f_OOoComputerIdent"><text:span text:style-name="T28">conectarDB</text:span></text:span><text:span text:style-name="_5f_OOoComputerKeyWord"><text:span text:style-name="T180">();</text:span></text:span></text:p>
      <text:p text:style-name="P32"><text:span text:style-name="T28"><text:tab/><text:tab/></text:span><text:span text:style-name="_5f_OOoComputerKeyWord"><text:span text:style-name="T180">$this-&gt;</text:span></text:span><text:span text:style-name="_5f_OOoComputerIdent"><text:span text:style-name="T28">resultado</text:span></text:span><text:span text:style-name="T28"> </text:span><text:span text:style-name="_5f_OOoComputerKeyWord"><text:span text:style-name="T180">=</text:span></text:span><text:span text:style-name="T28"> </text:span><text:span text:style-name="_5f_OOoComputerKeyWord"><text:span text:style-name="T180">$this-&gt;</text:span></text:span><text:span text:style-name="_5f_OOoComputerIdent"><text:span text:style-name="T28">connexion</text:span></text:span><text:span text:style-name="_5f_OOoComputerKeyWord"><text:span text:style-name="T180">-&gt;</text:span></text:span><text:span text:style-name="_5f_OOoComputerIdent"><text:span text:style-name="T28">query</text:span></text:span><text:span text:style-name="_5f_OOoComputerKeyWord"><text:span text:style-name="T180">($</text:span></text:span><text:span text:style-name="_5f_OOoComputerIdent"><text:span text:style-name="T28">query</text:span></text:span><text:span text:style-name="_5f_OOoComputerKeyWord"><text:span text:style-name="T180">);</text:span></text:span></text:p>
      <text:p text:style-name="P32"><text:span text:style-name="T28"><text:tab/><text:tab/></text:span><text:span text:style-name="_5f_OOoComputerKeyWord"><text:span text:style-name="T180">return</text:span></text:span><text:span text:style-name="T28"> </text:span><text:span text:style-name="_5f_OOoComputerKeyWord"><text:span text:style-name="T180">$this-&gt;</text:span></text:span><text:span text:style-name="_5f_OOoComputerIdent"><text:span text:style-name="T28">resultado</text:span></text:span><text:span text:style-name="_5f_OOoComputerKeyWord"><text:span text:style-name="T180">;</text:span></text:span></text:p>
      <text:p text:style-name="P32"><text:span text:style-name="T28"><text:tab/></text:span><text:span text:style-name="_5f_OOoComputerKeyWord"><text:span text:style-name="T180">}</text:span></text:span></text:p>
      <text:p text:style-name="P32"><text:span text:style-name="_5f_OOoComputerKeyWord"><text:span text:style-name="T180">}</text:span></text:span></text:p>
      <text:p text:style-name="P100"/>
      <text:p text:style-name="P285">Una clase normal es capaz de implementar varias clases a la vez, no es herencia múltiple es implementación múltiple. Este tipo de clases es usada para definir la estructura de la aplicación funcionan como modelos para el desarrollo de los componentes inferiores.</text:p>
      <text:p text:style-name="P285"/>
      <text:p text:style-name="P100">Clase Final</text:p>
      <text:p text:style-name="P230">La particularidad de estas clases es que no pueden ser heredadas, por eso su nombre si se necesita crear una clase que no deba ser usada por otra tiene que ser del tipo final, para declarar una clase final va precedida del la palabara “final” y un nombre válido de clase.</text:p>
      <text:p text:style-name="P32"/>
      <text:p text:style-name="P176">Ejemplo de clase final:</text:p>
      <text:p text:style-name="P32"/>
      <text:p text:style-name="P55"><text:span text:style-name="_5f_OOoComputerKeyWord"><text:span text:style-name="T163">&lt;</text:span></text:span><text:span text:style-name="_5f_OOoComputerIdent"><text:span text:style-name="T124">?php</text:span></text:span></text:p>
      <text:p text:style-name="P55"><text:span text:style-name="_5f_OOoComputerIdent"><text:span text:style-name="T124">final</text:span></text:span><text:span text:style-name="T247"> </text:span><text:span text:style-name="_5f_OOoComputerKeyWord"><text:span text:style-name="T163">class</text:span></text:span><text:span text:style-name="T247"> </text:span><text:span text:style-name="_5f_OOoComputerIdent"><text:span text:style-name="T124">Conexion</text:span></text:span><text:span text:style-name="_5f_OOoComputerKeyWord"><text:span text:style-name="T163">{</text:span></text:span></text:p>
      <text:p text:style-name="P55"><text:span text:style-name="T247"><text:tab/></text:span><text:span text:style-name="_5f_OOoComputerIdent"><text:span text:style-name="T124">var</text:span></text:span><text:span text:style-name="T247"> </text:span><text:span text:style-name="_5f_OOoComputerKeyWord"><text:span text:style-name="T163">$</text:span></text:span><text:span text:style-name="_5f_OOoComputerIdent"><text:span text:style-name="T124">connexion</text:span></text:span><text:span text:style-name="_5f_OOoComputerKeyWord"><text:span text:style-name="T163">;</text:span></text:span></text:p>
      <text:p text:style-name="P369"/>
      <text:p text:style-name="P55"><text:span text:style-name="T247"><text:tab/></text:span><text:span text:style-name="_5f_OOoComputerKeyWord"><text:span text:style-name="T163">public</text:span></text:span><text:span text:style-name="T247"> </text:span><text:span text:style-name="_5f_OOoComputerIdent"><text:span text:style-name="T124">function</text:span></text:span><text:span text:style-name="T247"> </text:span><text:span text:style-name="_5f_OOoComputerIdent"><text:span text:style-name="T124">conectarDB</text:span></text:span><text:span text:style-name="_5f_OOoComputerKeyWord"><text:span text:style-name="T163">(){</text:span></text:span></text:p>
      <text:p text:style-name="P55"><text:span text:style-name="T247"><text:tab/><text:tab/></text:span><text:span text:style-name="_5f_OOoComputerKeyWord"><text:span text:style-name="T163">$this-&gt;</text:span></text:span><text:span text:style-name="_5f_OOoComputerIdent"><text:span text:style-name="T124">connexion</text:span></text:span><text:span text:style-name="T247"> </text:span><text:span text:style-name="_5f_OOoComputerKeyWord"><text:span text:style-name="T163">=</text:span></text:span><text:span text:style-name="T247"> </text:span><text:span text:style-name="_5f_OOoComputerKeyWord"><text:span text:style-name="T163">new</text:span></text:span><text:span text:style-name="T247"> </text:span><text:span text:style-name="_5f_OOoComputerIdent"><text:span text:style-name="T124">mysqli</text:span></text:span><text:span text:style-name="_5f_OOoComputerKeyWord"><text:span text:style-name="T163">(</text:span></text:span><text:span text:style-name="_5f_OOoComputerLiteral"><text:span text:style-name="T124">'root'</text:span></text:span><text:span text:style-name="_5f_OOoComputerKeyWord"><text:span text:style-name="T163">,</text:span></text:span><text:span text:style-name="_5f_OOoComputerLiteral"><text:span text:style-name="T124">'123'</text:span></text:span><text:span text:style-name="_5f_OOoComputerKeyWord"><text:span text:style-name="T163">,</text:span></text:span><text:span text:style-name="_5f_OOoComputerLiteral"><text:span text:style-name="T124">'dbprueba'</text:span></text:span><text:span text:style-name="_5f_OOoComputerKeyWord"><text:span text:style-name="T163">);</text:span></text:span></text:p>
      <text:p text:style-name="P55"><text:span text:style-name="T247"><text:tab/><text:tab/></text:span><text:span text:style-name="_5f_OOoComputerKeyWord"><text:span text:style-name="T163">$this-&gt;</text:span></text:span><text:span text:style-name="_5f_OOoComputerIdent"><text:span text:style-name="T124">connexion</text:span></text:span><text:span text:style-name="_5f_OOoComputerKeyWord"><text:span text:style-name="T163">.</text:span></text:span><text:span text:style-name="_5f_OOoComputerIdent"><text:span text:style-name="T124">open</text:span></text:span><text:span text:style-name="_5f_OOoComputerKeyWord"><text:span text:style-name="T163">();</text:span></text:span></text:p>
      <text:p text:style-name="P55"><text:span text:style-name="T247"><text:tab/></text:span><text:span text:style-name="_5f_OOoComputerKeyWord"><text:span text:style-name="T163">}</text:span></text:span></text:p>
      <text:p text:style-name="P55"><text:span text:style-name="_5f_OOoComputerKeyWord"><text:span text:style-name="T163">}</text:span></text:span></text:p>
      <text:p text:style-name="P368"/>
      <text:p text:style-name="P368"><text:bookmark text:name="__UnoMark__10254_17261762721"/></text:p>
      <text:p text:style-name="P67"><text:span text:style-name="T70">Resumen </text:span><text:span text:style-name="T103">tipos </text:span><text:span text:style-name="T70">de clases</text:span></text:p>
      <text:p text:style-name="P32"/>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468">Necesidad…</text:p>
          </table:table-cell>
          <table:table-cell table:style-name="Tabla1.A1" office:value-type="string">
            <text:p text:style-name="P468">Instanciable</text:p>
          </table:table-cell>
          <table:table-cell table:style-name="Tabla1.A1" office:value-type="string">
            <text:p text:style-name="P468">Abstracta</text:p>
          </table:table-cell>
          <table:table-cell table:style-name="Tabla1.A1" office:value-type="string">
            <text:p text:style-name="P468">Final</text:p>
          </table:table-cell>
          <table:table-cell table:style-name="Tabla1.A1" office:value-type="string">
            <text:p text:style-name="P468">Heredada</text:p>
          </table:table-cell>
          <table:table-cell table:style-name="Tabla1.F1" office:value-type="string">
            <text:p text:style-name="P468">Interface</text:p>
          </table:table-cell>
        </table:table-row>
        <table:table-row table:style-name="Tabla1.1">
          <table:table-cell table:style-name="Tabla1.A2" office:value-type="string">
            <text:p text:style-name="P466">Crear una clase que pueda ser instanciada y/o heredada</text:p>
          </table:table-cell>
          <table:table-cell table:style-name="Tabla1.B2" office:value-type="string">
            <text:p text:style-name="P476">X</text:p>
          </table:table-cell>
          <table:table-cell table:style-name="Tabla1.B2" office:value-type="string">
            <text:p text:style-name="P482"/>
          </table:table-cell>
          <table:table-cell table:style-name="Tabla1.B2" office:value-type="string">
            <text:p text:style-name="P482"/>
          </table:table-cell>
          <table:table-cell table:style-name="Tabla1.B2" office:value-type="string">
            <text:p text:style-name="P482"/>
          </table:table-cell>
          <table:table-cell table:style-name="Tabla1.F2" office:value-type="string">
            <text:p text:style-name="P482"/>
          </table:table-cell>
        </table:table-row>
        <text:soft-page-break/>
        <table:table-row table:style-name="Tabla1.1">
          <table:table-cell table:style-name="Tabla1.A2" office:value-type="string">
            <text:p text:style-name="P466">Crear una clase, cuyo objeto guarda relación con los métodos y propiedades de otra clase</text:p>
          </table:table-cell>
          <table:table-cell table:style-name="Tabla1.B2" office:value-type="string">
            <text:p text:style-name="P482"/>
          </table:table-cell>
          <table:table-cell table:style-name="Tabla1.B2" office:value-type="string">
            <text:p text:style-name="P482"/>
          </table:table-cell>
          <table:table-cell table:style-name="Tabla1.B2" office:value-type="string">
            <text:p text:style-name="P482"/>
          </table:table-cell>
          <table:table-cell table:style-name="Tabla1.B2" office:value-type="string">
            <text:p text:style-name="P476">X</text:p>
          </table:table-cell>
          <table:table-cell table:style-name="Tabla1.F2" office:value-type="string">
            <text:p text:style-name="P482"/>
          </table:table-cell>
        </table:table-row>
        <table:table-row table:style-name="Tabla1.1">
          <table:table-cell table:style-name="Tabla1.A2" office:value-type="string">
            <text:p text:style-name="P466">Crear una clase que solo sirva de modelo con la capacidad de definir métodos comunes, sin que pueda ser instanciada</text:p>
          </table:table-cell>
          <table:table-cell table:style-name="Tabla1.B2" office:value-type="string">
            <text:p text:style-name="P482"/>
          </table:table-cell>
          <table:table-cell table:style-name="Tabla1.B2" office:value-type="string">
            <text:p text:style-name="P476">X</text:p>
          </table:table-cell>
          <table:table-cell table:style-name="Tabla1.B2" office:value-type="string">
            <text:p text:style-name="P482"/>
          </table:table-cell>
          <table:table-cell table:style-name="Tabla1.B2" office:value-type="string">
            <text:p text:style-name="P482"/>
          </table:table-cell>
          <table:table-cell table:style-name="Tabla1.F2" office:value-type="string">
            <text:p text:style-name="P482"/>
          </table:table-cell>
        </table:table-row>
        <table:table-row table:style-name="Tabla1.1">
          <table:table-cell table:style-name="Tabla1.A2" office:value-type="string">
            <text:p text:style-name="P466">Crear una clase que sirva solamente como modelo, que no se pueda instanciar ni definir ningún método</text:p>
          </table:table-cell>
          <table:table-cell table:style-name="Tabla1.B2" office:value-type="string">
            <text:p text:style-name="P482"/>
          </table:table-cell>
          <table:table-cell table:style-name="Tabla1.B2" office:value-type="string">
            <text:p text:style-name="P482"/>
          </table:table-cell>
          <table:table-cell table:style-name="Tabla1.B2" office:value-type="string">
            <text:p text:style-name="P482"/>
          </table:table-cell>
          <table:table-cell table:style-name="Tabla1.B2" office:value-type="string">
            <text:p text:style-name="P482"/>
          </table:table-cell>
          <table:table-cell table:style-name="Tabla1.F2" office:value-type="string">
            <text:p text:style-name="P476">X</text:p>
          </table:table-cell>
        </table:table-row>
        <table:table-row table:style-name="Tabla1.1">
          <table:table-cell table:style-name="Tabla1.A6" office:value-type="string">
            <text:p text:style-name="P466">Crear una clase que necesite ser instanciada pero que no pueda ser heredada.</text:p>
          </table:table-cell>
          <table:table-cell table:style-name="Tabla1.B6" office:value-type="string">
            <text:p text:style-name="P482"/>
          </table:table-cell>
          <table:table-cell table:style-name="Tabla1.B6" office:value-type="string">
            <text:p text:style-name="P482"/>
          </table:table-cell>
          <table:table-cell table:style-name="Tabla1.B6" office:value-type="string">
            <text:p text:style-name="P476">X</text:p>
          </table:table-cell>
          <table:table-cell table:style-name="Tabla1.B6" office:value-type="string">
            <text:p text:style-name="P482"/>
          </table:table-cell>
          <table:table-cell table:style-name="Tabla1.F6" office:value-type="string">
            <text:p text:style-name="P482"/>
          </table:table-cell>
        </table:table-row>
      </table:table>
      <text:p text:style-name="P32"/>
      <text:p text:style-name="P100"/>
      <text:p text:style-name="P100">2.14.8.3.<text:tab/><text:span text:style-name="T388">Auto-carga</text:span> De Clases</text:p>
      <text:p text:style-name="P32"><text:span text:style-name="T134">Buscando optimizar el lenguaje se crea una funcionalidad que permite cragar un conjunto de clases de manera automática en una</text:span><text:span text:style-name="T125"> determinada </text:span><text:span text:style-name="T135">sección</text:span><text:span text:style-name="T125"> de </text:span><text:span text:style-name="T135">código</text:span><text:span text:style-name="T125">, aunque no tubo la </text:span><text:span text:style-name="T134">aceptación</text:span><text:span text:style-name="T125"> que se esperaba se encuentra disponible desde la </text:span><text:span text:style-name="T134">versión</text:span><text:span text:style-name="T125"> <text:s/>5 </text:span><text:span text:style-name="T134">de PHP.</text:span></text:p>
      <text:p text:style-name="P286"/>
      <text:p text:style-name="P267">Ejemplo.</text:p>
      <text:p text:style-name="P100"/>
      <text:p text:style-name="P392"/>
      <text:p text:style-name="P391"/>
      <text:p text:style-name="P391">Métodos.-</text:p>
      <text:p text:style-name="P21"><text:span text:style-name="T189">Es el algoritmo asociado a una clase en forma de función PHP, son los métodos los que definen la capacidad de una clase, </text:span><text:span text:style-name="T190">una función se define con la palabra clave ”function” seguido por un nombre valido de función, para llamar a un método dentro de la clase es necesario el uso de la palabra clave “$this” seguido de los símbolos “-&gt;” guión mayor que, los métodos pueden tener una visibilidad.</text:span></text:p>
      <text:p text:style-name="P394"/>
      <text:p text:style-name="P391">Propiedades.-</text:p>
      <text:p text:style-name="P393">Las propiedades son el componente de la clase que almacena la información del objeto, también son los elementos con los que los métodos de la clase trabajan, <text:span text:style-name="T372">una propiedad en PHP se define luego de la declaración de la clase fuera de cualquier función, las variables definidas en el cuerpo del método solo </text:span><text:soft-page-break/><text:span text:style-name="T372">existen cuando se convoca al método y solo él método al que pertenece puede trabajar con esa información.</text:span></text:p>
      <text:p text:style-name="P395"/>
      <text:p text:style-name="P396">Las propiedades se las define con la palabra clave “var” seguido por la variable PHP valida es decir precedida del signo de dólar $, las propiedades al igual que los métodos tienen una visibilidad.</text:p>
      <text:p text:style-name="P21"/>
      <text:p text:style-name="P423">A continuación un ejemplo completo de una clase escrita en PHP que luego se transforma en objeto.</text:p>
      <text:p text:style-name="P423"/>
      <text:p text:style-name="P420"><text:span text:style-name="_5f_OOoComputerKeyWord"><text:span text:style-name="T173">&lt;</text:span></text:span><text:span text:style-name="_5f_OOoComputerIdent"><text:span text:style-name="T173">?php</text:span></text:span></text:p>
      <text:p text:style-name="P358"/>
      <text:p text:style-name="P420"><text:span text:style-name="_5f_OOoComputerKeyWord"><text:span text:style-name="T173">class</text:span></text:span><text:span text:style-name="T173"> </text:span><text:span text:style-name="_5f_OOoComputerIdent"><text:span text:style-name="T173">Carro</text:span></text:span><text:span text:style-name="_5f_OOoComputerKeyWord"><text:span text:style-name="T173">{</text:span></text:span></text:p>
      <text:p text:style-name="P420"><text:span text:style-name="T173"><text:tab/></text:span><text:span text:style-name="_5f_OOoComputerComment"><text:span text:style-name="T173">/**</text:span></text:span></text:p>
      <text:p text:style-name="P420"><text:span text:style-name="T173"><text:tab/></text:span><text:span text:style-name="_5f_OOoComputerComment"><text:span text:style-name="T173">* Clase que calcula un componente MRU</text:span></text:span></text:p>
      <text:p text:style-name="P420"><text:span text:style-name="T173"><text:tab/></text:span><text:span text:style-name="_5f_OOoComputerComment"><text:span text:style-name="T173">* de un </text:span></text:span><text:span text:style-name="_5f_OOoComputerComment"><text:span text:style-name="T174">cuerpo</text:span></text:span></text:p>
      <text:p text:style-name="P420"><text:span text:style-name="T173"><text:tab/></text:span><text:span text:style-name="_5f_OOoComputerComment"><text:span text:style-name="T173">*/</text:span></text:span></text:p>
      <text:p text:style-name="P358"/>
      <text:p text:style-name="P420"><text:span text:style-name="T173"><text:tab/></text:span><text:span text:style-name="_5f_OOoComputerIdent"><text:span text:style-name="T173">var</text:span></text:span><text:span text:style-name="T173"> </text:span><text:span text:style-name="_5f_OOoComputerKeyWord"><text:span text:style-name="T173">$</text:span></text:span><text:span text:style-name="_5f_OOoComputerIdent"><text:span text:style-name="T173">velocidad</text:span></text:span><text:span text:style-name="_5f_OOoComputerKeyWord"><text:span text:style-name="T173">;</text:span></text:span></text:p>
      <text:p text:style-name="P420"><text:span text:style-name="T173"><text:tab/></text:span><text:span text:style-name="_5f_OOoComputerIdent"><text:span text:style-name="T173">var</text:span></text:span><text:span text:style-name="T173"> </text:span><text:span text:style-name="_5f_OOoComputerKeyWord"><text:span text:style-name="T173">$</text:span></text:span><text:span text:style-name="_5f_OOoComputerIdent"><text:span text:style-name="T173">distancia</text:span></text:span><text:span text:style-name="_5f_OOoComputerKeyWord"><text:span text:style-name="T173">;</text:span></text:span></text:p>
      <text:p text:style-name="P420"><text:span text:style-name="T173"><text:tab/></text:span><text:span text:style-name="_5f_OOoComputerIdent"><text:span text:style-name="T173">var</text:span></text:span><text:span text:style-name="T173"> </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358"/>
      <text:p text:style-name="P420"><text:span text:style-name="T173"><text:tab/></text:span><text:span text:style-name="_5f_OOoComputerKeyWord"><text:span text:style-name="T173">public</text:span></text:span><text:span text:style-name="T173"> </text:span><text:span text:style-name="_5f_OOoComputerIdent"><text:span text:style-name="T173">function</text:span></text:span><text:span text:style-name="T173"> </text:span><text:span text:style-name="_5f_OOoComputerIdent"><text:span text:style-name="T173">calcularVelocidad</text:span></text:span><text:span text:style-name="_5f_OOoComputerKeyWord"><text:span text:style-name="T173">($</text:span></text:span><text:span text:style-name="_5f_OOoComputerIdent"><text:span text:style-name="T173">distancia</text:span></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420"><text:span text:style-name="T173"><text:tab/><text:tab/></text:span><text:span text:style-name="_5f_OOoComputerComment"><text:span text:style-name="T173">// velocidad = distancia/tiempo</text:span></text:span></text:p>
      <text:p text:style-name="P420"><text:span text:style-name="T173"><text:tab/><text:tab/></text:span><text:span text:style-name="_5f_OOoComputerKeyWord"><text:span text:style-name="T173">$this-&gt;</text:span></text:span><text:span text:style-name="_5f_OOoComputerIdent"><text:span text:style-name="T173">distancia</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distancia</text:span></text:span><text:span text:style-name="_5f_OOoComputerKeyWord"><text:span text:style-name="T173">;</text:span></text:span></text:p>
      <text:p text:style-name="P420"><text:span text:style-name="T173"><text:tab/><text:tab/></text:span><text:span text:style-name="_5f_OOoComputerKeyWord"><text:span text:style-name="T173">$this-&gt;</text:span></text:span><text:span text:style-name="_5f_OOoComputerIdent"><text:span text:style-name="T173">tiempo</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420"><text:span text:style-name="T173"><text:tab/><text:tab/></text:span><text:span text:style-name="_5f_OOoComputerKeyWord"><text:span text:style-name="T173">return</text:span></text:span><text:span text:style-name="T173"> </text:span><text:span text:style-name="_5f_OOoComputerKeyWord"><text:span text:style-name="T173">($this-&gt;</text:span></text:span><text:span text:style-name="_5f_OOoComputerIdent"><text:span text:style-name="T173">distancia</text:span></text:span><text:span text:style-name="T173"> </text:span><text:span text:style-name="_5f_OOoComputerIdent"><text:span text:style-name="T173">/ $</text:span></text:span><text:span text:style-name="_5f_OOoComputerKeyWord"><text:span text:style-name="T173">this-&gt;</text:span></text:span><text:span text:style-name="_5f_OOoComputerIdent"><text:span text:style-name="T173">velocidad</text:span></text:span><text:span text:style-name="_5f_OOoComputerKeyWord"><text:span text:style-name="T173">);</text:span></text:span></text:p>
      <text:p text:style-name="P358"/>
      <text:p text:style-name="P420"><text:span text:style-name="T173"><text:tab/></text:span><text:span text:style-name="_5f_OOoComputerKeyWord"><text:span text:style-name="T173">}</text:span></text:span></text:p>
      <text:p text:style-name="P358"/>
      <text:p text:style-name="P420"><text:span text:style-name="T173"><text:tab/></text:span><text:span text:style-name="_5f_OOoComputerKeyWord"><text:span text:style-name="T173">public</text:span></text:span><text:span text:style-name="T173"> </text:span><text:span text:style-name="_5f_OOoComputerIdent"><text:span text:style-name="T173">function</text:span></text:span><text:span text:style-name="T173"> </text:span><text:span text:style-name="_5f_OOoComputerIdent"><text:span text:style-name="T173">calcularDistancia</text:span></text:span><text:span text:style-name="_5f_OOoComputerKeyWord"><text:span text:style-name="T173">($</text:span></text:span><text:span text:style-name="_5f_OOoComputerIdent"><text:span text:style-name="T173">velocidad</text:span></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420"><text:span text:style-name="T173"><text:tab/><text:tab/></text:span><text:span text:style-name="_5f_OOoComputerComment"><text:span text:style-name="T173">//distancia = velocidad * tiempo</text:span></text:span></text:p>
      <text:p text:style-name="P420"><text:span text:style-name="T173"><text:tab/><text:tab/></text:span><text:span text:style-name="_5f_OOoComputerKeyWord"><text:span text:style-name="T173">$this-&gt;</text:span></text:span><text:span text:style-name="_5f_OOoComputerIdent"><text:span text:style-name="T173">velocidad</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velocidad</text:span></text:span><text:span text:style-name="_5f_OOoComputerKeyWord"><text:span text:style-name="T173">;</text:span></text:span></text:p>
      <text:p text:style-name="P420"><text:span text:style-name="T173"><text:tab/><text:tab/></text:span><text:span text:style-name="_5f_OOoComputerKeyWord"><text:span text:style-name="T173">$this-&gt;</text:span></text:span><text:span text:style-name="_5f_OOoComputerIdent"><text:span text:style-name="T173">tiempo</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420"><text:span text:style-name="T173"><text:tab/><text:tab/></text:span><text:span text:style-name="_5f_OOoComputerKeyWord"><text:span text:style-name="T173">return</text:span></text:span><text:span text:style-name="T173"> </text:span><text:span text:style-name="_5f_OOoComputerKeyWord"><text:span text:style-name="T173">($this-&gt;</text:span></text:span><text:span text:style-name="_5f_OOoComputerIdent"><text:span text:style-name="T173">velocidad</text:span></text:span><text:span text:style-name="T173"> </text:span><text:span text:style-name="_5f_OOoComputerKeyWord"><text:span text:style-name="T173">*</text:span></text:span><text:span text:style-name="T173"> </text:span><text:span text:style-name="_5f_OOoComputerKeyWord"><text:span text:style-name="T173">$this-&gt;</text:span></text:span><text:span text:style-name="_5f_OOoComputerIdent"><text:span text:style-name="T173">tiempo</text:span></text:span><text:span text:style-name="_5f_OOoComputerKeyWord"><text:span text:style-name="T173">)</text:span></text:span></text:p>
      <text:p text:style-name="P358"/>
      <text:p text:style-name="P420"><text:span text:style-name="T173"><text:tab/></text:span><text:span text:style-name="_5f_OOoComputerKeyWord"><text:span text:style-name="T173">}</text:span></text:span></text:p>
      <text:p text:style-name="P358"/>
      <text:p text:style-name="P420"><text:span text:style-name="T173"><text:tab/></text:span><text:span text:style-name="_5f_OOoComputerKeyWord"><text:span text:style-name="T173">public</text:span></text:span><text:span text:style-name="T173"> </text:span><text:span text:style-name="_5f_OOoComputerIdent"><text:span text:style-name="T173">function</text:span></text:span><text:span text:style-name="T173"> </text:span><text:span text:style-name="_5f_OOoComputerIdent"><text:span text:style-name="T173">calcularTiempo</text:span></text:span><text:span text:style-name="_5f_OOoComputerKeyWord"><text:span text:style-name="T173">($</text:span></text:span><text:span text:style-name="_5f_OOoComputerIdent"><text:span text:style-name="T173">velocidad</text:span></text:span><text:span text:style-name="_5f_OOoComputerKeyWord"><text:span text:style-name="T173">,$</text:span></text:span><text:span text:style-name="_5f_OOoComputerIdent"><text:span text:style-name="T173">distancia</text:span></text:span><text:span text:style-name="_5f_OOoComputerKeyWord"><text:span text:style-name="T173">){</text:span></text:span></text:p>
      <text:p text:style-name="P420"><text:span text:style-name="T173"><text:tab/><text:tab/></text:span><text:span text:style-name="_5f_OOoComputerComment"><text:span text:style-name="T173">// tiempo = distancia/velocidad</text:span></text:span></text:p>
      <text:p text:style-name="P420"><text:span text:style-name="T173"><text:tab/><text:tab/></text:span><text:span text:style-name="_5f_OOoComputerKeyWord"><text:span text:style-name="T173">$this-&gt;</text:span></text:span><text:span text:style-name="_5f_OOoComputerIdent"><text:span text:style-name="T173">velocidad</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velocidad</text:span></text:span><text:span text:style-name="_5f_OOoComputerKeyWord"><text:span text:style-name="T173">;</text:span></text:span></text:p>
      <text:p text:style-name="P420"><text:span text:style-name="T173"><text:tab/><text:tab/></text:span><text:span text:style-name="_5f_OOoComputerKeyWord"><text:span text:style-name="T173">$this-&gt;</text:span></text:span><text:span text:style-name="_5f_OOoComputerIdent"><text:span text:style-name="T173">distancia</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distancia</text:span></text:span><text:span text:style-name="_5f_OOoComputerKeyWord"><text:span text:style-name="T173">;</text:span></text:span></text:p>
      <text:p text:style-name="P420"><text:span text:style-name="T173"><text:tab/><text:tab/></text:span><text:span text:style-name="_5f_OOoComputerKeyWord"><text:span text:style-name="T173">return</text:span></text:span><text:span text:style-name="T173"> </text:span><text:span text:style-name="_5f_OOoComputerKeyWord"><text:span text:style-name="T173">($this-&gt;</text:span></text:span><text:span text:style-name="_5f_OOoComputerIdent"><text:span text:style-name="T173">distancia</text:span></text:span><text:span text:style-name="T173"> </text:span><text:span text:style-name="_5f_OOoComputerIdent"><text:span text:style-name="T173">/ $</text:span></text:span><text:span text:style-name="_5f_OOoComputerKeyWord"><text:span text:style-name="T173">this-&gt;</text:span></text:span><text:span text:style-name="_5f_OOoComputerIdent"><text:span text:style-name="T173">velocidad</text:span></text:span><text:span text:style-name="_5f_OOoComputerKeyWord"><text:span text:style-name="T173">);</text:span></text:span></text:p>
      <text:p text:style-name="P358"/>
      <text:p text:style-name="P420"><text:span text:style-name="T173"><text:tab/></text:span><text:span text:style-name="_5f_OOoComputerKeyWord"><text:span text:style-name="T173">}</text:span></text:span></text:p>
      <text:p text:style-name="P420"><text:span text:style-name="_5f_OOoComputerKeyWord"><text:span text:style-name="T173">}</text:span></text:span></text:p>
      <text:p text:style-name="P358"/>
      <text:p text:style-name="P420"><text:span text:style-name="_5f_OOoComputerKeyWord"><text:span text:style-name="T173">$</text:span></text:span><text:span text:style-name="_5f_OOoComputerIdent"><text:span text:style-name="T173">taxi</text:span></text:span><text:span text:style-name="T173"> </text:span><text:span text:style-name="_5f_OOoComputerKeyWord"><text:span text:style-name="T173">=</text:span></text:span><text:span text:style-name="T173"> </text:span><text:span text:style-name="_5f_OOoComputerKeyWord"><text:span text:style-name="T173">new</text:span></text:span><text:span text:style-name="T173"> </text:span><text:span text:style-name="_5f_OOoComputerIdent"><text:span text:style-name="T173">Carro</text:span></text:span><text:span text:style-name="_5f_OOoComputerKeyWord"><text:span text:style-name="T173">();</text:span></text:span></text:p>
      <text:p text:style-name="P420"><text:span text:style-name="_5f_OOoComputerIdent"><text:span text:style-name="T173">print</text:span></text:span><text:span text:style-name="_5f_OOoComputerKeyWord"><text:span text:style-name="T173">($</text:span></text:span><text:span text:style-name="_5f_OOoComputerIdent"><text:span text:style-name="T173">taxi</text:span></text:span><text:span text:style-name="_5f_OOoComputerKeyWord"><text:span text:style-name="T173">.</text:span></text:span><text:span text:style-name="_5f_OOoComputerIdent"><text:span text:style-name="T173">calcularTiempo</text:span></text:span><text:span text:style-name="_5f_OOoComputerKeyWord"><text:span text:style-name="T173">(</text:span></text:span><text:span text:style-name="_5f_OOoComputerLiteral"><text:span text:style-name="T173">'45'</text:span></text:span><text:span text:style-name="_5f_OOoComputerKeyWord"><text:span text:style-name="T173">,</text:span></text:span><text:span text:style-name="_5f_OOoComputerLiteral"><text:span text:style-name="T173">'90'</text:span></text:span><text:span text:style-name="_5f_OOoComputerKeyWord"><text:span text:style-name="T173">));</text:span></text:span></text:p>
      <text:p text:style-name="P420"><text:span text:style-name="_5f_OOoComputerIdent"><text:span text:style-name="T173">print</text:span></text:span><text:span text:style-name="_5f_OOoComputerKeyWord"><text:span text:style-name="T173">($</text:span></text:span><text:span text:style-name="_5f_OOoComputerIdent"><text:span text:style-name="T173">taxi</text:span></text:span><text:span text:style-name="_5f_OOoComputerKeyWord"><text:span text:style-name="T173">.</text:span></text:span><text:span text:style-name="_5f_OOoComputerIdent"><text:span text:style-name="T173">calcularDistancia</text:span></text:span><text:span text:style-name="_5f_OOoComputerKeyWord"><text:span text:style-name="T173">(</text:span></text:span><text:span text:style-name="_5f_OOoComputerLiteral"><text:span text:style-name="T173">'12'</text:span></text:span><text:span text:style-name="_5f_OOoComputerKeyWord"><text:span text:style-name="T173">,</text:span></text:span><text:span text:style-name="_5f_OOoComputerLiteral"><text:span text:style-name="T173">'50'</text:span></text:span><text:span text:style-name="_5f_OOoComputerKeyWord"><text:span text:style-name="T173">));</text:span></text:span></text:p>
      <text:p text:style-name="P420"><text:span text:style-name="_5f_OOoComputerIdent"><text:span text:style-name="T173">print</text:span></text:span><text:span text:style-name="_5f_OOoComputerKeyWord"><text:span text:style-name="T173">($</text:span></text:span><text:span text:style-name="_5f_OOoComputerIdent"><text:span text:style-name="T173">taxi</text:span></text:span><text:span text:style-name="_5f_OOoComputerKeyWord"><text:span text:style-name="T173">.</text:span></text:span><text:span text:style-name="_5f_OOoComputerIdent"><text:span text:style-name="T173">calcularVelocidad</text:span></text:span><text:span text:style-name="_5f_OOoComputerKeyWord"><text:span text:style-name="T173">(</text:span></text:span><text:span text:style-name="_5f_OOoComputerLiteral"><text:span text:style-name="T173">'234'</text:span></text:span><text:span text:style-name="_5f_OOoComputerKeyWord"><text:span text:style-name="T173">,</text:span></text:span><text:span text:style-name="_5f_OOoComputerLiteral"><text:span text:style-name="T173">'80'</text:span></text:span><text:span text:style-name="_5f_OOoComputerKeyWord"><text:span text:style-name="T173">));</text:span></text:span></text:p>
      <text:p text:style-name="P421"><text:span text:style-name="_5f_OOoComputerComment"><text:span text:style-name="T175"/></text:span></text:p>
      <text:p text:style-name="P265"><text:soft-page-break/><text:span text:style-name="T372">En este ejemplo podemos ver que se tiene tres </text:span><text:span text:style-name="T373">propiedades</text:span><text:span text:style-name="T372"> la velocidad el tiempo y la distancia elementos claves del movimiento </text:span><text:span text:style-name="T373">rectilíneo</text:span><text:span text:style-name="T372"> uniforme, los </text:span><text:span text:style-name="T373">métodos</text:span><text:span text:style-name="T372"> </text:span><text:span text:style-name="T373">están</text:span><text:span text:style-name="T372"> precedidos de la palabra clave ”public” este es el que indica la visibilidad del </text:span><text:span text:style-name="T373">método</text:span><text:span text:style-name="T372"> si se omite esta palabra el </text:span><text:span text:style-name="T373">método</text:span><text:span text:style-name="T372"> es </text:span><text:span text:style-name="T374">considerado como publico igualmente, </text:span><text:span text:style-name="T375">las variables de la clase, conocidas también como propiedades son precedidas por la palabra clave “var”, por defecto la visibilidad de las propiedades es pública, la visibilidad de las variables será tratada en el próximo </text:span><text:span text:style-name="T376">sub</text:span><text:span text:style-name="T375">capítulo.</text:span></text:p>
      <text:p text:style-name="P146"/>
      <text:p text:style-name="P94">Ámbitos de Propiedades y Métodos En PHP</text:p>
      <text:p text:style-name="P21"><text:span text:style-name="T125">En PHP al igual que en otros lenguajes de programación incorporan ámbitos y un alcance para las propiedades y métodos, </text:span><text:span text:style-name="T130">una de las principales razones es </text:span><text:span text:style-name="T125">proteger los datos de una clase de l</text:span><text:span text:style-name="T130">o</text:span><text:span text:style-name="T125">s demás </text:span><text:span text:style-name="T130">componentes de la </text:span><text:span text:style-name="T125">aplicación, </text:span><text:span text:style-name="T131">también ayudan a optimizar el uso de memoria y capacidad de procesamiento, a continuación un listado de los ámbitos de las propiedades.</text:span></text:p>
      <text:p text:style-name="P287"/>
      <text:p text:style-name="P65"/>
      <text:p text:style-name="P76"><text:span text:style-name="T377">P</text:span>ropiedades y métodos públicos:</text:p>
      <text:p text:style-name="P30"><text:span text:style-name="T132">Se los define con la palabra clave “var” o “public”, </text:span><text:span text:style-name="T133">se accede a ellos con la palabra clave “$this-&gt;nombre”</text:span><text:span text:style-name="T132">.</text:span><text:span text:style-name="T100"> </text:span><text:span text:style-name="T2">Este tipo de métodos y propiedades son aquellos que pueden ser vistos </text:span><text:span text:style-name="T23">y accesibles </text:span><text:span text:style-name="T2">por l</text:span><text:span text:style-name="T23">os </text:span><text:span text:style-name="T2">demás </text:span><text:span text:style-name="T23">componentes</text:span><text:span text:style-name="T2"> de la aplicación, este ámbito es ideal para trabajar con clases que controlan una capa inferior de clases o librerías, </text:span><text:span text:style-name="T23">ya que estas deben ser accesibles a toda la aplicación</text:span><text:span text:style-name="T2">.</text:span></text:p>
      <text:p text:style-name="P29"/>
      <text:p text:style-name="P76">Propiedades y métodos protegidos:</text:p>
      <text:p text:style-name="P175"><text:span text:style-name="T378">Se los define con la palabra clave “protected”</text:span><text:span text:style-name="T251">, </text:span><text:span text:style-name="T252">se accede a ellos con la palabra clave “$this-&gt;nombre”</text:span><text:span text:style-name="T378">. </text:span>Los métodos y propiedades protegidos solo pueden ser vistos por la clase a la que pertenece y por las clases que hereden <text:span text:style-name="T378">de la clase en la que fueron definidos</text:span>.</text:p>
      <text:p text:style-name="P29"/>
      <text:p text:style-name="P76">Propiedades y métodos privados:</text:p>
      <text:p text:style-name="P175"><text:span text:style-name="T378">Se los define con la palabra clave “private”</text:span><text:span text:style-name="T251">, </text:span><text:span text:style-name="T252">se accede a ellos con la palabra clave “$this-&gt;nombre”</text:span><text:span text:style-name="T378">. </text:span>Este tipo de métodos y propiedades solo pueden ser vistos y usados por la clase a la que pertenecen, <text:span text:style-name="T378">ningún componente de la aplicación tiene acceso a una propiedad o método privado, por lo general se los usa para manejar conexiones a bases de datos.</text:span></text:p>
      <text:p text:style-name="P174"/>
      <text:p text:style-name="P29"/>
      <text:p text:style-name="P76"/>
      <text:p text:style-name="P76"/>
      <text:p text:style-name="P76"/>
      <text:p text:style-name="P76">Propiedades y métodos estáticos:</text:p>
      <text:p text:style-name="P175"><text:span text:style-name="T379">Se los define con la palabra clave “static”</text:span><text:span text:style-name="T251">, </text:span><text:span text:style-name="T252">se accede a ellos con la palabra clave “self::nombre” si se lo referencia en la misma clase y con “parent::nombre” desde afuera de la clase. </text:span><text:span text:style-name="T379"><text:s/>Los métodos y propiedades estáticos </text:span>son públicos por defecto, <text:span text:style-name="T379">con la diferencia es que su contenido no puede ser modificado, esto en el caso de las propiedades</text:span>.</text:p>
      <text:p text:style-name="P174"/>
      <text:p text:style-name="P29"><text:span text:style-name="T101">M</text:span><text:span text:style-name="T70">étodos Abstractos:</text:span></text:p>
      <text:p text:style-name="P175"><text:span text:style-name="T252">Se los define con la palabra clave “abstract”</text:span><text:span text:style-name="T251">, </text:span><text:span text:style-name="T252">se accede a ellos con la palabra clave “$this-&gt;nombre”. Este ámbito solamente es aplicable a los métodos y clases, no existen propiedades abstractos, la particularidad de este ámbito es que los </text:span><text:span text:style-name="T252">métodos son accesibles desde la clase que <text:s/>hereda y esta tiene que implementar </text:span><text:soft-page-break/><text:span text:style-name="T252">el algoritmo del método, este tipo de métodos se usa para definir una estructura general en una clase base, se declara el </text:span><text:span text:style-name="T253">método</text:span><text:span text:style-name="T252"> con su nombre y los parámetros que este acepta </text:span><text:span text:style-name="T254">pero no se declara el algoritmo que define su funcionamiento, este algoritmo es definido por la clase que herede, la clase que herede tiene que redefinir el método con el algoritmo.</text:span></text:p>
      <text:p text:style-name="P424"/>
      <text:p text:style-name="P65"><text:span text:style-name="T102">R</text:span><text:span text:style-name="T70">esumen y ejemplo de Ámbito de Métodos y Propiedades</text:span></text:p>
      <text:p text:style-name="P174">Veamos un ejemplo completo de los tipos de métodos y propiedades en funcionamiento dentro de una clase real.</text:p>
      <text:p text:style-name="P29"/>
      <text:p text:style-name="P31"><text:span text:style-name="_5f_OOoComputerKeyWord"><text:span text:style-name="T176">&lt;</text:span></text:span><text:span text:style-name="_5f_OOoComputerIdent"><text:span text:style-name="T176">?php</text:span></text:span></text:p>
      <text:p text:style-name="P351"/>
      <text:p text:style-name="P31"><text:span text:style-name="_5f_OOoComputerKeyWord"><text:span text:style-name="T176">class</text:span></text:span><text:span text:style-name="T176"> </text:span><text:span text:style-name="_5f_OOoComputerIdent"><text:span text:style-name="T176">Vehiculo</text:span></text:span><text:span text:style-name="_5f_OOoComputerKeyWord"><text:span text:style-name="T176">{</text:span></text:span></text:p>
      <text:p text:style-name="P31"><text:span text:style-name="T176"><text:tab/></text:span><text:span text:style-name="_5f_OOoComputerComment"><text:span text:style-name="T176">/**</text:span></text:span></text:p>
      <text:p text:style-name="P31"><text:span text:style-name="T176"><text:tab/></text:span><text:span text:style-name="_5f_OOoComputerComment"><text:span text:style-name="T176">* Clase que representa a los vehículos</text:span></text:span></text:p>
      <text:p text:style-name="P31"><text:span text:style-name="T176"><text:tab/></text:span><text:span text:style-name="_5f_OOoComputerComment"><text:span text:style-name="T176">*/</text:span></text:span></text:p>
      <text:p text:style-name="P31"><text:span text:style-name="_5f_OOoComputerComment"><text:span text:style-name="T176"><text:tab/>//</text:span></text:span><text:span text:style-name="_5f_OOoComputerComment"><text:span text:style-name="T177">variables que pueden ser vistas y consultadas</text:span></text:span></text:p>
      <text:p text:style-name="P31"><text:span text:style-name="T176"><text:tab/></text:span><text:span text:style-name="_5f_OOoComputerKeyWord"><text:span text:style-name="T176">public</text:span></text:span><text:span text:style-name="T176"> </text:span><text:span text:style-name="_5f_OOoComputerKeyWord"><text:span text:style-name="T176">$</text:span></text:span><text:span text:style-name="_5f_OOoComputerIdent"><text:span text:style-name="T176">marca</text:span></text:span><text:span text:style-name="_5f_OOoComputerKeyWord"><text:span text:style-name="T176">;</text:span></text:span></text:p>
      <text:p text:style-name="P31"><text:span text:style-name="T176"><text:tab/></text:span><text:span text:style-name="_5f_OOoComputerKeyWord"><text:span text:style-name="T176">public</text:span></text:span><text:span text:style-name="T176"> </text:span><text:span text:style-name="_5f_OOoComputerKeyWord"><text:span text:style-name="T176">$</text:span></text:span><text:span text:style-name="_5f_OOoComputerIdent"><text:span text:style-name="T176">modelo</text:span></text:span></text:p>
      <text:p text:style-name="P31"><text:span text:style-name="T176"><text:tab/></text:span><text:span text:style-name="_5f_OOoComputerKeyWord"><text:span text:style-name="T176">public</text:span></text:span><text:span text:style-name="T176"> </text:span><text:span text:style-name="_5f_OOoComputerKeyWord"><text:span text:style-name="T176">$</text:span></text:span><text:span text:style-name="_5f_OOoComputerIdent"><text:span text:style-name="T176">precio</text:span></text:span><text:span text:style-name="_5f_OOoComputerKeyWord"><text:span text:style-name="T176">;</text:span></text:span></text:p>
      <text:p text:style-name="P346"><text:span text:style-name="_5f_OOoComputerComment"><text:span text:style-name="T176"><text:tab/>//</text:span></text:span><text:span text:style-name="_5f_OOoComputerComment"><text:span text:style-name="T177">variables </text:span></text:span><text:span text:style-name="_5f_OOoComputerComment"><text:span text:style-name="T380">que se pueden consultar pero no son publicas</text:span></text:span></text:p>
      <text:p text:style-name="P31"><text:span text:style-name="T176"><text:tab/></text:span><text:span text:style-name="_5f_OOoComputerKeyWord"><text:span text:style-name="T176">protected</text:span></text:span><text:span text:style-name="T176"> </text:span><text:span text:style-name="_5f_OOoComputerKeyWord"><text:span text:style-name="T176">$</text:span></text:span><text:span text:style-name="_5f_OOoComputerIdent"><text:span text:style-name="T176">motor</text:span></text:span><text:span text:style-name="_5f_OOoComputerKeyWord"><text:span text:style-name="T176">;</text:span></text:span></text:p>
      <text:p text:style-name="P346"><text:span text:style-name="_5f_OOoComputerComment"><text:span text:style-name="T176"><text:tab/>//</text:span></text:span><text:span text:style-name="_5f_OOoComputerComment"><text:span text:style-name="T380">propiedad a la que se tiene acceso solo desde la clase</text:span></text:span></text:p>
      <text:p text:style-name="P31"><text:span text:style-name="T176"><text:tab/></text:span><text:span text:style-name="_5f_OOoComputerKeyWord"><text:span text:style-name="T176">private</text:span></text:span><text:span text:style-name="T176"> </text:span><text:span text:style-name="_5f_OOoComputerKeyWord"><text:span text:style-name="T176">$</text:span></text:span><text:span text:style-name="_5f_OOoComputerIdent"><text:span text:style-name="T176">serieLlave</text:span></text:span><text:span text:style-name="_5f_OOoComputerKeyWord"><text:span text:style-name="T176">;</text:span></text:span></text:p>
      <text:p text:style-name="P346"><text:span text:style-name="_5f_OOoComputerComment"><text:span text:style-name="T176"><text:tab/>//</text:span></text:span><text:span text:style-name="_5f_OOoComputerComment"><text:span text:style-name="T380">propiedades que no cambian</text:span></text:span></text:p>
      <text:p text:style-name="P31"><text:span text:style-name="T176"><text:tab/></text:span><text:span text:style-name="_5f_OOoComputerKeyWord"><text:span text:style-name="T176">static</text:span></text:span><text:span text:style-name="T176"> </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1"><text:span text:style-name="T176"><text:tab/></text:span><text:span text:style-name="_5f_OOoComputerKeyWord"><text:span text:style-name="T176">static</text:span></text:span><text:span text:style-name="T176"> </text:span><text:span text:style-name="_5f_OOoComputerKeyWord"><text:span text:style-name="T176">$</text:span></text:span><text:span text:style-name="_5f_OOoComputerIdent"><text:span text:style-name="T176">numeroMotor</text:span></text:span><text:span text:style-name="_5f_OOoComputerKeyWord"><text:span text:style-name="T176">;</text:span></text:span></text:p>
      <text:p text:style-name="P31"><text:span text:style-name="T176"><text:tab/></text:span><text:span text:style-name="_5f_OOoComputerKeyWord"><text:span text:style-name="T176">static</text:span></text:span><text:span text:style-name="T176"> </text:span><text:span text:style-name="_5f_OOoComputerKeyWord"><text:span text:style-name="T176">$</text:span></text:span><text:span text:style-name="_5f_OOoComputerIdent"><text:span text:style-name="T176">chasis</text:span></text:span><text:span text:style-name="_5f_OOoComputerKeyWord"><text:span text:style-name="T176">;</text:span></text:span></text:p>
      <text:p text:style-name="P352"/>
      <text:p text:style-name="P31"><text:span text:style-name="T176"><text:tab/></text:span><text:span text:style-name="_5f_OOoComputerIdent"><text:span text:style-name="T176">abstract</text:span></text:span><text:span text:style-name="T176"> </text:span><text:span text:style-name="_5f_OOoComputerIdent"><text:span text:style-name="T176">funcion</text:span></text:span><text:span text:style-name="T176"> </text:span><text:span text:style-name="_5f_OOoComputerIdent"><text:span text:style-name="T176">velocidadVehiculo</text:span></text:span><text:span text:style-name="_5f_OOoComputerKeyWord"><text:span text:style-name="T176">($</text:span></text:span><text:span text:style-name="_5f_OOoComputerIdent"><text:span text:style-name="T176">motor</text:span></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1"><text:span text:style-name="T176"><text:tab/><text:tab/></text:span><text:span text:style-name="_5f_OOoComputerComment"><text:span text:style-name="T176">// Método abstracto para el calculo de la velocidad</text:span></text:span></text:p>
      <text:p text:style-name="P31"><text:span text:style-name="T176"><text:tab/></text:span><text:span text:style-name="_5f_OOoComputerKeyWord"><text:span text:style-name="T176">}</text:span></text:span></text:p>
      <text:p text:style-name="P351"/>
      <text:p text:style-name="P31"><text:span text:style-name="T176"><text:tab/></text:span><text:span text:style-name="_5f_OOoComputerKeyWord"><text:span text:style-name="T176">public</text:span></text:span><text:span text:style-name="T176"> </text:span><text:span text:style-name="_5f_OOoComputerIdent"><text:span text:style-name="T176">funcion</text:span></text:span><text:span text:style-name="T176"> </text:span><text:span text:style-name="_5f_OOoComputerIdent"><text:span text:style-name="T176">setInfo</text:span></text:span><text:span text:style-name="_5f_OOoComputerKeyWord"><text:span text:style-name="T176">($</text:span></text:span><text:span text:style-name="_5f_OOoComputerIdent"><text:span text:style-name="T176">marca</text:span></text:span><text:span text:style-name="_5f_OOoComputerKeyWord"><text:span text:style-name="T176">,$</text:span></text:span><text:span text:style-name="_5f_OOoComputerIdent"><text:span text:style-name="T176">motor</text:span></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modelo</text:span></text:span><text:span text:style-name="_5f_OOoComputerKeyWord"><text:span text:style-name="T176">,$</text:span></text:span><text:span text:style-name="_5f_OOoComputerIdent"><text:span text:style-name="T176">precio</text:span></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1"><text:span text:style-name="T176"><text:tab/><text:tab/></text:span><text:span text:style-name="_5f_OOoComputerKeyWord"><text:span text:style-name="T176">$this-&gt;</text:span></text:span><text:span text:style-name="_5f_OOoComputerIdent"><text:span text:style-name="T176">marca</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marca</text:span></text:span><text:span text:style-name="_5f_OOoComputerKeyWord"><text:span text:style-name="T176">;</text:span></text:span></text:p>
      <text:p text:style-name="P31"><text:span text:style-name="T176"><text:tab/><text:tab/></text:span><text:span text:style-name="_5f_OOoComputerKeyWord"><text:span text:style-name="T176">$this-&gt;</text:span></text:span><text:span text:style-name="_5f_OOoComputerIdent"><text:span text:style-name="T176">motor</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motor</text:span></text:span></text:p>
      <text:p text:style-name="P31"><text:span text:style-name="T176"><text:tab/><text:tab/></text:span><text:span text:style-name="_5f_OOoComputerKeyWord"><text:span text:style-name="T176">$this-&gt;</text:span></text:span><text:span text:style-name="_5f_OOoComputerIdent"><text:span text:style-name="T176">modelo</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modelo</text:span></text:span><text:span text:style-name="_5f_OOoComputerKeyWord"><text:span text:style-name="T176">;</text:span></text:span></text:p>
      <text:p text:style-name="P31"><text:span text:style-name="T176"><text:tab/><text:tab/></text:span><text:span text:style-name="_5f_OOoComputerKeyWord"><text:span text:style-name="T176">$this-&gt;</text:span></text:span><text:span text:style-name="_5f_OOoComputerIdent"><text:span text:style-name="T176">precio</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precio</text:span></text:span><text:span text:style-name="_5f_OOoComputerKeyWord"><text:span text:style-name="T176">;</text:span></text:span><text:span text:style-name="T176"><text:tab/><text:tab/></text:span></text:p>
      <text:p text:style-name="P31"><text:span text:style-name="T176"><text:tab/><text:tab/></text:span><text:span text:style-name="_5f_OOoComputerIdent"><text:span text:style-name="T176">self</text:span></text:span><text:span text:style-name="_5f_OOoComputerKeyWord"><text:span text:style-name="T176">::</text:span></text:span><text:span text:style-name="_5f_OOoComputerIdent"><text:span text:style-name="T176">peso</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1"><text:span text:style-name="T176"><text:tab/></text:span><text:span text:style-name="_5f_OOoComputerKeyWord"><text:span text:style-name="T176">}</text:span></text:span></text:p>
      <text:p text:style-name="P351"/>
      <text:p text:style-name="P31"><text:span text:style-name="T176"><text:tab/></text:span><text:span text:style-name="_5f_OOoComputerKeyWord"><text:span text:style-name="T176">}</text:span></text:span></text:p>
      <text:p text:style-name="P31"><text:span text:style-name="_5f_OOoComputerKeyWord"><text:span text:style-name="T176">}</text:span></text:span></text:p>
      <text:p text:style-name="P351"/>
      <text:p text:style-name="P31"><text:span text:style-name="_5f_OOoComputerKeyWord"><text:span text:style-name="T176">class</text:span></text:span><text:span text:style-name="T176"> </text:span><text:span text:style-name="_5f_OOoComputerIdent"><text:span text:style-name="T176">Mustang</text:span></text:span><text:span text:style-name="T176"> </text:span><text:span text:style-name="_5f_OOoComputerIdent"><text:span text:style-name="T176">extends</text:span></text:span><text:span text:style-name="T176"> </text:span><text:span text:style-name="_5f_OOoComputerIdent"><text:span text:style-name="T176">Vehiculo</text:span></text:span><text:span text:style-name="_5f_OOoComputerKeyWord"><text:span text:style-name="T176">{</text:span></text:span></text:p>
      <text:p text:style-name="P31"><text:span text:style-name="T176"><text:tab/></text:span><text:span text:style-name="_5f_OOoComputerComment"><text:span text:style-name="T176">//Clase que hereda de vehículo e implementa las funciones</text:span></text:span></text:p>
      <text:p text:style-name="P351"/>
      <text:p text:style-name="P31"><text:span text:style-name="T176"><text:tab/></text:span><text:span text:style-name="_5f_OOoComputerKeyWord"><text:span text:style-name="T176">public</text:span></text:span><text:span text:style-name="T176"> </text:span><text:span text:style-name="_5f_OOoComputerIdent"><text:span text:style-name="T176">funcion</text:span></text:span><text:span text:style-name="T176"> </text:span><text:span text:style-name="_5f_OOoComputerIdent"><text:span text:style-name="T176">velocidadVehiculo</text:span></text:span><text:span text:style-name="_5f_OOoComputerKeyWord"><text:span text:style-name="T176">($</text:span></text:span><text:span text:style-name="_5f_OOoComputerIdent"><text:span text:style-name="T176">motor</text:span></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1"><text:span text:style-name="T176"><text:tab/><text:tab/></text:span><text:span text:style-name="_5f_OOoComputerComment"><text:span text:style-name="T176">//calculo de la velocidad del </text:span></text:span><text:span text:style-name="_5f_OOoComputerComment"><text:span text:style-name="T177">vehículo</text:span></text:span></text:p>
      <text:p text:style-name="P351"/>
      <text:p text:style-name="P31"><text:span text:style-name="T176"><text:tab/><text:tab/></text:span><text:span text:style-name="_5f_OOoComputerKeyWord"><text:span text:style-name="T176">return</text:span></text:span><text:span text:style-name="T176"> </text:span><text:span text:style-name="_5f_OOoComputerKeyWord"><text:span text:style-name="T176">(($</text:span></text:span><text:span text:style-name="_5f_OOoComputerIdent"><text:span text:style-name="T176">motor</text:span></text:span><text:span text:style-name="_5f_OOoComputerKeyWord"><text:span text:style-name="T176">*</text:span></text:span><text:span text:style-name="_5f_OOoComputerLiteral"><text:span text:style-name="T176">324</text:span></text:span><text:span text:style-name="_5f_OOoComputerKeyWord"><text:span text:style-name="T176">)/</text:span></text:span><text:span text:style-name="_5f_OOoComputerIdent"><text:span text:style-name="T176">sin</text:span></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1"><text:span text:style-name="T176"><text:tab/></text:span><text:span text:style-name="_5f_OOoComputerKeyWord"><text:span text:style-name="T176">}</text:span></text:span></text:p>
      <text:p text:style-name="P31"><text:span text:style-name="_5f_OOoComputerKeyWord"><text:span text:style-name="T176">}</text:span></text:span></text:p>
      <text:p text:style-name="P351"><text:tab/></text:p>
      <text:p text:style-name="P288"><text:soft-page-break/>Para terminar el estudio de los ámbitos de métodos y propiedades, se muestra un recuadro en el que se explica los ámbitos estudiados:</text:p>
      <text:p text:style-name="P147"/>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column table:style-name="Tabla17.G"/>
        <table:table-row table:style-name="Tabla17.1">
          <table:table-cell table:style-name="Tabla17.A1" office:value-type="string">
            <text:p text:style-name="P7">Método/Propiedad</text:p>
          </table:table-cell>
          <table:table-cell table:style-name="Tabla17.A1" office:value-type="string">
            <text:p text:style-name="P7">Public</text:p>
          </table:table-cell>
          <table:table-cell table:style-name="Tabla17.A1" office:value-type="string">
            <text:p text:style-name="P7">Prote<text:span text:style-name="T381">cted</text:span></text:p>
          </table:table-cell>
          <table:table-cell table:style-name="Tabla17.A1" office:value-type="string">
            <text:p text:style-name="P7">P<text:span text:style-name="T381">ivate</text:span></text:p>
          </table:table-cell>
          <table:table-cell table:style-name="Tabla17.A1" office:value-type="string">
            <text:p text:style-name="P7">Final</text:p>
          </table:table-cell>
          <table:table-cell table:style-name="Tabla17.A1" office:value-type="string">
            <text:p text:style-name="P8">Static</text:p>
          </table:table-cell>
          <table:table-cell table:style-name="Tabla17.G1" office:value-type="string">
            <text:p text:style-name="P7">Abstr<text:span text:style-name="T381">abct</text:span></text:p>
          </table:table-cell>
        </table:table-row>
        <table:table-row table:style-name="Tabla17.1">
          <table:table-cell table:style-name="Tabla17.A1" office:value-type="string">
            <text:p text:style-name="P7">Que pueda ser visto desde donde sea</text:p>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solamente pueda ser visto por la clase que herede la clase a la que pertenecen</text:p>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solamente puedan ser vistos por la clase a la que pertenecen</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no puedan ser heredados</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Métodos que no puedan ser sobre escritos por las clases que lo hereden</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G2" office:value-type="string">
            <text:p text:style-name="P5"/>
          </table:table-cell>
        </table:table-row>
        <table:table-row table:style-name="Tabla17.1">
          <table:table-cell table:style-name="Tabla17.A7" office:value-type="string">
            <text:p text:style-name="P11">Métodos declarados para ser implementados luego, en la clase que implemente la clase abstracta a la que pertenecen</text:p>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G7" office:value-type="string">
            <text:p text:style-name="P5">X</text:p>
          </table:table-cell>
        </table:table-row>
      </table:table>
      <text:p text:style-name="P439"/>
      <text:p text:style-name="P147"/>
      <text:p text:style-name="P147"/>
      <text:p text:style-name="P66"/>
      <text:p text:style-name="P16"/>
      <text:p text:style-name="P16"/>
      <text:p text:style-name="P16"/>
      <text:list xml:id="list1083364629" text:continue-list="list173973609" text:style-name="WWNum3">
        <text:list-item>
          <text:p text:style-name="P621">Capítulo II</text:p>
        </text:list-item>
      </text:list>
      <text:p text:style-name="P163">Este capítuloestá dedicado a conceptos técnicos acerca de las tecnologías y herramientas usadas para crear el proyecto, vamos a ir poco a poco aprendiendo los conceptos básicos para adentrarse en el desarrollo web, con este capítulo se pretende explicar y comprender todo los referente a las tecnologías usadas para crear proyectos web, no vamos a hablar de ningún, nos vamos a referir a los lenguajes de programación y maquetación que vamos a usar para desarrollar en CMS.</text:p>
      <text:p text:style-name="P16"/>
      <text:list xml:id="list1425731091" text:continue-numbering="true" text:style-name="WWNum3">
        <text:list-item>
          <text:list>
            <text:list-header>
              <text:p text:style-name="P651"/>
              <text:p text:style-name="P651">INTRODUCCIÓN A HTML</text:p>
            </text:list-header>
          </text:list>
        </text:list-item>
      </text:list>
      <text:p text:style-name="P17"><text:soft-page-break/><text:span text:style-name="T68">HTML por sus siglas en inglés significa <text:s/>HyperText Markup Language lo que se traduce en: lenguaje de marcado de hipertexto, Este es un le</text:span><text:span text:style-name="T69">n</text:span><text:span text:style-name="T68">guaje de etiquetas </text:span><text:span text:style-name="T69">usado</text:span><text:span text:style-name="T68"> para elaborar paginas web, HTML describe la estructura e </text:span><text:span text:style-name="T69">información</text:span><text:span text:style-name="T68"> de la pagina en forma de texto dentro de un archivo con </text:span><text:span text:style-name="T69">extensión</text:span><text:span text:style-name="T68"> “</text:span><text:span text:style-name="T116">.html”</text:span><text:span text:style-name="T155">,</text:span><text:span text:style-name="T116"> </text:span><text:span text:style-name="T156">HTML no es un lenguaje de programación es una tecnología que permite estructurar una página web y los contenidos de la misma, en el mundo web a HTML se lo conoce como lenguaje semántico. HTML es es la base de la web moderna junto a otras tecnologías como CSS y Java Script que son las que le dan estilo y funcionalidad a los sitios web, </text:span><text:span text:style-name="T157">el control del desarrollo de estas tecnologías lo lleva la WW3C</text:span><text:span text:style-name="T156">.</text:span></text:p>
      <text:p text:style-name="P335"/>
      <text:p text:style-name="P336">HTML es un lenguaje de etiquetas que interpreta el navegador produciendo un resultado visual la mayoría de veces, para mejorar la apariencia de las paginas HTML existe una tecnología de hojas de estilo llamada CSS.</text:p>
      <text:p text:style-name="P16"/>
      <text:list xml:id="list1067764933" text:continue-numbering="true" text:style-name="WWNum3">
        <text:list-item>
          <text:list>
            <text:list-item>
              <text:p text:style-name="P621">Historia HTML</text:p>
            </text:list-item>
          </text:list>
        </text:list-item>
      </text:list>
      <text:p text:style-name="P163">El HTML se creó en un principio con objetivos divulgativos de información con texto y algunas imágenes. No se pensó que llegara a ser utilizado para crear área de ocio y consulta con carácter multimedia, de modo que, el HTML se creó sin dar respuesta a todos los posibles usos que se le iba a dar y a todos los colectivos de gente que lo utilizarían en un futuro. Sin embargo, pese a esta deficiente planificación, se han ido incorporando modificaciones con el tiempo, estos son <text:span text:style-name="T389">conocidos como</text:span> estándares de HTML. Numerosos estándares se han presentado ya. El HTML 4.01 es el último estándar a febrero de 2001. Actualización a mayo de 2005, en estos momentos está a punto de presentarse la versión 5 de HTML, de la que ya se tiene un borrador casi definitivo.</text:p>
      <text:p text:style-name="P16"/>
      <text:p text:style-name="P163">La primera descripción de HTML disponible públicamente fue un documento llamado: HTML Tags (Etiquetas HTML), publicado por primera vez en Internet por Tim Berners-Lee en 1991.2 3 Describe 22 elementos que incluyen el diseño inicial y relativamente simple de HTML. Trece de estos elementos todavía existen en HTML. [10]</text:p>
      <text:p text:style-name="P16"/>
      <text:p text:style-name="P74">¿Qué es la W3C?</text:p>
      <text:p text:style-name="P163">W3C es la abreviatura de World Wide Web Consortium, esta es un consorcio internacional que lleva adelante el desarrollo de los estándares web, <text:span text:style-name="T389">está formado por las empresas más importantes del mundo de la informática</text:span>, es la encargada de manejar y desarrollar toda la tecnología web, las demás organizaciones tecnológicas siguen estos estándares a la hora de crear productos de software en base web, de esta manera se tiene un punto de control para las tecnologías web.</text:p>
      <text:p text:style-name="P16"/>
      <text:list xml:id="list51519109" text:continue-numbering="true" text:style-name="WWNum3">
        <text:list-item>
          <text:list>
            <text:list-item>
              <text:p text:style-name="P621">Versiones Y Tipos De HTML</text:p>
            </text:list-item>
          </text:list>
        </text:list-item>
      </text:list>
      <text:p text:style-name="P163">Como todas las tecnologías en desarrollo HTML ha ido evolucionando con el paso del tiempo ahora mismo se encuentra casi al final la elaboración de la versión 5 la cual trae novedades como geo-localización, escritura en disco, websokets, JavaScript CSS3, canvas, en realidad la última versión está orientada al aspecto multimedia, <text:span text:style-name="T390">como consecuencia le está quitando</text:span> mercado a flash player el reproductor de <text:span text:style-name="T390">vídeo</text:span> de Adobe, ya que HTML5 tiene esa capacidad pero hablaremos de ello más adelante. En <text:span text:style-name="T390">la siguiente </text:span>tabla tomada de w3c (entidad encargada del desarrollo del estándar HTML) tenemos el listado oficial de las versiones de HTML desde sus orígenes hasta la actualidad. [11]</text:p>
      <text:p text:style-name="P163"/>
      <text:p text:style-name="P163"/>
      <text:p text:style-name="P163"><text:soft-page-break/></text:p>
      <text:p text:style-name="P163"/>
      <text:p text:style-name="P17"/>
      <table:table table:name="Tabla3" table:style-name="Tabla3">
        <table:table-column table:style-name="Tabla3.A"/>
        <table:table-column table:style-name="Tabla3.B"/>
        <table:table-row table:style-name="Tabla3.1">
          <table:table-cell table:style-name="Tabla3.A1" office:value-type="string">
            <text:p text:style-name="P470">Versión</text:p>
          </table:table-cell>
          <table:table-cell table:style-name="Tabla3.B1" office:value-type="string">
            <text:p text:style-name="P470">Año</text:p>
          </table:table-cell>
        </table:table-row>
        <table:table-row table:style-name="Tabla3.1">
          <table:table-cell table:style-name="Tabla3.A2" office:value-type="string">
            <text:p text:style-name="P470">HTML</text:p>
          </table:table-cell>
          <table:table-cell table:style-name="Tabla3.B2" office:value-type="string">
            <text:p text:style-name="P475">1991</text:p>
          </table:table-cell>
        </table:table-row>
        <table:table-row table:style-name="Tabla3.1">
          <table:table-cell table:style-name="Tabla3.A2" office:value-type="string">
            <text:p text:style-name="P470">HTML+ </text:p>
          </table:table-cell>
          <table:table-cell table:style-name="Tabla3.B2" office:value-type="string">
            <text:p text:style-name="P475">1993</text:p>
          </table:table-cell>
        </table:table-row>
        <table:table-row table:style-name="Tabla3.1">
          <table:table-cell table:style-name="Tabla3.A2" office:value-type="string">
            <text:p text:style-name="P470">HTML 2.0 </text:p>
          </table:table-cell>
          <table:table-cell table:style-name="Tabla3.B2" office:value-type="string">
            <text:p text:style-name="P475">1995</text:p>
          </table:table-cell>
        </table:table-row>
        <table:table-row table:style-name="Tabla3.1">
          <table:table-cell table:style-name="Tabla3.A2" office:value-type="string">
            <text:p text:style-name="P470">HTML 3.2 </text:p>
          </table:table-cell>
          <table:table-cell table:style-name="Tabla3.B2" office:value-type="string">
            <text:p text:style-name="P475">1997</text:p>
          </table:table-cell>
        </table:table-row>
        <table:table-row table:style-name="Tabla3.1">
          <table:table-cell table:style-name="Tabla3.A2" office:value-type="string">
            <text:p text:style-name="P470">HTML 4.01</text:p>
          </table:table-cell>
          <table:table-cell table:style-name="Tabla3.B2" office:value-type="string">
            <text:p text:style-name="P475">1999</text:p>
          </table:table-cell>
        </table:table-row>
        <table:table-row table:style-name="Tabla3.1">
          <table:table-cell table:style-name="Tabla3.A2" office:value-type="string">
            <text:p text:style-name="P470">XHTML 1.0</text:p>
          </table:table-cell>
          <table:table-cell table:style-name="Tabla3.B2" office:value-type="string">
            <text:p text:style-name="P475">2000</text:p>
          </table:table-cell>
        </table:table-row>
        <table:table-row table:style-name="Tabla3.1">
          <table:table-cell table:style-name="Tabla3.A2" office:value-type="string">
            <text:p text:style-name="P470">HTML5 </text:p>
          </table:table-cell>
          <table:table-cell table:style-name="Tabla3.B2" office:value-type="string">
            <text:p text:style-name="P475">2012</text:p>
          </table:table-cell>
        </table:table-row>
        <table:table-row table:style-name="Tabla3.1">
          <table:table-cell table:style-name="Tabla3.A9" office:value-type="string">
            <text:p text:style-name="P470">XHTML5</text:p>
          </table:table-cell>
          <table:table-cell table:style-name="Tabla3.B9" office:value-type="string">
            <text:p text:style-name="P475">2013</text:p>
          </table:table-cell>
        </table:table-row>
      </table:table>
      <text:p text:style-name="P17"/>
      <text:p text:style-name="P163">La razón por la que las versiones <text:s/>no son consecutivas es porque hay estándares que nuca fueron liberados.</text:p>
      <text:p text:style-name="P17"/>
      <text:p text:style-name="P163">Los tipos de HTML, que en realidad son las variantes que tiene el lenguaje para cada versión son:</text:p>
      <text:list xml:id="list9126608282743207467" text:style-name="WWNum13">
        <text:list-item>
          <text:p text:style-name="P636">HTMLStrict: el normal, donde se pueden usar etiquetas HTML, pero no se aceptan etiquetas obsoletas.</text:p>
        </text:list-item>
        <text:list-item>
          <text:p text:style-name="P636">HTML Transitional: este permite usar todo tipo de etiquetas de todas las versiones de HTML, no <text:span text:style-name="T391">se lo recomienda aunque es uno de los más usados en la </text:span><text:span text:style-name="T392">versión</text:span><text:span text:style-name="T391"> 4.0.1</text:span>.</text:p>
        </text:list-item>
        <text:list-item>
          <text:p text:style-name="P636">HTML Frameset: Tiene soporte para frames.</text:p>
        </text:list-item>
      </text:list>
      <text:p text:style-name="P505"/>
      <text:list xml:id="list279112979" text:continue-list="list51519109" text:style-name="WWNum3">
        <text:list-item>
          <text:list>
            <text:list-item>
              <text:list>
                <text:list-header>
                  <text:p text:style-name="P652">Definición Documento</text:p>
                </text:list-header>
              </text:list>
            </text:list-item>
          </text:list>
        </text:list-item>
      </text:list>
      <text:p text:style-name="P184"><text:span text:style-name="T394">Como se ha venido hablando existen varios estándares de HTML, cuando el diseñador de la página empieza a escribir su estructura debe especificar el </text:span><text:span text:style-name="T412">estándar</text:span><text:span text:style-name="T394"> a usar para </text:span>esto <text:span text:style-name="T394">se lo especificar con la ayuda del </text:span><text:span text:style-name="T198">“</text:span><text:span text:style-name="T197">DOCTYPE”</text:span>, veamos los tipos de definición de documento que tenemos para HTML5:</text:p>
      <text:p text:style-name="P371"/>
      <text:p text:style-name="P371"><text:span text:style-name="_5f_XMLBracket"><text:span text:style-name="T395">&lt;!</text:span></text:span><text:span text:style-name="_5f_XMLKeyWord"><text:span text:style-name="T395">DOCTYPE</text:span></text:span><text:span text:style-name="T395"> </text:span><text:span text:style-name="_5f_XMLElement"><text:span text:style-name="T395">html</text:span></text:span><text:span text:style-name="T395"> </text:span><text:span text:style-name="_5f_XMLKeyWord"><text:span text:style-name="T395">PUBLIC</text:span></text:span><text:span text:style-name="T395"> </text:span><text:span text:style-name="_5f_XMLLiteral"><text:span text:style-name="T395">"-//W3C//DTD XHTML 1.1//ES"</text:span></text:span><text:span text:style-name="T395"> </text:span><text:a xlink:type="simple" xlink:href="http://www.w3.org/TR/xhtml11/DTD/xhtml11.dtd"><text:span text:style-name="_5f_XMLElement"><text:span text:style-name="T395">http:</text:span></text:span></text:a><text:a xlink:type="simple" xlink:href="http://www.w3.org/TR/xhtml11/DTD/xhtml11.dtd"><text:span text:style-name="_5f_XMLBracket"><text:span text:style-name="T395">//</text:span></text:span></text:a><text:a xlink:type="simple" xlink:href="http://www.w3.org/TR/xhtml11/DTD/xhtml11.dtd"><text:span text:style-name="T395">www.w3.org</text:span></text:a><text:a xlink:type="simple" xlink:href="http://www.w3.org/TR/xhtml11/DTD/xhtml11.dtd"><text:span text:style-name="_5f_XMLBracket"><text:span text:style-name="T395">/</text:span></text:span></text:a><text:a xlink:type="simple" xlink:href="http://www.w3.org/TR/xhtml11/DTD/xhtml11.dtd"><text:span text:style-name="T395">TR</text:span></text:a><text:a xlink:type="simple" xlink:href="http://www.w3.org/TR/xhtml11/DTD/xhtml11.dtd"><text:span text:style-name="_5f_XMLBracket"><text:span text:style-name="T395">/</text:span></text:span></text:a><text:a xlink:type="simple" xlink:href="http://www.w3.org/TR/xhtml11/DTD/xhtml11.dtd"><text:span text:style-name="T395">xhtml11</text:span></text:a><text:a xlink:type="simple" xlink:href="http://www.w3.org/TR/xhtml11/DTD/xhtml11.dtd"><text:span text:style-name="_5f_XMLBracket"><text:span text:style-name="T395">/</text:span></text:span></text:a><text:a xlink:type="simple" xlink:href="http://www.w3.org/TR/xhtml11/DTD/xhtml11.dtd"><text:span text:style-name="T395">DTD</text:span></text:a><text:a xlink:type="simple" xlink:href="http://www.w3.org/TR/xhtml11/DTD/xhtml11.dtd"><text:span text:style-name="_5f_XMLBracket"><text:span text:style-name="T395">/</text:span></text:span></text:a><text:a xlink:type="simple" xlink:href="http://www.w3.org/TR/xhtml11/DTD/xhtml11.dtd"><text:span text:style-name="T395">xhtml11.dtd</text:span></text:a><text:span text:style-name="T395">"</text:span><text:span text:style-name="_5f_XMLBracket"><text:span text:style-name="T395">&gt;</text:span></text:span></text:p>
      <text:p text:style-name="P371"><text:span text:style-name="_5f_XMLBracket"><text:span text:style-name="T395"/></text:span></text:p>
      <text:p text:style-name="P371"><text:span text:style-name="_5f_XMLBracket"><text:span text:style-name="T395">&lt;!</text:span></text:span><text:span text:style-name="_5f_XMLKeyWord"><text:span text:style-name="T395">DOCTYPE</text:span></text:span><text:span text:style-name="T395"> </text:span><text:span text:style-name="_5f_XMLElement"><text:span text:style-name="T395">html</text:span></text:span><text:span text:style-name="T395"> </text:span><text:span text:style-name="_5f_XMLKeyWord"><text:span text:style-name="T395">PUBLIC</text:span></text:span><text:span text:style-name="T395"> </text:span><text:span text:style-name="_5f_XMLLiteral"><text:span text:style-name="T395">"-//W3C//DTD XHTML 1.0 Strict//ES"</text:span></text:span><text:span text:style-name="T395"> </text:span><text:span text:style-name="_5f_XMLElement"><text:span text:style-name="T395">"</text:span></text:span><text:a xlink:type="simple" xlink:href="http://www.w3.org/TR/xhtml1/DTD/xhtml1-strict.dtd"><text:span text:style-name="_5f_XMLElement"><text:span text:style-name="T395">http:</text:span></text:span></text:a><text:a xlink:type="simple" xlink:href="http://www.w3.org/TR/xhtml1/DTD/xhtml1-strict.dtd"><text:span text:style-name="_5f_XMLBracket"><text:span text:style-name="T395">//</text:span></text:span></text:a><text:a xlink:type="simple" xlink:href="http://www.w3.org/TR/xhtml1/DTD/xhtml1-strict.dtd"><text:span text:style-name="T395">www.w3.org</text:span></text:a><text:a xlink:type="simple" xlink:href="http://www.w3.org/TR/xhtml1/DTD/xhtml1-strict.dtd"><text:span text:style-name="_5f_XMLBracket"><text:span text:style-name="T395">/</text:span></text:span></text:a><text:a xlink:type="simple" xlink:href="http://www.w3.org/TR/xhtml1/DTD/xhtml1-strict.dtd"><text:span text:style-name="T395">TR</text:span></text:a><text:a xlink:type="simple" xlink:href="http://www.w3.org/TR/xhtml1/DTD/xhtml1-strict.dtd"><text:span text:style-name="_5f_XMLBracket"><text:span text:style-name="T395">/</text:span></text:span></text:a><text:a xlink:type="simple" xlink:href="http://www.w3.org/TR/xhtml1/DTD/xhtml1-strict.dtd"><text:span text:style-name="T395">xhtml1</text:span></text:a><text:a xlink:type="simple" xlink:href="http://www.w3.org/TR/xhtml1/DTD/xhtml1-strict.dtd"><text:span text:style-name="_5f_XMLBracket"><text:span text:style-name="T395">/</text:span></text:span></text:a><text:a xlink:type="simple" xlink:href="http://www.w3.org/TR/xhtml1/DTD/xhtml1-strict.dtd"><text:span text:style-name="T395">DTD</text:span></text:a><text:a xlink:type="simple" xlink:href="http://www.w3.org/TR/xhtml1/DTD/xhtml1-strict.dtd"><text:span text:style-name="_5f_XMLBracket"><text:span text:style-name="T395">/</text:span></text:span></text:a><text:a xlink:type="simple" xlink:href="http://www.w3.org/TR/xhtml1/DTD/xhtml1-strict.dtd"><text:span text:style-name="T395">xhtml1-strict.dtd</text:span></text:a><text:span text:style-name="T395">"</text:span><text:span text:style-name="_5f_XMLBracket"><text:span text:style-name="T395">&gt;</text:span></text:span></text:p>
      <text:p text:style-name="P371"><text:span text:style-name="_5f_XMLBracket"><text:span text:style-name="T395"/></text:span></text:p>
      <text:p text:style-name="P371"><text:span text:style-name="_5f_XMLBracket"><text:span text:style-name="T395">&lt;!</text:span></text:span><text:span text:style-name="_5f_XMLKeyWord"><text:span text:style-name="T395">DOCTYPE</text:span></text:span><text:span text:style-name="T395"> </text:span><text:span text:style-name="_5f_XMLElement"><text:span text:style-name="T395">html</text:span></text:span><text:span text:style-name="T395"> </text:span><text:span text:style-name="_5f_XMLKeyWord"><text:span text:style-name="T395">PUBLIC</text:span></text:span><text:span text:style-name="T395"> </text:span><text:span text:style-name="_5f_XMLLiteral"><text:span text:style-name="T395">"-//W3C//DTD XHTML 1.0 Transitional//ES"</text:span></text:span><text:span text:style-name="T395"> </text:span><text:span text:style-name="_5f_XMLElement"><text:span text:style-name="T395">"</text:span></text:span><text:a xlink:type="simple" xlink:href="http://www.w3.org/TR/xhtml1/DTD/xhtml1-transitional.dtd"><text:span text:style-name="_5f_XMLElement"><text:span text:style-name="T395">http:</text:span></text:span></text:a><text:a xlink:type="simple" xlink:href="http://www.w3.org/TR/xhtml1/DTD/xhtml1-transitional.dtd"><text:span text:style-name="_5f_XMLBracket"><text:span text:style-name="T395">//</text:span></text:span></text:a><text:a xlink:type="simple" xlink:href="http://www.w3.org/TR/xhtml1/DTD/xhtml1-transitional.dtd"><text:span text:style-name="T395">www.w3.org</text:span></text:a><text:a xlink:type="simple" xlink:href="http://www.w3.org/TR/xhtml1/DTD/xhtml1-transitional.dtd"><text:span text:style-name="_5f_XMLBracket"><text:span text:style-name="T395">/</text:span></text:span></text:a><text:a xlink:type="simple" xlink:href="http://www.w3.org/TR/xhtml1/DTD/xhtml1-transitional.dtd"><text:span text:style-name="T395">TR</text:span></text:a><text:a xlink:type="simple" xlink:href="http://www.w3.org/TR/xhtml1/DTD/xhtml1-transitional.dtd"><text:span text:style-name="_5f_XMLBracket"><text:span text:style-name="T395">/</text:span></text:span></text:a><text:a xlink:type="simple" xlink:href="http://www.w3.org/TR/xhtml1/DTD/xhtml1-transitional.dtd"><text:span text:style-name="T395">xhtml1</text:span></text:a><text:a xlink:type="simple" xlink:href="http://www.w3.org/TR/xhtml1/DTD/xhtml1-transitional.dtd"><text:span text:style-name="_5f_XMLBracket"><text:span text:style-name="T395">/</text:span></text:span></text:a><text:a xlink:type="simple" xlink:href="http://www.w3.org/TR/xhtml1/DTD/xhtml1-transitional.dtd"><text:span text:style-name="T395">DTD</text:span></text:a><text:a xlink:type="simple" xlink:href="http://www.w3.org/TR/xhtml1/DTD/xhtml1-transitional.dtd"><text:span text:style-name="_5f_XMLBracket"><text:span text:style-name="T395">/</text:span></text:span></text:a><text:a xlink:type="simple" xlink:href="http://www.w3.org/TR/xhtml1/DTD/xhtml1-transitional.dtd"><text:span text:style-name="T395">xhtml1-transitional.dtd</text:span></text:a><text:span text:style-name="T395">"</text:span><text:span text:style-name="_5f_XMLBracket"><text:span text:style-name="T395">&gt;</text:span></text:span></text:p>
      <text:p text:style-name="P371"><text:span text:style-name="_5f_XMLBracket"><text:span text:style-name="T395"/></text:span></text:p>
      <text:p text:style-name="P371"><text:span text:style-name="_5f_XMLBracket"><text:span text:style-name="T395">&lt;!</text:span></text:span><text:span text:style-name="_5f_XMLKeyWord"><text:span text:style-name="T395">DOCTYPE</text:span></text:span><text:span text:style-name="T395"> </text:span><text:span text:style-name="_5f_XMLElement"><text:span text:style-name="T395">html</text:span></text:span><text:span text:style-name="T395"> </text:span><text:span text:style-name="_5f_XMLKeyWord"><text:span text:style-name="T395">PUBLIC</text:span></text:span><text:span text:style-name="T395"> </text:span><text:span text:style-name="_5f_XMLLiteral"><text:span text:style-name="T395">"-//W3C//DTD XHTML 1.0 Frameset//ES"</text:span></text:span><text:span text:style-name="T395"> </text:span></text:p>
      <text:p text:style-name="P371"><text:span text:style-name="_5f_XMLElement"><text:span text:style-name="T395">"</text:span></text:span><text:a xlink:type="simple" xlink:href="http://www.w3.org/TR/xhtml1/DTD/xhtml1-frameset.dtd"><text:span text:style-name="_5f_XMLElement"><text:span text:style-name="T395">http:</text:span></text:span></text:a><text:a xlink:type="simple" xlink:href="http://www.w3.org/TR/xhtml1/DTD/xhtml1-frameset.dtd"><text:span text:style-name="_5f_XMLBracket"><text:span text:style-name="T395">//</text:span></text:span></text:a><text:a xlink:type="simple" xlink:href="http://www.w3.org/TR/xhtml1/DTD/xhtml1-frameset.dtd"><text:span text:style-name="T395">www.w3.org</text:span></text:a><text:a xlink:type="simple" xlink:href="http://www.w3.org/TR/xhtml1/DTD/xhtml1-frameset.dtd"><text:span text:style-name="_5f_XMLBracket"><text:span text:style-name="T395">/</text:span></text:span></text:a><text:a xlink:type="simple" xlink:href="http://www.w3.org/TR/xhtml1/DTD/xhtml1-frameset.dtd"><text:span text:style-name="T395">TR</text:span></text:a><text:a xlink:type="simple" xlink:href="http://www.w3.org/TR/xhtml1/DTD/xhtml1-frameset.dtd"><text:span text:style-name="_5f_XMLBracket"><text:span text:style-name="T395">/</text:span></text:span></text:a><text:a xlink:type="simple" xlink:href="http://www.w3.org/TR/xhtml1/DTD/xhtml1-frameset.dtd"><text:span text:style-name="T395">xhtml1</text:span></text:a><text:a xlink:type="simple" xlink:href="http://www.w3.org/TR/xhtml1/DTD/xhtml1-frameset.dtd"><text:span text:style-name="_5f_XMLBracket"><text:span text:style-name="T395">/</text:span></text:span></text:a><text:a xlink:type="simple" xlink:href="http://www.w3.org/TR/xhtml1/DTD/xhtml1-frameset.dtd"><text:span text:style-name="T395">DTD</text:span></text:a><text:a xlink:type="simple" xlink:href="http://www.w3.org/TR/xhtml1/DTD/xhtml1-frameset.dtd"><text:span text:style-name="_5f_XMLBracket"><text:span text:style-name="T395">/</text:span></text:span></text:a><text:a xlink:type="simple" xlink:href="http://www.w3.org/TR/xhtml1/DTD/xhtml1-frameset.dtd"><text:span text:style-name="T395">xhtml1-frameset.dtd</text:span></text:a><text:span text:style-name="T395">"</text:span><text:span text:style-name="_5f_XMLBracket"><text:span text:style-name="T395">&gt;</text:span></text:span></text:p>
      <text:p text:style-name="P371"><text:span text:style-name="_5f_XMLBracket"><text:span text:style-name="T395"/></text:span></text:p>
      <text:p text:style-name="P371"><text:span text:style-name="_5f_XMLBracket"><text:span text:style-name="T395">&lt;!</text:span></text:span><text:span text:style-name="_5f_XMLKeyWord"><text:span text:style-name="T395">DOCTYPE</text:span></text:span><text:span text:style-name="T395"> </text:span><text:span text:style-name="_5f_XMLElement"><text:span text:style-name="T395">html</text:span></text:span><text:span text:style-name="_5f_XMLBracket"><text:span text:style-name="T395">&gt;</text:span></text:span></text:p>
      <text:p text:style-name="P371"><text:soft-page-break/><text:span text:style-name="_5f_XMLBracket"><text:span text:style-name="T395"/></text:span></text:p>
      <text:p text:style-name="P371"><text:span text:style-name="_5f_XMLBracket"><text:span text:style-name="T395">&lt;!</text:span></text:span><text:span text:style-name="_5f_XMLKeyWord"><text:span text:style-name="T395">DOCTYPE</text:span></text:span><text:span text:style-name="T395"> </text:span><text:span text:style-name="_5f_XMLElement"><text:span text:style-name="T395">HTML</text:span></text:span><text:span text:style-name="T395"> </text:span><text:span text:style-name="_5f_XMLKeyWord"><text:span text:style-name="T395">PUBLIC</text:span></text:span><text:span text:style-name="T395"> </text:span><text:span text:style-name="_5f_XMLLiteral"><text:span text:style-name="T395">"-//W3C//DTD HTML 4.01//ES"</text:span></text:span><text:span text:style-name="T395"> </text:span><text:span text:style-name="_5f_XMLElement"><text:span text:style-name="T395">"</text:span></text:span><text:a xlink:type="simple" xlink:href="http://www.w3.org/TR/html4/strict.dtd"><text:span text:style-name="_5f_XMLElement"><text:span text:style-name="T395">http:</text:span></text:span></text:a><text:a xlink:type="simple" xlink:href="http://www.w3.org/TR/html4/strict.dtd"><text:span text:style-name="_5f_XMLBracket"><text:span text:style-name="T395">//</text:span></text:span></text:a><text:a xlink:type="simple" xlink:href="http://www.w3.org/TR/html4/strict.dtd"><text:span text:style-name="T395">www.w3.org</text:span></text:a><text:a xlink:type="simple" xlink:href="http://www.w3.org/TR/html4/strict.dtd"><text:span text:style-name="_5f_XMLBracket"><text:span text:style-name="T395">/</text:span></text:span></text:a><text:a xlink:type="simple" xlink:href="http://www.w3.org/TR/html4/strict.dtd"><text:span text:style-name="T395">TR</text:span></text:a><text:a xlink:type="simple" xlink:href="http://www.w3.org/TR/html4/strict.dtd"><text:span text:style-name="_5f_XMLBracket"><text:span text:style-name="T395">/</text:span></text:span></text:a><text:a xlink:type="simple" xlink:href="http://www.w3.org/TR/html4/strict.dtd"><text:span text:style-name="T395">html4</text:span></text:a><text:a xlink:type="simple" xlink:href="http://www.w3.org/TR/html4/strict.dtd"><text:span text:style-name="_5f_XMLBracket"><text:span text:style-name="T395">/</text:span></text:span></text:a><text:a xlink:type="simple" xlink:href="http://www.w3.org/TR/html4/strict.dtd"><text:span text:style-name="T395">strict.dtd</text:span></text:a><text:span text:style-name="T395">"</text:span><text:span text:style-name="_5f_XMLBracket"><text:span text:style-name="T395">&gt;</text:span></text:span></text:p>
      <text:p text:style-name="P371"><text:span text:style-name="_5f_XMLBracket"><text:span text:style-name="T395"/></text:span></text:p>
      <text:p text:style-name="P371"><text:span text:style-name="_5f_XMLBracket"><text:span text:style-name="T395">&lt;!</text:span></text:span><text:span text:style-name="_5f_XMLKeyWord"><text:span text:style-name="T395">DOCTYPE</text:span></text:span><text:span text:style-name="T395"> </text:span><text:span text:style-name="_5f_XMLElement"><text:span text:style-name="T395">HTML</text:span></text:span><text:span text:style-name="T395"> </text:span><text:span text:style-name="_5f_XMLKeyWord"><text:span text:style-name="T395">PUBLIC</text:span></text:span><text:span text:style-name="T395"> </text:span><text:span text:style-name="_5f_XMLLiteral"><text:span text:style-name="T395">"-//W3C//DTD HTML 4.01 Transitional//ES"</text:span></text:span><text:span text:style-name="T395"> </text:span></text:p>
      <text:p text:style-name="P371"><text:span text:style-name="_5f_XMLElement"><text:span text:style-name="T395">"</text:span></text:span><text:a xlink:type="simple" xlink:href="http://www.w3.org/TR/html4/loose.dtd"><text:span text:style-name="_5f_XMLElement"><text:span text:style-name="T395">http:</text:span></text:span></text:a><text:a xlink:type="simple" xlink:href="http://www.w3.org/TR/html4/loose.dtd"><text:span text:style-name="_5f_XMLBracket"><text:span text:style-name="T395">//</text:span></text:span></text:a><text:a xlink:type="simple" xlink:href="http://www.w3.org/TR/html4/loose.dtd"><text:span text:style-name="T395">www.w3.org</text:span></text:a><text:a xlink:type="simple" xlink:href="http://www.w3.org/TR/html4/loose.dtd"><text:span text:style-name="_5f_XMLBracket"><text:span text:style-name="T395">/</text:span></text:span></text:a><text:a xlink:type="simple" xlink:href="http://www.w3.org/TR/html4/loose.dtd"><text:span text:style-name="T395">TR</text:span></text:a><text:a xlink:type="simple" xlink:href="http://www.w3.org/TR/html4/loose.dtd"><text:span text:style-name="_5f_XMLBracket"><text:span text:style-name="T395">/</text:span></text:span></text:a><text:a xlink:type="simple" xlink:href="http://www.w3.org/TR/html4/loose.dtd"><text:span text:style-name="T395">html4</text:span></text:a><text:a xlink:type="simple" xlink:href="http://www.w3.org/TR/html4/loose.dtd"><text:span text:style-name="_5f_XMLBracket"><text:span text:style-name="T395">/</text:span></text:span></text:a><text:a xlink:type="simple" xlink:href="http://www.w3.org/TR/html4/loose.dtd"><text:span text:style-name="T395">loose.dtd</text:span></text:a><text:span text:style-name="T395">"</text:span><text:span text:style-name="_5f_XMLBracket"><text:span text:style-name="T395">&gt;</text:span></text:span></text:p>
      <text:p text:style-name="P371"><text:span text:style-name="_5f_XMLBracket"><text:span text:style-name="T395"/></text:span></text:p>
      <text:p text:style-name="P371"><text:span text:style-name="_5f_XMLBracket"><text:span text:style-name="T395">&lt;!</text:span></text:span><text:span text:style-name="_5f_XMLKeyWord"><text:span text:style-name="T395">DOCTYPE</text:span></text:span><text:span text:style-name="T395"> </text:span><text:span text:style-name="_5f_XMLElement"><text:span text:style-name="T395">HTML</text:span></text:span><text:span text:style-name="T395"> </text:span><text:span text:style-name="_5f_XMLKeyWord"><text:span text:style-name="T395">PUBLIC</text:span></text:span><text:span text:style-name="T395"> </text:span><text:span text:style-name="_5f_XMLLiteral"><text:span text:style-name="T395">"-//W3C//DTD HTML 4.01 Frameset//ES"</text:span></text:span><text:span text:style-name="T395"> </text:span><text:span text:style-name="_5f_XMLElement"><text:span text:style-name="T395">"</text:span></text:span><text:a xlink:type="simple" xlink:href="http://www.w3.org/TR/html4/frameset.dtd"><text:span text:style-name="_5f_XMLElement"><text:span text:style-name="T395">http:</text:span></text:span></text:a><text:a xlink:type="simple" xlink:href="http://www.w3.org/TR/html4/frameset.dtd"><text:span text:style-name="_5f_XMLBracket"><text:span text:style-name="T395">//</text:span></text:span></text:a><text:a xlink:type="simple" xlink:href="http://www.w3.org/TR/html4/frameset.dtd"><text:span text:style-name="T395">www.w3.org</text:span></text:a><text:a xlink:type="simple" xlink:href="http://www.w3.org/TR/html4/frameset.dtd"><text:span text:style-name="_5f_XMLBracket"><text:span text:style-name="T395">/</text:span></text:span></text:a><text:a xlink:type="simple" xlink:href="http://www.w3.org/TR/html4/frameset.dtd"><text:span text:style-name="T395">TR</text:span></text:a><text:a xlink:type="simple" xlink:href="http://www.w3.org/TR/html4/frameset.dtd"><text:span text:style-name="_5f_XMLBracket"><text:span text:style-name="T395">/</text:span></text:span></text:a><text:a xlink:type="simple" xlink:href="http://www.w3.org/TR/html4/frameset.dtd"><text:span text:style-name="T395">html4</text:span></text:a><text:a xlink:type="simple" xlink:href="http://www.w3.org/TR/html4/frameset.dtd"><text:span text:style-name="_5f_XMLBracket"><text:span text:style-name="T395">/</text:span></text:span></text:a><text:a xlink:type="simple" xlink:href="http://www.w3.org/TR/html4/frameset.dtd"><text:span text:style-name="T395">frameset.dtd</text:span></text:a><text:span text:style-name="T395">"</text:span><text:span text:style-name="_5f_XMLBracket"><text:span text:style-name="T395">&gt;</text:span></text:span></text:p>
      <text:p text:style-name="P69"/>
      <text:p text:style-name="P184"><text:span text:style-name="T395">En el listado anterior tenemos la definición de para los estándares 4 y 5 de HTML, para definir el estándar usado es necesario escribir la palabra </text:span><text:span text:style-name="T197">“DOCTYPE”</text:span><text:span text:style-name="T395"> antes de </text:span><text:span text:style-name="T197">“html”</text:span><text:span text:style-name="T395"> luego la palabra PUBLIC la especificación detallada de la versión la rama de esa versión se esta </text:span><text:span text:style-name="T197">(trasitional,frameset,strict)</text:span><text:span text:style-name="T395"> y luego de dos barras inclinadas la abreviado del lenguaje a usar, en el caso de los ejemplos ateriores el español conocido por la abreviación internacional ES.</text:span></text:p>
      <text:p text:style-name="P299"/>
      <text:list xml:id="list2127454035" text:continue-numbering="true" text:style-name="WWNum3">
        <text:list-item>
          <text:list>
            <text:list-item>
              <text:p text:style-name="P621">Etiquetas</text:p>
            </text:list-item>
          </text:list>
        </text:list-item>
      </text:list>
      <text:p text:style-name="P177">Esta es la parte más básica de HTML las etiquetas son de dos tipos de apertura y cierre, <text:span text:style-name="T392">todo lo que va entre las etiquetas es el contenido este contenido puede ser texto u otras etiquetas que también pueden contener texto o etiquetas, por esta <text:s/></text:span><text:span text:style-name="T394">razón</text:span><text:span text:style-name="T392"> al documento se lo suele llamar árbol de etiquetas. </text:span></text:p>
      <text:p text:style-name="P231"/>
      <text:p text:style-name="P177"><text:span text:style-name="T392">La forma de escribir una etiqueta es con el símbolo menor que</text:span> <text:span text:style-name="T196">“&lt;” </text:span>el nombre de la etiqueta en mayúsculas o minúsculas y el signo de mayor que<text:span text:style-name="T196"> “&gt;”</text:span><text:span text:style-name="T248">,</text:span> la etiqueta de cierre están formadas por el signo menor que y el signo de barra inclinada <text:span text:style-name="T196">“&lt;/”</text:span> el nombre de la etiqueta en mayúsculas o minúsculas y menor que <text:span text:style-name="T196">“&gt;”</text:span>, también existen etiquetas que no contienen ningún tipo de contenido las cuales se cierran en la misma línea como “&lt;br/&gt;” retorno de carro.</text:p>
      <text:p text:style-name="P17"/>
      <text:p text:style-name="P163">Ejemplos para etiquetas validas:</text:p>
      <text:p text:style-name="P177"><text:span text:style-name="_5f_XMLBracket"><text:span text:style-name="T392"/></text:span></text:p>
      <text:p text:style-name="P177"><text:span text:style-name="_5f_XMLBracket"><text:span text:style-name="T392">&lt;</text:span></text:span><text:span text:style-name="_5f_XMLElement"><text:span text:style-name="T392">html</text:span></text:span><text:span text:style-name="_5f_XMLBracket"><text:span text:style-name="T392">&gt;</text:span></text:span></text:p>
      <text:p text:style-name="P177"><text:span text:style-name="T392">&lt;</text:span><text:span text:style-name="_5f_XMLComment"><text:span text:style-name="T392">!-- Comentario en HTML --&gt;</text:span></text:span></text:p>
      <text:p text:style-name="P177"><text:span text:style-name="_5f_XMLComment"><text:span text:style-name="T392">&lt;!--Apertura de etiqueta head--&gt;</text:span></text:span></text:p>
      <text:p text:style-name="P177"><text:span text:style-name="_5f_XMLBracket"><text:span text:style-name="T392">&lt;</text:span></text:span><text:span text:style-name="_5f_XMLElement"><text:span text:style-name="T392">head</text:span></text:span><text:span text:style-name="_5f_XMLBracket"><text:span text:style-name="T392">&gt;</text:span></text:span></text:p>
      <text:p text:style-name="P177"><text:span text:style-name="T392"><text:tab/>&lt;</text:span><text:span text:style-name="_5f_XMLComment"><text:span text:style-name="T392">!--Contenido de head--&gt;</text:span></text:span></text:p>
      <text:p text:style-name="P177"><text:span text:style-name="_5f_XMLComment"><text:span text:style-name="T392"><text:tab/></text:span></text:span><text:span text:style-name="_5f_XMLBracket"><text:span text:style-name="T392">&lt;</text:span></text:span><text:span text:style-name="_5f_XMLKeyWord"><text:span text:style-name="T392">title</text:span></text:span><text:span text:style-name="_5f_XMLBracket"><text:span text:style-name="T392">&gt;&lt;/</text:span></text:span><text:span text:style-name="_5f_XMLKeyWord"><text:span text:style-name="T392">title</text:span></text:span><text:span text:style-name="_5f_XMLBracket"><text:span text:style-name="T392">&gt;</text:span></text:span></text:p>
      <text:p text:style-name="P177"><text:span text:style-name="_5f_XMLBracket"><text:span text:style-name="T392">&lt;/</text:span></text:span><text:span text:style-name="_5f_XMLElement"><text:span text:style-name="T392">head</text:span></text:span><text:span text:style-name="_5f_XMLBracket"><text:span text:style-name="T392">&gt;</text:span></text:span></text:p>
      <text:p text:style-name="P177"><text:span text:style-name="T392">&lt;</text:span><text:span text:style-name="_5f_XMLComment"><text:span text:style-name="T392">!--Cierre de la etiqueta head--&gt;</text:span></text:span></text:p>
      <text:p text:style-name="P177"><text:span text:style-name="_5f_XMLBracket"><text:span text:style-name="T392">&lt;</text:span></text:span><text:span text:style-name="_5f_XMLElement"><text:span text:style-name="T392">body</text:span></text:span><text:span text:style-name="_5f_XMLBracket"><text:span text:style-name="T392">&gt;</text:span></text:span></text:p>
      <text:p text:style-name="P177"><text:span text:style-name="T392">&lt;</text:span><text:span text:style-name="_5f_XMLComment"><text:span text:style-name="T392">!--Contenido de body--&gt;</text:span></text:span></text:p>
      <text:p text:style-name="P177"><text:span text:style-name="_5f_XMLBracket"><text:span text:style-name="T392">&lt;/</text:span></text:span><text:span text:style-name="_5f_XMLElement"><text:span text:style-name="T392">body</text:span></text:span><text:span text:style-name="_5f_XMLBracket"><text:span text:style-name="T392">&gt;</text:span></text:span></text:p>
      <text:p text:style-name="P177"><text:span text:style-name="_5f_XMLBracket"><text:span text:style-name="T392">&lt;/</text:span></text:span><text:span text:style-name="_5f_XMLElement"><text:span text:style-name="T392">html</text:span></text:span><text:span text:style-name="_5f_XMLBracket"><text:span text:style-name="T392">&gt;</text:span></text:span></text:p>
      <text:p text:style-name="P163"/>
      <text:p text:style-name="P33"><text:span text:style-name="T29">En el ejemplo anterior se describe la estructura básica de una página HTML, tenemos a las etiquetas más importantes de una pagina web, la etiqueta </text:span><text:span text:style-name="T82">“&lt;html&gt;”</text:span><text:span text:style-name="T29"> <text:s/>es la que contiene a todas las etiquetas de la pagina sin ellas no existe la página web, la etiqueta </text:span><text:span text:style-name="T82">“&lt;head&gt;” </text:span><text:span text:style-name="T136">no solo sirve para darle un titulo a la pagina sino también para adjuntar hojas de estilo y scripts Java Script este último tipo de ficheros es recomendable adjuntarlos al final de la pagina antes del cierre de la etiqueta </text:span><text:span text:style-name="T83">“&lt;html&gt;”</text:span><text:span text:style-name="T136"> esto ayuda a que el sitio se cargue más rápido.</text:span></text:p>
      <text:p text:style-name="P231"/>
      <text:p text:style-name="P17"><text:soft-page-break/><text:span text:style-name="T30">Existe un estándar llamado </text:span><text:span text:style-name="T2">XHTML </text:span><text:span text:style-name="T30">este es un estándar muy</text:span><text:span text:style-name="T2"> estricto, </text:span><text:span text:style-name="T30">una de las restricciones que tiene es que </text:span><text:span text:style-name="T2">no permite abrir y cerrar etiquetas que no estén escritas de igual manera </text:span><text:span text:style-name="T30">(solo en mayúsculas o minúsculas),</text:span><text:span text:style-name="T2"> exige al programador que las etiquetas se cierren en el orden que fueron abiertas.</text:span></text:p>
      <text:p text:style-name="P163"/>
      <text:p text:style-name="P123">Etiquetas Esenciales del HTML:</text:p>
      <text:p text:style-name="P353">A continuación se presenta un listado de las etiquetas más comunes a la hora de crear una página web, se sobrentiende que las etiquetas van entre los símbolos “&lt;” y “&gt;” razón por la cual estos signos serán omitidos de las mismas.</text:p>
      <text:p text:style-name="P353"/>
      <text:list xml:id="list5633040898891522926" text:style-name="L5">
        <text:list-item>
          <text:p text:style-name="P602"><text:span text:style-name="T70">!DOCTYPE:</text:span><text:span text:style-name="T2"> Esta etiqueta se usa para declara el tipo de estándar que usa el fichero HTML</text:span></text:p>
          <text:p text:style-name="P541"/>
        </text:list-item>
        <text:list-item>
          <text:p text:style-name="P602"><text:span text:style-name="T70">html: </text:span><text:span text:style-name="T139">E</text:span><text:span text:style-name="T2">tiqueta contienen a todas las etiquetas de la pagina</text:span></text:p>
          <text:p text:style-name="P541"/>
        </text:list-item>
        <text:list-item>
          <text:p text:style-name="P602"><text:span text:style-name="T70">head: </text:span><text:span text:style-name="T2">Etiqueta que contiene la información de la cabecera de la pagina, debe incluir un titulo para la pagina, puede contener referencias a archivos de hojas de estilo, scripts, meta información, y más.</text:span></text:p>
          <text:p text:style-name="P602"/>
        </text:list-item>
        <text:list-item>
          <text:p text:style-name="P602"><text:span text:style-name="T105">m</text:span><text:span text:style-name="T70">eta: </text:span><text:span text:style-name="T139">E</text:span><text:span text:style-name="T2">tiqueta se usa para mostrar datos de los datos conocidos como </text:span><text:span text:style-name="T33">meta-datos</text:span><text:span text:style-name="T2">, los contenidos de estas etiquetas no se muestran al usuario pero son usados por </text:span><text:span text:style-name="T33">algunos buscadores, para incluir la pagina en sus resultados de búsquedas.</text:span></text:p>
          <text:p text:style-name="P602"/>
        </text:list-item>
        <text:list-item>
          <text:p text:style-name="P602"><text:span text:style-name="T105">t</text:span><text:span text:style-name="T70">itle: </text:span><text:span text:style-name="T2">Etiqueta que contiene el titulo de la pagina, el titulo es el que aparece en la parta superior del navegador </text:span><text:span text:style-name="T33">(pestaña)</text:span><text:span text:style-name="T2">, esta etiqueta debe ir dentro del </text:span><text:span text:style-name="T79">head</text:span><text:span text:style-name="T2">.</text:span></text:p>
          <text:p text:style-name="P602"/>
        </text:list-item>
        <text:list-item>
          <text:p text:style-name="P602"><text:span text:style-name="T105">l</text:span><text:span text:style-name="T70">ink: </text:span><text:span text:style-name="T2">Etiqueta que contiene el enlace hacia archivos de hojas de estilo CSS, debe ir dentro del </text:span><text:span text:style-name="T79">head</text:span><text:span text:style-name="T2">, </text:span></text:p>
          <text:p text:style-name="P602"/>
        </text:list-item>
        <text:list-item>
          <text:p text:style-name="P602"><text:span text:style-name="T70">style:</text:span><text:span text:style-name="T2"> contiene código CSS dentro de la pagina HTML, </text:span><text:span text:style-name="T33">también se lo puede usar como atributo de etiqueta</text:span><text:span text:style-name="T2">.</text:span></text:p>
          <text:p text:style-name="P602"/>
        </text:list-item>
        <text:list-item>
          <text:p text:style-name="P602"><text:span text:style-name="T105">s</text:span><text:span text:style-name="T70">cript: </text:span><text:span text:style-name="T2">Etiqueta que contiene un enlace a un archivo de JavaScript, </text:span><text:span text:style-name="T33">también puede contener código Java Script, al igual que </text:span><text:span text:style-name="T84">“style” </text:span><text:span text:style-name="T139">se lo puede usar como atributo.</text:span></text:p>
          <text:p text:style-name="P602"/>
        </text:list-item>
        <text:list-item>
          <text:p text:style-name="P602"><text:span text:style-name="T105">b</text:span><text:span text:style-name="T70">ody: </text:span><text:span text:style-name="T139">Etiqueta que contiene todo el contenido visual del sitio, en este lugar van las etiquetas que muestran información al usuario.</text:span></text:p>
          <text:p text:style-name="P602"/>
        </text:list-item>
        <text:list-item>
          <text:p text:style-name="P602"><text:span text:style-name="T105">d</text:span><text:span text:style-name="T70">iv: </text:span><text:span text:style-name="T139">Etiqueta </text:span><text:span text:style-name="T140">que representa una capa, </text:span><text:span text:style-name="T141">se la usa para darle un significado semántico a un grupo de etiquetas HTML, estas etiquetas son usadas para contener etiquetas y contenidos de una sección en particular, como los menús, barras de herramientas, slides, pie de página o cuadros de dialogo. </text:span></text:p>
          <text:p text:style-name="P602"/>
        </text:list-item>
        <text:list-item>
          <text:p text:style-name="P602"><text:span text:style-name="T109">s</text:span><text:span text:style-name="T70">pan: </text:span><text:span text:style-name="T141">Etiqueta similar a </text:span><text:span text:style-name="T85">div</text:span><text:span text:style-name="T141">, la diferencia es que se aplica a un contenido más que a una etiqueta, es usada para aplicar estilo a un pegmento de un texto o a una imagen.</text:span></text:p>
          <text:p text:style-name="P547"/>
        </text:list-item>
        <text:list-item>
          <text:p text:style-name="P603"><text:soft-page-break/><text:span text:style-name="T108">br: </text:span><text:span text:style-name="T143">Etiqueta que muestra un salto de línea, esta etiqueta no contiene atributos y se puede incluir texto o mas etiquetas dentro de ella, no cuenta con una etiqueta de cierre.</text:span></text:p>
        </text:list-item>
      </text:list>
      <text:p text:style-name="P289"/>
      <text:p text:style-name="P289">Las anteriores etiquetas no producen ningún resultado visible, el navegador no muestra más que una pantalla blanca, ahora veamos etiquetas que sirven para mostrar contenidos:</text:p>
      <text:list xml:id="list1643246230" text:continue-numbering="true" text:style-name="L5">
        <text:list-header>
          <text:p text:style-name="P602"/>
        </text:list-header>
        <text:list-item>
          <text:p text:style-name="P604"><text:span text:style-name="T106">title: </text:span><text:span text:style-name="T141">Etiqueta que sirve para dar un título al documento.</text:span></text:p>
          <text:p text:style-name="P577"/>
        </text:list-item>
        <text:list-item>
          <text:p text:style-name="P602"><text:span text:style-name="T106">h</text:span><text:span text:style-name="T70">:</text:span><text:span text:style-name="T2"> </text:span><text:span text:style-name="T34">Etiqueta que sirve para colocar títulos en los sitios web, el estándar dice que debe haber al menos uno en la página, lo que hace es colocar en una fuente de mayor tamaño y en negrita el texto que contiene, esta etiqueta tiene varios niveles desde el h1 <text:s/>hasta h6, todas tienen la misma funcion pero con tamaños de letra más pequeños.</text:span></text:p>
          <text:p text:style-name="P602"/>
        </text:list-item>
        <text:list-item>
          <text:p text:style-name="P602"><text:span text:style-name="T107">a:</text:span><text:span text:style-name="T70"> </text:span><text:span text:style-name="T142">Etiqueta que sirve para crear un hipervínculo, por defecto el navegador le <text:s/>da un color azul y subrayado a los enlaces, purpura a los que el usuario hizo clic</text:span></text:p>
          <text:p text:style-name="P602"/>
        </text:list-item>
        <text:list-item>
          <text:p text:style-name="P602"><text:span text:style-name="T70">p: </text:span><text:span text:style-name="T142">Etiqueta que da doble salto de linea al inicio y final, haciendo que su contenido quede separado en un párrafo.</text:span></text:p>
          <text:p text:style-name="P602"/>
        </text:list-item>
        <text:list-item>
          <text:p text:style-name="P602"><text:span text:style-name="T70">b: </text:span><text:span text:style-name="T2">Muestra el contenido de la etiqueta en negrita.</text:span></text:p>
          <text:p text:style-name="P602"/>
        </text:list-item>
        <text:list-item>
          <text:p text:style-name="P602"><text:span text:style-name="T110">i</text:span><text:span text:style-name="T70">: </text:span><text:span text:style-name="T2">Muestra el contenido de una etiqueta en itálica (tipografía inclinada)</text:span></text:p>
          <text:p text:style-name="P602"/>
        </text:list-item>
        <text:list-item>
          <text:p text:style-name="P602"><text:span text:style-name="T70">strong: </text:span><text:span text:style-name="T2">Define un texto como importante y lo ubica con negrita.</text:span></text:p>
          <text:p text:style-name="P602"/>
        </text:list-item>
        <text:list-item>
          <text:p text:style-name="P602"><text:span text:style-name="T110">i</text:span><text:span text:style-name="T70">mg:</text:span><text:span text:style-name="T125"> </text:span><text:span text:style-name="T144">ayuda a colocar una imagen en el documento.</text:span></text:p>
          <text:p text:style-name="P602"/>
        </text:list-item>
      </text:list>
      <text:p text:style-name="P298">Existen etiquetas que forman parte de estructuras como listas, tablas y formularios.</text:p>
      <text:p text:style-name="P298"/>
      <text:p text:style-name="P440">Atributos <text:span text:style-name="T411">Generales de </text:span>HTML:</text:p>
      <text:p text:style-name="P183">Las etiquetas no solo son palabras entre símbolos <text:span text:style-name="T394">también</text:span> posen atributos, <text:span text:style-name="T393">estos atributos son usados para separar o agrupar etiquetas que pertenezcan a un determinado lugar en la pagina y aplicarle estilos o asignarles una funcionalidad especifica, veamos cuales son las propiedades más importantes:</text:span></text:p>
      <text:p text:style-name="P38"/>
      <text:list xml:id="list4217523784815563655" text:style-name="L6">
        <text:list-item>
          <text:p text:style-name="P605"><text:span text:style-name="T104">c</text:span><text:span text:style-name="T70">lass:</text:span><text:span text:style-name="T2">Atributo de que declara una clase, no como un objeto sino como un identificador se una para diferenciar a un grupo de etiquetas que forman parte de una sección de la </text:span><text:span text:style-name="T160">página</text:span><text:span text:style-name="T2"> como por ejemplo el menú, este tipo de atributo es aprovechado por CSS para dar estilo y forma a las páginas web, tecnología que estudiaremos más adelante.</text:span></text:p>
          <text:p text:style-name="P605"/>
        </text:list-item>
        <text:list-item>
          <text:p text:style-name="P608"><text:span text:style-name="T104">n</text:span><text:span text:style-name="T70">ame: </text:span><text:span text:style-name="T2">Atributo que le da un nombre personalizado a una etiqueta, este atributo es usado para la gestión de formularios HTML, ya que es la forma en la que el servidor identifica los valores que se recibieron en el formulario usando los valores asociados a los nombres de los campos.</text:span></text:p>
          <text:p text:style-name="P608"/>
        </text:list-item>
        <text:list-item>
          <text:p text:style-name="P608"><text:soft-page-break/><text:span text:style-name="T104">i</text:span><text:span text:style-name="T70">d: </text:span><text:span text:style-name="T2">Atributo que asigna un identificador a una etiqueta HTML, este tipo de atributo es más usado en JavaScript para darle funcionalidad a la página, por lo generar el Id debe ser único para cada etiqueta, aunque no es una regla.</text:span></text:p>
          <text:p text:style-name="P605"/>
        </text:list-item>
        <text:list-item>
          <text:p text:style-name="P605"><text:span text:style-name="T104">s</text:span><text:span text:style-name="T70">tyle: </text:span><text:span text:style-name="T2">Este atributo nos ayuda a insertar código CSS dentro de una etiqueta, se usa para darle estilo a una etiqueta, aunque no es muy usado </text:span><text:span text:style-name="T31">porque es preferible tener el código separado para facilitar el mantenimiento, en ocasiones es necesario incluirlo en la misma etiqueta ya que este sobre escribe los estilos aplicados desde un archivo adjunto.</text:span></text:p>
          <text:p text:style-name="P605"/>
        </text:list-item>
        <text:list-item>
          <text:p text:style-name="P605"><text:span text:style-name="T104">h</text:span><text:span text:style-name="T70">ref: </text:span><text:span text:style-name="T137">Atributo principal para crear hiperenlaces, ayuda a direccionar <text:s/></text:span><text:span text:style-name="T138">al navegador a una pagina o recurso en internet.</text:span></text:p>
          <text:p text:style-name="P605"/>
        </text:list-item>
        <text:list-item>
          <text:p text:style-name="P605"><text:span text:style-name="T70">Src: </text:span><text:span text:style-name="T2">Atributo que indica la ubicación de un archivo dentro del sitio, este atributo es usado para indicar la ubicación de imágenes, hojas de estilo, y códigos JavaScript.</text:span></text:p>
        </text:list-item>
      </text:list>
      <text:p text:style-name="P38"/>
      <text:p text:style-name="P183">Los atributos van dentro de la etiqueta de apertura separada por un espacio del nombre de la etiqueta y con el signo “=” para asignar su contenido el cual va entre comillas dobles o sencillas.</text:p>
      <text:p text:style-name="P183"/>
      <text:p text:style-name="P183">Ejemplo de Atributos</text:p>
      <text:p text:style-name="P38"/>
      <text:p text:style-name="P491"><text:span text:style-name="_5f_XMLBracket"><text:span text:style-name="T181">&lt;</text:span></text:span><text:span text:style-name="_5f_XMLElement"><text:span text:style-name="T181">html</text:span></text:span><text:span text:style-name="st0"><text:span text:style-name="T32"> </text:span></text:span><text:span text:style-name="_5f_XMLElement"><text:span text:style-name="T181">lang</text:span></text:span><text:span text:style-name="_5f_XMLBracket"><text:span text:style-name="T181">=</text:span></text:span><text:span text:style-name="_5f_XMLLiteral"><text:span text:style-name="T32">"es"</text:span></text:span><text:span text:style-name="_5f_XMLBracket"><text:span text:style-name="T181">&gt;</text:span></text:span></text:p>
      <text:p text:style-name="P491"><text:span text:style-name="_5f_XMLBracket"><text:span text:style-name="T181">&lt;</text:span></text:span><text:span text:style-name="_5f_XMLElement"><text:span text:style-name="T181">head</text:span></text:span><text:span text:style-name="_5f_XMLBracket"><text:span text:style-name="T181">&gt;</text:span></text:span></text:p>
      <text:p text:style-name="P491"><text:span text:style-name="_5f_XMLBracket"><text:span text:style-name="T181">&lt;</text:span></text:span><text:span text:style-name="_5f_XMLElement"><text:span text:style-name="T181">script</text:span></text:span><text:span text:style-name="st0"><text:span text:style-name="T32"> </text:span></text:span><text:span text:style-name="_5f_XMLKeyWord"><text:span text:style-name="T181">type</text:span></text:span><text:span text:style-name="_5f_XMLBracket"><text:span text:style-name="T181">=</text:span></text:span><text:span text:style-name="_5f_XMLLiteral"><text:span text:style-name="T32">"text/javascript"</text:span></text:span><text:span text:style-name="_5f_XMLBracket"><text:span text:style-name="T181">&gt;</text:span></text:span></text:p>
      <text:p text:style-name="P491"><text:span text:style-name="st0"><text:span text:style-name="T32">alert('hola mundo');</text:span></text:span></text:p>
      <text:p text:style-name="P491"><text:span text:style-name="_5f_XMLBracket"><text:span text:style-name="T181">&lt;/</text:span></text:span><text:span text:style-name="_5f_XMLElement"><text:span text:style-name="T181">script</text:span></text:span><text:span text:style-name="_5f_XMLBracket"><text:span text:style-name="T181">&gt;</text:span></text:span></text:p>
      <text:p text:style-name="P491"><text:span text:style-name="st0"><text:span text:style-name="T32"><text:tab/></text:span></text:span><text:span text:style-name="_5f_XMLBracket"><text:span text:style-name="T181">&lt;</text:span></text:span><text:span text:style-name="_5f_XMLKeyWord"><text:span text:style-name="T181">title</text:span></text:span><text:span text:style-name="_5f_XMLBracket"><text:span text:style-name="T181">&gt;</text:span></text:span><text:span text:style-name="_5f_XMLContent"><text:span text:style-name="T32">Mi primera página</text:span></text:span><text:span text:style-name="_5f_XMLBracket"><text:span text:style-name="T181">&lt;/</text:span></text:span><text:span text:style-name="_5f_XMLKeyWord"><text:span text:style-name="T181">title</text:span></text:span><text:span text:style-name="_5f_XMLBracket"><text:span text:style-name="T181">&gt;</text:span></text:span></text:p>
      <text:p text:style-name="P491"><text:span text:style-name="_5f_XMLBracket"><text:span text:style-name="T181">&lt;/</text:span></text:span><text:span text:style-name="_5f_XMLElement"><text:span text:style-name="T181">head</text:span></text:span><text:span text:style-name="_5f_XMLBracket"><text:span text:style-name="T181">&gt;</text:span></text:span></text:p>
      <text:p text:style-name="P491"><text:span text:style-name="_5f_XMLBracket"><text:span text:style-name="T181">&lt;</text:span></text:span><text:span text:style-name="_5f_XMLElement"><text:span text:style-name="T181">body</text:span></text:span><text:span text:style-name="st0"><text:span text:style-name="T32"> </text:span></text:span><text:span text:style-name="_5f_XMLElement"><text:span text:style-name="T181">class</text:span></text:span><text:span text:style-name="st0"><text:span text:style-name="T32"> </text:span></text:span><text:span text:style-name="_5f_XMLBracket"><text:span text:style-name="T181">=</text:span></text:span><text:span text:style-name="_5f_XMLLiteral"><text:span text:style-name="T32">"container"</text:span></text:span><text:span text:style-name="_5f_XMLBracket"><text:span text:style-name="T181">&gt;</text:span></text:span></text:p>
      <text:p text:style-name="P491"><text:span text:style-name="_5f_XMLBracket"><text:span text:style-name="T181">&lt;</text:span></text:span><text:span text:style-name="_5f_XMLElement"><text:span text:style-name="T181">h1</text:span></text:span><text:span text:style-name="st0"><text:span text:style-name="T32"> </text:span></text:span><text:span text:style-name="_5f_XMLElement"><text:span text:style-name="T181">style</text:span></text:span><text:span text:style-name="_5f_XMLBracket"><text:span text:style-name="T181">=</text:span></text:span><text:span text:style-name="_5f_XMLLiteral"><text:span text:style-name="T32">"color:blue;"</text:span></text:span><text:span text:style-name="_5f_XMLBracket"><text:span text:style-name="T181">&gt;</text:span></text:span><text:span text:style-name="_5f_XMLContent"><text:span text:style-name="T32">Llene el siguiente Formulario</text:span></text:span><text:span text:style-name="_5f_XMLBracket"><text:span text:style-name="T181">&lt;/</text:span></text:span><text:span text:style-name="_5f_XMLElement"><text:span text:style-name="T181">h1</text:span></text:span><text:span text:style-name="_5f_XMLBracket"><text:span text:style-name="T181">&gt;</text:span></text:span></text:p>
      <text:p text:style-name="P491"><text:span text:style-name="_5f_XMLBracket"><text:span text:style-name="T181">&lt;</text:span></text:span><text:span text:style-name="_5f_XMLElement"><text:span text:style-name="T181">form</text:span></text:span><text:span text:style-name="st0"><text:span text:style-name="T32"> </text:span></text:span><text:span text:style-name="_5f_XMLElement"><text:span text:style-name="T181">action</text:span></text:span><text:span text:style-name="st0"><text:span text:style-name="T32"> </text:span></text:span><text:span text:style-name="_5f_XMLLiteral"><text:span text:style-name="T32">"recibir.php"</text:span></text:span><text:span text:style-name="st0"><text:span text:style-name="T32"> </text:span></text:span><text:span text:style-name="_5f_XMLElement"><text:span text:style-name="T181">method</text:span></text:span><text:span text:style-name="_5f_XMLBracket"><text:span text:style-name="T181">=</text:span></text:span><text:span text:style-name="_5f_XMLLiteral"><text:span text:style-name="T32">"post"</text:span></text:span><text:span text:style-name="st0"><text:span text:style-name="T32"> </text:span></text:span><text:span text:style-name="_5f_XMLElement"><text:span text:style-name="T181">class</text:span></text:span><text:span text:style-name="_5f_XMLBracket"><text:span text:style-name="T181">=</text:span></text:span><text:span text:style-name="_5f_XMLLiteral"><text:span text:style-name="T32">"formulario"</text:span></text:span><text:span text:style-name="_5f_XMLBracket"><text:span text:style-name="T181">&gt;</text:span></text:span></text:p>
      <text:p text:style-name="P491"><text:span text:style-name="st0"><text:span text:style-name="T32"><text:tab/></text:span></text:span><text:span text:style-name="_5f_XMLBracket"><text:span text:style-name="T181">&lt;</text:span></text:span><text:span text:style-name="_5f_XMLElement"><text:span text:style-name="T181">input</text:span></text:span><text:span text:style-name="st0"><text:span text:style-name="T32"> </text:span></text:span><text:span text:style-name="_5f_XMLKeyWord"><text:span text:style-name="T181">type</text:span></text:span><text:span text:style-name="_5f_XMLBracket"><text:span text:style-name="T181">=</text:span></text:span><text:span text:style-name="_5f_XMLLiteral"><text:span text:style-name="T32">"text"</text:span></text:span><text:span text:style-name="st0"><text:span text:style-name="T32"> </text:span></text:span><text:span text:style-name="_5f_XMLElement"><text:span text:style-name="T181">name</text:span></text:span><text:span text:style-name="_5f_XMLBracket"><text:span text:style-name="T181">=</text:span></text:span><text:span text:style-name="_5f_XMLLiteral"><text:span text:style-name="T32">"nombre"</text:span></text:span><text:span text:style-name="st0"><text:span text:style-name="T32"> </text:span></text:span><text:span text:style-name="_5f_XMLKeyWord"><text:span text:style-name="T181">id</text:span></text:span><text:span text:style-name="_5f_XMLBracket"><text:span text:style-name="T181">=</text:span></text:span><text:span text:style-name="_5f_XMLLiteral"><text:span text:style-name="T32">"nombre"</text:span></text:span><text:span text:style-name="st0"><text:span text:style-name="T32"> </text:span></text:span><text:span text:style-name="_5f_XMLElement"><text:span text:style-name="T181">placeholder</text:span></text:span><text:span text:style-name="_5f_XMLBracket"><text:span text:style-name="T181">=</text:span></text:span><text:span text:style-name="_5f_XMLLiteral"><text:span text:style-name="T32">"Ingrese Su nombre"</text:span></text:span><text:span text:style-name="_5f_XMLBracket"><text:span text:style-name="T181">&gt;</text:span></text:span></text:p>
      <text:p text:style-name="P491"><text:span text:style-name="st0"><text:span text:style-name="T32"><text:tab/></text:span></text:span><text:span text:style-name="_5f_XMLBracket"><text:span text:style-name="T181">&lt;</text:span></text:span><text:span text:style-name="_5f_XMLElement"><text:span text:style-name="T181">input</text:span></text:span><text:span text:style-name="st0"><text:span text:style-name="T32"> </text:span></text:span><text:span text:style-name="_5f_XMLKeyWord"><text:span text:style-name="T181">type</text:span></text:span><text:span text:style-name="_5f_XMLBracket"><text:span text:style-name="T181">=</text:span></text:span><text:span text:style-name="_5f_XMLLiteral"><text:span text:style-name="T32">"email"</text:span></text:span><text:span text:style-name="st0"><text:span text:style-name="T32"> </text:span></text:span><text:span text:style-name="_5f_XMLElement"><text:span text:style-name="T181">name</text:span></text:span><text:span text:style-name="_5f_XMLBracket"><text:span text:style-name="T181">=</text:span></text:span><text:span text:style-name="_5f_XMLLiteral"><text:span text:style-name="T32">"email"</text:span></text:span><text:span text:style-name="st0"><text:span text:style-name="T32"> </text:span></text:span><text:span text:style-name="_5f_XMLKeyWord"><text:span text:style-name="T181">id</text:span></text:span><text:span text:style-name="_5f_XMLBracket"><text:span text:style-name="T181">=</text:span></text:span><text:span text:style-name="_5f_XMLLiteral"><text:span text:style-name="T32">"email"</text:span></text:span><text:span text:style-name="st0"><text:span text:style-name="T32"> </text:span></text:span><text:span text:style-name="_5f_XMLElement"><text:span text:style-name="T181">placeholder</text:span></text:span><text:span text:style-name="_5f_XMLBracket"><text:span text:style-name="T181">=</text:span></text:span><text:span text:style-name="_5f_XMLLiteral"><text:span text:style-name="T32">"Ingrese su E-mail"</text:span></text:span><text:span text:style-name="_5f_XMLBracket"><text:span text:style-name="T181">&gt;</text:span></text:span><text:span text:style-name="st0"><text:span text:style-name="T32"> </text:span></text:span></text:p>
      <text:p text:style-name="P491"><text:span text:style-name="st0"><text:span text:style-name="T32"><text:tab/></text:span></text:span><text:span text:style-name="_5f_XMLBracket"><text:span text:style-name="T181">&lt;</text:span></text:span><text:span text:style-name="_5f_XMLElement"><text:span text:style-name="T181">input</text:span></text:span><text:span text:style-name="st0"><text:span text:style-name="T32"> </text:span></text:span><text:span text:style-name="_5f_XMLKeyWord"><text:span text:style-name="T181">type</text:span></text:span><text:span text:style-name="_5f_XMLBracket"><text:span text:style-name="T181">=</text:span></text:span><text:span text:style-name="_5f_XMLLiteral"><text:span text:style-name="T32">"submit"</text:span></text:span><text:span text:style-name="_5f_XMLBracket"><text:span text:style-name="T181">&gt;</text:span></text:span></text:p>
      <text:p text:style-name="P491"><text:span text:style-name="_5f_XMLBracket"><text:span text:style-name="T181">&lt;/</text:span></text:span><text:span text:style-name="_5f_XMLElement"><text:span text:style-name="T181">form</text:span></text:span><text:span text:style-name="_5f_XMLBracket"><text:span text:style-name="T181">&gt;</text:span></text:span></text:p>
      <text:p text:style-name="P491"><text:span text:style-name="_5f_XMLBracket"><text:span text:style-name="T181">&lt;/</text:span></text:span><text:span text:style-name="_5f_XMLElement"><text:span text:style-name="T181">body</text:span></text:span><text:span text:style-name="_5f_XMLBracket"><text:span text:style-name="T181">&gt;</text:span></text:span></text:p>
      <text:p text:style-name="P491"><text:span text:style-name="_5f_XMLBracket"><text:span text:style-name="T181">&lt;/</text:span></text:span><text:span text:style-name="_5f_XMLElement"><text:span text:style-name="T181">html</text:span></text:span><text:span text:style-name="_5f_XMLBracket"><text:span text:style-name="T181">&gt;</text:span></text:span><text:span text:style-name="st0"><text:span text:style-name="T32"> </text:span></text:span></text:p>
      <text:p text:style-name="P68"/>
      <text:p text:style-name="P300">Si se desea ver el resultado del Script anterior basta con copiar el texto a un archivo en el bloc de notas o editor de código preferido y guardarlo con la extensión “.html” darle doble clic al archivo y mirar el resultado en el navegador, los atributos descritos no son todos los existentes en el estándar HTML pero a mi consideración son los más básicos.</text:p>
      <text:p text:style-name="P266"/>
      <text:p text:style-name="P77"/>
      <text:p text:style-name="P77"/>
      <text:p text:style-name="P77"/>
      <text:p text:style-name="P77"><text:soft-page-break/>Listas</text:p>
      <text:p text:style-name="P178"><text:span text:style-name="T396">Las listas son un conjunto de </text:span><text:span text:style-name="T397">ítems</text:span><text:span text:style-name="T396"> conocidas como numeración y viñetas, </text:span><text:span text:style-name="T397">no solo sirven para mostrar un listado, es muy usado para describir los elementos de un menú y aplicándole estilos CSS</text:span><text:span text:style-name="T396">, </text:span><text:span text:style-name="T397">existen dos tipos:</text:span></text:p>
      <text:p text:style-name="P232"/>
      <text:list xml:id="list6857393597593413191" text:style-name="L7">
        <text:list-item>
          <text:p text:style-name="P647"><text:span text:style-name="T70">Listas ordenadas:</text:span><text:span text:style-name="T125"> </text:span><text:span text:style-name="T145">El navegador </text:span><text:span text:style-name="T146">numera los ítems de </text:span><text:span text:style-name="T145">la lista, las etiquetas usadas para definir una lista ordenada es </text:span><text:span text:style-name="T86">“</text:span><text:span text:style-name="T111">&lt;ol&gt;”</text:span><text:span text:style-name="T145">.</text:span></text:p>
          <text:p text:style-name="P643">Las listas ordenadas tiene cuatro formas de numerar los ítems de las listas, por defecto los numera usando números, pero también se puede usar letras <text:span text:style-name="T398">mayúsculas</text:span> y <text:span text:style-name="T398">minúsculas</text:span>, números romanos <text:span text:style-name="T398">en mayúsculas y minúsculas, para usar cualquiera de estas solamente se cambia el valor del atributo type de la etiqueta por los siguientes</text:span></text:p>
          <text:list>
            <text:list-item>
              <text:p text:style-name="P644">Letras mayúsculas “type=“A”” </text:p>
            </text:list-item>
          </text:list>
        </text:list-item>
      </text:list>
      <text:list xml:id="list6206039405961660426" text:style-name="L7">
        <text:list-item>
          <text:list>
            <text:list-item>
              <text:p text:style-name="P644">Letras minúsculas “type=“a”” </text:p>
            </text:list-item>
          </text:list>
        </text:list-item>
      </text:list>
      <text:list xml:id="list3849021920449637573" text:style-name="L7">
        <text:list-item>
          <text:list>
            <text:list-item>
              <text:p text:style-name="P644">Letras romanos mayúsculas “type=“I”” </text:p>
            </text:list-item>
          </text:list>
        </text:list-item>
      </text:list>
      <text:list xml:id="list7640901590955315074" text:style-name="L7">
        <text:list-item>
          <text:list>
            <text:list-item>
              <text:p text:style-name="P644">Letras romanos minúsculas “type=“i”” </text:p>
            </text:list-item>
          </text:list>
        </text:list-item>
      </text:list>
      <text:list xml:id="list1475375311" text:continue-list="list6857393597593413191" text:style-name="L7">
        <text:list-header>
          <text:p text:style-name="P637"/>
        </text:list-header>
        <text:list-item>
          <text:p text:style-name="P648"><text:span text:style-name="T70">Listas sin ordenar: </text:span><text:span text:style-name="T145">El navegador presenta la lista en el mismo orden en el que está en el código fuente, este tipo de lista se define con la etiqueta </text:span><text:span text:style-name="T111">“&lt;ul&gt;”</text:span><text:span text:style-name="T145">.</text:span></text:p>
        </text:list-item>
      </text:list>
      <text:p text:style-name="P504"/>
      <text:p text:style-name="P501"><text:span text:style-name="T145">Los ítems de las listas se definen con la etiqueta</text:span><text:span text:style-name="T86"> “&lt;li&gt;” </text:span><text:span text:style-name="T145">sin importar si la lista es ordenada o desordenada.</text:span></text:p>
      <text:p text:style-name="P504"/>
      <text:p text:style-name="P503">Ejemplo de Listas:</text:p>
      <text:p text:style-name="P504"/>
      <text:p text:style-name="P502"><text:span text:style-name="_5f_XMLBracket"><text:span text:style-name="T182">&lt;!</text:span></text:span><text:span text:style-name="_5f_XMLKeyWord"><text:span text:style-name="T182">DOCTYPE</text:span></text:span><text:span text:style-name="_5f_XMLBracket"><text:span text:style-name="T182"> </text:span></text:span><text:span text:style-name="_5f_XMLElement"><text:span text:style-name="T182">html</text:span></text:span><text:span text:style-name="_5f_XMLBracket"><text:span text:style-name="T182">&gt;</text:span></text:span></text:p>
      <text:p text:style-name="P502"><text:span text:style-name="_5f_XMLBracket"><text:span text:style-name="T182">&lt;</text:span></text:span><text:span text:style-name="_5f_XMLElement"><text:span text:style-name="T182">head</text:span></text:span><text:span text:style-name="_5f_XMLBracket"><text:span text:style-name="T182">&gt;</text:span></text:span></text:p>
      <text:p text:style-name="P502"><text:span text:style-name="_5f_XMLBracket"><text:span text:style-name="T182"><text:tab/>&lt;</text:span></text:span><text:span text:style-name="_5f_XMLKeyWord"><text:span text:style-name="T182">title</text:span></text:span><text:span text:style-name="_5f_XMLBracket"><text:span text:style-name="T182">&gt;</text:span></text:span><text:span text:style-name="_5f_XMLContent"><text:span text:style-name="T182">Listas</text:span></text:span><text:span text:style-name="_5f_XMLBracket"><text:span text:style-name="T182">&lt;/</text:span></text:span><text:span text:style-name="_5f_XMLKeyWord"><text:span text:style-name="T182">title</text:span></text:span><text:span text:style-name="_5f_XMLBracket"><text:span text:style-name="T182">&gt;</text:span></text:span></text:p>
      <text:p text:style-name="P502"><text:span text:style-name="_5f_XMLBracket"><text:span text:style-name="T182">&lt;/</text:span></text:span><text:span text:style-name="_5f_XMLElement"><text:span text:style-name="T182">head</text:span></text:span><text:span text:style-name="_5f_XMLBracket"><text:span text:style-name="T182">&gt;</text:span></text:span></text:p>
      <text:p text:style-name="P502"><text:span text:style-name="_5f_XMLBracket"><text:span text:style-name="T182">&lt;</text:span></text:span><text:span text:style-name="_5f_XMLElement"><text:span text:style-name="T182">body</text:span></text:span><text:span text:style-name="_5f_XMLBracket"><text:span text:style-name="T182">&gt;</text:span></text:span></text:p>
      <text:p text:style-name="P502"><text:span text:style-name="_5f_XMLBracket"><text:span text:style-name="T182"><text:tab/>&lt;</text:span></text:span><text:span text:style-name="_5f_XMLComment"><text:span text:style-name="T182">!-- Esta es una lista ordenada con letras mayúsculas--&gt;</text:span></text:span></text:p>
      <text:p text:style-name="P502"><text:span text:style-name="_5f_XMLComment"><text:span text:style-name="T182"><text:tab/></text:span></text:span><text:span text:style-name="_5f_XMLBracket"><text:span text:style-name="T182">&lt;</text:span></text:span><text:span text:style-name="_5f_XMLElement"><text:span text:style-name="T182">ol</text:span></text:span><text:span text:style-name="_5f_XMLBracket"><text:span text:style-name="T182"> </text:span></text:span><text:span text:style-name="_5f_XMLKeyWord"><text:span text:style-name="T182">type</text:span></text:span><text:span text:style-name="_5f_XMLBracket"><text:span text:style-name="T182">=</text:span></text:span><text:span text:style-name="_5f_XMLLiteral"><text:span text:style-name="T182">"A"</text:span></text:span><text:span text:style-name="_5f_XMLBracket"><text:span text:style-name="T182">&gt;</text:span></text:span></text:p>
      <text:p text:style-name="P502"><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Zorr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502"><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dril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502"><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Lagart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502"><text:span text:style-name="_5f_XMLBracket"><text:span text:style-name="T182"><text:tab/>&lt;/</text:span></text:span><text:span text:style-name="_5f_XMLElement"><text:span text:style-name="T182">ol</text:span></text:span><text:span text:style-name="_5f_XMLBracket"><text:span text:style-name="T182">&gt;</text:span></text:span></text:p>
      <text:p text:style-name="P502"><text:span text:style-name="_5f_XMLBracket"><text:span text:style-name="T182"><text:tab/>&lt;</text:span></text:span><text:span text:style-name="_5f_XMLComment"><text:span text:style-name="T182">!-- Esta es una lista ordenada con minúsculas--&gt;</text:span></text:span></text:p>
      <text:p text:style-name="P502"><text:span text:style-name="_5f_XMLComment"><text:span text:style-name="T182"><text:tab/></text:span></text:span><text:span text:style-name="_5f_XMLBracket"><text:span text:style-name="T182">&lt;</text:span></text:span><text:span text:style-name="_5f_XMLElement"><text:span text:style-name="T182">ol</text:span></text:span><text:span text:style-name="_5f_XMLBracket"><text:span text:style-name="T182"> </text:span></text:span><text:span text:style-name="_5f_XMLKeyWord"><text:span text:style-name="T182">type</text:span></text:span><text:span text:style-name="_5f_XMLBracket"><text:span text:style-name="T182">=</text:span></text:span><text:span text:style-name="_5f_XMLLiteral"><text:span text:style-name="T182">"a"</text:span></text:span><text:span text:style-name="_5f_XMLBracket"><text:span text:style-name="T182">&gt;</text:span></text:span></text:p>
      <text:p text:style-name="P502"><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Zorr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502"><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dril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502"><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Lagart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502"><text:span text:style-name="_5f_XMLBracket"><text:span text:style-name="T182"><text:tab/>&lt;/</text:span></text:span><text:span text:style-name="_5f_XMLElement"><text:span text:style-name="T182">ol</text:span></text:span><text:span text:style-name="_5f_XMLBracket"><text:span text:style-name="T182">&gt;</text:span></text:span></text:p>
      <text:p text:style-name="P502"><text:span text:style-name="_5f_XMLBracket"><text:span text:style-name="T182"><text:tab/>&lt;</text:span></text:span><text:span text:style-name="_5f_XMLComment"><text:span text:style-name="T182">!-- Esta es una lista ordenada romanos mayúsculas--&gt;</text:span></text:span></text:p>
      <text:p text:style-name="P502"><text:span text:style-name="_5f_XMLComment"><text:span text:style-name="T182"><text:tab/></text:span></text:span><text:span text:style-name="_5f_XMLBracket"><text:span text:style-name="T182">&lt;</text:span></text:span><text:span text:style-name="_5f_XMLElement"><text:span text:style-name="T182">ol</text:span></text:span><text:span text:style-name="_5f_XMLBracket"><text:span text:style-name="T182"> </text:span></text:span><text:span text:style-name="_5f_XMLKeyWord"><text:span text:style-name="T182">type</text:span></text:span><text:span text:style-name="_5f_XMLBracket"><text:span text:style-name="T182">=</text:span></text:span><text:span text:style-name="_5f_XMLLiteral"><text:span text:style-name="T182">"I"</text:span></text:span><text:span text:style-name="_5f_XMLBracket"><text:span text:style-name="T182">&gt;</text:span></text:span></text:p>
      <text:p text:style-name="P502"><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Zorr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502"><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dril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502"><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Lagart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502"><text:span text:style-name="_5f_XMLBracket"><text:span text:style-name="T182"><text:tab/>&lt;/</text:span></text:span><text:span text:style-name="_5f_XMLElement"><text:span text:style-name="T182">ol</text:span></text:span><text:span text:style-name="_5f_XMLBracket"><text:span text:style-name="T182">&gt;</text:span></text:span></text:p>
      <text:p text:style-name="P502"><text:span text:style-name="_5f_XMLBracket"><text:span text:style-name="T182"><text:tab/>&lt;</text:span></text:span><text:span text:style-name="_5f_XMLComment"><text:span text:style-name="T182">!-- Esta es una lista ordenada romanos minúsculas--&gt;</text:span></text:span></text:p>
      <text:p text:style-name="P502"><text:span text:style-name="_5f_XMLComment"><text:span text:style-name="T182"><text:tab/></text:span></text:span><text:span text:style-name="_5f_XMLBracket"><text:span text:style-name="T182">&lt;</text:span></text:span><text:span text:style-name="_5f_XMLElement"><text:span text:style-name="T182">ol</text:span></text:span><text:span text:style-name="_5f_XMLBracket"><text:span text:style-name="T182"> </text:span></text:span><text:span text:style-name="_5f_XMLKeyWord"><text:span text:style-name="T182">type</text:span></text:span><text:span text:style-name="_5f_XMLBracket"><text:span text:style-name="T182">=</text:span></text:span><text:span text:style-name="_5f_XMLLiteral"><text:span text:style-name="T182">"i"</text:span></text:span><text:span text:style-name="_5f_XMLBracket"><text:span text:style-name="T182">&gt;</text:span></text:span></text:p>
      <text:p text:style-name="P502"><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Zorr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502"><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dril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502"><text:soft-page-break/><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Lagart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502"><text:span text:style-name="_5f_XMLBracket"><text:span text:style-name="T182"><text:tab/>&lt;/</text:span></text:span><text:span text:style-name="_5f_XMLElement"><text:span text:style-name="T182">ol</text:span></text:span><text:span text:style-name="_5f_XMLBracket"><text:span text:style-name="T182">&gt;</text:span></text:span></text:p>
      <text:p text:style-name="P502"><text:span text:style-name="_5f_XMLBracket"><text:span text:style-name="T182"/></text:span></text:p>
      <text:p text:style-name="P502"><text:span text:style-name="_5f_XMLBracket"><text:span text:style-name="T182"><text:tab/>&lt;</text:span></text:span><text:span text:style-name="_5f_XMLComment"><text:span text:style-name="T182">!-- Esta es una Lista Desordenada--&gt;</text:span></text:span></text:p>
      <text:p text:style-name="P502"><text:span text:style-name="_5f_XMLComment"><text:span text:style-name="T182"><text:tab/></text:span></text:span><text:span text:style-name="_5f_XMLBracket"><text:span text:style-name="T182">&lt;</text:span></text:span><text:span text:style-name="_5f_XMLElement"><text:span text:style-name="T182">ul</text:span></text:span><text:span text:style-name="_5f_XMLBracket"><text:span text:style-name="T182">&gt;</text:span></text:span></text:p>
      <text:p text:style-name="P502"><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502"><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Mandarinas</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502"><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Aguacate</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502"><text:span text:style-name="_5f_XMLBracket"><text:span text:style-name="T182"><text:tab/>&lt;/</text:span></text:span><text:span text:style-name="_5f_XMLElement"><text:span text:style-name="T182">ul</text:span></text:span><text:span text:style-name="_5f_XMLBracket"><text:span text:style-name="T182">&gt;</text:span></text:span></text:p>
      <text:p text:style-name="P502"><text:span text:style-name="_5f_XMLBracket"><text:span text:style-name="T182">&lt;/</text:span></text:span><text:span text:style-name="_5f_XMLElement"><text:span text:style-name="T182">body</text:span></text:span><text:span text:style-name="_5f_XMLBracket"><text:span text:style-name="T182">&gt;</text:span></text:span></text:p>
      <text:p text:style-name="P502"><text:span text:style-name="_5f_XMLBracket"><text:span text:style-name="T182">&lt;/</text:span></text:span><text:span text:style-name="_5f_XMLElement"><text:span text:style-name="T182">html</text:span></text:span><text:span text:style-name="_5f_XMLBracket"><text:span text:style-name="T182">&gt;</text:span></text:span></text:p>
      <text:p text:style-name="P34"><text:span text:style-name="_5f_XMLBracket"><text:span text:style-name="T186"/></text:span></text:p>
      <text:p text:style-name="P148">Resultado visual del script HTML:</text:p>
      <text:p text:style-name="P148"><draw:frame draw:style-name="fr2" draw:name="gráficos7" text:anchor-type="paragraph" svg:y="0.318cm" svg:width="9.79cm" svg:height="13.785cm" draw:z-index="6"><draw:image xlink:href="Pictures/1000000000000172000002095C1A1F7E.png" xlink:type="simple" xlink:show="embed" xlink:actuate="onLoad"/></draw:frame></text:p>
      <text:p text:style-name="P148"/>
      <text:p text:style-name="P148"/>
      <text:p text:style-name="P148"/>
      <text:p text:style-name="P148"/>
      <text:p text:style-name="P148"/>
      <text:p text:style-name="P148"/>
      <text:p text:style-name="P35"><text:soft-page-break/><text:span text:style-name="T112">T</text:span><text:span text:style-name="T70">ablas</text:span></text:p>
      <text:p text:style-name="P179"><text:span text:style-name="T398">Una tabla es el conjunto de columnas y filas, </text:span><text:span text:style-name="T399">la conbinacion de los dos elementos anteriores recibe el nombre de celdas, las celdas son flexibles en el sentido que se pueden combinar desde y hacia cualquier dirección de la tabla, una tabla se define con la etiqueta </text:span><text:span text:style-name="T199">“table”</text:span><text:span text:style-name="T255">.</text:span></text:p>
      <text:p text:style-name="P180"><text:span text:style-name="T256">En un inicio se usaban las tablas para el diseño de las paginas, es decir que el diseño de una pagina se lo hacia en base a una tabla con un sin fin de columnas y filas, en la actualidad se usa las tablas solamente para mostrar datos generalmente de una base de datos, </text:span><text:span text:style-name="T258">en fin son usadas para mostrar datos e información</text:span><text:span text:style-name="T256">.</text:span></text:p>
      <text:p text:style-name="P290"/>
      <text:p text:style-name="P125">Definiendo una Tabla:</text:p>
      <text:p text:style-name="P180"><text:span text:style-name="T257">Para definir una tabla en HTML se usa la etiqueta </text:span><text:span text:style-name="T200">“</text:span><text:span text:style-name="T201">table</text:span><text:span text:style-name="T200">” </text:span><text:span text:style-name="T258">todo el contenido de la tabla incluyendo la estructura de la misma va entre estas etiquetas.</text:span></text:p>
      <text:p text:style-name="P291"/>
      <text:p text:style-name="P125">Definiendo Filas:</text:p>
      <text:p text:style-name="P114"><text:span text:style-name="T258">Antes de crear las celdas es necesario indicar una fila, la etiqueta</text:span><text:span text:style-name="T400"> “tr” </text:span><text:span text:style-name="T259">crea una nueva fila en la tabla</text:span></text:p>
      <text:p text:style-name="P292"/>
      <text:p text:style-name="P126">Definiendo Celdas:</text:p>
      <text:p text:style-name="P293">Las celdas se definen en las filas y toman el ancho de la tabla, es decir que las columnas son el resultado de la definición de las celdas y estas se ajustan a el ancho de la tabla, si se crea una tabla, en ella una fila y luego una celda, esa celda será del tamaño de la tabla , los tamaños se pueden especificar con la ayuda de los atributos, es una mejor práctica usar hojas de estilo para esta tarea.</text:p>
      <text:p text:style-name="P293"/>
      <text:p text:style-name="P293">Las celdas son las únicas que pueden tener contenido visual, como texto imágenes o vídeos, existen dos tipos de celdas, las celdas de cabecera, mismas que resaltan su contenido, aplican negrilla al texto, se usan para colocar el nombre de la columna.</text:p>
      <text:p text:style-name="P293"/>
      <text:p text:style-name="P268"><text:span text:style-name="T401">Para definir una celda tipo cabecera se usa la etiqueta </text:span><text:span text:style-name="T202">“th”</text:span><text:span text:style-name="T401">.</text:span></text:p>
      <text:p text:style-name="P268"><text:span text:style-name="T401">Para definir una celda norma se usa la etiqueta </text:span><text:span text:style-name="T202">“td”</text:span><text:span text:style-name="T401">.</text:span></text:p>
      <text:p text:style-name="P293"/>
      <text:p text:style-name="P126">Atributos de tablas:</text:p>
      <text:p text:style-name="P293">Para brindar funcionamiento y flexibilidad se dispone de atributos, a continuación un resumen de estos:</text:p>
      <text:p text:style-name="P293"/>
      <table:table table:name="atributostabla" table:style-name="atributostabla">
        <table:table-column table:style-name="atributostabla.A"/>
        <table:table-column table:style-name="atributostabla.B"/>
        <table:table-row table:style-name="atributostabla.1">
          <table:table-cell table:style-name="atributostabla.A1" office:value-type="string">
            <text:p text:style-name="P513">Atributos</text:p>
          </table:table-cell>
          <table:table-cell table:style-name="atributostabla.B1" office:value-type="string">
            <text:p text:style-name="P513">Acción</text:p>
          </table:table-cell>
        </table:table-row>
        <table:table-row table:style-name="atributostabla.1">
          <table:table-cell table:style-name="atributostabla.A1" office:value-type="string">
            <text:p text:style-name="P513">align</text:p>
          </table:table-cell>
          <table:table-cell table:style-name="atributostabla.B2" office:value-type="string">
            <text:p text:style-name="P509">Alinea una tabla horizontalmente de acuerdo al entorno.</text:p>
          </table:table-cell>
        </table:table-row>
        <table:table-row table:style-name="atributostabla.1">
          <table:table-cell table:style-name="atributostabla.A1" office:value-type="string">
            <text:p text:style-name="P513">bacground</text:p>
          </table:table-cell>
          <table:table-cell table:style-name="atributostabla.B2" office:value-type="string">
            <text:p text:style-name="P509">Permite colocar un fondo a la tabla a partir de una imagen.</text:p>
          </table:table-cell>
        </table:table-row>
        <table:table-row table:style-name="atributostabla.1">
          <table:table-cell table:style-name="atributostabla.A1" office:value-type="string">
            <text:p text:style-name="P513">bgcolor</text:p>
          </table:table-cell>
          <table:table-cell table:style-name="atributostabla.B2" office:value-type="string">
            <text:p text:style-name="P509">Permite establecer un color de fondo para la tabla</text:p>
          </table:table-cell>
        </table:table-row>
        <table:table-row table:style-name="atributostabla.1">
          <table:table-cell table:style-name="atributostabla.A1" office:value-type="string">
            <text:p text:style-name="P513">border</text:p>
          </table:table-cell>
          <table:table-cell table:style-name="atributostabla.B2" office:value-type="string">
            <text:p text:style-name="P509">Define el ancho de borde en píxeles del entorno principal</text:p>
          </table:table-cell>
        </table:table-row>
        <table:table-row table:style-name="atributostabla.1">
          <table:table-cell table:style-name="atributostabla.A1" office:value-type="string">
            <text:p text:style-name="P513">bordercolor</text:p>
          </table:table-cell>
          <table:table-cell table:style-name="atributostabla.B2" office:value-type="string">
            <text:p text:style-name="P509">Define el color del borde</text:p>
          </table:table-cell>
        </table:table-row>
        <table:table-row table:style-name="atributostabla.1">
          <table:table-cell table:style-name="atributostabla.A1" office:value-type="string">
            <text:p text:style-name="P513">cellpadding</text:p>
          </table:table-cell>
          <table:table-cell table:style-name="atributostabla.B2" office:value-type="string">
            <text:p text:style-name="P506"><text:span text:style-name="T401">Define el ancho del espacio en píxeles entre los bordes </text:span><text:span text:style-name="T402">de las celdas</text:span></text:p>
          </table:table-cell>
        </table:table-row>
        <table:table-row table:style-name="atributostabla.1">
          <table:table-cell table:style-name="atributostabla.A1" office:value-type="string">
            <text:p text:style-name="P513">cellspacing</text:p>
          </table:table-cell>
          <table:table-cell table:style-name="atributostabla.B2" office:value-type="string">
            <text:p text:style-name="P510">Define el ancho entre los bordes</text:p>
          </table:table-cell>
        </table:table-row>
        <table:table-row table:style-name="atributostabla.1">
          <table:table-cell table:style-name="atributostabla.A1" office:value-type="string">
            <text:p text:style-name="P513">height</text:p>
          </table:table-cell>
          <table:table-cell table:style-name="atributostabla.B2" office:value-type="string">
            <text:p text:style-name="P510">Define el altura de la tabla en píxeles o en porcentajes.</text:p>
          </table:table-cell>
        </table:table-row>
        <table:table-row table:style-name="atributostabla.1">
          <table:table-cell table:style-name="atributostabla.A10" office:value-type="string">
            <text:p text:style-name="P513">width</text:p>
          </table:table-cell>
          <table:table-cell table:style-name="atributostabla.B10" office:value-type="string">
            <text:p text:style-name="P510">Define el ancho de la tabla en píxeles o en porcentajes.</text:p>
          </table:table-cell>
        </table:table-row>
      </table:table>
      <text:p text:style-name="P293"/>
      <text:p text:style-name="P127"/>
      <text:p text:style-name="P127">Atributos para filas y celdas:</text:p>
      <text:p text:style-name="P294"><text:soft-page-break/>Al igual que las tablas se dispone de atributos para las filas y columnas, es muy recomendable usar estos atributos para definir la estructura de una tabla en lugar de darle estilo, para eso existe CSS.</text:p>
      <text:p text:style-name="P294"/>
      <table:table table:name="atributosceldas" table:style-name="atributosceldas">
        <table:table-column table:style-name="atributosceldas.A"/>
        <table:table-column table:style-name="atributosceldas.B"/>
        <table:table-row table:style-name="atributosceldas.1">
          <table:table-cell table:style-name="atributosceldas.A1" office:value-type="string">
            <text:p text:style-name="P517">Atributos</text:p>
          </table:table-cell>
          <table:table-cell table:style-name="atributosceldas.B1" office:value-type="string">
            <text:p text:style-name="P517">Acción</text:p>
          </table:table-cell>
        </table:table-row>
        <table:table-row table:style-name="atributosceldas.1">
          <table:table-cell table:style-name="atributosceldas.A1" office:value-type="string">
            <text:p text:style-name="P517">align</text:p>
          </table:table-cell>
          <table:table-cell table:style-name="atributosceldas.B2" office:value-type="string">
            <text:p text:style-name="P508"><text:span text:style-name="T402">Alinea el texto horizontalmente se puede establecer “</text:span><text:span text:style-name="T203">left”,</text:span><text:span text:style-name="T402"> “</text:span><text:span text:style-name="T203">center” </text:span><text:span text:style-name="T402">y </text:span><text:span text:style-name="T203">“rigth”</text:span></text:p>
          </table:table-cell>
        </table:table-row>
        <table:table-row table:style-name="atributosceldas.1">
          <table:table-cell table:style-name="atributosceldas.A1" office:value-type="string">
            <text:p text:style-name="P517">valign</text:p>
          </table:table-cell>
          <table:table-cell table:style-name="atributosceldas.B2" office:value-type="string">
            <text:p text:style-name="P508"><text:span text:style-name="T402">Alinea el texto de manera vertical los valores que se pueden establecer son: </text:span><text:span text:style-name="T203">“top”</text:span><text:span text:style-name="T402">, </text:span><text:span text:style-name="T203">“midle”</text:span><text:span text:style-name="T402">, </text:span><text:span text:style-name="T203">“bottom”</text:span><text:span text:style-name="T402">.</text:span></text:p>
          </table:table-cell>
        </table:table-row>
        <table:table-row table:style-name="atributosceldas.1">
          <table:table-cell table:style-name="atributosceldas.A1" office:value-type="string">
            <text:p text:style-name="P517">bgcolor</text:p>
          </table:table-cell>
          <table:table-cell table:style-name="atributosceldas.B2" office:value-type="string">
            <text:p text:style-name="P510">Define un color de fondo para la celda</text:p>
          </table:table-cell>
        </table:table-row>
        <table:table-row table:style-name="atributosceldas.1">
          <table:table-cell table:style-name="atributosceldas.A1" office:value-type="string">
            <text:p text:style-name="P517">bordercolor</text:p>
          </table:table-cell>
          <table:table-cell table:style-name="atributosceldas.B2" office:value-type="string">
            <text:p text:style-name="P510">Define el color del borde para la celda</text:p>
          </table:table-cell>
        </table:table-row>
        <table:table-row table:style-name="atributosceldas.1">
          <table:table-cell table:style-name="atributosceldas.A1" office:value-type="string">
            <text:p text:style-name="P517">background</text:p>
          </table:table-cell>
          <table:table-cell table:style-name="atributosceldas.B2" office:value-type="string">
            <text:p text:style-name="P510">Define una imagen de fondo para la celda</text:p>
          </table:table-cell>
        </table:table-row>
        <table:table-row table:style-name="atributosceldas.1">
          <table:table-cell table:style-name="atributosceldas.A1" office:value-type="string">
            <text:p text:style-name="P517">height</text:p>
          </table:table-cell>
          <table:table-cell table:style-name="atributosceldas.B2" office:value-type="string">
            <text:p text:style-name="P510">Define la altura de la celda en píxeles o porcentajes.</text:p>
          </table:table-cell>
        </table:table-row>
        <table:table-row table:style-name="atributosceldas.1">
          <table:table-cell table:style-name="atributosceldas.A1" office:value-type="string">
            <text:p text:style-name="P517">width</text:p>
          </table:table-cell>
          <table:table-cell table:style-name="atributosceldas.B2" office:value-type="string">
            <text:p text:style-name="P510">Define el ancho de la celda en píxeles o porcentajes.</text:p>
          </table:table-cell>
        </table:table-row>
        <table:table-row table:style-name="atributosceldas.1">
          <table:table-cell table:style-name="atributosceldas.A1" office:value-type="string">
            <text:p text:style-name="P517">colspan</text:p>
          </table:table-cell>
          <table:table-cell table:style-name="atributosceldas.B2" office:value-type="string">
            <text:p text:style-name="P510">Expande una celda horizontalmente el numero de columnas que se indique.</text:p>
          </table:table-cell>
        </table:table-row>
        <table:table-row table:style-name="atributosceldas.1">
          <table:table-cell table:style-name="atributosceldas.A10" office:value-type="string">
            <text:p text:style-name="P517">rowspan</text:p>
          </table:table-cell>
          <table:table-cell table:style-name="atributosceldas.B10" office:value-type="string">
            <text:p text:style-name="P510">Expande una celda verticalmente el numero de filas que se indique.</text:p>
          </table:table-cell>
        </table:table-row>
      </table:table>
      <text:p text:style-name="P294"/>
      <text:p text:style-name="P269"><text:span text:style-name="T203">Observación:</text:span><text:span text:style-name="T402"> <text:s/>El atributo </text:span><text:span text:style-name="T203">“height”</text:span><text:span text:style-name="T402"> no funciona en todos los navegadores, además, su uso no está muy extendido. Las celdas por lo general tienen el alto que necesitan para que quepa todo el contenido que se le haya insertado, es decir, crecen lo suficiente para que quepa lo que tienen dentro. </text:span></text:p>
      <text:p text:style-name="P269"><text:span text:style-name="T402">El atributo </text:span><text:span text:style-name="T203">“width”</text:span><text:span text:style-name="T402"> funciona en todos los navegadores </text:span><text:span text:style-name="T403">y su uso es recomendado, pero se debe tener en cuenta que si </text:span><text:span text:style-name="T402">asignamos un ancho a la celda, el ancho será respetado y si dicha celda tiene mucho texto o cualquier otro contenido, la celda crecerá hacia abajo todo lo necesario para </text:span><text:span text:style-name="T403">mostrar el contenido</text:span><text:span text:style-name="T402">.</text:span></text:p>
      <text:p text:style-name="P233"/>
      <text:p text:style-name="P128">Ejemplo tabla:</text:p>
      <text:p text:style-name="P128"/>
      <text:p text:style-name="P115"><text:span text:style-name="_5f_XMLBracket"><text:span text:style-name="T404">&lt;!</text:span></text:span><text:span text:style-name="_5f_XMLKeyWord"><text:span text:style-name="T404">DOCTYPE</text:span></text:span><text:span text:style-name="T404"> </text:span><text:span text:style-name="_5f_XMLElement"><text:span text:style-name="T404">html</text:span></text:span><text:span text:style-name="_5f_XMLBracket"><text:span text:style-name="T404">&gt;</text:span></text:span></text:p>
      <text:p text:style-name="P115"><text:span text:style-name="_5f_XMLBracket"><text:span text:style-name="T404">&lt;</text:span></text:span><text:span text:style-name="_5f_XMLElement"><text:span text:style-name="T404">head</text:span></text:span><text:span text:style-name="_5f_XMLBracket"><text:span text:style-name="T404">&gt;</text:span></text:span></text:p>
      <text:p text:style-name="P115"><text:span text:style-name="T404"><text:tab/></text:span><text:span text:style-name="_5f_XMLBracket"><text:span text:style-name="T404">&lt;</text:span></text:span><text:span text:style-name="_5f_XMLKeyWord"><text:span text:style-name="T404">title</text:span></text:span><text:span text:style-name="_5f_XMLBracket"><text:span text:style-name="T404">&gt;</text:span></text:span><text:span text:style-name="_5f_XMLContent"><text:span text:style-name="T404">Tablas</text:span></text:span><text:span text:style-name="_5f_XMLBracket"><text:span text:style-name="T404">&lt;/</text:span></text:span><text:span text:style-name="_5f_XMLKeyWord"><text:span text:style-name="T404">title</text:span></text:span><text:span text:style-name="_5f_XMLBracket"><text:span text:style-name="T404">&gt;</text:span></text:span></text:p>
      <text:p text:style-name="P115"><text:span text:style-name="_5f_XMLBracket"><text:span text:style-name="T404">&lt;/</text:span></text:span><text:span text:style-name="_5f_XMLElement"><text:span text:style-name="T404">head</text:span></text:span><text:span text:style-name="_5f_XMLBracket"><text:span text:style-name="T404">&gt;</text:span></text:span></text:p>
      <text:p text:style-name="P115"><text:span text:style-name="_5f_XMLBracket"><text:span text:style-name="T404">&lt;</text:span></text:span><text:span text:style-name="_5f_XMLElement"><text:span text:style-name="T404">body</text:span></text:span><text:span text:style-name="_5f_XMLBracket"><text:span text:style-name="T404">&gt;</text:span></text:span></text:p>
      <text:p text:style-name="P115"><text:span text:style-name="T404"><text:tab/></text:span><text:span text:style-name="_5f_XMLBracket"><text:span text:style-name="T404">&lt;</text:span></text:span><text:span text:style-name="_5f_XMLElement"><text:span text:style-name="T404">h2</text:span></text:span><text:span text:style-name="_5f_XMLBracket"><text:span text:style-name="T404">&gt;</text:span></text:span><text:span text:style-name="T404"> </text:span><text:span text:style-name="_5f_XMLContent"><text:span text:style-name="T404">Tablas en HTML </text:span></text:span><text:span text:style-name="_5f_XMLBracket"><text:span text:style-name="T404">&lt;/</text:span></text:span><text:span text:style-name="_5f_XMLElement"><text:span text:style-name="T404">h2</text:span></text:span><text:span text:style-name="_5f_XMLBracket"><text:span text:style-name="T404">&gt;</text:span></text:span></text:p>
      <text:p text:style-name="P115"><text:span text:style-name="T404"><text:tab/></text:span><text:span text:style-name="_5f_XMLBracket"><text:span text:style-name="T404">&lt;</text:span></text:span><text:span text:style-name="_5f_XMLElement"><text:span text:style-name="T404">table</text:span></text:span><text:span text:style-name="T404"> </text:span><text:span text:style-name="_5f_XMLElement"><text:span text:style-name="T404">align</text:span></text:span><text:span text:style-name="_5f_XMLBracket"><text:span text:style-name="T404">=</text:span></text:span><text:span text:style-name="_5f_XMLLiteral"><text:span text:style-name="T404">"left"</text:span></text:span><text:span text:style-name="T404"> </text:span><text:span text:style-name="_5f_XMLElement"><text:span text:style-name="T404">border</text:span></text:span><text:span text:style-name="_5f_XMLBracket"><text:span text:style-name="T404">=</text:span></text:span><text:span text:style-name="_5f_XMLLiteral"><text:span text:style-name="T404">"1"</text:span></text:span><text:span text:style-name="_5f_XMLBracket"><text:span text:style-name="T404">&gt;</text:span></text:span></text:p>
      <text:p text:style-name="P115"><text:span text:style-name="T404"><text:tab/><text:tab/></text:span><text:span text:style-name="_5f_XMLBracket"><text:span text:style-name="T404">&lt;</text:span></text:span><text:span text:style-name="_5f_XMLElement"><text:span text:style-name="T404">tr</text:span></text:span><text:span text:style-name="T404"> <text:s/></text:span><text:span text:style-name="_5f_XMLElement"><text:span text:style-name="T404">bgcolor</text:span></text:span><text:span text:style-name="_5f_XMLBracket"><text:span text:style-name="T404">=</text:span></text:span><text:span text:style-name="_5f_XMLLiteral"><text:span text:style-name="T404">"#9db3bf"</text:span></text:span><text:span text:style-name="_5f_XMLBracket"><text:span text:style-name="T404">&gt;</text:span></text:span></text:p>
      <text:p text:style-name="P115"><text:span text:style-name="T404"><text:tab/><text:tab/><text:tab/></text:span><text:span text:style-name="_5f_XMLBracket"><text:span text:style-name="T404">&lt;</text:span></text:span><text:span text:style-name="_5f_XMLElement"><text:span text:style-name="T404">th</text:span></text:span><text:span text:style-name="_5f_XMLBracket"><text:span text:style-name="T404">&gt;</text:span></text:span><text:span text:style-name="_5f_XMLContent"><text:span text:style-name="T405">Ítem</text:span></text:span><text:span text:style-name="_5f_XMLBracket"><text:span text:style-name="T404">&lt;/</text:span></text:span><text:span text:style-name="_5f_XMLElement"><text:span text:style-name="T404">th</text:span></text:span><text:span text:style-name="_5f_XMLBracket"><text:span text:style-name="T404">&gt;</text:span></text:span></text:p>
      <text:p text:style-name="P115"><text:span text:style-name="T404"><text:tab/><text:tab/><text:tab/></text:span><text:span text:style-name="_5f_XMLBracket"><text:span text:style-name="T404">&lt;</text:span></text:span><text:span text:style-name="_5f_XMLElement"><text:span text:style-name="T404">th</text:span></text:span><text:span text:style-name="_5f_XMLBracket"><text:span text:style-name="T404">&gt;</text:span></text:span><text:span text:style-name="_5f_XMLContent"><text:span text:style-name="T404">Nombre</text:span></text:span><text:span text:style-name="_5f_XMLBracket"><text:span text:style-name="T404">&lt;/</text:span></text:span><text:span text:style-name="_5f_XMLElement"><text:span text:style-name="T404">th</text:span></text:span><text:span text:style-name="_5f_XMLBracket"><text:span text:style-name="T404">&gt;</text:span></text:span></text:p>
      <text:p text:style-name="P115"><text:span text:style-name="T404"><text:tab/><text:tab/><text:tab/></text:span><text:span text:style-name="_5f_XMLBracket"><text:span text:style-name="T404">&lt;</text:span></text:span><text:span text:style-name="_5f_XMLElement"><text:span text:style-name="T404">th</text:span></text:span><text:span text:style-name="_5f_XMLBracket"><text:span text:style-name="T404">&gt;</text:span></text:span><text:span text:style-name="_5f_XMLContent"><text:span text:style-name="T404">Cantidad</text:span></text:span><text:span text:style-name="_5f_XMLBracket"><text:span text:style-name="T404">&lt;/</text:span></text:span><text:span text:style-name="_5f_XMLElement"><text:span text:style-name="T404">th</text:span></text:span><text:span text:style-name="_5f_XMLBracket"><text:span text:style-name="T404">&gt;</text:span></text:span></text:p>
      <text:p text:style-name="P115"><text:span text:style-name="T404"><text:tab/><text:tab/><text:tab/></text:span><text:span text:style-name="_5f_XMLBracket"><text:span text:style-name="T404">&lt;</text:span></text:span><text:span text:style-name="_5f_XMLElement"><text:span text:style-name="T404">th</text:span></text:span><text:span text:style-name="_5f_XMLBracket"><text:span text:style-name="T404">&gt;</text:span></text:span><text:span text:style-name="_5f_XMLContent"><text:span text:style-name="T404">Valor</text:span></text:span><text:span text:style-name="_5f_XMLBracket"><text:span text:style-name="T404">&lt;/</text:span></text:span><text:span text:style-name="_5f_XMLElement"><text:span text:style-name="T404">th</text:span></text:span><text:span text:style-name="_5f_XMLBracket"><text:span text:style-name="T404">&gt;</text:span></text:span></text:p>
      <text:p text:style-name="P115"><text:span text:style-name="T404"><text:tab/><text:tab/><text:tab/></text:span><text:span text:style-name="_5f_XMLBracket"><text:span text:style-name="T404">&lt;</text:span></text:span><text:span text:style-name="_5f_XMLElement"><text:span text:style-name="T404">th</text:span></text:span><text:span text:style-name="_5f_XMLBracket"><text:span text:style-name="T404">&gt;</text:span></text:span><text:span text:style-name="_5f_XMLContent"><text:span text:style-name="T404">Total</text:span></text:span><text:span text:style-name="_5f_XMLBracket"><text:span text:style-name="T404">&lt;/</text:span></text:span><text:span text:style-name="_5f_XMLElement"><text:span text:style-name="T404">th</text:span></text:span><text:span text:style-name="_5f_XMLBracket"><text:span text:style-name="T404">&gt;</text:span></text:span></text:p>
      <text:p text:style-name="P115"><text:span text:style-name="T404"><text:tab/><text:tab/></text:span><text:span text:style-name="_5f_XMLBracket"><text:span text:style-name="T404">&lt;/</text:span></text:span><text:span text:style-name="_5f_XMLElement"><text:span text:style-name="T404">tr</text:span></text:span><text:span text:style-name="_5f_XMLBracket"><text:span text:style-name="T404">&gt;</text:span></text:span></text:p>
      <text:p text:style-name="P115"><text:span text:style-name="T404"><text:tab/><text:tab/></text:span><text:span text:style-name="_5f_XMLBracket"><text:span text:style-name="T404">&lt;</text:span></text:span><text:span text:style-name="_5f_XMLElement"><text:span text:style-name="T404">tr</text:span></text:span><text:span text:style-name="_5f_XMLBracket"><text:span text:style-name="T404">&gt;</text:span></text:span></text:p>
      <text:p text:style-name="P115"><text:span text:style-name="T404"><text:tab/><text:tab/><text:tab/></text:span><text:span text:style-name="_5f_XMLBracket"><text:span text:style-name="T404">&lt;</text:span></text:span><text:span text:style-name="_5f_XMLElement"><text:span text:style-name="T404">td</text:span></text:span><text:span text:style-name="T404"> </text:span><text:span text:style-name="_5f_XMLElement"><text:span text:style-name="T404">align</text:span></text:span><text:span text:style-name="_5f_XMLBracket"><text:span text:style-name="T404">=</text:span></text:span><text:span text:style-name="_5f_XMLLiteral"><text:span text:style-name="T404">"center"</text:span></text:span><text:span text:style-name="_5f_XMLBracket"><text:span text:style-name="T404">&gt;</text:span></text:span><text:span text:style-name="_5f_XMLContent"><text:span text:style-name="T404">1</text:span></text:span><text:span text:style-name="_5f_XMLBracket"><text:span text:style-name="T404">&lt;/</text:span></text:span><text:span text:style-name="_5f_XMLElement"><text:span text:style-name="T404">td</text:span></text:span><text:span text:style-name="_5f_XMLBracket"><text:span text:style-name="T404">&gt;</text:span></text:span></text:p>
      <text:p text:style-name="P115"><text:span text:style-name="T404"><text:tab/><text:tab/><text:tab/></text:span><text:span text:style-name="_5f_XMLBracket"><text:span text:style-name="T404">&lt;</text:span></text:span><text:span text:style-name="_5f_XMLElement"><text:span text:style-name="T404">td</text:span></text:span><text:span text:style-name="_5f_XMLBracket"><text:span text:style-name="T404">&gt;</text:span></text:span><text:span text:style-name="_5f_XMLContent"><text:span text:style-name="T404">Zapatos</text:span></text:span><text:span text:style-name="_5f_XMLBracket"><text:span text:style-name="T404">&lt;/</text:span></text:span><text:span text:style-name="_5f_XMLElement"><text:span text:style-name="T404">td</text:span></text:span><text:span text:style-name="_5f_XMLBracket"><text:span text:style-name="T404">&gt;</text:span></text:span></text:p>
      <text:p text:style-name="P115"><text:span text:style-name="T404"><text:tab/><text:tab/><text:tab/></text:span><text:span text:style-name="_5f_XMLBracket"><text:span text:style-name="T404">&lt;</text:span></text:span><text:span text:style-name="_5f_XMLElement"><text:span text:style-name="T404">td</text:span></text:span><text:span text:style-name="_5f_XMLBracket"><text:span text:style-name="T404">&gt;</text:span></text:span><text:span text:style-name="_5f_XMLContent"><text:span text:style-name="T404">32</text:span></text:span><text:span text:style-name="_5f_XMLBracket"><text:span text:style-name="T404">&lt;/</text:span></text:span><text:span text:style-name="_5f_XMLElement"><text:span text:style-name="T404">td</text:span></text:span><text:span text:style-name="_5f_XMLBracket"><text:span text:style-name="T404">&gt;</text:span></text:span></text:p>
      <text:p text:style-name="P115"><text:span text:style-name="T404"><text:tab/><text:tab/><text:tab/></text:span><text:span text:style-name="_5f_XMLBracket"><text:span text:style-name="T404">&lt;</text:span></text:span><text:span text:style-name="_5f_XMLElement"><text:span text:style-name="T404">td</text:span></text:span><text:span text:style-name="_5f_XMLBracket"><text:span text:style-name="T404">&gt;</text:span></text:span><text:span text:style-name="_5f_XMLContent"><text:span text:style-name="T404">45.32</text:span></text:span><text:span text:style-name="_5f_XMLBracket"><text:span text:style-name="T404">&lt;/</text:span></text:span><text:span text:style-name="_5f_XMLElement"><text:span text:style-name="T404">td</text:span></text:span><text:span text:style-name="_5f_XMLBracket"><text:span text:style-name="T404">&gt;</text:span></text:span></text:p>
      <text:p text:style-name="P115"><text:span text:style-name="T404"><text:tab/><text:tab/><text:tab/></text:span><text:span text:style-name="_5f_XMLBracket"><text:span text:style-name="T404">&lt;</text:span></text:span><text:span text:style-name="_5f_XMLElement"><text:span text:style-name="T404">td</text:span></text:span><text:span text:style-name="_5f_XMLBracket"><text:span text:style-name="T404">&gt;</text:span></text:span><text:span text:style-name="_5f_XMLContent"><text:span text:style-name="T404">1450.24</text:span></text:span><text:span text:style-name="_5f_XMLBracket"><text:span text:style-name="T404">&lt;/</text:span></text:span><text:span text:style-name="_5f_XMLElement"><text:span text:style-name="T404">td</text:span></text:span><text:span text:style-name="_5f_XMLBracket"><text:span text:style-name="T404">&gt;</text:span></text:span></text:p>
      <text:p text:style-name="P115"><text:span text:style-name="T404"><text:tab/><text:tab/></text:span><text:span text:style-name="_5f_XMLBracket"><text:span text:style-name="T404">&lt;/</text:span></text:span><text:span text:style-name="_5f_XMLElement"><text:span text:style-name="T404">tr</text:span></text:span><text:span text:style-name="_5f_XMLBracket"><text:span text:style-name="T404">&gt;</text:span></text:span></text:p>
      <text:p text:style-name="P115"><text:span text:style-name="T404"><text:tab/><text:tab/></text:span><text:span text:style-name="_5f_XMLBracket"><text:span text:style-name="T404">&lt;</text:span></text:span><text:span text:style-name="_5f_XMLElement"><text:span text:style-name="T404">tr</text:span></text:span><text:span text:style-name="_5f_XMLBracket"><text:span text:style-name="T404">&gt;</text:span></text:span></text:p>
      <text:p text:style-name="P115"><text:span text:style-name="T404"><text:tab/><text:tab/><text:tab/></text:span><text:span text:style-name="_5f_XMLBracket"><text:span text:style-name="T404">&lt;</text:span></text:span><text:span text:style-name="_5f_XMLElement"><text:span text:style-name="T404">td</text:span></text:span><text:span text:style-name="T404"> </text:span><text:span text:style-name="_5f_XMLElement"><text:span text:style-name="T404">align</text:span></text:span><text:span text:style-name="_5f_XMLBracket"><text:span text:style-name="T404">=</text:span></text:span><text:span text:style-name="_5f_XMLLiteral"><text:span text:style-name="T404">"center"</text:span></text:span><text:span text:style-name="_5f_XMLBracket"><text:span text:style-name="T404">&gt;</text:span></text:span><text:span text:style-name="_5f_XMLContent"><text:span text:style-name="T404">2</text:span></text:span><text:span text:style-name="_5f_XMLBracket"><text:span text:style-name="T404">&lt;/</text:span></text:span><text:span text:style-name="_5f_XMLElement"><text:span text:style-name="T404">td</text:span></text:span><text:span text:style-name="_5f_XMLBracket"><text:span text:style-name="T404">&gt;</text:span></text:span></text:p>
      <text:p text:style-name="P115"><text:span text:style-name="T404"><text:tab/><text:tab/><text:tab/></text:span><text:span text:style-name="_5f_XMLBracket"><text:span text:style-name="T404">&lt;</text:span></text:span><text:span text:style-name="_5f_XMLElement"><text:span text:style-name="T404">td</text:span></text:span><text:span text:style-name="_5f_XMLBracket"><text:span text:style-name="T404">&gt;</text:span></text:span><text:span text:style-name="_5f_XMLContent"><text:span text:style-name="T404">Patalon</text:span></text:span><text:span text:style-name="_5f_XMLBracket"><text:span text:style-name="T404">&lt;/</text:span></text:span><text:span text:style-name="_5f_XMLElement"><text:span text:style-name="T404">td</text:span></text:span><text:span text:style-name="_5f_XMLBracket"><text:span text:style-name="T404">&gt;</text:span></text:span></text:p>
      <text:p text:style-name="P115"><text:soft-page-break/><text:span text:style-name="T404"><text:tab/><text:tab/><text:tab/></text:span><text:span text:style-name="_5f_XMLBracket"><text:span text:style-name="T404">&lt;</text:span></text:span><text:span text:style-name="_5f_XMLElement"><text:span text:style-name="T404">td</text:span></text:span><text:span text:style-name="_5f_XMLBracket"><text:span text:style-name="T404">&gt;</text:span></text:span><text:span text:style-name="_5f_XMLContent"><text:span text:style-name="T404">24</text:span></text:span><text:span text:style-name="_5f_XMLBracket"><text:span text:style-name="T404">&lt;/</text:span></text:span><text:span text:style-name="_5f_XMLElement"><text:span text:style-name="T404">td</text:span></text:span><text:span text:style-name="_5f_XMLBracket"><text:span text:style-name="T404">&gt;</text:span></text:span></text:p>
      <text:p text:style-name="P115"><text:span text:style-name="T404"><text:tab/><text:tab/><text:tab/></text:span><text:span text:style-name="_5f_XMLBracket"><text:span text:style-name="T404">&lt;</text:span></text:span><text:span text:style-name="_5f_XMLElement"><text:span text:style-name="T404">td</text:span></text:span><text:span text:style-name="_5f_XMLBracket"><text:span text:style-name="T404">&gt;</text:span></text:span><text:span text:style-name="_5f_XMLContent"><text:span text:style-name="T404">19.34</text:span></text:span><text:span text:style-name="_5f_XMLBracket"><text:span text:style-name="T404">&lt;/</text:span></text:span><text:span text:style-name="_5f_XMLElement"><text:span text:style-name="T404">td</text:span></text:span><text:span text:style-name="_5f_XMLBracket"><text:span text:style-name="T404">&gt;</text:span></text:span></text:p>
      <text:p text:style-name="P115"><text:span text:style-name="T404"><text:tab/><text:tab/><text:tab/></text:span><text:span text:style-name="_5f_XMLBracket"><text:span text:style-name="T404">&lt;</text:span></text:span><text:span text:style-name="_5f_XMLElement"><text:span text:style-name="T404">td</text:span></text:span><text:span text:style-name="_5f_XMLBracket"><text:span text:style-name="T404">&gt;</text:span></text:span><text:span text:style-name="_5f_XMLContent"><text:span text:style-name="T404">464.16</text:span></text:span><text:span text:style-name="_5f_XMLBracket"><text:span text:style-name="T404">&lt;/</text:span></text:span><text:span text:style-name="_5f_XMLElement"><text:span text:style-name="T404">td</text:span></text:span><text:span text:style-name="_5f_XMLBracket"><text:span text:style-name="T404">&gt;</text:span></text:span></text:p>
      <text:p text:style-name="P129"/>
      <text:p text:style-name="P115"><text:span text:style-name="T404"><text:tab/><text:tab/></text:span><text:span text:style-name="_5f_XMLBracket"><text:span text:style-name="T404">&lt;/</text:span></text:span><text:span text:style-name="_5f_XMLElement"><text:span text:style-name="T404">tr</text:span></text:span><text:span text:style-name="_5f_XMLBracket"><text:span text:style-name="T404">&gt;</text:span></text:span></text:p>
      <text:p text:style-name="P115"><text:span text:style-name="T404"><text:tab/><text:tab/></text:span><text:span text:style-name="_5f_XMLBracket"><text:span text:style-name="T404">&lt;</text:span></text:span><text:span text:style-name="_5f_XMLElement"><text:span text:style-name="T404">tr</text:span></text:span><text:span text:style-name="_5f_XMLBracket"><text:span text:style-name="T404">&gt;</text:span></text:span></text:p>
      <text:p text:style-name="P115"><text:span text:style-name="T404"><text:tab/><text:tab/><text:tab/></text:span><text:span text:style-name="_5f_XMLBracket"><text:span text:style-name="T404">&lt;</text:span></text:span><text:span text:style-name="_5f_XMLElement"><text:span text:style-name="T404">td</text:span></text:span><text:span text:style-name="T404"> </text:span><text:span text:style-name="_5f_XMLElement"><text:span text:style-name="T404">align</text:span></text:span><text:span text:style-name="_5f_XMLBracket"><text:span text:style-name="T404">=</text:span></text:span><text:span text:style-name="_5f_XMLLiteral"><text:span text:style-name="T404">"center"</text:span></text:span><text:span text:style-name="_5f_XMLBracket"><text:span text:style-name="T404">&gt;</text:span></text:span><text:span text:style-name="_5f_XMLContent"><text:span text:style-name="T404">3</text:span></text:span><text:span text:style-name="_5f_XMLBracket"><text:span text:style-name="T404">&lt;/</text:span></text:span><text:span text:style-name="_5f_XMLElement"><text:span text:style-name="T404">td</text:span></text:span><text:span text:style-name="_5f_XMLBracket"><text:span text:style-name="T404">&gt;</text:span></text:span></text:p>
      <text:p text:style-name="P115"><text:span text:style-name="T404"><text:tab/><text:tab/><text:tab/></text:span><text:span text:style-name="_5f_XMLBracket"><text:span text:style-name="T404">&lt;</text:span></text:span><text:span text:style-name="_5f_XMLElement"><text:span text:style-name="T404">td</text:span></text:span><text:span text:style-name="_5f_XMLBracket"><text:span text:style-name="T404">&gt;</text:span></text:span><text:span text:style-name="_5f_XMLContent"><text:span text:style-name="T404">Camiseta</text:span></text:span><text:span text:style-name="_5f_XMLBracket"><text:span text:style-name="T404">&lt;/</text:span></text:span><text:span text:style-name="_5f_XMLElement"><text:span text:style-name="T404">td</text:span></text:span><text:span text:style-name="_5f_XMLBracket"><text:span text:style-name="T404">&gt;</text:span></text:span></text:p>
      <text:p text:style-name="P115"><text:span text:style-name="T404"><text:tab/><text:tab/><text:tab/></text:span><text:span text:style-name="_5f_XMLBracket"><text:span text:style-name="T404">&lt;</text:span></text:span><text:span text:style-name="_5f_XMLElement"><text:span text:style-name="T404">td</text:span></text:span><text:span text:style-name="_5f_XMLBracket"><text:span text:style-name="T404">&gt;</text:span></text:span><text:span text:style-name="_5f_XMLContent"><text:span text:style-name="T404">29</text:span></text:span><text:span text:style-name="_5f_XMLBracket"><text:span text:style-name="T404">&lt;/</text:span></text:span><text:span text:style-name="_5f_XMLElement"><text:span text:style-name="T404">td</text:span></text:span><text:span text:style-name="_5f_XMLBracket"><text:span text:style-name="T404">&gt;</text:span></text:span></text:p>
      <text:p text:style-name="P115"><text:span text:style-name="T404"><text:tab/><text:tab/><text:tab/></text:span><text:span text:style-name="_5f_XMLBracket"><text:span text:style-name="T404">&lt;</text:span></text:span><text:span text:style-name="_5f_XMLElement"><text:span text:style-name="T404">td</text:span></text:span><text:span text:style-name="_5f_XMLBracket"><text:span text:style-name="T404">&gt;</text:span></text:span><text:span text:style-name="_5f_XMLContent"><text:span text:style-name="T404">8.97</text:span></text:span><text:span text:style-name="_5f_XMLBracket"><text:span text:style-name="T404">&lt;/</text:span></text:span><text:span text:style-name="_5f_XMLElement"><text:span text:style-name="T404">td</text:span></text:span><text:span text:style-name="_5f_XMLBracket"><text:span text:style-name="T404">&gt;</text:span></text:span></text:p>
      <text:p text:style-name="P115"><text:span text:style-name="T404"><text:tab/><text:tab/><text:tab/></text:span><text:span text:style-name="_5f_XMLBracket"><text:span text:style-name="T404">&lt;</text:span></text:span><text:span text:style-name="_5f_XMLElement"><text:span text:style-name="T404">td</text:span></text:span><text:span text:style-name="_5f_XMLBracket"><text:span text:style-name="T404">&gt;</text:span></text:span><text:span text:style-name="_5f_XMLContent"><text:span text:style-name="T404">260.13</text:span></text:span><text:span text:style-name="_5f_XMLBracket"><text:span text:style-name="T404">&lt;/</text:span></text:span><text:span text:style-name="_5f_XMLElement"><text:span text:style-name="T404">td</text:span></text:span><text:span text:style-name="_5f_XMLBracket"><text:span text:style-name="T404">&gt;</text:span></text:span></text:p>
      <text:p text:style-name="P115"><text:span text:style-name="T404"><text:tab/><text:tab/></text:span><text:span text:style-name="_5f_XMLBracket"><text:span text:style-name="T404">&lt;/</text:span></text:span><text:span text:style-name="_5f_XMLElement"><text:span text:style-name="T404">tr</text:span></text:span><text:span text:style-name="_5f_XMLBracket"><text:span text:style-name="T404">&gt;</text:span></text:span></text:p>
      <text:p text:style-name="P115"><text:span text:style-name="T404"><text:tab/><text:tab/></text:span><text:span text:style-name="_5f_XMLBracket"><text:span text:style-name="T404">&lt;</text:span></text:span><text:span text:style-name="_5f_XMLElement"><text:span text:style-name="T404">tr</text:span></text:span><text:span text:style-name="_5f_XMLBracket"><text:span text:style-name="T404">&gt;</text:span></text:span></text:p>
      <text:p text:style-name="P115"><text:span text:style-name="T404"><text:tab/><text:tab/><text:tab/></text:span><text:span text:style-name="_5f_XMLBracket"><text:span text:style-name="T404">&lt;</text:span></text:span><text:span text:style-name="_5f_XMLElement"><text:span text:style-name="T404">td</text:span></text:span><text:span text:style-name="T404"> </text:span><text:span text:style-name="_5f_XMLElement"><text:span text:style-name="T404">colspan</text:span></text:span><text:span text:style-name="_5f_XMLBracket"><text:span text:style-name="T404">=</text:span></text:span><text:span text:style-name="_5f_XMLLiteral"><text:span text:style-name="T404">"3"</text:span></text:span><text:span text:style-name="T404"> </text:span><text:span text:style-name="_5f_XMLElement"><text:span text:style-name="T404">align</text:span></text:span><text:span text:style-name="_5f_XMLBracket"><text:span text:style-name="T404">=</text:span></text:span><text:span text:style-name="_5f_XMLLiteral"><text:span text:style-name="T404">"right"</text:span></text:span><text:span text:style-name="_5f_XMLBracket"><text:span text:style-name="T404">&gt;</text:span></text:span><text:span text:style-name="_5f_XMLContent"><text:span text:style-name="T404">Total: </text:span></text:span><text:span text:style-name="_5f_XMLContent"><text:span text:style-name="T405">&amp;nbsp;</text:span></text:span><text:span text:style-name="_5f_XMLBracket"><text:span text:style-name="T404">&lt;/</text:span></text:span><text:span text:style-name="_5f_XMLElement"><text:span text:style-name="T404">td</text:span></text:span><text:span text:style-name="_5f_XMLBracket"><text:span text:style-name="T404">&gt;</text:span></text:span></text:p>
      <text:p text:style-name="P129"><text:tab/><text:tab/><text:tab/><text:span text:style-name="_5f_XMLBracket">&lt;</text:span><text:span text:style-name="_5f_XMLElement">td</text:span> <text:span text:style-name="_5f_XMLElement">colspan</text:span><text:span text:style-name="_5f_XMLBracket">=</text:span><text:span text:style-name="_5f_XMLLiteral">"2"</text:span> <text:span text:style-name="_5f_XMLElement">align</text:span><text:span text:style-name="_5f_XMLBracket">=</text:span><text:span text:style-name="_5f_XMLLiteral">"center"</text:span> <text:span text:style-name="_5f_XMLElement">bgcolor</text:span><text:span text:style-name="_5f_XMLBracket">=</text:span><text:span text:style-name="_5f_XMLLiteral">"#9db3bf"</text:span><text:span text:style-name="_5f_XMLBracket">&gt;</text:span><text:span text:style-name="_5f_XMLContent">2174.53</text:span><text:span text:style-name="_5f_XMLBracket">&lt;/</text:span><text:span text:style-name="_5f_XMLElement">td</text:span><text:span text:style-name="_5f_XMLBracket">&gt;</text:span></text:p>
      <text:p text:style-name="P129"><text:tab/><text:tab/><text:span text:style-name="_5f_XMLBracket">&lt;/</text:span><text:span text:style-name="_5f_XMLElement">tr</text:span><text:span text:style-name="_5f_XMLBracket">&gt;</text:span></text:p>
      <text:p text:style-name="P129"><text:tab/><text:span text:style-name="_5f_XMLBracket">&lt;/</text:span><text:span text:style-name="_5f_XMLElement">table</text:span><text:span text:style-name="_5f_XMLBracket">&gt;</text:span><text:tab/></text:p>
      <text:p text:style-name="P129"><text:span text:style-name="_5f_XMLBracket">&lt;/</text:span><text:span text:style-name="_5f_XMLElement">body</text:span><text:span text:style-name="_5f_XMLBracket">&gt;</text:span></text:p>
      <text:p text:style-name="P129"><text:span text:style-name="_5f_XMLBracket">&lt;/</text:span><text:span text:style-name="_5f_XMLElement">html</text:span><text:span text:style-name="_5f_XMLBracket">&gt;</text:span></text:p>
      <text:p text:style-name="P128"/>
      <text:p text:style-name="P130">Resultado visual:</text:p>
      <text:p text:style-name="P130"/>
      <text:p text:style-name="P130"><draw:frame draw:style-name="fr3" draw:name="gráficos8" text:anchor-type="paragraph" svg:width="11.615cm" svg:height="7.779cm" draw:z-index="7"><draw:image xlink:href="Pictures/10000000000001B70000012624AAB6ED.png" xlink:type="simple" xlink:show="embed" xlink:actuate="onLoad"/></draw:frame></text:p>
      <text:p text:style-name="P34"/>
      <text:p text:style-name="P77">Formularios:</text:p>
      <text:p text:style-name="P36"><text:span text:style-name="T406">Los formularios en HTML son la única manera en el que el usuario puede enviar contenidos al sitio web, los formularios pueden tener una diversidad de </text:span><text:span text:style-name="T406">elementos que reciben información de diferentes tipos textos, fechas, verdadero <text:s/></text:span><text:span text:style-name="T407">o </text:span><text:span text:style-name="T406">falso, opciones, archivos, ubicaciones, etc.</text:span></text:p>
      <text:p text:style-name="P425"/>
      <text:p text:style-name="P36"><text:span text:style-name="T261">A la hora de crear funcional un formulario es necesario que este cumpla con ciertos requerimientos</text:span><text:span text:style-name="T260">:</text:span></text:p>
      <text:p text:style-name="P388"/>
      <text:list xml:id="list1505499967933830484" text:style-name="L8">
        <text:list-item>
          <text:p text:style-name="P606"><text:span text:style-name="T261">Para declarar un formulario se usa la etiqueta </text:span><text:span text:style-name="T204">“form” </text:span></text:p>
          <text:p text:style-name="P609"><text:soft-page-break/></text:p>
        </text:list-item>
        <text:list-item>
          <text:p text:style-name="P606"><text:span text:style-name="T261">Se debe especificar los atributos </text:span><text:span text:style-name="T204">“action”</text:span><text:span text:style-name="T261"> y </text:span><text:span text:style-name="T204">“method” </text:span><text:span text:style-name="T261">de la etiqueta </text:span><text:span text:style-name="T204">“form” </text:span><text:span text:style-name="T261">la primera indica el destino del formulario generalmente es un script de tecnología de servidor como PHP, </text:span><text:span text:style-name="T262">con el segundo parámetro se especifica el método que se usa para enviar los datos se dispone de </text:span><text:span text:style-name="T205">“get”</text:span><text:span text:style-name="T262"> y </text:span><text:span text:style-name="T205">“post” </text:span><text:span text:style-name="T262">el primero envía los datos a </text:span><text:span text:style-name="T263">través</text:span><text:span text:style-name="T262"> de la </text:span><text:span text:style-name="T205">url</text:span><text:span text:style-name="T262"> y el segundo los envía en las cabeceras http.</text:span></text:p>
        </text:list-item>
      </text:list>
      <text:p text:style-name="P389"/>
      <text:list xml:id="list2135694730" text:continue-numbering="true" text:style-name="L8">
        <text:list-item>
          <text:p text:style-name="P607"><text:span text:style-name="T263">Debe tener al menos un elemento </text:span><text:span text:style-name="T206">“input”</text:span></text:p>
          <text:p text:style-name="P610"/>
        </text:list-item>
        <text:list-item>
          <text:p text:style-name="P607"><text:span text:style-name="T263">Debe tener al menos un elemento </text:span><text:span text:style-name="T206">“submit”</text:span></text:p>
        </text:list-item>
      </text:list>
      <text:p text:style-name="P404"/>
      <text:p text:style-name="P182"><text:span text:style-name="T263">Atributos importantes de </text:span><text:span text:style-name="T206">“input”</text:span><text:span text:style-name="T263">:</text:span></text:p>
      <text:p text:style-name="P295"/>
      <table:table table:name="Tabla2" table:style-name="Tabla2">
        <table:table-column table:style-name="Tabla2.A"/>
        <table:table-column table:style-name="Tabla2.B"/>
        <table:table-row table:style-name="Tabla2.1">
          <table:table-cell table:style-name="Tabla2.A1" office:value-type="string">
            <text:p text:style-name="P514">Atributo</text:p>
          </table:table-cell>
          <table:table-cell table:style-name="Tabla2.B1" office:value-type="string">
            <text:p text:style-name="P514">Descripción</text:p>
          </table:table-cell>
        </table:table-row>
        <table:table-row table:style-name="Tabla2.1">
          <table:table-cell table:style-name="Tabla2.A1" office:value-type="string">
            <text:p text:style-name="P516">name</text:p>
          </table:table-cell>
          <table:table-cell table:style-name="Tabla2.B2" office:value-type="string">
            <text:p text:style-name="P511">Indica el nombre del campo</text:p>
          </table:table-cell>
        </table:table-row>
        <table:table-row table:style-name="Tabla2.1">
          <table:table-cell table:style-name="Tabla2.A1" office:value-type="string">
            <text:p text:style-name="P516">value</text:p>
          </table:table-cell>
          <table:table-cell table:style-name="Tabla2.B2" office:value-type="string">
            <text:p text:style-name="P511">Indica el valor del elemento</text:p>
          </table:table-cell>
        </table:table-row>
        <table:table-row table:style-name="Tabla2.1">
          <table:table-cell table:style-name="Tabla2.A1" office:value-type="string">
            <text:p text:style-name="P516">placeholder</text:p>
          </table:table-cell>
          <table:table-cell table:style-name="Tabla2.B2" office:value-type="string">
            <text:p text:style-name="P511">Muestra un texto en el input en el caso de que sea tipo text</text:p>
          </table:table-cell>
        </table:table-row>
        <table:table-row table:style-name="Tabla2.1">
          <table:table-cell table:style-name="Tabla2.A1" office:value-type="string">
            <text:p text:style-name="P516">id</text:p>
          </table:table-cell>
          <table:table-cell table:style-name="Tabla2.B2" office:value-type="string">
            <text:p text:style-name="P511">Identifica un elemento en el formulario</text:p>
          </table:table-cell>
        </table:table-row>
        <table:table-row table:style-name="Tabla2.1">
          <table:table-cell table:style-name="Tabla2.A1" office:value-type="string">
            <text:p text:style-name="P516">class</text:p>
          </table:table-cell>
          <table:table-cell table:style-name="Tabla2.B2" office:value-type="string">
            <text:p text:style-name="P511">Clase a la que pertenece <text:s/></text:p>
          </table:table-cell>
        </table:table-row>
        <table:table-row table:style-name="Tabla2.1">
          <table:table-cell table:style-name="Tabla2.A7" office:value-type="string">
            <text:p text:style-name="P516">type</text:p>
          </table:table-cell>
          <table:table-cell table:style-name="Tabla2.B7" office:value-type="string">
            <text:p text:style-name="P511">Tipos de input</text:p>
          </table:table-cell>
        </table:table-row>
      </table:table>
      <text:p text:style-name="P295"/>
      <text:p text:style-name="P37"><text:span text:style-name="T264">Tipos de</text:span><text:span text:style-name="T207"> “input”</text:span><text:span text:style-name="T264">:</text:span></text:p>
      <text:p text:style-name="P296"/>
      <table:table table:name="formulario" table:style-name="formulario">
        <table:table-column table:style-name="formulario.A"/>
        <table:table-column table:style-name="formulario.B"/>
        <table:table-row table:style-name="formulario.1">
          <table:table-cell table:style-name="formulario.A1" office:value-type="string">
            <text:p text:style-name="P515">Atributo type</text:p>
          </table:table-cell>
          <table:table-cell table:style-name="formulario.B1" office:value-type="string">
            <text:p text:style-name="P515">Efecto en el input</text:p>
          </table:table-cell>
        </table:table-row>
        <table:table-row table:style-name="formulario.1">
          <table:table-cell table:style-name="formulario.A1" office:value-type="string">
            <text:p text:style-name="P515">text</text:p>
          </table:table-cell>
          <table:table-cell table:style-name="formulario.B2" office:value-type="string">
            <text:p text:style-name="P512">Se dibuja una caja de texto en el formulario</text:p>
          </table:table-cell>
        </table:table-row>
        <table:table-row table:style-name="formulario.1">
          <table:table-cell table:style-name="formulario.A1" office:value-type="string">
            <text:p text:style-name="P515">mail</text:p>
          </table:table-cell>
          <table:table-cell table:style-name="formulario.B2" office:value-type="string">
            <text:p text:style-name="P512">Se dibuja una caja de texto en el formulario, solo permite direcciones de correo, si el usuario no ingresa una el formulario no se envía.</text:p>
          </table:table-cell>
        </table:table-row>
        <table:table-row table:style-name="formulario.1">
          <table:table-cell table:style-name="formulario.A1" office:value-type="string">
            <text:p text:style-name="P515">number</text:p>
          </table:table-cell>
          <table:table-cell table:style-name="formulario.B2" office:value-type="string">
            <text:p text:style-name="P512">Se dibuja una caja de texto en en el formulario, solo permite números</text:p>
          </table:table-cell>
        </table:table-row>
        <table:table-row table:style-name="formulario.1">
          <table:table-cell table:style-name="formulario.A1" office:value-type="string">
            <text:p text:style-name="P515">date</text:p>
          </table:table-cell>
          <table:table-cell table:style-name="formulario.B2" office:value-type="string">
            <text:p text:style-name="P512">Se dibuja una caja de texto en en el formulario, solo permite fechas</text:p>
          </table:table-cell>
        </table:table-row>
        <table:table-row table:style-name="formulario.1">
          <table:table-cell table:style-name="formulario.A1" office:value-type="string">
            <text:p text:style-name="P515">time</text:p>
          </table:table-cell>
          <table:table-cell table:style-name="formulario.B2" office:value-type="string">
            <text:p text:style-name="P512">Se dibuja una caja de texto en en el formulario, solo permite horas</text:p>
          </table:table-cell>
        </table:table-row>
        <table:table-row table:style-name="formulario.1">
          <table:table-cell table:style-name="formulario.A1" office:value-type="string">
            <text:p text:style-name="P515">radio</text:p>
          </table:table-cell>
          <table:table-cell table:style-name="formulario.B2" office:value-type="string">
            <text:p text:style-name="P512">Se dibuja un botón tipo radio en el formulario</text:p>
          </table:table-cell>
        </table:table-row>
        <table:table-row table:style-name="formulario.1">
          <table:table-cell table:style-name="formulario.A1" office:value-type="string">
            <text:p text:style-name="P515">checkbox</text:p>
          </table:table-cell>
          <table:table-cell table:style-name="formulario.B2" office:value-type="string">
            <text:p text:style-name="P512">Se dibuja un checkbox en el formulario</text:p>
          </table:table-cell>
        </table:table-row>
        <table:table-row table:style-name="formulario.1">
          <table:table-cell table:style-name="formulario.A9" office:value-type="string">
            <text:p text:style-name="P516">button</text:p>
          </table:table-cell>
          <table:table-cell table:style-name="formulario.B9" office:value-type="string">
            <text:p text:style-name="P507"><text:span text:style-name="T409">Se dibuja un botón </text:span><text:span text:style-name="T408">en el formulario</text:span></text:p>
          </table:table-cell>
        </table:table-row>
      </table:table>
      <text:p text:style-name="P296"/>
      <text:p text:style-name="P297">Otros elementos de captura de datos:</text:p>
      <text:p text:style-name="P297"/>
      <text:p text:style-name="P116"><text:span text:style-name="T410">select: </text:span><text:span text:style-name="T265">Nos permite crear una lista de opciones en el formulario, cada una de las opciones va entre las etiquetas </text:span><text:span text:style-name="T410">“&lt;option&gt;”</text:span><text:span text:style-name="T265">, en caso de ser necesario que se muestre un ítem de la lista como seleccionado, se lo puede hacer indicado el atributo </text:span><text:span text:style-name="T410">“selected”</text:span><text:span text:style-name="T265">, es importante nombrar la etiqueta para poder hacerle referencia desde el script de servidor.</text:span></text:p>
      <text:p text:style-name="P297"/>
      <text:p text:style-name="P116"><text:span text:style-name="T410">textarea: </text:span><text:span text:style-name="T265">crea una área en la que se puede introducir un texto muy grande los atributos más importantes son el “name”, <text:s/>“numrows” y “numcolumns” indican el nombre el alto de la caja y el ancho respectivamente.</text:span></text:p>
      <text:p text:style-name="P297"/>
      <text:p text:style-name="P131">Campos ocultos:</text:p>
      <text:p text:style-name="P117"><text:span text:style-name="T266">En ocasiones se desea recupera información que el usuario no puede subministrar, para usarlas en estadísticas como tiempos de respuesta, hábitos del usuario entre </text:span><text:soft-page-break/><text:span text:style-name="T266">otros, existe un input de tipo </text:span><text:span text:style-name="T411">“hidden”</text:span><text:span text:style-name="T266">, que no muestra nada al usuario pero que se lo llena mediante lenguajes de cliente como java script a través de el atributo </text:span><text:span text:style-name="T411">“value”</text:span><text:span text:style-name="T266">.</text:span></text:p>
      <text:p text:style-name="P181"/>
      <text:p text:style-name="P132">Ejemplo de Formulario:</text:p>
      <text:p text:style-name="P132"/>
      <text:p text:style-name="P121"><text:span text:style-name="_5f_XMLBracket"><text:span text:style-name="T355">&lt;!</text:span></text:span><text:span text:style-name="_5f_XMLKeyWord"><text:span text:style-name="T355">DOCTYPE</text:span></text:span><text:span text:style-name="T355"> </text:span><text:span text:style-name="_5f_XMLElement"><text:span text:style-name="T355">html</text:span></text:span><text:span text:style-name="_5f_XMLBracket"><text:span text:style-name="T355">&gt;</text:span></text:span></text:p>
      <text:p text:style-name="P121"><text:span text:style-name="_5f_XMLBracket"><text:span text:style-name="T355">&lt;</text:span></text:span><text:span text:style-name="_5f_XMLElement"><text:span text:style-name="T355">head</text:span></text:span><text:span text:style-name="_5f_XMLBracket"><text:span text:style-name="T355">&gt;</text:span></text:span></text:p>
      <text:p text:style-name="P121"><text:span text:style-name="T355"><text:tab/></text:span><text:span text:style-name="_5f_XMLBracket"><text:span text:style-name="T355">&lt;</text:span></text:span><text:span text:style-name="_5f_XMLElement"><text:span text:style-name="T355">meta</text:span></text:span><text:span text:style-name="T355"> </text:span><text:span text:style-name="_5f_XMLKeyWord"><text:span text:style-name="T355">charset</text:span></text:span><text:span text:style-name="_5f_XMLBracket"><text:span text:style-name="T355">=</text:span></text:span><text:span text:style-name="_5f_XMLLiteral"><text:span text:style-name="T355">"utf-8"</text:span></text:span><text:span text:style-name="_5f_XMLBracket"><text:span text:style-name="T355">&gt;</text:span></text:span></text:p>
      <text:p text:style-name="P121"><text:span text:style-name="T355"><text:tab/></text:span><text:span text:style-name="_5f_XMLBracket"><text:span text:style-name="T355">&lt;</text:span></text:span><text:span text:style-name="_5f_XMLKeyWord"><text:span text:style-name="T355">title</text:span></text:span><text:span text:style-name="_5f_XMLBracket"><text:span text:style-name="T355">&gt;</text:span></text:span><text:span text:style-name="_5f_XMLContent"><text:span text:style-name="T355">Formularios</text:span></text:span><text:span text:style-name="_5f_XMLBracket"><text:span text:style-name="T355">&lt;/</text:span></text:span><text:span text:style-name="_5f_XMLKeyWord"><text:span text:style-name="T355">title</text:span></text:span><text:span text:style-name="_5f_XMLBracket"><text:span text:style-name="T355">&gt;</text:span></text:span></text:p>
      <text:p text:style-name="P121"><text:span text:style-name="_5f_XMLBracket"><text:span text:style-name="T355">&lt;/</text:span></text:span><text:span text:style-name="_5f_XMLElement"><text:span text:style-name="T355">head</text:span></text:span><text:span text:style-name="_5f_XMLBracket"><text:span text:style-name="T355">&gt;</text:span></text:span></text:p>
      <text:p text:style-name="P121"><text:span text:style-name="_5f_XMLBracket"><text:span text:style-name="T355">&lt;</text:span></text:span><text:span text:style-name="_5f_XMLElement"><text:span text:style-name="T355">body</text:span></text:span><text:span text:style-name="_5f_XMLBracket"><text:span text:style-name="T355">&gt;</text:span></text:span></text:p>
      <text:p text:style-name="P121"><text:span text:style-name="T355"><text:tab/></text:span><text:span text:style-name="_5f_XMLBracket"><text:span text:style-name="T355">&lt;</text:span></text:span><text:span text:style-name="_5f_XMLElement"><text:span text:style-name="T355">h2</text:span></text:span><text:span text:style-name="_5f_XMLBracket"><text:span text:style-name="T355">&gt;</text:span></text:span><text:span text:style-name="T355"> </text:span><text:span text:style-name="_5f_XMLContent"><text:span text:style-name="T355">Formularios en HTML </text:span></text:span><text:span text:style-name="_5f_XMLBracket"><text:span text:style-name="T355">&lt;/</text:span></text:span><text:span text:style-name="_5f_XMLElement"><text:span text:style-name="T355">h2</text:span></text:span><text:span text:style-name="_5f_XMLBracket"><text:span text:style-name="T355">&gt;</text:span></text:span></text:p>
      <text:p text:style-name="P121"><text:span text:style-name="T355"><text:tab/></text:span><text:span text:style-name="_5f_XMLBracket"><text:span text:style-name="T355">&lt;</text:span></text:span><text:span text:style-name="_5f_XMLElement"><text:span text:style-name="T355">form</text:span></text:span><text:span text:style-name="T355"> </text:span><text:span text:style-name="_5f_XMLElement"><text:span text:style-name="T355">action</text:span></text:span><text:span text:style-name="_5f_XMLBracket"><text:span text:style-name="T355">=</text:span></text:span><text:span text:style-name="_5f_XMLLiteral"><text:span text:style-name="T355">"mailto:eduardo@sln-ec.com"</text:span></text:span><text:span text:style-name="T355"> </text:span><text:span text:style-name="_5f_XMLElement"><text:span text:style-name="T355">method</text:span></text:span><text:span text:style-name="_5f_XMLBracket"><text:span text:style-name="T355">=</text:span></text:span><text:span text:style-name="_5f_XMLLiteral"><text:span text:style-name="T355">"post"</text:span></text:span><text:span text:style-name="T355"> </text:span><text:span text:style-name="_5f_XMLElement"><text:span text:style-name="T355">enctype</text:span></text:span><text:span text:style-name="_5f_XMLBracket"><text:span text:style-name="T355">=</text:span></text:span><text:span text:style-name="_5f_XMLLiteral"><text:span text:style-name="T355">"text/plain"</text:span></text:span><text:span text:style-name="_5f_XMLBracket"><text:span text:style-name="T355">&gt;</text:span></text:span></text:p>
      <text:p text:style-name="P121"><text:span text:style-name="T355"><text:tab/><text:tab/></text:span><text:span text:style-name="_5f_XMLContent"><text:span text:style-name="T355">Nombre </text:span></text:span><text:span text:style-name="_5f_XMLBracket"><text:span text:style-name="T355">&lt;</text:span></text:span><text:span text:style-name="_5f_XMLElement"><text:span text:style-name="T355">input</text:span></text:span><text:span text:style-name="T355"> </text:span><text:span text:style-name="_5f_XMLKeyWord"><text:span text:style-name="T355">type</text:span></text:span><text:span text:style-name="_5f_XMLBracket"><text:span text:style-name="T355">=</text:span></text:span><text:span text:style-name="_5f_XMLLiteral"><text:span text:style-name="T355">"text"</text:span></text:span><text:span text:style-name="T355"> </text:span><text:span text:style-name="_5f_XMLElement"><text:span text:style-name="T355">name</text:span></text:span><text:span text:style-name="_5f_XMLBracket"><text:span text:style-name="T355">=</text:span></text:span><text:span text:style-name="_5f_XMLLiteral"><text:span text:style-name="T355">"nombre"</text:span></text:span><text:span text:style-name="T355"> </text:span><text:span text:style-name="_5f_XMLElement"><text:span text:style-name="T355">size</text:span></text:span><text:span text:style-name="_5f_XMLBracket"><text:span text:style-name="T355">=</text:span></text:span><text:span text:style-name="_5f_XMLLiteral"><text:span text:style-name="T355">"30"</text:span></text:span><text:span text:style-name="T355"> </text:span><text:span text:style-name="_5f_XMLElement"><text:span text:style-name="T355">maxlength</text:span></text:span><text:span text:style-name="_5f_XMLBracket"><text:span text:style-name="T355">=</text:span></text:span><text:span text:style-name="_5f_XMLLiteral"><text:span text:style-name="T355">"100"</text:span></text:span><text:span text:style-name="_5f_XMLBracket"><text:span text:style-name="T355">&gt;</text:span></text:span></text:p>
      <text:p text:style-name="P121"><text:span text:style-name="T355"><text:tab/><text:tab/></text:span><text:span text:style-name="_5f_XMLBracket"><text:span text:style-name="T355">&lt;</text:span></text:span><text:span text:style-name="_5f_XMLElement"><text:span text:style-name="T355">br</text:span></text:span><text:span text:style-name="_5f_XMLBracket"><text:span text:style-name="T355">&gt;</text:span></text:span></text:p>
      <text:p text:style-name="P121"><text:span text:style-name="T355"><text:tab/><text:tab/></text:span><text:span text:style-name="_5f_XMLContent"><text:span text:style-name="T355">Email </text:span></text:span><text:span text:style-name="_5f_XMLBracket"><text:span text:style-name="T355">&lt;</text:span></text:span><text:span text:style-name="_5f_XMLElement"><text:span text:style-name="T355">input</text:span></text:span><text:span text:style-name="T355"> </text:span><text:span text:style-name="_5f_XMLKeyWord"><text:span text:style-name="T355">type</text:span></text:span><text:span text:style-name="_5f_XMLBracket"><text:span text:style-name="T355">=</text:span></text:span><text:span text:style-name="_5f_XMLLiteral"><text:span text:style-name="T355">"mail"</text:span></text:span><text:span text:style-name="T355"> </text:span><text:span text:style-name="_5f_XMLElement"><text:span text:style-name="T355">name</text:span></text:span><text:span text:style-name="_5f_XMLBracket"><text:span text:style-name="T355">=</text:span></text:span><text:span text:style-name="_5f_XMLLiteral"><text:span text:style-name="T355">"email"</text:span></text:span><text:span text:style-name="T355"> </text:span><text:span text:style-name="_5f_XMLElement"><text:span text:style-name="T355">size</text:span></text:span><text:span text:style-name="_5f_XMLBracket"><text:span text:style-name="T355">=</text:span></text:span><text:span text:style-name="_5f_XMLLiteral"><text:span text:style-name="T355">"25"</text:span></text:span><text:span text:style-name="T355"> </text:span><text:span text:style-name="_5f_XMLElement"><text:span text:style-name="T355">maxlength</text:span></text:span><text:span text:style-name="_5f_XMLBracket"><text:span text:style-name="T355">=</text:span></text:span><text:span text:style-name="_5f_XMLLiteral"><text:span text:style-name="T355">"100"</text:span></text:span><text:span text:style-name="_5f_XMLBracket"><text:span text:style-name="T355">&gt;</text:span></text:span></text:p>
      <text:p text:style-name="P121"><text:span text:style-name="T355"><text:tab/><text:tab/></text:span><text:span text:style-name="_5f_XMLBracket"><text:span text:style-name="T355">&lt;</text:span></text:span><text:span text:style-name="_5f_XMLElement"><text:span text:style-name="T355">br</text:span></text:span><text:span text:style-name="_5f_XMLBracket"><text:span text:style-name="T355">&gt;</text:span></text:span></text:p>
      <text:p text:style-name="P121"><text:span text:style-name="T355"><text:tab/><text:tab/></text:span><text:span text:style-name="_5f_XMLContent"><text:span text:style-name="T355">Población </text:span></text:span><text:span text:style-name="_5f_XMLBracket"><text:span text:style-name="T355">&lt;</text:span></text:span><text:span text:style-name="_5f_XMLElement"><text:span text:style-name="T355">input</text:span></text:span><text:span text:style-name="T355"> </text:span><text:span text:style-name="_5f_XMLKeyWord"><text:span text:style-name="T355">type</text:span></text:span><text:span text:style-name="_5f_XMLBracket"><text:span text:style-name="T355">=</text:span></text:span><text:span text:style-name="_5f_XMLLiteral"><text:span text:style-name="T355">"text"</text:span></text:span><text:span text:style-name="T355"> </text:span><text:span text:style-name="_5f_XMLElement"><text:span text:style-name="T355">name</text:span></text:span><text:span text:style-name="_5f_XMLBracket"><text:span text:style-name="T355">=</text:span></text:span><text:span text:style-name="_5f_XMLLiteral"><text:span text:style-name="T355">"poblacion"</text:span></text:span><text:span text:style-name="T355"> </text:span><text:span text:style-name="_5f_XMLElement"><text:span text:style-name="T355">size</text:span></text:span><text:span text:style-name="_5f_XMLBracket"><text:span text:style-name="T355">=</text:span></text:span><text:span text:style-name="_5f_XMLLiteral"><text:span text:style-name="T355">"20"</text:span></text:span><text:span text:style-name="T355"> </text:span><text:span text:style-name="_5f_XMLElement"><text:span text:style-name="T355">maxlength</text:span></text:span><text:span text:style-name="_5f_XMLBracket"><text:span text:style-name="T355">=</text:span></text:span><text:span text:style-name="_5f_XMLLiteral"><text:span text:style-name="T355">"60"</text:span></text:span><text:span text:style-name="_5f_XMLBracket"><text:span text:style-name="T355">&gt;</text:span></text:span></text:p>
      <text:p text:style-name="P121"><text:span text:style-name="T355"><text:tab/><text:tab/></text:span><text:span text:style-name="_5f_XMLBracket"><text:span text:style-name="T355">&lt;</text:span></text:span><text:span text:style-name="_5f_XMLElement"><text:span text:style-name="T355">br</text:span></text:span><text:span text:style-name="_5f_XMLBracket"><text:span text:style-name="T355">&gt;</text:span></text:span></text:p>
      <text:p text:style-name="P411"><text:tab/><text:tab/>Sexo</text:p>
      <text:p text:style-name="P121"><text:span text:style-name="T355"><text:tab/><text:tab/></text:span><text:span text:style-name="_5f_XMLBracket"><text:span text:style-name="T355">&lt;</text:span></text:span><text:span text:style-name="_5f_XMLElement"><text:span text:style-name="T355">br</text:span></text:span><text:span text:style-name="_5f_XMLBracket"><text:span text:style-name="T355">&gt;</text:span></text:span></text:p>
      <text:p text:style-name="P121"><text:span text:style-name="T355"><text:tab/><text:tab/></text:span><text:span text:style-name="_5f_XMLBracket"><text:span text:style-name="T355">&lt;</text:span></text:span><text:span text:style-name="_5f_XMLElement"><text:span text:style-name="T355">input</text:span></text:span><text:span text:style-name="T355"> </text:span><text:span text:style-name="_5f_XMLKeyWord"><text:span text:style-name="T355">type</text:span></text:span><text:span text:style-name="_5f_XMLBracket"><text:span text:style-name="T355">=</text:span></text:span><text:span text:style-name="_5f_XMLLiteral"><text:span text:style-name="T355">"radio"</text:span></text:span><text:span text:style-name="T355"> </text:span><text:span text:style-name="_5f_XMLElement"><text:span text:style-name="T355">name</text:span></text:span><text:span text:style-name="_5f_XMLBracket"><text:span text:style-name="T355">=</text:span></text:span><text:span text:style-name="_5f_XMLLiteral"><text:span text:style-name="T355">"sexo"</text:span></text:span><text:span text:style-name="T355"> </text:span><text:span text:style-name="_5f_XMLElement"><text:span text:style-name="T355">value</text:span></text:span><text:span text:style-name="_5f_XMLBracket"><text:span text:style-name="T355">=</text:span></text:span><text:span text:style-name="_5f_XMLLiteral"><text:span text:style-name="T355">"Varon"</text:span></text:span><text:span text:style-name="T355"> </text:span><text:span text:style-name="_5f_XMLElement"><text:span text:style-name="T355">checked</text:span></text:span><text:span text:style-name="_5f_XMLBracket"><text:span text:style-name="T355">&gt;</text:span></text:span><text:span text:style-name="T355"> Hombre</text:span></text:p>
      <text:p text:style-name="P121"><text:span text:style-name="T355"><text:tab/><text:tab/></text:span><text:span text:style-name="_5f_XMLBracket"><text:span text:style-name="T355">&lt;</text:span></text:span><text:span text:style-name="_5f_XMLElement"><text:span text:style-name="T355">br</text:span></text:span><text:span text:style-name="_5f_XMLBracket"><text:span text:style-name="T355">&gt;</text:span></text:span></text:p>
      <text:p text:style-name="P121"><text:span text:style-name="T355"><text:tab/><text:tab/></text:span><text:span text:style-name="_5f_XMLBracket"><text:span text:style-name="T355">&lt;</text:span></text:span><text:span text:style-name="_5f_XMLElement"><text:span text:style-name="T355">input</text:span></text:span><text:span text:style-name="T355"> </text:span><text:span text:style-name="_5f_XMLKeyWord"><text:span text:style-name="T355">type</text:span></text:span><text:span text:style-name="_5f_XMLBracket"><text:span text:style-name="T355">=</text:span></text:span><text:span text:style-name="_5f_XMLLiteral"><text:span text:style-name="T355">"radio"</text:span></text:span><text:span text:style-name="T355"> </text:span><text:span text:style-name="_5f_XMLElement"><text:span text:style-name="T355">name</text:span></text:span><text:span text:style-name="_5f_XMLBracket"><text:span text:style-name="T355">=</text:span></text:span><text:span text:style-name="_5f_XMLLiteral"><text:span text:style-name="T355">"sexo"</text:span></text:span><text:span text:style-name="T355"> </text:span><text:span text:style-name="_5f_XMLElement"><text:span text:style-name="T355">value</text:span></text:span><text:span text:style-name="_5f_XMLBracket"><text:span text:style-name="T355">=</text:span></text:span><text:span text:style-name="_5f_XMLLiteral"><text:span text:style-name="T355">"Hembra"</text:span></text:span><text:span text:style-name="_5f_XMLBracket"><text:span text:style-name="T355">&gt;</text:span></text:span><text:span text:style-name="T355"> Mujer</text:span></text:p>
      <text:p text:style-name="P121"><text:span text:style-name="T355"><text:tab/><text:tab/></text:span><text:span text:style-name="_5f_XMLBracket"><text:span text:style-name="T355">&lt;</text:span></text:span><text:span text:style-name="_5f_XMLElement"><text:span text:style-name="T355">br</text:span></text:span><text:span text:style-name="_5f_XMLBracket"><text:span text:style-name="T355">&gt;</text:span></text:span></text:p>
      <text:p text:style-name="P121"><text:span text:style-name="T355"><text:tab/><text:tab/></text:span><text:span text:style-name="_5f_XMLBracket"><text:span text:style-name="T355">&lt;</text:span></text:span><text:span text:style-name="_5f_XMLElement"><text:span text:style-name="T355">br</text:span></text:span><text:span text:style-name="_5f_XMLBracket"><text:span text:style-name="T355">&gt;</text:span></text:span></text:p>
      <text:p text:style-name="P411"><text:tab/><text:tab/>Frecuencia de los viajes</text:p>
      <text:p text:style-name="P121"><text:span text:style-name="T355"><text:tab/><text:tab/></text:span><text:span text:style-name="_5f_XMLBracket"><text:span text:style-name="T355">&lt;</text:span></text:span><text:span text:style-name="_5f_XMLElement"><text:span text:style-name="T355">br</text:span></text:span><text:span text:style-name="_5f_XMLBracket"><text:span text:style-name="T355">&gt;</text:span></text:span></text:p>
      <text:p text:style-name="P121"><text:span text:style-name="T355"><text:tab/><text:tab/></text:span><text:span text:style-name="_5f_XMLBracket"><text:span text:style-name="T355">&lt;</text:span></text:span><text:span text:style-name="_5f_XMLElement"><text:span text:style-name="T355">select</text:span></text:span><text:span text:style-name="T355"> </text:span><text:span text:style-name="_5f_XMLElement"><text:span text:style-name="T355">name</text:span></text:span><text:span text:style-name="_5f_XMLBracket"><text:span text:style-name="T355">=</text:span></text:span><text:span text:style-name="_5f_XMLLiteral"><text:span text:style-name="T355">"utilizacion"</text:span></text:span><text:span text:style-name="_5f_XMLBracket"><text:span text:style-name="T355">&gt;</text:span></text:span></text:p>
      <text:p text:style-name="P121"><text:span text:style-name="T355"><text:tab/><text:tab/><text:tab/></text:span><text:span text:style-name="_5f_XMLBracket"><text:span text:style-name="T355">&lt;</text:span></text:span><text:span text:style-name="_5f_XMLElement"><text:span text:style-name="T355">option</text:span></text:span><text:span text:style-name="T355"> </text:span><text:span text:style-name="_5f_XMLElement"><text:span text:style-name="T355">value</text:span></text:span><text:span text:style-name="_5f_XMLBracket"><text:span text:style-name="T355">=</text:span></text:span><text:span text:style-name="_5f_XMLLiteral"><text:span text:style-name="T355">"1"</text:span></text:span><text:span text:style-name="_5f_XMLBracket"><text:span text:style-name="T355">&gt;</text:span></text:span><text:span text:style-name="T355">Varias veces al dia</text:span></text:p>
      <text:p text:style-name="P121"><text:span text:style-name="T355"><text:tab/><text:tab/><text:tab/><text:tab/></text:span><text:span text:style-name="_5f_XMLBracket"><text:span text:style-name="T355">&lt;</text:span></text:span><text:span text:style-name="_5f_XMLElement"><text:span text:style-name="T355">option</text:span></text:span><text:span text:style-name="T355"> </text:span><text:span text:style-name="_5f_XMLElement"><text:span text:style-name="T355">value</text:span></text:span><text:span text:style-name="_5f_XMLBracket"><text:span text:style-name="T355">=</text:span></text:span><text:span text:style-name="_5f_XMLLiteral"><text:span text:style-name="T355">"2"</text:span></text:span><text:span text:style-name="_5f_XMLBracket"><text:span text:style-name="T355">&gt;</text:span></text:span><text:span text:style-name="T355">Una vez al dia</text:span></text:p>
      <text:p text:style-name="P121"><text:span text:style-name="T355"><text:tab/><text:tab/><text:tab/><text:tab/><text:tab/></text:span><text:span text:style-name="_5f_XMLBracket"><text:span text:style-name="T355">&lt;</text:span></text:span><text:span text:style-name="_5f_XMLElement"><text:span text:style-name="T355">option</text:span></text:span><text:span text:style-name="T355"> </text:span><text:span text:style-name="_5f_XMLElement"><text:span text:style-name="T355">value</text:span></text:span><text:span text:style-name="_5f_XMLBracket"><text:span text:style-name="T355">=</text:span></text:span><text:span text:style-name="_5f_XMLLiteral"><text:span text:style-name="T355">"3"</text:span></text:span><text:span text:style-name="_5f_XMLBracket"><text:span text:style-name="T355">&gt;</text:span></text:span><text:span text:style-name="T355">Varias veces a la semana</text:span></text:p>
      <text:p text:style-name="P121"><text:span text:style-name="T355"><text:tab/><text:tab/><text:tab/><text:tab/><text:tab/><text:tab/></text:span><text:span text:style-name="_5f_XMLBracket"><text:span text:style-name="T355">&lt;</text:span></text:span><text:span text:style-name="_5f_XMLElement"><text:span text:style-name="T355">option</text:span></text:span><text:span text:style-name="T355"> </text:span><text:span text:style-name="_5f_XMLElement"><text:span text:style-name="T355">value</text:span></text:span><text:span text:style-name="_5f_XMLBracket"><text:span text:style-name="T355">=</text:span></text:span><text:span text:style-name="_5f_XMLLiteral"><text:span text:style-name="T355">"4"</text:span></text:span><text:span text:style-name="_5f_XMLBracket"><text:span text:style-name="T355">&gt;</text:span></text:span><text:span text:style-name="T355">varias veces al mes</text:span></text:p>
      <text:p text:style-name="P121"><text:span text:style-name="T355"><text:tab/><text:tab/><text:tab/><text:tab/><text:tab/><text:tab/></text:span><text:span text:style-name="_5f_XMLBracket"><text:span text:style-name="T355">&lt;/</text:span></text:span><text:span text:style-name="_5f_XMLElement"><text:span text:style-name="T355">select</text:span></text:span><text:span text:style-name="_5f_XMLBracket"><text:span text:style-name="T355">&gt;</text:span></text:span></text:p>
      <text:p text:style-name="P121"><text:span text:style-name="T355"><text:tab/><text:tab/><text:tab/><text:tab/><text:tab/><text:tab/></text:span><text:span text:style-name="_5f_XMLBracket"><text:span text:style-name="T355">&lt;</text:span></text:span><text:span text:style-name="_5f_XMLElement"><text:span text:style-name="T355">br</text:span></text:span><text:span text:style-name="_5f_XMLBracket"><text:span text:style-name="T355">&gt;</text:span></text:span></text:p>
      <text:p text:style-name="P121"><text:span text:style-name="T355"><text:tab/><text:tab/><text:tab/><text:tab/><text:tab/><text:tab/></text:span><text:span text:style-name="_5f_XMLBracket"><text:span text:style-name="T355">&lt;</text:span></text:span><text:span text:style-name="_5f_XMLElement"><text:span text:style-name="T355">br</text:span></text:span><text:span text:style-name="_5f_XMLBracket"><text:span text:style-name="T355">&gt;</text:span></text:span></text:p>
      <text:p text:style-name="P411"><text:tab/><text:tab/><text:tab/><text:tab/><text:tab/><text:tab/>Comentarios sobre su satisfacción personal</text:p>
      <text:p text:style-name="P121"><text:span text:style-name="T355"><text:tab/><text:tab/><text:tab/><text:tab/><text:tab/><text:tab/></text:span><text:span text:style-name="_5f_XMLBracket"><text:span text:style-name="T355">&lt;</text:span></text:span><text:span text:style-name="_5f_XMLElement"><text:span text:style-name="T355">br</text:span></text:span><text:span text:style-name="_5f_XMLBracket"><text:span text:style-name="T355">&gt;</text:span></text:span></text:p>
      <text:p text:style-name="P121"><text:span text:style-name="T355"><text:tab/><text:tab/><text:tab/><text:tab/><text:tab/><text:tab/></text:span><text:span text:style-name="_5f_XMLBracket"><text:span text:style-name="T355">&lt;</text:span></text:span><text:span text:style-name="_5f_XMLElement"><text:span text:style-name="T355">textarea</text:span></text:span><text:span text:style-name="T355"> </text:span><text:span text:style-name="_5f_XMLElement"><text:span text:style-name="T355">cols</text:span></text:span><text:span text:style-name="_5f_XMLBracket"><text:span text:style-name="T355">=</text:span></text:span><text:span text:style-name="_5f_XMLLiteral"><text:span text:style-name="T355">"30"</text:span></text:span><text:span text:style-name="T355"> </text:span><text:span text:style-name="_5f_XMLElement"><text:span text:style-name="T355">rows</text:span></text:span><text:span text:style-name="_5f_XMLBracket"><text:span text:style-name="T355">=</text:span></text:span><text:span text:style-name="_5f_XMLLiteral"><text:span text:style-name="T355">"7"</text:span></text:span><text:span text:style-name="T355"> </text:span><text:span text:style-name="_5f_XMLElement"><text:span text:style-name="T355">name</text:span></text:span><text:span text:style-name="_5f_XMLBracket"><text:span text:style-name="T355">=</text:span></text:span><text:span text:style-name="_5f_XMLLiteral"><text:span text:style-name="T355">"comentarios"</text:span></text:span><text:span text:style-name="_5f_XMLBracket"><text:span text:style-name="T355">&gt;&lt;/</text:span></text:span><text:span text:style-name="_5f_XMLElement"><text:span text:style-name="T355">textarea</text:span></text:span><text:span text:style-name="_5f_XMLBracket"><text:span text:style-name="T355">&gt;</text:span></text:span></text:p>
      <text:p text:style-name="P121"><text:span text:style-name="T355"><text:tab/><text:tab/><text:tab/><text:tab/><text:tab/><text:tab/></text:span><text:span text:style-name="_5f_XMLBracket"><text:span text:style-name="T355">&lt;</text:span></text:span><text:span text:style-name="_5f_XMLElement"><text:span text:style-name="T355">br</text:span></text:span><text:span text:style-name="_5f_XMLBracket"><text:span text:style-name="T355">&gt;</text:span></text:span></text:p>
      <text:p text:style-name="P121"><text:span text:style-name="T355"><text:tab/><text:tab/><text:tab/><text:tab/><text:tab/><text:tab/></text:span><text:span text:style-name="_5f_XMLBracket"><text:span text:style-name="T355">&lt;</text:span></text:span><text:span text:style-name="_5f_XMLElement"><text:span text:style-name="T355">br</text:span></text:span><text:span text:style-name="_5f_XMLBracket"><text:span text:style-name="T355">&gt;</text:span></text:span></text:p>
      <text:p text:style-name="P121"><text:span text:style-name="T355"><text:tab/><text:tab/><text:tab/><text:tab/><text:tab/><text:tab/></text:span><text:span text:style-name="_5f_XMLBracket"><text:span text:style-name="T355">&lt;</text:span></text:span><text:span text:style-name="_5f_XMLElement"><text:span text:style-name="T355">input</text:span></text:span><text:span text:style-name="T355"> </text:span><text:span text:style-name="_5f_XMLKeyWord"><text:span text:style-name="T355">type</text:span></text:span><text:span text:style-name="_5f_XMLBracket"><text:span text:style-name="T355">=</text:span></text:span><text:span text:style-name="_5f_XMLLiteral"><text:span text:style-name="T355">"checkbox"</text:span></text:span><text:span text:style-name="T355"> </text:span><text:span text:style-name="_5f_XMLElement"><text:span text:style-name="T355">name</text:span></text:span><text:span text:style-name="_5f_XMLBracket"><text:span text:style-name="T355">=</text:span></text:span><text:span text:style-name="_5f_XMLLiteral"><text:span text:style-name="T355">"recibir_info"</text:span></text:span><text:span text:style-name="T355"> </text:span><text:span text:style-name="_5f_XMLElement"><text:span text:style-name="T355">checked</text:span></text:span><text:span text:style-name="_5f_XMLBracket"><text:span text:style-name="T355">&gt;</text:span></text:span></text:p>
      <text:p text:style-name="P411"><text:tab/><text:tab/><text:tab/><text:tab/><text:tab/><text:tab/>Deseo recibir notificación de las novedades en las líneas de autobuses.</text:p>
      <text:p text:style-name="P121"><text:span text:style-name="T355"><text:tab/><text:tab/><text:tab/><text:tab/><text:tab/><text:tab/></text:span><text:span text:style-name="_5f_XMLBracket"><text:span text:style-name="T355">&lt;</text:span></text:span><text:span text:style-name="_5f_XMLElement"><text:span text:style-name="T355">br</text:span></text:span><text:span text:style-name="_5f_XMLBracket"><text:span text:style-name="T355">&gt;</text:span></text:span></text:p>
      <text:p text:style-name="P121"><text:span text:style-name="T355"><text:tab/><text:tab/><text:tab/><text:tab/><text:tab/><text:tab/></text:span><text:span text:style-name="_5f_XMLBracket"><text:span text:style-name="T355">&lt;</text:span></text:span><text:span text:style-name="_5f_XMLElement"><text:span text:style-name="T355">br</text:span></text:span><text:span text:style-name="_5f_XMLBracket"><text:span text:style-name="T355">&gt;</text:span></text:span></text:p>
      <text:p text:style-name="P121"><text:span text:style-name="T355"><text:tab/><text:tab/><text:tab/><text:tab/><text:tab/><text:tab/></text:span><text:span text:style-name="_5f_XMLBracket"><text:span text:style-name="T355">&lt;</text:span></text:span><text:span text:style-name="_5f_XMLElement"><text:span text:style-name="T355">input</text:span></text:span><text:span text:style-name="T355"> </text:span><text:span text:style-name="_5f_XMLKeyWord"><text:span text:style-name="T355">type</text:span></text:span><text:span text:style-name="_5f_XMLBracket"><text:span text:style-name="T355">=</text:span></text:span><text:span text:style-name="_5f_XMLLiteral"><text:span text:style-name="T355">"submit"</text:span></text:span><text:span text:style-name="T355"> </text:span><text:span text:style-name="_5f_XMLElement"><text:span text:style-name="T355">value</text:span></text:span><text:span text:style-name="_5f_XMLBracket"><text:span text:style-name="T355">=</text:span></text:span><text:span text:style-name="_5f_XMLLiteral"><text:span text:style-name="T355">"Enviar formulario"</text:span></text:span><text:span text:style-name="_5f_XMLBracket"><text:span text:style-name="T355">&gt;</text:span></text:span></text:p>
      <text:p text:style-name="P121"><text:span text:style-name="T355"><text:tab/><text:tab/><text:tab/><text:tab/><text:tab/><text:tab/></text:span><text:span text:style-name="_5f_XMLBracket"><text:span text:style-name="T355">&lt;</text:span></text:span><text:span text:style-name="_5f_XMLElement"><text:span text:style-name="T355">br</text:span></text:span><text:span text:style-name="_5f_XMLBracket"><text:span text:style-name="T355">&gt;</text:span></text:span></text:p>
      <text:p text:style-name="P121"><text:span text:style-name="T355"><text:tab/><text:tab/><text:tab/><text:tab/><text:tab/><text:tab/></text:span><text:span text:style-name="_5f_XMLBracket"><text:span text:style-name="T355">&lt;</text:span></text:span><text:span text:style-name="_5f_XMLElement"><text:span text:style-name="T355">br</text:span></text:span><text:span text:style-name="_5f_XMLBracket"><text:span text:style-name="T355">&gt;</text:span></text:span></text:p>
      <text:p text:style-name="P121"><text:span text:style-name="T355"><text:tab/><text:tab/><text:tab/><text:tab/><text:tab/><text:tab/></text:span><text:span text:style-name="_5f_XMLBracket"><text:span text:style-name="T355">&lt;</text:span></text:span><text:span text:style-name="_5f_XMLElement"><text:span text:style-name="T355">input</text:span></text:span><text:span text:style-name="T355"> </text:span><text:span text:style-name="_5f_XMLKeyWord"><text:span text:style-name="T355">type</text:span></text:span><text:span text:style-name="_5f_XMLBracket"><text:span text:style-name="T355">=</text:span></text:span><text:span text:style-name="_5f_XMLLiteral"><text:span text:style-name="T355">"Reset"</text:span></text:span><text:span text:style-name="T355"> </text:span><text:span text:style-name="_5f_XMLElement"><text:span text:style-name="T355">value</text:span></text:span><text:span text:style-name="_5f_XMLBracket"><text:span text:style-name="T355">=</text:span></text:span><text:span text:style-name="_5f_XMLLiteral"><text:span text:style-name="T355">"Borrar todo"</text:span></text:span><text:span text:style-name="_5f_XMLBracket"><text:span text:style-name="T355">&gt;</text:span></text:span></text:p>
      <text:p text:style-name="P121"><text:span text:style-name="T355"><text:tab/><text:tab/><text:tab/><text:tab/><text:tab/></text:span><text:span text:style-name="_5f_XMLBracket"><text:span text:style-name="T355">&lt;/</text:span></text:span><text:span text:style-name="_5f_XMLElement"><text:span text:style-name="T355">form</text:span></text:span><text:span text:style-name="_5f_XMLBracket"><text:span text:style-name="T355">&gt;</text:span></text:span></text:p>
      <text:p text:style-name="P121"><text:span text:style-name="T355"><text:tab/><text:tab/><text:tab/><text:tab/></text:span><text:span text:style-name="_5f_XMLBracket"><text:span text:style-name="T355">&lt;/</text:span></text:span><text:span text:style-name="_5f_XMLElement"><text:span text:style-name="T355">body</text:span></text:span><text:span text:style-name="_5f_XMLBracket"><text:span text:style-name="T355">&gt;</text:span></text:span></text:p>
      <text:p text:style-name="P121"><text:span text:style-name="T355"><text:tab/><text:tab/><text:tab/><text:tab/></text:span><text:span text:style-name="_5f_XMLBracket"><text:span text:style-name="T355">&lt;/</text:span></text:span><text:span text:style-name="_5f_XMLElement"><text:span text:style-name="T355">html</text:span></text:span><text:span text:style-name="_5f_XMLBracket"><text:span text:style-name="T355">&gt;</text:span></text:span></text:p>
      <text:p text:style-name="P408"/>
      <text:p text:style-name="P124"/>
      <text:p text:style-name="P124"/>
      <text:p text:style-name="P132">Resultado visual:</text:p>
      <text:p text:style-name="P185"><draw:frame draw:style-name="fr4" draw:name="gráficos9" text:anchor-type="paragraph" svg:width="15.589cm" svg:height="16.203cm" draw:z-index="8"><draw:image xlink:href="Pictures/1000000000000294000002AE9B8EA9BE.png" xlink:type="simple" xlink:show="embed" xlink:actuate="onLoad"/></draw:frame><text:soft-page-break/></text:p>
      <text:p text:style-name="P73">Introducción a CSS</text:p>
      <text:p text:style-name="P17"><text:span text:style-name="T2">CSS </text:span><text:span text:style-name="T79">“Cascading Style Sheet” </text:span><text:span text:style-name="T35">hojas de estilo en cascada, es una tecnología usada para maquetar sitios web, con CSS se manipula la apariencia y posición de las etiquetas HTML, esta herramienta permite crear sitios web estéticos, trabaja con colores, sombras, degradados, etc.</text:span></text:p>
      <text:p text:style-name="P17"/>
      <text:p text:style-name="P73">Historia CSS</text:p>
      <text:p text:style-name="P163">CSS, se encuentra actualmente en la versión 3 de la cual solo se han publicado borradores, este estándar está en el mercado desde hace algunos años, aunque la versión final aún no ha sido liberada ya está soportado por la mayoría de los navegadores, la primera publicación del estándar fue liberado por la W3C en el año 1996, se creó por la necesidad de hacer que los sitios tengan una estructura visual, cosa que no es capaz de proveer HTML, vista esta necesidad se hicieron propuestas a la W3C, esta entidad tomó lo mejor de dos estándares recibidos y <text:soft-page-break/>publico CSS nivel 1 en 1996, desde entonces se continuo con el desarrollo de esta tecnología, en la actualidad CSS es capaz de realizar animaciones por hardware por solo mencionar una de sus capacidades, esta es una tecnología que cualquier desarrollador web debe conocer, y es imprescindible para un diseñador web.</text:p>
      <text:p text:style-name="P16"/>
      <text:p text:style-name="P73">Sintaxis Básica</text:p>
      <text:p text:style-name="P39"><text:span text:style-name="T35">La sintaxis de CSS es simple, es necesario un selector al que se le van a aplicar estilo, el conjunto de sentencias de estilo van entre llaves para aplicar un estilo basta con escribir el nombre del estilo seguido por el símbolo dos puntos </text:span><text:span text:style-name="T87">“:” </text:span><text:span text:style-name="T147">y el valor del atributo terminando la línea en punto y coma </text:span><text:span text:style-name="T88">“;”</text:span><text:span text:style-name="T147">, CSS soporta comentarios de C/C++.</text:span></text:p>
      <text:p text:style-name="P17"/>
      <text:p text:style-name="P73">Selectores</text:p>
      <text:p text:style-name="P186"><text:span text:style-name="T413">Son los selectores quienes eligen el destino de los estilos, con un selector se elije a <text:s/>las etiquetas que se de desee aplicar estilos, </text:span><text:span text:style-name="T414">los selectores CSS permiten seleccionar cualquier elemento de la pagina y en cualquier instante, si una etiqueta cambia un atributo o estado, el selector aplica el estilo de manera inmediata. </text:span></text:p>
      <text:p text:style-name="P234"/>
      <text:p text:style-name="P235">Un listado de los selectores CSS:</text:p>
      <text:p text:style-name="P17"/>
      <text:p text:style-name="P17"/>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474">Selector</text:p>
          </table:table-cell>
          <table:table-cell table:style-name="Tabla4.A1" office:value-type="string">
            <text:p text:style-name="P474">Ejemplo</text:p>
          </table:table-cell>
          <table:table-cell table:style-name="Tabla4.A1" office:value-type="string">
            <text:p text:style-name="P474">Descripción</text:p>
          </table:table-cell>
          <table:table-cell table:style-name="Tabla4.D1" office:value-type="string">
            <text:p text:style-name="P474">CSS</text:p>
          </table:table-cell>
        </table:table-row>
        <table:table-row table:style-name="Tabla4.2">
          <table:table-cell table:style-name="Tabla4.A1" office:value-type="string">
            <text:p text:style-name="P474">.class</text:p>
          </table:table-cell>
          <table:table-cell table:style-name="Tabla4.B2" office:value-type="string">
            <text:p text:style-name="P481">.intro</text:p>
          </table:table-cell>
          <table:table-cell table:style-name="Tabla4.B2" office:value-type="string">
            <text:p text:style-name="P481">Selecciona las etiquetas conclass="intro"</text:p>
          </table:table-cell>
          <table:table-cell table:style-name="Tabla4.D2" office:value-type="string">
            <text:p text:style-name="P481">1</text:p>
          </table:table-cell>
        </table:table-row>
        <table:table-row table:style-name="Tabla4.3">
          <table:table-cell table:style-name="Tabla4.A1" office:value-type="string">
            <text:p text:style-name="P487"><text:a xlink:type="simple" xlink:href="http://www.w3schools.com/cssref/sel_id.asp"><text:span text:style-name="Internet_20_link"><text:span text:style-name="T324">#id</text:span></text:span></text:a></text:p>
          </table:table-cell>
          <table:table-cell table:style-name="Tabla4.B2" office:value-type="string">
            <text:p text:style-name="P481">#firstname</text:p>
          </table:table-cell>
          <table:table-cell table:style-name="Tabla4.B2" office:value-type="string">
            <text:p text:style-name="P481">Selecciona la etiqueta con id="firstname"</text:p>
          </table:table-cell>
          <table:table-cell table:style-name="Tabla4.D2" office:value-type="string">
            <text:p text:style-name="P481">1</text:p>
          </table:table-cell>
        </table:table-row>
        <table:table-row table:style-name="Tabla4.4">
          <table:table-cell table:style-name="Tabla4.A1" office:value-type="string">
            <text:p text:style-name="P487"><text:a xlink:type="simple" xlink:href="http://www.w3schools.com/cssref/sel_all.asp"><text:span text:style-name="Internet_20_link"><text:span text:style-name="T324">*</text:span></text:span></text:a></text:p>
          </table:table-cell>
          <table:table-cell table:style-name="Tabla4.B2" office:value-type="string">
            <text:p text:style-name="P481">*</text:p>
          </table:table-cell>
          <table:table-cell table:style-name="Tabla4.B2" office:value-type="string">
            <text:p text:style-name="P481">Selecciona todos las etiquetas</text:p>
          </table:table-cell>
          <table:table-cell table:style-name="Tabla4.D2" office:value-type="string">
            <text:p text:style-name="P481">2</text:p>
          </table:table-cell>
        </table:table-row>
        <table:table-row table:style-name="Tabla4.5">
          <table:table-cell table:style-name="Tabla4.A1" office:value-type="string">
            <text:p text:style-name="P487"><text:a xlink:type="simple" xlink:href="http://www.w3schools.com/cssref/sel_element.asp"><text:span text:style-name="Internet_20_link"><text:span text:style-name="T324">etiqueta</text:span></text:span></text:a></text:p>
          </table:table-cell>
          <table:table-cell table:style-name="Tabla4.B2" office:value-type="string">
            <text:p text:style-name="P481">p</text:p>
          </table:table-cell>
          <table:table-cell table:style-name="Tabla4.B2" office:value-type="string">
            <text:p text:style-name="P481">Selección todas las etiquetas &lt;p&gt;</text:p>
          </table:table-cell>
          <table:table-cell table:style-name="Tabla4.D2" office:value-type="string">
            <text:p text:style-name="P481">1</text:p>
          </table:table-cell>
        </table:table-row>
        <table:table-row table:style-name="Tabla4.6">
          <table:table-cell table:style-name="Tabla4.A1" office:value-type="string">
            <text:p text:style-name="P518"><text:a xlink:type="simple" xlink:href="http://www.w3schools.com/cssref/sel_element_comma.asp"><text:span text:style-name="Internet_20_link"><text:span text:style-name="T324">etiqueta,etiqueta</text:span></text:span></text:a></text:p>
          </table:table-cell>
          <table:table-cell table:style-name="Tabla4.B2" office:value-type="string">
            <text:p text:style-name="P481">div,p</text:p>
          </table:table-cell>
          <table:table-cell table:style-name="Tabla4.B2" office:value-type="string">
            <text:p text:style-name="P481">Selecciona todas las etiquetas&lt;div&gt;y &lt;p&gt;</text:p>
          </table:table-cell>
          <table:table-cell table:style-name="Tabla4.D2" office:value-type="string">
            <text:p text:style-name="P481">1</text:p>
          </table:table-cell>
        </table:table-row>
        <table:table-row table:style-name="Tabla4.7">
          <table:table-cell table:style-name="Tabla4.A1" office:value-type="string">
            <text:p text:style-name="P487"><text:a xlink:type="simple" xlink:href="http://www.w3schools.com/cssref/sel_element_element.asp"><text:span text:style-name="Internet_20_link"><text:span text:style-name="T324">Etiqueta.etiqueta</text:span></text:span></text:a></text:p>
          </table:table-cell>
          <table:table-cell table:style-name="Tabla4.B2" office:value-type="string">
            <text:p text:style-name="P481">div p</text:p>
          </table:table-cell>
          <table:table-cell table:style-name="Tabla4.B2" office:value-type="string">
            <text:p text:style-name="P481">Selecciona todas las etiquetas &lt;p&gt;que tengan una etiqueta dentro &lt;div&gt;</text:p>
          </table:table-cell>
          <table:table-cell table:style-name="Tabla4.D2" office:value-type="string">
            <text:p text:style-name="P481">1</text:p>
          </table:table-cell>
        </table:table-row>
        <table:table-row table:style-name="Tabla4.8">
          <table:table-cell table:style-name="Tabla4.A1" office:value-type="string">
            <text:p text:style-name="P487"><text:a xlink:type="simple" xlink:href="http://www.w3schools.com/cssref/sel_element_gt.asp"><text:span text:style-name="Internet_20_link"><text:span text:style-name="T324">etiqueta&gt;etiqueta</text:span></text:span></text:a></text:p>
          </table:table-cell>
          <table:table-cell table:style-name="Tabla4.B2" office:value-type="string">
            <text:p text:style-name="P481">div&gt;p</text:p>
          </table:table-cell>
          <table:table-cell table:style-name="Tabla4.B2" office:value-type="string">
            <text:p text:style-name="P481">Selecciona todas las etiquetas &lt;p&gt;dentro de la etiquetas &lt;div&gt;</text:p>
          </table:table-cell>
          <table:table-cell table:style-name="Tabla4.D2" office:value-type="string">
            <text:p text:style-name="P481">2</text:p>
          </table:table-cell>
        </table:table-row>
        <table:table-row table:style-name="Tabla4.9">
          <table:table-cell table:style-name="Tabla4.A1" office:value-type="string">
            <text:p text:style-name="P487"><text:a xlink:type="simple" xlink:href="http://www.w3schools.com/cssref/sel_element_pluss.asp"><text:span text:style-name="Internet_20_link"><text:span text:style-name="T324">etiqueta+etiqueta</text:span></text:span></text:a></text:p>
          </table:table-cell>
          <table:table-cell table:style-name="Tabla4.B2" office:value-type="string">
            <text:p text:style-name="P481">div+p</text:p>
          </table:table-cell>
          <table:table-cell table:style-name="Tabla4.B2" office:value-type="string">
            <text:p text:style-name="P481">Selecciona todas las etiquetas &lt;p&gt; que tienen un etiqueta&lt;div&gt;como siguiente elemento</text:p>
          </table:table-cell>
          <table:table-cell table:style-name="Tabla4.D2" office:value-type="string">
            <text:p text:style-name="P481">2</text:p>
          </table:table-cell>
        </table:table-row>
        <table:table-row table:style-name="Tabla4.10">
          <table:table-cell table:style-name="Tabla4.A1" office:value-type="string">
            <text:p text:style-name="P487"><text:a xlink:type="simple" xlink:href="http://www.w3schools.com/cssref/sel_attribute.asp"><text:span text:style-name="Internet_20_link"><text:span text:style-name="T324">[atributo]</text:span></text:span></text:a></text:p>
          </table:table-cell>
          <table:table-cell table:style-name="Tabla4.B2" office:value-type="string">
            <text:p text:style-name="P481">[target]</text:p>
          </table:table-cell>
          <table:table-cell table:style-name="Tabla4.B2" office:value-type="string">
            <text:p text:style-name="P481">Selecciona etiquetas por un atributo</text:p>
          </table:table-cell>
          <table:table-cell table:style-name="Tabla4.D2" office:value-type="string">
            <text:p text:style-name="P481">2</text:p>
          </table:table-cell>
        </table:table-row>
        <table:table-row table:style-name="Tabla4.11">
          <table:table-cell table:style-name="Tabla4.A1" office:value-type="string">
            <text:p text:style-name="P487"><text:a xlink:type="simple" xlink:href="http://www.w3schools.com/cssref/sel_attribute_value.asp"><text:span text:style-name="Internet_20_link"><text:span text:style-name="T324">[atributo=valor]</text:span></text:span></text:a></text:p>
          </table:table-cell>
          <table:table-cell table:style-name="Tabla4.B2" office:value-type="string">
            <text:p text:style-name="P481">[target=_blank]</text:p>
          </table:table-cell>
          <table:table-cell table:style-name="Tabla4.B2" office:value-type="string">
            <text:p text:style-name="P481">Selecciona etiquetas con target="_blank"</text:p>
          </table:table-cell>
          <table:table-cell table:style-name="Tabla4.D2" office:value-type="string">
            <text:p text:style-name="P481">2</text:p>
          </table:table-cell>
        </table:table-row>
        <table:table-row table:style-name="Tabla4.12">
          <table:table-cell table:style-name="Tabla4.A1" office:value-type="string">
            <text:p text:style-name="P487"><text:a xlink:type="simple" xlink:href="http://www.w3schools.com/cssref/sel_link.asp"><text:span text:style-name="Internet_20_link"><text:span text:style-name="T324">:link</text:span></text:span></text:a></text:p>
          </table:table-cell>
          <table:table-cell table:style-name="Tabla4.B2" office:value-type="string">
            <text:p text:style-name="P481">a:link</text:p>
          </table:table-cell>
          <table:table-cell table:style-name="Tabla4.B2" office:value-type="string">
            <text:p text:style-name="P481">Selecciona link sin visitar</text:p>
          </table:table-cell>
          <table:table-cell table:style-name="Tabla4.D2" office:value-type="string">
            <text:p text:style-name="P481">1</text:p>
          </table:table-cell>
        </table:table-row>
        <table:table-row table:style-name="Tabla4.13">
          <table:table-cell table:style-name="Tabla4.A1" office:value-type="string">
            <text:p text:style-name="P487"><text:a xlink:type="simple" xlink:href="http://www.w3schools.com/cssref/sel_visited.asp"><text:span text:style-name="Internet_20_link"><text:span text:style-name="T324">:visited</text:span></text:span></text:a></text:p>
          </table:table-cell>
          <table:table-cell table:style-name="Tabla4.B2" office:value-type="string">
            <text:p text:style-name="P481">a:visited</text:p>
          </table:table-cell>
          <table:table-cell table:style-name="Tabla4.B2" office:value-type="string">
            <text:p text:style-name="P481">Selecciona link visitados</text:p>
          </table:table-cell>
          <table:table-cell table:style-name="Tabla4.D2" office:value-type="string">
            <text:p text:style-name="P481">1</text:p>
          </table:table-cell>
        </table:table-row>
        <text:soft-page-break/>
        <table:table-row table:style-name="Tabla4.11">
          <table:table-cell table:style-name="Tabla4.A1" office:value-type="string">
            <text:p text:style-name="P487"><text:a xlink:type="simple" xlink:href="http://www.w3schools.com/cssref/sel_active.asp"><text:span text:style-name="Internet_20_link"><text:span text:style-name="T324">:active</text:span></text:span></text:a></text:p>
          </table:table-cell>
          <table:table-cell table:style-name="Tabla4.B2" office:value-type="string">
            <text:p text:style-name="P481">a:active</text:p>
          </table:table-cell>
          <table:table-cell table:style-name="Tabla4.B2" office:value-type="string">
            <text:p text:style-name="P481">Selecciona links activos</text:p>
          </table:table-cell>
          <table:table-cell table:style-name="Tabla4.D2" office:value-type="string">
            <text:p text:style-name="P481">1</text:p>
          </table:table-cell>
        </table:table-row>
        <table:table-row table:style-name="Tabla4.15">
          <table:table-cell table:style-name="Tabla4.A1" office:value-type="string">
            <text:p text:style-name="P487"><text:a xlink:type="simple" xlink:href="http://www.w3schools.com/cssref/sel_hover.asp"><text:span text:style-name="Internet_20_link"><text:span text:style-name="T324">:hover</text:span></text:span></text:a></text:p>
          </table:table-cell>
          <table:table-cell table:style-name="Tabla4.B2" office:value-type="string">
            <text:p text:style-name="P481">a:hover</text:p>
          </table:table-cell>
          <table:table-cell table:style-name="Tabla4.B2" office:value-type="string">
            <text:p text:style-name="P481">Selecciona links que tengan el puntero del mouse encima</text:p>
          </table:table-cell>
          <table:table-cell table:style-name="Tabla4.D2" office:value-type="string">
            <text:p text:style-name="P481">1</text:p>
          </table:table-cell>
        </table:table-row>
        <table:table-row table:style-name="Tabla4.16">
          <table:table-cell table:style-name="Tabla4.A1" office:value-type="string">
            <text:p text:style-name="P487"><text:a xlink:type="simple" xlink:href="http://www.w3schools.com/cssref/sel_focus.asp"><text:span text:style-name="Internet_20_link"><text:span text:style-name="T324">:focus</text:span></text:span></text:a></text:p>
          </table:table-cell>
          <table:table-cell table:style-name="Tabla4.B2" office:value-type="string">
            <text:p text:style-name="P481">input:focus</text:p>
          </table:table-cell>
          <table:table-cell table:style-name="Tabla4.B2" office:value-type="string">
            <text:p text:style-name="P481">Selecciona etiquetas imput con foco</text:p>
          </table:table-cell>
          <table:table-cell table:style-name="Tabla4.D2" office:value-type="string">
            <text:p text:style-name="P481">2</text:p>
          </table:table-cell>
        </table:table-row>
        <table:table-row table:style-name="Tabla4.10">
          <table:table-cell table:style-name="Tabla4.A1" office:value-type="string">
            <text:p text:style-name="P487"><text:a xlink:type="simple" xlink:href="http://www.w3schools.com/cssref/sel_firstline.asp"><text:span text:style-name="Internet_20_link"><text:span text:style-name="T324">:first-line</text:span></text:span></text:a></text:p>
          </table:table-cell>
          <table:table-cell table:style-name="Tabla4.B2" office:value-type="string">
            <text:p text:style-name="P481">p:first-line</text:p>
          </table:table-cell>
          <table:table-cell table:style-name="Tabla4.B2" office:value-type="string">
            <text:p text:style-name="P481">Selecciona la primera etiqueta &lt;p&gt; del documento</text:p>
          </table:table-cell>
          <table:table-cell table:style-name="Tabla4.D2" office:value-type="string">
            <text:p text:style-name="P481">1</text:p>
          </table:table-cell>
        </table:table-row>
        <table:table-row table:style-name="Tabla4.18">
          <table:table-cell table:style-name="Tabla4.A1" office:value-type="string">
            <text:p text:style-name="P487"><text:a xlink:type="simple" xlink:href="http://www.w3schools.com/cssref/sel_attr_begin.asp"><text:span text:style-name="Internet_20_link"><text:span text:style-name="T324">[attribute^=value]</text:span></text:span></text:a></text:p>
          </table:table-cell>
          <table:table-cell table:style-name="Tabla4.B2" office:value-type="string">
            <text:p text:style-name="P481">a[src^="https"]</text:p>
          </table:table-cell>
          <table:table-cell table:style-name="Tabla4.B2" office:value-type="string">
            <text:p text:style-name="P481">Selecciona etiquetas&lt;a&gt;donde src tenga como valor "https"</text:p>
          </table:table-cell>
          <table:table-cell table:style-name="Tabla4.D2" office:value-type="string">
            <text:p text:style-name="P481">3</text:p>
          </table:table-cell>
        </table:table-row>
        <table:table-row table:style-name="Tabla4.19">
          <table:table-cell table:style-name="Tabla4.A1" office:value-type="string">
            <text:p text:style-name="P487"><text:a xlink:type="simple" xlink:href="http://www.w3schools.com/cssref/sel_root.asp"><text:span text:style-name="Internet_20_link"><text:span text:style-name="T324">:root</text:span></text:span></text:a></text:p>
          </table:table-cell>
          <table:table-cell table:style-name="Tabla4.B2" office:value-type="string">
            <text:p text:style-name="P481">:root</text:p>
          </table:table-cell>
          <table:table-cell table:style-name="Tabla4.B2" office:value-type="string">
            <text:p text:style-name="P481">Selecciona etiquetas de la raíz del documento</text:p>
          </table:table-cell>
          <table:table-cell table:style-name="Tabla4.D2" office:value-type="string">
            <text:p text:style-name="P481">3</text:p>
          </table:table-cell>
        </table:table-row>
        <table:table-row table:style-name="Tabla4.20">
          <table:table-cell table:style-name="Tabla4.A1" office:value-type="string">
            <text:p text:style-name="P487"><text:a xlink:type="simple" xlink:href="http://www.w3schools.com/cssref/sel_empty.asp"><text:span text:style-name="Internet_20_link"><text:span text:style-name="T324">:empty</text:span></text:span></text:a></text:p>
          </table:table-cell>
          <table:table-cell table:style-name="Tabla4.B2" office:value-type="string">
            <text:p text:style-name="P481">p:empty</text:p>
          </table:table-cell>
          <table:table-cell table:style-name="Tabla4.B2" office:value-type="string">
            <text:p text:style-name="P481">Selecciona etiquetas&lt;p&gt;que estén vacías.</text:p>
          </table:table-cell>
          <table:table-cell table:style-name="Tabla4.D2" office:value-type="string">
            <text:p text:style-name="P481">3</text:p>
          </table:table-cell>
        </table:table-row>
        <table:table-row table:style-name="Tabla4.21">
          <table:table-cell table:style-name="Tabla4.A1" office:value-type="string">
            <text:p text:style-name="P487"><text:a xlink:type="simple" xlink:href="http://www.w3schools.com/cssref/sel_enabled.asp"><text:span text:style-name="Internet_20_link"><text:span text:style-name="T324">:enabled</text:span></text:span></text:a></text:p>
          </table:table-cell>
          <table:table-cell table:style-name="Tabla4.B2" office:value-type="string">
            <text:p text:style-name="P481">input:enabled</text:p>
          </table:table-cell>
          <table:table-cell table:style-name="Tabla4.B2" office:value-type="string">
            <text:p text:style-name="P481">Selcciona etiquetas &lt;input&gt; disponibles</text:p>
          </table:table-cell>
          <table:table-cell table:style-name="Tabla4.D2" office:value-type="string">
            <text:p text:style-name="P481">3</text:p>
          </table:table-cell>
        </table:table-row>
        <table:table-row table:style-name="Tabla4.12">
          <table:table-cell table:style-name="Tabla4.A1" office:value-type="string">
            <text:p text:style-name="P487"><text:a xlink:type="simple" xlink:href="http://www.w3schools.com/cssref/sel_disabled.asp"><text:span text:style-name="Internet_20_link"><text:span text:style-name="T324">:disabled</text:span></text:span></text:a></text:p>
          </table:table-cell>
          <table:table-cell table:style-name="Tabla4.B2" office:value-type="string">
            <text:p text:style-name="P481">input:disabled</text:p>
          </table:table-cell>
          <table:table-cell table:style-name="Tabla4.B2" office:value-type="string">
            <text:p text:style-name="P481">Seleccion etiquetas&lt;input&gt;deshabilitadas</text:p>
          </table:table-cell>
          <table:table-cell table:style-name="Tabla4.D2" office:value-type="string">
            <text:p text:style-name="P481">3</text:p>
          </table:table-cell>
        </table:table-row>
        <table:table-row table:style-name="Tabla4.23">
          <table:table-cell table:style-name="Tabla4.A1" office:value-type="string">
            <text:p text:style-name="P487"><text:a xlink:type="simple" xlink:href="http://www.w3schools.com/cssref/sel_checked.asp"><text:span text:style-name="Internet_20_link"><text:span text:style-name="T324">:checked</text:span></text:span></text:a></text:p>
          </table:table-cell>
          <table:table-cell table:style-name="Tabla4.B2" office:value-type="string">
            <text:p text:style-name="P481">input:checked</text:p>
          </table:table-cell>
          <table:table-cell table:style-name="Tabla4.B2" office:value-type="string">
            <text:p text:style-name="P481">Selecciona etiquetas &lt;input&gt;tipo checkbox con check (signo de visto en el cuadro)</text:p>
          </table:table-cell>
          <table:table-cell table:style-name="Tabla4.D2" office:value-type="string">
            <text:p text:style-name="P481">3</text:p>
          </table:table-cell>
        </table:table-row>
        <table:table-row table:style-name="Tabla4.9">
          <table:table-cell table:style-name="Tabla4.A1" office:value-type="string">
            <text:p text:style-name="P487"><text:a xlink:type="simple" xlink:href="http://www.w3schools.com/cssref/sel_not.asp"><text:span text:style-name="Internet_20_link"><text:span text:style-name="T324">:not(selector)</text:span></text:span></text:a></text:p>
          </table:table-cell>
          <table:table-cell table:style-name="Tabla4.B2" office:value-type="string">
            <text:p text:style-name="P481">:not(p)</text:p>
          </table:table-cell>
          <table:table-cell table:style-name="Tabla4.B2" office:value-type="string">
            <text:p text:style-name="P481">Selecciona todas las etiquetas menos las etiquetas &lt;p&gt;</text:p>
          </table:table-cell>
          <table:table-cell table:style-name="Tabla4.D2" office:value-type="string">
            <text:p text:style-name="P481">3</text:p>
          </table:table-cell>
        </table:table-row>
        <table:table-row table:style-name="Tabla4.25">
          <table:table-cell table:style-name="Tabla4.A25" office:value-type="string">
            <text:p text:style-name="P487"><text:a xlink:type="simple" xlink:href="http://www.w3schools.com/cssref/sel_selection.asp"><text:span text:style-name="Internet_20_link"><text:span text:style-name="T324">::selection</text:span></text:span></text:a></text:p>
          </table:table-cell>
          <table:table-cell table:style-name="Tabla4.B25" office:value-type="string">
            <text:p text:style-name="P481">::selection</text:p>
          </table:table-cell>
          <table:table-cell table:style-name="Tabla4.B25" office:value-type="string">
            <text:p text:style-name="P481">Selecciona las etiquetas seleccionadas por el usuario.</text:p>
          </table:table-cell>
          <table:table-cell table:style-name="Tabla4.D25" office:value-type="string">
            <text:p text:style-name="P481">3</text:p>
          </table:table-cell>
        </table:table-row>
      </table:table>
      <text:p text:style-name="P17"/>
      <text:p text:style-name="P17"/>
      <text:p text:style-name="P73">Propiedades</text:p>
      <text:p text:style-name="P17"><text:span text:style-name="T2">Las Propiedades son elementos CSS que toman valores asignados por el programador </text:span><text:span text:style-name="T36">y las aplican a las etiquetas HTML señaladas por el selector</text:span><text:span text:style-name="T2">, las propiedades CSS hacen cambios en la presentación de las etiquetas, </text:span><text:span text:style-name="T37">es posible aplicar estilos de todo tipo ubicación, tamaño y aspecto.</text:span></text:p>
      <text:p text:style-name="P236"/>
      <text:p text:style-name="P237">Se puede agrupar las propiedades de la siguiente manera.</text:p>
      <text:p text:style-name="P16"/>
      <text:list xml:id="list1048843401504545027" text:style-name="WWNum19">
        <text:list-item>
          <text:p text:style-name="P639">Propiedad color</text:p>
        </text:list-item>
        <text:list-item>
          <text:p text:style-name="P639">Fuentes y Textos</text:p>
        </text:list-item>
        <text:list-item>
          <text:p text:style-name="P639">Bordes</text:p>
        </text:list-item>
        <text:list-item>
          <text:p text:style-name="P639">Márgenes</text:p>
        </text:list-item>
        <text:list-item>
          <text:p text:style-name="P639">Propiedades para Listas</text:p>
        </text:list-item>
        <text:list-item>
          <text:p text:style-name="P639">Tablas</text:p>
        </text:list-item>
        <text:list-item>
          <text:p text:style-name="P639">Dimensiones</text:p>
        </text:list-item>
        <text:list-item>
          <text:p text:style-name="P639">Efectos Visuales</text:p>
        </text:list-item>
        <text:list-item>
          <text:p text:style-name="P639">Ubicación</text:p>
        </text:list-item>
      </text:list>
      <text:p text:style-name="P16"/>
      <text:p text:style-name="P16"><text:soft-page-break/></text:p>
      <text:p text:style-name="P16"><text:span text:style-name="T70">Propiedad de color</text:span><text:span text:style-name="T2">: Este tipo de propiedades son usadas para colorear la página.</text:span></text:p>
      <text:p text:style-name="P16"/>
      <table:table table:name="Tabla5" table:style-name="Tabla5">
        <table:table-column table:style-name="Tabla5.A"/>
        <table:table-column table:style-name="Tabla5.B"/>
        <table:table-row table:style-name="Tabla5.1">
          <table:table-cell table:style-name="Tabla5.A1" office:value-type="string">
            <text:p text:style-name="P471">Propiedades</text:p>
          </table:table-cell>
          <table:table-cell table:style-name="Tabla5.B1" office:value-type="string">
            <text:p text:style-name="P471">Descripción</text:p>
          </table:table-cell>
        </table:table-row>
        <table:table-row table:style-name="Tabla5.1">
          <table:table-cell table:style-name="Tabla5.A1" office:value-type="string">
            <text:p text:style-name="P471">background-color</text:p>
          </table:table-cell>
          <table:table-cell table:style-name="Tabla5.B2" office:value-type="string">
            <text:p text:style-name="P477">Aplicar color de fondo a diferentes elementos.</text:p>
          </table:table-cell>
        </table:table-row>
        <table:table-row table:style-name="Tabla5.1">
          <table:table-cell table:style-name="Tabla5.A1" office:value-type="string">
            <text:p text:style-name="P471">background-image</text:p>
          </table:table-cell>
          <table:table-cell table:style-name="Tabla5.B2" office:value-type="string">
            <text:p text:style-name="P477">Utilizar una imagen como fondo.</text:p>
          </table:table-cell>
        </table:table-row>
        <table:table-row table:style-name="Tabla5.1">
          <table:table-cell table:style-name="Tabla5.A1" office:value-type="string">
            <text:p text:style-name="P471">background-repeat</text:p>
          </table:table-cell>
          <table:table-cell table:style-name="Tabla5.B2" office:value-type="string">
            <text:p text:style-name="P477">La imagen de fondo se repite.</text:p>
          </table:table-cell>
        </table:table-row>
        <table:table-row table:style-name="Tabla5.1">
          <table:table-cell table:style-name="Tabla5.A1" office:value-type="string">
            <text:p text:style-name="P471">background-attachment</text:p>
          </table:table-cell>
          <table:table-cell table:style-name="Tabla5.B2" office:value-type="string">
            <text:p text:style-name="P477">Dejar fija la imagen de fondo.</text:p>
          </table:table-cell>
        </table:table-row>
        <table:table-row table:style-name="Tabla5.1">
          <table:table-cell table:style-name="Tabla5.A6" office:value-type="string">
            <text:p text:style-name="P471">background-position</text:p>
          </table:table-cell>
          <table:table-cell table:style-name="Tabla5.B6" office:value-type="string">
            <text:p text:style-name="P477">Ubicar una imagen en un lugar determinado.</text:p>
          </table:table-cell>
        </table:table-row>
      </table:table>
      <text:p text:style-name="P16"/>
      <text:p text:style-name="P17"><text:span text:style-name="T70">Propiedades de texto y fuentes</text:span><text:span text:style-name="T2">: En esta sección tenemos un listado de propiedades usadas para manejar los estilos de los textos.</text:span></text:p>
      <text:p text:style-name="P16"/>
      <table:table table:name="Tabla6" table:style-name="Tabla6">
        <table:table-column table:style-name="Tabla6.A"/>
        <table:table-column table:style-name="Tabla6.B"/>
        <table:table-row table:style-name="Tabla6.1">
          <table:table-cell table:style-name="Tabla6.A1" office:value-type="string">
            <text:p text:style-name="P471">Propiedades</text:p>
          </table:table-cell>
          <table:table-cell table:style-name="Tabla6.B1" office:value-type="string">
            <text:p text:style-name="P471">Descripción</text:p>
          </table:table-cell>
        </table:table-row>
        <table:table-row table:style-name="Tabla6.1">
          <table:table-cell table:style-name="Tabla6.A1" office:value-type="string">
            <text:p text:style-name="P471">text-indent</text:p>
          </table:table-cell>
          <table:table-cell table:style-name="Tabla6.B2" office:value-type="string">
            <text:p text:style-name="P477">Como dejar sangría en un texto.</text:p>
          </table:table-cell>
        </table:table-row>
        <table:table-row table:style-name="Tabla6.1">
          <table:table-cell table:style-name="Tabla6.A1" office:value-type="string">
            <text:p text:style-name="P471">text-align</text:p>
          </table:table-cell>
          <table:table-cell table:style-name="Tabla6.B2" office:value-type="string">
            <text:p text:style-name="P477">Centrar un texto.</text:p>
          </table:table-cell>
        </table:table-row>
        <table:table-row table:style-name="Tabla6.1">
          <table:table-cell table:style-name="Tabla6.A1" office:value-type="string">
            <text:p text:style-name="P471">text-decoration</text:p>
          </table:table-cell>
          <table:table-cell table:style-name="Tabla6.B2" office:value-type="string">
            <text:p text:style-name="P477">Definir un texto tachado o subrayado.</text:p>
          </table:table-cell>
        </table:table-row>
        <table:table-row table:style-name="Tabla6.1">
          <table:table-cell table:style-name="Tabla6.A1" office:value-type="string">
            <text:p text:style-name="P471">text-transform</text:p>
          </table:table-cell>
          <table:table-cell table:style-name="Tabla6.B2" office:value-type="string">
            <text:p text:style-name="P483"><text:span text:style-name="T2">Convertir un texto a minúsculas o </text:span><text:span text:style-name="T2">mayúsculas.</text:span></text:p>
          </table:table-cell>
        </table:table-row>
        <table:table-row table:style-name="Tabla6.1">
          <table:table-cell table:style-name="Tabla6.A1" office:value-type="string">
            <text:p text:style-name="P471">letter-spacing</text:p>
          </table:table-cell>
          <table:table-cell table:style-name="Tabla6.B2" office:value-type="string">
            <text:p text:style-name="P477">Controlar el espacio entre letras.</text:p>
          </table:table-cell>
        </table:table-row>
        <table:table-row table:style-name="Tabla6.1">
          <table:table-cell table:style-name="Tabla6.A1" office:value-type="string">
            <text:p text:style-name="P471">word-spacing</text:p>
          </table:table-cell>
          <table:table-cell table:style-name="Tabla6.B2" office:value-type="string">
            <text:p text:style-name="P477">Controlar el espacio entre palabras.</text:p>
          </table:table-cell>
        </table:table-row>
        <table:table-row table:style-name="Tabla6.1">
          <table:table-cell table:style-name="Tabla6.A1" office:value-type="string">
            <text:p text:style-name="P471">white-space</text:p>
          </table:table-cell>
          <table:table-cell table:style-name="Tabla6.B2" office:value-type="string">
            <text:p text:style-name="P477">Definir la ubicación del salto de línea.</text:p>
          </table:table-cell>
        </table:table-row>
        <table:table-row table:style-name="Tabla6.1">
          <table:table-cell table:style-name="Tabla6.A1" office:value-type="string">
            <text:p text:style-name="P471">color</text:p>
          </table:table-cell>
          <table:table-cell table:style-name="Tabla6.B2" office:value-type="string">
            <text:p text:style-name="P477">Colorear el texto a su gusto.</text:p>
          </table:table-cell>
        </table:table-row>
        <table:table-row table:style-name="Tabla6.1">
          <table:table-cell table:style-name="Tabla6.A1" office:value-type="string">
            <text:p text:style-name="P471">direction</text:p>
          </table:table-cell>
          <table:table-cell table:style-name="Tabla6.B2" office:value-type="string">
            <text:p text:style-name="P477">Definir el sentido de la escritura.</text:p>
          </table:table-cell>
        </table:table-row>
        <table:table-row table:style-name="Tabla6.1">
          <table:table-cell table:style-name="Tabla6.A1" office:value-type="string">
            <text:p text:style-name="P471">font-family</text:p>
          </table:table-cell>
          <table:table-cell table:style-name="Tabla6.B2" office:value-type="string">
            <text:p text:style-name="P477">Definir un tipo de fuente.</text:p>
          </table:table-cell>
        </table:table-row>
        <table:table-row table:style-name="Tabla6.1">
          <table:table-cell table:style-name="Tabla6.A1" office:value-type="string">
            <text:p text:style-name="P471">font-style</text:p>
          </table:table-cell>
          <table:table-cell table:style-name="Tabla6.B2" office:value-type="string">
            <text:p text:style-name="P477">Escribir en itálica.</text:p>
          </table:table-cell>
        </table:table-row>
        <table:table-row table:style-name="Tabla6.1">
          <table:table-cell table:style-name="Tabla6.A1" office:value-type="string">
            <text:p text:style-name="P471">font-variant</text:p>
          </table:table-cell>
          <table:table-cell table:style-name="Tabla6.B2" office:value-type="string">
            <text:p text:style-name="P477">Variar la fuente a mayúsculas más pequeñas.</text:p>
          </table:table-cell>
        </table:table-row>
        <table:table-row table:style-name="Tabla6.1">
          <table:table-cell table:style-name="Tabla6.A1" office:value-type="string">
            <text:p text:style-name="P471">font-weight</text:p>
          </table:table-cell>
          <table:table-cell table:style-name="Tabla6.B2" office:value-type="string">
            <text:p text:style-name="P477">Como darle intensidad a la fuente.</text:p>
          </table:table-cell>
        </table:table-row>
        <table:table-row table:style-name="Tabla6.1">
          <table:table-cell table:style-name="Tabla6.A15" office:value-type="string">
            <text:p text:style-name="P471">font-size</text:p>
          </table:table-cell>
          <table:table-cell table:style-name="Tabla6.B15" office:value-type="string">
            <text:p text:style-name="P477">Definir el tamaño de la fuente.</text:p>
          </table:table-cell>
        </table:table-row>
      </table:table>
      <text:p text:style-name="P16"/>
      <text:p text:style-name="P17"><text:span text:style-name="T70">Propiedades para bordes</text:span><text:span text:style-name="T2">: Este tipo de propiedades trabajan con los bordes, se los usa para trabajar con etiquetas &lt;div&gt; o &lt;table&gt;, aunque se las puede usar en cualquier etiqueta.</text:span></text:p>
      <text:p text:style-name="Predeterminado"/>
      <table:table table:name="Tabla7" table:style-name="Tabla7">
        <table:table-column table:style-name="Tabla7.A"/>
        <table:table-column table:style-name="Tabla7.B"/>
        <text:soft-page-break/>
        <table:table-row table:style-name="Tabla7.1">
          <table:table-cell table:style-name="Tabla7.A1" office:value-type="string">
            <text:p text:style-name="P471">Propiedades</text:p>
          </table:table-cell>
          <table:table-cell table:style-name="Tabla7.B1" office:value-type="string">
            <text:p text:style-name="P471">Descripción</text:p>
          </table:table-cell>
        </table:table-row>
        <table:table-row table:style-name="Tabla7.1">
          <table:table-cell table:style-name="Tabla7.A1" office:value-type="string">
            <text:p text:style-name="P471">border-width</text:p>
          </table:table-cell>
          <table:table-cell table:style-name="Tabla7.B2" office:value-type="string">
            <text:p text:style-name="P477">Establecer el ancho del borde del elemento.</text:p>
          </table:table-cell>
        </table:table-row>
        <table:table-row table:style-name="Tabla7.1">
          <table:table-cell table:style-name="Tabla7.A1" office:value-type="string">
            <text:p text:style-name="P471">border-color</text:p>
          </table:table-cell>
          <table:table-cell table:style-name="Tabla7.B2" office:value-type="string">
            <text:p text:style-name="P477">Colorear el borde.</text:p>
          </table:table-cell>
        </table:table-row>
        <table:table-row table:style-name="Tabla7.1">
          <table:table-cell table:style-name="Tabla7.A1" table:number-rows-spanned="9" office:value-type="string">
            <text:p text:style-name="P471">border-style</text:p>
          </table:table-cell>
          <table:table-cell table:style-name="Tabla7.B2" office:value-type="string">
            <text:p text:style-name="P477">Uso de bordes ocultos.</text:p>
          </table:table-cell>
        </table:table-row>
        <table:table-row table:style-name="Tabla7.1">
          <table:covered-table-cell/>
          <table:table-cell table:style-name="Tabla7.B2" office:value-type="string">
            <text:p text:style-name="P477">Uso de bordes punteados.</text:p>
          </table:table-cell>
        </table:table-row>
        <table:table-row table:style-name="Tabla7.1">
          <table:covered-table-cell/>
          <table:table-cell table:style-name="Tabla7.B2" office:value-type="string">
            <text:p text:style-name="P477">Uso de bordes a rayas.</text:p>
          </table:table-cell>
        </table:table-row>
        <table:table-row table:style-name="Tabla7.1">
          <table:covered-table-cell/>
          <table:table-cell table:style-name="Tabla7.B2" office:value-type="string">
            <text:p text:style-name="P477">Uso de bordes solidos.</text:p>
          </table:table-cell>
        </table:table-row>
        <table:table-row table:style-name="Tabla7.1">
          <table:covered-table-cell/>
          <table:table-cell table:style-name="Tabla7.B2" office:value-type="string">
            <text:p text:style-name="P477">Uso de bordes dobles.</text:p>
          </table:table-cell>
        </table:table-row>
        <table:table-row table:style-name="Tabla7.1">
          <table:covered-table-cell/>
          <table:table-cell table:style-name="Tabla7.B2" office:value-type="string">
            <text:p text:style-name="P477">Uso de bordes sombreados.</text:p>
          </table:table-cell>
        </table:table-row>
        <table:table-row table:style-name="Tabla7.1">
          <table:covered-table-cell/>
          <table:table-cell table:style-name="Tabla7.B2" office:value-type="string">
            <text:p text:style-name="P477">Uso de bordes en relieve.</text:p>
          </table:table-cell>
        </table:table-row>
        <table:table-row table:style-name="Tabla7.1">
          <table:covered-table-cell/>
          <table:table-cell table:style-name="Tabla7.B2" office:value-type="string">
            <text:p text:style-name="P477">Uso de bordes en recuadro.</text:p>
          </table:table-cell>
        </table:table-row>
        <table:table-row table:style-name="Tabla7.1">
          <table:covered-table-cell/>
          <table:table-cell table:style-name="Tabla7.B12" office:value-type="string">
            <text:p text:style-name="P477">Uso de bordes resaltados.</text:p>
          </table:table-cell>
        </table:table-row>
      </table:table>
      <text:p text:style-name="Predeterminado"/>
      <text:p text:style-name="P16"/>
      <text:p text:style-name="P16"><text:span text:style-name="T70">Propiedades para márgenes</text:span><text:span text:style-name="T2">: Establece márgenes en las etiquetas.</text:span></text:p>
      <text:p text:style-name="P16"/>
      <table:table table:name="Tabla8" table:style-name="Tabla8">
        <table:table-column table:style-name="Tabla8.A"/>
        <table:table-column table:style-name="Tabla8.B"/>
        <table:table-row table:style-name="Tabla8.1">
          <table:table-cell table:style-name="Tabla8.A1" office:value-type="string">
            <text:p text:style-name="P471">Propiedades</text:p>
          </table:table-cell>
          <table:table-cell table:style-name="Tabla8.B1" office:value-type="string">
            <text:p text:style-name="P471">Descripción</text:p>
          </table:table-cell>
        </table:table-row>
        <table:table-row table:style-name="Tabla8.1">
          <table:table-cell table:style-name="Tabla8.A1" office:value-type="string">
            <text:p text:style-name="P471">margin</text:p>
          </table:table-cell>
          <table:table-cell table:style-name="Tabla8.B2" office:value-type="string">
            <text:p text:style-name="P477">Como dejar un márgen alrededor de un elemento con medidas.</text:p>
          </table:table-cell>
        </table:table-row>
        <table:table-row table:style-name="Tabla8.1">
          <table:table-cell table:style-name="Tabla8.A3" office:value-type="string">
            <text:p text:style-name="P471">margin</text:p>
          </table:table-cell>
          <table:table-cell table:style-name="Tabla8.B3" office:value-type="string">
            <text:p text:style-name="P477">Como dejar un márgen alrededor de un elemento con porcentajes.</text:p>
          </table:table-cell>
        </table:table-row>
      </table:table>
      <text:p text:style-name="P16"/>
      <text:p text:style-name="P17"><text:span text:style-name="T70">Propiedades para listas</text:span><text:span text:style-name="T2">: Ayudan a cambiar los marcadores de las listas, HTML solo soporta listas ordenadas (marcándolas con un número consecutivo a la izquierda) y desordenadas (marcándolas con un punto a la izquierda), con esas </text:span><text:span text:style-name="T2">propiedades se puede cambiar ese marcador de acuerdo a las opciones listadas en la tabla.</text:span></text:p>
      <text:p text:style-name="Predeterminado"/>
      <text:p text:style-name="Predeterminado"/>
      <text:p text:style-name="Predeterminado"/>
      <text:p text:style-name="Predeterminado"/>
      <text:p text:style-name="Predeterminado"/>
      <table:table table:name="Tabla9" table:style-name="Tabla9">
        <table:table-column table:style-name="Tabla9.A"/>
        <table:table-column table:style-name="Tabla9.B"/>
        <text:soft-page-break/>
        <table:table-row table:style-name="Tabla9.1">
          <table:table-cell table:style-name="Tabla9.A1" office:value-type="string">
            <text:p text:style-name="P471">Propiedades</text:p>
          </table:table-cell>
          <table:table-cell table:style-name="Tabla9.B1" office:value-type="string">
            <text:p text:style-name="P471">Descripción</text:p>
          </table:table-cell>
        </table:table-row>
        <table:table-row table:style-name="Tabla9.1">
          <table:table-cell table:style-name="Tabla9.A1" table:number-rows-spanned="3" office:value-type="string">
            <text:p text:style-name="P471">list-style-type</text:p>
          </table:table-cell>
          <table:table-cell table:style-name="Tabla9.B2" office:value-type="string">
            <text:p text:style-name="P477">Aplicar diferentes marcadores a los Ítems de una lista desordenada.</text:p>
          </table:table-cell>
        </table:table-row>
        <table:table-row table:style-name="Tabla9.1">
          <table:covered-table-cell/>
          <table:table-cell table:style-name="Tabla9.B2" office:value-type="string">
            <text:p text:style-name="P477">Aplicar números decimales y números romanos en listas ordenadas.</text:p>
          </table:table-cell>
        </table:table-row>
        <table:table-row table:style-name="Tabla9.1">
          <table:covered-table-cell/>
          <table:table-cell table:style-name="Tabla9.B4" office:value-type="string">
            <text:p text:style-name="P477">Aplicar letras, números y blancos para listas ordenadas.</text:p>
          </table:table-cell>
        </table:table-row>
      </table:table>
      <text:p text:style-name="Predeterminado"/>
      <text:p text:style-name="P16"><text:span text:style-name="T70">Propiedades para tablas</text:span><text:span text:style-name="T2">: Trabaja con los bordes y el tamaño de las celdas de una tabla.</text:span></text:p>
      <text:p text:style-name="Predeterminado"/>
      <table:table table:name="Tabla10" table:style-name="Tabla10">
        <table:table-column table:style-name="Tabla10.A"/>
        <table:table-column table:style-name="Tabla10.B"/>
        <table:table-row table:style-name="Tabla10.1">
          <table:table-cell table:style-name="Tabla10.A1" office:value-type="string">
            <text:p text:style-name="P471">Propiedades</text:p>
          </table:table-cell>
          <table:table-cell table:style-name="Tabla10.B1" office:value-type="string">
            <text:p text:style-name="P471">Descripción</text:p>
          </table:table-cell>
        </table:table-row>
        <table:table-row table:style-name="Tabla10.1">
          <table:table-cell table:style-name="Tabla10.A1" office:value-type="string">
            <text:p text:style-name="P471">table-layout</text:p>
          </table:table-cell>
          <table:table-cell table:style-name="Tabla10.B2" office:value-type="string">
            <text:p text:style-name="P477">Como controlar el tamaño de las celdas de una tabla.</text:p>
          </table:table-cell>
        </table:table-row>
        <table:table-row table:style-name="Tabla10.1">
          <table:table-cell table:style-name="Tabla10.A3" office:value-type="string">
            <text:p text:style-name="P471">border-collapse</text:p>
          </table:table-cell>
          <table:table-cell table:style-name="Tabla10.B3" office:value-type="string">
            <text:p text:style-name="P477">Definir un borde separado o un borde de una línea fina en una tabla.</text:p>
          </table:table-cell>
        </table:table-row>
      </table:table>
      <text:p text:style-name="Predeterminado"/>
      <text:p text:style-name="P17"><text:span text:style-name="T70">Propiedades para dimensiones</text:span><text:span text:style-name="T2">: Este tipo de propiedades nos ayuda a estructurar la página en cuanto a las dimensiones de los elementos</text:span></text:p>
      <text:p text:style-name="P16"/>
      <table:table table:name="Tabla11" table:style-name="Tabla11">
        <table:table-column table:style-name="Tabla11.A"/>
        <table:table-column table:style-name="Tabla11.B"/>
        <table:table-row table:style-name="Tabla11.1">
          <table:table-cell table:style-name="Tabla11.A1" office:value-type="string">
            <text:p text:style-name="P471">Propiedades</text:p>
          </table:table-cell>
          <table:table-cell table:style-name="Tabla11.B1" office:value-type="string">
            <text:p text:style-name="P471">Descripción</text:p>
          </table:table-cell>
        </table:table-row>
        <table:table-row table:style-name="Tabla11.1">
          <table:table-cell table:style-name="Tabla11.A1" office:value-type="string">
            <text:p text:style-name="P471">width</text:p>
          </table:table-cell>
          <table:table-cell table:style-name="Tabla11.B2" office:value-type="string">
            <text:p text:style-name="P477">Defina el ancho de un párrafo a su gusto.</text:p>
          </table:table-cell>
        </table:table-row>
        <table:table-row table:style-name="Tabla11.1">
          <table:table-cell table:style-name="Tabla11.A1" office:value-type="string">
            <text:p text:style-name="P471">min-width</text:p>
          </table:table-cell>
          <table:table-cell table:style-name="Tabla11.B2" office:value-type="string">
            <text:p text:style-name="P477">Defina un ancho mínimo para un párrafo.</text:p>
          </table:table-cell>
        </table:table-row>
        <table:table-row table:style-name="Tabla11.1">
          <table:table-cell table:style-name="Tabla11.A1" office:value-type="string">
            <text:p text:style-name="P471">max-width</text:p>
          </table:table-cell>
          <table:table-cell table:style-name="Tabla11.B2" office:value-type="string">
            <text:p text:style-name="P477">Como definir un ancho máximo para un párrafo.</text:p>
          </table:table-cell>
        </table:table-row>
        <table:table-row table:style-name="Tabla11.1">
          <table:table-cell table:style-name="Tabla11.A1" office:value-type="string">
            <text:p text:style-name="P471">height</text:p>
          </table:table-cell>
          <table:table-cell table:style-name="Tabla11.B2" office:value-type="string">
            <text:p text:style-name="P477">Como establecer la altura de un elemento.</text:p>
          </table:table-cell>
        </table:table-row>
        <table:table-row table:style-name="Tabla11.1">
          <table:table-cell table:style-name="Tabla11.A1" office:value-type="string">
            <text:p text:style-name="P471">min-height</text:p>
          </table:table-cell>
          <table:table-cell table:style-name="Tabla11.B2" office:value-type="string">
            <text:p text:style-name="P477">Defina una altura mínimo para un elemento.</text:p>
          </table:table-cell>
        </table:table-row>
        <table:table-row table:style-name="Tabla11.1">
          <table:table-cell table:style-name="Tabla11.A1" office:value-type="string">
            <text:p text:style-name="P471">max-height</text:p>
          </table:table-cell>
          <table:table-cell table:style-name="Tabla11.B2" office:value-type="string">
            <text:p text:style-name="P477">Defina una altura máxima para un párrafo.</text:p>
          </table:table-cell>
        </table:table-row>
        <table:table-row table:style-name="Tabla11.1">
          <table:table-cell table:style-name="Tabla11.A8" office:value-type="string">
            <text:p text:style-name="P471">line-height</text:p>
          </table:table-cell>
          <table:table-cell table:style-name="Tabla11.B8" office:value-type="string">
            <text:p text:style-name="P477">Declare una separación entre líneas.</text:p>
          </table:table-cell>
        </table:table-row>
      </table:table>
      <text:p text:style-name="P16"/>
      <text:p text:style-name="P16"/>
      <text:p text:style-name="P16"/>
      <text:p text:style-name="P16"/>
      <text:p text:style-name="P16"/>
      <text:p text:style-name="P16"/>
      <text:p text:style-name="P17"><text:soft-page-break/><text:span text:style-name="T70">Propiedades para Efectos Visuales</text:span><text:span text:style-name="T2">: Estas propiedades ayudan a mostrar el contenido de diferentes maneras, nos ayuda a estructurar los contenidos de las etiquetas.</text:span></text:p>
      <text:p text:style-name="P163"/>
      <text:p text:style-name="P16"/>
      <table:table table:name="Tabla12" table:style-name="Tabla12">
        <table:table-column table:style-name="Tabla12.A"/>
        <table:table-column table:style-name="Tabla12.B"/>
        <table:table-row table:style-name="Tabla12.1">
          <table:table-cell table:style-name="Tabla12.A1" office:value-type="string">
            <text:p text:style-name="P471">Propiedades</text:p>
          </table:table-cell>
          <table:table-cell table:style-name="Tabla12.B1" office:value-type="string">
            <text:p text:style-name="P471">Descripción</text:p>
          </table:table-cell>
        </table:table-row>
        <table:table-row table:style-name="Tabla12.1">
          <table:table-cell table:style-name="Tabla12.A1" office:value-type="string">
            <text:p text:style-name="P471">overflow</text:p>
          </table:table-cell>
          <table:table-cell table:style-name="Tabla12.B2" office:value-type="string">
            <text:p text:style-name="P477">Insertar una barra de desplazamiento en caso que el contenido sea superior a la caja que lo contiene</text:p>
          </table:table-cell>
        </table:table-row>
        <table:table-row table:style-name="Tabla12.1">
          <table:table-cell table:style-name="Tabla12.A1" office:value-type="string">
            <text:p text:style-name="P471">clip</text:p>
          </table:table-cell>
          <table:table-cell table:style-name="Tabla12.B2" office:value-type="string">
            <text:p text:style-name="P477">Mostrar parte de una imagen</text:p>
          </table:table-cell>
        </table:table-row>
        <table:table-row table:style-name="Tabla12.1">
          <table:table-cell table:style-name="Tabla12.A1" office:value-type="string">
            <text:p text:style-name="P471">display</text:p>
          </table:table-cell>
          <table:table-cell table:style-name="Tabla12.B2" office:value-type="string">
            <text:p text:style-name="P477">Como convertir diferentes elementos en Ítems de una lista</text:p>
          </table:table-cell>
        </table:table-row>
        <table:table-row table:style-name="Tabla12.1">
          <table:table-cell table:style-name="Tabla12.A5" office:value-type="string">
            <text:p text:style-name="P471">visibility</text:p>
          </table:table-cell>
          <table:table-cell table:style-name="Tabla12.B5" office:value-type="string">
            <text:p text:style-name="P477">Mostrar u ocultar un texto</text:p>
          </table:table-cell>
        </table:table-row>
      </table:table>
      <text:p text:style-name="P16"/>
      <text:p text:style-name="P17"><text:span text:style-name="T70">Propiedades para Ubicación</text:span><text:span text:style-name="T2">: Dentro de la maquetación o construcción de un sitio estas propiedades nos ayudan mucho a la hora de colocar un elemento en un lugar de la pantalla, gracias a estas propiedades podemos hacer realidad los diseños creados en papel.</text:span></text:p>
      <text:p text:style-name="Predeterminado"/>
      <table:table table:name="Tabla13" table:style-name="Tabla13">
        <table:table-column table:style-name="Tabla13.A"/>
        <table:table-column table:style-name="Tabla13.B"/>
        <table:table-row table:style-name="Tabla13.1">
          <table:table-cell table:style-name="Tabla13.A1" office:value-type="string">
            <text:p text:style-name="P471">Propiedades</text:p>
          </table:table-cell>
          <table:table-cell table:style-name="Tabla13.B1" office:value-type="string">
            <text:p text:style-name="P471">Descripción</text:p>
          </table:table-cell>
        </table:table-row>
        <table:table-row table:style-name="Tabla13.1">
          <table:table-cell table:style-name="Tabla13.A1" table:number-rows-spanned="4" office:value-type="string">
            <text:p text:style-name="P471">position</text:p>
          </table:table-cell>
          <table:table-cell table:style-name="Tabla13.B2" office:value-type="string">
            <text:p text:style-name="P477">Posiciona un elemento dentro de la página por medio del método estático</text:p>
          </table:table-cell>
        </table:table-row>
        <table:table-row table:style-name="Tabla13.1">
          <table:covered-table-cell/>
          <table:table-cell table:style-name="Tabla13.B2" office:value-type="string">
            <text:p text:style-name="P477">Por medio del método relativo</text:p>
          </table:table-cell>
        </table:table-row>
        <table:table-row table:style-name="Tabla13.1">
          <table:covered-table-cell/>
          <table:table-cell table:style-name="Tabla13.B2" office:value-type="string">
            <text:p text:style-name="P477">Por medio del método absoluto</text:p>
          </table:table-cell>
        </table:table-row>
        <table:table-row table:style-name="Tabla13.1">
          <table:covered-table-cell/>
          <table:table-cell table:style-name="Tabla13.B2" office:value-type="string">
            <text:p text:style-name="P477">Por medio del método fijo</text:p>
          </table:table-cell>
        </table:table-row>
        <table:table-row table:style-name="Tabla13.1">
          <table:table-cell table:style-name="Tabla13.A1" office:value-type="string">
            <text:p text:style-name="P471">top<text:line-break/>right<text:line-break/>bottom<text:line-break/>left</text:p>
          </table:table-cell>
          <table:table-cell table:style-name="Tabla13.B2" office:value-type="string">
            <text:p text:style-name="P477">Ubicar un elemento por medio de estas propiedades.</text:p>
          </table:table-cell>
        </table:table-row>
        <table:table-row table:style-name="Tabla13.1">
          <table:table-cell table:style-name="Tabla13.A1" table:number-rows-spanned="2" office:value-type="string">
            <text:p text:style-name="P471">float</text:p>
          </table:table-cell>
          <table:table-cell table:style-name="Tabla13.B2" office:value-type="string">
            <text:p text:style-name="P477">Posicionamiento flotante a la izquierda.</text:p>
          </table:table-cell>
        </table:table-row>
        <table:table-row table:style-name="Tabla13.1">
          <table:covered-table-cell/>
          <table:table-cell table:style-name="Tabla13.B2" office:value-type="string">
            <text:p text:style-name="P477">Posicionamiento flotante a la derecha</text:p>
          </table:table-cell>
        </table:table-row>
        <table:table-row table:style-name="Tabla13.1">
          <table:table-cell table:style-name="Tabla13.A1" table:number-rows-spanned="2" office:value-type="string">
            <text:p text:style-name="P471">clear</text:p>
          </table:table-cell>
          <table:table-cell table:style-name="Tabla13.B2" office:value-type="string">
            <text:p text:style-name="P477">No permite elementos flotantes a la izquierda.</text:p>
          </table:table-cell>
        </table:table-row>
        <table:table-row table:style-name="Tabla13.1">
          <table:covered-table-cell/>
          <table:table-cell table:style-name="Tabla13.B2" office:value-type="string">
            <text:p text:style-name="P477">No permite elementos flotantes a ambos lados</text:p>
          </table:table-cell>
        </table:table-row>
        <table:table-row table:style-name="Tabla13.1">
          <table:table-cell table:style-name="Tabla13.A1" table:number-rows-spanned="10" office:value-type="string">
            <text:p text:style-name="P471">vertical-align</text:p>
          </table:table-cell>
          <table:table-cell table:style-name="Tabla13.B2" office:value-type="string">
            <text:p text:style-name="P477">Alineación vertical del texto : Línea de referencia.</text:p>
          </table:table-cell>
        </table:table-row>
        <table:table-row table:style-name="Tabla13.1">
          <table:covered-table-cell/>
          <table:table-cell table:style-name="Tabla13.B2" office:value-type="string">
            <text:p text:style-name="P477">Por debajo</text:p>
          </table:table-cell>
        </table:table-row>
        <table:table-row table:style-name="Tabla13.1">
          <table:covered-table-cell/>
          <table:table-cell table:style-name="Tabla13.B2" office:value-type="string">
            <text:p text:style-name="P477">Por arriba</text:p>
          </table:table-cell>
        </table:table-row>
        <table:table-row table:style-name="Tabla13.1">
          <table:covered-table-cell/>
          <table:table-cell table:style-name="Tabla13.B2" office:value-type="string">
            <text:p text:style-name="P477">Por encima</text:p>
          </table:table-cell>
        </table:table-row>
        <table:table-row table:style-name="Tabla13.1">
          <table:covered-table-cell/>
          <table:table-cell table:style-name="Tabla13.B2" office:value-type="string">
            <text:p text:style-name="P477">Texto superior</text:p>
          </table:table-cell>
        </table:table-row>
        <table:table-row table:style-name="Tabla13.1">
          <table:covered-table-cell/>
          <table:table-cell table:style-name="Tabla13.B2" office:value-type="string">
            <text:p text:style-name="P477">Medio</text:p>
          </table:table-cell>
        </table:table-row>
        <table:table-row table:style-name="Tabla13.1">
          <table:covered-table-cell/>
          <table:table-cell table:style-name="Tabla13.B2" office:value-type="string">
            <text:p text:style-name="P477">Inferior</text:p>
          </table:table-cell>
        </table:table-row>
        <table:table-row table:style-name="Tabla13.1">
          <table:covered-table-cell/>
          <table:table-cell table:style-name="Tabla13.B2" office:value-type="string">
            <text:p text:style-name="P477">Texto inferior</text:p>
          </table:table-cell>
        </table:table-row>
        <table:table-row table:style-name="Tabla13.1">
          <table:covered-table-cell/>
          <table:table-cell table:style-name="Tabla13.B2" office:value-type="string">
            <text:p text:style-name="P485"><text:span text:style-name="Emphasis"><text:span text:style-name="T191">Longitud</text:span></text:span></text:p>
          </table:table-cell>
        </table:table-row>
        <table:table-row table:style-name="Tabla13.1">
          <table:covered-table-cell/>
          <table:table-cell table:style-name="Tabla13.B2" office:value-type="string">
            <text:p text:style-name="P484"><text:span text:style-name="Emphasis"><text:span text:style-name="T191">Porcentaje</text:span></text:span></text:p>
          </table:table-cell>
        </table:table-row>
        <table:table-row table:style-name="Tabla13.1">
          <table:table-cell table:style-name="Tabla13.A21" office:value-type="string">
            <text:p text:style-name="P471">z-index</text:p>
          </table:table-cell>
          <table:table-cell table:style-name="Tabla13.B21" office:value-type="string">
            <text:p text:style-name="P477">Ubica una imagen en una capa inferior al texto.</text:p>
          </table:table-cell>
        </table:table-row>
      </table:table>
      <text:p text:style-name="Predeterminado"/>
      <text:p text:style-name="P3">Estas son las propiedades más usadas a la hora de crear una página web, pero son solo una porción de la infinidad que existen si se desea conocer más visite la página de la W3C.</text:p>
      <text:p text:style-name="P16"/>
      <text:p text:style-name="P73">Ejemplo De Una Página Con CSS</text:p>
      <text:p text:style-name="P17"/>
      <text:p text:style-name="P427"/>
      <text:p text:style-name="P70"><text:span text:style-name="_5f_XMLBracket"><text:span text:style-name="T415"/></text:span></text:p>
      <text:p text:style-name="P70"><text:span text:style-name="_5f_XMLBracket"><text:span text:style-name="T415">&lt;!</text:span></text:span><text:span text:style-name="_5f_XMLKeyWord"><text:span text:style-name="T415">DOCTYPE</text:span></text:span><text:span text:style-name="_5f_XMLBracket"><text:span text:style-name="T415"> </text:span></text:span><text:span text:style-name="_5f_XMLElement"><text:span text:style-name="T415">html</text:span></text:span><text:span text:style-name="_5f_XMLBracket"><text:span text:style-name="T415">&gt;</text:span></text:span></text:p>
      <text:p text:style-name="P70"><text:span text:style-name="_5f_XMLBracket"><text:span text:style-name="T415">&lt;</text:span></text:span><text:span text:style-name="_5f_XMLElement"><text:span text:style-name="T415">html</text:span></text:span><text:span text:style-name="_5f_XMLBracket"><text:span text:style-name="T415"> </text:span></text:span><text:span text:style-name="_5f_XMLElement"><text:span text:style-name="T415">lang</text:span></text:span><text:span text:style-name="_5f_XMLBracket"><text:span text:style-name="T415">=</text:span></text:span><text:span text:style-name="_5f_XMLLiteral"><text:span text:style-name="T415">"en"</text:span></text:span><text:span text:style-name="_5f_XMLBracket"><text:span text:style-name="T415">&gt;</text:span></text:span></text:p>
      <text:p text:style-name="P70"><text:span text:style-name="_5f_XMLBracket"><text:span text:style-name="T415">&lt;</text:span></text:span><text:span text:style-name="_5f_XMLElement"><text:span text:style-name="T415">head</text:span></text:span><text:span text:style-name="_5f_XMLBracket"><text:span text:style-name="T415">&gt;</text:span></text:span></text:p>
      <text:p text:style-name="P70"><text:span text:style-name="_5f_XMLBracket"><text:span text:style-name="T415"><text:tab/>&lt;</text:span></text:span><text:span text:style-name="_5f_XMLElement"><text:span text:style-name="T415">meta</text:span></text:span><text:span text:style-name="_5f_XMLBracket"><text:span text:style-name="T415"> </text:span></text:span><text:span text:style-name="_5f_XMLKeyWord"><text:span text:style-name="T415">charset</text:span></text:span><text:span text:style-name="_5f_XMLBracket"><text:span text:style-name="T415">=</text:span></text:span><text:span text:style-name="_5f_XMLLiteral"><text:span text:style-name="T415">"utf-8"</text:span></text:span><text:span text:style-name="_5f_XMLBracket"><text:span text:style-name="T415">&gt;</text:span></text:span></text:p>
      <text:p text:style-name="P70"><text:span text:style-name="_5f_XMLBracket"><text:span text:style-name="T415">&lt;</text:span></text:span><text:span text:style-name="_5f_XMLKeyWord"><text:span text:style-name="T415">title</text:span></text:span><text:span text:style-name="_5f_XMLBracket"><text:span text:style-name="T415">&gt;</text:span></text:span><text:span text:style-name="_5f_XMLContent"><text:span text:style-name="T415">Página Con CSS</text:span></text:span><text:span text:style-name="_5f_XMLBracket"><text:span text:style-name="T415">&lt;/</text:span></text:span><text:span text:style-name="_5f_XMLKeyWord"><text:span text:style-name="T415">title</text:span></text:span><text:span text:style-name="_5f_XMLBracket"><text:span text:style-name="T415">&gt;</text:span></text:span></text:p>
      <text:p text:style-name="P70"><text:span text:style-name="_5f_XMLBracket"><text:span text:style-name="T415">&lt;</text:span></text:span><text:span text:style-name="_5f_XMLElement"><text:span text:style-name="T415">style</text:span></text:span><text:span text:style-name="_5f_XMLBracket"><text:span text:style-name="T415"> </text:span></text:span><text:span text:style-name="_5f_XMLKeyWord"><text:span text:style-name="T415">type</text:span></text:span><text:span text:style-name="_5f_XMLBracket"><text:span text:style-name="T415">=</text:span></text:span><text:span text:style-name="_5f_XMLLiteral"><text:span text:style-name="T415">"text/css"</text:span></text:span><text:span text:style-name="_5f_XMLBracket"><text:span text:style-name="T415">&gt;</text:span></text:span></text:p>
      <text:p text:style-name="P70"><text:span text:style-name="_5f_OOoComputerKeyWord"><text:span text:style-name="T415">::</text:span></text:span><text:span text:style-name="_5f_OOoComputerIdent"><text:span text:style-name="T415">selection</text:span></text:span><text:span text:style-name="_5f_OOoComputerKeyWord"><text:span text:style-name="T415">{</text:span></text:span><text:span text:style-name="_5f_XMLBracket"><text:span text:style-name="T415"> </text:span></text:span><text:span text:style-name="_5f_OOoComputerIdent"><text:span text:style-name="T415">background</text:span></text:span><text:span text:style-name="_5f_OOoComputerKeyWord"><text:span text:style-name="T415">-</text:span></text:span><text:span text:style-name="_5f_OOoComputerIdent"><text:span text:style-name="T415">color</text:span></text:span><text:span text:style-name="_5f_OOoComputerKeyWord"><text:span text:style-name="T415">:</text:span></text:span><text:span text:style-name="_5f_XMLBracket"><text:span text:style-name="T415"> </text:span></text:span><text:span text:style-name="_5f_OOoComputerKeyWord"><text:span text:style-name="T415">#</text:span></text:span><text:span text:style-name="_5f_OOoComputerIdent"><text:span text:style-name="T415">E13300</text:span></text:span><text:span text:style-name="_5f_OOoComputerKeyWord"><text:span text:style-name="T415">;</text:span></text:span><text:span text:style-name="_5f_XMLBracket"><text:span text:style-name="T415"> </text:span></text:span><text:span text:style-name="_5f_OOoComputerIdent"><text:span text:style-name="T415">color</text:span></text:span><text:span text:style-name="_5f_OOoComputerKeyWord"><text:span text:style-name="T415">:</text:span></text:span><text:span text:style-name="_5f_XMLBracket"><text:span text:style-name="T415"> </text:span></text:span><text:span text:style-name="_5f_OOoComputerIdent"><text:span text:style-name="T415">white</text:span></text:span><text:span text:style-name="_5f_OOoComputerKeyWord"><text:span text:style-name="T415">;</text:span></text:span><text:span text:style-name="_5f_XMLBracket"><text:span text:style-name="T415"> </text:span></text:span><text:span text:style-name="_5f_OOoComputerKeyWord"><text:span text:style-name="T415">}</text:span></text:span></text:p>
      <text:p text:style-name="P70"><text:span text:style-name="_5f_OOoComputerIdent"><text:span text:style-name="T415">body</text:span></text:span><text:span text:style-name="_5f_XMLBracket"><text:span text:style-name="T415"> </text:span></text:span><text:span text:style-name="_5f_OOoComputerKeyWord"><text:span text:style-name="T415">{</text:span></text:span></text:p>
      <text:p text:style-name="P70"><text:span text:style-name="_5f_XMLBracket"><text:span text:style-name="T415"><text:tab/></text:span></text:span><text:span text:style-name="_5f_OOoComputerIdent"><text:span text:style-name="T415">background</text:span></text:span><text:span text:style-name="_5f_OOoComputerKeyWord"><text:span text:style-name="T415">-</text:span></text:span><text:span text:style-name="_5f_OOoComputerIdent"><text:span text:style-name="T415">color</text:span></text:span><text:span text:style-name="_5f_OOoComputerKeyWord"><text:span text:style-name="T415">:</text:span></text:span><text:span text:style-name="_5f_XMLBracket"><text:span text:style-name="T415"> </text:span></text:span><text:span text:style-name="_5f_OOoComputerKeyWord"><text:span text:style-name="T415">#</text:span></text:span><text:span text:style-name="_5f_OOoComputerIdent"><text:span text:style-name="T415">fff</text:span></text:span><text:span text:style-name="_5f_OOoComputerKeyWord"><text:span text:style-name="T415">;</text:span></text:span></text:p>
      <text:p text:style-name="P70"><text:span text:style-name="_5f_XMLBracket"><text:span text:style-name="T415"><text:tab/></text:span></text:span><text:span text:style-name="_5f_OOoComputerIdent"><text:span text:style-name="T415">margin</text:span></text:span><text:span text:style-name="_5f_OOoComputerKeyWord"><text:span text:style-name="T415">:</text:span></text:span><text:span text:style-name="_5f_XMLBracket"><text:span text:style-name="T415"> </text:span></text:span><text:span text:style-name="_5f_OOoComputerLiteral"><text:span text:style-name="T415">90</text:span></text:span><text:span text:style-name="_5f_OOoComputerIdent"><text:span text:style-name="T415">px</text:span></text:span><text:span text:style-name="_5f_OOoComputerKeyWord"><text:span text:style-name="T415">;</text:span></text:span></text:p>
      <text:p text:style-name="P70"><text:span text:style-name="_5f_XMLBracket"><text:span text:style-name="T415"><text:tab/></text:span></text:span><text:span text:style-name="_5f_OOoComputerIdent"><text:span text:style-name="T415">font</text:span></text:span><text:span text:style-name="_5f_OOoComputerKeyWord"><text:span text:style-name="T415">:</text:span></text:span><text:span text:style-name="_5f_XMLBracket"><text:span text:style-name="T415"> </text:span></text:span><text:span text:style-name="_5f_OOoComputerLiteral"><text:span text:style-name="T415">13</text:span></text:span><text:span text:style-name="_5f_OOoComputerIdent"><text:span text:style-name="T415">px/20px normal Helvetica</text:span></text:span><text:span text:style-name="_5f_OOoComputerKeyWord"><text:span text:style-name="T415">,</text:span></text:span><text:span text:style-name="_5f_OOoComputerIdent"><text:span text:style-name="T415"> Arial</text:span></text:span><text:span text:style-name="_5f_OOoComputerKeyWord"><text:span text:style-name="T415">,</text:span></text:span><text:span text:style-name="_5f_OOoComputerIdent"><text:span text:style-name="T415"> sans</text:span></text:span><text:span text:style-name="_5f_OOoComputerKeyWord"><text:span text:style-name="T415">-</text:span></text:span><text:span text:style-name="_5f_OOoComputerIdent"><text:span text:style-name="T415">serif</text:span></text:span><text:span text:style-name="_5f_OOoComputerKeyWord"><text:span text:style-name="T415">;</text:span></text:span></text:p>
      <text:p text:style-name="P70"><text:span text:style-name="_5f_XMLBracket"><text:span text:style-name="T415"><text:tab/></text:span></text:span><text:span text:style-name="_5f_OOoComputerIdent"><text:span text:style-name="T415">color</text:span></text:span><text:span text:style-name="_5f_OOoComputerKeyWord"><text:span text:style-name="T415">:</text:span></text:span><text:span text:style-name="_5f_XMLBracket"><text:span text:style-name="T415"> </text:span></text:span><text:span text:style-name="_5f_OOoComputerKeyWord"><text:span text:style-name="T415">#</text:span></text:span><text:span text:style-name="_5f_OOoComputerLiteral"><text:span text:style-name="T415">4F5155</text:span></text:span><text:span text:style-name="_5f_OOoComputerKeyWord"><text:span text:style-name="T415">;</text:span></text:span></text:p>
      <text:p text:style-name="P70"><text:span text:style-name="_5f_OOoComputerKeyWord"><text:span text:style-name="T415">}</text:span></text:span></text:p>
      <text:p text:style-name="P70"><text:span text:style-name="_5f_OOoComputerIdent"><text:span text:style-name="T415">a</text:span></text:span><text:span text:style-name="_5f_XMLBracket"><text:span text:style-name="T415"> </text:span></text:span><text:span text:style-name="_5f_OOoComputerKeyWord"><text:span text:style-name="T415">{</text:span></text:span></text:p>
      <text:p text:style-name="P70"><text:span text:style-name="_5f_XMLBracket"><text:span text:style-name="T415"><text:tab/></text:span></text:span><text:span text:style-name="_5f_OOoComputerIdent"><text:span text:style-name="T415">color</text:span></text:span><text:span text:style-name="_5f_OOoComputerKeyWord"><text:span text:style-name="T415">:</text:span></text:span><text:span text:style-name="_5f_XMLBracket"><text:span text:style-name="T415"> </text:span></text:span><text:span text:style-name="_5f_OOoComputerKeyWord"><text:span text:style-name="T415">#</text:span></text:span><text:span text:style-name="_5f_OOoComputerLiteral"><text:span text:style-name="T415">003399</text:span></text:span><text:span text:style-name="_5f_OOoComputerKeyWord"><text:span text:style-name="T415">;</text:span></text:span></text:p>
      <text:p text:style-name="P70"><text:span text:style-name="_5f_XMLBracket"><text:span text:style-name="T415"><text:tab/></text:span></text:span><text:span text:style-name="_5f_OOoComputerIdent"><text:span text:style-name="T415">background</text:span></text:span><text:span text:style-name="_5f_OOoComputerKeyWord"><text:span text:style-name="T415">-</text:span></text:span><text:span text:style-name="_5f_OOoComputerIdent"><text:span text:style-name="T415">color</text:span></text:span><text:span text:style-name="_5f_OOoComputerKeyWord"><text:span text:style-name="T415">:</text:span></text:span><text:span text:style-name="_5f_XMLBracket"><text:span text:style-name="T415"> </text:span></text:span><text:span text:style-name="_5f_OOoComputerIdent"><text:span text:style-name="T415">transparent</text:span></text:span><text:span text:style-name="_5f_OOoComputerKeyWord"><text:span text:style-name="T415">;</text:span></text:span></text:p>
      <text:p text:style-name="P70"><text:span text:style-name="_5f_XMLBracket"><text:span text:style-name="T415"><text:tab/></text:span></text:span><text:span text:style-name="_5f_OOoComputerIdent"><text:span text:style-name="T415">font</text:span></text:span><text:span text:style-name="_5f_OOoComputerKeyWord"><text:span text:style-name="T415">-</text:span></text:span><text:span text:style-name="_5f_OOoComputerIdent"><text:span text:style-name="T415">weight</text:span></text:span><text:span text:style-name="_5f_OOoComputerKeyWord"><text:span text:style-name="T415">:</text:span></text:span><text:span text:style-name="_5f_XMLBracket"><text:span text:style-name="T415"> </text:span></text:span><text:span text:style-name="_5f_OOoComputerIdent"><text:span text:style-name="T415">normal</text:span></text:span><text:span text:style-name="_5f_OOoComputerKeyWord"><text:span text:style-name="T415">;</text:span></text:span></text:p>
      <text:p text:style-name="P70"><text:span text:style-name="_5f_OOoComputerKeyWord"><text:span text:style-name="T415">}</text:span></text:span></text:p>
      <text:p text:style-name="P70"><text:span text:style-name="_5f_OOoComputerIdent"><text:span text:style-name="T415">h1</text:span></text:span><text:span text:style-name="_5f_XMLBracket"><text:span text:style-name="T415"> </text:span></text:span><text:span text:style-name="_5f_OOoComputerKeyWord"><text:span text:style-name="T415">{</text:span></text:span></text:p>
      <text:p text:style-name="P70"><text:span text:style-name="_5f_XMLBracket"><text:span text:style-name="T415"><text:tab/></text:span></text:span><text:span text:style-name="_5f_OOoComputerIdent"><text:span text:style-name="T415">color</text:span></text:span><text:span text:style-name="_5f_OOoComputerKeyWord"><text:span text:style-name="T415">:</text:span></text:span><text:span text:style-name="_5f_XMLBracket"><text:span text:style-name="T415"> </text:span></text:span><text:span text:style-name="_5f_OOoComputerKeyWord"><text:span text:style-name="T415">#</text:span></text:span><text:span text:style-name="_5f_OOoComputerLiteral"><text:span text:style-name="T415">444</text:span></text:span><text:span text:style-name="_5f_OOoComputerKeyWord"><text:span text:style-name="T415">;</text:span></text:span></text:p>
      <text:p text:style-name="P70"><text:span text:style-name="_5f_XMLBracket"><text:span text:style-name="T415"><text:tab/></text:span></text:span><text:span text:style-name="_5f_OOoComputerIdent"><text:span text:style-name="T415">background</text:span></text:span><text:span text:style-name="_5f_OOoComputerKeyWord"><text:span text:style-name="T415">-</text:span></text:span><text:span text:style-name="_5f_OOoComputerIdent"><text:span text:style-name="T415">color</text:span></text:span><text:span text:style-name="_5f_OOoComputerKeyWord"><text:span text:style-name="T415">:</text:span></text:span><text:span text:style-name="_5f_XMLBracket"><text:span text:style-name="T415"> </text:span></text:span><text:span text:style-name="_5f_OOoComputerIdent"><text:span text:style-name="T415">transparent</text:span></text:span><text:span text:style-name="_5f_OOoComputerKeyWord"><text:span text:style-name="T415">;</text:span></text:span></text:p>
      <text:p text:style-name="P70"><text:span text:style-name="_5f_XMLBracket"><text:span text:style-name="T415"><text:tab/></text:span></text:span><text:span text:style-name="_5f_OOoComputerIdent"><text:span text:style-name="T415">border</text:span></text:span><text:span text:style-name="_5f_OOoComputerKeyWord"><text:span text:style-name="T415">-</text:span></text:span><text:span text:style-name="_5f_OOoComputerIdent"><text:span text:style-name="T415">bottom</text:span></text:span><text:span text:style-name="_5f_OOoComputerKeyWord"><text:span text:style-name="T415">:</text:span></text:span><text:span text:style-name="_5f_XMLBracket"><text:span text:style-name="T415"> </text:span></text:span><text:span text:style-name="_5f_OOoComputerLiteral"><text:span text:style-name="T415">1</text:span></text:span><text:span text:style-name="_5f_OOoComputerIdent"><text:span text:style-name="T415">px</text:span></text:span><text:span text:style-name="_5f_XMLBracket"><text:span text:style-name="T415"> </text:span></text:span><text:span text:style-name="_5f_OOoComputerIdent"><text:span text:style-name="T415">solid</text:span></text:span><text:span text:style-name="_5f_XMLBracket"><text:span text:style-name="T415"> </text:span></text:span><text:span text:style-name="_5f_OOoComputerKeyWord"><text:span text:style-name="T415">#</text:span></text:span><text:span text:style-name="_5f_OOoComputerIdent"><text:span text:style-name="T415">D0D0D0</text:span></text:span><text:span text:style-name="_5f_OOoComputerKeyWord"><text:span text:style-name="T415">;</text:span></text:span></text:p>
      <text:p text:style-name="P70"><text:span text:style-name="_5f_XMLBracket"><text:span text:style-name="T415"><text:tab/></text:span></text:span><text:span text:style-name="_5f_OOoComputerIdent"><text:span text:style-name="T415">font</text:span></text:span><text:span text:style-name="_5f_OOoComputerKeyWord"><text:span text:style-name="T415">-</text:span></text:span><text:span text:style-name="_5f_OOoComputerIdent"><text:span text:style-name="T415">size</text:span></text:span><text:span text:style-name="_5f_OOoComputerKeyWord"><text:span text:style-name="T415">:</text:span></text:span><text:span text:style-name="_5f_XMLBracket"><text:span text:style-name="T415"> </text:span></text:span><text:span text:style-name="_5f_OOoComputerLiteral"><text:span text:style-name="T415">19</text:span></text:span><text:span text:style-name="_5f_OOoComputerIdent"><text:span text:style-name="T415">px</text:span></text:span><text:span text:style-name="_5f_OOoComputerKeyWord"><text:span text:style-name="T415">;</text:span></text:span></text:p>
      <text:p text:style-name="P70"><text:span text:style-name="_5f_XMLBracket"><text:span text:style-name="T415"><text:tab/></text:span></text:span><text:span text:style-name="_5f_OOoComputerIdent"><text:span text:style-name="T415">font</text:span></text:span><text:span text:style-name="_5f_OOoComputerKeyWord"><text:span text:style-name="T415">-</text:span></text:span><text:span text:style-name="_5f_OOoComputerIdent"><text:span text:style-name="T415">weight</text:span></text:span><text:span text:style-name="_5f_OOoComputerKeyWord"><text:span text:style-name="T415">:</text:span></text:span><text:span text:style-name="_5f_XMLBracket"><text:span text:style-name="T415"> </text:span></text:span><text:span text:style-name="_5f_OOoComputerIdent"><text:span text:style-name="T415">normal</text:span></text:span><text:span text:style-name="_5f_OOoComputerKeyWord"><text:span text:style-name="T415">;</text:span></text:span></text:p>
      <text:p text:style-name="P70"><text:span text:style-name="_5f_XMLBracket"><text:span text:style-name="T415"><text:tab/></text:span></text:span><text:span text:style-name="_5f_OOoComputerIdent"><text:span text:style-name="T415">margin</text:span></text:span><text:span text:style-name="_5f_OOoComputerKeyWord"><text:span text:style-name="T415">:</text:span></text:span><text:span text:style-name="_5f_XMLBracket"><text:span text:style-name="T415"> </text:span></text:span><text:span text:style-name="_5f_OOoComputerLiteral"><text:span text:style-name="T415">0</text:span></text:span><text:span text:style-name="_5f_XMLBracket"><text:span text:style-name="T415"> </text:span></text:span><text:span text:style-name="_5f_OOoComputerLiteral"><text:span text:style-name="T415">0</text:span></text:span><text:span text:style-name="_5f_XMLBracket"><text:span text:style-name="T415"> </text:span></text:span><text:span text:style-name="_5f_OOoComputerLiteral"><text:span text:style-name="T415">14</text:span></text:span><text:span text:style-name="_5f_OOoComputerIdent"><text:span text:style-name="T415">px</text:span></text:span><text:span text:style-name="_5f_XMLBracket"><text:span text:style-name="T415"> </text:span></text:span><text:span text:style-name="_5f_OOoComputerLiteral"><text:span text:style-name="T415">0</text:span></text:span><text:span text:style-name="_5f_OOoComputerKeyWord"><text:span text:style-name="T415">;</text:span></text:span></text:p>
      <text:p text:style-name="P70"><text:soft-page-break/><text:span text:style-name="_5f_XMLBracket"><text:span text:style-name="T415"><text:tab/></text:span></text:span><text:span text:style-name="_5f_OOoComputerIdent"><text:span text:style-name="T415">padding</text:span></text:span><text:span text:style-name="_5f_OOoComputerKeyWord"><text:span text:style-name="T415">:</text:span></text:span><text:span text:style-name="_5f_XMLBracket"><text:span text:style-name="T415"> </text:span></text:span><text:span text:style-name="_5f_OOoComputerLiteral"><text:span text:style-name="T415">14</text:span></text:span><text:span text:style-name="_5f_OOoComputerIdent"><text:span text:style-name="T415">px</text:span></text:span><text:span text:style-name="_5f_XMLBracket"><text:span text:style-name="T415"> </text:span></text:span><text:span text:style-name="_5f_OOoComputerLiteral"><text:span text:style-name="T415">15</text:span></text:span><text:span text:style-name="_5f_OOoComputerIdent"><text:span text:style-name="T415">px</text:span></text:span><text:span text:style-name="_5f_XMLBracket"><text:span text:style-name="T415"> </text:span></text:span><text:span text:style-name="_5f_OOoComputerLiteral"><text:span text:style-name="T415">10</text:span></text:span><text:span text:style-name="_5f_OOoComputerIdent"><text:span text:style-name="T415">px</text:span></text:span><text:span text:style-name="_5f_XMLBracket"><text:span text:style-name="T415"> </text:span></text:span><text:span text:style-name="_5f_OOoComputerLiteral"><text:span text:style-name="T415">15</text:span></text:span><text:span text:style-name="_5f_OOoComputerIdent"><text:span text:style-name="T415">px</text:span></text:span><text:span text:style-name="_5f_OOoComputerKeyWord"><text:span text:style-name="T415">;</text:span></text:span></text:p>
      <text:p text:style-name="P70"><text:span text:style-name="_5f_OOoComputerKeyWord"><text:span text:style-name="T415">}</text:span></text:span></text:p>
      <text:p text:style-name="P70"><text:span text:style-name="_5f_OOoComputerKeyWord"><text:span text:style-name="T415">.</text:span></text:span><text:span text:style-name="_5f_OOoComputerIdent"><text:span text:style-name="T415">texto</text:span></text:span><text:span text:style-name="_5f_XMLBracket"><text:span text:style-name="T415"> </text:span></text:span><text:span text:style-name="_5f_OOoComputerKeyWord"><text:span text:style-name="T415">{</text:span></text:span></text:p>
      <text:p text:style-name="P70"><text:span text:style-name="_5f_XMLBracket"><text:span text:style-name="T415"><text:tab/></text:span></text:span><text:span text:style-name="_5f_OOoComputerIdent"><text:span text:style-name="T415">font</text:span></text:span><text:span text:style-name="_5f_OOoComputerKeyWord"><text:span text:style-name="T415">-</text:span></text:span><text:span text:style-name="_5f_OOoComputerIdent"><text:span text:style-name="T415">family</text:span></text:span><text:span text:style-name="_5f_OOoComputerKeyWord"><text:span text:style-name="T415">:</text:span></text:span><text:span text:style-name="_5f_XMLBracket"><text:span text:style-name="T415"> </text:span></text:span><text:span text:style-name="_5f_OOoComputerIdent"><text:span text:style-name="T415">Consolas</text:span></text:span><text:span text:style-name="_5f_OOoComputerKeyWord"><text:span text:style-name="T415">,</text:span></text:span><text:span text:style-name="_5f_XMLBracket"><text:span text:style-name="T415"> </text:span></text:span><text:span text:style-name="_5f_OOoComputerIdent"><text:span text:style-name="T415">Monaco</text:span></text:span><text:span text:style-name="_5f_OOoComputerKeyWord"><text:span text:style-name="T415">,</text:span></text:span><text:span text:style-name="_5f_XMLBracket"><text:span text:style-name="T415"> </text:span></text:span><text:span text:style-name="_5f_OOoComputerIdent"><text:span text:style-name="T415">Courier</text:span></text:span><text:span text:style-name="_5f_XMLBracket"><text:span text:style-name="T415"> </text:span></text:span><text:span text:style-name="_5f_OOoComputerKeyWord"><text:span text:style-name="T415">New,</text:span></text:span><text:span text:style-name="_5f_XMLBracket"><text:span text:style-name="T415"> </text:span></text:span><text:span text:style-name="_5f_OOoComputerIdent"><text:span text:style-name="T415">Courier</text:span></text:span><text:span text:style-name="_5f_OOoComputerKeyWord"><text:span text:style-name="T415">,</text:span></text:span><text:span text:style-name="_5f_XMLBracket"><text:span text:style-name="T415"> </text:span></text:span><text:span text:style-name="_5f_OOoComputerIdent"><text:span text:style-name="T415">monospace</text:span></text:span><text:span text:style-name="_5f_OOoComputerKeyWord"><text:span text:style-name="T415">;</text:span></text:span></text:p>
      <text:p text:style-name="P70"><text:span text:style-name="_5f_XMLBracket"><text:span text:style-name="T415"><text:tab/></text:span></text:span><text:span text:style-name="_5f_OOoComputerIdent"><text:span text:style-name="T415">font</text:span></text:span><text:span text:style-name="_5f_OOoComputerKeyWord"><text:span text:style-name="T415">-</text:span></text:span><text:span text:style-name="_5f_OOoComputerIdent"><text:span text:style-name="T415">size</text:span></text:span><text:span text:style-name="_5f_OOoComputerKeyWord"><text:span text:style-name="T415">:</text:span></text:span><text:span text:style-name="_5f_XMLBracket"><text:span text:style-name="T415"> </text:span></text:span><text:span text:style-name="_5f_OOoComputerLiteral"><text:span text:style-name="T415">16</text:span></text:span><text:span text:style-name="_5f_OOoComputerIdent"><text:span text:style-name="T415">px</text:span></text:span><text:span text:style-name="_5f_OOoComputerKeyWord"><text:span text:style-name="T415">;</text:span></text:span></text:p>
      <text:p text:style-name="P70"><text:span text:style-name="_5f_XMLBracket"><text:span text:style-name="T415"><text:tab/></text:span></text:span><text:span text:style-name="_5f_OOoComputerIdent"><text:span text:style-name="T415">background</text:span></text:span><text:span text:style-name="_5f_OOoComputerKeyWord"><text:span text:style-name="T415">-</text:span></text:span><text:span text:style-name="_5f_OOoComputerIdent"><text:span text:style-name="T415">color</text:span></text:span><text:span text:style-name="_5f_OOoComputerKeyWord"><text:span text:style-name="T415">:</text:span></text:span><text:span text:style-name="_5f_XMLBracket"><text:span text:style-name="T415"> </text:span></text:span><text:span text:style-name="_5f_OOoComputerKeyWord"><text:span text:style-name="T415">#</text:span></text:span><text:span text:style-name="_5f_OOoComputerIdent"><text:span text:style-name="T415">f9f9f9</text:span></text:span><text:span text:style-name="_5f_OOoComputerKeyWord"><text:span text:style-name="T415">;</text:span></text:span></text:p>
      <text:p text:style-name="P70"><text:span text:style-name="_5f_XMLBracket"><text:span text:style-name="T415"><text:tab/></text:span></text:span><text:span text:style-name="_5f_OOoComputerIdent"><text:span text:style-name="T415">border</text:span></text:span><text:span text:style-name="_5f_OOoComputerKeyWord"><text:span text:style-name="T415">:</text:span></text:span><text:span text:style-name="_5f_XMLBracket"><text:span text:style-name="T415"> </text:span></text:span><text:span text:style-name="_5f_OOoComputerLiteral"><text:span text:style-name="T415">1</text:span></text:span><text:span text:style-name="_5f_OOoComputerIdent"><text:span text:style-name="T415">px</text:span></text:span><text:span text:style-name="_5f_XMLBracket"><text:span text:style-name="T415"> </text:span></text:span><text:span text:style-name="_5f_OOoComputerIdent"><text:span text:style-name="T415">solid</text:span></text:span><text:span text:style-name="_5f_XMLBracket"><text:span text:style-name="T415"> </text:span></text:span><text:span text:style-name="_5f_OOoComputerKeyWord"><text:span text:style-name="T415">#</text:span></text:span><text:span text:style-name="_5f_OOoComputerIdent"><text:span text:style-name="T415">D0D0D0</text:span></text:span><text:span text:style-name="_5f_OOoComputerKeyWord"><text:span text:style-name="T415">;</text:span></text:span></text:p>
      <text:p text:style-name="P70"><text:span text:style-name="_5f_XMLBracket"><text:span text:style-name="T415"><text:tab/></text:span></text:span><text:span text:style-name="_5f_OOoComputerIdent"><text:span text:style-name="T415">color</text:span></text:span><text:span text:style-name="_5f_OOoComputerKeyWord"><text:span text:style-name="T415">:</text:span></text:span><text:span text:style-name="_5f_XMLBracket"><text:span text:style-name="T415"> </text:span></text:span><text:span text:style-name="_5f_OOoComputerKeyWord"><text:span text:style-name="T415">#</text:span></text:span><text:span text:style-name="_5f_OOoComputerLiteral"><text:span text:style-name="T415">002166</text:span></text:span><text:span text:style-name="_5f_OOoComputerKeyWord"><text:span text:style-name="T415">;</text:span></text:span></text:p>
      <text:p text:style-name="P70"><text:span text:style-name="_5f_XMLBracket"><text:span text:style-name="T415"><text:tab/></text:span></text:span><text:span text:style-name="_5f_OOoComputerIdent"><text:span text:style-name="T415">display</text:span></text:span><text:span text:style-name="_5f_OOoComputerKeyWord"><text:span text:style-name="T415">:</text:span></text:span><text:span text:style-name="_5f_XMLBracket"><text:span text:style-name="T415"> </text:span></text:span><text:span text:style-name="_5f_OOoComputerIdent"><text:span text:style-name="T415">block</text:span></text:span><text:span text:style-name="_5f_OOoComputerKeyWord"><text:span text:style-name="T415">;</text:span></text:span></text:p>
      <text:p text:style-name="P70"><text:span text:style-name="_5f_XMLBracket"><text:span text:style-name="T415"><text:tab/></text:span></text:span><text:span text:style-name="_5f_OOoComputerIdent"><text:span text:style-name="T415">margin</text:span></text:span><text:span text:style-name="_5f_OOoComputerKeyWord"><text:span text:style-name="T415">:</text:span></text:span><text:span text:style-name="_5f_XMLBracket"><text:span text:style-name="T415"> </text:span></text:span><text:span text:style-name="_5f_OOoComputerLiteral"><text:span text:style-name="T415">14</text:span></text:span><text:span text:style-name="_5f_OOoComputerIdent"><text:span text:style-name="T415">px</text:span></text:span><text:span text:style-name="_5f_XMLBracket"><text:span text:style-name="T415"> </text:span></text:span><text:span text:style-name="_5f_OOoComputerLiteral"><text:span text:style-name="T415">0</text:span></text:span><text:span text:style-name="_5f_XMLBracket"><text:span text:style-name="T415"> </text:span></text:span><text:span text:style-name="_5f_OOoComputerLiteral"><text:span text:style-name="T415">14</text:span></text:span><text:span text:style-name="_5f_OOoComputerIdent"><text:span text:style-name="T415">px</text:span></text:span><text:span text:style-name="_5f_XMLBracket"><text:span text:style-name="T415"> </text:span></text:span><text:span text:style-name="_5f_OOoComputerLiteral"><text:span text:style-name="T415">0</text:span></text:span><text:span text:style-name="_5f_OOoComputerKeyWord"><text:span text:style-name="T415">;</text:span></text:span></text:p>
      <text:p text:style-name="P70"><text:span text:style-name="_5f_XMLBracket"><text:span text:style-name="T415"><text:tab/></text:span></text:span><text:span text:style-name="_5f_OOoComputerIdent"><text:span text:style-name="T415">padding</text:span></text:span><text:span text:style-name="_5f_OOoComputerKeyWord"><text:span text:style-name="T415">:</text:span></text:span><text:span text:style-name="_5f_XMLBracket"><text:span text:style-name="T415"> </text:span></text:span><text:span text:style-name="_5f_OOoComputerLiteral"><text:span text:style-name="T415">12</text:span></text:span><text:span text:style-name="_5f_OOoComputerIdent"><text:span text:style-name="T415">px</text:span></text:span><text:span text:style-name="_5f_XMLBracket"><text:span text:style-name="T415"> </text:span></text:span><text:span text:style-name="_5f_OOoComputerLiteral"><text:span text:style-name="T415">10</text:span></text:span><text:span text:style-name="_5f_OOoComputerIdent"><text:span text:style-name="T415">px</text:span></text:span><text:span text:style-name="_5f_XMLBracket"><text:span text:style-name="T415"> </text:span></text:span><text:span text:style-name="_5f_OOoComputerLiteral"><text:span text:style-name="T415">12</text:span></text:span><text:span text:style-name="_5f_OOoComputerIdent"><text:span text:style-name="T415">px</text:span></text:span><text:span text:style-name="_5f_XMLBracket"><text:span text:style-name="T415"> </text:span></text:span><text:span text:style-name="_5f_OOoComputerLiteral"><text:span text:style-name="T415">10</text:span></text:span><text:span text:style-name="_5f_OOoComputerIdent"><text:span text:style-name="T415">px</text:span></text:span><text:span text:style-name="_5f_OOoComputerKeyWord"><text:span text:style-name="T415">;</text:span></text:span></text:p>
      <text:p text:style-name="P70"><text:span text:style-name="_5f_OOoComputerKeyWord"><text:span text:style-name="T415">}</text:span></text:span></text:p>
      <text:p text:style-name="P70"><text:span text:style-name="_5f_OOoComputerKeyWord"><text:span text:style-name="T415">#</text:span></text:span><text:span text:style-name="_5f_OOoComputerIdent"><text:span text:style-name="T415">container</text:span></text:span><text:span text:style-name="_5f_XMLBracket"><text:span text:style-name="T415"> </text:span></text:span><text:span text:style-name="_5f_OOoComputerKeyWord"><text:span text:style-name="T415">{</text:span></text:span></text:p>
      <text:p text:style-name="P70"><text:span text:style-name="_5f_XMLBracket"><text:span text:style-name="T415"><text:tab/></text:span></text:span><text:span text:style-name="_5f_OOoComputerIdent"><text:span text:style-name="T415">margin</text:span></text:span><text:span text:style-name="_5f_OOoComputerKeyWord"><text:span text:style-name="T415">:</text:span></text:span><text:span text:style-name="_5f_XMLBracket"><text:span text:style-name="T415"> </text:span></text:span><text:span text:style-name="_5f_OOoComputerLiteral"><text:span text:style-name="T415">10</text:span></text:span><text:span text:style-name="_5f_OOoComputerIdent"><text:span text:style-name="T415">px</text:span></text:span><text:span text:style-name="_5f_OOoComputerKeyWord"><text:span text:style-name="T415">;</text:span></text:span></text:p>
      <text:p text:style-name="P70"><text:span text:style-name="_5f_XMLBracket"><text:span text:style-name="T415"><text:tab/></text:span></text:span><text:span text:style-name="_5f_OOoComputerIdent"><text:span text:style-name="T415">border</text:span></text:span><text:span text:style-name="_5f_OOoComputerKeyWord"><text:span text:style-name="T415">:</text:span></text:span><text:span text:style-name="_5f_XMLBracket"><text:span text:style-name="T415"> </text:span></text:span><text:span text:style-name="_5f_OOoComputerLiteral"><text:span text:style-name="T415">1</text:span></text:span><text:span text:style-name="_5f_OOoComputerIdent"><text:span text:style-name="T415">px</text:span></text:span><text:span text:style-name="_5f_XMLBracket"><text:span text:style-name="T415"> </text:span></text:span><text:span text:style-name="_5f_OOoComputerIdent"><text:span text:style-name="T415">solid</text:span></text:span><text:span text:style-name="_5f_XMLBracket"><text:span text:style-name="T415"> </text:span></text:span><text:span text:style-name="_5f_OOoComputerKeyWord"><text:span text:style-name="T415">#</text:span></text:span><text:span text:style-name="_5f_OOoComputerIdent"><text:span text:style-name="T415">D0D0D0</text:span></text:span><text:span text:style-name="_5f_OOoComputerKeyWord"><text:span text:style-name="T415">;</text:span></text:span></text:p>
      <text:p text:style-name="P70"><text:span text:style-name="_5f_XMLBracket"><text:span text:style-name="T415"><text:tab/></text:span></text:span><text:span text:style-name="_5f_OOoComputerKeyWord"><text:span text:style-name="T415">-</text:span></text:span><text:span text:style-name="_5f_OOoComputerIdent"><text:span text:style-name="T415">webkit</text:span></text:span><text:span text:style-name="_5f_OOoComputerKeyWord"><text:span text:style-name="T415">-</text:span></text:span><text:span text:style-name="_5f_OOoComputerIdent"><text:span text:style-name="T415">box</text:span></text:span><text:span text:style-name="_5f_OOoComputerKeyWord"><text:span text:style-name="T415">-</text:span></text:span><text:span text:style-name="_5f_OOoComputerIdent"><text:span text:style-name="T415">shadow</text:span></text:span><text:span text:style-name="_5f_OOoComputerKeyWord"><text:span text:style-name="T415">:</text:span></text:span><text:span text:style-name="_5f_XMLBracket"><text:span text:style-name="T415"> </text:span></text:span><text:span text:style-name="_5f_OOoComputerLiteral"><text:span text:style-name="T415">0</text:span></text:span><text:span text:style-name="_5f_XMLBracket"><text:span text:style-name="T415"> </text:span></text:span><text:span text:style-name="_5f_OOoComputerLiteral"><text:span text:style-name="T415">0</text:span></text:span><text:span text:style-name="_5f_XMLBracket"><text:span text:style-name="T415"> </text:span></text:span><text:span text:style-name="_5f_OOoComputerLiteral"><text:span text:style-name="T415">8</text:span></text:span><text:span text:style-name="_5f_OOoComputerIdent"><text:span text:style-name="T415">px</text:span></text:span><text:span text:style-name="_5f_XMLBracket"><text:span text:style-name="T415"> </text:span></text:span><text:span text:style-name="_5f_OOoComputerKeyWord"><text:span text:style-name="T415">#</text:span></text:span><text:span text:style-name="_5f_OOoComputerIdent"><text:span text:style-name="T415">D0D0D0</text:span></text:span><text:span text:style-name="_5f_OOoComputerKeyWord"><text:span text:style-name="T415">;</text:span></text:span></text:p>
      <text:p text:style-name="P70"><text:span text:style-name="_5f_OOoComputerKeyWord"><text:span text:style-name="T415">}</text:span></text:span></text:p>
      <text:p text:style-name="P70"><text:span text:style-name="_5f_OOoComputerIdent"><text:span text:style-name="T415">p</text:span></text:span><text:span text:style-name="_5f_XMLBracket"><text:span text:style-name="T415"> </text:span></text:span><text:span text:style-name="_5f_OOoComputerKeyWord"><text:span text:style-name="T415">{</text:span></text:span></text:p>
      <text:p text:style-name="P70"><text:span text:style-name="_5f_XMLBracket"><text:span text:style-name="T415"><text:tab/></text:span></text:span><text:span text:style-name="_5f_OOoComputerIdent"><text:span text:style-name="T415">margin</text:span></text:span><text:span text:style-name="_5f_OOoComputerKeyWord"><text:span text:style-name="T415">:</text:span></text:span><text:span text:style-name="_5f_XMLBracket"><text:span text:style-name="T415"> </text:span></text:span><text:span text:style-name="_5f_OOoComputerLiteral"><text:span text:style-name="T415">12</text:span></text:span><text:span text:style-name="_5f_OOoComputerIdent"><text:span text:style-name="T415">px</text:span></text:span><text:span text:style-name="_5f_XMLBracket"><text:span text:style-name="T415"> </text:span></text:span><text:span text:style-name="_5f_OOoComputerLiteral"><text:span text:style-name="T415">15</text:span></text:span><text:span text:style-name="_5f_OOoComputerIdent"><text:span text:style-name="T415">px</text:span></text:span><text:span text:style-name="_5f_XMLBracket"><text:span text:style-name="T415"> </text:span></text:span><text:span text:style-name="_5f_OOoComputerLiteral"><text:span text:style-name="T415">12</text:span></text:span><text:span text:style-name="_5f_OOoComputerIdent"><text:span text:style-name="T415">px</text:span></text:span><text:span text:style-name="_5f_XMLBracket"><text:span text:style-name="T415"> </text:span></text:span><text:span text:style-name="_5f_OOoComputerLiteral"><text:span text:style-name="T415">15</text:span></text:span><text:span text:style-name="_5f_OOoComputerIdent"><text:span text:style-name="T415">px</text:span></text:span><text:span text:style-name="_5f_OOoComputerKeyWord"><text:span text:style-name="T415">;</text:span></text:span></text:p>
      <text:p text:style-name="P70"><text:span text:style-name="_5f_OOoComputerKeyWord"><text:span text:style-name="T415">}</text:span></text:span></text:p>
      <text:p text:style-name="P70"><text:span text:style-name="_5f_XMLBracket"><text:span text:style-name="T415">&lt;/</text:span></text:span><text:span text:style-name="_5f_XMLElement"><text:span text:style-name="T415">style</text:span></text:span><text:span text:style-name="_5f_XMLBracket"><text:span text:style-name="T415">&gt;</text:span></text:span></text:p>
      <text:p text:style-name="P70"><text:span text:style-name="_5f_XMLBracket"><text:span text:style-name="T415">&lt;/</text:span></text:span><text:span text:style-name="_5f_XMLElement"><text:span text:style-name="T415">head</text:span></text:span><text:span text:style-name="_5f_XMLBracket"><text:span text:style-name="T415">&gt;</text:span></text:span></text:p>
      <text:p text:style-name="P70"><text:span text:style-name="_5f_XMLBracket"><text:span text:style-name="T415">&lt;</text:span></text:span><text:span text:style-name="_5f_XMLElement"><text:span text:style-name="T415">body</text:span></text:span><text:span text:style-name="_5f_XMLBracket"><text:span text:style-name="T415">&gt;</text:span></text:span></text:p>
      <text:p text:style-name="P70"><text:span text:style-name="_5f_XMLBracket"><text:span text:style-name="T415"><text:tab/>&lt;</text:span></text:span><text:span text:style-name="_5f_XMLElement"><text:span text:style-name="T415">div</text:span></text:span><text:span text:style-name="_5f_XMLBracket"><text:span text:style-name="T415"> </text:span></text:span><text:span text:style-name="_5f_XMLKeyWord"><text:span text:style-name="T415">id</text:span></text:span><text:span text:style-name="_5f_XMLBracket"><text:span text:style-name="T415">=</text:span></text:span><text:span text:style-name="_5f_XMLLiteral"><text:span text:style-name="T415">"container"</text:span></text:span><text:span text:style-name="_5f_XMLBracket"><text:span text:style-name="T415">&gt;</text:span></text:span></text:p>
      <text:p text:style-name="P70"><text:span text:style-name="_5f_XMLBracket"><text:span text:style-name="T415"><text:tab/><text:tab/>&lt;</text:span></text:span><text:span text:style-name="_5f_XMLElement"><text:span text:style-name="T415">h1</text:span></text:span><text:span text:style-name="_5f_XMLBracket"><text:span text:style-name="T415">&gt;</text:span></text:span><text:span text:style-name="_5f_XMLContent"><text:span text:style-name="T415">Página con estilo CSS</text:span></text:span><text:span text:style-name="_5f_XMLBracket"><text:span text:style-name="T415">&lt;/</text:span></text:span><text:span text:style-name="_5f_XMLElement"><text:span text:style-name="T415">h1</text:span></text:span><text:span text:style-name="_5f_XMLBracket"><text:span text:style-name="T415">&gt;</text:span></text:span></text:p>
      <text:p text:style-name="P70"><text:span text:style-name="_5f_XMLBracket"><text:span text:style-name="T415"><text:tab/><text:tab/>&lt;</text:span></text:span><text:span text:style-name="_5f_XMLElement"><text:span text:style-name="T415">p</text:span></text:span><text:span text:style-name="_5f_XMLBracket"><text:span text:style-name="T415"> </text:span></text:span><text:span text:style-name="_5f_XMLElement"><text:span text:style-name="T415">class</text:span></text:span><text:span text:style-name="_5f_XMLBracket"><text:span text:style-name="T415">=</text:span></text:span><text:span text:style-name="_5f_XMLLiteral"><text:span text:style-name="T415">"texto"</text:span></text:span><text:span text:style-name="_5f_XMLBracket"><text:span text:style-name="T415">&gt;Este parrafo pertenece a una clase, </text:span></text:span></text:p>
      <text:p text:style-name="P70"><text:span text:style-name="_5f_XMLBracket"><text:span text:style-name="T415"><text:tab/><text:tab/><text:tab/></text:span></text:span><text:span text:style-name="_5f_XMLContent"><text:span text:style-name="T415">todo el contenido esta en un contenedor CSS.</text:span></text:span><text:span text:style-name="_5f_XMLBracket"><text:span text:style-name="T415">&lt;/</text:span></text:span><text:span text:style-name="_5f_XMLElement"><text:span text:style-name="T415">p</text:span></text:span><text:span text:style-name="_5f_XMLBracket"><text:span text:style-name="T415">&gt;<text:tab/>&lt;/</text:span></text:span><text:span text:style-name="_5f_XMLElement"><text:span text:style-name="T415">div</text:span></text:span><text:span text:style-name="_5f_XMLBracket"><text:span text:style-name="T415">&gt;</text:span></text:span></text:p>
      <text:p text:style-name="P70"><text:span text:style-name="_5f_XMLBracket"><text:span text:style-name="T415">&lt;/</text:span></text:span><text:span text:style-name="_5f_XMLElement"><text:span text:style-name="T415">body</text:span></text:span><text:span text:style-name="_5f_XMLBracket"><text:span text:style-name="T415">&gt;</text:span></text:span></text:p>
      <text:p text:style-name="P70"><text:span text:style-name="_5f_XMLBracket"><text:span text:style-name="T415">&lt;/</text:span></text:span><text:span text:style-name="_5f_XMLElement"><text:span text:style-name="T415">html</text:span></text:span><text:span text:style-name="_5f_XMLBracket"><text:span text:style-name="T415">&gt;</text:span></text:span></text:p>
      <text:p text:style-name="P16"/>
      <text:p text:style-name="P73">Vista sin CSS:</text:p>
      <text:p text:style-name="P16"/>
      <text:p text:style-name="P16"/>
      <text:p text:style-name="P426"><draw:frame draw:style-name="fr5" draw:name="gráficos11" text:anchor-type="paragraph" svg:width="15.589cm" svg:height="4.946cm" draw:z-index="9"><draw:image xlink:href="Pictures/10000000000003A800000129A2AFF1F6.png" xlink:type="simple" xlink:show="embed" xlink:actuate="onLoad"/></draw:frame></text:p>
      <text:p text:style-name="P16"/>
      <text:p text:style-name="P16"/>
      <text:p text:style-name="P16"/>
      <text:p text:style-name="P16"/>
      <text:p text:style-name="P16"><text:soft-page-break/></text:p>
      <text:p text:style-name="P16"><draw:frame draw:style-name="fr6" draw:name="gráficos10" text:anchor-type="paragraph" svg:x="0cm" svg:y="1.335cm" svg:width="15.589cm" svg:height="3.819cm" draw:z-index="10"><draw:image xlink:href="Pictures/10000000000004F50000013736EE6285.png" xlink:type="simple" xlink:show="embed" xlink:actuate="onLoad"/></draw:frame></text:p>
      <text:p text:style-name="P73">Vista con CSS</text:p>
      <text:p text:style-name="P16"/>
      <text:p text:style-name="P428">La diferencia salta a la vista</text:p>
      <text:p text:style-name="P16"/>
      <text:p text:style-name="P73">Introducción A Java Script</text:p>
      <text:p text:style-name="P348"><text:span text:style-name="T416">Este es un lenguaje de programación interpretado que se ejecuta en el navegador del cliente, </text:span><text:span text:style-name="T417">al inicio su principal funcionalidad fue la de verificar los datos que el usuario enviaba al servidor, </text:span><text:span text:style-name="T418">en la actualidad esta tecnología es usada para crear sitios interactivos, juegos, animaciones, etc. Es una tecnología muy importante en la web creó el concepto de tiempo real en la web, un ejemplo son las notificaciones de las redes sociales, Java Script no tiene nada que ver con el lenguaje de programación Java de Oracle, la sintaxis de </text:span><text:span text:style-name="T419">JavaScript</text:span><text:span text:style-name="T418"> en similar a </text:span><text:span text:style-name="T419">C/C++</text:span><text:span text:style-name="T418">, </text:span><text:span text:style-name="T428">la extensión de los ficheros con JavaScript es </text:span><text:span text:style-name="T210">“.js”</text:span><text:span text:style-name="T271">.</text:span></text:p>
      <text:p text:style-name="P354"/>
      <text:p text:style-name="P429"/>
      <text:p text:style-name="P74">2.11.1.<text:tab/>Origen Java Script</text:p>
      <text:p text:style-name="P163"><text:span text:style-name="T420">El ahorro en tiempos de respuesta </text:span>fue una de las principales razones por las que <text:span text:style-name="T420">se creo JavaScript </text:span>, todo empezó en los años 90 cuando las conexiones a internet no eran tan <text:span text:style-name="T420">abundantes</text:span> ni <text:span text:style-name="T420">tenían la velocidad de hoy</text:span>, la velocidad máxima registrada era de 28Kbps, <text:span text:style-name="T420">en el pasado</text:span> presentar una imagen <text:span text:style-name="T420">cobraba tiempo y recursos</text:span>, una de las principales necesidades fue identificada a la hora de validar la información enviada por el usuario al servidor, ya que <text:span text:style-name="T420">este tenía</text:span> que revisarlos antes de procesarla si algo estaba mal, en el mejor de los casos se enviaba los datos al cliente nuevamente para que sean corregidos por el usuario, en el peor de los casos el usuario tenía que ingresar la información de nuevo, además <text:span text:style-name="T420">de dañar la experiencia</text:span> de usuario.</text:p>
      <text:p text:style-name="P17"/>
      <text:p text:style-name="P17"><text:span text:style-name="T2">Para enfrentar estos inconvenientes </text:span><text:span text:style-name="T70">Brendan Erich </text:span><text:span text:style-name="T2">programador de la empresa Netscape creadora de un navegador web con el mismo nombre crea un lenguaje que se ejecuta en el navegador de usuario nombrado en un inicio como Live Script. </text:span></text:p>
      <text:p text:style-name="P17"/>
      <text:p text:style-name="P163">Luego Netscape hace una alianza con Sun Microsystems para reescribir el lenguaje y se crea el primer estándar al que bautizan con el nombre de JavaScript, se usó ese nombre no porque tenga una similitud con el lenguaje desarrollado por Sun Microsystems Java, sino por la popularidad que tenía la palabra Java en aquel entonces.</text:p>
      <text:p text:style-name="P17"/>
      <text:p text:style-name="P191">Nota: Netscape es una empresa que ya no existe, desapareció con la llegada de navegadores como Internet Explorer, Firefox, Opera entre otros, pero nos dejó a una de las más importantes tecnologías de hoy en día en la web.</text:p>
      <text:p text:style-name="P40"><text:soft-page-break/><text:span text:style-name="T2">Sun Microsystems tampoco existe la misma fue vendida hace algunos años a Oracle, Oracle mantiene la mayoría de proyectos que Sun Microsystems llevaba a cabo como son el popular lenguaje de programación Java, </text:span><text:span text:style-name="T38">el</text:span><text:span text:style-name="T2"> motor de base de datos MySql, retir</text:span><text:span text:style-name="T38">ó</text:span><text:span text:style-name="T2"> del mercado a muchos servicios y productos como el sistema operativo tipo UNIX llamado Solaris un sistema especial para servidores, </text:span><text:span text:style-name="T38">en cambio ingresaron al mercado un sistema operativo basado en Linux con el nombre </text:span><text:span text:style-name="T39">clave </text:span><text:span text:style-name="T70">Linux Umbrecable.</text:span></text:p>
      <text:p text:style-name="P17"/>
      <text:p text:style-name="P73">Usos Java Script</text:p>
      <text:p text:style-name="P101"><text:span text:style-name="T267">Actualmente JavaScript es usado en la mayoria de sitios de comercio, redes sociales, sitios corporativos, etc. Existen empresas de desarrollo que han creado aplicaciones y frameworks con esta tecnología, </text:span><text:span text:style-name="T268">siendo sus objetivos masificar y facilitar su uso:</text:span></text:p>
      <text:p text:style-name="P301"/>
      <text:p text:style-name="P163"><text:span text:style-name="T421">S</text:span>e han creado un sinfín de Frameworks <text:span text:style-name="T421">en el presente documento se listan solo los de mayor popularidad:</text:span></text:p>
      <text:p text:style-name="P238"/>
      <text:list xml:id="list7264485874391950645" text:style-name="WWNum20">
        <text:list-item>
          <text:p text:style-name="P640">JQuery</text:p>
        </text:list-item>
        <text:list-item>
          <text:p text:style-name="P640">JQueryUI</text:p>
        </text:list-item>
        <text:list-item>
          <text:p text:style-name="P640">Wijmo</text:p>
        </text:list-item>
        <text:list-item>
          <text:p text:style-name="P640">Motools</text:p>
        </text:list-item>
        <text:list-item>
          <text:p text:style-name="P640">KendoUI</text:p>
        </text:list-item>
        <text:list-item>
          <text:p text:style-name="P640">Bootrapt</text:p>
        </text:list-item>
        <text:list-item>
          <text:p text:style-name="P640">Boilerplate</text:p>
          <text:p text:style-name="P640"/>
        </text:list-item>
      </text:list>
      <text:p text:style-name="P430">Los Frameworks no solo ayudan a crear webs interactivas y funcionales, en los últimos años se han enfocado en hacer que los sitios web funcionen de la misma manera en todos los sitios web.</text:p>
      <text:p text:style-name="P430"/>
      <text:p text:style-name="P73">Sintaxis <text:span text:style-name="T422">básica</text:span></text:p>
      <text:p text:style-name="P163"><text:span text:style-name="T421">La sintaxis esta basada en </text:span><text:s/>C/C++, <text:span text:style-name="T421">al igual que CSS JavaScript también posee selectores, dispone de eventos lo que permite ejecutar determinadas lineas de código cuando un evento en especial suceda en el sitio, estos eventos son carga del sitio, movimientos de cursor, clics, etc. </text:span><text:span text:style-name="T422">JavaScript es un lenguaje funcional es decir soporta orientación a objetos, funciones, tiene funciones nativas aplicadas a manejo de cadenas, manejo de funciones matemáticas.</text:span></text:p>
      <text:p text:style-name="P239"/>
      <text:p text:style-name="P240">Los comentarios soportados en JavaScript son los mismos de C/C++, las sentencias terminan en un punto y coma.</text:p>
      <text:p text:style-name="P240"/>
      <text:p text:style-name="P338">Variables en JavaScript:</text:p>
      <text:p text:style-name="P422"><text:span text:style-name="T148">Las variables se crean mediante la palabra reservada </text:span><text:span text:style-name="T40">“var” </text:span><text:span text:style-name="T148">no se especifica el tipo de dato, se asigna automáticamente cuando recibe un valor, JavaScript permite crear variables escribiéndolas directamente es decir se la palabra reservada </text:span><text:span text:style-name="T40">“var”</text:span><text:span text:style-name="T148">, la diferencia es que </text:span><text:span text:style-name="T40">“var” </text:span><text:span text:style-name="T148">crea variables locales omitiendo esta palabra, las variables son globales, para hacer referencia a la variable basta con escribir el nombre, </text:span></text:p>
      <text:p text:style-name="P17"/>
      <text:p text:style-name="P431"/>
      <text:p text:style-name="P431"/>
      <text:p text:style-name="P431"><text:soft-page-break/>El nombre de una variable en JavaScript es conocido como identificador, el identificador debe cumplir con normas:</text:p>
      <text:p text:style-name="P431"/>
      <text:list xml:id="list1883481946809476354" text:style-name="L9">
        <text:list-item>
          <text:p text:style-name="P611">El nombre de la variable solo esta formado por letras, números, pueden usar los símbolos “$” (dólar) “_” (guión bajo).</text:p>
          <text:p text:style-name="P611"/>
        </text:list-item>
        <text:list-item>
          <text:p text:style-name="P611">El primer caracter del nombre no puede ser un numero.</text:p>
          <text:p text:style-name="P611"/>
        </text:list-item>
      </text:list>
      <text:p text:style-name="P78">Funciones</text:p>
      <text:p text:style-name="P42"><text:span text:style-name="T41">Elemento</text:span><text:span text:style-name="T2"> primordial en los lenguajes de programación, las funciones en JavaScript son declaradas con la </text:span><text:span text:style-name="T41">palabra</text:span><text:span text:style-name="T2"> clave </text:span><text:span text:style-name="T70">“function” </text:span><text:span text:style-name="T2">el cuerpo de la función va entre llaves.</text:span></text:p>
      <text:p text:style-name="P42"/>
      <text:p text:style-name="P56"><text:span text:style-name="_5f_OOoComputerIdent"><text:span text:style-name="T423">function</text:span></text:span><text:span text:style-name="T423"> </text:span><text:span text:style-name="_5f_OOoComputerIdent"><text:span text:style-name="T423">sumarValores</text:span></text:span><text:span text:style-name="_5f_OOoComputerKeyWord"><text:span text:style-name="T423">(</text:span></text:span><text:span text:style-name="_5f_OOoComputerIdent"><text:span text:style-name="T423">numa</text:span></text:span><text:span text:style-name="_5f_OOoComputerKeyWord"><text:span text:style-name="T423">,</text:span></text:span><text:span text:style-name="T423"> </text:span><text:span text:style-name="_5f_OOoComputerIdent"><text:span text:style-name="T423">numb</text:span></text:span><text:span text:style-name="_5f_OOoComputerKeyWord"><text:span text:style-name="T423">)</text:span></text:span><text:span text:style-name="T423"> </text:span><text:span text:style-name="_5f_OOoComputerKeyWord"><text:span text:style-name="T423">{</text:span></text:span></text:p>
      <text:p text:style-name="P56"><text:span text:style-name="_5f_OOoComputerComment"><text:span text:style-name="T423">//cuerpo de la funcion</text:span></text:span></text:p>
      <text:p text:style-name="P56"><text:span text:style-name="_5f_OOoComputerIdent"><text:span text:style-name="T423"><text:tab/>valor</text:span></text:span><text:span text:style-name="T423"> </text:span><text:span text:style-name="_5f_OOoComputerKeyWord"><text:span text:style-name="T423">=</text:span></text:span><text:span text:style-name="T423"> </text:span><text:span text:style-name="_5f_OOoComputerKeyWord"><text:span text:style-name="T423">(</text:span></text:span><text:span text:style-name="_5f_OOoComputerIdent"><text:span text:style-name="T423">numa</text:span></text:span><text:span text:style-name="_5f_OOoComputerKeyWord"><text:span text:style-name="T423">+</text:span></text:span><text:span text:style-name="_5f_OOoComputerIdent"><text:span text:style-name="T423">numb</text:span></text:span><text:span text:style-name="_5f_OOoComputerKeyWord"><text:span text:style-name="T423">);</text:span></text:span></text:p>
      <text:p text:style-name="P56"><text:span text:style-name="_5f_OOoComputerKeyWord"><text:span text:style-name="T423">return</text:span></text:span><text:span text:style-name="T423"> </text:span><text:span text:style-name="_5f_OOoComputerIdent"><text:span text:style-name="T423">valor</text:span></text:span><text:span text:style-name="_5f_OOoComputerKeyWord"><text:span text:style-name="T423">;</text:span></text:span></text:p>
      <text:p text:style-name="P56"><text:span text:style-name="_5f_OOoComputerKeyWord"><text:span text:style-name="T423">}</text:span></text:span></text:p>
      <text:p text:style-name="P56"><text:span text:style-name="_5f_OOoComputerComment"><text:span text:style-name="T423">//invoco a la funcion</text:span></text:span></text:p>
      <text:p text:style-name="P56"><text:span text:style-name="_5f_OOoComputerIdent"><text:span text:style-name="T423">respuesta</text:span></text:span><text:span text:style-name="T423"> </text:span><text:span text:style-name="_5f_OOoComputerKeyWord"><text:span text:style-name="T423">=</text:span></text:span><text:span text:style-name="T423"> </text:span><text:span text:style-name="_5f_OOoComputerIdent"><text:span text:style-name="T423">sumarValores</text:span></text:span><text:span text:style-name="_5f_OOoComputerKeyWord"><text:span text:style-name="T423">(</text:span></text:span><text:span text:style-name="_5f_OOoComputerLiteral"><text:span text:style-name="T423">20</text:span></text:span><text:span text:style-name="_5f_OOoComputerKeyWord"><text:span text:style-name="T423">,</text:span></text:span><text:span text:style-name="_5f_OOoComputerLiteral"><text:span text:style-name="T423">98</text:span></text:span><text:span text:style-name="_5f_OOoComputerKeyWord"><text:span text:style-name="T423">);</text:span></text:span></text:p>
      <text:p text:style-name="P56"><text:span text:style-name="_5f_OOoComputerComment"><text:span text:style-name="T423">//muestro el resultado en un message box</text:span></text:span></text:p>
      <text:p text:style-name="P56"><text:span text:style-name="_5f_OOoComputerIdent"><text:span text:style-name="T423">alert</text:span></text:span><text:span text:style-name="_5f_OOoComputerKeyWord"><text:span text:style-name="T423">(</text:span></text:span><text:span text:style-name="_5f_OOoComputerLiteral"><text:span text:style-name="T423">'La suma es: '</text:span></text:span><text:span text:style-name="T423"> </text:span><text:span text:style-name="_5f_OOoComputerKeyWord"><text:span text:style-name="T423">,</text:span></text:span><text:span text:style-name="T423"> </text:span><text:span text:style-name="_5f_OOoComputerIdent"><text:span text:style-name="T423">respuesta</text:span></text:span><text:span text:style-name="_5f_OOoComputerKeyWord"><text:span text:style-name="T423">);</text:span></text:span></text:p>
      <text:p text:style-name="P432"/>
      <text:p text:style-name="P187">Para invocar a una función se usa el nombre de la función seguido de paréntesis en los que se incluyen parámetros en caso de que la función las requiera.</text:p>
      <text:p text:style-name="P187"/>
      <text:p text:style-name="P102">Eventos en JavaScript</text:p>
      <text:p text:style-name="P43"><text:span text:style-name="T2">Esta características es una de las más potentes de JavaScript, </text:span><text:span text:style-name="T42">c</text:span><text:span text:style-name="T2">on la ayuda de los eventos </text:span><text:span text:style-name="T42">las aplicaciones</text:span><text:span text:style-name="T2"> </text:span><text:span text:style-name="T43">reaccionan a acciones</text:span><text:span text:style-name="T2"> </text:span><text:span text:style-name="T42">como </text:span><text:span text:style-name="T2">pulsar una tecla, mover el mouse, pasar el mouse por un determinado lugar de la pantalla, dar clic en algún elemento de la página, enviar un formulario, llenar un campo, cerrar la ventana del navegador, </text:span><text:span text:style-name="T42">etc</text:span><text:span text:style-name="T2"> Inmediatamente después de ese evento la aplicación responde ejecutando código que se haya asociado a ese evento, a esas funciones se las conoce como manejadores de eventos o en inglés </text:span><text:span text:style-name="T70">“event handlers”.</text:span></text:p>
      <text:p text:style-name="P42"/>
      <text:p text:style-name="P187"><text:span text:style-name="T424">Se usa eventos</text:span> para detectar la actividad del usuario, <text:span text:style-name="T424">es muy util para obtener datos de las </text:span>costumbres de usuario <text:span text:style-name="T424">cuando está en un sitio web</text:span>, <text:span text:style-name="T425">datos usados para cambiar el sitio adaptándolo a las costumbres de usuario</text:span></text:p>
      <text:p text:style-name="P42"/>
      <text:p text:style-name="P118">Tabla de eventos básicos soportados por JavaScript</text:p>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467">Evento</text:p>
          </table:table-cell>
          <table:table-cell table:style-name="Tabla15.A1" office:value-type="string">
            <text:p text:style-name="P469">Descripción</text:p>
          </table:table-cell>
          <table:table-cell table:style-name="Tabla15.C1" office:value-type="string">
            <text:p text:style-name="P467">Elementos para los que esta definido.</text:p>
          </table:table-cell>
        </table:table-row>
        <table:table-row table:style-name="Tabla15.1">
          <table:table-cell table:style-name="Tabla15.A1" office:value-type="string">
            <text:p text:style-name="P472">onblur</text:p>
          </table:table-cell>
          <table:table-cell table:style-name="Tabla15.B2" office:value-type="string">
            <text:p text:style-name="P478">Deseleccionar el elemento.</text:p>
          </table:table-cell>
          <table:table-cell table:style-name="Tabla15.C2" office:value-type="string">
            <text:p text:style-name="P478">&lt;button&gt;, &lt;input&gt;, &lt;label&gt;, &lt;select&gt;,&lt;textarea&gt;,&lt;body&gt;</text:p>
          </table:table-cell>
        </table:table-row>
        <table:table-row table:style-name="Tabla15.1">
          <table:table-cell table:style-name="Tabla15.A1" office:value-type="string">
            <text:p text:style-name="P472">onchange</text:p>
          </table:table-cell>
          <table:table-cell table:style-name="Tabla15.B2" office:value-type="string">
            <text:p text:style-name="P478">Deseleccionar un elemento que se ha modificado.</text:p>
          </table:table-cell>
          <table:table-cell table:style-name="Tabla15.C2" office:value-type="string">
            <text:p text:style-name="P478">&lt;input&gt;,&lt;select&gt;,&lt;textarea&gt;</text:p>
          </table:table-cell>
        </table:table-row>
        <table:table-row table:style-name="Tabla15.1">
          <table:table-cell table:style-name="Tabla15.A1" office:value-type="string">
            <text:p text:style-name="P472">onclick</text:p>
          </table:table-cell>
          <table:table-cell table:style-name="Tabla15.B2" office:value-type="string">
            <text:p text:style-name="P478">Pinchar y soltar el ratón.</text:p>
          </table:table-cell>
          <table:table-cell table:style-name="Tabla15.C2" office:value-type="string">
            <text:p text:style-name="P478">Todos los elementos</text:p>
          </table:table-cell>
        </table:table-row>
        <table:table-row table:style-name="Tabla15.1">
          <table:table-cell table:style-name="Tabla15.A1" office:value-type="string">
            <text:p text:style-name="P472">ondbclick</text:p>
          </table:table-cell>
          <table:table-cell table:style-name="Tabla15.B2" office:value-type="string">
            <text:p text:style-name="P478">Pinchar dos veces seguidas con el <text:soft-page-break/>ratón.</text:p>
          </table:table-cell>
          <table:table-cell table:style-name="Tabla15.C2" office:value-type="string">
            <text:p text:style-name="P478">Todos los elementos</text:p>
          </table:table-cell>
        </table:table-row>
        <table:table-row table:style-name="Tabla15.1">
          <table:table-cell table:style-name="Tabla15.A1" office:value-type="string">
            <text:p text:style-name="P472">onfocus</text:p>
          </table:table-cell>
          <table:table-cell table:style-name="Tabla15.B2" office:value-type="string">
            <text:p text:style-name="P478">Seleccionar un elemento</text:p>
          </table:table-cell>
          <table:table-cell table:style-name="Tabla15.C2" office:value-type="string">
            <text:p text:style-name="P10">&lt;button&gt;,&lt;input&gt;,&lt;label&gt;,</text:p>
            <text:p text:style-name="P478">&lt;select&gt;,&lt;textarea&gt;,&lt;body&gt;</text:p>
          </table:table-cell>
        </table:table-row>
        <table:table-row table:style-name="Tabla15.1">
          <table:table-cell table:style-name="Tabla15.A1" office:value-type="string">
            <text:p text:style-name="P472">onkeydown</text:p>
          </table:table-cell>
          <table:table-cell table:style-name="Tabla15.B2" office:value-type="string">
            <text:p text:style-name="P478">Pulsar una tecla (sin soltar).</text:p>
          </table:table-cell>
          <table:table-cell table:style-name="Tabla15.C2" office:value-type="string">
            <text:p text:style-name="P478">Elementos de formulario y &lt;body&gt;</text:p>
          </table:table-cell>
        </table:table-row>
        <table:table-row table:style-name="Tabla15.1">
          <table:table-cell table:style-name="Tabla15.A1" office:value-type="string">
            <text:p text:style-name="P472">onkeypress</text:p>
          </table:table-cell>
          <table:table-cell table:style-name="Tabla15.B2" office:value-type="string">
            <text:p text:style-name="P478">Pulsar una tecla.</text:p>
          </table:table-cell>
          <table:table-cell table:style-name="Tabla15.C2" office:value-type="string">
            <text:p text:style-name="P478">Elementos de formulario y &lt;body&gt;</text:p>
          </table:table-cell>
        </table:table-row>
        <table:table-row table:style-name="Tabla15.1">
          <table:table-cell table:style-name="Tabla15.A1" office:value-type="string">
            <text:p text:style-name="P472">onkeyup</text:p>
          </table:table-cell>
          <table:table-cell table:style-name="Tabla15.B2" office:value-type="string">
            <text:p text:style-name="P478">Soltar una tecla.</text:p>
          </table:table-cell>
          <table:table-cell table:style-name="Tabla15.C2" office:value-type="string">
            <text:p text:style-name="P478">Elementos de formulario y &lt;body&gt;</text:p>
          </table:table-cell>
        </table:table-row>
        <table:table-row table:style-name="Tabla15.1">
          <table:table-cell table:style-name="Tabla15.A1" office:value-type="string">
            <text:p text:style-name="P472">onload</text:p>
          </table:table-cell>
          <table:table-cell table:style-name="Tabla15.B2" office:value-type="string">
            <text:p text:style-name="P478">La página se ha cargado completamente.</text:p>
          </table:table-cell>
          <table:table-cell table:style-name="Tabla15.C2" office:value-type="string">
            <text:p text:style-name="P478">&lt;body&gt;</text:p>
          </table:table-cell>
        </table:table-row>
        <table:table-row table:style-name="Tabla15.1">
          <table:table-cell table:style-name="Tabla15.A1" office:value-type="string">
            <text:p text:style-name="P472">onmousedown</text:p>
          </table:table-cell>
          <table:table-cell table:style-name="Tabla15.B2" office:value-type="string">
            <text:p text:style-name="P478">Pulsar sin soltar un botón del ratón</text:p>
          </table:table-cell>
          <table:table-cell table:style-name="Tabla15.C2" office:value-type="string">
            <text:p text:style-name="P478">Todos los elementos</text:p>
          </table:table-cell>
        </table:table-row>
        <table:table-row table:style-name="Tabla15.1">
          <table:table-cell table:style-name="Tabla15.A1" office:value-type="string">
            <text:p text:style-name="P472">onmousemove</text:p>
          </table:table-cell>
          <table:table-cell table:style-name="Tabla15.B2" office:value-type="string">
            <text:p text:style-name="P478">Mover el ratón.</text:p>
          </table:table-cell>
          <table:table-cell table:style-name="Tabla15.C2" office:value-type="string">
            <text:p text:style-name="P478">Todos los elementos</text:p>
          </table:table-cell>
        </table:table-row>
        <table:table-row table:style-name="Tabla15.1">
          <table:table-cell table:style-name="Tabla15.A1" office:value-type="string">
            <text:p text:style-name="P472">onmouseout</text:p>
          </table:table-cell>
          <table:table-cell table:style-name="Tabla15.B2" office:value-type="string">
            <text:p text:style-name="P478">El ratón sale del elemento (pasa por encima de otro elemento).</text:p>
          </table:table-cell>
          <table:table-cell table:style-name="Tabla15.C2" office:value-type="string">
            <text:p text:style-name="P478">Todos los elementos</text:p>
          </table:table-cell>
        </table:table-row>
        <table:table-row table:style-name="Tabla15.1">
          <table:table-cell table:style-name="Tabla15.A1" office:value-type="string">
            <text:p text:style-name="P472">onmouseover</text:p>
          </table:table-cell>
          <table:table-cell table:style-name="Tabla15.B2" office:value-type="string">
            <text:p text:style-name="P478">El ratón entra en un elemento (pasa por encima del elemento).</text:p>
          </table:table-cell>
          <table:table-cell table:style-name="Tabla15.C2" office:value-type="string">
            <text:p text:style-name="P478">Todos los elementos</text:p>
          </table:table-cell>
        </table:table-row>
        <table:table-row table:style-name="Tabla15.1">
          <table:table-cell table:style-name="Tabla15.A1" office:value-type="string">
            <text:p text:style-name="P472">onmouseup</text:p>
          </table:table-cell>
          <table:table-cell table:style-name="Tabla15.B2" office:value-type="string">
            <text:p text:style-name="P478">Soltar el botón que estaba pulsado del ratón.</text:p>
          </table:table-cell>
          <table:table-cell table:style-name="Tabla15.C2" office:value-type="string">
            <text:p text:style-name="P478">Todos los elementos</text:p>
          </table:table-cell>
        </table:table-row>
        <table:table-row table:style-name="Tabla15.1">
          <table:table-cell table:style-name="Tabla15.A1" office:value-type="string">
            <text:p text:style-name="P472">onreset</text:p>
          </table:table-cell>
          <table:table-cell table:style-name="Tabla15.B2" office:value-type="string">
            <text:p text:style-name="P478">Inicializar el formulario (borrar todos los datos ingresados en las cajas).</text:p>
          </table:table-cell>
          <table:table-cell table:style-name="Tabla15.C2" office:value-type="string">
            <text:p text:style-name="P478">&lt;from&gt;</text:p>
          </table:table-cell>
        </table:table-row>
        <table:table-row table:style-name="Tabla15.1">
          <table:table-cell table:style-name="Tabla15.A1" office:value-type="string">
            <text:p text:style-name="P472">onresize</text:p>
          </table:table-cell>
          <table:table-cell table:style-name="Tabla15.B2" office:value-type="string">
            <text:p text:style-name="P478">Se ha modificado el tamaño de la ventana del navegador.</text:p>
          </table:table-cell>
          <table:table-cell table:style-name="Tabla15.C2" office:value-type="string">
            <text:p text:style-name="P478">&lt;body&gt;</text:p>
          </table:table-cell>
        </table:table-row>
        <table:table-row table:style-name="Tabla15.1">
          <table:table-cell table:style-name="Tabla15.A1" office:value-type="string">
            <text:p text:style-name="P472">onselect</text:p>
          </table:table-cell>
          <table:table-cell table:style-name="Tabla15.B2" office:value-type="string">
            <text:p text:style-name="P478">Seleccionar un texto.</text:p>
          </table:table-cell>
          <table:table-cell table:style-name="Tabla15.C2" office:value-type="string">
            <text:p text:style-name="P478">&lt;input&gt;,&lt;textarea&gt;</text:p>
          </table:table-cell>
        </table:table-row>
        <table:table-row table:style-name="Tabla15.1">
          <table:table-cell table:style-name="Tabla15.A1" office:value-type="string">
            <text:p text:style-name="P472">onsubmit</text:p>
          </table:table-cell>
          <table:table-cell table:style-name="Tabla15.B2" office:value-type="string">
            <text:p text:style-name="P478">Enviar el formulario</text:p>
          </table:table-cell>
          <table:table-cell table:style-name="Tabla15.C2" office:value-type="string">
            <text:p text:style-name="P478">&lt;form&gt;</text:p>
          </table:table-cell>
        </table:table-row>
        <table:table-row table:style-name="Tabla15.1">
          <table:table-cell table:style-name="Tabla15.A20" office:value-type="string">
            <text:p text:style-name="P472">onunload</text:p>
          </table:table-cell>
          <table:table-cell table:style-name="Tabla15.B20" office:value-type="string">
            <text:p text:style-name="P478">Se abandona la página (por ejemplo cerrar el navegador)</text:p>
          </table:table-cell>
          <table:table-cell table:style-name="Tabla15.C20" office:value-type="string">
            <text:p text:style-name="P478">&lt;body&gt;</text:p>
          </table:table-cell>
        </table:table-row>
      </table:table>
      <text:p text:style-name="P42"/>
      <text:p text:style-name="P41"><text:span text:style-name="T44">El presente listado no especifica todos lo eventos, si</text:span><text:span text:style-name="T2"> desea estudiarlos más afondo puede visitar la web oficial de la W3C </text:span><text:a xlink:type="simple" xlink:href="http://www.w3.org/"><text:span text:style-name="Internet_20_link"><text:span text:style-name="T2">http://www.w3.org/</text:span></text:span></text:a><text:span text:style-name="T2">.</text:span></text:p>
      <text:p text:style-name="P41"/>
      <text:p text:style-name="P41"/>
      <text:p text:style-name="P41"/>
      <text:p text:style-name="P41"/>
      <text:p text:style-name="P72"><text:soft-page-break/><text:span text:style-name="T2">Como se expresó anteriormente las funciones encargadas de manejar los eventos se llaman </text:span><text:span text:style-name="T70">“event handler”</text:span><text:span text:style-name="T2"> veamos los pasos a seguir para usar un evento.</text:span></text:p>
      <text:p text:style-name="P72"/>
      <text:list xml:id="list6633968168951221260" text:style-name="WWNum21">
        <text:list-item>
          <text:p text:style-name="P650"><text:span text:style-name="T2">Asignar el evento a una etiqueta </text:span><text:span text:style-name="T45">HTML</text:span></text:p>
        </text:list-item>
        <text:list-item>
          <text:p text:style-name="P641">Crear una función de acuerdo a las necesidades</text:p>
        </text:list-item>
        <text:list-item>
          <text:p text:style-name="P641">Asignar la función a ser invocada</text:p>
        </text:list-item>
      </text:list>
      <text:p text:style-name="P13"/>
      <text:p text:style-name="P241">Cuando el evento ocurra el manejador de eventos ejecuta el bloque de sentencias especificado por el programador. </text:p>
      <text:p text:style-name="P78"/>
      <text:p text:style-name="P78">Clases y Métodos</text:p>
      <text:p text:style-name="P188">JavaScript es un lenguaje orientado a objetos por lo tanto soporta todas las características que <text:span text:style-name="T426">vistas </text:span>en el capítulo de POO, <text:span text:style-name="T426">JavaScript tiene una forma diferente de trabajar con objetos pero la esencia es la misma, las clases en JavaScript se definen usando la palabra clave </text:span><text:span text:style-name="T208">“function” </text:span><text:span text:style-name="T269">seguida por un nombre válido, acepta parámetros como si se tratara de una </text:span><text:span text:style-name="T270">función.</text:span></text:p>
      <text:p text:style-name="P302"/>
      <text:p text:style-name="P189"><text:span text:style-name="T270">Los métodos al igual que las clases se definen con la palabra </text:span><text:span text:style-name="T209">“function”</text:span><text:span text:style-name="T270"> </text:span></text:p>
      <text:p text:style-name="P303"/>
      <text:p text:style-name="P188"><text:span text:style-name="T269">Para hacer referencia a un objeto en JavaScript se usa la palabra reservada </text:span><text:span text:style-name="T208">“this</text:span><text:span text:style-name="T269">” seguida por el signo </text:span><text:span text:style-name="T208">“.” </text:span><text:span text:style-name="T269">punto </text:span></text:p>
      <text:p text:style-name="P42"/>
      <text:p text:style-name="P433">Ejemplo de clase válida en JavaScript:</text:p>
      <text:p text:style-name="P433"/>
      <text:p text:style-name="P57"><text:span text:style-name="_5f_OOoComputerIdent"><text:span text:style-name="T427">function</text:span></text:span><text:span text:style-name="T427"> </text:span><text:span text:style-name="_5f_OOoComputerIdent"><text:span text:style-name="T427">MiClase</text:span></text:span><text:span text:style-name="T427"> </text:span><text:span text:style-name="_5f_OOoComputerKeyWord"><text:span text:style-name="T427">(</text:span></text:span><text:span text:style-name="_5f_OOoComputerIdent"><text:span text:style-name="T427">valor_inicializacion</text:span></text:span><text:span text:style-name="_5f_OOoComputerKeyWord"><text:span text:style-name="T427">){</text:span></text:span></text:p>
      <text:p text:style-name="P57"><text:span text:style-name="_5f_OOoComputerComment"><text:span text:style-name="T427">//Inicializo las propiedades y métodos</text:span></text:span></text:p>
      <text:p text:style-name="P57"><text:span text:style-name="_5f_OOoComputerKeyWord"><text:span text:style-name="T427">this.</text:span></text:span><text:span text:style-name="_5f_OOoComputerIdent"><text:span text:style-name="T427">miPropiedad</text:span></text:span><text:span text:style-name="T427"> </text:span><text:span text:style-name="_5f_OOoComputerKeyWord"><text:span text:style-name="T427">=</text:span></text:span><text:span text:style-name="T427"> </text:span><text:span text:style-name="_5f_OOoComputerIdent"><text:span text:style-name="T427">valor_inicializacion</text:span></text:span></text:p>
      <text:p text:style-name="P57"><text:span text:style-name="_5f_OOoComputerKeyWord"><text:span text:style-name="T427">this.</text:span></text:span><text:span text:style-name="_5f_OOoComputerIdent"><text:span text:style-name="T427">miMetodo</text:span></text:span><text:span text:style-name="T427"> </text:span><text:span text:style-name="_5f_OOoComputerKeyWord"><text:span text:style-name="T427">=</text:span></text:span><text:span text:style-name="T427"> </text:span><text:span text:style-name="_5f_OOoComputerIdent"><text:span text:style-name="T427">nombre_de_una_funcion_definida</text:span></text:span></text:p>
      <text:p text:style-name="P57"><text:span text:style-name="_5f_OOoComputerKeyWord"><text:span text:style-name="T427">}</text:span></text:span></text:p>
      <text:p text:style-name="P57"><text:span text:style-name="_5f_OOoComputerComment"><text:span text:style-name="T427">//creo el objeto a partir de la clase</text:span></text:span></text:p>
      <text:p text:style-name="P57"><text:span text:style-name="_5f_OOoComputerIdent"><text:span text:style-name="T427">objeto</text:span></text:span><text:span text:style-name="T427"> </text:span><text:span text:style-name="_5f_OOoComputerKeyWord"><text:span text:style-name="T427">=</text:span></text:span><text:span text:style-name="T427"> </text:span><text:span text:style-name="_5f_OOoComputerKeyWord"><text:span text:style-name="T427">new</text:span></text:span><text:span text:style-name="T427"> </text:span><text:span text:style-name="_5f_OOoComputerIdent"><text:span text:style-name="T427">MiClase</text:span></text:span><text:span text:style-name="_5f_OOoComputerKeyWord"><text:span text:style-name="T427">();</text:span></text:span></text:p>
      <text:p text:style-name="P57"><text:span text:style-name="_5f_OOoComputerComment"><text:span text:style-name="T427">//acceder a los metodos de un objeto</text:span></text:span></text:p>
      <text:p text:style-name="P57"><text:span text:style-name="_5f_OOoComputerIdent"><text:span text:style-name="T427">objeto</text:span></text:span><text:span text:style-name="_5f_OOoComputerKeyWord"><text:span text:style-name="T427">.</text:span></text:span><text:span text:style-name="_5f_OOoComputerIdent"><text:span text:style-name="T427">metodo</text:span></text:span><text:span text:style-name="_5f_OOoComputerKeyWord"><text:span text:style-name="T427">(</text:span></text:span><text:span text:style-name="_5f_OOoComputerIdent"><text:span text:style-name="T427">argumentos</text:span></text:span><text:span text:style-name="_5f_OOoComputerKeyWord"><text:span text:style-name="T427">)</text:span></text:span></text:p>
      <text:p text:style-name="P57"><text:span text:style-name="_5f_OOoComputerComment"><text:span text:style-name="T427">//accedemos a un propiedad del objeto</text:span></text:span></text:p>
      <text:p text:style-name="P57"><text:span text:style-name="_5f_OOoComputerIdent"><text:span text:style-name="T427">objeto</text:span></text:span><text:span text:style-name="_5f_OOoComputerKeyWord"><text:span text:style-name="T427">.</text:span></text:span><text:span text:style-name="_5f_OOoComputerIdent"><text:span text:style-name="T427">miPropiedad</text:span></text:span></text:p>
      <text:p text:style-name="P42"/>
      <text:p text:style-name="P17"><text:span text:style-name="T113">Usar</text:span><text:span text:style-name="T70"> Java Script en HTML</text:span></text:p>
      <text:p text:style-name="P74"/>
      <text:p text:style-name="P163"><text:span text:style-name="T428">E</text:span>xisten dos formas de <text:span text:style-name="T429">ejecutar</text:span> archivos JavaScript <text:span text:style-name="T429">en</text:span> una página HTML <text:span text:style-name="T429">una de ellas </text:span><text:span text:style-name="T428">es usando la etiqueta </text:span><text:span text:style-name="T210">“script” </text:span><text:span text:style-name="T271">e introduciendo dentro de ella código JavaScript, la </text:span><text:span text:style-name="T272">segunda</text:span><text:span text:style-name="T271"> forma usa la misma etiqueta </text:span><text:span text:style-name="T210">“script” añadiendo el atributo “sr</text:span><text:span text:style-name="T211">c</text:span><text:span text:style-name="T210">”</text:span><text:span text:style-name="T271">,</text:span><text:span text:style-name="T210"> </text:span><text:span text:style-name="T272">que indica la ruta del archivo JavaScript.</text:span></text:p>
      <text:p text:style-name="P12"/>
      <text:p text:style-name="P242"/>
      <text:p text:style-name="P207"><text:span text:style-name="_5f_OOoComputerKeyWord"><text:span text:style-name="T430">&lt;!</text:span></text:span><text:span text:style-name="_5f_OOoComputerIdent"><text:span text:style-name="T430">DOCTYPE</text:span></text:span><text:span text:style-name="T430"> </text:span><text:span text:style-name="_5f_OOoComputerIdent"><text:span text:style-name="T430">html</text:span></text:span><text:span text:style-name="_5f_OOoComputerKeyWord"><text:span text:style-name="T430">&gt;</text:span></text:span></text:p>
      <text:p text:style-name="P207"><text:span text:style-name="_5f_OOoComputerKeyWord"><text:span text:style-name="T430">&lt;</text:span></text:span><text:span text:style-name="_5f_OOoComputerIdent"><text:span text:style-name="T430">html</text:span></text:span><text:span text:style-name="_5f_OOoComputerKeyWord"><text:span text:style-name="T430">&gt;</text:span></text:span></text:p>
      <text:p text:style-name="P207"><text:span text:style-name="_5f_OOoComputerKeyWord"><text:span text:style-name="T430">&lt;</text:span></text:span><text:span text:style-name="_5f_OOoComputerIdent"><text:span text:style-name="T430">head</text:span></text:span><text:span text:style-name="_5f_OOoComputerKeyWord"><text:span text:style-name="T430">&gt;</text:span></text:span></text:p>
      <text:p text:style-name="P207"><text:span text:style-name="T430"><text:tab/></text:span><text:span text:style-name="_5f_OOoComputerKeyWord"><text:span text:style-name="T430">&lt;</text:span></text:span><text:span text:style-name="_5f_OOoComputerIdent"><text:span text:style-name="T430">title</text:span></text:span><text:span text:style-name="_5f_OOoComputerKeyWord"><text:span text:style-name="T430">&gt;</text:span></text:span><text:span text:style-name="_5f_OOoComputerIdent"><text:span text:style-name="T430">Pagina</text:span></text:span><text:span text:style-name="T430"> </text:span><text:span text:style-name="_5f_OOoComputerIdent"><text:span text:style-name="T430">con</text:span></text:span><text:span text:style-name="T430"> </text:span><text:span text:style-name="_5f_OOoComputerIdent"><text:span text:style-name="T430">JavaScript</text:span></text:span><text:span text:style-name="_5f_OOoComputerKeyWord"><text:span text:style-name="T430">&lt;/</text:span></text:span><text:span text:style-name="_5f_OOoComputerIdent"><text:span text:style-name="T430">title</text:span></text:span><text:span text:style-name="_5f_OOoComputerKeyWord"><text:span text:style-name="T430">&gt;</text:span></text:span></text:p>
      <text:p text:style-name="P207"><text:span text:style-name="T430"><text:tab/></text:span><text:span text:style-name="_5f_OOoComputerKeyWord"><text:span text:style-name="T430">&lt;</text:span></text:span><text:span text:style-name="_5f_OOoComputerIdent"><text:span text:style-name="T430">meta</text:span></text:span><text:span text:style-name="T430"> </text:span><text:span text:style-name="_5f_OOoComputerIdent"><text:span text:style-name="T430">http</text:span></text:span><text:span text:style-name="_5f_OOoComputerKeyWord"><text:span text:style-name="T430">-</text:span></text:span><text:span text:style-name="_5f_OOoComputerIdent"><text:span text:style-name="T430">equiv</text:span></text:span><text:span text:style-name="_5f_OOoComputerKeyWord"><text:span text:style-name="T430">=</text:span></text:span><text:span text:style-name="_5f_OOoComputerLiteral"><text:span text:style-name="T430">"Content-Type"</text:span></text:span><text:span text:style-name="T430"> </text:span><text:span text:style-name="_5f_OOoComputerIdent"><text:span text:style-name="T430">content</text:span></text:span><text:span text:style-name="_5f_OOoComputerKeyWord"><text:span text:style-name="T430">=</text:span></text:span><text:span text:style-name="_5f_OOoComputerLiteral"><text:span text:style-name="T430">"text/html; charset=UTF-8"</text:span></text:span><text:span text:style-name="_5f_OOoComputerKeyWord"><text:span text:style-name="T430">&gt;</text:span></text:span></text:p>
      <text:p text:style-name="P207"><text:span text:style-name="T430"><text:tab/></text:span><text:span text:style-name="_5f_OOoComputerKeyWord"><text:span text:style-name="T430">&lt;</text:span></text:span><text:span text:style-name="_5f_OOoComputerIdent"><text:span text:style-name="T430">script</text:span></text:span><text:span text:style-name="T430"> </text:span><text:span text:style-name="_5f_OOoComputerIdent"><text:span text:style-name="T430">language</text:span></text:span><text:span text:style-name="_5f_OOoComputerKeyWord"><text:span text:style-name="T430">=</text:span></text:span><text:span text:style-name="_5f_OOoComputerLiteral"><text:span text:style-name="T430">"javascript"</text:span></text:span><text:span text:style-name="_5f_OOoComputerKeyWord"><text:span text:style-name="T430">&gt;</text:span></text:span></text:p>
      <text:p text:style-name="P242"/>
      <text:p text:style-name="P207"><text:soft-page-break/><text:span text:style-name="T430"><text:tab/></text:span><text:span text:style-name="_5f_OOoComputerIdent"><text:span text:style-name="T430">function</text:span></text:span><text:span text:style-name="T430"> </text:span><text:span text:style-name="_5f_OOoComputerIdent"><text:span text:style-name="T430">mostrarMensaje</text:span></text:span><text:span text:style-name="_5f_OOoComputerKeyWord"><text:span text:style-name="T430">(){</text:span></text:span></text:p>
      <text:p text:style-name="P207"><text:span text:style-name="T430"><text:tab/><text:tab/></text:span><text:span text:style-name="_5f_OOoComputerIdent"><text:span text:style-name="T430">alert</text:span></text:span><text:span text:style-name="_5f_OOoComputerKeyWord"><text:span text:style-name="T430">(</text:span></text:span><text:span text:style-name="_5f_OOoComputerLiteral"><text:span text:style-name="T430">'este es un handler...'</text:span></text:span><text:span text:style-name="_5f_OOoComputerKeyWord"><text:span text:style-name="T430">)</text:span></text:span></text:p>
      <text:p text:style-name="P207"><text:span text:style-name="T430"><text:tab/></text:span><text:span text:style-name="_5f_OOoComputerKeyWord"><text:span text:style-name="T430">}</text:span></text:span></text:p>
      <text:p text:style-name="P242"/>
      <text:p text:style-name="P207"><text:span text:style-name="T430"><text:tab/></text:span><text:span text:style-name="_5f_OOoComputerIdent"><text:span text:style-name="T430">function</text:span></text:span><text:span text:style-name="T430"> </text:span><text:span text:style-name="_5f_OOoComputerIdent"><text:span text:style-name="T430">eventoInput</text:span></text:span><text:span text:style-name="_5f_OOoComputerKeyWord"><text:span text:style-name="T430">(</text:span></text:span><text:span text:style-name="_5f_OOoComputerIdent"><text:span text:style-name="T430">event</text:span></text:span><text:span text:style-name="_5f_OOoComputerKeyWord"><text:span text:style-name="T430">){</text:span></text:span></text:p>
      <text:p text:style-name="P207"><text:span text:style-name="T430"><text:tab/><text:tab/></text:span><text:span text:style-name="_5f_OOoComputerIdent"><text:span text:style-name="T430">var</text:span></text:span><text:span text:style-name="T430"> </text:span><text:span text:style-name="_5f_OOoComputerIdent"><text:span text:style-name="T430">chCode</text:span></text:span><text:span text:style-name="T430"> </text:span><text:span text:style-name="_5f_OOoComputerKeyWord"><text:span text:style-name="T430">=</text:span></text:span><text:span text:style-name="T430"> </text:span><text:span text:style-name="_5f_OOoComputerKeyWord"><text:span text:style-name="T430">(</text:span></text:span><text:span text:style-name="_5f_OOoComputerLiteral"><text:span text:style-name="T430">'charCode'</text:span></text:span><text:span text:style-name="T430"> </text:span><text:span text:style-name="_5f_OOoComputerIdent"><text:span text:style-name="T430">in</text:span></text:span><text:span text:style-name="T430"> </text:span><text:span text:style-name="_5f_OOoComputerIdent"><text:span text:style-name="T430">event</text:span></text:span><text:span text:style-name="_5f_OOoComputerKeyWord"><text:span text:style-name="T430">)</text:span></text:span><text:span text:style-name="T430"> </text:span><text:span text:style-name="_5f_OOoComputerIdent"><text:span text:style-name="T430">?event</text:span></text:span><text:span text:style-name="_5f_OOoComputerKeyWord"><text:span text:style-name="T430">.</text:span></text:span><text:span text:style-name="_5f_OOoComputerIdent"><text:span text:style-name="T430">charCode</text:span></text:span><text:span text:style-name="T430"> </text:span><text:span text:style-name="_5f_OOoComputerKeyWord"><text:span text:style-name="T430">:</text:span></text:span><text:span text:style-name="T430"> </text:span><text:span text:style-name="_5f_OOoComputerIdent"><text:span text:style-name="T430">event</text:span></text:span><text:span text:style-name="_5f_OOoComputerKeyWord"><text:span text:style-name="T430">.</text:span></text:span><text:span text:style-name="_5f_OOoComputerIdent"><text:span text:style-name="T430">keyCode</text:span></text:span><text:span text:style-name="_5f_OOoComputerKeyWord"><text:span text:style-name="T430">;</text:span></text:span></text:p>
      <text:p text:style-name="P207"><text:span text:style-name="T430"><text:tab/><text:tab/></text:span><text:span text:style-name="_5f_OOoComputerIdent"><text:span text:style-name="T430">alert</text:span></text:span><text:span text:style-name="T430"> </text:span><text:span text:style-name="_5f_OOoComputerKeyWord"><text:span text:style-name="T430">(</text:span></text:span><text:span text:style-name="_5f_OOoComputerLiteral"><text:span text:style-name="T430">"el código ascci de la tecla presionada es: "</text:span></text:span><text:span text:style-name="T430"> </text:span><text:span text:style-name="_5f_OOoComputerKeyWord"><text:span text:style-name="T430">+</text:span></text:span><text:span text:style-name="T430"> </text:span><text:span text:style-name="_5f_OOoComputerIdent"><text:span text:style-name="T430">chCode</text:span></text:span><text:span text:style-name="_5f_OOoComputerKeyWord"><text:span text:style-name="T430">);</text:span></text:span></text:p>
      <text:p text:style-name="P207"><text:span text:style-name="T430"><text:tab/></text:span><text:span text:style-name="_5f_OOoComputerKeyWord"><text:span text:style-name="T430">}</text:span></text:span></text:p>
      <text:p text:style-name="P207"><text:span text:style-name="T430"><text:tab/></text:span><text:span text:style-name="_5f_OOoComputerKeyWord"><text:span text:style-name="T430">&lt;/</text:span></text:span><text:span text:style-name="_5f_OOoComputerIdent"><text:span text:style-name="T430">script</text:span></text:span><text:span text:style-name="_5f_OOoComputerKeyWord"><text:span text:style-name="T430">&gt;</text:span></text:span></text:p>
      <text:p text:style-name="P207"><text:span text:style-name="_5f_OOoComputerKeyWord"><text:span text:style-name="T430">&lt;/</text:span></text:span><text:span text:style-name="_5f_OOoComputerIdent"><text:span text:style-name="T430">head</text:span></text:span><text:span text:style-name="_5f_OOoComputerKeyWord"><text:span text:style-name="T430">&gt;</text:span></text:span></text:p>
      <text:p text:style-name="P207"><text:span text:style-name="_5f_OOoComputerKeyWord"><text:span text:style-name="T430">&lt;</text:span></text:span><text:span text:style-name="_5f_OOoComputerIdent"><text:span text:style-name="T430">body</text:span></text:span><text:span text:style-name="T430"> </text:span><text:span text:style-name="_5f_OOoComputerIdent"><text:span text:style-name="T430">onload</text:span></text:span><text:span text:style-name="_5f_OOoComputerKeyWord"><text:span text:style-name="T430">=</text:span></text:span><text:span text:style-name="_5f_OOoComputerLiteral"><text:span text:style-name="T430">"mostrarMensaje();"</text:span></text:span><text:span text:style-name="_5f_OOoComputerKeyWord"><text:span text:style-name="T430">&gt;</text:span></text:span></text:p>
      <text:p text:style-name="P207"><text:span text:style-name="T430"><text:tab/></text:span><text:span text:style-name="_5f_OOoComputerKeyWord"><text:span text:style-name="T430">&lt;</text:span></text:span><text:span text:style-name="_5f_OOoComputerIdent"><text:span text:style-name="T430">div</text:span></text:span><text:span text:style-name="T430"> </text:span><text:span text:style-name="_5f_OOoComputerKeyWord"><text:span text:style-name="T430">class=</text:span></text:span><text:span text:style-name="_5f_OOoComputerLiteral"><text:span text:style-name="T430">"inicio"</text:span></text:span><text:span text:style-name="T430"> </text:span><text:span text:style-name="_5f_OOoComputerIdent"><text:span text:style-name="T430">onclick</text:span></text:span><text:span text:style-name="_5f_OOoComputerKeyWord"><text:span text:style-name="T430">=</text:span></text:span><text:span text:style-name="_5f_OOoComputerLiteral"><text:span text:style-name="T430">"alert('Hola mundo...');"</text:span></text:span><text:span text:style-name="_5f_OOoComputerKeyWord"><text:span text:style-name="T430">&gt;</text:span></text:span><text:span text:style-name="_5f_OOoComputerIdent"><text:span text:style-name="T430">Pagina</text:span></text:span><text:span text:style-name="T430"> </text:span><text:span text:style-name="_5f_OOoComputerIdent"><text:span text:style-name="T430">Con</text:span></text:span><text:span text:style-name="T430"> </text:span><text:span text:style-name="_5f_OOoComputerIdent"><text:span text:style-name="T430">Java</text:span></text:span><text:span text:style-name="T430"> </text:span><text:span text:style-name="_5f_OOoComputerIdent"><text:span text:style-name="T430">Script</text:span></text:span><text:span text:style-name="_5f_OOoComputerKeyWord"><text:span text:style-name="T430">&lt;/</text:span></text:span><text:span text:style-name="_5f_OOoComputerIdent"><text:span text:style-name="T430">div</text:span></text:span><text:span text:style-name="_5f_OOoComputerKeyWord"><text:span text:style-name="T430">&gt;</text:span></text:span></text:p>
      <text:p text:style-name="P207"><text:span text:style-name="T430"><text:tab/></text:span><text:span text:style-name="_5f_OOoComputerKeyWord"><text:span text:style-name="T430">&lt;</text:span></text:span><text:span text:style-name="_5f_OOoComputerIdent"><text:span text:style-name="T430">p</text:span></text:span><text:span text:style-name="T430"> </text:span><text:span text:style-name="_5f_OOoComputerKeyWord"><text:span text:style-name="T430">class=</text:span></text:span><text:span text:style-name="_5f_OOoComputerLiteral"><text:span text:style-name="T430">"articulo"</text:span></text:span><text:span text:style-name="T430"> </text:span><text:span text:style-name="_5f_OOoComputerIdent"><text:span text:style-name="T430">onmouseover</text:span></text:span><text:span text:style-name="_5f_OOoComputerKeyWord"><text:span text:style-name="T430">=</text:span></text:span><text:span text:style-name="_5f_OOoComputerLiteral"><text:span text:style-name="T430">"alert('EL mouse paso por esta capa');"</text:span></text:span><text:span text:style-name="_5f_OOoComputerKeyWord"><text:span text:style-name="T430">&gt;</text:span></text:span></text:p>
      <text:p text:style-name="P207"><text:span text:style-name="T430"><text:tab/><text:tab/></text:span><text:span text:style-name="_5f_OOoComputerIdent"><text:span text:style-name="T430">Pasa</text:span></text:span><text:span text:style-name="T430"> </text:span><text:span text:style-name="_5f_OOoComputerIdent"><text:span text:style-name="T430">el</text:span></text:span><text:span text:style-name="T430"> </text:span><text:span text:style-name="_5f_OOoComputerIdent"><text:span text:style-name="T430">mouse</text:span></text:span><text:span text:style-name="T430"> </text:span><text:span text:style-name="_5f_OOoComputerIdent"><text:span text:style-name="T430">sobre</text:span></text:span><text:span text:style-name="T430"> </text:span><text:span text:style-name="_5f_OOoComputerIdent"><text:span text:style-name="T430">este</text:span></text:span><text:span text:style-name="T430"> </text:span><text:span text:style-name="_5f_OOoComputerIdent"><text:span text:style-name="T430">texto</text:span></text:span><text:span text:style-name="_5f_OOoComputerKeyWord"><text:span text:style-name="T430">...</text:span></text:span></text:p>
      <text:p text:style-name="P207"><text:span text:style-name="T430"><text:tab/></text:span><text:span text:style-name="_5f_OOoComputerKeyWord"><text:span text:style-name="T430">&lt;/</text:span></text:span><text:span text:style-name="_5f_OOoComputerIdent"><text:span text:style-name="T430">p</text:span></text:span><text:span text:style-name="_5f_OOoComputerKeyWord"><text:span text:style-name="T430">&gt;</text:span></text:span></text:p>
      <text:p text:style-name="P207"><text:span text:style-name="T430"><text:tab/></text:span><text:span text:style-name="_5f_OOoComputerKeyWord"><text:span text:style-name="T430">&lt;</text:span></text:span><text:span text:style-name="_5f_OOoComputerIdent"><text:span text:style-name="T430">form</text:span></text:span><text:span text:style-name="_5f_OOoComputerKeyWord"><text:span text:style-name="T430">&gt;</text:span></text:span></text:p>
      <text:p text:style-name="P207"><text:span text:style-name="T430"><text:tab/><text:tab/></text:span><text:span text:style-name="_5f_OOoComputerKeyWord"><text:span text:style-name="T430">&lt;</text:span></text:span><text:span text:style-name="_5f_OOoComputerIdent"><text:span text:style-name="T430">input</text:span></text:span><text:span text:style-name="T430"> </text:span><text:span text:style-name="_5f_OOoComputerIdent"><text:span text:style-name="T430">name</text:span></text:span><text:span text:style-name="_5f_OOoComputerKeyWord"><text:span text:style-name="T430">=</text:span></text:span><text:span text:style-name="_5f_OOoComputerLiteral"><text:span text:style-name="T430">"nombre"</text:span></text:span><text:span text:style-name="T430"> </text:span><text:span text:style-name="_5f_OOoComputerIdent"><text:span text:style-name="T430">onkeypress</text:span></text:span><text:span text:style-name="_5f_OOoComputerKeyWord"><text:span text:style-name="T430">=</text:span></text:span><text:span text:style-name="_5f_OOoComputerLiteral"><text:span text:style-name="T430">"eventoInput(event)"</text:span></text:span><text:span text:style-name="_5f_OOoComputerKeyWord"><text:span text:style-name="T430">&gt;</text:span></text:span></text:p>
      <text:p text:style-name="P207"><text:span text:style-name="T430"><text:tab/></text:span><text:span text:style-name="_5f_OOoComputerKeyWord"><text:span text:style-name="T430">&lt;/</text:span></text:span><text:span text:style-name="_5f_OOoComputerIdent"><text:span text:style-name="T430">form</text:span></text:span><text:span text:style-name="_5f_OOoComputerKeyWord"><text:span text:style-name="T430">&gt;</text:span></text:span></text:p>
      <text:p text:style-name="P207"><text:span text:style-name="_5f_OOoComputerKeyWord"><text:span text:style-name="T430">&lt;/</text:span></text:span><text:span text:style-name="_5f_OOoComputerIdent"><text:span text:style-name="T430">body</text:span></text:span><text:span text:style-name="_5f_OOoComputerKeyWord"><text:span text:style-name="T430">&gt;</text:span></text:span></text:p>
      <text:p text:style-name="P207"><text:span text:style-name="_5f_OOoComputerKeyWord"><text:span text:style-name="T430">&lt;/</text:span></text:span><text:span text:style-name="_5f_OOoComputerIdent"><text:span text:style-name="T430">html</text:span></text:span><text:span text:style-name="_5f_OOoComputerKeyWord"><text:span text:style-name="T430">&gt;</text:span></text:span></text:p>
      <text:p text:style-name="P103"/>
      <text:p text:style-name="P71"><text:span text:style-name="T149">Este es una pequeña muestra, este trabajo no se enfoca en usar JavaScript como herramienta principal, con </text:span><text:span text:style-name="T150">los conceptos revisados al momento es suficiente para crear aplicaciones funcionales.</text:span><text:span text:style-name="T149"> </text:span></text:p>
      <text:p text:style-name="P149"/>
      <text:p text:style-name="P73">Importancia De Java Script En La Actualidad</text:p>
      <text:p text:style-name="P355">Sin la ayuda de esta tecnología sería imposible la existencia de sitios como amazon, facebook, mercado libre, google por solo mencionar a una ínfima minoría, en el ultimo estándar de HTML JavaScript recibe una atención especial tiene la capacidad de crear juegos reproducir vídeos, y se puede crear animaciones de muy alta calidad con un bajo coste de trafico, ya que todo se ejecuta en el cliente. </text:p>
      <text:p text:style-name="P44"/>
      <text:p text:style-name="P16"/>
      <text:p text:style-name="P73"><text:span text:style-name="T431">I</text:span>ntroducción A <text:span text:style-name="T432">MySQL</text:span></text:p>
      <text:p text:style-name="P45"><text:span text:style-name="T46">MySQL es una marca registrada por MySQL AB subsidiaria de Sun Microsystems </text:span><text:span text:style-name="T48">adquirida</text:span><text:span text:style-name="T46"> </text:span><text:span text:style-name="T47">posteriormente </text:span><text:span text:style-name="T46">por Oracle en el año 2009. </text:span><text:span text:style-name="T47">Todas las aplicaciones necesitan almacenar datos, las bases de datos son muy usadas, por la facilidad que brindan al momento de almacenar y recupera la información, dejando el manejo de ficheros a la aplicación de base de datos, </text:span><text:span text:style-name="T48">estas aplicaciones son conocidos como motores de bases de datos.</text:span><text:span text:style-name="T47"> </text:span></text:p>
      <text:p text:style-name="P243"/>
      <text:p text:style-name="P46"><text:span text:style-name="T48">MySQL es un motor de bases de datos </text:span><text:span text:style-name="T49">multiusuario</text:span><text:span text:style-name="T48"> con licenciamiento dual, si se desea implementar MySQL en proyectos abiertos se usa la versión libre, para proyectos con caracter comercial se usa la versión de pago, en el nuestro caso usaremos la libre.</text:span></text:p>
      <text:p text:style-name="P46"><text:span text:style-name="T48">Se pude obtener el ejecutable de MySQL de la página oficial </text:span><text:a xlink:type="simple" xlink:href="http://mysql.com/"><text:span text:style-name="Internet_20_link"><text:span text:style-name="T2">http://mysql.com</text:span></text:span></text:a><text:span text:style-name="T2"> , </text:span><text:span text:style-name="T48">existen soluciones que ya traen instalado MySQL en entornos de desarrollo y producción como WAMP o XAMP, estas soluciones ofrecen un entorno completo </text:span><text:soft-page-break/><text:span text:style-name="T48">incluyendo un servidor web y el interprete de PHP. Si la necesidad es solo instalar MySQL </text:span><text:span text:style-name="T49">se lo puede hacer obteniendo el binario.</text:span></text:p>
      <text:p text:style-name="P244"/>
      <text:p text:style-name="P47"><text:span text:style-name="T49">MySQL usa un lenguaje de consulta llamado </text:span><text:span text:style-name="T89">“SQL” (</text:span><text:span text:style-name="T117">Structured Query Language) </text:span><text:span text:style-name="T151">este lenguaje forma parte de un estándar en los motores de bases de datos, MySQL usa el estándar del año 2003 con algunas modificaciones.</text:span></text:p>
      <text:p text:style-name="P245"/>
      <text:p text:style-name="P74">Bases De Datos</text:p>
      <text:p text:style-name="P356">Es el conjunto de datos de varios tipos, organizados e interrelacionados almacenados generalmente en estructuras que se guardan en algún medio.</text:p>
      <text:p text:style-name="P349"><text:span text:style-name="T433">Es necesario conocer algunos elementos que forman parte de una base de datos para aplicar conceptos más complejos como consulta</text:span><text:span text:style-name="T433">s.</text:span></text:p>
      <text:p text:style-name="P356"/>
      <text:p text:style-name="P79">Tabla</text:p>
      <text:p text:style-name="P190"><text:span text:style-name="T433">U</text:span>na tabla es una colección de columnas <text:span text:style-name="T433">cuyos registros </text:span>almacenan información <text:span text:style-name="T434">creada a partir de </text:span>una abstracción del mundo real, a esa abstracción se la conoce como entidad <text:span text:style-name="T434">dentro</text:span><text:span text:style-name="T433"> POO</text:span><text:span text:style-name="T434">, </text:span><text:span text:style-name="T435">la tabla debe tener un nombre y al menos una columna.</text:span></text:p>
      <text:p text:style-name="P79"/>
      <text:p text:style-name="P74">Columna</text:p>
      <text:p text:style-name="P163">La columna es la unidad básica de la estructura de una tabla, posee un nombre y un tipo de dato, es el nombre de la columna a quien se <text:span text:style-name="T435">referencia </text:span>para <text:span text:style-name="T435">realizar consultas.</text:span></text:p>
      <text:p text:style-name="P17"/>
      <text:p text:style-name="P48"><text:span text:style-name="T70">Tipos de Datos </text:span><text:span text:style-name="T114">MySQL</text:span></text:p>
      <text:p text:style-name="P48"><text:span text:style-name="T50">Los tipos de datos en MySQL</text:span><text:span text:style-name="T2"> </text:span><text:span text:style-name="T51">indican la información que se puede asignar a</text:span><text:span text:style-name="T2"> una columna, este tipo de dato el único aceptado por la columna para cada registro, </text:span><text:span text:style-name="T52">los tipos de datos soportados por MySQL, son los mismos estudiados en el capitulo de POO, al ser un motor de datos es necesario optimizar recursos, por esta razón existen muchos tipos de datos similares, la diferencia es los recursos que usan.</text:span></text:p>
      <text:p text:style-name="P48"/>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473">Tipo de Dato</text:p>
          </table:table-cell>
          <table:table-cell table:style-name="Tabla16.A1" office:value-type="string">
            <text:p text:style-name="P473">Descripción</text:p>
          </table:table-cell>
          <table:table-cell table:style-name="Tabla16.C1" office:value-type="string">
            <text:p text:style-name="P473">Ejemplo</text:p>
          </table:table-cell>
        </table:table-row>
        <table:table-row table:style-name="Tabla16.2">
          <table:table-cell table:style-name="Tabla16.A1" office:value-type="string">
            <text:p text:style-name="P473">char(n)</text:p>
          </table:table-cell>
          <table:table-cell table:style-name="Tabla16.B2" office:value-type="string">
            <text:p text:style-name="P479">Contiene una cadena de longitud constante, es decir se debe cumplir con el límite para que el motor acepte el dato.</text:p>
          </table:table-cell>
          <table:table-cell table:style-name="Tabla16.C2" office:value-type="string">
            <text:p text:style-name="P479">Código char(5) =&gt; ‘ABS09’</text:p>
          </table:table-cell>
        </table:table-row>
        <table:table-row table:style-name="Tabla16.3">
          <table:table-cell table:style-name="Tabla16.A1" office:value-type="string">
            <text:p text:style-name="P473">varchar(n)</text:p>
          </table:table-cell>
          <table:table-cell table:style-name="Tabla16.B2" office:value-type="string">
            <text:p text:style-name="P479">Contiene una cadena de longitud variable, el motor acepta el dato siempre y cuando no supere el límite.</text:p>
          </table:table-cell>
          <table:table-cell table:style-name="Tabla16.C2" office:value-type="string">
            <text:p text:style-name="P479">Nombre varchar(60) =&gt; ‘Eduardo’</text:p>
          </table:table-cell>
        </table:table-row>
        <table:table-row table:style-name="Tabla16.4">
          <table:table-cell table:style-name="Tabla16.A1" office:value-type="string">
            <text:p text:style-name="P473">int(n)</text:p>
          </table:table-cell>
          <table:table-cell table:style-name="Tabla16.B2" office:value-type="string">
            <text:p text:style-name="P479">Contiene un entero de tamaño normal, aunque se puede establecer una longitud.</text:p>
          </table:table-cell>
          <table:table-cell table:style-name="Tabla16.C2" office:value-type="string">
            <text:p text:style-name="P479">Metros int() =&gt; 652334</text:p>
          </table:table-cell>
        </table:table-row>
        <table:table-row table:style-name="Tabla16.5">
          <table:table-cell table:style-name="Tabla16.A1" office:value-type="string">
            <text:p text:style-name="P473">tinyint</text:p>
          </table:table-cell>
          <table:table-cell table:style-name="Tabla16.B2" office:value-type="string">
            <text:p text:style-name="P479">Es una variación de int se usa para almacenar enteros muy pequeño, usado para representar booleanos.</text:p>
          </table:table-cell>
          <table:table-cell table:style-name="Tabla16.C2" office:value-type="string">
            <text:p text:style-name="P479">Soltero tinyint =&gt; 1</text:p>
          </table:table-cell>
        </table:table-row>
        <text:soft-page-break/>
        <table:table-row table:style-name="Tabla16.6">
          <table:table-cell table:style-name="Tabla16.A1" office:value-type="string">
            <text:p text:style-name="P473">boolean</text:p>
          </table:table-cell>
          <table:table-cell table:style-name="Tabla16.B2" office:value-type="string">
            <text:p text:style-name="P479">Sinónimo semántico de tinyint</text:p>
          </table:table-cell>
          <table:table-cell table:style-name="Tabla16.C2" office:value-type="string">
            <text:p text:style-name="P480">Soltero tinyint =&gt; 1</text:p>
          </table:table-cell>
        </table:table-row>
        <table:table-row table:style-name="Tabla16.7">
          <table:table-cell table:style-name="Tabla16.A1" office:value-type="string">
            <text:p text:style-name="P473">smallint</text:p>
          </table:table-cell>
          <table:table-cell table:style-name="Tabla16.B2" office:value-type="string">
            <text:p text:style-name="P479">Sinónimo de int pero con un rango menor puede almacenar desde 0 a 65535.</text:p>
          </table:table-cell>
          <table:table-cell table:style-name="Tabla16.C2" office:value-type="string">
            <text:p text:style-name="P486">Edad smallint =&gt; 23</text:p>
          </table:table-cell>
        </table:table-row>
        <table:table-row table:style-name="Tabla16.8">
          <table:table-cell table:style-name="Tabla16.A1" office:value-type="string">
            <text:p text:style-name="P473">mediumint</text:p>
          </table:table-cell>
          <table:table-cell table:style-name="Tabla16.B2" office:value-type="string">
            <text:p text:style-name="P479">Sinónimo de int con mayor capacidad de small int.</text:p>
          </table:table-cell>
          <table:table-cell table:style-name="Tabla16.C2" office:value-type="string">
            <text:p text:style-name="P486">Kilometrage mediumint =&gt; 76527392</text:p>
          </table:table-cell>
        </table:table-row>
        <table:table-row table:style-name="Tabla16.9">
          <table:table-cell table:style-name="Tabla16.A1" office:value-type="string">
            <text:p text:style-name="P473">float</text:p>
          </table:table-cell>
          <table:table-cell table:style-name="Tabla16.B2" office:value-type="string">
            <text:p text:style-name="P479">Numero de punto flotante, <text:span text:style-name="T438">para cálculos de precisión.</text:span></text:p>
          </table:table-cell>
          <table:table-cell table:style-name="Tabla16.C2" office:value-type="string">
            <text:p text:style-name="P479">Precio float <text:span text:style-name="T438">=&gt; 12343,22222</text:span></text:p>
          </table:table-cell>
        </table:table-row>
        <table:table-row table:style-name="Tabla16.10">
          <table:table-cell table:style-name="Tabla16.A1" office:value-type="string">
            <text:p text:style-name="P473">decimal(n,n)</text:p>
          </table:table-cell>
          <table:table-cell table:style-name="Tabla16.B2" office:value-type="string">
            <text:p text:style-name="P479">Tipo de dato que representa a un número, este tipo de dato permite especificar la cantidad de números enteros y la cantidad de decimales.</text:p>
          </table:table-cell>
          <table:table-cell table:style-name="Tabla16.C2" office:value-type="string">
            <text:p text:style-name="P479">Decimal precio(4,2) <text:span text:style-name="T438">=&gt; 232,42</text:span></text:p>
          </table:table-cell>
        </table:table-row>
        <table:table-row table:style-name="Tabla16.11">
          <table:table-cell table:style-name="Tabla16.A1" office:value-type="string">
            <text:p text:style-name="P473">date</text:p>
          </table:table-cell>
          <table:table-cell table:style-name="Tabla16.B2" office:value-type="string">
            <text:p text:style-name="P479">Sirve para almacenar fechas en formato (yyyy-mm-dd)</text:p>
          </table:table-cell>
          <table:table-cell table:style-name="Tabla16.C2" office:value-type="string">
            <text:p text:style-name="P479">Facha date <text:span text:style-name="T438">=&gt; 2013-10-10</text:span></text:p>
          </table:table-cell>
        </table:table-row>
        <table:table-row table:style-name="Tabla16.12">
          <table:table-cell table:style-name="Tabla16.A1" office:value-type="string">
            <text:p text:style-name="P473">datetime</text:p>
          </table:table-cell>
          <table:table-cell table:style-name="Tabla16.B2" office:value-type="string">
            <text:p text:style-name="P479">Almacena un dato que contiene la fecha y hora de acuerdo al siguiente formato (yyyy-mm-dd hh:mm:ss)</text:p>
          </table:table-cell>
          <table:table-cell table:style-name="Tabla16.C2" office:value-type="string">
            <text:p text:style-name="P479">Login datetime <text:span text:style-name="T438">2013-10-21 09:12:09</text:span></text:p>
          </table:table-cell>
        </table:table-row>
        <table:table-row table:style-name="Tabla16.13">
          <table:table-cell table:style-name="Tabla16.A1" office:value-type="string">
            <text:p text:style-name="P473">timestamp</text:p>
          </table:table-cell>
          <table:table-cell table:style-name="Tabla16.B2" office:value-type="string">
            <text:p text:style-name="P479">Es un alias de datetime, la diferencia es que se usa este tipo de dato para almacenar fechas automáticamente.</text:p>
          </table:table-cell>
          <table:table-cell table:style-name="Tabla16.C2" office:value-type="string">
            <text:p text:style-name="P479">Login timestamp</text:p>
          </table:table-cell>
        </table:table-row>
        <table:table-row table:style-name="Tabla16.14">
          <table:table-cell table:style-name="Tabla16.A1" office:value-type="string">
            <text:p text:style-name="P473">time</text:p>
          </table:table-cell>
          <table:table-cell table:style-name="Tabla16.B2" office:value-type="string">
            <text:p text:style-name="P479">Registra la hora de acuerdo al siguiente formato (hh:mm:ss)</text:p>
          </table:table-cell>
          <table:table-cell table:style-name="Tabla16.C2" office:value-type="string">
            <text:p text:style-name="P479">Hora time</text:p>
          </table:table-cell>
        </table:table-row>
        <table:table-row table:style-name="Tabla16.15">
          <table:table-cell table:style-name="Tabla16.A1" office:value-type="string">
            <text:p text:style-name="P473">year</text:p>
          </table:table-cell>
          <table:table-cell table:style-name="Tabla16.B2" office:value-type="string">
            <text:p text:style-name="P479">Registra un año</text:p>
          </table:table-cell>
          <table:table-cell table:style-name="Tabla16.C2" office:value-type="string">
            <text:p text:style-name="P479">Año year</text:p>
          </table:table-cell>
        </table:table-row>
        <table:table-row table:style-name="Tabla16.16">
          <table:table-cell table:style-name="Tabla16.A1" office:value-type="string">
            <text:p text:style-name="P473">blob</text:p>
          </table:table-cell>
          <table:table-cell table:style-name="Tabla16.B2" office:value-type="string">
            <text:p text:style-name="P479">Este tipo de dato permite almacenar información de forma binaria, como son, imágenes textos con formatos, y cualquier tipo de archivos, no es recomendable su uso ya que con el tiempo la base de datos se va a volver lenta.</text:p>
          </table:table-cell>
          <table:table-cell table:style-name="Tabla16.C2" office:value-type="string">
            <text:p text:style-name="P479">Adjunto blob</text:p>
          </table:table-cell>
        </table:table-row>
        <table:table-row table:style-name="Tabla16.17">
          <table:table-cell table:style-name="Tabla16.A1" office:value-type="string">
            <text:p text:style-name="P473">text</text:p>
          </table:table-cell>
          <table:table-cell table:style-name="Tabla16.B2" office:value-type="string">
            <text:p text:style-name="P479">Este es un tipo de dato en el que se almacena texto con una longitud hasta 65535 caracteres</text:p>
          </table:table-cell>
          <table:table-cell table:style-name="Tabla16.C2" office:value-type="string">
            <text:p text:style-name="P479">descripción text</text:p>
          </table:table-cell>
        </table:table-row>
        <table:table-row table:style-name="Tabla16.18">
          <table:table-cell table:style-name="Tabla16.A18" office:value-type="string">
            <text:p text:style-name="P473">mediumtext</text:p>
          </table:table-cell>
          <table:table-cell table:style-name="Tabla16.B18" office:value-type="string">
            <text:p text:style-name="P479">Almacena textos con una longitud <text:soft-page-break/>máxima de 16777215</text:p>
          </table:table-cell>
          <table:table-cell table:style-name="Tabla16.C18" office:value-type="string">
            <text:p text:style-name="P479">Html mediumtext<text:soft-page-break/></text:p>
          </table:table-cell>
        </table:table-row>
      </table:table>
      <text:p text:style-name="P48"/>
      <text:p text:style-name="P193"><text:span text:style-name="T438">En el caso de las variables que tienen un sufijo </text:span><text:span text:style-name="T214">“n” </text:span><text:span text:style-name="T277">significa que aceptan como parámetro un entero que especifica la longitud.</text:span></text:p>
      <text:p text:style-name="P17"/>
      <text:p text:style-name="P405">Dato:</text:p>
      <text:p text:style-name="P359"><text:span text:style-name="T435">Dato es una palabra ambigua para no crear una nueva definición citare un fragmento de un libro llamado </text:span><text:span text:style-name="T212">Mysql con clase </text:span><text:span text:style-name="T435">que dice:</text:span></text:p>
      <text:p text:style-name="P360"/>
      <text:p text:style-name="P498">No es sencillo definir qué es un dato, pero intentaremos ver qué es desde el punto de vista de las bases de datos.</text:p>
      <text:p text:style-name="P498">Podemos decir que un dato es una información que refleja el valor de una característica de un objeto real, sea concreto o abstracto, o imaginario (nada nos impide hacer una base de datos sobre duendes :-).</text:p>
      <text:p text:style-name="P499">Debe cumplir algunas condiciones, por ejemplo, debe permanecer en el tiempo. En ese sentido, <text:span text:style-name="T435">estrictamente</text:span> hablando, una edad no es un dato, ya que varía con el tiempo. El dato sería la fecha de nacimiento, y la edad se calcula a partir de ese dato y de la fecha actual. Además, debe tener un significado, y debe ser manipulable mediante operadores: comparaciones, sumas, restas, etc (por supuesto, no todos los datos admiten todos los operadores).<text:span text:style-name="T435">(tomado de </text:span><text:a xlink:type="simple" xlink:href="http://mysql.conclase.net/curso/index.php?cap=001"><text:span text:style-name="T435">http://mysql.conclase.net/curso/index.php?cap=001</text:span></text:a><text:span text:style-name="T435"># </text:span><text:span text:style-name="T331">julio-2013</text:span><text:span text:style-name="T435">)</text:span></text:p>
      <text:p text:style-name="P360"/>
      <text:p text:style-name="P360"><text:span text:style-name="T439">Es una excelente</text:span> definición, razón por la que la cito textualmente.</text:p>
      <text:p text:style-name="P81"/>
      <text:p text:style-name="P74">Procedimiento Almacenado y Funciones</text:p>
      <text:p text:style-name="P192"><text:span text:style-name="T436">MySQL soporta Procedimientos Almacenados y Funciones, l</text:span><text:span text:style-name="T437">o</text:span><text:span text:style-name="T436">s procedimientos almacenados no retornan </text:span><text:span text:style-name="T437">ningún</text:span><text:span text:style-name="T436"> valor mientras que las funciones </text:span><text:span text:style-name="T437">están</text:span><text:span text:style-name="T436"> obligadas a retornar algo </text:span><text:span text:style-name="T437">mediante la palabra reservada </text:span><text:span text:style-name="T213">“return”</text:span><text:span text:style-name="T273">, </text:span><text:span text:style-name="T274">no existe una diferencia en el alcance ambos </text:span><text:span text:style-name="T275">están</text:span><text:span text:style-name="T274"> en capacidad de crear modificar y eliminar tablas y/o vistas, de igual manera pueden trabajar con la </text:span><text:span text:style-name="T275">información</text:span><text:span text:style-name="T274"> (insertar, editar, eliminar). </text:span><text:span text:style-name="T276">También están en capacidad de realizar operaciones complejas con los datos usando funciones matemáticas, lógicas o de estadística.</text:span></text:p>
      <text:p text:style-name="P304"/>
      <text:p text:style-name="P305">Este tipo de herramienta es muy útil para reducir el trabajo de la aplicación, aunque es también usado en entornos en el que las aplicaciones clientes son desarrolladas con diferentes tecnologías.</text:p>
      <text:p text:style-name="P305"/>
      <text:p text:style-name="P305"/>
      <text:p text:style-name="P305"/>
      <text:p text:style-name="P305"/>
      <text:p text:style-name="P305"/>
      <text:p text:style-name="P17"/>
      <text:p text:style-name="P17"/>
      <text:p text:style-name="P152"/>
      <text:p text:style-name="P153">Diseño De Bases De Datos Modelo Entidad Relación</text:p>
      <text:p text:style-name="P306">Este es un proceso en el que se traslada un problema del mundo a una base de datos, a este procedimiento se le llama modelado, para poder realizar el modelado es necesario comprender el problema de la mejor forma posible y aplicar <text:soft-page-break/>conceptos que permiten crear bases de datos funcionales, estos conceptos reciben el nombre de normalización.</text:p>
      <text:p text:style-name="P307"/>
      <text:p text:style-name="P133">Modelo Entidad Relación:</text:p>
      <text:p text:style-name="P270"><text:span text:style-name="T440">Este modelo toma un problema de la vida real y lo transforma en entidades relacionadas entre si. Estas entidades pueden ser tablas, vistas, procedimientos, funciones, una consult</text:span><text:span text:style-name="T441">a, una entidad es la representación de un objeto de la vida real, e</text:span><text:span text:style-name="T440">ste modelo ayuda a comprender de mejor manera el problema y forma la base de sistema.</text:span></text:p>
      <text:p text:style-name="P307">La asociación que existe entre las entidades es conocida como relación.</text:p>
      <text:p text:style-name="P307"/>
      <text:p text:style-name="P307">La unión de estos dos conceptos forman un modelo entidad relación.</text:p>
      <text:p text:style-name="P307"/>
      <text:p text:style-name="P80">Clave Primaria</text:p>
      <text:p text:style-name="P194"><text:span text:style-name="T441">Es común encontrase con claves primarias dentro de una tabla de bases de datos, existen motores que no permiten crear una tabla si el desarrollador no especifica una. La clave primaria es aquella que identifica un registro en la tabla</text:span><text:span text:style-name="T442">.</text:span></text:p>
      <text:p text:style-name="P48"/>
      <text:p text:style-name="P82">Clave Foránea</text:p>
      <text:p text:style-name="P195"><text:span text:style-name="T443">P</text:span>ermit<text:span text:style-name="T442">e</text:span> establecer relaciones entre entidades pertenecientes a una misma base de datos, los tipos de relaciones que estas claves soportan son:</text:p>
      <text:p text:style-name="P195"/>
      <text:list xml:id="list401150254" text:continue-list="list4171855849034550288" text:style-name="WWNum23">
        <text:list-item>
          <text:p text:style-name="P635">Uno a uno (1:1)</text:p>
        </text:list-item>
      </text:list>
      <text:p text:style-name="P14">Esta es una relación en donde la clave foránea es <text:span text:style-name="T443">también clave principal</text:span>.</text:p>
      <text:p text:style-name="P14"/>
      <text:list xml:id="list1359974426" text:continue-numbering="true" text:style-name="WWNum23">
        <text:list-item>
          <text:p text:style-name="P635">Uno a muchos (1:n)</text:p>
        </text:list-item>
      </text:list>
      <text:p text:style-name="P14">Esta es una relación donde las claves de la <text:span text:style-name="T444">entidad </text:span>padre <text:span text:style-name="T444">tienen más de una correspondencia en la entidad hija</text:span>.</text:p>
      <text:p text:style-name="P14"/>
      <text:list xml:id="list144096172" text:continue-numbering="true" text:style-name="WWNum23">
        <text:list-item>
          <text:p text:style-name="P635">Muchos a muchos (n:m)</text:p>
        </text:list-item>
      </text:list>
      <text:p text:style-name="P14">Esta es una relación que se puede expresar pero no se puede implementar directamente, <text:span text:style-name="T445">porque no asegura integridad en lo datos, lógicamente no es posible crear una relación de este tipo entre dos entidades porque no existe un punto de control, es necesario crear una nueva entidad que maneje esa relación, la nueva entidad tiene una relación de 1:n con las dos entidades implicadas y registra las correspondencias.</text:span></text:p>
      <text:p text:style-name="P196"/>
      <text:p text:style-name="P73">Comandos Básicos MySQL</text:p>
      <text:p text:style-name="P17"><text:span text:style-name="T2">Las sentencias SQL en general se dividen en dos categorías en DML (Data Manipulation Language) y DDL (Data Definition Languaje), el primero </text:span><text:span text:style-name="T53">es usado</text:span><text:span text:style-name="T2"> para crear modelos de datos </text:span><text:span text:style-name="T53">los efectos de estos comandos son usados por los administradores de la base de datos</text:span><text:span text:style-name="T2">, las sentencias del segundo grupo sirve para manipular los datos, </text:span><text:span text:style-name="T53">este tipo de comandos los usan las aplicaciones</text:span><text:span text:style-name="T2">.</text:span></text:p>
      <text:p text:style-name="P17"/>
      <text:p text:style-name="P163">La técnica <text:span text:style-name="T446">usada</text:span> para explicar los comandos es la siguiente, primero <text:span text:style-name="T446">se expondrá </text:span>la sintaxis básica de los comandos, <text:span text:style-name="T446">y luego se explicará la misma con ejemplos prácticos.</text:span></text:p>
      <text:p text:style-name="P17"/>
      <text:p text:style-name="P74"/>
      <text:p text:style-name="P74"/>
      <text:p text:style-name="P74"/>
      <text:p text:style-name="P74"/>
      <text:p text:style-name="P74"><text:soft-page-break/>Comandos DDL (Lenguaje de definición de datos)</text:p>
      <text:p text:style-name="P163">Como su nombre lo indica, las sentencias que pertenecen a este grupo son aquellas que sirven para modelar, modificar o eliminar tablas y bases de datos.</text:p>
      <text:p text:style-name="P17"/>
      <text:p text:style-name="P74">Sentencias CREATE</text:p>
      <text:p text:style-name="P163">Este grupo de sentencias sirven para crear estructuras de datos ya sean tablas, vistas, bases de datos, funciones y <text:s/>procedimientos almacenados.</text:p>
      <text:p text:style-name="P17"/>
      <text:p text:style-name="P83">CREATE DATABASE/CREATE SCHEMA</text:p>
      <text:p text:style-name="P246">Sentencia usada para crear bases de datos se debe especificar al menos un nombre para la base de datos.</text:p>
      <text:p text:style-name="P246"/>
      <text:p text:style-name="P441"><text:span text:style-name="_5f_OOoAssemblerComment"><text:span text:style-name="T452">CREATE</text:span></text:span><text:span text:style-name="_5f_OOoAssemblerComment"><text:span text:style-name="T318"> </text:span></text:span><text:span text:style-name="_5f_OOoAssemblerComment"><text:span text:style-name="T452">DATABASE</text:span></text:span><text:span text:style-name="_5f_OOoAssemblerComment"><text:span text:style-name="T318"> MIDB</text:span></text:span><text:span text:style-name="_5f_OOoAssemblerComment"><text:span text:style-name="T477">;</text:span></text:span><text:span text:style-name="_5f_OOoAssemblerComment"><text:span text:style-name="T318"> </text:span></text:span></text:p>
      <text:p text:style-name="P519"><text:span text:style-name="T451">CREATE</text:span> <text:span text:style-name="T451">SCHEMA</text:span> MIDB<text:span text:style-name="T476">;</text:span></text:p>
      <text:p text:style-name="P308">Las dos sentencias producen el mismo resultado.</text:p>
      <text:p text:style-name="P308"/>
      <text:p text:style-name="P49"><text:span text:style-name="T115">C</text:span><text:span text:style-name="T70">REATE TABLE</text:span></text:p>
      <text:p text:style-name="P197"><text:span text:style-name="T447">Se usa esta sentencia para crear entidades en una base de datos, </text:span><text:span text:style-name="T448">es necesario especificar un nombre y al menos una columna</text:span><text:span text:style-name="T447">, </text:span><text:span text:style-name="T449">se puede crear tablas fijas y temporales un ejemplo de los dos:</text:span></text:p>
      <text:p text:style-name="P409"/>
      <text:p text:style-name="P442"><text:span text:style-name="T451">CREATE</text:span> <text:span text:style-name="T451">TABLE</text:span> cliente<text:span text:style-name="T476">(</text:span></text:p>
      <text:p text:style-name="P526"><text:s text:c="8"/>id_cliente <text:span text:style-name="T451">int</text:span> <text:span text:style-name="T451">not</text:span> <text:span text:style-name="T451">null</text:span><text:span text:style-name="T476">,</text:span></text:p>
      <text:p text:style-name="P526"><text:s text:c="8"/>cedula <text:span text:style-name="T451">char</text:span><text:span text:style-name="T476">(</text:span><text:span text:style-name="T494">10</text:span><text:span text:style-name="T476">)</text:span> <text:span text:style-name="T451">not</text:span> <text:span text:style-name="T451">null</text:span><text:span text:style-name="T476">,</text:span></text:p>
      <text:p text:style-name="P526"><text:s text:c="8"/>nombres <text:span text:style-name="T451">varchar</text:span><text:span text:style-name="T476">(</text:span><text:span text:style-name="T494">50</text:span><text:span text:style-name="T476">),</text:span></text:p>
      <text:p text:style-name="P526"><text:s text:c="8"/>direccion <text:span text:style-name="T451">varchar</text:span><text:span text:style-name="T476">(</text:span><text:span text:style-name="T494">200</text:span><text:span text:style-name="T476">),</text:span></text:p>
      <text:p text:style-name="P526"><text:s text:c="8"/>telefono <text:span text:style-name="T451">varchar</text:span><text:span text:style-name="T476">(</text:span><text:span text:style-name="T494">12</text:span><text:span text:style-name="T476">),</text:span></text:p>
      <text:p text:style-name="P526"><text:s text:c="8"/><text:span text:style-name="T451">primary</text:span> <text:span text:style-name="T451">key</text:span><text:span text:style-name="T476">(</text:span>id_cliente<text:span text:style-name="T476">);</text:span></text:p>
      <text:p text:style-name="P526"><text:s text:c="8"/><text:span text:style-name="T476">)</text:span> ENGINE <text:span text:style-name="T476">=</text:span> INNODB<text:span text:style-name="T476">;</text:span></text:p>
      <text:p text:style-name="P530"/>
      <text:p text:style-name="P526"><text:span text:style-name="T451">CREATE</text:span> <text:span text:style-name="T451">TEMPORARY</text:span> <text:span text:style-name="T451">TABLE</text:span> persona<text:span text:style-name="T476">(</text:span></text:p>
      <text:p text:style-name="P526"><text:s text:c="8"/>id_cliente <text:span text:style-name="T451">int</text:span> <text:span text:style-name="T451">not</text:span> <text:span text:style-name="T451">null</text:span><text:span text:style-name="T476">,</text:span></text:p>
      <text:p text:style-name="P526"><text:s text:c="8"/>cedula <text:span text:style-name="T451">char</text:span><text:span text:style-name="T476">(</text:span><text:span text:style-name="T494">10</text:span><text:span text:style-name="T476">)</text:span> <text:span text:style-name="T451">not</text:span> <text:span text:style-name="T451">null</text:span><text:span text:style-name="T476">,</text:span></text:p>
      <text:p text:style-name="P526"><text:s text:c="8"/>nombres <text:span text:style-name="T451">varchar</text:span><text:span text:style-name="T476">(</text:span><text:span text:style-name="T494">50</text:span><text:span text:style-name="T476">),</text:span></text:p>
      <text:p text:style-name="P526"><text:s text:c="8"/>direccion <text:span text:style-name="T451">varchar</text:span><text:span text:style-name="T476">(</text:span><text:span text:style-name="T494">200</text:span><text:span text:style-name="T476">),</text:span></text:p>
      <text:p text:style-name="P526"><text:s text:c="8"/>telefono <text:span text:style-name="T451">varchar</text:span><text:span text:style-name="T476">(</text:span><text:span text:style-name="T494">12</text:span><text:span text:style-name="T476">),</text:span></text:p>
      <text:p text:style-name="P526"><text:s text:c="8"/><text:span text:style-name="T451">primary</text:span> <text:span text:style-name="T451">key</text:span><text:span text:style-name="T476">(</text:span>id_cliente<text:span text:style-name="T476">);</text:span> <text:s text:c="7"/></text:p>
      <text:p text:style-name="P520"><text:s text:c="8"/><text:span text:style-name="T476">)</text:span> ENGINE <text:span text:style-name="T476">=</text:span> INNODB<text:span text:style-name="T476">;</text:span></text:p>
      <text:p text:style-name="P357">Para especificar el tipo de dato se puede usar mayúsculas o minúsculas en los nombres de los tipos de datos.</text:p>
      <text:p text:style-name="P434"/>
      <text:p text:style-name="P434"/>
      <text:p text:style-name="P434"/>
      <text:p text:style-name="P434"/>
      <text:p text:style-name="P84">ALTER TABLE</text:p>
      <text:p text:style-name="P202">Esta sentencia permite cambiar la estructura de una tabla existente, <text:span text:style-name="T564">permite crear nuevas columnas, renombrarlas, de ser posible cambiar el tipo de dato, elimina columnas o añade comentarios a las tablas, las acciones de estas sentencias son irreversibles.</text:span></text:p>
      <text:p text:style-name="P457"><text:soft-page-break/>-- tabla inicial</text:p>
      <text:p text:style-name="P525"><text:span text:style-name="T451">CREATE</text:span> <text:span text:style-name="T451">TABLE</text:span> cliente<text:span text:style-name="T530">(</text:span></text:p>
      <text:p text:style-name="P525"><text:s text:c="8"/>id_cliente <text:span text:style-name="T546">int</text:span> <text:span text:style-name="T476">not</text:span> <text:span text:style-name="T476">null</text:span><text:span text:style-name="T530">,</text:span></text:p>
      <text:p text:style-name="P525"><text:s text:c="8"/>cedula <text:span text:style-name="T546">char</text:span><text:span text:style-name="T476">(</text:span><text:span text:style-name="T494">10</text:span><text:span text:style-name="T476">)</text:span> <text:span text:style-name="T476">not</text:span> <text:span text:style-name="T476">null</text:span><text:span text:style-name="T530">,</text:span></text:p>
      <text:p text:style-name="P525"><text:s text:c="8"/>nombres <text:span text:style-name="T546">varchar</text:span><text:span text:style-name="T476">(</text:span><text:span text:style-name="T494">50</text:span><text:span text:style-name="T476">)</text:span><text:span text:style-name="T530">,</text:span></text:p>
      <text:p text:style-name="P525"><text:s text:c="8"/>direccion <text:span text:style-name="T546">varchar</text:span><text:span text:style-name="T476">(</text:span><text:span text:style-name="T494">200</text:span><text:span text:style-name="T476">)</text:span><text:span text:style-name="T530">,</text:span></text:p>
      <text:p text:style-name="P525"><text:s text:c="8"/>telefono <text:span text:style-name="T546">varchar</text:span><text:span text:style-name="T476">(</text:span><text:span text:style-name="T494">12</text:span><text:span text:style-name="T476">)</text:span><text:span text:style-name="T530">,</text:span></text:p>
      <text:p text:style-name="P525"><text:s text:c="8"/><text:span text:style-name="T451">primary</text:span> <text:span text:style-name="T451">key</text:span><text:span text:style-name="T476">(</text:span>id_cliente<text:span text:style-name="T476">)</text:span></text:p>
      <text:p text:style-name="P525"><text:s text:c="8"/><text:span text:style-name="T530">)</text:span> ENGINE <text:span text:style-name="T476">=</text:span> <text:span text:style-name="T563">INNODB</text:span><text:span text:style-name="T530">;</text:span></text:p>
      <text:p text:style-name="P524"/>
      <text:p text:style-name="P524"/>
      <text:p text:style-name="P532">-- cambios a la tabla</text:p>
      <text:p text:style-name="P525"><text:span text:style-name="T451">ALTER</text:span> <text:span text:style-name="T451">TABLE</text:span> cliente </text:p>
      <text:p text:style-name="P525"><text:span text:style-name="T546">CHARACTER</text:span> <text:span text:style-name="T451">SET</text:span> <text:span text:style-name="T476">=</text:span> utf8 <text:span text:style-name="T530">,</text:span> </text:p>
      <text:p text:style-name="P525">COLLATE <text:span text:style-name="T476">=</text:span> utf8_unicode_ci <text:span text:style-name="T530">,</text:span> </text:p>
      <text:p text:style-name="P525">ENGINE <text:span text:style-name="T476">=</text:span> <text:span text:style-name="T451">MyISAM</text:span> <text:span text:style-name="T530">,</text:span> </text:p>
      <text:p text:style-name="P525"><text:span text:style-name="T451">ADD</text:span> <text:span text:style-name="T451">COLUMN</text:span> <text:span text:style-name="T450">`</text:span><text:span text:style-name="T565">notas</text:span><text:span text:style-name="T450">`</text:span> <text:span text:style-name="T546">TEXT</text:span> <text:span text:style-name="T476">NOT</text:span> <text:span text:style-name="T476">NULL</text:span> <text:s/><text:span text:style-name="T451">AFTER</text:span> <text:span text:style-name="T450">`</text:span><text:span text:style-name="T565">telefono</text:span><text:span text:style-name="T450">`</text:span> <text:span text:style-name="T530">,</text:span> </text:p>
      <text:p text:style-name="P525"><text:span text:style-name="T451">CHANGE</text:span> <text:span text:style-name="T451">COLUMN</text:span> <text:span text:style-name="T450">`</text:span><text:span text:style-name="T565">nombres</text:span><text:span text:style-name="T450">`</text:span> <text:span text:style-name="T450">`</text:span><text:span text:style-name="T565">nombres</text:span><text:span text:style-name="T450">`</text:span> <text:span text:style-name="T546">VARCHAR</text:span><text:span text:style-name="T476">(</text:span><text:span text:style-name="T494">50</text:span><text:span text:style-name="T476">)</text:span> <text:span text:style-name="T476">NOT</text:span> <text:span text:style-name="T476">NULL</text:span> <text:s/><text:span text:style-name="T530">,</text:span> </text:p>
      <text:p text:style-name="P525"><text:span text:style-name="T451">CHANGE</text:span> <text:span text:style-name="T451">COLUMN</text:span> <text:span text:style-name="T450">`</text:span><text:span text:style-name="T565">direccion</text:span><text:span text:style-name="T450">`</text:span> <text:span text:style-name="T450">`</text:span><text:span text:style-name="T565">direccion</text:span><text:span text:style-name="T450">`</text:span> <text:span text:style-name="T546">VARCHAR</text:span><text:span text:style-name="T476">(</text:span><text:span text:style-name="T494">150</text:span><text:span text:style-name="T476">)</text:span> <text:span text:style-name="T476">NULL</text:span> <text:span text:style-name="T563">DEFAULT</text:span> <text:span text:style-name="T476">NULL</text:span> <text:s/><text:span text:style-name="T530">,</text:span> </text:p>
      <text:p text:style-name="P525"><text:span text:style-name="T451">CHANGE</text:span> <text:span text:style-name="T451">COLUMN</text:span> <text:span text:style-name="T450">`</text:span><text:span text:style-name="T565">telefono</text:span><text:span text:style-name="T450">`</text:span> <text:span text:style-name="T450">`</text:span><text:span text:style-name="T565">telefono</text:span><text:span text:style-name="T450">`</text:span> <text:span text:style-name="T546">VARCHAR</text:span><text:span text:style-name="T476">(</text:span><text:span text:style-name="T494">12</text:span><text:span text:style-name="T476">)</text:span> <text:span text:style-name="T476">NOT</text:span> <text:span text:style-name="T476">NULL</text:span> <text:span text:style-name="T563">DEFAULT</text:span> <text:span text:style-name="T516">'PENDIENTE'</text:span> <text:s/><text:span text:style-name="T530">,</text:span> </text:p>
      <text:p text:style-name="P525"><text:span text:style-name="T451">RENAME</text:span> <text:span text:style-name="T451">TO</text:span> <text:s/><text:span text:style-name="T450">`</text:span><text:span text:style-name="T565">procedimientos</text:span><text:span text:style-name="T450">`</text:span><text:span text:style-name="T476">.</text:span><text:span text:style-name="T450">`</text:span><text:span text:style-name="T565">cliente_editado</text:span><text:span text:style-name="T450">`</text:span> <text:span text:style-name="T530">;</text:span></text:p>
      <text:p text:style-name="P524"/>
      <text:p text:style-name="P532">-- estructura tabla final expresado con create table</text:p>
      <text:p text:style-name="P524"/>
      <text:p text:style-name="P525"><text:span text:style-name="T451">CREATE</text:span> <text:span text:style-name="T451">TABLE</text:span> <text:span text:style-name="T450">`</text:span><text:span text:style-name="T565">cliente_editado</text:span><text:span text:style-name="T450">`</text:span> <text:span text:style-name="T476">(</text:span></text:p>
      <text:p text:style-name="P525"><text:s text:c="2"/><text:span text:style-name="T450">`</text:span><text:span text:style-name="T565">id_cliente</text:span><text:span text:style-name="T450">`</text:span> <text:span text:style-name="T546">int</text:span><text:span text:style-name="T476">(</text:span><text:span text:style-name="T494">11</text:span><text:span text:style-name="T476">)</text:span> <text:span text:style-name="T476">NOT</text:span> <text:span text:style-name="T476">NULL</text:span><text:span text:style-name="T530">,</text:span></text:p>
      <text:p text:style-name="P525"><text:s text:c="2"/><text:span text:style-name="T450">`</text:span><text:span text:style-name="T565">cedula</text:span><text:span text:style-name="T450">`</text:span> <text:span text:style-name="T546">char</text:span><text:span text:style-name="T476">(</text:span><text:span text:style-name="T494">10</text:span><text:span text:style-name="T476">)</text:span> <text:span text:style-name="T546">CHARACTER</text:span> <text:span text:style-name="T451">SET</text:span> latin1 <text:span text:style-name="T476">NOT</text:span> <text:span text:style-name="T476">NULL</text:span><text:span text:style-name="T530">,</text:span></text:p>
      <text:p text:style-name="P525"><text:s text:c="2"/><text:span text:style-name="T450">`</text:span><text:span text:style-name="T565">nombres</text:span><text:span text:style-name="T450">`</text:span> <text:span text:style-name="T546">varchar</text:span><text:span text:style-name="T476">(</text:span><text:span text:style-name="T494">50</text:span><text:span text:style-name="T476">)</text:span> COLLATE utf8_unicode_ci <text:span text:style-name="T476">NOT</text:span> <text:span text:style-name="T476">NULL</text:span><text:span text:style-name="T530">,</text:span></text:p>
      <text:p text:style-name="P525"><text:s text:c="2"/><text:span text:style-name="T450">`</text:span><text:span text:style-name="T565">direccion</text:span><text:span text:style-name="T450">`</text:span> <text:span text:style-name="T546">varchar</text:span><text:span text:style-name="T476">(</text:span><text:span text:style-name="T494">150</text:span><text:span text:style-name="T476">)</text:span> COLLATE utf8_unicode_ci <text:span text:style-name="T563">DEFAULT</text:span> <text:span text:style-name="T476">NULL</text:span><text:span text:style-name="T530">,</text:span></text:p>
      <text:p text:style-name="P525"><text:s text:c="2"/><text:span text:style-name="T450">`</text:span><text:span text:style-name="T565">telefono</text:span><text:span text:style-name="T450">`</text:span> <text:span text:style-name="T546">varchar</text:span><text:span text:style-name="T476">(</text:span><text:span text:style-name="T494">12</text:span><text:span text:style-name="T476">)</text:span> COLLATE utf8_unicode_ci <text:span text:style-name="T476">NOT</text:span> <text:span text:style-name="T476">NULL</text:span> <text:span text:style-name="T563">DEFAULT</text:span> <text:span text:style-name="T516">'PENDIENTE'</text:span><text:span text:style-name="T530">,</text:span></text:p>
      <text:p text:style-name="P525"><text:s text:c="2"/><text:span text:style-name="T450">`</text:span><text:span text:style-name="T565">notas</text:span><text:span text:style-name="T450">`</text:span> <text:span text:style-name="T546">text</text:span> COLLATE utf8_unicode_ci <text:span text:style-name="T476">NOT</text:span> <text:span text:style-name="T476">NULL</text:span><text:span text:style-name="T530">,</text:span></text:p>
      <text:p text:style-name="P525"><text:s text:c="2"/><text:span text:style-name="T451">PRIMARY</text:span> <text:span text:style-name="T451">KEY</text:span> <text:span text:style-name="T476">(</text:span><text:span text:style-name="T450">`</text:span><text:span text:style-name="T565">id_cliente</text:span><text:span text:style-name="T450">`</text:span><text:span text:style-name="T476">)</text:span></text:p>
      <text:p text:style-name="P519"><text:span text:style-name="T476">)</text:span> ENGINE<text:span text:style-name="T476">=</text:span><text:span text:style-name="T451">MyISAM</text:span> <text:span text:style-name="T563">DEFAULT</text:span> CHARSET<text:span text:style-name="T476">=</text:span>utf8 COLLATE<text:span text:style-name="T476">=</text:span>utf8_unicode_ci<text:span text:style-name="T530">;</text:span></text:p>
      <text:p text:style-name="P309">Es posible cambiar la mayoría de elementos de una tabla.</text:p>
      <text:p text:style-name="P154"/>
      <text:p text:style-name="P84">CREATE VIEW</text:p>
      <text:p text:style-name="P198"><text:span text:style-name="T278">Las vistas son similares a las tablas,</text:span><text:span text:style-name="T279">con un funcionamiento distinto</text:span><text:span text:style-name="T278">, las tablas <text:s/>son manipulables en sus características como datos, las vistas generalmente son el resultado de una o varias tablas que se almacenan en memoria como datos temporales. </text:span><text:span text:style-name="T280">Las vistas se crean a partir de consultas tipo SELECT.</text:span></text:p>
      <text:p text:style-name="P435"/>
      <text:p text:style-name="P450"><text:span text:style-name="T455">CREATE</text:span><text:span text:style-name="T549"> VIEW V_CLIENTES</text:span></text:p>
      <text:p text:style-name="P525"><text:s text:c="8"/><text:span text:style-name="T451">AS</text:span></text:p>
      <text:p text:style-name="P519"><text:s text:c="8"/><text:span text:style-name="T451">SELECT</text:span> <text:span text:style-name="T530">*</text:span> <text:span text:style-name="T451">FROM</text:span> CLIENTES<text:span text:style-name="T530">;</text:span></text:p>
      <text:p text:style-name="P50"><text:soft-page-break/><text:span text:style-name="T54">Se pude modificar una vista con el comando </text:span><text:span text:style-name="T90">“ALTER VIEW”</text:span><text:span text:style-name="T152">, este comando reescribe la vista, el modo de uso es el mismo usado para crear vistas.</text:span></text:p>
      <text:p text:style-name="P310"/>
      <text:p text:style-name="P134">Variables en MySQL:</text:p>
      <text:p text:style-name="P376"><text:span text:style-name="T55">Las variables en MySQL deben tener un tipo de dato, este puede ser cualquiera de los tipos de datos soportados por MySQL, debe tener el signo arroba </text:span><text:span text:style-name="T91">“@”</text:span><text:span text:style-name="T55"> seguido por un nombre válido, se definen con la palabra reservada </text:span><text:span text:style-name="T91">“SET”</text:span><text:span text:style-name="T55"> y se les asigna un valor con el signo igual </text:span><text:span text:style-name="T91">“=”</text:span><text:span text:style-name="T55">.</text:span></text:p>
      <text:p text:style-name="P311"/>
      <text:p text:style-name="P376"><text:span text:style-name="T55">Es posible definir variables dentro de una consulta tipo SELECT, para asignarle un valor a la variable se una el signo dos puntos igual </text:span><text:span text:style-name="T91">“:=”</text:span><text:span text:style-name="T55">.</text:span></text:p>
      <text:p text:style-name="P311"/>
      <text:p text:style-name="P311">Las variables de usuario son únicas por sesión es decir solo determinada sesión tiene acceso a esas variables, son usadas para pasar valores entre sentencias.</text:p>
      <text:p text:style-name="P135"/>
      <text:p text:style-name="P311"/>
      <text:p text:style-name="P135">Ejemplo:</text:p>
      <text:p text:style-name="P451"><text:span text:style-name="T464">SET</text:span><text:span text:style-name="T55"> </text:span><text:span text:style-name="T514">@numa</text:span><text:span text:style-name="T55"> </text:span><text:span text:style-name="T482">=</text:span><text:span text:style-name="T55"> </text:span><text:span text:style-name="T495">20</text:span><text:span text:style-name="T535">,</text:span><text:span text:style-name="T55"> </text:span><text:span text:style-name="T514">@numb</text:span><text:span text:style-name="T55"> </text:span><text:span text:style-name="T482">=</text:span><text:span text:style-name="T55"> </text:span><text:span text:style-name="T495">45</text:span><text:span text:style-name="T535">,</text:span><text:span text:style-name="T514">@numc</text:span><text:span text:style-name="T482">=</text:span><text:span text:style-name="T495">2</text:span><text:span text:style-name="T535">;</text:span></text:p>
      <text:p text:style-name="P525"><text:span text:style-name="T456">SELECT</text:span> <text:span text:style-name="T511">@resp</text:span><text:span text:style-name="T476">:=</text:span> <text:span text:style-name="T511">@numa</text:span><text:span text:style-name="T476">+</text:span><text:span text:style-name="T511">@numb</text:span><text:span text:style-name="T476">/</text:span><text:span text:style-name="T511">@numc</text:span><text:span text:style-name="T530">;</text:span></text:p>
      <text:p text:style-name="P523"><text:span text:style-name="T456">SELECT</text:span> <text:span text:style-name="T511">@resp</text:span><text:span text:style-name="T530">;</text:span></text:p>
      <text:p text:style-name="P381"><text:span text:style-name="T56">se puede definir más de una variable separando por coma </text:span><text:span text:style-name="T92">”,” </text:span><text:span text:style-name="T56">los nombres y sus valores, ejecutando el ejemplo anterior se obtiene una salida al ejecutar el primer </text:span><text:span text:style-name="T92">“SELECT” </text:span><text:span text:style-name="T56">y la misma salida con el segundo.</text:span></text:p>
      <text:p text:style-name="P320"/>
      <text:p text:style-name="P74">CREATE PROCEDURE/CREATE FUNCTION</text:p>
      <text:p text:style-name="P199"><text:span text:style-name="T549">Poseen sintaxis similares, la única diferencia es que la segunda permite el uso de la palabra reservada </text:span><text:span text:style-name="T215">“RETURN”</text:span><text:span text:style-name="T281">, esto debido a que las funciones deben retornar un valor, </text:span><text:span text:style-name="T289">por defecto el procedimiento almacenado pertenece a la base de datos en la que fue creada, se puede especificar a la base de datos a la que se desea que pertenezca escribiendo el nombre de la base de datos seguido por un punto y el nombre del procedimiento</text:span><text:span text:style-name="T281">.</text:span></text:p>
      <text:p text:style-name="P312"/>
      <text:p text:style-name="P452"><text:span text:style-name="T281">mibase</text:span><text:span text:style-name="T483">.</text:span><text:span text:style-name="T281">mi_procedimiento</text:span></text:p>
      <text:p text:style-name="P312"/>
      <text:p text:style-name="P199"><text:span text:style-name="T281">Estas herramientas son </text:span><text:span text:style-name="T289">conicidas</text:span><text:span text:style-name="T281"> como procedimientos almacenados en la mayoría de motores de bases de datos, </text:span><text:span text:style-name="T282">se los usa para disminuir la cantidad de datos enviada entre el servidor y el cliente, </text:span><text:span text:style-name="T290">se usa para crear </text:span><text:span text:style-name="T282">bibliotecas </text:span><text:span text:style-name="T290">centralizadas</text:span><text:span text:style-name="T282">.</text:span></text:p>
      <text:p text:style-name="P313"/>
      <text:p text:style-name="P314">Los procedimientos almacenados están en capacidad de crear tablas, leer tablas, modificar tablas, crear vistas, cálculos matemáticos y estadísticos.</text:p>
      <text:p text:style-name="P314"/>
      <text:p text:style-name="P200"><text:span text:style-name="T282">EL algoritmo asociado al procedimiento </text:span><text:span text:style-name="T284">va entre </text:span><text:span text:style-name="T282">las palabras </text:span><text:span text:style-name="T217">“</text:span><text:span text:style-name="T216">BEGING”</text:span><text:span text:style-name="T283"> y </text:span><text:span text:style-name="T216">“END”</text:span><text:span text:style-name="T283">, </text:span><text:span text:style-name="T284">es necesario especificar el símbolo que separa las sentencias que contiene el cuerpo del procedimiento, por lo general las sentencias SQL terminan en punto y coma </text:span><text:span text:style-name="T218">“;”</text:span><text:span text:style-name="T284"> cuando el </text:span><text:span text:style-name="T285">interprete</text:span><text:span text:style-name="T284"> SQL se encuentra con este signo ejecuta la linea en cuestión, al tratarse de un </text:span><text:span text:style-name="T285">procedimiento almacenado se necesita que se ejecute el bloque completo, para esto se cambia el delimitador de consultas punto y coma </text:span><text:span text:style-name="T220">“;”</text:span><text:span text:style-name="T285"> por otro, generalmente se usa dos barras inclinadas </text:span><text:span text:style-name="T219">“//”</text:span><text:span text:style-name="T285">, las sentencias dentro </text:span><text:span text:style-name="T285">del cuerpo del procedimiento se separan por punto y coma </text:span><text:span text:style-name="T219">“;”</text:span><text:span text:style-name="T285"> pero no se ejecutan hasta que se encuentra con el nuevo delimitador </text:span><text:span text:style-name="T219">“//”</text:span><text:span text:style-name="T285">, esto hace que se envíe la </text:span><text:soft-page-break/><text:span text:style-name="T285">función completa en lugar de hacerlo por sentencias, </text:span><text:span text:style-name="T286">es de buena practica restablecer el delimitador por defecto luego de usar un procedimiento almacenado.</text:span></text:p>
      <text:p text:style-name="P313"/>
      <text:p text:style-name="P315">Los procedimientos almacenados permiten en su definición declarar parámetros, estos parámetros son los valores con los que va a trabajar la función, MySQL provee de dos tipos de parámetros:</text:p>
      <text:p text:style-name="P315"/>
      <text:list xml:id="list329430348302361463" text:style-name="L10">
        <text:list-item>
          <text:p text:style-name="P548">Parámetros de entrada “IN”</text:p>
        </text:list-item>
        <text:list-item>
          <text:p text:style-name="P548">Parámetros de salida “OUT”</text:p>
        </text:list-item>
      </text:list>
      <text:p text:style-name="P315"/>
      <text:p text:style-name="P201"><text:span text:style-name="T287">Estos parámetros son variables de MySQL o datos subministrados por el usuario o aplicación , </text:span><text:span text:style-name="T288">en el caso de las funciones se debe definir la variable a la que la función debe retornar el valor.</text:span></text:p>
      <text:p text:style-name="P313"/>
      <text:p text:style-name="P199"><text:span text:style-name="T281">Para usar un procedimiento almacenado se usa la palabra reservada </text:span><text:span text:style-name="T215">“CALL” </text:span><text:span text:style-name="T281">seguido del nombre del procedimiento seguido por paréntesis en los que se envía los parámetros a la función.</text:span></text:p>
      <text:p text:style-name="P17"/>
      <text:p text:style-name="P361">Para facilitar la comprensión de los procedimientos almacenados se describe a continuación un ejemplo completo.</text:p>
      <text:p text:style-name="P362"/>
      <text:p text:style-name="P363">Ejemplo:</text:p>
      <text:p text:style-name="P363"/>
      <text:p text:style-name="P458">-- creando la base de datos</text:p>
      <text:p text:style-name="P528"><text:span text:style-name="T451">CREATE</text:span> <text:span text:style-name="T551">DATABASE</text:span> procedimientos<text:span text:style-name="T530">;</text:span></text:p>
      <text:p text:style-name="P528"><text:span text:style-name="T451">USE</text:span> procedimientos<text:span text:style-name="T530">;</text:span></text:p>
      <text:p text:style-name="P534">-- tabla de pruebas</text:p>
      <text:p text:style-name="P528"><text:span text:style-name="T451">CREATE</text:span> <text:span text:style-name="T451">TABLE</text:span> cliente<text:span text:style-name="T530">(</text:span></text:p>
      <text:p text:style-name="P528">id_cliente <text:span text:style-name="T546">mediumint</text:span> <text:span text:style-name="T476">not</text:span> <text:span text:style-name="T476">null</text:span> <text:span text:style-name="T563">AUTO_INCREMENT</text:span><text:span text:style-name="T530">,</text:span></text:p>
      <text:p text:style-name="P528">nombres <text:span text:style-name="T546">VARCHAR</text:span><text:span text:style-name="T476">(</text:span><text:span text:style-name="T494">90</text:span><text:span text:style-name="T476">)</text:span><text:span text:style-name="T530">,</text:span></text:p>
      <text:p text:style-name="P528">telefono <text:span text:style-name="T546">VARCHAR</text:span><text:span text:style-name="T476">(</text:span><text:span text:style-name="T494">15</text:span><text:span text:style-name="T476">)</text:span><text:span text:style-name="T530">,</text:span></text:p>
      <text:p text:style-name="P528"><text:span text:style-name="T451">PRIMARY</text:span> <text:span text:style-name="T451">KEY</text:span><text:span text:style-name="T476">(</text:span>id_cliente<text:span text:style-name="T476">)</text:span></text:p>
      <text:p text:style-name="P528"><text:span text:style-name="T530">)</text:span>engine<text:span text:style-name="T476">=</text:span><text:span text:style-name="T563">innodb</text:span><text:span text:style-name="T530">;</text:span></text:p>
      <text:p text:style-name="P531"/>
      <text:p text:style-name="P534">-- crea un cliente</text:p>
      <text:p text:style-name="P528">DELIMITE<text:span text:style-name="T550">R //</text:span></text:p>
      <text:p text:style-name="P528"><text:span text:style-name="T451">CREATE</text:span> <text:span text:style-name="T451">PROCEDURE</text:span> ing_cliente<text:span text:style-name="T530">(</text:span><text:span text:style-name="T451">IN</text:span> nombres <text:span text:style-name="T546">VARCHAR</text:span><text:span text:style-name="T476">(</text:span><text:span text:style-name="T494">90</text:span><text:span text:style-name="T476">)</text:span><text:span text:style-name="T530">,</text:span><text:span text:style-name="T451">IN</text:span> telefono <text:span text:style-name="T546">VARCHAR</text:span><text:span text:style-name="T476">(</text:span><text:span text:style-name="T494">15</text:span><text:span text:style-name="T476">)</text:span><text:span text:style-name="T530">)</text:span></text:p>
      <text:p text:style-name="P528"><text:s text:c="8"/><text:span text:style-name="T451">BEGIN</text:span></text:p>
      <text:p text:style-name="P528"><text:s text:c="16"/><text:span text:style-name="T451">INSERT</text:span> <text:span text:style-name="T451">INTO</text:span> cliente <text:span text:style-name="T451">VALUES</text:span> <text:span text:style-name="T530">(</text:span>nombres<text:span text:style-name="T530">,</text:span>telefono<text:span text:style-name="T530">);</text:span></text:p>
      <text:p text:style-name="P528"><text:s text:c="8"/><text:span text:style-name="T451">EN</text:span><text:span text:style-name="T457">D //</text:span></text:p>
      <text:p text:style-name="P528"><text:s text:c="8"/>DELIMITER <text:span text:style-name="T530">;</text:span></text:p>
      <text:p text:style-name="P531"/>
      <text:p text:style-name="P534">-- actualiza un cliente</text:p>
      <text:p text:style-name="P529">DELIMITER <text:span text:style-name="T550">//</text:span></text:p>
      <text:p text:style-name="P528"><text:span text:style-name="T451">CREATE</text:span> <text:span text:style-name="T451">PROCEDURE</text:span> upd_cliente<text:span text:style-name="T530">(</text:span><text:span text:style-name="T451">IN</text:span> nombres <text:span text:style-name="T546">VARCHAR</text:span><text:span text:style-name="T476">(</text:span><text:span text:style-name="T494">90</text:span><text:span text:style-name="T476">)</text:span><text:span text:style-name="T530">,</text:span><text:span text:style-name="T451">IN</text:span> telefono <text:span text:style-name="T546">VARCHAR</text:span><text:span text:style-name="T476">(</text:span><text:span text:style-name="T494">15</text:span><text:span text:style-name="T476">)</text:span><text:span text:style-name="T530">,</text:span><text:span text:style-name="T451">IN</text:span> id_cliente <text:span text:style-name="T546">mediumint</text:span><text:span text:style-name="T530">)</text:span></text:p>
      <text:p text:style-name="P528"><text:s text:c="8"/><text:span text:style-name="T451">BEGIN</text:span></text:p>
      <text:p text:style-name="P528"><text:s text:c="16"/><text:span text:style-name="T451">UPDATE</text:span> cliente </text:p>
      <text:p text:style-name="P528"><text:s text:c="24"/><text:span text:style-name="T451">SET</text:span> cliente<text:span text:style-name="T476">.</text:span>nombres <text:span text:style-name="T476">=</text:span> nombres<text:span text:style-name="T530">,</text:span></text:p>
      <text:p text:style-name="P528"><text:s text:c="32"/>cliente<text:span text:style-name="T476">.</text:span>telefono <text:span text:style-name="T476">=</text:span> telefono</text:p>
      <text:p text:style-name="P528"><text:soft-page-break/><text:s text:c="24"/><text:span text:style-name="T451">WHERE</text:span></text:p>
      <text:p text:style-name="P528"><text:s text:c="32"/>cliente<text:span text:style-name="T476">.</text:span>id_cliente <text:span text:style-name="T476">=</text:span> id_cliente<text:span text:style-name="T530">;</text:span></text:p>
      <text:p text:style-name="P529"><text:s text:c="8"/><text:span text:style-name="T451">EN</text:span><text:span text:style-name="T457">D </text:span><text:span text:style-name="T239">//</text:span></text:p>
      <text:p text:style-name="P528"><text:s text:c="8"/>DELIMITER <text:span text:style-name="T530">;</text:span></text:p>
      <text:p text:style-name="P531"/>
      <text:p text:style-name="P534">-- elimina un cliente</text:p>
      <text:p text:style-name="P529">DELIMITE<text:span text:style-name="T550">R //</text:span></text:p>
      <text:p text:style-name="P528"><text:span text:style-name="T451">CREATE</text:span> <text:span text:style-name="T451">PROCEDURE</text:span> del_cliente<text:span text:style-name="T530">(</text:span><text:span text:style-name="T451">IN</text:span> id_cliente <text:span text:style-name="T546">mediumint</text:span><text:span text:style-name="T530">)</text:span></text:p>
      <text:p text:style-name="P528"><text:s text:c="8"/><text:span text:style-name="T451">BEGIN</text:span></text:p>
      <text:p text:style-name="P528"><text:s text:c="16"/><text:span text:style-name="T451">DELETE</text:span> <text:span text:style-name="T451">FROM</text:span> cliente <text:span text:style-name="T451">WHERE</text:span> cliente<text:span text:style-name="T476">.</text:span>id_cliente <text:span text:style-name="T476">=</text:span> id_cliente<text:span text:style-name="T530">;</text:span></text:p>
      <text:p text:style-name="P529"><text:s text:c="8"/><text:span text:style-name="T451">EN</text:span><text:span text:style-name="T457">D </text:span><text:span text:style-name="T239">//</text:span></text:p>
      <text:p text:style-name="P528"><text:s text:c="8"/>DELIMITER <text:span text:style-name="T530">;</text:span></text:p>
      <text:p text:style-name="P531"/>
      <text:p text:style-name="P534">-- uso de funciones</text:p>
      <text:p text:style-name="P531"/>
      <text:p text:style-name="P528">CALL ing_cliente<text:span text:style-name="T476">(</text:span><text:span text:style-name="T516">'Eduardo Villota'</text:span><text:span text:style-name="T530">,</text:span><text:span text:style-name="T516">'0992926569'</text:span><text:span text:style-name="T476">)</text:span><text:span text:style-name="T530">;</text:span></text:p>
      <text:p text:style-name="P528">CALL upd_cliente<text:span text:style-name="T476">(</text:span><text:span text:style-name="T516">'Juan Buenaño'</text:span><text:span text:style-name="T530">,</text:span><text:span text:style-name="T516">'0239272543'</text:span><text:span text:style-name="T530">,</text:span><text:span text:style-name="T494">21</text:span><text:span text:style-name="T476">)</text:span><text:span text:style-name="T530">;</text:span></text:p>
      <text:p text:style-name="P521">CALL del_cliente<text:span text:style-name="T476">(</text:span><text:span text:style-name="T494">1</text:span><text:span text:style-name="T476">)</text:span><text:span text:style-name="T530">;</text:span></text:p>
      <text:p text:style-name="P74">Sentencias DROP</text:p>
      <text:p text:style-name="P163">Estas sentencias son utilizadas para destruir estructuras, son capaces de eliminar bases de datos índices y tablas.</text:p>
      <text:p text:style-name="P17"/>
      <text:p text:style-name="P455"><text:span text:style-name="comment0_5f_mysql"><text:span text:style-name="T567">-- se elimina la primary key </text:span></text:span></text:p>
      <text:p text:style-name="P525"><text:span text:style-name="T451">DROP</text:span> <text:span text:style-name="T451">INDEX</text:span> id_cliente <text:span text:style-name="T451">ON</text:span> cliente<text:span text:style-name="T530">;</text:span></text:p>
      <text:p text:style-name="P524"/>
      <text:p text:style-name="P532">-- se elimina la tabla cliente</text:p>
      <text:p text:style-name="P525"><text:span text:style-name="T451">DROP</text:span> <text:span text:style-name="T451">TABLE</text:span> cliente<text:span text:style-name="T530">;</text:span></text:p>
      <text:p text:style-name="P524"/>
      <text:p text:style-name="P532">-- Se elimina la base de datos Pruebas</text:p>
      <text:p text:style-name="P519"><text:span text:style-name="T451">DROP</text:span> <text:span text:style-name="T551">DATABASE</text:span> Pruebas<text:span text:style-name="T530">;</text:span></text:p>
      <text:p text:style-name="P17"><text:span text:style-name="T2">Si se la usa para eliminar una base de datos, se eliminan todas las tablas con sus datos, si se elimina una tabla se elimina índices columnas y datos, </text:span><text:span text:style-name="T57">los efectos de la sentencia son irreversibles.</text:span></text:p>
      <text:p text:style-name="P163"/>
      <text:p text:style-name="P74">Comandos DML (Lenguaje de Manipulación <text:s/>de datos)</text:p>
      <text:p text:style-name="P163">Est<text:span text:style-name="T569">á compuesto por un grupo de sentencias usadas</text:span> para manipular los datos, las sentencias que pertenecen a este grupo están en capacidad de trabajar con los datos de forma directa, pueden escribir, editar, leer y actualizar los datos de una tabla.</text:p>
      <text:p text:style-name="P163"/>
      <text:p text:style-name="P247"/>
      <text:p text:style-name="P247"/>
      <text:p text:style-name="P247"/>
      <text:p text:style-name="P247"/>
      <text:p text:style-name="P204"><text:span text:style-name="T571">Para explicar mejor los ejemplos de las sentencias DDL </text:span><text:span text:style-name="T572">considere</text:span><text:span text:style-name="T571"> el siguiente modelo:</text:span></text:p>
      <text:p text:style-name="P247"/>
      <text:p text:style-name="P459"><text:soft-page-break/>-- Base De datos</text:p>
      <text:p text:style-name="P528"><text:span text:style-name="T451">CREATE</text:span> <text:span text:style-name="T551">DATABASE</text:span> tienda<text:span text:style-name="T530">;</text:span></text:p>
      <text:p text:style-name="P531"/>
      <text:p text:style-name="P534">-- seleccionamos la base</text:p>
      <text:p text:style-name="P528"><text:span text:style-name="T451">USE</text:span> tienda<text:span text:style-name="T530">;</text:span></text:p>
      <text:p text:style-name="P531"/>
      <text:p text:style-name="P534">-- tabla de cliente</text:p>
      <text:p text:style-name="P528"><text:span text:style-name="T451">CREATE</text:span> <text:span text:style-name="T451">TABLE</text:span> cliente<text:span text:style-name="T530">(</text:span></text:p>
      <text:p text:style-name="P528">id_cliente <text:span text:style-name="T546">INT</text:span> <text:span text:style-name="T476">NOT</text:span> <text:span text:style-name="T476">NULL</text:span> <text:span text:style-name="T563">auto_increment</text:span> <text:span text:style-name="T451">PRIMARY</text:span> <text:span text:style-name="T451">KEY</text:span> <text:span text:style-name="T530">,</text:span></text:p>
      <text:p text:style-name="P528">nombre <text:span text:style-name="T546">VARCHAR</text:span><text:span text:style-name="T476">(</text:span><text:span text:style-name="T494">30</text:span><text:span text:style-name="T476">)</text:span><text:span text:style-name="T530">,</text:span></text:p>
      <text:p text:style-name="P528">telefono <text:span text:style-name="T546">VARCHAR</text:span><text:span text:style-name="T476">(</text:span><text:span text:style-name="T494">15</text:span><text:span text:style-name="T476">)</text:span></text:p>
      <text:p text:style-name="P528"><text:span text:style-name="T530">)</text:span>engine<text:span text:style-name="T476">=</text:span><text:span text:style-name="T563">innodb</text:span><text:span text:style-name="T530">;</text:span></text:p>
      <text:p text:style-name="P531"/>
      <text:p text:style-name="P534">-- tabla de productos</text:p>
      <text:p text:style-name="P528"><text:span text:style-name="T451">CREATE</text:span> <text:span text:style-name="T451">TABLE</text:span> producto<text:span text:style-name="T530">(</text:span></text:p>
      <text:p text:style-name="P528">id_producto <text:span text:style-name="T546">INT</text:span> <text:span text:style-name="T476">NOT</text:span> <text:span text:style-name="T476">NULL</text:span> <text:span text:style-name="T563">auto_increment</text:span> <text:span text:style-name="T451">PRIMARY</text:span> <text:span text:style-name="T451">KEY</text:span> <text:span text:style-name="T530">,</text:span></text:p>
      <text:p text:style-name="P528">nombre <text:span text:style-name="T546">VARCHAR</text:span><text:span text:style-name="T476">(</text:span><text:span text:style-name="T494">90</text:span><text:span text:style-name="T476">)</text:span><text:span text:style-name="T530">,</text:span></text:p>
      <text:p text:style-name="P528">precio <text:span text:style-name="T546">decimal</text:span><text:span text:style-name="T476">(</text:span><text:span text:style-name="T494">4</text:span><text:span text:style-name="T530">,</text:span><text:span text:style-name="T494">2</text:span><text:span text:style-name="T476">)</text:span></text:p>
      <text:p text:style-name="P528"><text:span text:style-name="T530">)</text:span>engine<text:span text:style-name="T476">=</text:span><text:span text:style-name="T563">innodb</text:span><text:span text:style-name="T530">;</text:span></text:p>
      <text:p text:style-name="P531"/>
      <text:p text:style-name="P531"/>
      <text:p text:style-name="P534">-- tabla de ventas </text:p>
      <text:p text:style-name="P528"><text:span text:style-name="T451">CREATE</text:span> <text:span text:style-name="T451">TABLE</text:span> venta<text:span text:style-name="T530">(</text:span></text:p>
      <text:p text:style-name="P528">id_venta <text:span text:style-name="T546">INT</text:span> <text:span text:style-name="T476">NOT</text:span> <text:span text:style-name="T476">NULL</text:span> <text:span text:style-name="T563">auto_increment</text:span> <text:span text:style-name="T451">PRIMARY</text:span> <text:span text:style-name="T451">KEY</text:span> <text:span text:style-name="T530">,</text:span></text:p>
      <text:p text:style-name="P528">id_cliente <text:span text:style-name="T546">INT</text:span> <text:span text:style-name="T476">NOT</text:span> <text:span text:style-name="T476">NULL</text:span><text:span text:style-name="T530">,</text:span></text:p>
      <text:p text:style-name="P528">id_producto <text:span text:style-name="T546">INT</text:span> <text:span text:style-name="T476">NOT</text:span> <text:span text:style-name="T476">NULL</text:span><text:span text:style-name="T530">,</text:span></text:p>
      <text:p text:style-name="P528">cantidad <text:span text:style-name="T546">decimal</text:span><text:span text:style-name="T476">(</text:span><text:span text:style-name="T494">4</text:span><text:span text:style-name="T530">,</text:span><text:span text:style-name="T494">2</text:span><text:span text:style-name="T476">)</text:span><text:span text:style-name="T530">,</text:span></text:p>
      <text:p text:style-name="P528"><text:span text:style-name="T451">FOREIGN</text:span> <text:span text:style-name="T451">KEY</text:span> <text:span text:style-name="T476">(</text:span>id_cliente<text:span text:style-name="T476">)</text:span></text:p>
      <text:p text:style-name="P528"><text:span text:style-name="T451">REFERENCES</text:span> cliente<text:span text:style-name="T476">(</text:span>id_cliente<text:span text:style-name="T476">)</text:span><text:span text:style-name="T530">,</text:span></text:p>
      <text:p text:style-name="P528"><text:span text:style-name="T451">FOREIGN</text:span> <text:span text:style-name="T451">KEY</text:span> <text:span text:style-name="T476">(</text:span>id_producto<text:span text:style-name="T476">)</text:span></text:p>
      <text:p text:style-name="P528"><text:span text:style-name="T451">REFERENCES</text:span> producto<text:span text:style-name="T476">(</text:span>id_producto<text:span text:style-name="T476">)</text:span></text:p>
      <text:p text:style-name="P528"><text:span text:style-name="T530">)</text:span>engine<text:span text:style-name="T476">=</text:span><text:span text:style-name="T563">innodb</text:span><text:span text:style-name="T530">;</text:span></text:p>
      <text:p text:style-name="P531"/>
      <text:p text:style-name="P534">-- datos clientes</text:p>
      <text:p text:style-name="P528"><text:span text:style-name="T451">INSERT</text:span> <text:span text:style-name="T451">INTO</text:span> <text:span text:style-name="T450">`</text:span><text:span text:style-name="T565">tienda</text:span><text:span text:style-name="T450">`</text:span><text:span text:style-name="T476">.</text:span><text:span text:style-name="T450">`</text:span><text:span text:style-name="T565">cliente</text:span><text:span text:style-name="T450">`</text:span> <text:span text:style-name="T476">(</text:span><text:span text:style-name="T450">`</text:span><text:span text:style-name="T565">nombre</text:span><text:span text:style-name="T450">`</text:span><text:span text:style-name="T530">,</text:span> <text:span text:style-name="T450">`</text:span><text:span text:style-name="T565">telefono</text:span><text:span text:style-name="T450">`</text:span><text:span text:style-name="T476">)</text:span> </text:p>
      <text:p text:style-name="P528"><text:span text:style-name="T451">VALUES</text:span> </text:p>
      <text:p text:style-name="P528"><text:span text:style-name="T476">(</text:span><text:span text:style-name="T516">'Xavier'</text:span><text:span text:style-name="T530">,</text:span> <text:span text:style-name="T516">'0964231989'</text:span><text:span text:style-name="T476">)</text:span><text:span text:style-name="T530">,</text:span></text:p>
      <text:p text:style-name="P528"><text:span text:style-name="T476">(</text:span><text:span text:style-name="T516">'Elian'</text:span><text:span text:style-name="T530">,</text:span> <text:span text:style-name="T516">'0986724338'</text:span><text:span text:style-name="T476">)</text:span><text:span text:style-name="T530">,</text:span></text:p>
      <text:p text:style-name="P528"><text:span text:style-name="T476">(</text:span><text:span text:style-name="T516">'Estafania'</text:span><text:span text:style-name="T530">,</text:span> <text:span text:style-name="T516">'0927253722'</text:span><text:span text:style-name="T476">)</text:span><text:span text:style-name="T530">,</text:span></text:p>
      <text:p text:style-name="P528"><text:span text:style-name="T476">(</text:span><text:span text:style-name="T516">'Laura'</text:span><text:span text:style-name="T530">,</text:span> <text:span text:style-name="T516">'0926343809'</text:span><text:span text:style-name="T476">)</text:span><text:span text:style-name="T530">;</text:span></text:p>
      <text:p text:style-name="P531"/>
      <text:p text:style-name="P534">-- productos</text:p>
      <text:p text:style-name="P528"><text:span text:style-name="T451">INSERT</text:span> <text:span text:style-name="T451">INTO</text:span> <text:span text:style-name="T450">`</text:span><text:span text:style-name="T565">tienda</text:span><text:span text:style-name="T450">`</text:span><text:span text:style-name="T476">.</text:span><text:span text:style-name="T450">`</text:span><text:span text:style-name="T565">producto</text:span><text:span text:style-name="T450">`</text:span> <text:span text:style-name="T476">(</text:span><text:span text:style-name="T450">`</text:span><text:span text:style-name="T565">nombre</text:span><text:span text:style-name="T450">`</text:span><text:span text:style-name="T530">,</text:span> <text:span text:style-name="T450">`</text:span><text:span text:style-name="T565">precio</text:span><text:span text:style-name="T450">`</text:span><text:span text:style-name="T476">)</text:span> </text:p>
      <text:p text:style-name="P528"><text:span text:style-name="T451">VALUES</text:span> </text:p>
      <text:p text:style-name="P528"><text:span text:style-name="T476">(</text:span><text:span text:style-name="T516">'Arroz'</text:span><text:span text:style-name="T530">,</text:span> <text:span text:style-name="T573">0.5</text:span><text:span text:style-name="T476">)</text:span><text:span text:style-name="T530">,</text:span></text:p>
      <text:p text:style-name="P528"><text:span text:style-name="T476">(</text:span><text:span text:style-name="T516">'Azucar'</text:span><text:span text:style-name="T530">,</text:span> <text:span text:style-name="T573">0.6</text:span><text:span text:style-name="T476">)</text:span><text:span text:style-name="T530">,</text:span></text:p>
      <text:p text:style-name="P528"><text:span text:style-name="T476">(</text:span><text:span text:style-name="T516">'Aceite'</text:span><text:span text:style-name="T530">,</text:span> <text:span text:style-name="T573">2.25</text:span><text:span text:style-name="T476">)</text:span><text:span text:style-name="T530">,</text:span></text:p>
      <text:p text:style-name="P528"><text:span text:style-name="T476">(</text:span><text:span text:style-name="T516">'Papa'</text:span><text:span text:style-name="T530">,</text:span> <text:span text:style-name="T573">0.32</text:span><text:span text:style-name="T476">)</text:span><text:span text:style-name="T530">,</text:span></text:p>
      <text:p text:style-name="P528"><text:span text:style-name="T476">(</text:span><text:span text:style-name="T516">'Fideos'</text:span><text:span text:style-name="T530">,</text:span> <text:span text:style-name="T573">0.45</text:span><text:span text:style-name="T476">)</text:span><text:span text:style-name="T530">;</text:span></text:p>
      <text:p text:style-name="P531"/>
      <text:p text:style-name="P534"><text:soft-page-break/>-- ventas</text:p>
      <text:p text:style-name="P528"><text:span text:style-name="T451">INSERT</text:span> <text:span text:style-name="T451">INTO</text:span> <text:span text:style-name="T450">`</text:span><text:span text:style-name="T565">tienda</text:span><text:span text:style-name="T450">`</text:span><text:span text:style-name="T476">.</text:span><text:span text:style-name="T450">`</text:span><text:span text:style-name="T565">venta</text:span><text:span text:style-name="T450">`</text:span> <text:span text:style-name="T476">(</text:span><text:span text:style-name="T450">`</text:span><text:span text:style-name="T565">id_cliente</text:span><text:span text:style-name="T450">`</text:span><text:span text:style-name="T530">,</text:span> <text:span text:style-name="T450">`</text:span><text:span text:style-name="T565">id_producto</text:span><text:span text:style-name="T450">`</text:span><text:span text:style-name="T530">,</text:span> <text:span text:style-name="T450">`</text:span><text:span text:style-name="T565">cantidad</text:span><text:span text:style-name="T450">`</text:span><text:span text:style-name="T476">)</text:span> </text:p>
      <text:p text:style-name="P528"><text:span text:style-name="T451">VALUES</text:span> </text:p>
      <text:p text:style-name="P528"><text:span text:style-name="T476">(</text:span><text:span text:style-name="T494">1</text:span><text:span text:style-name="T530">,</text:span> <text:span text:style-name="T494">1</text:span><text:span text:style-name="T530">,</text:span> <text:span text:style-name="T494">3</text:span><text:span text:style-name="T476">)</text:span><text:span text:style-name="T530">,</text:span></text:p>
      <text:p text:style-name="P528"><text:span text:style-name="T476">(</text:span><text:span text:style-name="T494">1</text:span><text:span text:style-name="T530">,</text:span> <text:span text:style-name="T494">3</text:span><text:span text:style-name="T530">,</text:span> <text:span text:style-name="T573">4.5</text:span><text:span text:style-name="T476">)</text:span><text:span text:style-name="T530">,</text:span></text:p>
      <text:p text:style-name="P528"><text:span text:style-name="T476">(</text:span><text:span text:style-name="T494">2</text:span><text:span text:style-name="T530">,</text:span> <text:span text:style-name="T494">5</text:span><text:span text:style-name="T530">,</text:span> <text:span text:style-name="T494">1</text:span><text:span text:style-name="T476">)</text:span><text:span text:style-name="T530">,</text:span></text:p>
      <text:p text:style-name="P528"><text:span text:style-name="T476">(</text:span><text:span text:style-name="T494">2</text:span><text:span text:style-name="T530">,</text:span> <text:span text:style-name="T494">2</text:span><text:span text:style-name="T530">,</text:span> <text:span text:style-name="T494">4</text:span><text:span text:style-name="T476">)</text:span><text:span text:style-name="T530">,</text:span></text:p>
      <text:p text:style-name="P528"><text:span text:style-name="T476">(</text:span><text:span text:style-name="T494">1</text:span><text:span text:style-name="T530">,</text:span> <text:span text:style-name="T494">5</text:span><text:span text:style-name="T530">,</text:span> <text:span text:style-name="T494">4</text:span><text:span text:style-name="T476">)</text:span><text:span text:style-name="T530">,</text:span></text:p>
      <text:p text:style-name="P528"><text:span text:style-name="T476">(</text:span><text:span text:style-name="T494">3</text:span><text:span text:style-name="T530">,</text:span> <text:span text:style-name="T494">1</text:span><text:span text:style-name="T530">,</text:span> <text:span text:style-name="T494">2</text:span><text:span text:style-name="T476">)</text:span><text:span text:style-name="T530">,</text:span></text:p>
      <text:p text:style-name="P528"><text:span text:style-name="T476">(</text:span><text:span text:style-name="T494">4</text:span><text:span text:style-name="T530">,</text:span> <text:span text:style-name="T494">3</text:span><text:span text:style-name="T530">,</text:span> <text:span text:style-name="T494">10</text:span><text:span text:style-name="T476">)</text:span><text:span text:style-name="T530">,</text:span></text:p>
      <text:p text:style-name="P528"><text:span text:style-name="T476">(</text:span><text:span text:style-name="T494">1</text:span><text:span text:style-name="T530">,</text:span> <text:span text:style-name="T494">4</text:span><text:span text:style-name="T530">,</text:span> <text:span text:style-name="T494">3</text:span><text:span text:style-name="T476">)</text:span><text:span text:style-name="T530">,</text:span></text:p>
      <text:p text:style-name="P521"><text:span text:style-name="T476">(</text:span><text:span text:style-name="T494">4</text:span><text:span text:style-name="T530">,</text:span> <text:span text:style-name="T494">4</text:span><text:span text:style-name="T530">,</text:span> <text:span text:style-name="T494">2</text:span><text:span text:style-name="T476">)</text:span><text:span text:style-name="T530">;</text:span></text:p>
      <text:p text:style-name="P436">En este modelo se muestra una base de datos de una tienda, en la que se registran sus clientes, los productos sus ventas.</text:p>
      <text:p text:style-name="P17"/>
      <text:p text:style-name="P74">Sentencias SELECT</text:p>
      <text:p text:style-name="P163">Esta sentencia es usada para <text:span text:style-name="T570">recuperar</text:span> datos de una o más tablas, es la única que permite <text:span text:style-name="T570">mostrar</text:span> datos, posee elementos que la hacen muy potente, está en capacidad de elaborar consultas muy complejas aplicando lógica de <text:span text:style-name="T570">álgebra</text:span> relacional.</text:p>
      <text:p text:style-name="P248"/>
      <text:p text:style-name="P203"><text:span text:style-name="T570">Se denominan consultas al lenguaje SQL por la existencia de esta sentencia, </text:span><text:span text:style-name="T221">“SELECT” </text:span><text:span text:style-name="T291">es un comando muy complejo debido a su gran capacidad, trabaja con otros comandos y funciones, tiene la capacidad de generar archivos a partir de los resultados, permite ordenar, agrupar, cruzar o combinar registros recuperados de una o varias tablas, sintaxis básica de la sentencia </text:span><text:span text:style-name="T221">“SELECT”</text:span><text:span text:style-name="T291">.</text:span></text:p>
      <text:p text:style-name="P412"/>
      <text:p text:style-name="P456">SELECT</text:p>
      <text:p text:style-name="P528"><text:s text:c="4"/>[<text:span text:style-name="T451">ALL</text:span> <text:span text:style-name="T476">|</text:span> <text:span text:style-name="T451">DISTINCT</text:span> <text:span text:style-name="T476">|</text:span> <text:span text:style-name="T451">DISTINCTROW</text:span> ]</text:p>
      <text:p text:style-name="P528"><text:s text:c="6"/>[<text:span text:style-name="T451">HIGH_PRIORITY</text:span>]</text:p>
      <text:p text:style-name="P528"><text:s text:c="6"/>[<text:span text:style-name="T451">STRAIGHT_JOIN</text:span>]</text:p>
      <text:p text:style-name="P528"><text:s text:c="6"/>[<text:span text:style-name="T451">SQL_SMALL_RESULT</text:span>] [<text:span text:style-name="T451">SQL_BIG_RESULT</text:span>] [<text:span text:style-name="T451">SQL_BUFFER_RESULT</text:span>]</text:p>
      <text:p text:style-name="P528"><text:s text:c="6"/>[SQL_CACHE <text:span text:style-name="T476">|</text:span> SQL_NO_CACHE] [SQL_CALC_FOUND_ROWS]</text:p>
      <text:p text:style-name="P528"><text:s text:c="4"/>columna [<text:span text:style-name="T530">,</text:span> columna <text:span text:style-name="T476">...</text:span>]</text:p>
      <text:p text:style-name="P528"><text:s text:c="4"/>[<text:span text:style-name="T451">FROM</text:span> tabla_referenciada</text:p>
      <text:p text:style-name="P528"><text:s text:c="4"/>[<text:span text:style-name="T451">WHERE</text:span> condicion_where]</text:p>
      <text:p text:style-name="P528"><text:s text:c="4"/>[<text:span text:style-name="T451">GROUP</text:span> <text:span text:style-name="T451">BY</text:span> {nombre_col <text:span text:style-name="T476">|</text:span> expr <text:span text:style-name="T476">|</text:span> posicion}</text:p>
      <text:p text:style-name="P528"><text:s text:c="6"/>[<text:span text:style-name="T451">ASC</text:span> <text:span text:style-name="T476">|</text:span> <text:span text:style-name="T451">DESC</text:span>]<text:span text:style-name="T530">,</text:span> <text:span text:style-name="T476">...</text:span> [<text:span text:style-name="T451">WITH</text:span> ROLLUP]]</text:p>
      <text:p text:style-name="P528"><text:s text:c="4"/>[<text:span text:style-name="T451">HAVING</text:span> where_condition]</text:p>
      <text:p text:style-name="P528"><text:s text:c="4"/>[<text:span text:style-name="T451">ORDER</text:span> <text:span text:style-name="T451">BY</text:span> {nombre_col <text:span text:style-name="T476">|</text:span> expr <text:span text:style-name="T476">|</text:span> posicion}</text:p>
      <text:p text:style-name="P528"><text:s text:c="6"/>[<text:span text:style-name="T451">ASC</text:span> <text:span text:style-name="T476">|</text:span> <text:span text:style-name="T451">DESC</text:span>]<text:span text:style-name="T530">,</text:span> <text:span text:style-name="T476">...</text:span>]</text:p>
      <text:p text:style-name="P528"><text:s text:c="4"/>[<text:span text:style-name="T451">LIMIT</text:span> {[offset<text:span text:style-name="T530">,</text:span>] row_count <text:span text:style-name="T476">|</text:span> row_count OFFSET offset}]</text:p>
      <text:p text:style-name="P528"><text:s text:c="4"/>[<text:span text:style-name="T451">PROCEDURE</text:span> nombre_procedimiento<text:span text:style-name="T476">(</text:span>lista_argumentos<text:span text:style-name="T476">)</text:span>]</text:p>
      <text:p text:style-name="P528"><text:s text:c="4"/>[<text:span text:style-name="T451">INTO</text:span> <text:span text:style-name="T451">OUTFILE</text:span> <text:span text:style-name="T516">'nombre_archivo'</text:span></text:p>
      <text:p text:style-name="P528"><text:s text:c="8"/>[<text:span text:style-name="T546">CHARACTER</text:span> <text:span text:style-name="T451">SET</text:span> nombre_charset]</text:p>
      <text:p text:style-name="P528"><text:s text:c="8"/>export_options</text:p>
      <text:p text:style-name="P528"><text:s text:c="6"/><text:span text:style-name="T476">|</text:span> <text:span text:style-name="T451">INTO</text:span> <text:span text:style-name="T451">DUMPFILE</text:span> <text:span text:style-name="T516">'nombre_archivo'</text:span></text:p>
      <text:p text:style-name="P528"><text:s text:c="6"/><text:span text:style-name="T476">|</text:span> <text:span text:style-name="T451">INTO</text:span> nombre_variable [<text:span text:style-name="T530">,</text:span> nombre_variable]]</text:p>
      <text:p text:style-name="P521"><text:s text:c="4"/>[<text:span text:style-name="T451">FOR</text:span> <text:span text:style-name="T451">UPDATE</text:span> <text:span text:style-name="T476">|</text:span> <text:span text:style-name="T451">LOCK</text:span> <text:span text:style-name="T451">IN</text:span> <text:span text:style-name="T451">SHARE</text:span> <text:span text:style-name="T451">MODE</text:span>]]</text:p>
      <text:p text:style-name="P248"><text:soft-page-break/>Esta sentencia tienen la capacidad de ejecutar otras sentencias del mismo tipo, esto es conocido como subconsultas, es cuando los resultados de una consulta sirven a otra de orden superior, se pueden ejecutar procedimientos almacenados dentro de la consulta SELECT.</text:p>
      <text:p text:style-name="P248"/>
      <text:p text:style-name="P136">Ejemplo:</text:p>
      <text:p text:style-name="P136"/>
      <text:p text:style-name="P443"><text:span text:style-name="T458">SELECT</text:span><text:span text:style-name="T536"> </text:span></text:p>
      <text:p text:style-name="P528">venta<text:span text:style-name="T476">.</text:span>id_venta<text:span text:style-name="T530">,</text:span>cliente<text:span text:style-name="T476">.</text:span>nombre<text:span text:style-name="T530">,</text:span>producto<text:span text:style-name="T476">.</text:span>nombre<text:span text:style-name="T530">,</text:span></text:p>
      <text:p text:style-name="P528">venta<text:span text:style-name="T476">.</text:span>cantidad<text:span text:style-name="T530">,</text:span><text:span text:style-name="T476">(</text:span>venta<text:span text:style-name="T476">.</text:span>cantidad<text:span text:style-name="T476">*</text:span>producto<text:span text:style-name="T476">.</text:span>precio<text:span text:style-name="T476">)</text:span> <text:span text:style-name="T451">as</text:span> total</text:p>
      <text:p text:style-name="P536">FROM</text:p>
      <text:p text:style-name="P528">cliente<text:span text:style-name="T530">,</text:span>producto<text:span text:style-name="T530">,</text:span>venta</text:p>
      <text:p text:style-name="P536">WHERE</text:p>
      <text:p text:style-name="P528">venta<text:span text:style-name="T476">.</text:span>id_cliente <text:span text:style-name="T476">=</text:span> cliente<text:span text:style-name="T476">.</text:span>id_cliente</text:p>
      <text:p text:style-name="P537">AND</text:p>
      <text:p text:style-name="P528">venta<text:span text:style-name="T476">.</text:span>id_producto <text:span text:style-name="T476">=</text:span> producto<text:span text:style-name="T476">.</text:span>id_producto<text:span text:style-name="T530">;</text:span></text:p>
      <text:p text:style-name="P521"><text:span text:style-name="T451">ORDER</text:span> <text:span text:style-name="T451">BY</text:span> venta<text:span text:style-name="T476">.</text:span>id_venta<text:span text:style-name="T530">;</text:span></text:p>
      <text:p text:style-name="P463"/>
      <text:p text:style-name="P119"><text:span text:style-name="T292">Este es un ejemplo común de sentencias </text:span><text:span text:style-name="T574">“SELECT”</text:span><text:span text:style-name="T292">, en el modelo citado al inicio de este documento tenemos tres entidades, cliente, producto y venta esta consulta muestra las ventas realizadas mostrando el nombre del cliente y el monto total de la venta, el resultado de la consulta es el siguiente, tomando como referencia los datos citados al inicio:</text:span></text:p>
      <text:p text:style-name="P316"/>
      <text:p text:style-name="P119"><draw:frame draw:style-name="fr7" draw:name="gráficos12" text:anchor-type="paragraph" svg:width="12.171cm" svg:height="6.932cm" draw:z-index="11"><draw:image xlink:href="Pictures/10000000000001CC000001065B1B217F.png" xlink:type="simple" xlink:show="embed" xlink:actuate="onLoad"/></draw:frame></text:p>
      <text:p text:style-name="P137"/>
      <text:p text:style-name="P85">Sentencias JOIN</text:p>
      <text:p text:style-name="P377"><text:span text:style-name="T58">Esta sentencia ayuda a combinar los registros de dos tablas, </text:span><text:span text:style-name="T59">se usa junto a la sentencia </text:span><text:span text:style-name="T93">“SELECT” </text:span><text:span text:style-name="T59">para mostrar los resultados, el producto de combinar registros de dos tablas se llama álgebra relacional, en el ejemplo de </text:span><text:span text:style-name="T93">“SELECT”</text:span><text:span text:style-name="T59"> se mostraba los registros de las ventas con los clientes y un total de la venta, con </text:span><text:span text:style-name="T93">“JOIN” </text:span><text:span text:style-name="T59">se puede obtener el mismo resultado pero de una manera más comprensible y clara.</text:span></text:p>
      <text:p text:style-name="P317"/>
      <text:p text:style-name="P447"><text:span text:style-name="T465">SELECT</text:span><text:span text:style-name="T192"> </text:span></text:p>
      <text:p text:style-name="P528"><text:soft-page-break/>venta<text:span text:style-name="T476">.</text:span>id_venta<text:span text:style-name="T530">,</text:span>cliente<text:span text:style-name="T476">.</text:span>nombre<text:span text:style-name="T530">,</text:span>producto<text:span text:style-name="T476">.</text:span>nombre<text:span text:style-name="T530">,</text:span></text:p>
      <text:p text:style-name="P528">venta<text:span text:style-name="T476">.</text:span>cantidad<text:span text:style-name="T530">,</text:span><text:span text:style-name="T476">(</text:span>venta<text:span text:style-name="T476">.</text:span>cantidad<text:span text:style-name="T476">*</text:span>producto<text:span text:style-name="T476">.</text:span>precio<text:span text:style-name="T476">)</text:span> <text:span text:style-name="T451">as</text:span> total</text:p>
      <text:p text:style-name="P536">FROM</text:p>
      <text:p text:style-name="P528">venta</text:p>
      <text:p text:style-name="P528"><text:span text:style-name="T451">JOIN</text:span> cliente <text:span text:style-name="T451">ON</text:span> </text:p>
      <text:p text:style-name="P528"><text:span text:style-name="T476">(</text:span>venta<text:span text:style-name="T476">.</text:span>id_cliente <text:span text:style-name="T476">=</text:span> cliente<text:span text:style-name="T476">.</text:span>id_cliente<text:span text:style-name="T476">)</text:span></text:p>
      <text:p text:style-name="P528"><text:span text:style-name="T451">JOIN</text:span> producto <text:span text:style-name="T451">ON</text:span></text:p>
      <text:p text:style-name="P528"><text:span text:style-name="T476">(</text:span>venta<text:span text:style-name="T476">.</text:span>id_producto <text:span text:style-name="T476">=</text:span> producto<text:span text:style-name="T476">.</text:span>id_producto<text:span text:style-name="T476">)</text:span></text:p>
      <text:p text:style-name="P521"><text:span text:style-name="T451">ORDER</text:span> <text:span text:style-name="T451">BY</text:span> venta<text:span text:style-name="T476">.</text:span>id_venta<text:span text:style-name="T530">;</text:span></text:p>
      <text:p text:style-name="P319">Resultado:</text:p>
      <text:p text:style-name="P319"/>
      <text:p text:style-name="P319"><draw:frame draw:style-name="fr7" draw:name="gráficos13" text:anchor-type="paragraph" svg:width="12.171cm" svg:height="6.932cm" draw:z-index="12"><draw:image xlink:href="Pictures/10000000000001CC000001065B1B217F.png" xlink:type="simple" xlink:show="embed" xlink:actuate="onLoad"/></draw:frame></text:p>
      <text:p text:style-name="P319"/>
      <text:p text:style-name="P378"><text:span text:style-name="T59">Se puede apreciar un mejor orden en la consulta </text:span><text:span text:style-name="T60">aunque el resultado es idéntico</text:span><text:span text:style-name="T59">, el operador </text:span><text:span text:style-name="T93">“JOIN”</text:span><text:span text:style-name="T59"> es binario, es decir trabaja solo con dos entidades a la vez, en caso de requerir cruzar registros de más tablas se debe anidar, </text:span><text:span text:style-name="T93">“JOIN”</text:span><text:span text:style-name="T59"> cuenta con la clausula </text:span><text:span text:style-name="T93">“ON”</text:span><text:span text:style-name="T59"> que indica la condición que se debe cumplir para realizar el producto, soporta todos los operadores de comparación vistos en el capitulo POO.</text:span></text:p>
      <text:p text:style-name="P318"/>
      <text:p text:style-name="P318">Hay personas que prefieren usar “WHERE” en lugar de “JOIN”, se recomienda usar “JOIN” por ser especifico para producto cartesiano, tiene un mejor perfomanse, y hace que las consultas sean más fáciles de leer, explicar y entender.</text:p>
      <text:p text:style-name="P155"/>
      <text:p text:style-name="P86">Sentencias INSERT</text:p>
      <text:p text:style-name="P249">Esta sentencia es la única que permite ingresar datos a una tabla en MySQL, <text:span text:style-name="T575">su </text:span></text:p>
      <text:p text:style-name="P251"/>
      <text:p text:style-name="P250"><text:span text:style-name="T575">Sintaxis sentencia </text:span><text:span text:style-name="T222">“INSERT”</text:span></text:p>
      <text:p text:style-name="P413"/>
      <text:p text:style-name="P444"><text:span text:style-name="T466">INSERT</text:span><text:span text:style-name="T195"> [</text:span><text:span text:style-name="T466">LOW_PRIORITY</text:span><text:span text:style-name="T195"> </text:span><text:span text:style-name="T490">|</text:span><text:span text:style-name="T195"> </text:span><text:span text:style-name="T466">DELAYED</text:span><text:span text:style-name="T195"> </text:span><text:span text:style-name="T490">|</text:span><text:span text:style-name="T195"> </text:span><text:span text:style-name="T466">HIGH_PRIORITY</text:span><text:span text:style-name="T195">] [</text:span><text:span text:style-name="T466">IGNORE</text:span><text:span text:style-name="T195">]</text:span></text:p>
      <text:p text:style-name="P528"><text:s text:c="4"/>[<text:span text:style-name="T451">INTO</text:span>] nombre_tabla [<text:span text:style-name="T476">(</text:span>nombre_col<text:span text:style-name="T530">,</text:span><text:span text:style-name="T476">...)</text:span>]</text:p>
      <text:p text:style-name="P528"><text:s text:c="4"/>{<text:span text:style-name="T451">VALUES</text:span> <text:span text:style-name="T476">|</text:span> Valores} <text:span text:style-name="T476">(</text:span>{expr <text:span text:style-name="T476">|</text:span> <text:span text:style-name="T563">DEFAULT</text:span>}<text:span text:style-name="T530">,</text:span><text:span text:style-name="T476">...)</text:span><text:span text:style-name="T530">,</text:span><text:span text:style-name="T476">(...)</text:span><text:span text:style-name="T530">,</text:span><text:span text:style-name="T476">...</text:span></text:p>
      <text:p text:style-name="P528"><text:s text:c="4"/>[ <text:span text:style-name="T451">ON</text:span> DUPLICATE <text:span text:style-name="T451">KEY</text:span> <text:span text:style-name="T451">UPDATE</text:span></text:p>
      <text:p text:style-name="P528"><text:s text:c="6"/>nombre_col<text:span text:style-name="T476">=</text:span>expr</text:p>
      <text:p text:style-name="P521"><text:s text:c="8"/>[<text:span text:style-name="T530">,</text:span> nombre_col<text:span text:style-name="T476">=</text:span>expr] <text:span text:style-name="T476">...</text:span> ]</text:p>
      <text:p text:style-name="P252"><text:soft-page-break/></text:p>
      <text:p text:style-name="P252"/>
      <text:p text:style-name="P51"><text:span text:style-name="T61">La sintaxis es bastante sencilla, necesita el nombre de tabla, los nombres de las columnas y el valor que le corresponde a cada una, esto es opcional en caso de ingresar datos para todas las columnas, su uso es obligatorio si se subministra datos para determinadas columnas, si la columna tiene un valor por defecto se puede enviar la palabra reservada </text:span><text:span text:style-name="T94">“DEFAULT” </text:span><text:span text:style-name="T153">esto hace que el registro se guarde con el valor por defecto de la columna</text:span><text:span text:style-name="T61">, al igual que en la mayoría de sentencias se pude establecer una prioridad.</text:span></text:p>
      <text:p text:style-name="P252"/>
      <text:p text:style-name="P138">Ejemplos Tomando como referencia el modelo inicial:</text:p>
      <text:p text:style-name="P138"/>
      <text:p text:style-name="P461">-- Inserción sin nombrar las columnas</text:p>
      <text:p text:style-name="P528"><text:span text:style-name="T451">INSERT</text:span> <text:span text:style-name="T451">INTO</text:span> cliente <text:span text:style-name="T451">VALUES</text:span><text:span text:style-name="T530">(</text:span><text:span text:style-name="T516">'5'</text:span><text:span text:style-name="T530">,</text:span><text:span text:style-name="T516">'Marco'</text:span><text:span text:style-name="T530">,</text:span><text:span text:style-name="T516">'098756532'</text:span><text:span text:style-name="T530">);</text:span></text:p>
      <text:p text:style-name="P531"/>
      <text:p text:style-name="P534">-- Inserción sin nombrar columnas </text:p>
      <text:p text:style-name="P534">-- Estableciendo un campo default</text:p>
      <text:p text:style-name="P528"><text:span text:style-name="T451">INSERT</text:span> <text:span text:style-name="T451">INTO</text:span> cliente <text:span text:style-name="T451">VALUES</text:span><text:span text:style-name="T530">(</text:span><text:span text:style-name="T516">'5'</text:span><text:span text:style-name="T530">,</text:span><text:span text:style-name="T516">'Marco'</text:span><text:span text:style-name="T530">,</text:span><text:span text:style-name="T563">DEFAULT</text:span><text:span text:style-name="T530">);</text:span></text:p>
      <text:p text:style-name="P531"/>
      <text:p text:style-name="P534">-- Inserción normal y completa</text:p>
      <text:p text:style-name="P528"><text:span text:style-name="T451">INSERT</text:span> <text:span text:style-name="T451">INTO</text:span> <text:span text:style-name="T450">`</text:span><text:span text:style-name="T565">tienda</text:span><text:span text:style-name="T450">`</text:span><text:span text:style-name="T476">.</text:span><text:span text:style-name="T450">`</text:span><text:span text:style-name="T565">cliente</text:span><text:span text:style-name="T450">`</text:span></text:p>
      <text:p text:style-name="P537">(</text:p>
      <text:p text:style-name="P528"><text:span text:style-name="T450">`</text:span><text:span text:style-name="T565">nombre</text:span><text:span text:style-name="T450">`</text:span><text:span text:style-name="T530">,</text:span></text:p>
      <text:p text:style-name="P528"><text:span text:style-name="T450">`</text:span><text:span text:style-name="T565">telefono</text:span><text:span text:style-name="T450">`</text:span><text:span text:style-name="T476">)</text:span></text:p>
      <text:p text:style-name="P536">VALUES</text:p>
      <text:p text:style-name="P537">(</text:p>
      <text:p text:style-name="P528"><text:span text:style-name="T516">'Marco'</text:span><text:span text:style-name="T530">,</text:span></text:p>
      <text:p text:style-name="P538">DEFAULT</text:p>
      <text:p text:style-name="P522"><text:span text:style-name="T476">)</text:span><text:span text:style-name="T530">;</text:span></text:p>
      <text:p text:style-name="P379"><text:span text:style-name="T62">Las inserciones pueden tomar diferentes formas, e</text:span><text:span text:style-name="T63">s</text:span><text:span text:style-name="T62"> el desarrollador elije </text:span><text:span text:style-name="T63">a </text:span><text:span text:style-name="T62">la que más se adapte, con la existencia de campos auto numéricos es mejor realizar la </text:span><text:span text:style-name="T63">inserción</text:span><text:span text:style-name="T62"> nombrando las columnas, en caso de no hacerlo el valor que esté en la posición que le corresponde a es</text:span><text:span text:style-name="T63">ta columna es el que intentará insertar, tiene una gran probabilidad de fallar la consulta.</text:span></text:p>
      <text:p text:style-name="P156"/>
      <text:p text:style-name="P88">Sentencias UPDATE</text:p>
      <text:p text:style-name="P253">Estas son sentencias que cambian los valores de un registro guardado, recupera el registro a través de una condición y lo modifica, sintaxis básica:</text:p>
      <text:p text:style-name="P253"/>
      <text:p text:style-name="P448"><text:span text:style-name="T459">UPDATE</text:span><text:span text:style-name="T576"> [</text:span><text:span text:style-name="T459">LOW_PRIORITY</text:span><text:span text:style-name="T576">] [</text:span><text:span text:style-name="T459">IGNORE</text:span><text:span text:style-name="T576">] nombre_tabla</text:span></text:p>
      <text:p text:style-name="P528"><text:s text:c="4"/><text:span text:style-name="T451">SET</text:span> nombre_col1<text:span text:style-name="T476">=</text:span>{valor1<text:span text:style-name="T476">|</text:span><text:span text:style-name="T563">DEFAULT</text:span>} [<text:span text:style-name="T530">,</text:span> nombre_col2<text:span text:style-name="T476">=</text:span>{valor2<text:span text:style-name="T476">|</text:span><text:span text:style-name="T563">DEFAULT</text:span>}] <text:span text:style-name="T476">...</text:span></text:p>
      <text:p text:style-name="P528"><text:s text:c="4"/>[<text:span text:style-name="T451">WHERE</text:span> condicion_where]</text:p>
      <text:p text:style-name="P528"><text:s text:c="4"/>[<text:span text:style-name="T451">ORDER</text:span> <text:span text:style-name="T451">BY</text:span> <text:span text:style-name="T476">...</text:span>]</text:p>
      <text:p text:style-name="P522"><text:s text:c="4"/>[<text:span text:style-name="T451">LIMIT</text:span> numero_registros]</text:p>
      <text:p text:style-name="P380"><text:span text:style-name="T63">Esta sentencia es muy flexible, es aplicable para actualizar varias tablas a la vez o actualizar un grupo de registros que respondan a una condición, esta sentencia necesita del nombre de la tabla que contienen los registros a modificar, para cambiar el contenido de una columna se usa </text:span><text:span text:style-name="T95">“SET” </text:span><text:span text:style-name="T63">el nombre de la columna asignándole el nuevo valor, las asignaciones se separan por una coma </text:span><text:span text:style-name="T95">“,”</text:span><text:span text:style-name="T63">, </text:span><text:span text:style-name="T64">para </text:span><text:soft-page-break/><text:span text:style-name="T64">definir los registros a modificar se usa la condición <text:s/>esta trabaja con operadores de comparación y lógicos, se modificará todos los registros que coincidan, se puede aplicar la sentencia </text:span><text:span text:style-name="T96">“LIMIT”</text:span><text:span text:style-name="T64"> que limita el numero de registros a afectar, ejemplos:</text:span></text:p>
      <text:p text:style-name="P321"/>
      <text:p text:style-name="P462">-- Actualizando una columna</text:p>
      <text:p text:style-name="P528"><text:span text:style-name="T451">UPDATE</text:span> <text:span text:style-name="T450">`</text:span><text:span text:style-name="T565">tienda</text:span><text:span text:style-name="T450">`</text:span><text:span text:style-name="T476">.</text:span><text:span text:style-name="T450">`</text:span><text:span text:style-name="T565">cliente</text:span><text:span text:style-name="T450">`</text:span> <text:span text:style-name="T451">SET</text:span> <text:span text:style-name="T450">`</text:span><text:span text:style-name="T565">nombre</text:span><text:span text:style-name="T450">`</text:span><text:span text:style-name="T476">=</text:span><text:span text:style-name="T516">'Laura Villareal'</text:span> <text:span text:style-name="T451">WHERE</text:span> <text:span text:style-name="T450">`</text:span><text:span text:style-name="T565">id_cliente</text:span><text:span text:style-name="T450">`</text:span><text:span text:style-name="T476">=</text:span><text:span text:style-name="T516">'1'</text:span><text:span text:style-name="T530">;</text:span></text:p>
      <text:p text:style-name="P531"/>
      <text:p text:style-name="P534">-- actualizando dos columnas </text:p>
      <text:p text:style-name="P521"><text:span text:style-name="T451">UPDATE</text:span> <text:span text:style-name="T450">`</text:span><text:span text:style-name="T565">tienda</text:span><text:span text:style-name="T450">`</text:span><text:span text:style-name="T476">.</text:span><text:span text:style-name="T450">`</text:span><text:span text:style-name="T565">cliente</text:span><text:span text:style-name="T450">`</text:span> <text:span text:style-name="T451">SET</text:span> <text:span text:style-name="T450">`</text:span><text:span text:style-name="T565">nombre</text:span><text:span text:style-name="T450">`</text:span><text:span text:style-name="T476">=</text:span><text:span text:style-name="T516">'Estafania Caiza'</text:span> <text:span text:style-name="T451">WHERE</text:span> <text:span text:style-name="T450">`</text:span><text:span text:style-name="T565">id_cliente</text:span><text:span text:style-name="T450">`</text:span><text:span text:style-name="T476">=</text:span><text:span text:style-name="T516">'2'</text:span><text:span text:style-name="T530">;</text:span></text:p>
      <text:p text:style-name="P445"><text:span text:style-name="T467">UPDATE</text:span><text:span text:style-name="T193"> producto</text:span></text:p>
      <text:p text:style-name="P536">SET</text:p>
      <text:p text:style-name="P528"><text:span text:style-name="T450">`</text:span><text:span text:style-name="T565">precio</text:span><text:span text:style-name="T450">`</text:span> <text:span text:style-name="T476">=</text:span> <text:span text:style-name="T573">23.43</text:span></text:p>
      <text:p text:style-name="P521"><text:span text:style-name="T451">WHERE</text:span> id_producto <text:span text:style-name="T476">&lt;</text:span> <text:span text:style-name="T494">5</text:span> <text:span text:style-name="T451">LIMIT</text:span> <text:span text:style-name="T494">3</text:span><text:span text:style-name="T530">;</text:span></text:p>
      <text:p text:style-name="P322">La tercera sentencia actualiza a los tres primeros registros que posea un id menor a 5, establece el mismo precio para los tres productos.</text:p>
      <text:p text:style-name="P157"/>
      <text:p text:style-name="P89">Sentencias DELETE</text:p>
      <text:p text:style-name="P254">Esta sentencia se usa para eliminar registros de una tabla, sintaxis:</text:p>
      <text:p text:style-name="P254"/>
      <text:p text:style-name="P446"><text:span text:style-name="T468">DELETE</text:span><text:span text:style-name="T194"> [</text:span><text:span text:style-name="T468">LOW_PRIORITY</text:span><text:span text:style-name="T194">] [</text:span><text:span text:style-name="T468">QUICK</text:span><text:span text:style-name="T194">] [</text:span><text:span text:style-name="T468">IGNORE</text:span><text:span text:style-name="T194">] </text:span><text:span text:style-name="T468">FROM</text:span><text:span text:style-name="T194"> nombre_tabla</text:span></text:p>
      <text:p text:style-name="P528">[<text:span text:style-name="T451">WHERE</text:span> condición]</text:p>
      <text:p text:style-name="P528">[<text:span text:style-name="T451">ORDER</text:span> <text:span text:style-name="T451">BY</text:span> <text:span text:style-name="T476">...</text:span>]</text:p>
      <text:p text:style-name="P521"><text:span text:style-name="T451">LIMIT</text:span> número_entero]</text:p>
      <text:p text:style-name="P386"><text:span text:style-name="T65">Si no se establece una condición se eliminan todos los registros de la tabla, para usar la sentencias </text:span><text:span text:style-name="T97">“DELETE” </text:span><text:span text:style-name="T65">se debe especificar el nombre de una tabla y la condición, se puede usar la palabra reservada </text:span><text:span text:style-name="T97">“LIMIT” </text:span><text:span text:style-name="T65">para eliminar un número de registros.</text:span></text:p>
      <text:p text:style-name="P158"/>
      <text:p text:style-name="P105"/>
      <text:p text:style-name="P73">MySql Triggers:</text:p>
      <text:p text:style-name="P17"><text:span text:style-name="T70">“Trigger”</text:span><text:span text:style-name="T2"> traducida al español significa </text:span><text:span text:style-name="T154">disparador</text:span><text:span text:style-name="T2">, es un objeto con </text:span><text:span text:style-name="T66">un </text:span><text:span text:style-name="T2">nombre alojado en una base de datos que se asocia con una tabla, se activa cuando ocurre un evento en particular </text:span><text:span text:style-name="T66">en</text:span><text:span text:style-name="T2"> </text:span><text:span text:style-name="T66">l</text:span><text:span text:style-name="T2">a tabla </text:span><text:span text:style-name="T66">a la que pertenece, </text:span><text:span text:style-name="T2">debe ser una tabla permanente no puede ser una tabla temporal ni una vista.</text:span></text:p>
      <text:p text:style-name="P163"/>
      <text:p text:style-name="P52"><text:span text:style-name="T2">A los eventos se los conoce como momento de disparo, es el </text:span><text:span text:style-name="T66">instante</text:span><text:span text:style-name="T2"> en que el disparador </text:span><text:span text:style-name="T66">se ejecuta, el momento de disparo se divide en antes y después del evento, MySQL usa las palabras </text:span><text:span text:style-name="T98">“BEFORE” </text:span><text:span text:style-name="T66">y </text:span><text:span text:style-name="T98">“AFTER”</text:span><text:span text:style-name="T66"> respectivamente.</text:span></text:p>
      <text:p text:style-name="P255"/>
      <text:p text:style-name="P52"><text:span text:style-name="T66">Los disparadores trabajan con las </text:span><text:span text:style-name="T67">sentencias</text:span><text:span text:style-name="T66"> de escritura y </text:span><text:span text:style-name="T67">borrado</text:span><text:span text:style-name="T66"> de datos como son:</text:span></text:p>
      <text:list xml:id="list3180912900344598356" text:style-name="L11">
        <text:list-item>
          <text:p text:style-name="P542">INSERT</text:p>
        </text:list-item>
        <text:list-item>
          <text:p text:style-name="P542">UPDATE</text:p>
        </text:list-item>
        <text:list-item text:start-value="1">
          <text:p text:style-name="P542">DELETE</text:p>
        </text:list-item>
      </text:list>
      <text:p text:style-name="P255"/>
      <text:p text:style-name="P257"><text:soft-page-break/>los momentos de disparo se usan antes de ejecutar la sentencia y/o después de su ejecución, sintaxis básica:</text:p>
      <text:p text:style-name="P257"><text:s/></text:p>
      <text:p text:style-name="P17"/>
      <text:p text:style-name="P460">-- Sintaxis de CREATE TRIGGER</text:p>
      <text:p text:style-name="P528"><text:span text:style-name="T451">CREATE</text:span> TRIGGER nombre_disp momento_disp evento_disp</text:p>
      <text:p text:style-name="P521"><text:span text:style-name="T451">ON</text:span> nombre_tabla <text:span text:style-name="T451">FOR</text:span> EACH <text:span text:style-name="T451">ROW</text:span> sentencia_disp</text:p>
      <text:p text:style-name="P17"><text:span text:style-name="T67">las sentencias del disparador deben ir entre las palabras reservadas </text:span><text:span text:style-name="T99">“BEGIN”</text:span><text:span text:style-name="T67"> y <text:s/></text:span><text:span text:style-name="T99">“END”</text:span><text:span text:style-name="T2"> , este es un constructor de sentencias compuestas </text:span><text:span text:style-name="T67">similares a las sentencias de los procedimientos almacenados.</text:span></text:p>
      <text:p text:style-name="P256"/>
      <text:p text:style-name="P53"><text:span text:style-name="T67">Los disparadores son muy usados para verificar la información ingresada</text:span><text:span text:style-name="T67"> a la tabla o realizar un control en los registros, se pueden usar con fines estadísticos.</text:span></text:p>
      <text:p text:style-name="P73"/>
      <text:p text:style-name="P104">Introducción A CodeIgniter PHP</text:p>
      <text:p text:style-name="P334"><text:span text:style-name="T577">CodeIgniter </text:span><text:span text:style-name="T578">es un Framework para desarrollo rápido de </text:span><text:span text:style-name="T579">aplicaciones web </text:span><text:span text:style-name="T582">con</text:span><text:span text:style-name="T579"> </text:span><text:span text:style-name="T582">orientación a objetos</text:span><text:span text:style-name="T579"> </text:span><text:span text:style-name="T580">usando el</text:span><text:span text:style-name="T579"> lenguaje de programación PHP, </text:span><text:span text:style-name="T581">es un Framework muy ligero y flexible permite crear aplicaciones muy potentes con poco código, CodeIgniter permite al desarrolla</text:span><text:span text:style-name="T582">d</text:span><text:span text:style-name="T581">or </text:span><text:span text:style-name="T582">enfocarse</text:span><text:span text:style-name="T581"> en el producto final, en lugar de programar </text:span><text:span text:style-name="T582">librerías</text:span><text:span text:style-name="T581">, dispone </text:span><text:span text:style-name="T582">de características para</text:span><text:span text:style-name="T581"> todo tipo de actividades como manejo de archivos, sesiones, base de datos, entre otro</text:span><text:span text:style-name="T582">s.</text:span></text:p>
      <text:p text:style-name="P323"/>
      <text:p text:style-name="P334"><text:span text:style-name="T581">CodeIgniter es un Framework muy sencillo de usar posee una curva de </text:span><text:span text:style-name="T582">aprendizaje</text:span><text:span text:style-name="T581"> corta, </text:span><text:span text:style-name="T582">brinda al desarrollador la facilidad de usar o no las librerías, se puede crear librerías y helpers o extender el core del Framework, </text:span><text:span text:style-name="T583">es uno de los Frameworks aceptados por los creadores de PHP.</text:span></text:p>
      <text:p text:style-name="P150"/>
      <text:p text:style-name="P104">Diagrama de Flujo de la Aplicación</text:p>
      <text:p text:style-name="P324">CodeIgniter ofrece un diagrama que especifica su funcionamiento para una mejor comprensión del desarrollador.</text:p>
      <text:p text:style-name="P324"/>
      <text:p text:style-name="P324"><draw:frame draw:style-name="fr8" draw:name="gráficos14" text:anchor-type="paragraph" svg:width="15.589cm" svg:height="4.27cm" draw:z-index="13"><draw:image xlink:href="Pictures/1000000000000301000000D5EA63BE53.png" xlink:type="simple" xlink:show="embed" xlink:actuate="onLoad"/></draw:frame></text:p>
      <text:p text:style-name="P271"><text:span text:style-name="T588">La parte que controla el flujo de la aplicación es el </text:span><text:span text:style-name="T223">“index.php”</text:span><text:span text:style-name="T588"> este solicita un recurso a través de URL, se comprueba si la solicitud afecta la seguridad del sistema, en caso de ser una solicitud normal es enviada al controlador de la aplicación, es el controlador quien trabaja con los demás elementos del Framework, </text:span><text:span text:style-name="T589">se considera a los controladores el núcleo de la aplicación </text:span><text:span text:style-name="T588">.</text:span></text:p>
      <text:p text:style-name="P87"/>
      <text:p text:style-name="P104"/>
      <text:p text:style-name="P104">Modelo Vista Controlador</text:p>
      <text:p text:style-name="P272"><text:soft-page-break/><text:span text:style-name="T589">Este es un </text:span><text:span text:style-name="T590">patrón </text:span><text:span text:style-name="T589">de diseño </text:span><text:span text:style-name="T590">usado para crear software, este patrón divide a una aplicación en tres secciones conocidas como capas:</text:span></text:p>
      <text:p text:style-name="P120"><text:span text:style-name="T590">Modelo: </text:span><text:span text:style-name="T293">En esta capa se trabaja con los datos, se crean objetos y métodos que representan a la base de datos, trabajan sobre ella, es la única capa con acceso directo a la fuente de datos en la aplicación, representa a la base de datos y pasa la información a la capa superior.</text:span><text:span text:style-name="T590"> </text:span></text:p>
      <text:p text:style-name="P139"/>
      <text:p text:style-name="P120"><text:span text:style-name="T590">Vista: </text:span><text:span text:style-name="T293">Esta capa contiene la estructura visual de la aplicación llamadas plantillas, las plantillas están construidas con código HTML para la parte estática (estructura) y PHP para la parte dinámica (Información).</text:span></text:p>
      <text:p text:style-name="P325"/>
      <text:p text:style-name="P120"><text:span text:style-name="T590">Controlador: </text:span><text:span text:style-name="T294">Es la parte central de</text:span><text:span text:style-name="T295">l sitio, trabaja entre el modelo y la vistas, es el encargado de generar la página web, el controlador es quien manipula al modelo para obtener datos a través solicitudes, se toman los datos y se los fusiona con las vistas, generando una página con información útil al usuario. </text:span></text:p>
      <text:p text:style-name="P140"/>
      <text:p text:style-name="P142">Distribución Directorios:</text:p>
      <text:p text:style-name="P327">Los directorios en CodeIgniter son tres especificados de la siguiente manera:</text:p>
      <text:p text:style-name="P328"/>
      <text:list xml:id="list2071739378725674055" text:style-name="L12">
        <text:list-item>
          <text:p text:style-name="P549"><text:span text:style-name="T225">application:</text:span><text:span text:style-name="T593"> Lugar donde se guarda el código fuente de la aplicación creada por el desarrollador.</text:span></text:p>
          <text:p text:style-name="P550"/>
        </text:list-item>
        <text:list-item>
          <text:p text:style-name="P578"><text:span text:style-name="T593">system: </text:span><text:span text:style-name="T296">directorio donde se encuentra alojado el código del Framework </text:span><text:span text:style-name="T298">o nucleo (core en inglés)</text:span><text:span text:style-name="T296">, no se debe modificar ninguno de sus contenidos, a menos que se desee agregar nuevas funcionalidades al Framework.</text:span></text:p>
          <text:p text:style-name="P550"/>
        </text:list-item>
        <text:list-item>
          <text:p text:style-name="P578"><text:span text:style-name="T593">user_guide: </text:span><text:span text:style-name="T297">Guía</text:span><text:span text:style-name="T296"> de usuario en ingles, se puede eliminar este directorio sin que ello represente problemas al sistema.</text:span></text:p>
          <text:p text:style-name="P550"/>
        </text:list-item>
      </text:list>
      <text:p text:style-name="P141"><text:span text:style-name="T296">Además posee un archivo con el texto de la licencia del Framework y el fichero de inicio llamado </text:span><text:span text:style-name="T593">“index.php” </text:span><text:span text:style-name="T296">es </text:span><text:span text:style-name="T297">el encargado de hacer funcionar el sitio</text:span><text:span text:style-name="T296">.</text:span></text:p>
      <text:p text:style-name="P142"/>
      <text:p text:style-name="P104">Instrucciones De Instalación</text:p>
      <text:p text:style-name="P326">CodeIgniter necesita que el servidor <text:span text:style-name="T594">en el que</text:span> este instalado PHP por ser el lenguaje que lo compone, un motor de base de datos (opcional), y una aplicación de servicio HTTP como apache, con estos requisitos CodeIgniter es muy fácil instalar y usar, vasta con descargar el .zip de la aplicación y descomprimirlo en el directorio en el que se almacenan los sitios web generalmente depende de la solución que se instale en el servidor, se dispone un guía de instalación en los anexos de este documento.</text:p>
      <text:p text:style-name="P326"/>
      <text:p text:style-name="P273"><text:span text:style-name="T591">Una vez que se tiene el fichero descomprimido en el directorio correspondiente podemos acceder a él desde un navegador escribiendo la siguiente ruta </text:span><text:a xlink:type="simple" xlink:href="http://127.0.0.1/nombre_carpeta"><text:span text:style-name="T591">http://127.0.0.1/nombre_carpeta</text:span></text:a><text:span text:style-name="T591"> esta ruta es la dirección IP del computador y el nombre de la carpeta en l</text:span><text:span text:style-name="T595">a</text:span><text:span text:style-name="T591"> que se extrajo el fichero .zip, aparecerá en la pantalla del navegador lo siguiente:</text:span></text:p>
      <text:p text:style-name="P326"/>
      <text:p text:style-name="P326"><draw:frame draw:style-name="fr9" draw:name="gráficos15" text:anchor-type="paragraph" svg:width="15.589cm" svg:height="5.521cm" draw:z-index="14"><draw:image xlink:href="Pictures/100000000000053D000001DB67A8E268.png" xlink:type="simple" xlink:show="embed" xlink:actuate="onLoad"/></draw:frame><text:soft-page-break/></text:p>
      <text:p text:style-name="P326"/>
      <text:p text:style-name="P326"/>
      <text:p text:style-name="P104">Configuración</text:p>
      <text:p text:style-name="P275"><text:span text:style-name="T592">Se puede apreciar que CodeIgniter no necesita de ninguna configuración inicial para </text:span><text:span text:style-name="T596">funcionar</text:span><text:span text:style-name="T592">.</text:span></text:p>
      <text:p text:style-name="P329"/>
      <text:p text:style-name="P274"><text:span text:style-name="T592">Se recomienda revisar los ficheros de configuración ubicado en </text:span><text:span text:style-name="T224">“application/config” </text:span><text:span text:style-name="T592">los más importantes de este directorio son:</text:span></text:p>
      <text:p text:style-name="P143"/>
      <text:list xml:id="list9015614122763431152" text:style-name="L13">
        <text:list-item>
          <text:p text:style-name="P551"><text:span text:style-name="T224">autoload: </text:span><text:span text:style-name="T592">En este fichero se especifican elementos que deben estar siempre presente, es muy útil para cargar de manera automática ficheros de configuración, librerías, modelos </text:span><text:span text:style-name="T596">y</text:span><text:span text:style-name="T592"> helpers.</text:span></text:p>
        </text:list-item>
        <text:list-item>
          <text:p text:style-name="P551"><text:span text:style-name="T224">config: </text:span><text:span text:style-name="T592">Fichero de configuración de seguridad, rutas, nombres de sesiones página principal, lenguaje, juego de caracteres entre otros.</text:span></text:p>
        </text:list-item>
        <text:list-item>
          <text:p text:style-name="P551"><text:span text:style-name="T224">database: </text:span><text:span text:style-name="T592">En este fichero se encuentra un conjunto de </text:span><text:span text:style-name="T596">opciones</text:span><text:span text:style-name="T592"> que permiten a la aplicación conectarse con la mayoría de motores de bases de datos.</text:span></text:p>
        </text:list-item>
        <text:list-item text:start-value="1">
          <text:p text:style-name="P551"><text:span text:style-name="T224">routes: </text:span><text:span text:style-name="T592">Fichero en el que se puede definir rutas, especifica rutas para controlador principal y la pagina de contenido no encontrado.</text:span></text:p>
        </text:list-item>
      </text:list>
      <text:p text:style-name="P159"/>
      <text:p text:style-name="P274"><text:span text:style-name="T592">Adicional CodeIgniter permite realizar cambios en los nombres de los directorios tanto de la aplicación como del núcleo del Framework, en caso de cambiar el nombre de los directorios se debe modificar el valor asignados a las variables <text:s/></text:span><text:span text:style-name="T224">“$system_path” </text:span><text:span text:style-name="T592"><text:s/>y </text:span><text:span text:style-name="T224">“$application_folder” </text:span><text:span text:style-name="T592">del fichero </text:span><text:span text:style-name="T224">“index.php” </text:span><text:span text:style-name="T596">por el nuevo nombre del directorio</text:span><text:span text:style-name="T224">.</text:span></text:p>
      <text:p text:style-name="P330"/>
      <text:p text:style-name="P106"><text:span text:style-name="T299">El desarrollador debe conocer el funcionamiento al menos de los conceptos básicos del </text:span><text:span text:style-name="T300">Framework</text:span><text:span text:style-name="T299"> a continuación se describen los principales.</text:span></text:p>
      <text:p text:style-name="P160"/>
      <text:p text:style-name="P104">URLS De CodeIgniter</text:p>
      <text:p text:style-name="P90"><text:span text:style-name="T299">Las</text:span><text:span text:style-name="T598"> URL's </text:span><text:span text:style-name="T299">CodeIgniter </text:span><text:span text:style-name="T301">están</text:span><text:span text:style-name="T299"> estructuradas en segmentos </text:span><text:span text:style-name="T302">URI</text:span><text:span text:style-name="T299">, </text:span><text:span text:style-name="T302">están están</text:span><text:span text:style-name="T301"> diseñadas para ser </text:span><text:span text:style-name="T302">amigables al usuario y buscadores, el funcionamiento básico está dado por el patrón modelo-vista-controlador iniciando con el nombre del dominio seguido del nombre del controlador y el nombre de método que atiende la petición seguido por los argumentos del método.</text:span></text:p>
      <text:p text:style-name="P331"/>
      <text:p text:style-name="P332">Sintáxis:</text:p>
      <text:p text:style-name="P332"/>
      <text:p text:style-name="P107"><text:span text:style-name="_5f_OOoComputerIdent"><text:span text:style-name="T320">http</text:span></text:span><text:span text:style-name="_5f_OOoComputerKeyWord"><text:span text:style-name="T320">://</text:span></text:span><text:span text:style-name="_5f_OOoComputerIdent"><text:span text:style-name="T320">sitio</text:span></text:span><text:span text:style-name="_5f_OOoComputerKeyWord"><text:span text:style-name="T320">.</text:span></text:span><text:span text:style-name="_5f_OOoComputerIdent"><text:span text:style-name="T320">com/</text:span></text:span><text:span text:style-name="_5f_OOoComputerIdent"><text:span text:style-name="T599">[clase</text:span></text:span><text:span text:style-name="_5f_OOoComputerKeyWord"><text:span text:style-name="T599">-</text:span></text:span><text:span text:style-name="_5f_OOoComputerIdent"><text:span text:style-name="T599">controlador</text:span></text:span><text:span text:style-name="_5f_OOoComputerKeyWord"><text:span text:style-name="T599">]</text:span></text:span><text:span text:style-name="_5f_OOoComputerKeyWord"><text:span text:style-name="T320">/</text:span></text:span><text:span text:style-name="_5f_OOoComputerKeyWord"><text:span text:style-name="T601">[</text:span></text:span><text:span text:style-name="_5f_OOoComputerIdent"><text:span text:style-name="T601">método</text:span></text:span><text:span text:style-name="_5f_OOoComputerKeyWord"><text:span text:style-name="T601">-</text:span></text:span><text:span text:style-name="_5f_OOoComputerIdent"><text:span text:style-name="T601">controlador</text:span></text:span><text:span text:style-name="_5f_OOoComputerKeyWord"><text:span text:style-name="T603">]/[</text:span></text:span><text:span text:style-name="_5f_OOoComputerIdent"><text:span text:style-name="T603">argumentos</text:span></text:span><text:span text:style-name="_5f_OOoComputerKeyWord"><text:span text:style-name="T603">]</text:span></text:span></text:p>
      <text:p text:style-name="P332"><text:soft-page-break/>Ejemplos:</text:p>
      <text:p text:style-name="P151"><text:a xlink:type="simple" xlink:href="http://sitio.com/%5Bclase-controlador%5D/%5Bmétodo-controlador%5D/%5Bargumentos"><text:span text:style-name="_5f_OOoComputerIdent"><text:span text:style-name="T321">http</text:span></text:span></text:a><text:a xlink:type="simple" xlink:href="http://sitio.com/%5Bclase-controlador%5D/%5Bmétodo-controlador%5D/%5Bargumentos"><text:span text:style-name="_5f_OOoComputerKeyWord"><text:span text:style-name="T321">://</text:span></text:span></text:a><text:a xlink:type="simple" xlink:href="http://sitio.com/%5Bclase-controlador%5D/%5Bmétodo-controlador%5D/%5Bargumentos"><text:span text:style-name="_5f_OOoComputerIdent"><text:span text:style-name="T321">sitio</text:span></text:span></text:a><text:a xlink:type="simple" xlink:href="http://sitio.com/%5Bclase-controlador%5D/%5Bmétodo-controlador%5D/%5Bargumentos"><text:span text:style-name="_5f_OOoComputerKeyWord"><text:span text:style-name="T321">.</text:span></text:span></text:a><text:a xlink:type="simple" xlink:href="http://sitio.com/%5Bclase-controlador%5D/%5Bmétodo-controlador%5D/%5Bargumentos"><text:span text:style-name="_5f_OOoComputerIdent"><text:span text:style-name="T321">com/</text:span></text:span></text:a></text:p>
      <text:p text:style-name="P151"><text:a xlink:type="simple" xlink:href="http://sitio.com/%5Bclase-controlador%5D/%5Bmétodo-controlador%5D/%5Bargumentos"><text:span text:style-name="_5f_OOoComputerIdent"><text:span text:style-name="T321">http</text:span></text:span></text:a><text:a xlink:type="simple" xlink:href="http://sitio.com/%5Bclase-controlador%5D/%5Bmétodo-controlador%5D/%5Bargumentos"><text:span text:style-name="_5f_OOoComputerKeyWord"><text:span text:style-name="T321">://</text:span></text:span></text:a><text:a xlink:type="simple" xlink:href="http://sitio.com/%5Bclase-controlador%5D/%5Bmétodo-controlador%5D/%5Bargumentos"><text:span text:style-name="_5f_OOoComputerIdent"><text:span text:style-name="T321">sitio</text:span></text:span></text:a><text:a xlink:type="simple" xlink:href="http://sitio.com/%5Bclase-controlador%5D/%5Bmétodo-controlador%5D/%5Bargumentos"><text:span text:style-name="_5f_OOoComputerKeyWord"><text:span text:style-name="T321">.</text:span></text:span></text:a><text:a xlink:type="simple" xlink:href="http://sitio.com/%5Bclase-controlador%5D/%5Bmétodo-controlador%5D/%5Bargumentos"><text:span text:style-name="_5f_OOoComputerIdent"><text:span text:style-name="T321">com/</text:span></text:span></text:a><text:a xlink:type="simple" xlink:href="http://sitio.com/%5Bclase-controlador%5D/%5Bmétodo-controlador%5D/%5Bargumentos"><text:span text:style-name="_5f_OOoComputerIdent"><text:span text:style-name="T322">index.php</text:span></text:span></text:a><text:a xlink:type="simple" xlink:href="http://sitio.com/%5Bclase-controlador%5D/%5Bmétodo-controlador%5D/%5Bargumentos"><text:span text:style-name="_5f_OOoComputerKeyWord"><text:span text:style-name="T321">/</text:span></text:span></text:a><text:a xlink:type="simple" xlink:href="http://sitio.com/%5Bclase-controlador%5D/%5Bmétodo-controlador%5D/%5Bargumentos"><text:span text:style-name="_5f_OOoComputerIdent">inici</text:span></text:a><text:span text:style-name="_5f_OOoComputerIdent"><text:span text:style-name="T600">o/</text:span></text:span></text:p>
      <text:p text:style-name="P151"><text:a xlink:type="simple" xlink:href="http://sitio.com/%5Bclase-controlador%5D/%5Bmétodo-controlador%5D/%5Bargumentos"><text:span text:style-name="_5f_OOoComputerIdent"><text:span text:style-name="T321">http</text:span></text:span></text:a><text:a xlink:type="simple" xlink:href="http://sitio.com/%5Bclase-controlador%5D/%5Bmétodo-controlador%5D/%5Bargumentos"><text:span text:style-name="_5f_OOoComputerKeyWord"><text:span text:style-name="T321">://</text:span></text:span></text:a><text:a xlink:type="simple" xlink:href="http://sitio.com/%5Bclase-controlador%5D/%5Bmétodo-controlador%5D/%5Bargumentos"><text:span text:style-name="_5f_OOoComputerIdent"><text:span text:style-name="T321">sitio</text:span></text:span></text:a><text:a xlink:type="simple" xlink:href="http://sitio.com/%5Bclase-controlador%5D/%5Bmétodo-controlador%5D/%5Bargumentos"><text:span text:style-name="_5f_OOoComputerKeyWord"><text:span text:style-name="T321">.</text:span></text:span></text:a><text:a xlink:type="simple" xlink:href="http://sitio.com/%5Bclase-controlador%5D/%5Bmétodo-controlador%5D/%5Bargumentos"><text:span text:style-name="_5f_OOoComputerIdent"><text:span text:style-name="T321">com/</text:span></text:span></text:a><text:a xlink:type="simple" xlink:href="http://sitio.com/%5Bclase-controlador%5D/%5Bmétodo-controlador%5D/%5Bargumentos"><text:span text:style-name="_5f_OOoComputerIdent"><text:span text:style-name="T322">index.php/</text:span></text:span></text:a><text:a xlink:type="simple" xlink:href="http://sitio.com/%5Bclase-controlador%5D/%5Bmétodo-controlador%5D/%5Bargumentos"><text:span text:style-name="_5f_OOoComputerIdent"><text:span text:style-name="T600">noticias</text:span></text:span></text:a><text:a xlink:type="simple" xlink:href="http://sitio.com/%5Bclase-controlador%5D/%5Bmétodo-controlador%5D/%5Bargumentos"><text:span text:style-name="_5f_OOoComputerKeyWord"><text:span text:style-name="T321">/</text:span></text:span></text:a><text:a xlink:type="simple" xlink:href="http://sitio.com/%5Bclase-controlador%5D/%5Bmétodo-controlador%5D/%5Bargumentos"><text:span text:style-name="_5f_OOoComputerKeyWord"><text:span text:style-name="T322">mi_noticia</text:span></text:span></text:a><text:span text:style-name="_5f_OOoComputerKeyWord"><text:span text:style-name="T604">/</text:span></text:span></text:p>
      <text:p text:style-name="P151"><text:a xlink:type="simple" xlink:href="http://sitio.com/index.php/zapatos/%5Bmétodo-controlador%5D/%5Bargumentos"><text:span text:style-name="_5f_OOoComputerIdent"><text:span text:style-name="T321">http</text:span></text:span></text:a><text:a xlink:type="simple" xlink:href="http://sitio.com/index.php/zapatos/%5Bmétodo-controlador%5D/%5Bargumentos"><text:span text:style-name="_5f_OOoComputerKeyWord"><text:span text:style-name="T321">://</text:span></text:span></text:a><text:a xlink:type="simple" xlink:href="http://sitio.com/index.php/zapatos/%5Bmétodo-controlador%5D/%5Bargumentos"><text:span text:style-name="_5f_OOoComputerIdent"><text:span text:style-name="T321">sitio</text:span></text:span></text:a><text:a xlink:type="simple" xlink:href="http://sitio.com/index.php/zapatos/%5Bmétodo-controlador%5D/%5Bargumentos"><text:span text:style-name="_5f_OOoComputerKeyWord"><text:span text:style-name="T321">.</text:span></text:span></text:a><text:a xlink:type="simple" xlink:href="http://sitio.com/index.php/zapatos/%5Bmétodo-controlador%5D/%5Bargumentos"><text:span text:style-name="_5f_OOoComputerIdent"><text:span text:style-name="T321">com/</text:span></text:span></text:a><text:a xlink:type="simple" xlink:href="http://sitio.com/index.php/zapatos/%5Bmétodo-controlador%5D/%5Bargumentos"><text:span text:style-name="_5f_OOoComputerIdent"><text:span text:style-name="T322">index.php/</text:span></text:span></text:a><text:a xlink:type="simple" xlink:href="http://sitio.com/index.php/zapatos/%5Bmétodo-controlador%5D/%5Bargumentos"><text:span text:style-name="_5f_OOoComputerIdent"><text:span text:style-name="T600">zapatos</text:span></text:span></text:a><text:a xlink:type="simple" xlink:href="http://sitio.com/index.php/zapatos/%5Bmétodo-controlador%5D/%5Bargumentos"><text:span text:style-name="_5f_OOoComputerKeyWord"><text:span text:style-name="T321">/</text:span></text:span></text:a><text:a xlink:type="simple" xlink:href="http://sitio.com/index.php/zapatos/%5Bmétodo-controlador%5D/%5Bargumentos"><text:span text:style-name="_5f_OOoComputerKeyWord"><text:span text:style-name="T602">buscar</text:span></text:span></text:a><text:a xlink:type="simple" xlink:href="http://sitio.com/index.php/zapatos/%5Bmétodo-controlador%5D/%5Bargumentos"><text:span text:style-name="_5f_OOoComputerKeyWord"><text:span text:style-name="T604">/</text:span></text:span></text:a><text:a xlink:type="simple" xlink:href="http://sitio.com/index.php/zapatos/%5Bmétodo-controlador%5D/%5Bargumentos"><text:span text:style-name="_5f_OOoComputerKeyWord"><text:span text:style-name="T605">color/negro/talla/40</text:span></text:span></text:a></text:p>
      <text:p text:style-name="P151"><text:span text:style-name="_5f_OOoComputerKeyWord"><text:span text:style-name="T604"/></text:span></text:p>
      <text:p text:style-name="P91"><text:span text:style-name="T303">El primer ejemplo ejecuta el controlador por defecto del sitio, este controlador ejecuta el método </text:span><text:span text:style-name="T606">“index“ </text:span><text:span text:style-name="T303">este <text:s/>método se ejecutará siempre y cuando no se especifique un nombre de método </text:span><text:span text:style-name="T304">distinto, </text:span><text:span text:style-name="T305">en </text:span><text:span text:style-name="T304">el segundo se especifica el nombre de un controlador, </text:span><text:span text:style-name="T305">el tercero adicional ejecuta un método específico</text:span><text:span text:style-name="T303">, </text:span><text:span text:style-name="T304">en el ultimo ejemplo la URL especifica el método (buscar) de un controlador (zapatos) </text:span><text:span text:style-name="T305">le</text:span><text:span text:style-name="T304"> pasa </text:span><text:span text:style-name="T305">los </text:span><text:span text:style-name="T304">argumentos </text:span><text:span text:style-name="T305">color negro y talla 40</text:span><text:span text:style-name="T304">.</text:span></text:p>
      <text:p text:style-name="P108"><text:span text:style-name="_5f_OOoComputerKeyWord"><text:span text:style-name="T597"/></text:span></text:p>
      <text:p text:style-name="P104">Controladores</text:p>
      <text:p text:style-name="P333">Los controladores son el núcleo de nuestra aplicación, los controladores son los encargados de manejar los modelos y gestionar la información de las vistas, el controlador no es mas que una clase en PHP, el archivo de la clase debe tener un un nombre que se pued<text:span text:style-name="T612">a</text:span> asociar a una URL <text:span text:style-name="T612">y el nombre de la clase debe iniciar con letra mayúscula debe extender a la clase </text:span><text:span text:style-name="T226">“CI_Controller”</text:span><text:span text:style-name="T612"> y declarar una función constructora que ejecute la función constructora de </text:span><text:span text:style-name="T226">“CI_Controller”.</text:span></text:p>
      <text:p text:style-name="P561"/>
      <text:p text:style-name="P562">Ejemplo de un controlador.</text:p>
      <text:p text:style-name="P562"/>
      <text:p text:style-name="P449"><text:span text:style-name="T502">&lt;?php</text:span><text:span text:style-name="T497"> </text:span><text:span text:style-name="T454">if</text:span><text:span text:style-name="T497"> </text:span><text:span text:style-name="T479">(</text:span><text:span text:style-name="T497"> </text:span><text:span text:style-name="T479">!</text:span><text:span text:style-name="T497"> </text:span><text:span text:style-name="T553">defined</text:span><text:span text:style-name="T479">(</text:span><text:span text:style-name="T518">'BASEPATH'</text:span><text:span text:style-name="T479">))</text:span><text:span text:style-name="T497"> </text:span><text:span text:style-name="T454">exit</text:span><text:span text:style-name="T479">(</text:span><text:span text:style-name="T518">'No direct script access allowed'</text:span><text:span text:style-name="T479">)</text:span><text:span text:style-name="T532">;</text:span></text:p>
      <text:p text:style-name="P531"/>
      <text:p text:style-name="P528"><text:span text:style-name="T453">class</text:span><text:span text:style-name="T496"> </text:span><text:span text:style-name="T498">Blog</text:span><text:span text:style-name="T496"> </text:span><text:span text:style-name="T453">extends</text:span><text:span text:style-name="T496"> CI_Controller </text:span><text:span text:style-name="T531">{</text:span></text:p>
      <text:p text:style-name="P531"/>
      <text:p text:style-name="P528"><text:span text:style-name="T496"><text:s text:c="8"/></text:span><text:span text:style-name="T453">public</text:span><text:span text:style-name="T496"> </text:span><text:span text:style-name="T453">function</text:span><text:span text:style-name="T496"> </text:span><text:span text:style-name="T552">__construct</text:span><text:span text:style-name="T478">()</text:span><text:span text:style-name="T531">{</text:span></text:p>
      <text:p text:style-name="P528"><text:span text:style-name="T496"><text:s text:c="16"/></text:span><text:span text:style-name="T453">parent</text:span><text:span text:style-name="T531">::</text:span><text:span text:style-name="T552">__construct</text:span><text:span text:style-name="T478">()</text:span><text:span text:style-name="T531">;</text:span></text:p>
      <text:p text:style-name="P521"><text:span text:style-name="T496"><text:s text:c="8"/></text:span><text:span text:style-name="T531">}</text:span></text:p>
      <text:p text:style-name="P92"><text:span text:style-name="T306">La línea “</text:span><text:span text:style-name="T463">if</text:span><text:span text:style-name="T323"> </text:span><text:span text:style-name="T481">(</text:span><text:span text:style-name="T323"> </text:span><text:span text:style-name="T481">!</text:span><text:span text:style-name="T323"> </text:span><text:span text:style-name="T554">defined</text:span><text:span text:style-name="T481">(</text:span><text:span text:style-name="T519">'BASEPATH'</text:span><text:span text:style-name="T481">))</text:span><text:span text:style-name="T323"> </text:span><text:span text:style-name="T463">exit</text:span><text:span text:style-name="T481">(</text:span><text:span text:style-name="T519">'No direct script access allowed'</text:span><text:span text:style-name="T481">)</text:span><text:span text:style-name="T534">;</text:span><text:span text:style-name="T306">” no es obligatoria pero es recomendable incluirla al inicio de cualquier script PHP, esta línea comprueba que está definida la variable de entorno “BASEPATH”, </text:span><text:span text:style-name="T307">el nombre del archivo es </text:span><text:span text:style-name="T607">“blog.php”.</text:span></text:p>
      <text:p text:style-name="P586"/>
      <text:p text:style-name="P587"><text:span text:style-name="T619">Funciones:</text:span></text:p>
      <text:p text:style-name="P575"><text:span text:style-name="T584">De forma práctica los controladores representan una página del sitio y las funciones o métodos una sección de la misma, </text:span><text:span text:style-name="T585">cuando el usuario accede a una página en el sitio lo hace a través de una URL esta indica el nombre del controlador , si no se especifica un nombre de función, por defecto se ejecuta la función</text:span><text:span text:style-name="T227"> “index” </text:span><text:span text:style-name="T585">del controlador, por esta razón se recomienda tener un método</text:span><text:span text:style-name="T227"> “index” </text:span><text:span text:style-name="T585">en todas las clases de controlador </text:span><text:span text:style-name="T586">para evitar errores 404, los métodos son los encargados de brindar funcionalidad a la página y los únicos que pueden tener código PHP en una clase.</text:span></text:p>
      <text:p text:style-name="P563"/>
      <text:p text:style-name="P564">Los nombres de las funciones también van dentro de la ruta URI a si mismo es posible enviarle parámetros a las funciones desde la URI, los parámetros son recibidos de forma automática por la función.</text:p>
      <text:p text:style-name="P564"/>
      <text:p text:style-name="P564"/>
      <text:p text:style-name="P564"><text:soft-page-break/></text:p>
      <text:p text:style-name="P564">Ejemplo funciones :</text:p>
      <text:p text:style-name="P564"/>
      <text:p text:style-name="P654"><text:span text:style-name="T503">&lt;?php</text:span><text:span text:style-name="T613"> </text:span><text:span text:style-name="T460">if</text:span><text:span text:style-name="T613"> </text:span><text:span text:style-name="T491">(</text:span><text:span text:style-name="T613"> </text:span><text:span text:style-name="T491">!</text:span><text:span text:style-name="T613"> </text:span><text:span text:style-name="T555">defined</text:span><text:span text:style-name="T491">(</text:span><text:span text:style-name="T520">'BASEPATH'</text:span><text:span text:style-name="T491">))</text:span><text:span text:style-name="T613"> </text:span><text:span text:style-name="T460">exit</text:span><text:span text:style-name="T491">(</text:span><text:span text:style-name="T520">'No direct script access allowed'</text:span><text:span text:style-name="T491">)</text:span><text:span text:style-name="T537">;</text:span></text:p>
      <text:p text:style-name="P664"/>
      <text:p text:style-name="P665"><text:span text:style-name="T451">class</text:span> Noticias <text:span text:style-name="T451">extends</text:span> CI_Controller<text:span text:style-name="T530">{</text:span></text:p>
      <text:p text:style-name="P665"><text:s text:c="8"/><text:span text:style-name="T566">/**</text:span></text:p>
      <text:p text:style-name="P667"><text:s text:c="8"/>* función <text:span text:style-name="T628">constructora</text:span></text:p>
      <text:p text:style-name="P667"><text:s text:c="8"/>*/</text:p>
      <text:p text:style-name="P665"><text:s text:c="8"/><text:span text:style-name="T451">public</text:span> <text:span text:style-name="T451">function</text:span> <text:span text:style-name="T551">__construct</text:span><text:span text:style-name="T476">()</text:span><text:span text:style-name="T530">{</text:span></text:p>
      <text:p text:style-name="P665"><text:s text:c="16"/><text:span text:style-name="T451">parent</text:span><text:span text:style-name="T530">::</text:span><text:span text:style-name="T551">__construct</text:span><text:span text:style-name="T476">()</text:span><text:span text:style-name="T530">;</text:span></text:p>
      <text:p text:style-name="P665"><text:s text:c="8"/><text:span text:style-name="T530">}</text:span></text:p>
      <text:p text:style-name="P664"/>
      <text:p text:style-name="P665"><text:s text:c="8"/><text:span text:style-name="T566">/**</text:span></text:p>
      <text:p text:style-name="P667"><text:s text:c="8"/>* Función por defecto</text:p>
      <text:p text:style-name="P668"><text:tab/> <text:s/>* <text:span text:style-name="T618">URL www.sitio.com/index.php/noticias</text:span></text:p>
      <text:p text:style-name="P667"><text:s text:c="8"/>*/</text:p>
      <text:p text:style-name="P665"><text:s text:c="8"/><text:span text:style-name="T451">public</text:span> <text:span text:style-name="T451">function</text:span> index<text:span text:style-name="T476">()</text:span><text:span text:style-name="T530">{</text:span></text:p>
      <text:p text:style-name="P665"><text:s text:c="16"/><text:span text:style-name="T451">print</text:span> <text:span text:style-name="T516">"Hola soy la función por defecto"</text:span><text:span text:style-name="T530">;</text:span></text:p>
      <text:p text:style-name="P665"><text:s text:c="8"/><text:span text:style-name="T530">}</text:span></text:p>
      <text:p text:style-name="P664"/>
      <text:p text:style-name="P665"><text:s text:c="8"/><text:span text:style-name="T566">/**</text:span></text:p>
      <text:p text:style-name="P667"><text:s text:c="8"/>* <text:span text:style-name="T614">Función</text:span> normal</text:p>
      <text:p text:style-name="P668"><text:tab/> <text:s/>* <text:span text:style-name="T618">URL www.sitio.com/index.php/noticias/articulos</text:span></text:p>
      <text:p text:style-name="P667"><text:s text:c="8"/>*/</text:p>
      <text:p text:style-name="P665"><text:s text:c="8"/><text:span text:style-name="T451">public</text:span> <text:span text:style-name="T451">function</text:span> articulos<text:span text:style-name="T476">()</text:span><text:span text:style-name="T530">{</text:span></text:p>
      <text:p text:style-name="P665"><text:s text:c="16"/><text:span text:style-name="T451">print</text:span> <text:span text:style-name="T516">"Listado de artículos"</text:span><text:span text:style-name="T530">;</text:span></text:p>
      <text:p text:style-name="P665"><text:s text:c="8"/><text:span text:style-name="T530">}</text:span></text:p>
      <text:p text:style-name="P664"/>
      <text:p text:style-name="P665"><text:s text:c="8"/><text:span text:style-name="T566">/**</text:span></text:p>
      <text:p text:style-name="P667"><text:s text:c="8"/>* <text:span text:style-name="T614">Función</text:span> con parámetros</text:p>
      <text:p text:style-name="P668"><text:tab/> <text:s/>* <text:span text:style-name="T618">URL www.sitio.com/index.php/noticias/articulo/23</text:span></text:p>
      <text:p text:style-name="P667"><text:s text:c="8"/>*/</text:p>
      <text:p text:style-name="P665"><text:s text:c="8"/><text:span text:style-name="T451">public</text:span> <text:span text:style-name="T451">function</text:span> articulo<text:span text:style-name="T476">(</text:span><text:span text:style-name="T511">$id</text:span><text:span text:style-name="T476">)</text:span><text:span text:style-name="T530">{</text:span></text:p>
      <text:p text:style-name="P665"><text:s text:c="16"/><text:span text:style-name="T451">print</text:span> <text:span text:style-name="T516">"Artículo Específico"</text:span></text:p>
      <text:p text:style-name="P665"><text:s text:c="8"/><text:span text:style-name="T530">}</text:span></text:p>
      <text:p text:style-name="P671">}</text:p>
      <text:p text:style-name="P612"/>
      <text:p text:style-name="P276"><text:span text:style-name="T615">En el ejemplo anterior tenemos un controlador de una página llamada </text:span><text:span text:style-name="T228">Noticias </text:span><text:span text:style-name="T616">con cuatro funciones.</text:span></text:p>
      <text:p text:style-name="P571"/>
      <text:list xml:id="list3135662994823577481" text:style-name="L14">
        <text:list-item>
          <text:p text:style-name="P552"><text:span text:style-name="T616">La primera es la función constructora es la que se encarga de que la clase sea un objeto manipulable por CodeIgniter, </text:span><text:span text:style-name="T617">no se lo puede invocar ya que es un constructor se ejecuta de manera automática.</text:span></text:p>
          <text:p text:style-name="P574"/>
        </text:list-item>
        <text:list-item text:start-value="1">
          <text:p text:style-name="P572">La siguiente es una función por defecto, esta función se ejecuta si no se menciona el nombre de otra función de la clase en la URI</text:p>
          <text:p text:style-name="P572"/>
        </text:list-item>
        <text:list-item>
          <text:p text:style-name="P573"><text:soft-page-break/>Esta es una función normal en CodeIgniter, para ejecutar esta función es necesario indicar su nombre en la URI</text:p>
          <text:p text:style-name="P573"/>
        </text:list-item>
        <text:list-item>
          <text:p text:style-name="P560"><text:span text:style-name="T616">La ultima función </text:span><text:span text:style-name="T617">necesita de un parámetro para ejecutarse este debe ser indicado en la URI al igual que el nombre de la </text:span><text:span text:style-name="T618">función</text:span></text:p>
        </text:list-item>
      </text:list>
      <text:p text:style-name="P571"/>
      <text:p text:style-name="P565"><text:span text:style-name="T618">En el mismo ejemplo del controlador </text:span><text:span text:style-name="T229">“Noticias” </text:span><text:span text:style-name="T618">se especifica la URL con la que se accede a la función, en el caso de la ultima función se puede apreciar que el parámetro de la función esta indicado luego del nombre de la misma.</text:span></text:p>
      <text:p text:style-name="P569"/>
      <text:p text:style-name="P579"><text:span text:style-name="T619">Definir un controlador por defecto</text:span></text:p>
      <text:p text:style-name="P566"><text:span text:style-name="T619">Para configurar un controlador por defecto es necesario modificar el archivo </text:span><text:span text:style-name="T230">“application/config/routes.php” </text:span><text:span text:style-name="T619">buscar la variable </text:span><text:span text:style-name="T230">“$route['default_controllre'] = 'Noticias';”</text:span><text:span text:style-name="T619">, esto es muy útil ya que garantiza que se muestre un contenido si el usuario accede al sitio solo con el nombre del dominio, de no especificar esta variable cuando el usuario intente entrar al sitio solo con el nombre del dominio </text:span><text:span text:style-name="T620">se muestra una pagina en blanco</text:span><text:span text:style-name="T619">.</text:span></text:p>
      <text:p text:style-name="P570"><text:span text:style-name="T619"/></text:p>
      <text:p text:style-name="P580"><text:span text:style-name="T620">Funciones Privadas:</text:span></text:p>
      <text:p text:style-name="P567"><text:span text:style-name="T620">En muchas ocasiones es imprescindible el uso de funciones </text:span><text:span text:style-name="T621">para ayudar a realizar una tarea, para crear una función privada es necesario crearla en con el ámbito </text:span><text:span text:style-name="T231">“private”</text:span><text:span text:style-name="T621">, el nombre de la función debe iniciar con un guión bajo </text:span><text:span text:style-name="T231">“_” </text:span><text:span text:style-name="T621">con esto no se podrá acceder a ella mediante la URL.</text:span></text:p>
      <text:p text:style-name="P567"><text:span text:style-name="T621"/></text:p>
      <text:p text:style-name="P568"><text:span text:style-name="T621">Ejemplo:</text:span></text:p>
      <text:p text:style-name="P568"><text:span text:style-name="T621"/></text:p>
      <text:p text:style-name="P655"><text:span text:style-name="T499">&lt;?php</text:span> <text:span text:style-name="T451">if</text:span> <text:span text:style-name="T476">(</text:span> <text:span text:style-name="T476">!</text:span> <text:span text:style-name="T551">defined</text:span><text:span text:style-name="T476">(</text:span><text:span text:style-name="T516">'BASEPATH'</text:span><text:span text:style-name="T476">))</text:span> <text:span text:style-name="T451">exit</text:span><text:span text:style-name="T476">(</text:span><text:span text:style-name="T516">'No direct script access allowed'</text:span><text:span text:style-name="T476">)</text:span><text:span text:style-name="T530">;</text:span></text:p>
      <text:p text:style-name="P664"/>
      <text:p text:style-name="P665"><text:span text:style-name="T451">class</text:span> Noticias <text:span text:style-name="T451">extends</text:span> CI_Controller<text:span text:style-name="T530">{</text:span></text:p>
      <text:p text:style-name="P665"><text:s text:c="8"/><text:span text:style-name="T566">/**</text:span></text:p>
      <text:p text:style-name="P667"><text:s text:c="8"/>* función <text:span text:style-name="T628">constructora</text:span></text:p>
      <text:p text:style-name="P667"><text:s text:c="8"/>*/</text:p>
      <text:p text:style-name="P665"><text:s text:c="8"/><text:span text:style-name="T451">public</text:span> <text:span text:style-name="T451">function</text:span> <text:span text:style-name="T551">__construct</text:span><text:span text:style-name="T476">()</text:span><text:span text:style-name="T530">{</text:span></text:p>
      <text:p text:style-name="P665"><text:s text:c="16"/><text:span text:style-name="T451">parent</text:span><text:span text:style-name="T530">::</text:span><text:span text:style-name="T551">__construct</text:span><text:span text:style-name="T476">()</text:span><text:span text:style-name="T530">;</text:span></text:p>
      <text:p text:style-name="P665"><text:s text:c="8"/><text:span text:style-name="T530">}</text:span></text:p>
      <text:p text:style-name="P664"/>
      <text:p text:style-name="P665"><text:s text:c="8"/><text:span text:style-name="T566">/**</text:span></text:p>
      <text:p text:style-name="P667"><text:s text:c="8"/>* <text:span text:style-name="T622">Función</text:span> normal</text:p>
      <text:p text:style-name="P667"><text:s text:c="8"/>*/</text:p>
      <text:p text:style-name="P665"><text:s text:c="8"/><text:span text:style-name="T451">public</text:span> <text:span text:style-name="T451">function</text:span> articulos<text:span text:style-name="T476">()</text:span><text:span text:style-name="T530">{</text:span></text:p>
      <text:p text:style-name="P665"><text:s text:c="16"/><text:span text:style-name="T451">print</text:span> <text:span text:style-name="T511">$</text:span><text:span text:style-name="T451">this</text:span><text:span text:style-name="T476">-&gt;</text:span>_render<text:span text:style-name="T476">(</text:span><text:span text:style-name="T511">$</text:span><text:span text:style-name="T451">this</text:span><text:span text:style-name="T476">-&gt;</text:span><text:span text:style-name="T511">dbsitio</text:span><text:span text:style-name="T476">-&gt;</text:span>articulos<text:span text:style-name="T476">())</text:span><text:span text:style-name="T530">;</text:span></text:p>
      <text:p text:style-name="P665"><text:s text:c="8"/><text:span text:style-name="T530">}</text:span></text:p>
      <text:p text:style-name="P664"/>
      <text:p text:style-name="P665"><text:s text:c="8"/><text:span text:style-name="T566">/**</text:span></text:p>
      <text:p text:style-name="P667"><text:s text:c="8"/>* <text:span text:style-name="T622">función</text:span> con <text:span text:style-name="T622">privada</text:span></text:p>
      <text:p text:style-name="P667"><text:s text:c="8"/>*/</text:p>
      <text:p text:style-name="P665"><text:s text:c="8"/><text:span text:style-name="T451">private</text:span> <text:span text:style-name="T451">function</text:span> _render<text:span text:style-name="T476">(</text:span><text:span text:style-name="T511">$data</text:span><text:span text:style-name="T476">)</text:span><text:span text:style-name="T530">{</text:span></text:p>
      <text:p text:style-name="P665"><text:s text:c="16"/><text:span text:style-name="T511">$</text:span><text:span text:style-name="T451">this</text:span><text:span text:style-name="T476">-&gt;</text:span><text:span text:style-name="T511">load</text:span><text:span text:style-name="T476">-&gt;</text:span>view<text:span text:style-name="T476">(</text:span><text:span text:style-name="T516">'pagina'</text:span><text:span text:style-name="T476">,</text:span><text:span text:style-name="T511">$data</text:span><text:span text:style-name="T476">,</text:span>TRUE<text:span text:style-name="T476">)</text:span></text:p>
      <text:p text:style-name="P665"><text:s text:c="16"/><text:span text:style-name="T451">return</text:span> <text:span text:style-name="T511">$pagina</text:span><text:span text:style-name="T530">;</text:span></text:p>
      <text:p text:style-name="P665"><text:s text:c="8"/><text:span text:style-name="T530">}</text:span></text:p>
      <text:p text:style-name="P671"><text:soft-page-break/>}</text:p>
      <text:p text:style-name="P615"><text:span text:style-name="T183">En el ejemplo anterior tenemos una clase con una función normal y una privada, se puede ver que la función normal recupera los datos y se lo pasa a la función privada para que cree las vistas, esta a su vez devuelve el HTML de la página.</text:span></text:p>
      <text:p text:style-name="P617"><text:span text:style-name="T187"/></text:p>
      <text:p text:style-name="P617"><text:span text:style-name="T185">Vistas </text:span></text:p>
      <text:p text:style-name="P615"><text:span text:style-name="T183">Las vistas no son más que una pagina HTML normal o una sección de la misma como la cabecera, el menú, el cuerpo, un articulo, el pie de página, etc. Dependiendo de las necesidades del desarrollador, las vistas solo pueden ser llamadas desde los controladores, </text:span><text:span text:style-name="T184">si se intenta llamarlas desde otro punto de la aplicación simplemente la página no se ejecuta y muestra error.</text:span></text:p>
      <text:p text:style-name="P615"><text:span text:style-name="T184"/></text:p>
      <text:p text:style-name="P618"><text:span text:style-name="T184">Como crear una vista:</text:span></text:p>
      <text:p text:style-name="P616"><text:span text:style-name="T184">Los archivos de las vistas se deben almacenar en la ruta <text:s/></text:span><text:span text:style-name="T188">“application/views” </text:span><text:span text:style-name="T184">y deben tener la extensión </text:span><text:span text:style-name="T188">“.php”</text:span><text:span text:style-name="T184">, el código de las vistas esta compuesto principalmente por código HTML, se puede incluir código PHP para mostrar los datos variables de la pagina como menús o información del sitio, una vista a nivel básico solo contiene código </text:span><text:span text:style-name="T188">HTML</text:span><text:span text:style-name="T184">.</text:span></text:p>
      <text:p text:style-name="P616"><text:span text:style-name="T184"/></text:p>
      <text:p text:style-name="P663"><text:span text:style-name="T623">&lt;?php</text:span></text:p>
      <text:p text:style-name="P665"><text:span text:style-name="T476">&lt;</text:span>html lang<text:span text:style-name="T476">=</text:span><text:span text:style-name="T516">"es"</text:span><text:span text:style-name="T476">&gt;</text:span></text:p>
      <text:p text:style-name="P665"><text:span text:style-name="T476">&lt;</text:span>meta charset<text:span text:style-name="T476">=</text:span><text:span text:style-name="T516">'utf-8'</text:span><text:span text:style-name="T476">&gt;</text:span> </text:p>
      <text:p text:style-name="P665"><text:span text:style-name="T476">&lt;</text:span>head<text:span text:style-name="T476">&gt;</text:span></text:p>
      <text:p text:style-name="P665"><text:s text:c="8"/><text:span text:style-name="T476">&lt;</text:span><text:span text:style-name="T551">title</text:span><text:span text:style-name="T476">&gt;</text:span>Una vista en CodeIgniter<text:span text:style-name="T476">&lt;/</text:span><text:span text:style-name="T551">title</text:span><text:span text:style-name="T476">&gt;</text:span></text:p>
      <text:p text:style-name="P665"><text:span text:style-name="T476">&lt;/</text:span>head<text:span text:style-name="T476">&gt;</text:span></text:p>
      <text:p text:style-name="P665"><text:span text:style-name="T476">&lt;</text:span>body<text:span text:style-name="T476">&gt;</text:span></text:p>
      <text:p text:style-name="P665"><text:s text:c="8"/>Esta es una vista en <text:s/>CodeIgniter</text:p>
      <text:p text:style-name="P665"><text:span text:style-name="T476">&lt;/</text:span>body<text:span text:style-name="T476">&gt;</text:span></text:p>
      <text:p text:style-name="P665"><text:span text:style-name="T476">&lt;/</text:span>html<text:span text:style-name="T476">&gt;</text:span></text:p>
      <text:p text:style-name="P614"><text:span text:style-name="T623"/></text:p>
      <text:p text:style-name="P590"><text:span text:style-name="T308">Se puede apreciar lo fácil que es crear una vista el único requisito es que la vista sea un fichero con la extensión </text:span><text:span text:style-name="T608">“.php”</text:span><text:span text:style-name="T308">.</text:span></text:p>
      <text:p text:style-name="P588"><text:span text:style-name="T308"/></text:p>
      <text:p text:style-name="P581"><text:span text:style-name="T624">Cargar una Vista:</text:span></text:p>
      <text:p text:style-name="P553"><text:span text:style-name="T625">Una vez comprendida lo que es una vista, es necesario indicar la forma de usarla para cargar una vista en CodeIgniter se usa </text:span><text:span text:style-name="T626">el método </text:span><text:span text:style-name="T233">“view”</text:span><text:span text:style-name="T626"> de </text:span><text:span text:style-name="T625">la clase </text:span><text:span text:style-name="T232">“load“ </text:span><text:span text:style-name="T625">desde el controlador, </text:span><text:span text:style-name="T626">el método </text:span><text:span text:style-name="T233">“view” </text:span><text:span text:style-name="T626">acepta como parámetro el nombre de la clase sin la extensión </text:span><text:span text:style-name="T233">“.php”</text:span><text:span text:style-name="T626">, veamos como se cargaría la vista anterior.</text:span></text:p>
      <text:p text:style-name="P588"><text:span text:style-name="T308"/></text:p>
      <text:p text:style-name="P657"><text:span text:style-name="T504">&lt;?php</text:span><text:span text:style-name="T308"> </text:span><text:span text:style-name="T470">if</text:span><text:span text:style-name="T308"> </text:span><text:span text:style-name="T484">(</text:span><text:span text:style-name="T308"> </text:span><text:span text:style-name="T484">!</text:span><text:span text:style-name="T308"> </text:span><text:span text:style-name="T556">defined</text:span><text:span text:style-name="T484">(</text:span><text:span text:style-name="T521">'BASEPATH'</text:span><text:span text:style-name="T484">))</text:span><text:span text:style-name="T308"> </text:span><text:span text:style-name="T470">exit</text:span><text:span text:style-name="T484">(</text:span><text:span text:style-name="T521">'No direct script access allowed'</text:span><text:span text:style-name="T484">)</text:span><text:span text:style-name="T538">;</text:span></text:p>
      <text:p text:style-name="P664"/>
      <text:p text:style-name="P665"><text:span text:style-name="T451">class</text:span> Noticias <text:span text:style-name="T451">extends</text:span> CI_Controller<text:span text:style-name="T530">{</text:span></text:p>
      <text:p text:style-name="P665"><text:s text:c="8"/><text:span text:style-name="T566">/**</text:span></text:p>
      <text:p text:style-name="P667"><text:s text:c="8"/>* función <text:span text:style-name="T628">constructora</text:span></text:p>
      <text:p text:style-name="P667"><text:s text:c="8"/>*/</text:p>
      <text:p text:style-name="P665"><text:s text:c="8"/><text:span text:style-name="T451">public</text:span> <text:span text:style-name="T451">function</text:span> <text:span text:style-name="T551">__construct</text:span><text:span text:style-name="T476">()</text:span><text:span text:style-name="T530">{</text:span></text:p>
      <text:p text:style-name="P665"><text:s text:c="16"/><text:span text:style-name="T451">parent</text:span><text:span text:style-name="T530">::</text:span><text:span text:style-name="T551">__construct</text:span><text:span text:style-name="T476">()</text:span><text:span text:style-name="T530">;</text:span></text:p>
      <text:p text:style-name="P665"><text:s text:c="8"/><text:span text:style-name="T530">}</text:span></text:p>
      <text:p text:style-name="P664"/>
      <text:p text:style-name="P665"><text:s text:c="8"/><text:span text:style-name="T566">/**</text:span></text:p>
      <text:p text:style-name="P667"><text:soft-page-break/><text:s text:c="8"/>* Funcion normal</text:p>
      <text:p text:style-name="P667"><text:s text:c="8"/>*/</text:p>
      <text:p text:style-name="P665"><text:s text:c="8"/><text:span text:style-name="T451">public</text:span> <text:span text:style-name="T451">function</text:span> index<text:span text:style-name="T476">()</text:span><text:span text:style-name="T530">{</text:span></text:p>
      <text:p text:style-name="P665"><text:s text:c="16"/><text:span text:style-name="T511">$</text:span><text:span text:style-name="T451">this</text:span><text:span text:style-name="T476">-&gt;</text:span><text:span text:style-name="T511">load</text:span><text:span text:style-name="T476">-&gt;</text:span>view<text:span text:style-name="T476">(</text:span><text:span text:style-name="T516">'mivista'</text:span><text:span text:style-name="T476">)</text:span><text:span text:style-name="T530">;</text:span></text:p>
      <text:p text:style-name="P665"><text:s text:c="8"/><text:span text:style-name="T530">}</text:span></text:p>
      <text:p text:style-name="P664"/>
      <text:p text:style-name="P671">}</text:p>
      <text:p text:style-name="P592"><text:span text:style-name="T309">CodeIgniter permite al desarrollador nombrar a las vistas como lo desee, a diferencia de los controladores que tienen un estándar para definir el nombre, las vistas no, la única restricción son los espacios en el nombre.</text:span></text:p>
      <text:p text:style-name="P592"><text:span text:style-name="T309"/></text:p>
      <text:p text:style-name="P592"><text:span text:style-name="T309">Para hacer más fácil el mantenimiento de un sitio web se suelen crear diferentes archivos para cada parte de la vista, es decir un archivo solo para el menú, otro solo para los artículos, en resumen uno por cada elemento de la estructura del sitio, esta practica es muy generalizada ya que permite optimizar el sitio, en los casos en los que ocurra esto CodeIgniter permite hacerlo de la misma forma que al trabajar con vistas completas:</text:span></text:p>
      <text:p text:style-name="P592"><text:span text:style-name="T309"/></text:p>
      <text:p text:style-name="P658"><text:span text:style-name="T505">&lt;?php</text:span><text:span text:style-name="T309"> </text:span><text:span text:style-name="T471">if</text:span><text:span text:style-name="T309"> </text:span><text:span text:style-name="T485">(</text:span><text:span text:style-name="T309"> </text:span><text:span text:style-name="T485">!</text:span><text:span text:style-name="T309"> </text:span><text:span text:style-name="T557">defined</text:span><text:span text:style-name="T485">(</text:span><text:span text:style-name="T522">'BASEPATH'</text:span><text:span text:style-name="T485">))</text:span><text:span text:style-name="T309"> </text:span><text:span text:style-name="T471">exit</text:span><text:span text:style-name="T485">(</text:span><text:span text:style-name="T522">'No direct script access allowed'</text:span><text:span text:style-name="T485">)</text:span><text:span text:style-name="T539">;</text:span></text:p>
      <text:p text:style-name="P664"/>
      <text:p text:style-name="P665"><text:span text:style-name="T451">class</text:span> Noticias <text:span text:style-name="T451">extends</text:span> CI_Controller<text:span text:style-name="T530">{</text:span></text:p>
      <text:p text:style-name="P665"><text:s text:c="8"/><text:span text:style-name="T566">/**</text:span></text:p>
      <text:p text:style-name="P667"><text:s text:c="8"/>* función <text:span text:style-name="T628">constructora</text:span></text:p>
      <text:p text:style-name="P667"><text:s text:c="8"/>*/</text:p>
      <text:p text:style-name="P665"><text:s text:c="8"/><text:span text:style-name="T451">public</text:span> <text:span text:style-name="T451">function</text:span> <text:span text:style-name="T551">__construct</text:span><text:span text:style-name="T476">()</text:span><text:span text:style-name="T530">{</text:span></text:p>
      <text:p text:style-name="P665"><text:s text:c="16"/><text:span text:style-name="T451">parent</text:span><text:span text:style-name="T530">::</text:span><text:span text:style-name="T551">__construct</text:span><text:span text:style-name="T476">()</text:span><text:span text:style-name="T530">;</text:span></text:p>
      <text:p text:style-name="P665"><text:s text:c="8"/><text:span text:style-name="T530">}</text:span></text:p>
      <text:p text:style-name="P664"/>
      <text:p text:style-name="P665"><text:s text:c="8"/><text:span text:style-name="T566">/**</text:span></text:p>
      <text:p text:style-name="P667"><text:s text:c="8"/>* Funcion normal que carga una vista</text:p>
      <text:p text:style-name="P667"><text:s text:c="8"/>*/</text:p>
      <text:p text:style-name="P665"><text:s text:c="8"/><text:span text:style-name="T451">public</text:span> <text:span text:style-name="T451">function</text:span> index<text:span text:style-name="T476">()</text:span><text:span text:style-name="T530">{</text:span></text:p>
      <text:p text:style-name="P665"><text:s text:c="16"/><text:span text:style-name="T511">$</text:span><text:span text:style-name="T451">this</text:span><text:span text:style-name="T476">-&gt;</text:span><text:span text:style-name="T511">load</text:span><text:span text:style-name="T476">-&gt;</text:span>view<text:span text:style-name="T476">(</text:span><text:span text:style-name="T516">'cabecera'</text:span><text:span text:style-name="T476">)</text:span><text:span text:style-name="T530">;</text:span></text:p>
      <text:p text:style-name="P665"><text:s text:c="16"/><text:span text:style-name="T511">$</text:span><text:span text:style-name="T451">this</text:span><text:span text:style-name="T476">-&gt;</text:span><text:span text:style-name="T511">load</text:span><text:span text:style-name="T476">-&gt;</text:span>view<text:span text:style-name="T476">(</text:span><text:span text:style-name="T516">'menu_superior'</text:span><text:span text:style-name="T476">)</text:span><text:span text:style-name="T530">;</text:span></text:p>
      <text:p text:style-name="P665"><text:s text:c="16"/><text:span text:style-name="T511">$</text:span><text:span text:style-name="T451">this</text:span><text:span text:style-name="T476">-&gt;</text:span><text:span text:style-name="T511">load</text:span><text:span text:style-name="T476">-&gt;</text:span>view<text:span text:style-name="T476">(</text:span><text:span text:style-name="T516">'barra_lateral'</text:span><text:span text:style-name="T476">)</text:span><text:span text:style-name="T530">;</text:span></text:p>
      <text:p text:style-name="P665"><text:s text:c="16"/><text:span text:style-name="T511">$</text:span><text:span text:style-name="T451">this</text:span><text:span text:style-name="T476">-&gt;</text:span><text:span text:style-name="T511">load</text:span><text:span text:style-name="T476">-&gt;</text:span>view<text:span text:style-name="T476">(</text:span><text:span text:style-name="T516">'articulos'</text:span><text:span text:style-name="T476">)</text:span><text:span text:style-name="T530">;</text:span></text:p>
      <text:p text:style-name="P665"><text:s text:c="16"/><text:span text:style-name="T511">$</text:span><text:span text:style-name="T451">this</text:span><text:span text:style-name="T476">-&gt;</text:span><text:span text:style-name="T511">load</text:span><text:span text:style-name="T476">-&gt;</text:span>view<text:span text:style-name="T476">(</text:span><text:span text:style-name="T516">'pie_pagina'</text:span><text:span text:style-name="T476">)</text:span><text:span text:style-name="T530">;</text:span></text:p>
      <text:p text:style-name="P665"><text:s text:c="8"/><text:span text:style-name="T530">}</text:span></text:p>
      <text:p text:style-name="P664"/>
      <text:p text:style-name="P671">}</text:p>
      <text:p text:style-name="P592"><text:span text:style-name="T309">Al final se obtendrá una página completa CodeIgniter concatena de forma automática las vistas en el orden en el que son llamadas en el controlador.</text:span></text:p>
      <text:p text:style-name="P592"><text:span text:style-name="T309"/></text:p>
      <text:p text:style-name="P582"><text:span text:style-name="T626">Vistas en subcarpetas:</text:span></text:p>
      <text:p text:style-name="P592"><text:span text:style-name="T309">Los desarrolladores muchas veces prefieren ubicar las vistas en directorios <text:s/>separados, en el caso de que el sitio tenga una sección publica y otra solo para administradores y se desee trabajar sobre la misma aplicación se puede colocar las <text:s/>vistas en directorios diferentes, se puede crear un directorio para las vistas de </text:span><text:soft-page-break/><text:span text:style-name="T309">administrador y otro para las vistas de usuario, </text:span><text:span text:style-name="T310">la forma de cargar las vistas es similar, lo único diferente es que se debe especificar el nombre de la carpeta seguido por una barra </text:span><text:span text:style-name="T609">“/” </text:span><text:span text:style-name="T310">y el nombre de la vista.</text:span></text:p>
      <text:p text:style-name="P592"><text:span text:style-name="T310"/></text:p>
      <text:p text:style-name="P658"><text:span text:style-name="T506">&lt;?php</text:span><text:span text:style-name="T310"> </text:span><text:span text:style-name="T472">if</text:span><text:span text:style-name="T310"> </text:span><text:span text:style-name="T486">(</text:span><text:span text:style-name="T310"> </text:span><text:span text:style-name="T486">!</text:span><text:span text:style-name="T310"> </text:span><text:span text:style-name="T558">defined</text:span><text:span text:style-name="T486">(</text:span><text:span text:style-name="T523">'BASEPATH'</text:span><text:span text:style-name="T486">))</text:span><text:span text:style-name="T310"> </text:span><text:span text:style-name="T472">exit</text:span><text:span text:style-name="T486">(</text:span><text:span text:style-name="T523">'No direct script access allowed'</text:span><text:span text:style-name="T486">)</text:span><text:span text:style-name="T540">;</text:span></text:p>
      <text:p text:style-name="P664"/>
      <text:p text:style-name="P665"><text:span text:style-name="T451">class</text:span> Noticias <text:span text:style-name="T451">extends</text:span> CI_Controller<text:span text:style-name="T530">{</text:span></text:p>
      <text:p text:style-name="P665"><text:s text:c="8"/><text:span text:style-name="T566">/**</text:span></text:p>
      <text:p text:style-name="P667"><text:s text:c="8"/>* función <text:span text:style-name="T628">constructora</text:span></text:p>
      <text:p text:style-name="P667"><text:s text:c="8"/>*/</text:p>
      <text:p text:style-name="P665"><text:s text:c="8"/><text:span text:style-name="T451">public</text:span> <text:span text:style-name="T451">function</text:span> <text:span text:style-name="T551">__construct</text:span><text:span text:style-name="T476">()</text:span><text:span text:style-name="T530">{</text:span></text:p>
      <text:p text:style-name="P665"><text:s text:c="16"/><text:span text:style-name="T451">parent</text:span><text:span text:style-name="T530">::</text:span><text:span text:style-name="T551">__construct</text:span><text:span text:style-name="T476">()</text:span><text:span text:style-name="T530">;</text:span></text:p>
      <text:p text:style-name="P665"><text:s text:c="8"/><text:span text:style-name="T530">}</text:span></text:p>
      <text:p text:style-name="P664"/>
      <text:p text:style-name="P665"><text:s text:c="8"/><text:span text:style-name="T566">/**</text:span></text:p>
      <text:p text:style-name="P667"><text:s text:c="8"/>* Funcion normal que carga una vista</text:p>
      <text:p text:style-name="P667"><text:s text:c="8"/>*/</text:p>
      <text:p text:style-name="P665"><text:s text:c="8"/><text:span text:style-name="T451">public</text:span> <text:span text:style-name="T451">function</text:span> index<text:span text:style-name="T476">()</text:span><text:span text:style-name="T530">{</text:span></text:p>
      <text:p text:style-name="P665"><text:s text:c="16"/><text:span text:style-name="T511">$</text:span><text:span text:style-name="T451">this</text:span><text:span text:style-name="T476">-&gt;</text:span><text:span text:style-name="T511">load</text:span><text:span text:style-name="T476">-&gt;</text:span>view<text:span text:style-name="T476">(</text:span><text:span text:style-name="T516">'administrador/cabecera'</text:span><text:span text:style-name="T476">)</text:span><text:span text:style-name="T530">;</text:span> <text:s text:c="11"/></text:p>
      <text:p text:style-name="P665"><text:s text:c="8"/><text:span text:style-name="T530">}</text:span></text:p>
      <text:p text:style-name="P664"/>
      <text:p text:style-name="P671">}</text:p>
      <text:p text:style-name="P599"><text:span text:style-name="T627">Datos dinámicos en la vistas</text:span></text:p>
      <text:p text:style-name="P596"><text:span text:style-name="T311">Las vistas que solo contienen información estática son de muy poca utilidad, CodeIgniter nos permite crear las vistas con variables cuyos valores son </text:span><text:span text:style-name="T313">subministrados </text:span><text:span text:style-name="T311"><text:s/>por el controlador al momento de cargarlas.</text:span></text:p>
      <text:p text:style-name="P598"><text:span text:style-name="T312">Los valores que el controlador envía a las vistas debe ser un arreglo clave-valor, donde la clave es el nombre de la variable en la vista y el valor corresponde al contenido de la variable, también se puede pasar un objeto en este caso CodeIgniter lo descompone y crea el arreglo por nosotros, </text:span><text:span text:style-name="T313">el método </text:span><text:span text:style-name="T610">“view”</text:span><text:span text:style-name="T313"> de la clase</text:span><text:span text:style-name="T610"> “load” </text:span><text:span text:style-name="T313">acepta un segundo parámetro que recibe los datos de la vista. </text:span></text:p>
      <text:p text:style-name="P597"><text:span text:style-name="T312"/></text:p>
      <text:p text:style-name="P659"><text:span text:style-name="T507">&lt;?php</text:span><text:span text:style-name="T312"> </text:span><text:span text:style-name="T473">if</text:span><text:span text:style-name="T312"> </text:span><text:span text:style-name="T487">(</text:span><text:span text:style-name="T312"> </text:span><text:span text:style-name="T487">!</text:span><text:span text:style-name="T312"> </text:span><text:span text:style-name="T559">defined</text:span><text:span text:style-name="T487">(</text:span><text:span text:style-name="T524">'BASEPATH'</text:span><text:span text:style-name="T487">))</text:span><text:span text:style-name="T312"> </text:span><text:span text:style-name="T473">exit</text:span><text:span text:style-name="T487">(</text:span><text:span text:style-name="T524">'No direct script access allowed'</text:span><text:span text:style-name="T487">)</text:span><text:span text:style-name="T541">;</text:span></text:p>
      <text:p text:style-name="P664"/>
      <text:p text:style-name="P665"><text:span text:style-name="T451">class</text:span> Noticias <text:span text:style-name="T451">extends</text:span> CI_Controller<text:span text:style-name="T530">{</text:span></text:p>
      <text:p text:style-name="P665"><text:s text:c="8"/><text:span text:style-name="T566">/**</text:span></text:p>
      <text:p text:style-name="P667"><text:s text:c="8"/>* función <text:span text:style-name="T628">constructora</text:span></text:p>
      <text:p text:style-name="P667"><text:s text:c="8"/>*/</text:p>
      <text:p text:style-name="P665"><text:s text:c="8"/><text:span text:style-name="T451">public</text:span> <text:span text:style-name="T451">function</text:span> <text:span text:style-name="T551">__construct</text:span><text:span text:style-name="T476">()</text:span><text:span text:style-name="T530">{</text:span></text:p>
      <text:p text:style-name="P665"><text:s text:c="16"/><text:span text:style-name="T451">parent</text:span><text:span text:style-name="T530">::</text:span><text:span text:style-name="T551">__construct</text:span><text:span text:style-name="T476">()</text:span><text:span text:style-name="T530">;</text:span></text:p>
      <text:p text:style-name="P665"><text:s text:c="8"/><text:span text:style-name="T530">}</text:span></text:p>
      <text:p text:style-name="P664"/>
      <text:p text:style-name="P665"><text:s text:c="8"/><text:span text:style-name="T566">/**</text:span></text:p>
      <text:p text:style-name="P667"><text:s text:c="8"/>* Funcion normal que carga una vista</text:p>
      <text:p text:style-name="P667"><text:s text:c="8"/>*/</text:p>
      <text:p text:style-name="P665"><text:s text:c="8"/><text:span text:style-name="T451">public</text:span> <text:span text:style-name="T451">function</text:span> index<text:span text:style-name="T476">()</text:span><text:span text:style-name="T530">{</text:span></text:p>
      <text:p text:style-name="P665"><text:s text:c="16"/><text:span text:style-name="T511">$data</text:span> <text:span text:style-name="T476">=</text:span> <text:span text:style-name="T451">array</text:span><text:span text:style-name="T476">(</text:span></text:p>
      <text:p text:style-name="P665"><text:s text:c="24"/><text:span text:style-name="T516">'titulo'</text:span> <text:span text:style-name="T476">=&gt;</text:span> <text:span text:style-name="T516">'Noticias'</text:span><text:span text:style-name="T476">,</text:span> </text:p>
      <text:p text:style-name="P665"><text:soft-page-break/><text:s text:c="24"/><text:span text:style-name="T516">'titulo_articulo'</text:span> <text:span text:style-name="T476">=&gt;</text:span> <text:span text:style-name="T516">'mi primer artículo'</text:span><text:span text:style-name="T476">,</text:span> </text:p>
      <text:p text:style-name="P665"><text:s text:c="24"/><text:span text:style-name="T516">'articulo'</text:span> <text:span text:style-name="T476">=&gt;</text:span> <text:span text:style-name="T516">'cuerpo de mi primer artículo'</text:span><text:span text:style-name="T476">,</text:span> </text:p>
      <text:p text:style-name="P665"><text:s text:c="24"/><text:span text:style-name="T516">'fuente'</text:span> <text:span text:style-name="T476">=&gt;</text:span> <text:span text:style-name="T516">'Mi fuente'</text:span></text:p>
      <text:p text:style-name="P665"><text:s text:c="24"/><text:span text:style-name="T476">)</text:span><text:span text:style-name="T530">;</text:span></text:p>
      <text:p text:style-name="P665"><text:s text:c="16"/></text:p>
      <text:p text:style-name="P665"><text:s text:c="16"/><text:span text:style-name="T511">$</text:span><text:span text:style-name="T451">this</text:span><text:span text:style-name="T476">-&gt;</text:span><text:span text:style-name="T511">load</text:span><text:span text:style-name="T476">-&gt;</text:span>view<text:span text:style-name="T476">(</text:span><text:span text:style-name="T516">'noticias'</text:span><text:span text:style-name="T476">,</text:span><text:span text:style-name="T511">$data</text:span><text:span text:style-name="T476">)</text:span><text:span text:style-name="T530">;</text:span> <text:s text:c="11"/></text:p>
      <text:p text:style-name="P665"><text:s text:c="8"/><text:span text:style-name="T530">}</text:span></text:p>
      <text:p text:style-name="P664"/>
      <text:p text:style-name="P671">}</text:p>
      <text:p text:style-name="P593"><text:span text:style-name="T316">Los datos enviados a la vista también pueden ser arreglos, para recorrer el arreglo recibido se puede usar código PHP.</text:span></text:p>
      <text:p text:style-name="P593"><text:span text:style-name="T316"/></text:p>
      <text:p text:style-name="P583"><text:span text:style-name="T351">Vistas Como datos</text:span></text:p>
      <text:p text:style-name="P583"><text:span text:style-name="T316">En ocasiones puede ser que se necesite no mostrar la vista directamente al usuario para esto se puede usar el tercer parámetro del método </text:span><text:span text:style-name="T351">“view”</text:span><text:span text:style-name="T316">, es un método booleano que indica si la vista se devuelve como datos o no.</text:span></text:p>
      <text:p text:style-name="P583"><text:span text:style-name="T316"/></text:p>
      <text:p text:style-name="P661"><text:span text:style-name="T508">&lt;?php</text:span><text:span text:style-name="T314"> </text:span><text:span text:style-name="T474">if</text:span><text:span text:style-name="T314"> </text:span><text:span text:style-name="T488">(</text:span><text:span text:style-name="T314"> </text:span><text:span text:style-name="T488">!</text:span><text:span text:style-name="T314"> </text:span><text:span text:style-name="T560">defined</text:span><text:span text:style-name="T488">(</text:span><text:span text:style-name="T525">'BASEPATH'</text:span><text:span text:style-name="T488">))</text:span><text:span text:style-name="T314"> </text:span><text:span text:style-name="T474">exit</text:span><text:span text:style-name="T488">(</text:span><text:span text:style-name="T525">'No direct script access allowed'</text:span><text:span text:style-name="T488">)</text:span><text:span text:style-name="T542">;</text:span></text:p>
      <text:p text:style-name="P664"/>
      <text:p text:style-name="P665"><text:span text:style-name="T451">class</text:span> Noticias <text:span text:style-name="T451">extends</text:span> CI_Controller<text:span text:style-name="T530">{</text:span></text:p>
      <text:p text:style-name="P665"><text:s text:c="8"/><text:span text:style-name="T566">/**</text:span></text:p>
      <text:p text:style-name="P667"><text:s text:c="8"/>* función <text:span text:style-name="T629">constructora</text:span></text:p>
      <text:p text:style-name="P667"><text:s text:c="8"/>*/</text:p>
      <text:p text:style-name="P665"><text:s text:c="8"/><text:span text:style-name="T451">public</text:span> <text:span text:style-name="T451">function</text:span> <text:span text:style-name="T551">__construct</text:span><text:span text:style-name="T476">()</text:span><text:span text:style-name="T530">{</text:span></text:p>
      <text:p text:style-name="P665"><text:s text:c="16"/><text:span text:style-name="T451">parent</text:span><text:span text:style-name="T530">::</text:span><text:span text:style-name="T551">__construct</text:span><text:span text:style-name="T476">()</text:span><text:span text:style-name="T530">;</text:span></text:p>
      <text:p text:style-name="P665"><text:s text:c="8"/><text:span text:style-name="T530">}</text:span></text:p>
      <text:p text:style-name="P664"/>
      <text:p text:style-name="P665"><text:s text:c="8"/><text:span text:style-name="T566">/**</text:span></text:p>
      <text:p text:style-name="P667"><text:s text:c="8"/>* <text:span text:style-name="T629">Función</text:span> normal que carga una vista</text:p>
      <text:p text:style-name="P667"><text:s text:c="8"/>*/</text:p>
      <text:p text:style-name="P665"><text:s text:c="8"/><text:span text:style-name="T451">public</text:span> <text:span text:style-name="T451">function</text:span> index<text:span text:style-name="T476">()</text:span><text:span text:style-name="T530">{</text:span></text:p>
      <text:p text:style-name="P665"><text:s text:c="16"/><text:span text:style-name="T511">$data</text:span> <text:span text:style-name="T476">=</text:span> <text:span text:style-name="T451">array</text:span><text:span text:style-name="T476">(</text:span></text:p>
      <text:p text:style-name="P665"><text:s text:c="24"/><text:span text:style-name="T516">'titulo'</text:span> <text:span text:style-name="T476">=&gt;</text:span> <text:span text:style-name="T516">'Noticias'</text:span><text:span text:style-name="T476">,</text:span> </text:p>
      <text:p text:style-name="P665"><text:s text:c="24"/><text:span text:style-name="T516">'titulo_articulo'</text:span> <text:span text:style-name="T476">=&gt;</text:span> <text:span text:style-name="T516">'mi primer artículo'</text:span><text:span text:style-name="T476">,</text:span> </text:p>
      <text:p text:style-name="P665"><text:s text:c="24"/><text:span text:style-name="T516">'articulo'</text:span> <text:span text:style-name="T476">=&gt;</text:span> <text:span text:style-name="T516">'cuerpo de mi primer artículo'</text:span><text:span text:style-name="T476">,</text:span> </text:p>
      <text:p text:style-name="P665"><text:s text:c="24"/><text:span text:style-name="T516">'fuente'</text:span> <text:span text:style-name="T476">=&gt;</text:span> <text:span text:style-name="T516">'Mi fuente'</text:span></text:p>
      <text:p text:style-name="P665"><text:s text:c="24"/><text:span text:style-name="T476">)</text:span><text:span text:style-name="T530">;</text:span></text:p>
      <text:p text:style-name="P665"><text:s text:c="16"/></text:p>
      <text:p text:style-name="P665"><text:s text:c="16"/><text:span text:style-name="T511">$html</text:span> <text:span text:style-name="T476">=</text:span> <text:span text:style-name="T511">$</text:span><text:span text:style-name="T451">this</text:span><text:span text:style-name="T476">-&gt;</text:span><text:span text:style-name="T511">load</text:span><text:span text:style-name="T476">-&gt;</text:span>view<text:span text:style-name="T476">(</text:span><text:span text:style-name="T516">'noticias'</text:span><text:span text:style-name="T476">,</text:span><text:span text:style-name="T511">$data</text:span><text:span text:style-name="T476">,</text:span>TRUE<text:span text:style-name="T476">)</text:span><text:span text:style-name="T530">;</text:span> <text:s text:c="14"/></text:p>
      <text:p text:style-name="P665"><text:s text:c="16"/><text:span text:style-name="T451">print</text:span> <text:span text:style-name="T511">$html</text:span><text:span text:style-name="T530">;</text:span></text:p>
      <text:p text:style-name="P665"><text:s text:c="8"/><text:span text:style-name="T530">}</text:span></text:p>
      <text:p text:style-name="P664"/>
      <text:p text:style-name="P671">}</text:p>
      <text:p text:style-name="P593"><text:span text:style-name="T314">En caso de que se envíe como tercer parámetro </text:span><text:span text:style-name="T611">“FALSE”</text:span><text:span text:style-name="T314">, la vista se mostrará al usuario de forma normal.</text:span></text:p>
      <text:p text:style-name="P593"><text:span text:style-name="T314"/></text:p>
      <text:p text:style-name="P593"><text:span text:style-name="T314"/></text:p>
      <text:p text:style-name="P593"><text:soft-page-break/><text:span text:style-name="T629">Modelos:</text:span></text:p>
      <text:p text:style-name="P554"><text:span text:style-name="T629">Los modelos son la parte primaria de una aplicación </text:span><text:span text:style-name="T630">MCV, son los encargados de obtener la información de la base de datos y pasársela al controlador, los modelos en CodeIgniter son opcionales ya que este provee de una clase que se encarga de manipular los datos que puede ser usada como modelo, por esta razon los modelos <text:s/>pueden usar las funciones de esta clase en su estructura.</text:span></text:p>
      <text:p text:style-name="P554"><text:span text:style-name="T630"/></text:p>
      <text:p text:style-name="P555"><text:span text:style-name="T630">Un modelo es una clase que hereda o extiende a la clase </text:span><text:span text:style-name="T234">“CI_Model” </text:span><text:span text:style-name="T630">de la misma forma que el controlador es necesario la definición de la función constructora.</text:span></text:p>
      <text:p text:style-name="P555"><text:span text:style-name="T630"/></text:p>
      <text:p text:style-name="P656"><text:span text:style-name="T510">&lt;</text:span><text:span text:style-name="T499">?php</text:span> <text:span text:style-name="T451">if</text:span> <text:span text:style-name="T476">(</text:span> <text:span text:style-name="T476">!</text:span> <text:span text:style-name="T551">defined</text:span><text:span text:style-name="T476">(</text:span><text:span text:style-name="T516">'BASEPATH'</text:span><text:span text:style-name="T476">))</text:span> <text:span text:style-name="T451">exit</text:span><text:span text:style-name="T476">(</text:span><text:span text:style-name="T516">'No direct script access allowed'</text:span><text:span text:style-name="T476">)</text:span><text:span text:style-name="T530">;</text:span></text:p>
      <text:p text:style-name="P664"/>
      <text:p text:style-name="P665"><text:span text:style-name="T451">class</text:span> mimodelo <text:span text:style-name="T451">extends</text:span> CI_Model<text:span text:style-name="T530">{</text:span></text:p>
      <text:p text:style-name="P664"/>
      <text:p text:style-name="P665"><text:s text:c="8"/><text:span text:style-name="T451">function</text:span> <text:span text:style-name="T551">__construct</text:span><text:span text:style-name="T476">()</text:span><text:span text:style-name="T530">{</text:span></text:p>
      <text:p text:style-name="P665"><text:s text:c="16"/><text:span text:style-name="T451">parent</text:span><text:span text:style-name="T530">::</text:span><text:span text:style-name="T551">__construct</text:span><text:span text:style-name="T476">()</text:span><text:span text:style-name="T530">;</text:span></text:p>
      <text:p text:style-name="P665"><text:s text:c="8"/><text:span text:style-name="T530">}</text:span></text:p>
      <text:p text:style-name="P664"/>
      <text:p text:style-name="P671">}</text:p>
      <text:p text:style-name="P584"><text:span text:style-name="T630">Cargar un modelo:</text:span></text:p>
      <text:p text:style-name="P555"><text:span text:style-name="T630">Un modelo solo puede ser cargado únicamente por un controlador, si se intenta cargarlo desde otro lugar, la aplicación no funcionará, para cargar el modelo se usa el método </text:span><text:span text:style-name="T234">“model”</text:span><text:span text:style-name="T630"> de la clase </text:span><text:span text:style-name="T234">“load” </text:span><text:span text:style-name="T630">seguido por el nombre del modelo, se recomienda hacerlo dentro del constructor de la clase.</text:span></text:p>
      <text:p text:style-name="P555"><text:span text:style-name="T630"/></text:p>
      <text:p text:style-name="P656"><text:span text:style-name="T510">&lt;?php</text:span><text:span text:style-name="T630"> </text:span><text:span text:style-name="T461">if</text:span><text:span text:style-name="T630"> </text:span><text:span text:style-name="T492">(</text:span><text:span text:style-name="T630"> </text:span><text:span text:style-name="T492">!</text:span><text:span text:style-name="T630"> </text:span><text:span text:style-name="T562">defined</text:span><text:span text:style-name="T492">(</text:span><text:span text:style-name="T527">'BASEPATH'</text:span><text:span text:style-name="T492">))</text:span><text:span text:style-name="T630"> </text:span><text:span text:style-name="T461">exit</text:span><text:span text:style-name="T492">(</text:span><text:span text:style-name="T527">'No direct script access allowed'</text:span><text:span text:style-name="T492">)</text:span><text:span text:style-name="T544">;</text:span></text:p>
      <text:p text:style-name="P664"/>
      <text:p text:style-name="P665"><text:span text:style-name="T451">class</text:span> Noticias <text:span text:style-name="T451">extends</text:span> CI_Controller<text:span text:style-name="T530">{</text:span></text:p>
      <text:p text:style-name="P664"/>
      <text:p text:style-name="P665"><text:s text:c="8"/><text:span text:style-name="T451">function</text:span> <text:span text:style-name="T551">__construct</text:span><text:span text:style-name="T476">()</text:span><text:span text:style-name="T530">{</text:span></text:p>
      <text:p text:style-name="P665"><text:s text:c="16"/><text:span text:style-name="T451">parent</text:span><text:span text:style-name="T530">::</text:span><text:span text:style-name="T551">__construct</text:span><text:span text:style-name="T476">()</text:span><text:span text:style-name="T530">;</text:span></text:p>
      <text:p text:style-name="P665"><text:s text:c="16"/><text:span text:style-name="T511">$</text:span><text:span text:style-name="T451">this</text:span><text:span text:style-name="T476">-&gt;</text:span><text:span text:style-name="T511">load</text:span><text:span text:style-name="T476">-&gt;</text:span>model<text:span text:style-name="T476">(</text:span><text:span text:style-name="T516">'mimodelo'</text:span><text:span text:style-name="T476">)</text:span><text:span text:style-name="T530">;</text:span></text:p>
      <text:p text:style-name="P665"><text:s text:c="8"/><text:span text:style-name="T530">}</text:span></text:p>
      <text:p text:style-name="P664"/>
      <text:p text:style-name="P673"><text:span text:style-name="T530">}</text:span></text:p>
      <text:p text:style-name="P555"><text:span text:style-name="T630">Para conectarse a una base de datos CodeIgniter posee un fichero de configuración en </text:span><text:span text:style-name="T234">“application/config/database.php” </text:span><text:span text:style-name="T630">en el que se especifican los parámetros </text:span><text:span text:style-name="T630"><text:s/>de la configuración</text:span><text:span text:style-name="T631"> siendo los más importantes:</text:span></text:p>
      <text:p text:style-name="P613"><text:span text:style-name="T631"/></text:p>
      <text:p text:style-name="P656"><text:span text:style-name="T515">$active_group</text:span><text:span text:style-name="T631"> </text:span><text:span text:style-name="T493">=</text:span><text:span text:style-name="T631"> </text:span><text:span text:style-name="T528">'default'</text:span><text:span text:style-name="T545">;</text:span></text:p>
      <text:p text:style-name="P665"><text:span text:style-name="T511">$active_record</text:span> <text:span text:style-name="T476">=</text:span> TRUE<text:span text:style-name="T530">;</text:span></text:p>
      <text:p text:style-name="P664"/>
      <text:p text:style-name="P665"><text:span text:style-name="T511">$db</text:span><text:span text:style-name="T476">[</text:span><text:span text:style-name="T516">'default'</text:span><text:span text:style-name="T476">][</text:span><text:span text:style-name="T516">'hostname'</text:span><text:span text:style-name="T476">]</text:span> <text:span text:style-name="T476">=</text:span> <text:span text:style-name="T516">'localhost'</text:span><text:span text:style-name="T530">;</text:span></text:p>
      <text:p text:style-name="P665"><text:span text:style-name="T511">$db</text:span><text:span text:style-name="T476">[</text:span><text:span text:style-name="T516">'default'</text:span><text:span text:style-name="T476">][</text:span><text:span text:style-name="T516">'username'</text:span><text:span text:style-name="T476">]</text:span> <text:span text:style-name="T476">=</text:span> <text:span text:style-name="T516">'root'</text:span><text:span text:style-name="T530">;</text:span></text:p>
      <text:p text:style-name="P665"><text:span text:style-name="T511">$db</text:span><text:span text:style-name="T476">[</text:span><text:span text:style-name="T516">'default'</text:span><text:span text:style-name="T476">][</text:span><text:span text:style-name="T516">'password'</text:span><text:span text:style-name="T476">]</text:span> <text:span text:style-name="T476">=</text:span> <text:span text:style-name="T516">'</text:span><text:span text:style-name="T529">miclave</text:span><text:span text:style-name="T516">'</text:span><text:span text:style-name="T530">;</text:span></text:p>
      <text:p text:style-name="P665"><text:span text:style-name="T511">$db</text:span><text:span text:style-name="T476">[</text:span><text:span text:style-name="T516">'default'</text:span><text:span text:style-name="T476">][</text:span><text:span text:style-name="T516">'database'</text:span><text:span text:style-name="T476">]</text:span> <text:span text:style-name="T476">=</text:span> <text:span text:style-name="T516">'liposerv_ispade'</text:span><text:span text:style-name="T530">;</text:span></text:p>
      <text:p text:style-name="P674"><text:span text:style-name="T511">$db</text:span><text:span text:style-name="T476">[</text:span><text:span text:style-name="T516">'default'</text:span><text:span text:style-name="T476">][</text:span><text:span text:style-name="T516">'dbdriver'</text:span><text:span text:style-name="T476">]</text:span> <text:span text:style-name="T476">=</text:span> <text:span text:style-name="T516">'mysql'</text:span><text:span text:style-name="T530">;</text:span></text:p>
      <text:p text:style-name="P555"><text:soft-page-break/><text:span text:style-name="T631"/></text:p>
      <text:p text:style-name="P556"><text:span text:style-name="T632"/></text:p>
      <text:p text:style-name="P595"><text:span text:style-name="T632">Usar Los Helpers De CodeIgniter</text:span></text:p>
      <text:p text:style-name="P557"><text:span text:style-name="T633">Los </text:span><text:span text:style-name="T235">“helpers”</text:span><text:span text:style-name="T633"> son elementos que ayudan con determinadas tareas como crear formularios, manejo de URI, manejo de fechas, manejo textos, etc. </text:span><text:span text:style-name="T634">En CodeIgniter los “</text:span><text:span text:style-name="T236">helpers” </text:span><text:span text:style-name="T634">no están escritos en formato orientado a objetos, son ficheros de código PHP que contienen funciones sin dependencia con otras funciones, los helpers están ubicados en la ruta </text:span><text:span text:style-name="T236">“system/helpers”</text:span><text:span text:style-name="T634"> o </text:span><text:span text:style-name="T236">“application/helpers</text:span><text:span text:style-name="T634">”,</text:span><text:span text:style-name="T236"> </text:span><text:span text:style-name="T634">cuando el desarrollador crea sus propio helpers los ubica en la segunda ruta lugar en el que CodeIgniter buscará primero de no encontrarlo en esa ruta buscara en la ruta principal.</text:span></text:p>
      <text:p text:style-name="P557"><text:span text:style-name="T633"/></text:p>
      <text:p text:style-name="P585"><text:span text:style-name="T635">Cargar un Helper:</text:span></text:p>
      <text:p text:style-name="P585"><text:span text:style-name="T315">Para cargar un helper se usa el método </text:span><text:span text:style-name="T635">“helper” </text:span><text:span text:style-name="T315">de la clase </text:span><text:span text:style-name="T635">“load” </text:span><text:span text:style-name="T315">pasando como parámetro el nombre del helper, se recomienda cargar los helpers en el constructor de la clase.</text:span></text:p>
      <text:p text:style-name="P585"><text:span text:style-name="T315"/></text:p>
      <text:p text:style-name="P662"><text:span text:style-name="T509">&lt;?php</text:span><text:span text:style-name="T315"> </text:span><text:span text:style-name="T475">if</text:span><text:span text:style-name="T315"> </text:span><text:span text:style-name="T489">(</text:span><text:span text:style-name="T315"> </text:span><text:span text:style-name="T489">!</text:span><text:span text:style-name="T315"> </text:span><text:span text:style-name="T561">defined</text:span><text:span text:style-name="T489">(</text:span><text:span text:style-name="T526">'BASEPATH'</text:span><text:span text:style-name="T489">))</text:span><text:span text:style-name="T315"> </text:span><text:span text:style-name="T475">exit</text:span><text:span text:style-name="T489">(</text:span><text:span text:style-name="T526">'No direct script access allowed'</text:span><text:span text:style-name="T489">)</text:span><text:span text:style-name="T543">;</text:span></text:p>
      <text:p text:style-name="P664"/>
      <text:p text:style-name="P665"><text:span text:style-name="T451">class</text:span> Noticias <text:span text:style-name="T451">extends</text:span> CI_Controller<text:span text:style-name="T530">{</text:span></text:p>
      <text:p text:style-name="P664"/>
      <text:p text:style-name="P665"><text:s text:c="8"/><text:span text:style-name="T451">function</text:span> <text:span text:style-name="T551">__construct</text:span><text:span text:style-name="T476">()</text:span><text:span text:style-name="T530">{</text:span></text:p>
      <text:p text:style-name="P665"><text:s text:c="16"/><text:span text:style-name="T451">parent</text:span><text:span text:style-name="T530">::</text:span><text:span text:style-name="T551">__construct</text:span><text:span text:style-name="T476">()</text:span><text:span text:style-name="T530">;</text:span></text:p>
      <text:p text:style-name="P665"><text:s text:c="16"/><text:span text:style-name="T511">$</text:span><text:span text:style-name="T451">this</text:span><text:span text:style-name="T476">-&gt;</text:span><text:span text:style-name="T511">load</text:span><text:span text:style-name="T476">-&gt;</text:span>helper<text:span text:style-name="T476">(</text:span><text:span text:style-name="T516">'url'</text:span><text:span text:style-name="T476">)</text:span><text:span text:style-name="T530">;</text:span></text:p>
      <text:p text:style-name="P665"><text:s text:c="8"/><text:span text:style-name="T530">}</text:span></text:p>
      <text:p text:style-name="P664"/>
      <text:p text:style-name="P671">}</text:p>
      <text:p text:style-name="P585"><text:span text:style-name="T635">Helper modo de uso</text:span></text:p>
      <text:p text:style-name="P558"><text:span text:style-name="T635">Para usar un helper se accede a sus funciones en la forma convencional de invocar a una función PHP, vasta con escribir el nombre de una función contenida en el helper directamente en el código y pasarle los parámetros requeridos por la misma.</text:span></text:p>
      <text:p text:style-name="P558"><text:span text:style-name="T635"/></text:p>
      <text:p text:style-name="P585"><text:span text:style-name="T635">Crear un helper</text:span></text:p>
      <text:p text:style-name="P558"><text:span text:style-name="T635">CodeIgniter posee un directorio en el cual se puede crear helpers </text:span><text:span text:style-name="T237">“application/helpers”</text:span><text:span text:style-name="T635"> se puede tomar referencia de un fichero de helper de CodeIgniter para su estructura el nombre del helper debe terminar con </text:span><text:span text:style-name="T237">“_helper.php”</text:span><text:span text:style-name="T635"> para que CodeIgniter lo reconozca como tal, la forma de usarlo es la misma que con un helper normal</text:span></text:p>
      <text:p text:style-name="P557"><text:span text:style-name="T633"/></text:p>
      <text:p text:style-name="P593">Usar Las Bibliotecas De CodeIgniter</text:p>
      <text:p text:style-name="P576"><text:span text:style-name="T587">Las bibliotecas de CodeIgniter son una versión más potente de los helpers permiten trabajar con formularios, archivos, sesiones, carritos de compras, etc.</text:span></text:p>
      <text:p text:style-name="P576"><text:span text:style-name="T587">Las bibliotecas están ubicadas en </text:span><text:span text:style-name="T238">“system/libraries” </text:span><text:span text:style-name="T587">para cargar cualquiera de estas bibliotecas se usa el método </text:span><text:span text:style-name="T238">“library”</text:span><text:span text:style-name="T587"> de la clase </text:span><text:span text:style-name="T238">“load“.</text:span></text:p>
      <text:p text:style-name="P576"><text:span text:style-name="T238"/></text:p>
      <text:p text:style-name="P559"><text:span text:style-name="T636">Para usar una biblioteca se accede a ella como si se tratara de un objeto, si la clase necesitara de parámetros para su inicialización se los puede indicar como segundo parámetro, en caso de usar esta funcionalidad debe configurar el constructor de la clase para que esto sea posible. </text:span></text:p>
      <text:p text:style-name="P87"><text:soft-page-break/></text:p>
      <text:p text:style-name="P87"/>
      <text:p text:style-name="P87"/>
      <text:p text:style-name="P660"><text:span text:style-name="T499">&lt;?php</text:span> <text:span text:style-name="T450">if</text:span> <text:span text:style-name="T476">(</text:span> <text:span text:style-name="T476">!</text:span> <text:span text:style-name="T551">defined</text:span><text:span text:style-name="T476">(</text:span><text:span text:style-name="T516">'BASEPATH'</text:span><text:span text:style-name="T476">))</text:span> <text:span text:style-name="T450">exit</text:span><text:span text:style-name="T476">(</text:span><text:span text:style-name="T516">'No direct script access allowed'</text:span><text:span text:style-name="T476">)</text:span><text:span text:style-name="T530">;</text:span></text:p>
      <text:p text:style-name="P664"/>
      <text:p text:style-name="P665"><text:span text:style-name="T451">class</text:span> Noticias <text:span text:style-name="T451">extends</text:span> CI_Controller<text:span text:style-name="T530">{</text:span></text:p>
      <text:p text:style-name="P664"/>
      <text:p text:style-name="P665"><text:s text:c="8"/><text:span text:style-name="T451">function</text:span> <text:span text:style-name="T551">__construct</text:span><text:span text:style-name="T476">()</text:span><text:span text:style-name="T530">{</text:span></text:p>
      <text:p text:style-name="P665"><text:s text:c="16"/><text:span text:style-name="T451">parent</text:span><text:span text:style-name="T530">::</text:span><text:span text:style-name="T551">__construct</text:span><text:span text:style-name="T476">()</text:span><text:span text:style-name="T530">;</text:span></text:p>
      <text:p text:style-name="P665"><text:s text:c="16"/><text:span text:style-name="T511">$</text:span><text:span text:style-name="T451">this</text:span><text:span text:style-name="T476">-&gt;</text:span><text:span text:style-name="T511">load</text:span><text:span text:style-name="T476">-&gt;</text:span>libary<text:span text:style-name="T476">(</text:span><text:span text:style-name="T516">'Email'</text:span><text:span text:style-name="T476">)</text:span><text:span text:style-name="T530">;</text:span></text:p>
      <text:p text:style-name="P665"><text:s text:c="8"/><text:span text:style-name="T530">}</text:span></text:p>
      <text:p text:style-name="P664"/>
      <text:p text:style-name="P665"><text:s text:c="8"/><text:span text:style-name="T566">/**</text:span></text:p>
      <text:p text:style-name="P667"><text:s text:c="8"/>* Uso de bliblioteca </text:p>
      <text:p text:style-name="P667"><text:s text:c="8"/>*/</text:p>
      <text:p text:style-name="P665"><text:s text:c="8"/><text:span text:style-name="T451">public</text:span> <text:span text:style-name="T451">function</text:span> index<text:span text:style-name="T476">()</text:span><text:span text:style-name="T530">{</text:span></text:p>
      <text:p text:style-name="P665"><text:s text:c="16"/><text:span text:style-name="T511">$</text:span><text:span text:style-name="T451">this</text:span><text:span text:style-name="T476">-&gt;</text:span><text:span text:style-name="T511">email</text:span><text:span text:style-name="T476">-&gt;</text:span>from<text:span text:style-name="T476">(</text:span><text:span text:style-name="T516">'eduardouio7@gmail.com'</text:span><text:span text:style-name="T476">)</text:span><text:span text:style-name="T530">;</text:span></text:p>
      <text:p text:style-name="P665"><text:s text:c="16"/><text:span text:style-name="T511">$</text:span><text:span text:style-name="T451">this</text:span><text:span text:style-name="T476">-&gt;</text:span><text:span text:style-name="T511">email</text:span><text:span text:style-name="T476">-&gt;</text:span>to<text:span text:style-name="T476">(</text:span><text:span text:style-name="T516">'ev_villota@hotmail.com'</text:span><text:span text:style-name="T476">)</text:span><text:span text:style-name="T530">;</text:span></text:p>
      <text:p text:style-name="P665"><text:s text:c="16"/><text:span text:style-name="T511">$</text:span><text:span text:style-name="T451">this</text:span><text:span text:style-name="T476">-&gt;</text:span><text:span text:style-name="T511">email</text:span><text:span text:style-name="T476">-&gt;</text:span>subject<text:span text:style-name="T476">(</text:span><text:span text:style-name="T516">'uso de una librería'</text:span><text:span text:style-name="T476">)</text:span><text:span text:style-name="T530">;</text:span></text:p>
      <text:p text:style-name="P665"><text:s text:c="16"/><text:span text:style-name="T511">$</text:span><text:span text:style-name="T451">this</text:span><text:span text:style-name="T476">-&gt;</text:span><text:span text:style-name="T511">email</text:span><text:span text:style-name="T476">-&gt;</text:span>message<text:span text:style-name="T476">(</text:span><text:span text:style-name="T516">'Primer uso de una librería'</text:span><text:span text:style-name="T476">)</text:span></text:p>
      <text:p text:style-name="P665"><text:s text:c="8"/><text:span text:style-name="T530">}</text:span></text:p>
      <text:p text:style-name="P664"/>
      <text:p text:style-name="P671">}</text:p>
      <text:p text:style-name="P594"><text:span text:style-name="T637">Cargar de forma automática de recursos</text:span></text:p>
      <text:p text:style-name="P594"><text:span text:style-name="T637"/></text:p>
      <text:p text:style-name="P87">5.2.6.7.<text:tab/>Ruteo URI</text:p>
      <text:p text:style-name="P87"/>
      <text:p text:style-name="P87"/>
      <text:p text:style-name="P87"/>
      <text:p text:style-name="P87"/>
      <text:p text:style-name="P87"/>
      <text:p text:style-name="P87"/>
      <text:p text:style-name="P87">5.2.6.8.<text:tab/>Funciones Comunes</text:p>
      <text:p text:style-name="P87">5.2.6.9.<text:tab/>Manejo de Errores</text:p>
      <text:p text:style-name="P87">5.2.6.10.<text:tab/>Seguridad</text:p>
      <text:p text:style-name="P87">5.2.6.11.<text:tab/>Estilo y Sintaxis Generales</text:p>
      <text:p text:style-name="P87">5.2.7.<text:tab/>Clases de CodeIgniter </text:p>
      <text:p text:style-name="P87">5.2.7.1.<text:tab/>Clase Config</text:p>
      <text:p text:style-name="P87">5.2.7.2.<text:tab/>Clase Database</text:p>
      <text:p text:style-name="P87">5.2.7.3.<text:tab/>Clase Email</text:p>
      <text:p text:style-name="P87">5.2.7.4.<text:tab/>Clase Encrypt</text:p>
      <text:p text:style-name="P87">5.2.7.5.<text:tab/>Clase Input</text:p>
      <text:p text:style-name="P87">5.2.7.6.<text:tab/>Clase Pagination</text:p>
      <text:p text:style-name="P87">5.2.7.7.<text:tab/>Clase Session</text:p>
      <text:p text:style-name="P87">5.2.7.8.<text:tab/>Clase Upload</text:p>
      <text:p text:style-name="P87">5.2.8.<text:tab/>Helpers de CodeIgniter</text:p>
      <text:p text:style-name="P87">5.2.8.1.<text:tab/>Helper Download</text:p>
      <text:p text:style-name="P87">5.2.8.2.<text:tab/>Helper Form</text:p>
      <text:p text:style-name="P87">5.2.8.3.<text:tab/>Helper URL</text:p>
      <text:p text:style-name="P87"><text:soft-page-break/></text:p>
      <text:p text:style-name="P87"/>
      <text:p text:style-name="P87"/>
      <text:p text:style-name="P87">5.3.<text:tab/>IntroducciónA Bootstrap CSS</text:p>
      <text:p text:style-name="P87">5.3.1.<text:tab/>Como UsarBootstrap</text:p>
      <text:p text:style-name="P87">5.3.2.<text:tab/>Sintaxis De Bootstrap</text:p>
      <text:p text:style-name="P87">5.3.3.<text:tab/>Prestaciones Del Framework Bootstrap</text:p>
      <text:p text:style-name="P87">5.3.4.<text:tab/>Scaffolding</text:p>
      <text:p text:style-name="P87">5.3.4.1.<text:tab/>Grid System</text:p>
      <text:p text:style-name="P87">5.3.4.2.<text:tab/>Fluid Grid System</text:p>
      <text:p text:style-name="P87">5.3.4.3.<text:tab/>Layouts</text:p>
      <text:p text:style-name="P87">5.3.5.<text:tab/>Base CSS</text:p>
      <text:p text:style-name="P87">5.3.5.1.<text:tab/>Tables</text:p>
      <text:p text:style-name="P87">5.3.5.2.<text:tab/>Forms</text:p>
      <text:p text:style-name="P87">5.3.5.3.<text:tab/>Buttons</text:p>
      <text:p text:style-name="P87">5.3.5.4.<text:tab/>Images</text:p>
      <text:p text:style-name="P87">5.3.5.5.<text:tab/>Icons</text:p>
      <text:p text:style-name="P87">5.3.6.<text:tab/>Components</text:p>
      <text:p text:style-name="P87">5.3.6.1.<text:tab/>Dropdowns</text:p>
      <text:p text:style-name="P87">5.3.6.2.<text:tab/>Button Dropdowns</text:p>
      <text:p text:style-name="P87">5.3.6.3.<text:tab/>Nav</text:p>
      <text:p text:style-name="P87">5.3.6.4.<text:tab/>Navbar</text:p>
      <text:p text:style-name="P87">5.3.6.5.<text:tab/>Pagination</text:p>
      <text:p text:style-name="P87">5.3.6.6.<text:tab/>Labels</text:p>
      <text:p text:style-name="P87">5.3.6.7.<text:tab/>Alerts</text:p>
      <text:p text:style-name="P87">5.3.7.<text:tab/>Java Script</text:p>
      <text:p text:style-name="P87">5.3.7.1.<text:tab/>Modal</text:p>
      <text:p text:style-name="P87">5.3.7.2.<text:tab/>Tab</text:p>
      <text:p text:style-name="P87">5.3.7.3.<text:tab/>Tooltip</text:p>
      <text:p text:style-name="P87">5.3.7.4.<text:tab/>Collapse</text:p>
      <text:p text:style-name="P87">6.<text:tab/>Capítulo VI</text:p>
      <text:p text:style-name="P87"/>
      <text:p text:style-name="P74"/>
      <text:p text:style-name="P74">3.<text:tab/>Capítulo III</text:p>
      <text:p text:style-name="P74">3.1.<text:tab/>Recolección De Información</text:p>
      <text:p text:style-name="P74">3.1.1.<text:tab/>Identificar Fuentes De Información</text:p>
      <text:p text:style-name="P74">3.2.<text:tab/>Definición De Problema. ¿Qué Es Un CMS?</text:p>
      <text:p text:style-name="P163">Es necesario conocer lo más que se pueda lo que es un CMS, con esto me refiero saber lo que es más allá de los conceptos, su funcionalidad, su objetivo,empezaré citando la definición de Wikipedia la cual dice </text:p>
      <text:p text:style-name="P17"/>
      <text:p text:style-name="P17"><text:span text:style-name="T2">“</text:span><text:span text:style-name="T118">referencia wikipedia</text:span><text:span text:style-name="T2">”</text:span></text:p>
      <text:p text:style-name="P17"/>
      <text:p text:style-name="P163">Esta definición no es tan clara como se podría desear pero su objetivo es dar a conocer lo que es un CMS, sabemos que un CMS gestiona no solamente los contenidos que se muestran a los usuarios y administradores sino que además es encargado de gestionar los componentes internos de la aplicación, veamos los todos y cada uno de los ítems que manejan los CMS.</text:p>
      <text:p text:style-name="P17"/>
      <text:list xml:id="list2361015353340396016" text:style-name="WWNum2">
        <text:list-item>
          <text:p text:style-name="P638">Maneja las Imágenes</text:p>
        </text:list-item>
      </text:list>
      <text:p text:style-name="P623"><text:soft-page-break/>Se las puede manejar almacenándolas directamente en el servidor a través de en el <text:s/>que está alojado el sitio con la ayuda de un Uploader o caso contrario en servidores externos y rescatando el link del fichero.</text:p>
      <text:p text:style-name="P12"/>
      <text:p text:style-name="P12"><text:span text:style-name="T158">Nota: Uploader es una aplicación que gestiona las imágenes, además en la segunda opción podemos perder la imagen con el tiempo porque la persona </text:span><text:span text:style-name="T158">dueño del sitio tiene potestad sobre ellas y las puede eliminar si lo considera necesario.</text:span></text:p>
      <text:p text:style-name="P12"/>
      <text:list xml:id="list525339959" text:continue-numbering="true" text:style-name="WWNum2">
        <text:list-item>
          <text:p text:style-name="P638">Manejar Videos </text:p>
        </text:list-item>
      </text:list>
      <text:p text:style-name="P623">EL soporte de videos esta dado simplemente con mostrar videos de servidores externos el único a soportar será Youtube</text:p>
      <text:p text:style-name="P12"/>
      <text:list xml:id="list499923360" text:continue-numbering="true" text:style-name="WWNum2">
        <text:list-item>
          <text:p text:style-name="P638">Google CustomSearch (GCS)</text:p>
        </text:list-item>
      </text:list>
      <text:p text:style-name="P623">Si pensamos un momento en el crecimiento del sitio, imaginemos por un momento que tenemos alojados más de cien artículos en más de diez categorías, sería muy difícil acceder a ellos solamente a través de los menús ya que estos serian muy extensos y además complicado para el usuario cuando este busque un contenido de su interés. Para enfrentar este inconveniente tenemos un producto de Google llamado Google CustomSearch, lo que hace este sistema es identificar todo el contenido del sitio y lo indexa a Google, una vez implementado en la pagina podemos hacer búsquedas en el sitio con la ayuda de Google <text:s/>sin la necesidad de programar un buscador propio, y con toda la capacidad que Google posee.</text:p>
      <text:p text:style-name="P623">El servicio que se va a elegir es el gratuito, este nos muestra publicidad en las búsquedas delos usuariosperosi se la desea eliminar de los resultados se debe pagar por el servicio, es bueno mencionar que esto ayuda mucho en el posicionamiento en el buscador de Google, aunque no es el único buscador que existe.</text:p>
      <text:p text:style-name="P12"/>
      <text:p text:style-name="P645">Nota: cuando el usuario se siente confundido o simplemente no encuentra lo que busca con facilidad abandona el sitio, hay que recordar que no somos los únicos que ofrecemos ese tipo de información, ha millones de sitios con igual o mejor información, por ene es importante priorizar el acceso a los contenidos.</text:p>
      <text:list xml:id="list1428312662" text:continue-numbering="true" text:style-name="WWNum2">
        <text:list-item>
          <text:p text:style-name="P638">Google Analytics (GA)</text:p>
        </text:list-item>
      </text:list>
      <text:p text:style-name="P623">Una vez que se pone en funcionamiento el sitio es necesario conocer sus estadísticas, la intención de este trabajo no es de mencionar cuantos servicios de estadísticas existen ni cual es el mejor, sino de recomendar uno que sea bueno y de preferencia gratuito, dentro de esta recomendación esta Google Analitics o GA, este no es solamente un contador de visitas, ayuda a la toma de decisiones para el rumbo del proyecto, ya que nos da información de que es lo que la gente mas lee en nuestro sitio, cuanto tiempo le dedica al sitio, desde donde esta viendo el sitio, que sistema operativo usa, su navegador, que tipo de dispositivo usa ya sea teléfonos tabletas u otros. Es un servicio muy completo, lo recomiendo.</text:p>
      <text:p text:style-name="P12"/>
      <text:list xml:id="list1091186896" text:continue-numbering="true" text:style-name="WWNum2">
        <text:list-item>
          <text:p text:style-name="P638">Google Maps</text:p>
        </text:list-item>
      </text:list>
      <text:p text:style-name="P623">Es un servicio de mapas, lo vamos a usar en lo mas básico que es mostrar la ubicación de la empresa en la pagina de contactos.</text:p>
      <text:p text:style-name="P17"/>
      <text:list xml:id="list840507100" text:continue-numbering="true" text:style-name="WWNum2">
        <text:list-item>
          <text:p text:style-name="P638">SEO Básico</text:p>
        </text:list-item>
        <text:list-item>
          <text:p text:style-name="P649"><text:soft-page-break/><text:span text:style-name="T2">SEO es una técnica que hace que los contenidos de nuestro sitio web puedan ser encontrados por los buscadores. En cuanto SEO se van a seguir algunos parámetros específicos en la publicación de los artículos, como mencioné en una nota Google no es el único buscador que existe, pero es el mas grande, por eso controla la mayoría de los parámetros que los </text:span><text:span text:style-name="T2">desarrolladores de contenido deben tener en cuenta para ser “vistos” por Google, y al ser tan grande esta empresa hizo que sus competidores como Yahoo Bing y muchos mas siguieran esos estándares para indexar los contenidos a sus bases de datos, esto se profundizará mas en la sección correspondiente.</text:span></text:p>
        </text:list-item>
        <text:list-item>
          <text:p text:style-name="P638">Redes Sociales</text:p>
        </text:list-item>
      </text:list>
      <text:p text:style-name="P12"><text:span text:style-name="T2">En la actualidad las redes sociales son una muy buena herramienta para atraer a personas, con esto nuestro sitio tiene publicidad a través de terceros <text:s/>de forma gratuita, permitiendo que los cibernautas conozcan nuestro sitio, hay un dicho que dice “</text:span><text:span text:style-name="T118">si quieres vender la gente debe saber </text:span><text:span text:style-name="T118">que existes”</text:span><text:span text:style-name="T2">, esta es un muy buena forma de lograrlo, existes tres principales redes sociales como son.</text:span></text:p>
      <text:p text:style-name="P623">Twitter</text:p>
      <text:p text:style-name="P623">Facebook</text:p>
      <text:p text:style-name="P623">Google Plus</text:p>
      <text:p text:style-name="P12"/>
      <text:p text:style-name="P74">3.2.1.<text:tab/>Definición De CMS</text:p>
      <text:p text:style-name="P74">3.2.2.<text:tab/>Historia De CMS</text:p>
      <text:p text:style-name="P74">3.2.3.<text:tab/>Tipos De CMS</text:p>
      <text:p text:style-name="P74">3.2.3.1.<text:tab/>Abiertos</text:p>
      <text:p text:style-name="P74">3.2.3.2.<text:tab/>Cerrados</text:p>
      <text:p text:style-name="P74">3.2.3.3.<text:tab/>Comerciales</text:p>
      <text:p text:style-name="P74">3.3.<text:tab/>Ventajas </text:p>
      <text:p text:style-name="P74">3.4.<text:tab/>Desventajas</text:p>
      <text:p text:style-name="P74">3.5.<text:tab/>Estudio Del Funcionamiento De Un CMS</text:p>
      <text:p text:style-name="P74">3.5.1.<text:tab/>Análisis De Las Prestaciones</text:p>
      <text:p text:style-name="P74">3.5.2.<text:tab/>Reconocimiento De La Estructura De Un CMS</text:p>
      <text:p text:style-name="P74">3.5.3.<text:tab/>Manejo De La Información Del Sitio Por Parte Del CMS</text:p>
      <text:p text:style-name="P74">3.5.4.<text:tab/>Almacenamiento De Datos</text:p>
      <text:p text:style-name="P74">3.5.5.<text:tab/>Manipulación De Datos Por El Usuario</text:p>
      <text:p text:style-name="P74">3.5.6.<text:tab/>Flujo De Datos</text:p>
      <text:p text:style-name="P74">3.5.7.<text:tab/>Conclusiones</text:p>
      <text:p text:style-name="P74">4.<text:tab/>Capítulo IV</text:p>
      <text:p text:style-name="P74">4.1.<text:tab/>Definición De Las Prestaciones Del Sistema</text:p>
      <text:p text:style-name="P74">4.1.1.<text:tab/>Análisis De Requerimientos</text:p>
      <text:p text:style-name="P74">4.1.1.1.<text:tab/>Hardware</text:p>
      <text:p text:style-name="P74">4.1.1.2.<text:tab/>Software</text:p>
      <text:p text:style-name="P74">4.1.1.3.<text:tab/>Personal Humano</text:p>
      <text:p text:style-name="P74">4.1.2.<text:tab/>Definición De Funcionalidades Del Sistema</text:p>
      <text:p text:style-name="P74">4.2.<text:tab/>Creación Del Modelo De Base De Datos</text:p>
      <text:p text:style-name="P74">4.2.1.<text:tab/>Creando El Primer Modelo</text:p>
      <text:p text:style-name="P74">4.2.2.<text:tab/>Sometiendo A Pruebas Modelo</text:p>
      <text:p text:style-name="P74">4.2.3.<text:tab/>Definición De Funciones Y Vistas</text:p>
      <text:p text:style-name="P74">4.3.<text:tab/>Análisis Diseño Lógico Del Sistema</text:p>
      <text:p text:style-name="P74">4.3.1.<text:tab/>Casos De Uso</text:p>
      <text:p text:style-name="P74">4.3.2.<text:tab/>Crear Diagramas De Modelo UML</text:p>
      <text:p text:style-name="P74">4.4.<text:tab/>Elaboración Completa Del Sistema En Diagramas</text:p>
      <text:p text:style-name="P74"><text:soft-page-break/>4.4.1.<text:tab/>Diagrama De Bases De Datos</text:p>
      <text:p text:style-name="P74">4.4.2.<text:tab/>Diagrama De Clases</text:p>
      <text:p text:style-name="P74">4.5.<text:tab/>Dividir La Estructura Del Sistema</text:p>
      <text:p text:style-name="P74">4.5.1.<text:tab/>Introducción A Patrones De Diseño</text:p>
      <text:p text:style-name="P74">4.5.2.<text:tab/>Estructura Del Sistema Con Boilerplate</text:p>
      <text:p text:style-name="P74">5.<text:tab/>Capítulo V</text:p>
      <text:p text:style-name="P74">5.1.<text:tab/>Análisis General A Los Frameworks CodeIgniter Y Bootstrap</text:p>
      <text:p text:style-name="P74">5.1.1.<text:tab/>Propósitos</text:p>
      <text:p text:style-name="P74">5.1.2.<text:tab/>Estructura</text:p>
      <text:p text:style-name="P74">5.1.3.<text:tab/>Requerimientos</text:p>
      <text:p text:style-name="P74">6.1.<text:tab/>Análisis De Interfaz De Usuario</text:p>
      <text:p text:style-name="P74">6.1.1.<text:tab/>Interfaz de Administrador</text:p>
      <text:p text:style-name="P74">6.1.2.<text:tab/>Interfaz de Usuario</text:p>
      <text:p text:style-name="P74">6.2.<text:tab/>Construcción De Interfaces</text:p>
      <text:p text:style-name="P74">6.2.1.<text:tab/>Construcción De Interfaz Administrador Con Bootstrap</text:p>
      <text:p text:style-name="P74">6.2.2.<text:tab/>Construcción De Interfaz Usuario Con Bootstrap</text:p>
      <text:p text:style-name="P74">6.3.<text:tab/>Pruebas De Interfaces</text:p>
      <text:p text:style-name="P74">6.3.1.<text:tab/>Implementación De <text:s/>Modelos</text:p>
      <text:p text:style-name="P74">6.3.2.<text:tab/>Implementación Modelo De Base Datos</text:p>
      <text:p text:style-name="P74">6.3.3.<text:tab/>Implementación Modelo De Clases</text:p>
      <text:p text:style-name="P74">6.3.4.<text:tab/>Implementación Diagrama General Del Sistema</text:p>
      <text:p text:style-name="P74">6.4.<text:tab/>Pruebas Del Sistema</text:p>
      <text:p text:style-name="P74">6.5.<text:tab/>Correcciones Al Sistema</text:p>
      <text:p text:style-name="P74">6.6.<text:tab/>Publicación Del Sistema</text:p>
      <text:p text:style-name="P74">7.<text:tab/>Capítulo VII</text:p>
      <text:p text:style-name="P74">7.1.<text:tab/>Conclusiones</text:p>
      <text:p text:style-name="P74">7.2.<text:tab/>Recomendaciones</text:p>
      <text:p text:style-name="P74">7.3.<text:tab/>Bibliografía</text:p>
      <text:p text:style-name="P17"/>
      <text:p text:style-name="P74">Referencias de este libro</text:p>
      <text:p text:style-name="P17"><text:span text:style-name="T2">[1]</text:span><text:a xlink:type="simple" xlink:href="http://es.wikipedia.org/wiki/Internet"><text:span text:style-name="Internet_20_link"><text:span text:style-name="T2">http://es.wikipedia.org/wiki/Internet</text:span></text:span></text:a></text:p>
      <text:p text:style-name="P17"><text:span text:style-name="T2">[2]</text:span><text:a xlink:type="simple" xlink:href="http://es.wikipedia.org/wiki/http"><text:span text:style-name="Internet_20_link"><text:span text:style-name="T2">http://es.wikipedia.org/wiki/http</text:span></text:span></text:a></text:p>
      <text:p text:style-name="P163">[3] dibujo de la aprne de wikipedia</text:p>
      <text:p text:style-name="P163">[4]http://ellislab.com/codeigniter/user-guide/overview/appflow.html </text:p>
      <text:p text:style-name="P17"><text:span text:style-name="T2">[5]</text:span><text:a xlink:type="simple" xlink:href="http://es.wikipedia.org/wiki/programacion-orientada-a-objetos"><text:span text:style-name="Internet_20_link"><text:span text:style-name="T2">http://es.wikipedia.org/wiki/programacion-orientada-a-objetos</text:span></text:span></text:a></text:p>
      <text:p text:style-name="P163">[6]Van Gurp J. y Bosch J. 2001. Implementation and Evolution of Object-Oriented Frameworks: concepts &amp; guidelines. Software: Practice andExperience. pp. 277-300</text:p>
      <text:p text:style-name="P163">[7]</text:p>
      <text:p text:style-name="P163">[8]http://eugeniabahit.blogspot.com/p/poo-y-mvc-en-php.html</text:p>
      <text:p text:style-name="P17"><text:span text:style-name="T2">[9]http://</text:span><text:span text:style-name="T121">www.desarrolloweb.com</text:span><text:span text:style-name="T2">/articulos/que-es-html.html</text:span></text:p>
      <text:p text:style-name="P17"><text:span text:style-name="T2">[10]</text:span><text:a xlink:type="simple" xlink:href="http://es.wikipedia.org/wiki/HTML#Historia_de_HTML"><text:span text:style-name="Internet_20_link"><text:span text:style-name="T2">http://es.wikipedia.org/wiki/HTML#Historia_de_HTML</text:span></text:span></text:a></text:p>
      <text:p text:style-name="P163">[11]http://www.w3schools.com/html/html_intro.asp</text:p>
      <text:p text:style-name="P17"><text:span text:style-name="T2">[12]</text:span><text:a xlink:type="simple" xlink:href="http://techtastico.com/post/¿cuales-son-las-versiones-del-html/"><text:span text:style-name="Internet_20_link"><text:span text:style-name="T2">http://techtastico.com/post/%C2%BFcuales-son-las-versiones-del-html/</text:span></text:span></text:a></text:p>
      <text:p text:style-name="P17"><text:span text:style-name="T2">[13] </text:span><text:a xlink:type="simple" xlink:href="http://www.w3schools.com/"><text:span text:style-name="Internet_20_link"><text:span text:style-name="T2">http://www.w3schools.com</text:span></text:span></text:a></text:p>
      <text:p text:style-name="P17"><text:span text:style-name="T2">[14] </text:span><text:span text:style-name="HTML_20_Cite"><text:span text:style-name="T2">www.angrybirds.com</text:span></text:span></text:p>
      <text:p text:style-name="P163">[15]http://www.cristalab.com/tutoriales/introduccion-a-html5-c92171l/</text:p>
      <text:p text:style-name="P17"><text:span text:style-name="T2">[16]</text:span><text:a xlink:type="simple" xlink:href="http://www.w3schools.com/cssref/css_selectors.asp">http://www.w3schools.com/cssref/css_selectors.asp</text:a></text:p>
      <text:p text:style-name="P163"/>
      <text:p text:style-name="P543"><draw:frame draw:style-name="fr6" draw:name="gráficos1" text:anchor-type="paragraph" svg:x="0.215cm" svg:y="1.827cm" svg:width="15.589cm" svg:height="2.798cm" draw:z-index="0"><draw:image xlink:href="Pictures/1000000000000555000000F550D969BA.png" xlink:type="simple" xlink:show="embed" xlink:actuate="onLoad"/></draw:frame>Divicion de las vistas en partes</text:p>
      <text:p text:style-name="P543">pie de pagina</text:p>
      <text:p text:style-name="P543"/>
      <text:p text:style-name="P543"/>
      <text:p text:style-name="P543"><text:soft-page-break/></text:p>
      <text:p text:style-name="P543">articulos del home</text:p>
      <text:p text:style-name="P543"><draw:frame draw:style-name="fr9" draw:name="gráficos2" text:anchor-type="paragraph" svg:width="15.589cm" svg:height="3.814cm" draw:z-index="1"><draw:image xlink:href="Pictures/10000000000005550000014EEE83631A.png" xlink:type="simple" xlink:show="embed" xlink:actuate="onLoad"/></draw:frame>carrucel</text:p>
      <text:p text:style-name="P543"><draw:frame draw:style-name="fr9" draw:name="gráficos3" text:anchor-type="paragraph" svg:width="15.589cm" svg:height="6.452cm" draw:z-index="3"><draw:image xlink:href="Pictures/100000000000055500000235C122A64C.png" xlink:type="simple" xlink:show="embed" xlink:actuate="onLoad"/></draw:frame></text:p>
      <text:p text:style-name="P543"/>
      <text:p text:style-name="P543">menu superior</text:p>
      <text:p text:style-name="P543"/>
      <text:p text:style-name="P544"><draw:frame draw:style-name="fr1" draw:name="gráficos4" text:anchor-type="paragraph" svg:width="15.589cm" svg:height="1.404cm" draw:z-index="2"><draw:image xlink:href="Pictures/10000000000005550000007B93D3669E.png" xlink:type="simple" xlink:show="embed" xlink:actuate="onLoad"/></draw:frame>pantallas completa </text:p>
      <text:p text:style-name="P544"/>
      <text:p text:style-name="P544"><draw:frame draw:style-name="fr5" draw:name="gráficos5" text:anchor-type="paragraph" svg:width="15.589cm" svg:height="8.251cm" draw:z-index="4"><draw:image xlink:href="Pictures/1000000000000543000002C964FDB26E.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OpenSymbol" svg:font-family="OpenSymbol"/>
    <style:font-face style:name="Calibri1" svg:font-family="Calibri"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C"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C"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punctuation-wrap="simple" style:writing-mode="lr-tb"/>
      <style:text-properties fo:color="#00000a" style:font-name="Times New Roman" fo:font-size="12pt" fo:language="es" fo:country="EC" style:font-name-asian="DejaVu Sans" style:font-size-asian="12pt" style:language-asian="zh" style:country-asian="CN" style:font-name-complex="Lohit Hindi" style:font-size-complex="12pt" style:language-complex="hi" style:country-complex="IN" fo:hyphenate="false" fo:hyphenation-remain-char-count="2" fo:hyphenation-push-char-count="2"/>
    </style:style>
    <style:style style:name="Header" style:family="paragraph" style:parent-style-name="Standard" style:next-style-name="Text_20_body" style:default-outline-level="" style:class="extra">
      <style:paragraph-properties fo:margin-top="0.423cm" fo:margin-bottom="0cm" style:contextual-spacing="false" style:line-height-at-least="0.176cm" fo:keep-with-next="always" text:number-lines="false" text:line-number="0">
        <style:tab-stops>
          <style:tab-stop style:position="8.5cm" style:type="center"/>
          <style:tab-stop style:position="17cm" style:type="right"/>
        </style:tab-stops>
      </style:paragraph-properties>
      <style:text-properties style:font-name="Arial" fo:font-size="14pt" style:font-name-asian="DejaVu Sans" style:font-size-asian="14pt" style:font-name-complex="Lohit Hindi" style:font-size-complex="14pt"/>
    </style:style>
    <style:style style:name="Text_20_body" style:display-name="Text body" style:family="paragraph"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font-name-complex="Lohit Hindi1"/>
    </style:style>
    <style:style style:name="Caption" style:family="paragraph"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default-outline-level="" style:class="index">
      <style:paragraph-properties text:number-lines="false" text:line-number="0"/>
      <style:text-properties style:font-size-asian="12pt" style:font-name-complex="Lohit Hindi1"/>
    </style:style>
    <style:style style:name="Heading_20_2" style:display-name="Heading 2" style:family="paragraph" style:default-outline-level="" style:class="text">
      <style:paragraph-properties fo:margin-top="0.353cm" fo:margin-bottom="0cm" style:contextual-spacing="false" fo:keep-together="always" fo:keep-with-next="always"/>
      <style:text-properties fo:color="#4f81bd" style:font-name="Cambria"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default-outline-level="" style:class="text">
      <style:paragraph-properties fo:margin-top="0.176cm" fo:margin-bottom="0.176cm" style:contextual-spacing="false" style:line-height-at-least="0.176cm"/>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Predeterminado" style:family="paragraph" style:default-outline-level="">
      <style:paragraph-properties fo:margin-top="0cm" fo:margin-bottom="0.353cm" style:contextual-spacing="false" fo:line-height="115%"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List_20_Paragraph" style:display-name="List Paragraph" style:family="paragraph" style:parent-style-name="Predeterminado" style:default-outline-level="">
      <style:paragraph-properties fo:margin-left="1.27cm" fo:margin-right="0cm" fo:margin-top="0cm" fo:margin-bottom="0.353cm" style:contextual-spacing="true" fo:text-indent="0cm" style:auto-text-indent="false"/>
    </style:style>
    <style:style style:name="Title" style:family="paragraph" style:parent-style-name="Predeterminado" style:default-outline-level="" style:class="chapter">
      <style:paragraph-properties fo:margin-top="0.423cm" fo:margin-bottom="0.106cm" style:contextual-spacing="false" style:line-height-at-least="0.176cm" fo:text-align="center" style:justify-single-word="false"/>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Subtitle" style:family="paragraph" style:parent-style-name="Predeterminado" style:default-outline-level="" style:class="chapter">
      <style:paragraph-properties fo:text-align="center" style:justify-single-word="false"/>
      <style:text-properties fo:color="#4f81bd" style:font-name="Cambria" fo:font-size="12pt" fo:letter-spacing="0.026cm" fo:font-style="italic" style:font-size-asian="12pt" style:font-style-asian="italic" style:font-size-complex="12pt" style:font-style-complex="italic"/>
    </style:style>
    <style:style style:name="Footer" style:family="paragraph" style:parent-style-name="Predeterminado" style:default-outline-level="" style:class="extra">
      <style:paragraph-properties fo:margin-top="0cm" fo:margin-bottom="0cm" style:contextual-spacing="false" style:line-height-at-least="0.176cm" text:number-lines="false" text:line-number="0">
        <style:tab-stops>
          <style:tab-stop style:position="7.795cm" style:type="center"/>
          <style:tab-stop style:position="15.589cm" style:type="right"/>
        </style:tab-stops>
      </style:paragraph-properties>
    </style:style>
    <style:style style:name="Balloon_20_Text" style:display-name="Balloon Text" style:family="paragraph" style:parent-style-name="Predeterminado" style:default-outline-level="">
      <style:paragraph-properties fo:margin-top="0cm" fo:margin-bottom="0cm" style:contextual-spacing="false" style:line-height-at-least="0.176cm"/>
      <style:text-properties style:font-name="Tahoma" fo:font-size="8pt" style:font-size-asian="8pt" style:font-name-complex="Tahoma1" style:font-size-complex="8pt"/>
    </style:style>
    <style:style style:name="HTML_20_Preformatted" style:display-name="HTML Preformatted" style:family="paragraph" style:parent-style-name="Predeterminado" style:default-outline-level="">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language-asian="es" style:country-asian="EC" style:font-name-complex="Courier New3" style:font-size-complex="10pt"/>
    </style:style>
    <style:style style:name="Normal_20__28_Web_29_" style:display-name="Normal (Web)"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simpara"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No_20_Spacing" style:display-name="No Spacing" style:family="paragraph" style:default-outline-level="">
      <style:paragraph-properties fo:margin-top="0cm" fo:margin-bottom="0cm" style:contextual-spacing="false" style:line-height-at-least="0.176cm"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Preformatted_20_Text" style:display-name="Preformatted Text" style:family="paragraph" style:parent-style-name="Predeterminado" style:default-outline-level="" style:class="html">
      <style:paragraph-properties fo:margin-top="0cm" fo:margin-bottom="0cm" style:contextual-spacing="false"/>
      <style:text-properties style:font-name="DejaVu Sans Mono" fo:font-size="10pt" style:font-name-asian="DejaVu Sans Mono1" style:font-size-asian="10pt" style:font-name-complex="DejaVu Sans Mono1" style:font-size-complex="10pt"/>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class="extra"/>
    <style:style style:name="Heading_20_1" style:display-name="Heading 1" style:family="paragraph" style:parent-style-name="Header" style:class="text"/>
    <style:style style:name="Default_20_Paragraph_20_Font" style:display-name="Default Paragraph Font" style:family="text"/>
    <style:style style:name="Title_20_Char" style:display-name="Title Char" style:family="text" style:parent-style-name="Default_20_Paragraph_20_Font">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es" fo:country="ES" style:text-underline-style="solid" style:text-underline-width="auto" style:text-underline-color="font-color" style:language-asian="es" style:country-asian="ES" style:language-complex="es" style:country-complex="ES"/>
    </style:style>
    <style:style style:name="HTML_20_Code" style:display-name="HTML Code" style:family="text" style:parent-style-name="Default_20_Paragraph_20_Font">
      <style:text-properties style:font-name="Courier New" fo:font-size="10pt" style:font-name-asian="Times New Roman1" style:font-size-asian="10pt" style:font-name-complex="Courier New3" style:font-size-complex="10pt"/>
    </style:style>
    <style:style style:name="HTML_20_Preformatted_20_Char" style:display-name="HTML Preformatted Char" style:family="text" style:parent-style-name="Default_20_Paragraph_20_Font">
      <style:text-properties style:font-name="Courier New" fo:font-size="10pt" style:font-name-asian="Times New Roman1" style:font-size-asian="10pt" style:language-asian="es" style:country-asian="EC" style:font-name-complex="Courier New3" style:font-size-complex="10pt"/>
    </style:style>
    <style:style style:name="st0" style:family="text" style:parent-style-name="Default_20_Paragraph_20_Font"/>
    <style:style style:name="keyword" style:family="text" style:parent-style-name="Default_20_Paragraph_20_Font"/>
    <style:style style:name="st1" style:family="text" style:parent-style-name="Default_20_Paragraph_20_Font"/>
    <style:style style:name="comment" style:family="text" style:parent-style-name="Default_20_Paragraph_20_Font"/>
    <style:style style:name="st2" style:family="text" style:parent-style-name="Default_20_Paragraph_20_Font"/>
    <style:style style:name="php_5f_variable" style:display-name="php_variable" style:family="text" style:parent-style-name="Default_20_Paragraph_20_Font"/>
    <style:style style:name="st3" style:family="text" style:parent-style-name="Default_20_Paragraph_20_Font"/>
    <style:style style:name="string" style:family="text" style:parent-style-name="Default_20_Paragraph_20_Font"/>
    <style:style style:name="st4" style:family="text" style:parent-style-name="Default_20_Paragraph_20_Font"/>
    <style:style style:name="st5" style:family="text" style:parent-style-name="Default_20_Paragraph_20_Font"/>
    <style:style style:name="Subtitle_20_Char" style:display-name="Subtitle Char" style:family="text" style:parent-style-name="Default_20_Paragraph_20_Font">
      <style:text-properties fo:color="#4f81bd" style:font-name="Cambria" fo:font-size="12pt" fo:letter-spacing="0.026cm" fo:font-style="italic" style:font-size-asian="12pt" style:font-style-asian="italic" style:font-size-complex="12pt" style:font-style-complex="italic"/>
    </style:style>
    <style:style style:name="highlight-caret-row" style:family="text" style:parent-style-name="Default_20_Paragraph_20_Font"/>
    <style:style style:name="tag" style:family="text" style:parent-style-name="Default_20_Paragraph_20_Font"/>
    <style:style style:name="argument" style:family="text" style:parent-style-name="Default_20_Paragraph_20_Font"/>
    <style:style style:name="value"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comments" style:family="text" style:parent-style-name="Default_20_Paragraph_20_Font"/>
    <style:style style:name="line_5f_comment" style:display-name="line_comment" style:family="text" style:parent-style-name="Default_20_Paragraph_20_Font"/>
    <style:style style:name="string_5f_literal" style:display-name="string_literal" style:family="text" style:parent-style-name="Default_20_Paragraph_20_Font"/>
    <style:style style:name="st6" style:family="text" style:parent-style-name="Default_20_Paragraph_20_Font"/>
    <style:style style:name="st7" style:family="text" style:parent-style-name="Default_20_Paragraph_20_Fon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sql-keyword" style:family="text" style:parent-style-name="Default_20_Paragraph_20_Font"/>
    <style:style style:name="sql-identifier" style:family="text" style:parent-style-name="Default_20_Paragraph_20_Font"/>
    <style:style style:name="sql-string-literal" style:family="text" style:parent-style-name="Default_20_Paragraph_20_Font"/>
    <style:style style:name="sql-block-comment" style:family="text" style:parent-style-name="Default_20_Paragraph_20_Font"/>
    <style:style style:name="number" style:family="text" style:parent-style-name="Default_20_Paragraph_20_Font"/>
    <style:style style:name="ListLabel_20_1" style:display-name="ListLabel 1" style:family="text">
      <style:text-properties style:font-name-complex="Calibri2"/>
    </style:style>
    <style:style style:name="ListLabel_20_2" style:display-name="ListLabel 2" style:family="text">
      <style:text-properties style:font-name-complex="Courier New3"/>
    </style:style>
    <style:style style:name="ListLabel_20_3" style:display-name="ListLabel 3" style:family="text">
      <style:text-properties style:font-name-complex="Calibri2"/>
    </style:style>
    <style:style style:name="ListLabel_20_4" style:display-name="ListLabel 4" style:family="text">
      <style:text-properties style:font-name-complex="Courier New3"/>
    </style:style>
    <style:style style:name="ListLabel_20_5" style:display-name="ListLabel 5" style:family="text">
      <style:text-properties style:font-name-complex="Wingdings1"/>
    </style:style>
    <style:style style:name="ListLabel_20_6" style:display-name="ListLabel 6" style:family="text">
      <style:text-properties style:font-name-complex="Symbol1"/>
    </style:style>
    <style:style style:name="number_5f_php" style:display-name="number_php" style:family="text">
      <style:text-properties fo:color="#cc66cc" fo:font-style="normal" fo:font-weight="normal" style:font-style-asian="normal" style:font-weight-asian="normal"/>
    </style:style>
    <style:style style:name="keyword0_5f_php" style:display-name="keyword0_php" style:family="text">
      <style:text-properties fo:color="#b1b100" fo:font-style="normal" fo:font-weight="normal" style:font-style-asian="normal" style:font-weight-asian="normal"/>
    </style:style>
    <style:style style:name="symbol0_5f_php" style:display-name="symbol0_php" style:family="text">
      <style:text-properties fo:color="#339933" fo:font-style="normal" fo:font-weight="normal" style:font-style-asian="normal" style:font-weight-asian="normal"/>
    </style:style>
    <style:style style:name="string_5f_php" style:display-name="string_php" style:family="text">
      <style:text-properties fo:color="#0000ff" fo:font-style="normal" fo:font-weight="normal" style:font-style-asian="normal" style:font-weight-asian="normal"/>
    </style:style>
    <style:style style:name="regexp0_5f_php" style:display-name="regexp0_php" style:family="text">
      <style:text-properties fo:color="#000088" fo:font-style="normal" fo:font-weight="normal" style:font-style-asian="normal" style:font-weight-asian="normal"/>
    </style:style>
    <style:style style:name="keyword1_5f_php" style:display-name="keyword1_php" style:family="text">
      <style:text-properties fo:color="#000000" fo:font-style="normal" fo:font-weight="bold" style:font-style-asian="normal" style:font-weight-asian="bold"/>
    </style:style>
    <style:style style:name="comment0_5f_php" style:display-name="comment0_php" style:family="text">
      <style:text-properties fo:color="#666666" fo:font-style="italic" fo:font-weight="normal" style:font-style-asian="italic" style:font-weight-asian="normal"/>
    </style:style>
    <style:style style:name="keyword2_5f_php" style:display-name="keyword2_php" style:family="text">
      <style:text-properties fo:color="#990000" fo:font-style="normal" fo:font-weight="normal" style:font-style-asian="normal" style:font-weight-asian="normal"/>
    </style:style>
    <style:style style:name="escaped_5f_php" style:display-name="escaped_php" style:family="text">
      <style:text-properties fo:color="#000099" fo:font-style="normal" fo:font-weight="bold" style:font-style-asian="normal" style:font-weight-asian="bold"/>
    </style:style>
    <style:style style:name="comment_5f_multi_5f_php" style:display-name="comment_multi_php" style:family="text">
      <style:text-properties fo:color="#666666" fo:font-style="italic" fo:font-weight="normal" style:font-style-asian="italic" style:font-weight-asian="normal"/>
    </style:style>
    <style:style style:name="number_5f_mysql" style:display-name="number_mysql" style:family="text">
      <style:text-properties fo:color="#cc66cc" fo:font-style="normal" fo:font-weight="normal" style:font-style-asian="normal" style:font-weight-asian="normal"/>
    </style:style>
    <style:style style:name="comment0_5f_mysql" style:display-name="comment0_mysql" style:family="text">
      <style:text-properties fo:color="#808080" fo:font-style="italic" fo:font-weight="normal" style:font-style-asian="italic" style:font-weight-asian="normal"/>
    </style:style>
    <style:style style:name="keyword0_5f_mysql" style:display-name="keyword0_mysql" style:family="text">
      <style:text-properties fo:color="#993333" fo:font-style="normal" fo:font-weight="bold" style:font-style-asian="normal" style:font-weight-asian="bold"/>
    </style:style>
    <style:style style:name="keyword1_5f_mysql" style:display-name="keyword1_mysql" style:family="text">
      <style:text-properties fo:color="#aa9933" fo:font-style="normal" fo:font-weight="bold" style:font-style-asian="normal" style:font-weight-asian="bold"/>
    </style:style>
    <style:style style:name="keyword4_5f_mysql" style:display-name="keyword4_mysql" style:family="text">
      <style:text-properties fo:color="#993333" fo:font-style="normal" fo:font-weight="bold" style:font-style-asian="normal" style:font-weight-asian="bold"/>
    </style:style>
    <style:style style:name="symbol0_5f_mysql" style:display-name="symbol0_mysql" style:family="text">
      <style:text-properties fo:color="#66cc66" fo:font-style="normal" fo:font-weight="normal" style:font-style-asian="normal" style:font-weight-asian="normal"/>
    </style:style>
    <style:style style:name="keyword2_5f_mysql" style:display-name="keyword2_mysql" style:family="text">
      <style:text-properties fo:color="#aa3399" fo:font-style="normal" fo:font-weight="bold" style:font-style-asian="normal" style:font-weight-asian="bold"/>
    </style:style>
    <style:style style:name="string_5f_mysql" style:display-name="string_mysql" style:family="text">
      <style:text-properties fo:color="#ff0000" fo:font-style="normal" fo:font-weight="normal" style:font-style-asian="normal" style:font-weight-asian="normal"/>
    </style:style>
    <style:style style:name="number_5f_html4strict" style:display-name="number_html4strict" style:family="text">
      <style:text-properties fo:color="#cc66cc" fo:font-style="normal" fo:font-weight="normal" style:font-style-asian="normal" style:font-weight-asian="normal"/>
    </style:style>
    <style:style style:name="keyword0_5f_html4strict" style:display-name="keyword0_html4strict" style:family="text">
      <style:text-properties fo:color="#000000" fo:font-style="normal" fo:font-weight="bold" style:font-style-asian="normal" style:font-weight-asian="bold"/>
    </style:style>
    <style:style style:name="keyword1_5f_html4strict" style:display-name="keyword1_html4strict" style:family="text">
      <style:text-properties fo:color="#000066" fo:font-style="normal" fo:font-weight="normal" style:font-style-asian="normal" style:font-weight-asian="normal"/>
    </style:style>
    <style:style style:name="symbol0_5f_html4strict" style:display-name="symbol0_html4strict" style:family="text">
      <style:text-properties fo:color="#66cc66" fo:font-style="normal" fo:font-weight="normal" style:font-style-asian="normal" style:font-weight-asian="normal"/>
    </style:style>
    <style:style style:name="string_5f_html4strict" style:display-name="string_html4strict" style:family="text">
      <style:text-properties fo:color="#ff0000" fo:font-style="normal" fo:font-weight="normal" style:font-style-asian="normal" style:font-weight-asian="normal"/>
    </style:style>
    <style:style style:name="ListLabel_20_7" style:display-name="ListLabel 7" style:family="text">
      <style:text-properties style:font-name-complex="Calibri2"/>
    </style:style>
    <style:style style:name="ListLabel_20_8" style:display-name="ListLabel 8" style:family="text">
      <style:text-properties style:font-name-complex="Courier New3"/>
    </style:style>
    <style:style style:name="ListLabel_20_9" style:display-name="ListLabel 9" style:family="text">
      <style:text-properties style:font-name-complex="Wingdings1"/>
    </style:style>
    <style:style style:name="ListLabel_20_10" style:display-name="ListLabel 10" style:family="text">
      <style:text-properties style:font-name-complex="Symbol1"/>
    </style:style>
    <style:style style:name="ListLabel_20_11" style:display-name="ListLabel 11" style:family="text">
      <style:text-properties style:font-name-complex="Calibri2"/>
    </style:style>
    <style:style style:name="ListLabel_20_12" style:display-name="ListLabel 12" style:family="text">
      <style:text-properties style:font-name-complex="Courier New3"/>
    </style:style>
    <style:style style:name="ListLabel_20_13" style:display-name="ListLabel 13" style:family="text">
      <style:text-properties style:font-name-complex="Wingdings1"/>
    </style:style>
    <style:style style:name="ListLabel_20_14" style:display-name="ListLabel 14" style:family="text">
      <style:text-properties style:font-name-complex="Symbol1"/>
    </style:style>
    <style:style style:name="comment1_5f_php" style:display-name="comment1_php" style:family="text">
      <style:text-properties fo:color="#666666" fo:font-style="italic" fo:font-weight="normal" style:font-style-asian="italic" style:font-weight-asian="normal"/>
    </style:style>
    <style:style style:name="ListLabel_20_15" style:display-name="ListLabel 15" style:family="text">
      <style:text-properties style:font-name-complex="Calibri2"/>
    </style:style>
    <style:style style:name="ListLabel_20_16" style:display-name="ListLabel 16" style:family="text">
      <style:text-properties style:font-name-complex="Courier New3"/>
    </style:style>
    <style:style style:name="ListLabel_20_17" style:display-name="ListLabel 17" style:family="text">
      <style:text-properties style:font-name-complex="Wingdings1"/>
    </style:style>
    <style:style style:name="ListLabel_20_18" style:display-name="ListLabel 18" style:family="text">
      <style:text-properties style:font-name-complex="Symbol1"/>
    </style:style>
    <style:style style:name="ListLabel_20_19" style:display-name="ListLabel 19" style:family="text">
      <style:text-properties style:font-name-complex="Calibri2"/>
    </style:style>
    <style:style style:name="ListLabel_20_20" style:display-name="ListLabel 20" style:family="text">
      <style:text-properties style:font-name-complex="Courier New3"/>
    </style:style>
    <style:style style:name="ListLabel_20_21" style:display-name="ListLabel 21" style:family="text">
      <style:text-properties style:font-name-complex="Wingdings1"/>
    </style:style>
    <style:style style:name="ListLabel_20_22" style:display-name="ListLabel 22" style:family="text">
      <style:text-properties style:font-name-complex="Symbol1"/>
    </style:style>
    <style:style style:name="ListLabel_20_23" style:display-name="ListLabel 23" style:family="text">
      <style:text-properties style:font-name-complex="Calibri2"/>
    </style:style>
    <style:style style:name="ListLabel_20_24" style:display-name="ListLabel 24" style:family="text">
      <style:text-properties style:font-name-complex="Courier New3"/>
    </style:style>
    <style:style style:name="ListLabel_20_25" style:display-name="ListLabel 25" style:family="text">
      <style:text-properties style:font-name-complex="Wingdings1"/>
    </style:style>
    <style:style style:name="ListLabel_20_26" style:display-name="ListLabel 26" style:family="text">
      <style:text-properties style:font-name-complex="Symbol1"/>
    </style:style>
    <style:style style:name="ListLabel_20_27" style:display-name="ListLabel 27" style:family="text">
      <style:text-properties style:font-name-complex="Calibri2"/>
    </style:style>
    <style:style style:name="ListLabel_20_28" style:display-name="ListLabel 28" style:family="text">
      <style:text-properties style:font-name-complex="Courier New3"/>
    </style:style>
    <style:style style:name="ListLabel_20_29" style:display-name="ListLabel 29" style:family="text">
      <style:text-properties style:font-name-complex="Wingdings1"/>
    </style:style>
    <style:style style:name="ListLabel_20_30" style:display-name="ListLabel 30" style:family="text">
      <style:text-properties style:font-name-complex="Symbol1"/>
    </style:style>
    <style:style style:name="ListLabel_20_31" style:display-name="ListLabel 31" style:family="text">
      <style:text-properties style:font-name-complex="Calibri2"/>
    </style:style>
    <style:style style:name="ListLabel_20_32" style:display-name="ListLabel 32" style:family="text">
      <style:text-properties style:font-name-complex="Courier New3"/>
    </style:style>
    <style:style style:name="ListLabel_20_33" style:display-name="ListLabel 33" style:family="text">
      <style:text-properties style:font-name-complex="Wingdings1"/>
    </style:style>
    <style:style style:name="ListLabel_20_34" style:display-name="ListLabel 34" style:family="text">
      <style:text-properties style:font-name-complex="Symbol1"/>
    </style:style>
    <style:style style:name="ListLabel_20_35" style:display-name="ListLabel 35" style:family="text">
      <style:text-properties style:font-name-complex="Calibri2"/>
    </style:style>
    <style:style style:name="ListLabel_20_36" style:display-name="ListLabel 36" style:family="text">
      <style:text-properties style:font-name-complex="Courier New3"/>
    </style:style>
    <style:style style:name="ListLabel_20_37" style:display-name="ListLabel 37" style:family="text">
      <style:text-properties style:font-name-complex="Wingdings1"/>
    </style:style>
    <style:style style:name="ListLabel_20_38" style:display-name="ListLabel 38" style:family="text">
      <style:text-properties style:font-name-complex="Symbol1"/>
    </style:style>
    <style:style style:name="ListLabel_20_39" style:display-name="ListLabel 39" style:family="text">
      <style:text-properties style:font-name-complex="Calibri2"/>
    </style:style>
    <style:style style:name="ListLabel_20_40" style:display-name="ListLabel 40" style:family="text">
      <style:text-properties style:font-name-complex="Courier New3"/>
    </style:style>
    <style:style style:name="ListLabel_20_41" style:display-name="ListLabel 41" style:family="text">
      <style:text-properties style:font-name-complex="Wingdings1"/>
    </style:style>
    <style:style style:name="ListLabel_20_42" style:display-name="ListLabel 42" style:family="text">
      <style:text-properties style:font-name-complex="Symbol1"/>
    </style:style>
    <style:style style:name="OOoComputerCode" style:family="text">
      <style:text-properties fo:color="#000000" style:font-name="Courier New"/>
    </style:style>
    <style:style style:name="_5f_OOoComputerBase" style:display-name="_OOoComputerBase" style:family="text" style:parent-style-name="OOoComputerCode"/>
    <style:style style:name="_5f_XMLContent" style:display-name="_XMLContent" style:family="text" style:parent-style-name="_5f_OOoComputerBase"/>
    <style:style style:name="_5f_XMLComment" style:display-name="_XMLComment" style:family="text" style:parent-style-name="_5f_OOoComputerBase">
      <style:text-properties fo:color="#4c4c4c"/>
    </style:style>
    <style:style style:name="_5f_XMLLiteral" style:display-name="_XMLLiteral" style:family="text" style:parent-style-name="_5f_OOoComputerBase">
      <style:text-properties fo:color="#ff0000"/>
    </style:style>
    <style:style style:name="_5f_XMLAttribute" style:display-name="_XMLAttribute" style:family="text" style:parent-style-name="_5f_OOoComputerBase">
      <style:text-properties fo:color="#000080" fo:language="zxx" fo:country="none"/>
    </style:style>
    <style:style style:name="_5f_XMLEntity" style:display-name="_XMLEntity" style:family="text" style:parent-style-name="_5f_OOoComputerBase">
      <style:text-properties fo:color="#b8860b" fo:language="zxx" fo:country="none"/>
    </style:style>
    <style:style style:name="_5f_XMLKeyWord" style:display-name="_XMLKeyWord" style:family="text" style:parent-style-name="_5f_OOoComputerBase">
      <style:text-properties fo:color="#008000" fo:language="zxx" fo:country="none"/>
    </style:style>
    <style:style style:name="_5f_XMLBracket" style:display-name="_XMLBracket" style:family="text" style:parent-style-name="_5f_OOoComputerBase">
      <style:text-properties fo:color="#8a2be2" fo:language="zxx" fo:country="none"/>
    </style:style>
    <style:style style:name="_5f_XMLElement" style:display-name="_XMLElement" style:family="text" style:parent-style-name="_5f_OOoComputerBase">
      <style:text-properties fo:language="zxx" fo:country="none" fo:font-weight="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Bullet_20_Symbols" style:display-name="Bullet Symbols" style:family="text">
      <style:text-properties style:font-name="OpenSymbol" style:font-name-asian="OpenSymbol" style:font-name-complex="OpenSymbol"/>
    </style:style>
    <style:style style:name="_5f_OOoAssemblerComment" style:display-name="_OOoAssemblerComment" style:family="text" style:parent-style-name="_5f_OOoComputerBase">
      <style:text-properties fo:color="#6c6c6c"/>
    </style:style>
    <style:style style:name="_5f_OOoAssemblerLiteral" style:display-name="_OOoAssemblerLiteral" style:family="text" style:parent-style-name="_5f_OOoComputerBase">
      <style:text-properties fo:color="#7f007f" fo:language="zxx" fo:country="none"/>
    </style:style>
    <style:style style:name="_5f_OOoAssemblerInstruction" style:display-name="_OOoAssemblerInstruction" style:family="text" style:parent-style-name="_5f_OOoComputerBase">
      <style:text-properties fo:color="#00007f" fo:language="zxx" fo:country="none"/>
    </style:style>
    <style:style style:name="_5f_OOoAssemblerDirective" style:display-name="_OOoAssemblerDirective" style:family="text" style:parent-style-name="_5f_OOoComputerBase">
      <style:text-properties fo:color="#0080ff" fo:language="zxx" fo:country="none"/>
    </style:style>
    <style:style style:name="_5f_OOoAssemblerSpecialChar" style:display-name="_OOoAssemblerSpecialChar" style:family="text" style:parent-style-name="_5f_OOoComputerBase">
      <style:text-properties fo:color="#008000" fo:language="zxx" fo:country="none"/>
    </style:style>
    <style:style style:name="_5f_OOoAssemblerRegister" style:display-name="_OOoAssemblerRegister" style:family="text" style:parent-style-name="_5f_OOoComputerBase">
      <style:text-properties fo:color="#4000ff" fo:language="zxx" fo:country="none"/>
    </style:style>
    <style:style style:name="_5f_OOoAssemblerOperator" style:display-name="_OOoAssemblerOperator" style:family="text" style:parent-style-name="_5f_OOoComputerBase">
      <style:text-properties fo:color="#0040ff" fo:language="zxx" fo:country="none"/>
    </style:style>
    <style:style style:name="_5f_OOoAssemblerIdent" style:display-name="_OOoAssemblerIdent" style:family="text" style:parent-style-name="_5f_OOoComputerBase">
      <style:text-properties fo:color="#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39"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2" style:num-suffix="" text:bullet-char="">
        <style:list-level-properties text:list-level-position-and-space-mode="label-alignment">
          <style:list-level-label-alignment text:label-followed-by="listtab" fo:text-indent="-0.635cm" fo:margin-left="1.323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93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63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133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403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73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943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213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MP2" style:family="paragraph" style:parent-style-name="Predeterminado">
      <style:paragraph-properties fo:text-align="end" style:justify-single-word="false"/>
    </style:style>
    <style:style style:name="MT1" style:family="text">
      <style:text-properties fo:font-size="8pt" fo:language="es" fo:country="EC" style:font-size-asian="8pt" style:font-size-complex="8pt"/>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32" style:layout-grid-base-height="0.741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Plan De Trabajo Fin De Carrera Eduardo Villota</text:p>
      </style:header>
      <style:footer>
        <text:p text:style-name="MP2"><text:span text:style-name="MT1">Página </text:span><text:span text:style-name="MT1"><text:page-number text:select-page="current">98</text:page-number></text:span><text:span text:style-name="MT1"> de </text:span><text:span text:style-name="MT1"><text:page-count>99</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2T20:07:00</meta:creation-date>
    <meta:initial-creator>eduardo</meta:initial-creator>
    <dc:creator>Eduardo Villota</dc:creator>
    <meta:print-date>2012-11-22T23:19:00</meta:print-date>
    <dc:date>2013-07-29T17:41:56</dc:date>
    <meta:editing-cycles>593</meta:editing-cycles>
    <meta:editing-duration>P6DT8H23M51S</meta:editing-duration>
    <meta:generator>LibreOffice/4.0.2.2$Linux_x86 LibreOffice_project/400m0$Build-2</meta:generator>
    <meta:document-statistic meta:table-count="20" meta:image-count="15" meta:object-count="0" meta:page-count="99" meta:paragraph-count="2518" meta:word-count="27457" meta:character-count="173386" meta:non-whitespace-character-count="145299"/>
    <meta:template xlink:type="simple" xlink:actuate="onRequest" xlink:title="Normal" xlink:href=""/>
  </office:meta>
</office:document-meta>
</file>